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8.86pt" svg:y="372.7pt">
            <loext:p/>
            <draw:object draw:notify-on-update-of-ranges="Sheet1.A2:Sheet1.A2 Sheet1.B2:Sheet1.AF2 Sheet1.A3:Sheet1.A3 Sheet1.B3:Sheet1.AF3 Sheet1.A2:Sheet1.A2 Sheet1.B2:Sheet1.AF2 Sheet1.A4:Sheet1.A4 Sheet1.B4:Sheet1.AF4 Sheet1.A2:Sheet1.A2 Sheet1.B2:Sheet1.AF2 Sheet1.A5:Sheet1.A5 Sheet1.B5:Sheet1.AF5 Sheet1.A2:Sheet1.A2 Sheet1.B2:Sheet1.AF2 Sheet1.A6:Sheet1.A6 Sheet1.B6:Sheet1.A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79.74pt" svg:y="384.58pt">
            <loext:p/>
            <draw:object draw:notify-on-update-of-ranges="Sheet1.A10:Sheet1.A10 Sheet1.B10:Sheet1.AF10 Sheet1.A11:Sheet1.A11 Sheet1.B11:Sheet1.AF11 Sheet1.A10:Sheet1.A10 Sheet1.B10:Sheet1.AF10 Sheet1.A12:Sheet1.A12 Sheet1.B12:Sheet1.AF12 Sheet1.A10:Sheet1.A10 Sheet1.B10:Sheet1.AF10 Sheet1.A13:Sheet1.A13 Sheet1.B13:Sheet1.AF13 Sheet1.A10:Sheet1.A10 Sheet1.B10:Sheet1.AF10 Sheet1.A14:Sheet1.A14 Sheet1.B14:Sheet1.AF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.34pt" svg:y="643.61pt">
            <loext:p/>
            <draw:object draw:notify-on-update-of-ranges="Sheet1.A17:Sheet1.A17 Sheet1.B17:Sheet1.AF17 Sheet1.A18:Sheet1.A18 Sheet1.B18:Sheet1.AF18 Sheet1.A17:Sheet1.A17 Sheet1.B17:Sheet1.AF17 Sheet1.A19:Sheet1.A19 Sheet1.B19:Sheet1.AF19 Sheet1.A17:Sheet1.A17 Sheet1.B17:Sheet1.AF17 Sheet1.A20:Sheet1.A20 Sheet1.B20:Sheet1.AF20 Sheet1.A17:Sheet1.A17 Sheet1.B17:Sheet1.AF17 Sheet1.A21:Sheet1.A21 Sheet1.B21:Sheet1.AF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83.62pt" svg:y="651.12pt">
            <loext:p/>
            <draw:object draw:notify-on-update-of-ranges="Sheet1.A24:Sheet1.A24 Sheet1.B24:Sheet1.AF24 Sheet1.A25:Sheet1.A25 Sheet1.B25:Sheet1.AF25 Sheet1.A24:Sheet1.A24 Sheet1.B24:Sheet1.AF24 Sheet1.A26:Sheet1.A26 Sheet1.B26:Sheet1.AF26 Sheet1.A24:Sheet1.A24 Sheet1.B24:Sheet1.AF24 Sheet1.A27:Sheet1.A27 Sheet1.B27:Sheet1.AF27 Sheet1.A24:Sheet1.A24 Sheet1.B24:Sheet1.AF24 Sheet1.A28:Sheet1.A28 Sheet1.B28:Sheet1.AF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Initial State</text:p>
          </table:table-cell>
          <table:table-cell office:value-type="string" calcext:value-type="string">
            <text:p>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1" calcext:value-type="float">
            <text:p>0.1</text:p>
          </table:table-cell>
          <table:table-cell office:value-type="float" office:value="0.0952380952380952" calcext:value-type="float">
            <text:p>0.095238095238095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869565217391304" calcext:value-type="float">
            <text:p>0.08695652173913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8" calcext:value-type="float">
            <text:p>0.08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129032258064516" calcext:value-type="float">
            <text:p>0.1290322580645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35" calcext:value-type="float">
            <text:p>0.3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" calcext:value-type="float">
            <text:p>0.36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37037037037037" calcext:value-type="float">
            <text:p>0.37037037037037</text:p>
          </table:table-cell>
          <table:table-cell office:value-type="float" office:value="0.392857142857143" calcext:value-type="float">
            <text:p>0.392857142857143</text:p>
          </table:table-cell>
          <table:table-cell office:value-type="float" office:value="0.379310344827586" calcext:value-type="float">
            <text:p>0.379310344827586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387096774193548" calcext:value-type="float">
            <text:p>0.3870967741935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5" calcext:value-type="float">
            <text:p>0.25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2" calcext:value-type="float">
            <text:p>0.2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" calcext:value-type="float">
            <text:p>0.16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35" calcext:value-type="float">
            <text:p>0.35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37037037037037" calcext:value-type="float">
            <text:p>0.37037037037037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2258064516129" calcext:value-type="float">
            <text:p>0.32258064516129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office:value-type="string" calcext:value-type="string">
            <text:p>Initial State</text:p>
          </table:table-cell>
          <table:table-cell office:value-type="string" calcext:value-type="string">
            <text:p>Y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5" calcext:value-type="float">
            <text:p>0.25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25" calcext:value-type="float">
            <text:p>0.25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2" calcext:value-type="float">
            <text:p>0.2</text:p>
          </table:table-cell>
          <table:table-cell office:value-type="float" office:value="0.193548387096774" calcext:value-type="float">
            <text:p>0.1935483870967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4" calcext:value-type="float">
            <text:p>0.4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.407407407407407" calcext:value-type="float">
            <text:p>0.407407407407407</text:p>
          </table:table-cell>
          <table:table-cell office:value-type="float" office:value="0.392857142857143" calcext:value-type="float">
            <text:p>0.392857142857143</text:p>
          </table:table-cell>
          <table:table-cell office:value-type="float" office:value="0.379310344827586" calcext:value-type="float">
            <text:p>0.379310344827586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354838709677419" calcext:value-type="float">
            <text:p>0.3548387096774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0714285714285714" calcext:value-type="float">
            <text:p>0.071428571428572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1" calcext:value-type="float">
            <text:p>0.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2" calcext:value-type="float">
            <text:p>0.2</text:p>
          </table:table-cell>
          <table:table-cell office:value-type="float" office:value="0.193548387096774" calcext:value-type="float">
            <text:p>0.1935483870967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5" calcext:value-type="float">
            <text:p>0.25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5" calcext:value-type="float">
            <text:p>0.25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258064516129032" calcext:value-type="float">
            <text:p>0.258064516129032</text:p>
          </table:table-cell>
          <table:table-cell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Initial State</text:p>
          </table:table-cell>
          <table:table-cell office:value-type="string" calcext:value-type="string">
            <text:p>O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5" calcext:value-type="float">
            <text:p>0.25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3" calcext:value-type="float">
            <text:p>0.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28" calcext:value-type="float">
            <text:p>0.28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" calcext:value-type="float">
            <text:p>0.2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8064516129032" calcext:value-type="float">
            <text:p>0.2580645161290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3" calcext:value-type="float">
            <text:p>0.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25" calcext:value-type="float">
            <text:p>0.25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8064516129032" calcext:value-type="float">
            <text:p>0.2580645161290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5" calcext:value-type="float">
            <text:p>0.25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35" calcext:value-type="float">
            <text:p>0.3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21428571428571" calcext:value-type="float">
            <text:p>0.321428571428571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2258064516129" calcext:value-type="float">
            <text:p>0.32258064516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1" calcext:value-type="float">
            <text:p>0.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161290322580645" calcext:value-type="float">
            <text:p>0.161290322580645</text:p>
          </table:table-cell>
          <table:table-cell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Initial State</text:p>
          </table:table-cell>
          <table:table-cell office:value-type="string" calcext:value-type="string">
            <text:p>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25" calcext:value-type="float">
            <text:p>0.25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5" calcext:value-type="float">
            <text:p>0.25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225806451612903" calcext:value-type="float">
            <text:p>0.2258064516129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4" calcext:value-type="float">
            <text:p>0.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4" calcext:value-type="float">
            <text:p>0.4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" calcext:value-type="float">
            <text:p>0.36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354838709677419" calcext:value-type="float">
            <text:p>0.3548387096774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5" calcext:value-type="float">
            <text:p>0.1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129032258064516" calcext:value-type="float">
            <text:p>0.1290322580645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5" calcext:value-type="float">
            <text:p>0.25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2" calcext:value-type="float">
            <text:p>0.2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" calcext:value-type="float">
            <text:p>0.2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90322580645161" calcext:value-type="float">
            <text:p>0.290322580645161</text:p>
          </table:table-cell>
          <table:table-cell office:value-type="string" calcext:value-type="string">
            <text:p><text:s/></text:p>
          </table:table-cell>
        </table:table-row>
      </table:table>
      <table:table table:name="Sheet2" table:style-name="ta1">
        <table:shapes>
          <draw:frame draw:z-index="0" draw:style-name="gr2" draw:text-style-name="P1" svg:width="898.64pt" svg:height="505.47pt" svg:x="0.03pt" svg:y="299.57pt">
            <loext:p text:style-name="P2">G</loext:p>
            <draw:object draw:notify-on-update-of-ranges="Sheet2.A2:Sheet2.A2 Sheet2.B2:Sheet2.CX2 Sheet2.A3:Sheet2.A3 Sheet2.B3:Sheet2.CX3 Sheet2.A2:Sheet2.A2 Sheet2.B2:Sheet2.CX2 Sheet2.A4:Sheet2.A4 Sheet2.B4:Sheet2.CX4 Sheet2.A2:Sheet2.A2 Sheet2.B2:Sheet2.CX2 Sheet2.A5:Sheet2.A5 Sheet2.B5:Sheet2.CX5 Sheet2.A2:Sheet2.A2 Sheet2.B2:Sheet2.CX2 Sheet2.A6:Sheet2.A6 Sheet2.B6:Sheet2.CX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905.87pt" svg:y="441.01pt">
            <loext:p/>
            <draw:object draw:notify-on-update-of-ranges="Sheet2.A8:Sheet2.A8 Sheet2.A9:Sheet2.A12 Sheet2.B8:Sheet2.B8 Sheet2.B9:Sheet2.B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3" table:default-cell-style-name="Default"/>
        <table:table-row table:style-name="ro1">
          <table:table-cell office:value-type="string" calcext:value-type="string">
            <text:p>Initial State O:Step Count: 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3" calcext:value-type="float">
            <text:p>0.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32" calcext:value-type="float">
            <text:p>0.3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97297297297297" calcext:value-type="float">
            <text:p>0.297297297297297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3" calcext:value-type="float">
            <text:p>0.3</text:p>
          </table:table-cell>
          <table:table-cell office:value-type="float" office:value="0.292682926829268" calcext:value-type="float">
            <text:p>0.292682926829268</text:p>
          </table:table-cell>
          <table:table-cell office:value-type="float" office:value="0.30952380952381" calcext:value-type="float">
            <text:p>0.30952380952381</text:p>
          </table:table-cell>
          <table:table-cell office:value-type="float" office:value="0.302325581395349" calcext:value-type="float">
            <text:p>0.302325581395349</text:p>
          </table:table-cell>
          <table:table-cell office:value-type="float" office:value="0.295454545454546" calcext:value-type="float">
            <text:p>0.295454545454546</text:p>
          </table:table-cell>
          <table:table-cell office:value-type="float" office:value="0.288888888888889" calcext:value-type="float">
            <text:p>0.288888888888889</text:p>
          </table:table-cell>
          <table:table-cell office:value-type="float" office:value="0.282608695652174" calcext:value-type="float">
            <text:p>0.282608695652174</text:p>
          </table:table-cell>
          <table:table-cell office:value-type="float" office:value="0.276595744680851" calcext:value-type="float">
            <text:p>0.276595744680851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" calcext:value-type="float">
            <text:p>0.3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288461538461538" calcext:value-type="float">
            <text:p>0.288461538461538</text:p>
          </table:table-cell>
          <table:table-cell office:value-type="float" office:value="0.283018867924528" calcext:value-type="float">
            <text:p>0.283018867924528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0701754385965" calcext:value-type="float">
            <text:p>0.28070175438596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88135593220339" calcext:value-type="float">
            <text:p>0.288135593220339</text:p>
          </table:table-cell>
          <table:table-cell office:value-type="float" office:value="0.3" calcext:value-type="float">
            <text:p>0.3</text:p>
          </table:table-cell>
          <table:table-cell office:value-type="float" office:value="0.295081967213115" calcext:value-type="float">
            <text:p>0.295081967213115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0.301587301587302" calcext:value-type="float">
            <text:p>0.30158730158730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0.313432835820896" calcext:value-type="float">
            <text:p>0.313432835820896</text:p>
          </table:table-cell>
          <table:table-cell office:value-type="float" office:value="0.308823529411765" calcext:value-type="float">
            <text:p>0.308823529411765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0.3" calcext:value-type="float">
            <text:p>0.3</text:p>
          </table:table-cell>
          <table:table-cell office:value-type="float" office:value="0.295774647887324" calcext:value-type="float">
            <text:p>0.295774647887324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301369863013699" calcext:value-type="float">
            <text:p>0.301369863013699</text:p>
          </table:table-cell>
          <table:table-cell office:value-type="float" office:value="0.310810810810811" calcext:value-type="float">
            <text:p>0.310810810810811</text:p>
          </table:table-cell>
          <table:table-cell office:value-type="float" office:value="0.306666666666667" calcext:value-type="float">
            <text:p>0.306666666666667</text:p>
          </table:table-cell>
          <table:table-cell office:value-type="float" office:value="0.302631578947368" calcext:value-type="float">
            <text:p>0.302631578947368</text:p>
          </table:table-cell>
          <table:table-cell office:value-type="float" office:value="0.298701298701299" calcext:value-type="float">
            <text:p>0.298701298701299</text:p>
          </table:table-cell>
          <table:table-cell office:value-type="float" office:value="0.294871794871795" calcext:value-type="float">
            <text:p>0.294871794871795</text:p>
          </table:table-cell>
          <table:table-cell office:value-type="float" office:value="0.30379746835443" calcext:value-type="float">
            <text:p>0.30379746835443</text:p>
          </table:table-cell>
          <table:table-cell office:value-type="float" office:value="0.3" calcext:value-type="float">
            <text:p>0.3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292682926829268" calcext:value-type="float">
            <text:p>0.292682926829268</text:p>
          </table:table-cell>
          <table:table-cell office:value-type="float" office:value="0.289156626506024" calcext:value-type="float">
            <text:p>0.289156626506024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0.279069767441861" calcext:value-type="float">
            <text:p>0.27906976744186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84090909090909" calcext:value-type="float">
            <text:p>0.284090909090909</text:p>
          </table:table-cell>
          <table:table-cell office:value-type="float" office:value="0.280898876404494" calcext:value-type="float">
            <text:p>0.280898876404494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74725274725275" calcext:value-type="float">
            <text:p>0.274725274725275</text:p>
          </table:table-cell>
          <table:table-cell office:value-type="float" office:value="0.282608695652174" calcext:value-type="float">
            <text:p>0.282608695652174</text:p>
          </table:table-cell>
          <table:table-cell office:value-type="float" office:value="0.279569892473118" calcext:value-type="float">
            <text:p>0.279569892473118</text:p>
          </table:table-cell>
          <table:table-cell office:value-type="float" office:value="0.276595744680851" calcext:value-type="float">
            <text:p>0.276595744680851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270833333333333" calcext:value-type="float">
            <text:p>0.270833333333333</text:p>
          </table:table-cell>
          <table:table-cell office:value-type="float" office:value="0.268041237113402" calcext:value-type="float">
            <text:p>0.268041237113402</text:p>
          </table:table-cell>
          <table:table-cell office:value-type="float" office:value="0.275510204081633" calcext:value-type="float">
            <text:p>0.27551020408163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8" calcext:value-type="float">
            <text:p>0.28</text:p>
          </table:table-cell>
          <table:table-cell office:value-type="float" office:value="0.277227722772277" calcext:value-type="float">
            <text:p>0.2772277227722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3" calcext:value-type="float">
            <text:p>0.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28" calcext:value-type="float">
            <text:p>0.28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3" calcext:value-type="float">
            <text:p>0.3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0.297297297297297" calcext:value-type="float">
            <text:p>0.297297297297297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2682926829268" calcext:value-type="float">
            <text:p>0.29268292682926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2325581395349" calcext:value-type="float">
            <text:p>0.302325581395349</text:p>
          </table:table-cell>
          <table:table-cell office:value-type="float" office:value="0.295454545454546" calcext:value-type="float">
            <text:p>0.295454545454546</text:p>
          </table:table-cell>
          <table:table-cell office:value-type="float" office:value="0.311111111111111" calcext:value-type="float">
            <text:p>0.311111111111111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0.319148936170213" calcext:value-type="float">
            <text:p>0.31914893617021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06122448979592" calcext:value-type="float">
            <text:p>0.306122448979592</text:p>
          </table:table-cell>
          <table:table-cell office:value-type="float" office:value="0.3" calcext:value-type="float">
            <text:p>0.3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320754716981132" calcext:value-type="float">
            <text:p>0.320754716981132</text:p>
          </table:table-cell>
          <table:table-cell office:value-type="float" office:value="0.314814814814815" calcext:value-type="float">
            <text:p>0.314814814814815</text:p>
          </table:table-cell>
          <table:table-cell office:value-type="float" office:value="0.309090909090909" calcext:value-type="float">
            <text:p>0.309090909090909</text:p>
          </table:table-cell>
          <table:table-cell office:value-type="float" office:value="0.303571428571429" calcext:value-type="float">
            <text:p>0.303571428571429</text:p>
          </table:table-cell>
          <table:table-cell office:value-type="float" office:value="0.298245614035088" calcext:value-type="float">
            <text:p>0.298245614035088</text:p>
          </table:table-cell>
          <table:table-cell office:value-type="float" office:value="0.293103448275862" calcext:value-type="float">
            <text:p>0.293103448275862</text:p>
          </table:table-cell>
          <table:table-cell office:value-type="float" office:value="0.288135593220339" calcext:value-type="float">
            <text:p>0.288135593220339</text:p>
          </table:table-cell>
          <table:table-cell office:value-type="float" office:value="0.283333333333333" calcext:value-type="float">
            <text:p>0.283333333333333</text:p>
          </table:table-cell>
          <table:table-cell office:value-type="float" office:value="0.278688524590164" calcext:value-type="float">
            <text:p>0.278688524590164</text:p>
          </table:table-cell>
          <table:table-cell office:value-type="float" office:value="0.274193548387097" calcext:value-type="float">
            <text:p>0.274193548387097</text:p>
          </table:table-cell>
          <table:table-cell office:value-type="float" office:value="0.26984126984127" calcext:value-type="float">
            <text:p>0.26984126984127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261538461538462" calcext:value-type="float">
            <text:p>0.261538461538462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6865671641791" calcext:value-type="float">
            <text:p>0.26865671641791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0.27536231884058" calcext:value-type="float">
            <text:p>0.27536231884058</text:p>
          </table:table-cell>
          <table:table-cell office:value-type="float" office:value="0.271428571428571" calcext:value-type="float">
            <text:p>0.271428571428571</text:p>
          </table:table-cell>
          <table:table-cell office:value-type="float" office:value="0.267605633802817" calcext:value-type="float">
            <text:p>0.267605633802817</text:p>
          </table:table-cell>
          <table:table-cell office:value-type="float" office:value="0.263888888888889" calcext:value-type="float">
            <text:p>0.263888888888889</text:p>
          </table:table-cell>
          <table:table-cell office:value-type="float" office:value="0.26027397260274" calcext:value-type="float">
            <text:p>0.26027397260274</text:p>
          </table:table-cell>
          <table:table-cell office:value-type="float" office:value="0.256756756756757" calcext:value-type="float">
            <text:p>0.256756756756757</text:p>
          </table:table-cell>
          <table:table-cell office:value-type="float" office:value="0.253333333333333" calcext:value-type="float">
            <text:p>0.25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5974025974026" calcext:value-type="float">
            <text:p>0.25974025974026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.253164556962025" calcext:value-type="float">
            <text:p>0.2531645569620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68292682926829" calcext:value-type="float">
            <text:p>0.268292682926829</text:p>
          </table:table-cell>
          <table:table-cell office:value-type="float" office:value="0.265060240963855" calcext:value-type="float">
            <text:p>0.265060240963855</text:p>
          </table:table-cell>
          <table:table-cell office:value-type="float" office:value="0.261904761904762" calcext:value-type="float">
            <text:p>0.261904761904762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0.267441860465116" calcext:value-type="float">
            <text:p>0.26744186046511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80898876404494" calcext:value-type="float">
            <text:p>0.280898876404494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2608695652174" calcext:value-type="float">
            <text:p>0.282608695652174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0.287234042553191" calcext:value-type="float">
            <text:p>0.287234042553191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298969072164948" calcext:value-type="float">
            <text:p>0.298969072164948</text:p>
          </table:table-cell>
          <table:table-cell office:value-type="float" office:value="0.295918367346939" calcext:value-type="float">
            <text:p>0.295918367346939</text:p>
          </table:table-cell>
          <table:table-cell office:value-type="float" office:value="0.292929292929293" calcext:value-type="float">
            <text:p>0.292929292929293</text:p>
          </table:table-cell>
          <table:table-cell office:value-type="float" office:value="0.29" calcext:value-type="float">
            <text:p>0.29</text:p>
          </table:table-cell>
          <table:table-cell office:value-type="float" office:value="0.297029702970297" calcext:value-type="float">
            <text:p>0.2970297029702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2" calcext:value-type="float">
            <text:p>0.2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2" calcext:value-type="float">
            <text:p>0.2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2" calcext:value-type="float">
            <text:p>0.2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0.189189189189189" calcext:value-type="float">
            <text:p>0.189189189189189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0.2" calcext:value-type="float">
            <text:p>0.2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186046511627907" calcext:value-type="float">
            <text:p>0.186046511627907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77777777777778" calcext:value-type="float">
            <text:p>0.177777777777778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70212765957447" calcext:value-type="float">
            <text:p>0.17021276595744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83673469387755" calcext:value-type="float">
            <text:p>0.183673469387755</text:p>
          </table:table-cell>
          <table:table-cell office:value-type="float" office:value="0.18" calcext:value-type="float">
            <text:p>0.1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173076923076923" calcext:value-type="float">
            <text:p>0.173076923076923</text:p>
          </table:table-cell>
          <table:table-cell office:value-type="float" office:value="0.169811320754717" calcext:value-type="float">
            <text:p>0.16981132075471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3636363636364" calcext:value-type="float">
            <text:p>0.163636363636364</text:p>
          </table:table-cell>
          <table:table-cell office:value-type="float" office:value="0.160714285714286" calcext:value-type="float">
            <text:p>0.160714285714286</text:p>
          </table:table-cell>
          <table:table-cell office:value-type="float" office:value="0.175438596491228" calcext:value-type="float">
            <text:p>0.175438596491228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169491525423729" calcext:value-type="float">
            <text:p>0.16949152542372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80327868852459" calcext:value-type="float">
            <text:p>0.180327868852459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202898550724638" calcext:value-type="float">
            <text:p>0.202898550724638</text:p>
          </table:table-cell>
          <table:table-cell office:value-type="float" office:value="0.2" calcext:value-type="float">
            <text:p>0.2</text:p>
          </table:table-cell>
          <table:table-cell office:value-type="float" office:value="0.197183098591549" calcext:value-type="float">
            <text:p>0.197183098591549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0.191780821917808" calcext:value-type="float">
            <text:p>0.191780821917808</text:p>
          </table:table-cell>
          <table:table-cell office:value-type="float" office:value="0.189189189189189" calcext:value-type="float">
            <text:p>0.189189189189189</text:p>
          </table:table-cell>
          <table:table-cell office:value-type="float" office:value="0.2" calcext:value-type="float">
            <text:p>0.2</text:p>
          </table:table-cell>
          <table:table-cell office:value-type="float" office:value="0.197368421052632" calcext:value-type="float">
            <text:p>0.197368421052632</text:p>
          </table:table-cell>
          <table:table-cell office:value-type="float" office:value="0.194805194805195" calcext:value-type="float">
            <text:p>0.194805194805195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189873417721519" calcext:value-type="float">
            <text:p>0.189873417721519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0.182926829268293" calcext:value-type="float">
            <text:p>0.182926829268293</text:p>
          </table:table-cell>
          <table:table-cell office:value-type="float" office:value="0.180722891566265" calcext:value-type="float">
            <text:p>0.180722891566265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174418604651163" calcext:value-type="float">
            <text:p>0.174418604651163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170454545454545" calcext:value-type="float">
            <text:p>0.170454545454545</text:p>
          </table:table-cell>
          <table:table-cell office:value-type="float" office:value="0.168539325842697" calcext:value-type="float">
            <text:p>0.16853932584269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4835164835165" calcext:value-type="float">
            <text:p>0.164835164835165</text:p>
          </table:table-cell>
          <table:table-cell office:value-type="float" office:value="0.16304347826087" calcext:value-type="float">
            <text:p>0.1630434782608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159574468085106" calcext:value-type="float">
            <text:p>0.159574468085106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4639175257732" calcext:value-type="float">
            <text:p>0.154639175257732</text:p>
          </table:table-cell>
          <table:table-cell office:value-type="float" office:value="0.153061224489796" calcext:value-type="float">
            <text:p>0.153061224489796</text:p>
          </table:table-cell>
          <table:table-cell office:value-type="float" office:value="0.161616161616162" calcext:value-type="float">
            <text:p>0.161616161616162</text:p>
          </table:table-cell>
          <table:table-cell office:value-type="float" office:value="0.16" calcext:value-type="float">
            <text:p>0.16</text:p>
          </table:table-cell>
          <table:table-cell office:value-type="float" office:value="0.158415841584158" calcext:value-type="float">
            <text:p>0.158415841584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2" calcext:value-type="float">
            <text:p>0.2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0.25" calcext:value-type="float">
            <text:p>0.25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09302325581395" calcext:value-type="float">
            <text:p>0.209302325581395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39130434782609" calcext:value-type="float">
            <text:p>0.239130434782609</text:p>
          </table:table-cell>
          <table:table-cell office:value-type="float" office:value="0.234042553191489" calcext:value-type="float">
            <text:p>0.234042553191489</text:p>
          </table:table-cell>
          <table:table-cell office:value-type="float" office:value="0.229166666666667" calcext:value-type="float">
            <text:p>0.229166666666667</text:p>
          </table:table-cell>
          <table:table-cell office:value-type="float" office:value="0.224489795918367" calcext:value-type="float">
            <text:p>0.224489795918367</text:p>
          </table:table-cell>
          <table:table-cell office:value-type="float" office:value="0.22" calcext:value-type="float">
            <text:p>0.22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26415094339623" calcext:value-type="float">
            <text:p>0.226415094339623</text:p>
          </table:table-cell>
          <table:table-cell office:value-type="float" office:value="0.240740740740741" calcext:value-type="float">
            <text:p>0.240740740740741</text:p>
          </table:table-cell>
          <table:table-cell office:value-type="float" office:value="0.254545454545454" calcext:value-type="float">
            <text:p>0.254545454545454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14035087719" calcext:value-type="float">
            <text:p>0.245614035087719</text:p>
          </table:table-cell>
          <table:table-cell office:value-type="float" office:value="0.258620689655172" calcext:value-type="float">
            <text:p>0.258620689655172</text:p>
          </table:table-cell>
          <table:table-cell office:value-type="float" office:value="0.254237288135593" calcext:value-type="float">
            <text:p>0.254237288135593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01639344262" calcext:value-type="float">
            <text:p>0.245901639344262</text:p>
          </table:table-cell>
          <table:table-cell office:value-type="float" office:value="0.241935483870968" calcext:value-type="float">
            <text:p>0.241935483870968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0.220588235294118" calcext:value-type="float">
            <text:p>0.220588235294118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0.23943661971831" calcext:value-type="float">
            <text:p>0.23943661971831</text:p>
          </table:table-cell>
          <table:table-cell office:value-type="float" office:value="0.25" calcext:value-type="float">
            <text:p>0.25</text:p>
          </table:table-cell>
          <table:table-cell office:value-type="float" office:value="0.246575342465753" calcext:value-type="float">
            <text:p>0.246575342465753</text:p>
          </table:table-cell>
          <table:table-cell office:value-type="float" office:value="0.243243243243243" calcext:value-type="float">
            <text:p>0.243243243243243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46753246753247" calcext:value-type="float">
            <text:p>0.246753246753247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.253164556962025" calcext:value-type="float">
            <text:p>0.253164556962025</text:p>
          </table:table-cell>
          <table:table-cell office:value-type="float" office:value="0.25" calcext:value-type="float">
            <text:p>0.25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609756097561" calcext:value-type="float">
            <text:p>0.25609756097561</text:p>
          </table:table-cell>
          <table:table-cell office:value-type="float" office:value="0.265060240963855" calcext:value-type="float">
            <text:p>0.265060240963855</text:p>
          </table:table-cell>
          <table:table-cell office:value-type="float" office:value="0.273809523809524" calcext:value-type="float">
            <text:p>0.273809523809524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0.279069767441861" calcext:value-type="float">
            <text:p>0.27906976744186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69662921348315" calcext:value-type="float">
            <text:p>0.269662921348315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74725274725275" calcext:value-type="float">
            <text:p>0.274725274725275</text:p>
          </table:table-cell>
          <table:table-cell office:value-type="float" office:value="0.271739130434783" calcext:value-type="float">
            <text:p>0.271739130434783</text:p>
          </table:table-cell>
          <table:table-cell office:value-type="float" office:value="0.268817204301075" calcext:value-type="float">
            <text:p>0.268817204301075</text:p>
          </table:table-cell>
          <table:table-cell office:value-type="float" office:value="0.276595744680851" calcext:value-type="float">
            <text:p>0.276595744680851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78350515463918" calcext:value-type="float">
            <text:p>0.278350515463918</text:p>
          </table:table-cell>
          <table:table-cell office:value-type="float" office:value="0.275510204081633" calcext:value-type="float">
            <text:p>0.27551020408163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7" calcext:value-type="float">
            <text:p>0.27</text:p>
          </table:table-cell>
          <table:table-cell office:value-type="float" office:value="0.267326732673267" calcext:value-type="float">
            <text:p>0.2673267326732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3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%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G</text:p>
          </table:table-cell>
          <table:table-cell table:formula="of:= 20 / 100" office:value-type="float" office:value="0.2" calcext:value-type="float">
            <text:p>0.2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Y</text:p>
          </table:table-cell>
          <table:table-cell table:formula="of:=35/100" office:value-type="float" office:value="0.35" calcext:value-type="float">
            <text:p>0.35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O</text:p>
          </table:table-cell>
          <table:table-cell table:formula="of:=16/100" office:value-type="float" office:value="0.16" calcext:value-type="float">
            <text:p>0.16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</text:p>
          </table:table-cell>
          <table:table-cell table:formula="of:=30/100" office:value-type="float" office:value="0.3" calcext:value-type="float">
            <text:p>0.3</text:p>
          </table:table-cell>
          <table:table-cell table:number-columns-repeated="101"/>
        </table:table-row>
      </table:table>
      <table:table table:name="Sheet3" table:style-name="ta1">
        <table:shapes>
          <draw:frame draw:z-index="0" draw:style-name="gr1" draw:text-style-name="P1" svg:width="796.11pt" svg:height="448.16pt" svg:x="4.68pt" svg:y="157.35pt">
            <loext:p/>
            <draw:object draw:notify-on-update-of-ranges="Sheet3.A2:Sheet3.A2 Sheet3.B2:Sheet3.ALN2 Sheet3.A3:Sheet3.A3 Sheet3.B3:Sheet3.ALN3 Sheet3.A2:Sheet3.A2 Sheet3.B2:Sheet3.ALN2 Sheet3.A4:Sheet3.A4 Sheet3.B4:Sheet3.ALN4 Sheet3.A2:Sheet3.A2 Sheet3.B2:Sheet3.ALN2 Sheet3.A5:Sheet3.A5 Sheet3.B5:Sheet3.ALN5 Sheet3.A2:Sheet3.A2 Sheet3.B2:Sheet3.ALN2 Sheet3.A6:Sheet3.A6 Sheet3.B6:Sheet3.ALN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827.83pt" svg:y="167.7pt">
            <loext:p/>
            <draw:object draw:notify-on-update-of-ranges="Sheet3.A8:Sheet3.A8 Sheet3.A9:Sheet3.A12 Sheet3.B8:Sheet3.B8 Sheet3.B9:Sheet3.B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Initial State: Y; Step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5" calcext:value-type="float">
            <text:p>0.25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" calcext:value-type="float">
            <text:p>0.2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314285714285714" calcext:value-type="float">
            <text:p>0.314285714285714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3" calcext:value-type="float">
            <text:p>0.3</text:p>
          </table:table-cell>
          <table:table-cell office:value-type="float" office:value="0.292682926829268" calcext:value-type="float">
            <text:p>0.29268292682926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79069767441861" calcext:value-type="float">
            <text:p>0.279069767441861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5531914893617" calcext:value-type="float">
            <text:p>0.25531914893617</text:p>
          </table:table-cell>
          <table:table-cell office:value-type="float" office:value="0.25" calcext:value-type="float">
            <text:p>0.25</text:p>
          </table:table-cell>
          <table:table-cell office:value-type="float" office:value="0.244897959183673" calcext:value-type="float">
            <text:p>0.244897959183673</text:p>
          </table:table-cell>
          <table:table-cell office:value-type="float" office:value="0.24" calcext:value-type="float">
            <text:p>0.24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83018867924528" calcext:value-type="float">
            <text:p>0.283018867924528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67857142857143" calcext:value-type="float">
            <text:p>0.267857142857143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58620689655172" calcext:value-type="float">
            <text:p>0.258620689655172</text:p>
          </table:table-cell>
          <table:table-cell office:value-type="float" office:value="0.271186440677966" calcext:value-type="float">
            <text:p>0.27118644067796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62295081967213" calcext:value-type="float">
            <text:p>0.262295081967213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0.253968253968254" calcext:value-type="float">
            <text:p>0.253968253968254</text:p>
          </table:table-cell>
          <table:table-cell office:value-type="float" office:value="0.25" calcext:value-type="float">
            <text:p>0.25</text:p>
          </table:table-cell>
          <table:table-cell office:value-type="float" office:value="0.246153846153846" calcext:value-type="float">
            <text:p>0.246153846153846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0.25" calcext:value-type="float">
            <text:p>0.25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253521126760563" calcext:value-type="float">
            <text:p>0.253521126760563</text:p>
          </table:table-cell>
          <table:table-cell office:value-type="float" office:value="0.25" calcext:value-type="float">
            <text:p>0.25</text:p>
          </table:table-cell>
          <table:table-cell office:value-type="float" office:value="0.246575342465753" calcext:value-type="float">
            <text:p>0.246575342465753</text:p>
          </table:table-cell>
          <table:table-cell office:value-type="float" office:value="0.243243243243243" calcext:value-type="float">
            <text:p>0.243243243243243</text:p>
          </table:table-cell>
          <table:table-cell office:value-type="float" office:value="0.24" calcext:value-type="float">
            <text:p>0.24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233766233766234" calcext:value-type="float">
            <text:p>0.233766233766234</text:p>
          </table:table-cell>
          <table:table-cell office:value-type="float" office:value="0.243589743589744" calcext:value-type="float">
            <text:p>0.243589743589744</text:p>
          </table:table-cell>
          <table:table-cell office:value-type="float" office:value="0.240506329113924" calcext:value-type="float">
            <text:p>0.240506329113924</text:p>
          </table:table-cell>
          <table:table-cell office:value-type="float" office:value="0.25" calcext:value-type="float">
            <text:p>0.25</text:p>
          </table:table-cell>
          <table:table-cell office:value-type="float" office:value="0.246913580246914" calcext:value-type="float">
            <text:p>0.246913580246914</text:p>
          </table:table-cell>
          <table:table-cell office:value-type="float" office:value="0.24390243902439" calcext:value-type="float">
            <text:p>0.24390243902439</text:p>
          </table:table-cell>
          <table:table-cell office:value-type="float" office:value="0.253012048192771" calcext:value-type="float">
            <text:p>0.253012048192771</text:p>
          </table:table-cell>
          <table:table-cell office:value-type="float" office:value="0.25" calcext:value-type="float">
            <text:p>0.25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0.244186046511628" calcext:value-type="float">
            <text:p>0.24418604651162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38636363636364" calcext:value-type="float">
            <text:p>0.238636363636364</text:p>
          </table:table-cell>
          <table:table-cell office:value-type="float" office:value="0.235955056179775" calcext:value-type="float">
            <text:p>0.235955056179775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39130434782609" calcext:value-type="float">
            <text:p>0.239130434782609</text:p>
          </table:table-cell>
          <table:table-cell office:value-type="float" office:value="0.247311827956989" calcext:value-type="float">
            <text:p>0.247311827956989</text:p>
          </table:table-cell>
          <table:table-cell office:value-type="float" office:value="0.24468085106383" calcext:value-type="float">
            <text:p>0.24468085106383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239583333333333" calcext:value-type="float">
            <text:p>0.239583333333333</text:p>
          </table:table-cell>
          <table:table-cell office:value-type="float" office:value="0.237113402061856" calcext:value-type="float">
            <text:p>0.237113402061856</text:p>
          </table:table-cell>
          <table:table-cell office:value-type="float" office:value="0.23469387755102" calcext:value-type="float">
            <text:p>0.23469387755102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25" calcext:value-type="float">
            <text:p>0.25</text:p>
          </table:table-cell>
          <table:table-cell office:value-type="float" office:value="0.247524752475248" calcext:value-type="float">
            <text:p>0.247524752475248</text:p>
          </table:table-cell>
          <table:table-cell office:value-type="float" office:value="0.245098039215686" calcext:value-type="float">
            <text:p>0.245098039215686</text:p>
          </table:table-cell>
          <table:table-cell office:value-type="float" office:value="0.242718446601942" calcext:value-type="float">
            <text:p>0.242718446601942</text:p>
          </table:table-cell>
          <table:table-cell office:value-type="float" office:value="0.240384615384615" calcext:value-type="float">
            <text:p>0.240384615384615</text:p>
          </table:table-cell>
          <table:table-cell office:value-type="float" office:value="0.247619047619048" calcext:value-type="float">
            <text:p>0.247619047619048</text:p>
          </table:table-cell>
          <table:table-cell office:value-type="float" office:value="0.245283018867925" calcext:value-type="float">
            <text:p>0.245283018867925</text:p>
          </table:table-cell>
          <table:table-cell office:value-type="float" office:value="0.242990654205607" calcext:value-type="float">
            <text:p>0.242990654205607</text:p>
          </table:table-cell>
          <table:table-cell office:value-type="float" office:value="0.240740740740741" calcext:value-type="float">
            <text:p>0.240740740740741</text:p>
          </table:table-cell>
          <table:table-cell office:value-type="float" office:value="0.247706422018349" calcext:value-type="float">
            <text:p>0.247706422018349</text:p>
          </table:table-cell>
          <table:table-cell office:value-type="float" office:value="0.254545454545454" calcext:value-type="float">
            <text:p>0.254545454545454</text:p>
          </table:table-cell>
          <table:table-cell office:value-type="float" office:value="0.261261261261261" calcext:value-type="float">
            <text:p>0.261261261261261</text:p>
          </table:table-cell>
          <table:table-cell office:value-type="float" office:value="0.258928571428571" calcext:value-type="float">
            <text:p>0.258928571428571</text:p>
          </table:table-cell>
          <table:table-cell office:value-type="float" office:value="0.256637168141593" calcext:value-type="float">
            <text:p>0.256637168141593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58620689655172" calcext:value-type="float">
            <text:p>0.258620689655172</text:p>
          </table:table-cell>
          <table:table-cell office:value-type="float" office:value="0.264957264957265" calcext:value-type="float">
            <text:p>0.264957264957265</text:p>
          </table:table-cell>
          <table:table-cell office:value-type="float" office:value="0.271186440677966" calcext:value-type="float">
            <text:p>0.271186440677966</text:p>
          </table:table-cell>
          <table:table-cell office:value-type="float" office:value="0.26890756302521" calcext:value-type="float">
            <text:p>0.26890756302521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64462809917355" calcext:value-type="float">
            <text:p>0.264462809917355</text:p>
          </table:table-cell>
          <table:table-cell office:value-type="float" office:value="0.262295081967213" calcext:value-type="float">
            <text:p>0.262295081967213</text:p>
          </table:table-cell>
          <table:table-cell office:value-type="float" office:value="0.268292682926829" calcext:value-type="float">
            <text:p>0.268292682926829</text:p>
          </table:table-cell>
          <table:table-cell office:value-type="float" office:value="0.266129032258064" calcext:value-type="float">
            <text:p>0.26612903225806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904761904762" calcext:value-type="float">
            <text:p>0.261904761904762</text:p>
          </table:table-cell>
          <table:table-cell office:value-type="float" office:value="0.259842519685039" calcext:value-type="float">
            <text:p>0.259842519685039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263565891472868" calcext:value-type="float">
            <text:p>0.263565891472868</text:p>
          </table:table-cell>
          <table:table-cell office:value-type="float" office:value="0.261538461538462" calcext:value-type="float">
            <text:p>0.261538461538462</text:p>
          </table:table-cell>
          <table:table-cell office:value-type="float" office:value="0.259541984732824" calcext:value-type="float">
            <text:p>0.259541984732824</text:p>
          </table:table-cell>
          <table:table-cell office:value-type="float" office:value="0.265151515151515" calcext:value-type="float">
            <text:p>0.265151515151515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61194029850746" calcext:value-type="float">
            <text:p>0.261194029850746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7352941176471" calcext:value-type="float">
            <text:p>0.257352941176471</text:p>
          </table:table-cell>
          <table:table-cell office:value-type="float" office:value="0.255474452554745" calcext:value-type="float">
            <text:p>0.255474452554745</text:p>
          </table:table-cell>
          <table:table-cell office:value-type="float" office:value="0.253623188405797" calcext:value-type="float">
            <text:p>0.253623188405797</text:p>
          </table:table-cell>
          <table:table-cell office:value-type="float" office:value="0.251798561151079" calcext:value-type="float">
            <text:p>0.251798561151079</text:p>
          </table:table-cell>
          <table:table-cell office:value-type="float" office:value="0.25" calcext:value-type="float">
            <text:p>0.25</text:p>
          </table:table-cell>
          <table:table-cell office:value-type="float" office:value="0.24822695035461" calcext:value-type="float">
            <text:p>0.24822695035461</text:p>
          </table:table-cell>
          <table:table-cell office:value-type="float" office:value="0.246478873239437" calcext:value-type="float">
            <text:p>0.246478873239437</text:p>
          </table:table-cell>
          <table:table-cell office:value-type="float" office:value="0.244755244755245" calcext:value-type="float">
            <text:p>0.244755244755245</text:p>
          </table:table-cell>
          <table:table-cell office:value-type="float" office:value="0.243055555555556" calcext:value-type="float">
            <text:p>0.243055555555556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3972602739726" calcext:value-type="float">
            <text:p>0.23972602739726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36486486486486" calcext:value-type="float">
            <text:p>0.236486486486486</text:p>
          </table:table-cell>
          <table:table-cell office:value-type="float" office:value="0.23489932885906" calcext:value-type="float">
            <text:p>0.23489932885906</text:p>
          </table:table-cell>
          <table:table-cell office:value-type="float" office:value="0.24" calcext:value-type="float">
            <text:p>0.24</text:p>
          </table:table-cell>
          <table:table-cell office:value-type="float" office:value="0.23841059602649" calcext:value-type="float">
            <text:p>0.23841059602649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4025974025974" calcext:value-type="float">
            <text:p>0.24025974025974</text:p>
          </table:table-cell>
          <table:table-cell office:value-type="float" office:value="0.238709677419355" calcext:value-type="float">
            <text:p>0.238709677419355</text:p>
          </table:table-cell>
          <table:table-cell office:value-type="float" office:value="0.237179487179487" calcext:value-type="float">
            <text:p>0.237179487179487</text:p>
          </table:table-cell>
          <table:table-cell office:value-type="float" office:value="0.235668789808917" calcext:value-type="float">
            <text:p>0.235668789808917</text:p>
          </table:table-cell>
          <table:table-cell office:value-type="float" office:value="0.234177215189873" calcext:value-type="float">
            <text:p>0.234177215189873</text:p>
          </table:table-cell>
          <table:table-cell office:value-type="float" office:value="0.238993710691824" calcext:value-type="float">
            <text:p>0.23899371069182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4223602484472" calcext:value-type="float">
            <text:p>0.24223602484472</text:p>
          </table:table-cell>
          <table:table-cell office:value-type="float" office:value="0.240740740740741" calcext:value-type="float">
            <text:p>0.240740740740741</text:p>
          </table:table-cell>
          <table:table-cell office:value-type="float" office:value="0.239263803680982" calcext:value-type="float">
            <text:p>0.239263803680982</text:p>
          </table:table-cell>
          <table:table-cell office:value-type="float" office:value="0.23780487804878" calcext:value-type="float">
            <text:p>0.23780487804878</text:p>
          </table:table-cell>
          <table:table-cell office:value-type="float" office:value="0.236363636363636" calcext:value-type="float">
            <text:p>0.236363636363636</text:p>
          </table:table-cell>
          <table:table-cell office:value-type="float" office:value="0.234939759036145" calcext:value-type="float">
            <text:p>0.234939759036145</text:p>
          </table:table-cell>
          <table:table-cell office:value-type="float" office:value="0.233532934131737" calcext:value-type="float">
            <text:p>0.233532934131737</text:p>
          </table:table-cell>
          <table:table-cell office:value-type="float" office:value="0.232142857142857" calcext:value-type="float">
            <text:p>0.232142857142857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0.233918128654971" calcext:value-type="float">
            <text:p>0.233918128654971</text:p>
          </table:table-cell>
          <table:table-cell office:value-type="float" office:value="0.232558139534884" calcext:value-type="float">
            <text:p>0.232558139534884</text:p>
          </table:table-cell>
          <table:table-cell office:value-type="float" office:value="0.23121387283237" calcext:value-type="float">
            <text:p>0.23121387283237</text:p>
          </table:table-cell>
          <table:table-cell office:value-type="float" office:value="0.235632183908046" calcext:value-type="float">
            <text:p>0.235632183908046</text:p>
          </table:table-cell>
          <table:table-cell office:value-type="float" office:value="0.234285714285714" calcext:value-type="float">
            <text:p>0.234285714285714</text:p>
          </table:table-cell>
          <table:table-cell office:value-type="float" office:value="0.232954545454545" calcext:value-type="float">
            <text:p>0.232954545454545</text:p>
          </table:table-cell>
          <table:table-cell office:value-type="float" office:value="0.23728813559322" calcext:value-type="float">
            <text:p>0.23728813559322</text:p>
          </table:table-cell>
          <table:table-cell office:value-type="float" office:value="0.235955056179775" calcext:value-type="float">
            <text:p>0.235955056179775</text:p>
          </table:table-cell>
          <table:table-cell office:value-type="float" office:value="0.240223463687151" calcext:value-type="float">
            <text:p>0.240223463687151</text:p>
          </table:table-cell>
          <table:table-cell office:value-type="float" office:value="0.244444444444444" calcext:value-type="float">
            <text:p>0.244444444444444</text:p>
          </table:table-cell>
          <table:table-cell office:value-type="float" office:value="0.243093922651934" calcext:value-type="float">
            <text:p>0.243093922651934</text:p>
          </table:table-cell>
          <table:table-cell office:value-type="float" office:value="0.241758241758242" calcext:value-type="float">
            <text:p>0.241758241758242</text:p>
          </table:table-cell>
          <table:table-cell office:value-type="float" office:value="0.240437158469945" calcext:value-type="float">
            <text:p>0.240437158469945</text:p>
          </table:table-cell>
          <table:table-cell office:value-type="float" office:value="0.244565217391304" calcext:value-type="float">
            <text:p>0.244565217391304</text:p>
          </table:table-cell>
          <table:table-cell office:value-type="float" office:value="0.243243243243243" calcext:value-type="float">
            <text:p>0.243243243243243</text:p>
          </table:table-cell>
          <table:table-cell office:value-type="float" office:value="0.241935483870968" calcext:value-type="float">
            <text:p>0.241935483870968</text:p>
          </table:table-cell>
          <table:table-cell office:value-type="float" office:value="0.240641711229946" calcext:value-type="float">
            <text:p>0.240641711229946</text:p>
          </table:table-cell>
          <table:table-cell office:value-type="float" office:value="0.24468085106383" calcext:value-type="float">
            <text:p>0.24468085106383</text:p>
          </table:table-cell>
          <table:table-cell office:value-type="float" office:value="0.243386243386243" calcext:value-type="float">
            <text:p>0.243386243386243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240837696335079" calcext:value-type="float">
            <text:p>0.240837696335079</text:p>
          </table:table-cell>
          <table:table-cell office:value-type="float" office:value="0.244791666666667" calcext:value-type="float">
            <text:p>0.244791666666667</text:p>
          </table:table-cell>
          <table:table-cell office:value-type="float" office:value="0.243523316062176" calcext:value-type="float">
            <text:p>0.243523316062176</text:p>
          </table:table-cell>
          <table:table-cell office:value-type="float" office:value="0.247422680412371" calcext:value-type="float">
            <text:p>0.247422680412371</text:p>
          </table:table-cell>
          <table:table-cell office:value-type="float" office:value="0.246153846153846" calcext:value-type="float">
            <text:p>0.246153846153846</text:p>
          </table:table-cell>
          <table:table-cell office:value-type="float" office:value="0.244897959183673" calcext:value-type="float">
            <text:p>0.244897959183673</text:p>
          </table:table-cell>
          <table:table-cell office:value-type="float" office:value="0.243654822335025" calcext:value-type="float">
            <text:p>0.243654822335025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246231155778894" calcext:value-type="float">
            <text:p>0.24623115577889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3781094527363" calcext:value-type="float">
            <text:p>0.243781094527363</text:p>
          </table:table-cell>
          <table:table-cell office:value-type="float" office:value="0.242574257425743" calcext:value-type="float">
            <text:p>0.242574257425743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45098039215686" calcext:value-type="float">
            <text:p>0.245098039215686</text:p>
          </table:table-cell>
          <table:table-cell office:value-type="float" office:value="0.24390243902439" calcext:value-type="float">
            <text:p>0.24390243902439</text:p>
          </table:table-cell>
          <table:table-cell office:value-type="float" office:value="0.242718446601942" calcext:value-type="float">
            <text:p>0.242718446601942</text:p>
          </table:table-cell>
          <table:table-cell office:value-type="float" office:value="0.241545893719807" calcext:value-type="float">
            <text:p>0.241545893719807</text:p>
          </table:table-cell>
          <table:table-cell office:value-type="float" office:value="0.245192307692308" calcext:value-type="float">
            <text:p>0.245192307692308</text:p>
          </table:table-cell>
          <table:table-cell office:value-type="float" office:value="0.248803827751196" calcext:value-type="float">
            <text:p>0.248803827751196</text:p>
          </table:table-cell>
          <table:table-cell office:value-type="float" office:value="0.247619047619048" calcext:value-type="float">
            <text:p>0.247619047619048</text:p>
          </table:table-cell>
          <table:table-cell office:value-type="float" office:value="0.251184834123223" calcext:value-type="float">
            <text:p>0.251184834123223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21126760563" calcext:value-type="float">
            <text:p>0.253521126760563</text:p>
          </table:table-cell>
          <table:table-cell office:value-type="float" office:value="0.252336448598131" calcext:value-type="float">
            <text:p>0.252336448598131</text:p>
          </table:table-cell>
          <table:table-cell office:value-type="float" office:value="0.251162790697674" calcext:value-type="float">
            <text:p>0.251162790697674</text:p>
          </table:table-cell>
          <table:table-cell office:value-type="float" office:value="0.25462962962963" calcext:value-type="float">
            <text:p>0.25462962962963</text:p>
          </table:table-cell>
          <table:table-cell office:value-type="float" office:value="0.253456221198157" calcext:value-type="float">
            <text:p>0.253456221198157</text:p>
          </table:table-cell>
          <table:table-cell office:value-type="float" office:value="0.252293577981651" calcext:value-type="float">
            <text:p>0.252293577981651</text:p>
          </table:table-cell>
          <table:table-cell office:value-type="float" office:value="0.251141552511415" calcext:value-type="float">
            <text:p>0.2511415525114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68778280543" calcext:value-type="float">
            <text:p>0.248868778280543</text:p>
          </table:table-cell>
          <table:table-cell office:value-type="float" office:value="0.247747747747748" calcext:value-type="float">
            <text:p>0.247747747747748</text:p>
          </table:table-cell>
          <table:table-cell office:value-type="float" office:value="0.246636771300448" calcext:value-type="float">
            <text:p>0.246636771300448</text:p>
          </table:table-cell>
          <table:table-cell office:value-type="float" office:value="0.245535714285714" calcext:value-type="float">
            <text:p>0.245535714285714</text:p>
          </table:table-cell>
          <table:table-cell office:value-type="float" office:value="0.244444444444444" calcext:value-type="float">
            <text:p>0.244444444444444</text:p>
          </table:table-cell>
          <table:table-cell office:value-type="float" office:value="0.243362831858407" calcext:value-type="float">
            <text:p>0.243362831858407</text:p>
          </table:table-cell>
          <table:table-cell office:value-type="float" office:value="0.242290748898678" calcext:value-type="float">
            <text:p>0.242290748898678</text:p>
          </table:table-cell>
          <table:table-cell office:value-type="float" office:value="0.241228070175439" calcext:value-type="float">
            <text:p>0.241228070175439</text:p>
          </table:table-cell>
          <table:table-cell office:value-type="float" office:value="0.240174672489083" calcext:value-type="float">
            <text:p>0.240174672489083</text:p>
          </table:table-cell>
          <table:table-cell office:value-type="float" office:value="0.239130434782609" calcext:value-type="float">
            <text:p>0.239130434782609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40343347639485" calcext:value-type="float">
            <text:p>0.240343347639485</text:p>
          </table:table-cell>
          <table:table-cell office:value-type="float" office:value="0.239316239316239" calcext:value-type="float">
            <text:p>0.239316239316239</text:p>
          </table:table-cell>
          <table:table-cell office:value-type="float" office:value="0.238297872340426" calcext:value-type="float">
            <text:p>0.238297872340426</text:p>
          </table:table-cell>
          <table:table-cell office:value-type="float" office:value="0.241525423728814" calcext:value-type="float">
            <text:p>0.241525423728814</text:p>
          </table:table-cell>
          <table:table-cell office:value-type="float" office:value="0.240506329113924" calcext:value-type="float">
            <text:p>0.240506329113924</text:p>
          </table:table-cell>
          <table:table-cell office:value-type="float" office:value="0.239495798319328" calcext:value-type="float">
            <text:p>0.239495798319328</text:p>
          </table:table-cell>
          <table:table-cell office:value-type="float" office:value="0.238493723849372" calcext:value-type="float">
            <text:p>0.238493723849372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36514522821577" calcext:value-type="float">
            <text:p>0.236514522821577</text:p>
          </table:table-cell>
          <table:table-cell office:value-type="float" office:value="0.235537190082645" calcext:value-type="float">
            <text:p>0.235537190082645</text:p>
          </table:table-cell>
          <table:table-cell office:value-type="float" office:value="0.234567901234568" calcext:value-type="float">
            <text:p>0.234567901234568</text:p>
          </table:table-cell>
          <table:table-cell office:value-type="float" office:value="0.237704918032787" calcext:value-type="float">
            <text:p>0.237704918032787</text:p>
          </table:table-cell>
          <table:table-cell office:value-type="float" office:value="0.236734693877551" calcext:value-type="float">
            <text:p>0.236734693877551</text:p>
          </table:table-cell>
          <table:table-cell office:value-type="float" office:value="0.235772357723577" calcext:value-type="float">
            <text:p>0.235772357723577</text:p>
          </table:table-cell>
          <table:table-cell office:value-type="float" office:value="0.238866396761134" calcext:value-type="float">
            <text:p>0.238866396761134</text:p>
          </table:table-cell>
          <table:table-cell office:value-type="float" office:value="0.241935483870968" calcext:value-type="float">
            <text:p>0.241935483870968</text:p>
          </table:table-cell>
          <table:table-cell office:value-type="float" office:value="0.240963855421687" calcext:value-type="float">
            <text:p>0.240963855421687</text:p>
          </table:table-cell>
          <table:table-cell office:value-type="float" office:value="0.24" calcext:value-type="float">
            <text:p>0.24</text:p>
          </table:table-cell>
          <table:table-cell office:value-type="float" office:value="0.243027888446215" calcext:value-type="float">
            <text:p>0.243027888446215</text:p>
          </table:table-cell>
          <table:table-cell office:value-type="float" office:value="0.242063492063492" calcext:value-type="float">
            <text:p>0.242063492063492</text:p>
          </table:table-cell>
          <table:table-cell office:value-type="float" office:value="0.241106719367589" calcext:value-type="float">
            <text:p>0.241106719367589</text:p>
          </table:table-cell>
          <table:table-cell office:value-type="float" office:value="0.244094488188976" calcext:value-type="float">
            <text:p>0.244094488188976</text:p>
          </table:table-cell>
          <table:table-cell office:value-type="float" office:value="0.243137254901961" calcext:value-type="float">
            <text:p>0.243137254901961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24124513618677" calcext:value-type="float">
            <text:p>0.24124513618677</text:p>
          </table:table-cell>
          <table:table-cell office:value-type="float" office:value="0.24031007751938" calcext:value-type="float">
            <text:p>0.24031007751938</text:p>
          </table:table-cell>
          <table:table-cell office:value-type="float" office:value="0.243243243243243" calcext:value-type="float">
            <text:p>0.243243243243243</text:p>
          </table:table-cell>
          <table:table-cell office:value-type="float" office:value="0.242307692307692" calcext:value-type="float">
            <text:p>0.24230769230769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40458015267176" calcext:value-type="float">
            <text:p>0.240458015267176</text:p>
          </table:table-cell>
          <table:table-cell office:value-type="float" office:value="0.239543726235741" calcext:value-type="float">
            <text:p>0.239543726235741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241509433962264" calcext:value-type="float">
            <text:p>0.241509433962264</text:p>
          </table:table-cell>
          <table:table-cell office:value-type="float" office:value="0.240601503759398" calcext:value-type="float">
            <text:p>0.240601503759398</text:p>
          </table:table-cell>
          <table:table-cell office:value-type="float" office:value="0.243445692883895" calcext:value-type="float">
            <text:p>0.243445692883895</text:p>
          </table:table-cell>
          <table:table-cell office:value-type="float" office:value="0.242537313432836" calcext:value-type="float">
            <text:p>0.242537313432836</text:p>
          </table:table-cell>
          <table:table-cell office:value-type="float" office:value="0.241635687732342" calcext:value-type="float">
            <text:p>0.241635687732342</text:p>
          </table:table-cell>
          <table:table-cell office:value-type="float" office:value="0.244444444444444" calcext:value-type="float">
            <text:p>0.244444444444444</text:p>
          </table:table-cell>
          <table:table-cell office:value-type="float" office:value="0.243542435424354" calcext:value-type="float">
            <text:p>0.243542435424354</text:p>
          </table:table-cell>
          <table:table-cell office:value-type="float" office:value="0.242647058823529" calcext:value-type="float">
            <text:p>0.242647058823529</text:p>
          </table:table-cell>
          <table:table-cell office:value-type="float" office:value="0.241758241758242" calcext:value-type="float">
            <text:p>0.241758241758242</text:p>
          </table:table-cell>
          <table:table-cell office:value-type="float" office:value="0.240875912408759" calcext:value-type="float">
            <text:p>0.240875912408759</text:p>
          </table:table-cell>
          <table:table-cell office:value-type="float" office:value="0.24" calcext:value-type="float">
            <text:p>0.24</text:p>
          </table:table-cell>
          <table:table-cell office:value-type="float" office:value="0.239130434782609" calcext:value-type="float">
            <text:p>0.239130434782609</text:p>
          </table:table-cell>
          <table:table-cell office:value-type="float" office:value="0.23826714801444" calcext:value-type="float">
            <text:p>0.23826714801444</text:p>
          </table:table-cell>
          <table:table-cell office:value-type="float" office:value="0.241007194244604" calcext:value-type="float">
            <text:p>0.241007194244604</text:p>
          </table:table-cell>
          <table:table-cell office:value-type="float" office:value="0.240143369175627" calcext:value-type="float">
            <text:p>0.240143369175627</text:p>
          </table:table-cell>
          <table:table-cell office:value-type="float" office:value="0.242857142857143" calcext:value-type="float">
            <text:p>0.242857142857143</text:p>
          </table:table-cell>
          <table:table-cell office:value-type="float" office:value="0.241992882562278" calcext:value-type="float">
            <text:p>0.241992882562278</text:p>
          </table:table-cell>
          <table:table-cell office:value-type="float" office:value="0.24113475177305" calcext:value-type="float">
            <text:p>0.24113475177305</text:p>
          </table:table-cell>
          <table:table-cell office:value-type="float" office:value="0.240282685512367" calcext:value-type="float">
            <text:p>0.240282685512367</text:p>
          </table:table-cell>
          <table:table-cell office:value-type="float" office:value="0.23943661971831" calcext:value-type="float">
            <text:p>0.23943661971831</text:p>
          </table:table-cell>
          <table:table-cell office:value-type="float" office:value="0.23859649122807" calcext:value-type="float">
            <text:p>0.23859649122807</text:p>
          </table:table-cell>
          <table:table-cell office:value-type="float" office:value="0.241258741258741" calcext:value-type="float">
            <text:p>0.241258741258741</text:p>
          </table:table-cell>
          <table:table-cell office:value-type="float" office:value="0.240418118466899" calcext:value-type="float">
            <text:p>0.240418118466899</text:p>
          </table:table-cell>
          <table:table-cell office:value-type="float" office:value="0.243055555555556" calcext:value-type="float">
            <text:p>0.243055555555556</text:p>
          </table:table-cell>
          <table:table-cell office:value-type="float" office:value="0.242214532871972" calcext:value-type="float">
            <text:p>0.24221453287197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40549828178694" calcext:value-type="float">
            <text:p>0.240549828178694</text:p>
          </table:table-cell>
          <table:table-cell office:value-type="float" office:value="0.23972602739726" calcext:value-type="float">
            <text:p>0.23972602739726</text:p>
          </table:table-cell>
          <table:table-cell office:value-type="float" office:value="0.238907849829352" calcext:value-type="float">
            <text:p>0.238907849829352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3728813559322" calcext:value-type="float">
            <text:p>0.23728813559322</text:p>
          </table:table-cell>
          <table:table-cell office:value-type="float" office:value="0.239864864864865" calcext:value-type="float">
            <text:p>0.239864864864865</text:p>
          </table:table-cell>
          <table:table-cell office:value-type="float" office:value="0.239057239057239" calcext:value-type="float">
            <text:p>0.239057239057239</text:p>
          </table:table-cell>
          <table:table-cell office:value-type="float" office:value="0.241610738255034" calcext:value-type="float">
            <text:p>0.241610738255034</text:p>
          </table:table-cell>
          <table:table-cell office:value-type="float" office:value="0.240802675585284" calcext:value-type="float">
            <text:p>0.240802675585284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2524916943522" calcext:value-type="float">
            <text:p>0.242524916943522</text:p>
          </table:table-cell>
          <table:table-cell office:value-type="float" office:value="0.241721854304636" calcext:value-type="float">
            <text:p>0.241721854304636</text:p>
          </table:table-cell>
          <table:table-cell office:value-type="float" office:value="0.240924092409241" calcext:value-type="float">
            <text:p>0.240924092409241</text:p>
          </table:table-cell>
          <table:table-cell office:value-type="float" office:value="0.240131578947368" calcext:value-type="float">
            <text:p>0.240131578947368</text:p>
          </table:table-cell>
          <table:table-cell office:value-type="float" office:value="0.239344262295082" calcext:value-type="float">
            <text:p>0.239344262295082</text:p>
          </table:table-cell>
          <table:table-cell office:value-type="float" office:value="0.238562091503268" calcext:value-type="float">
            <text:p>0.238562091503268</text:p>
          </table:table-cell>
          <table:table-cell office:value-type="float" office:value="0.237785016286645" calcext:value-type="float">
            <text:p>0.237785016286645</text:p>
          </table:table-cell>
          <table:table-cell office:value-type="float" office:value="0.237012987012987" calcext:value-type="float">
            <text:p>0.237012987012987</text:p>
          </table:table-cell>
          <table:table-cell office:value-type="float" office:value="0.236245954692557" calcext:value-type="float">
            <text:p>0.236245954692557</text:p>
          </table:table-cell>
          <table:table-cell office:value-type="float" office:value="0.235483870967742" calcext:value-type="float">
            <text:p>0.235483870967742</text:p>
          </table:table-cell>
          <table:table-cell office:value-type="float" office:value="0.237942122186495" calcext:value-type="float">
            <text:p>0.237942122186495</text:p>
          </table:table-cell>
          <table:table-cell office:value-type="float" office:value="0.237179487179487" calcext:value-type="float">
            <text:p>0.237179487179487</text:p>
          </table:table-cell>
          <table:table-cell office:value-type="float" office:value="0.236421725239617" calcext:value-type="float">
            <text:p>0.236421725239617</text:p>
          </table:table-cell>
          <table:table-cell office:value-type="float" office:value="0.235668789808917" calcext:value-type="float">
            <text:p>0.235668789808917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37341772151899" calcext:value-type="float">
            <text:p>0.237341772151899</text:p>
          </table:table-cell>
          <table:table-cell office:value-type="float" office:value="0.236593059936908" calcext:value-type="float">
            <text:p>0.236593059936908</text:p>
          </table:table-cell>
          <table:table-cell office:value-type="float" office:value="0.238993710691824" calcext:value-type="float">
            <text:p>0.238993710691824</text:p>
          </table:table-cell>
          <table:table-cell office:value-type="float" office:value="0.238244514106583" calcext:value-type="float">
            <text:p>0.238244514106583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36760124610592" calcext:value-type="float">
            <text:p>0.236760124610592</text:p>
          </table:table-cell>
          <table:table-cell office:value-type="float" office:value="0.236024844720497" calcext:value-type="float">
            <text:p>0.236024844720497</text:p>
          </table:table-cell>
          <table:table-cell office:value-type="float" office:value="0.238390092879257" calcext:value-type="float">
            <text:p>0.238390092879257</text:p>
          </table:table-cell>
          <table:table-cell office:value-type="float" office:value="0.237654320987654" calcext:value-type="float">
            <text:p>0.237654320987654</text:p>
          </table:table-cell>
          <table:table-cell office:value-type="float" office:value="0.236923076923077" calcext:value-type="float">
            <text:p>0.236923076923077</text:p>
          </table:table-cell>
          <table:table-cell office:value-type="float" office:value="0.236196319018405" calcext:value-type="float">
            <text:p>0.236196319018405</text:p>
          </table:table-cell>
          <table:table-cell office:value-type="float" office:value="0.235474006116208" calcext:value-type="float">
            <text:p>0.235474006116208</text:p>
          </table:table-cell>
          <table:table-cell office:value-type="float" office:value="0.23780487804878" calcext:value-type="float">
            <text:p>0.23780487804878</text:p>
          </table:table-cell>
          <table:table-cell office:value-type="float" office:value="0.237082066869301" calcext:value-type="float">
            <text:p>0.237082066869301</text:p>
          </table:table-cell>
          <table:table-cell office:value-type="float" office:value="0.239393939393939" calcext:value-type="float">
            <text:p>0.239393939393939</text:p>
          </table:table-cell>
          <table:table-cell office:value-type="float" office:value="0.238670694864048" calcext:value-type="float">
            <text:p>0.238670694864048</text:p>
          </table:table-cell>
          <table:table-cell office:value-type="float" office:value="0.240963855421687" calcext:value-type="float">
            <text:p>0.240963855421687</text:p>
          </table:table-cell>
          <table:table-cell office:value-type="float" office:value="0.24024024024024" calcext:value-type="float">
            <text:p>0.24024024024024</text:p>
          </table:table-cell>
          <table:table-cell office:value-type="float" office:value="0.24251497005988" calcext:value-type="float">
            <text:p>0.24251497005988</text:p>
          </table:table-cell>
          <table:table-cell office:value-type="float" office:value="0.241791044776119" calcext:value-type="float">
            <text:p>0.241791044776119</text:p>
          </table:table-cell>
          <table:table-cell office:value-type="float" office:value="0.244047619047619" calcext:value-type="float">
            <text:p>0.244047619047619</text:p>
          </table:table-cell>
          <table:table-cell office:value-type="float" office:value="0.243323442136498" calcext:value-type="float">
            <text:p>0.243323442136498</text:p>
          </table:table-cell>
          <table:table-cell office:value-type="float" office:value="0.245562130177515" calcext:value-type="float">
            <text:p>0.245562130177515</text:p>
          </table:table-cell>
          <table:table-cell office:value-type="float" office:value="0.244837758112094" calcext:value-type="float">
            <text:p>0.244837758112094</text:p>
          </table:table-cell>
          <table:table-cell office:value-type="float" office:value="0.244117647058824" calcext:value-type="float">
            <text:p>0.244117647058824</text:p>
          </table:table-cell>
          <table:table-cell office:value-type="float" office:value="0.243401759530792" calcext:value-type="float">
            <text:p>0.243401759530792</text:p>
          </table:table-cell>
          <table:table-cell office:value-type="float" office:value="0.242690058479532" calcext:value-type="float">
            <text:p>0.242690058479532</text:p>
          </table:table-cell>
          <table:table-cell office:value-type="float" office:value="0.24198250728863" calcext:value-type="float">
            <text:p>0.24198250728863</text:p>
          </table:table-cell>
          <table:table-cell office:value-type="float" office:value="0.244186046511628" calcext:value-type="float">
            <text:p>0.244186046511628</text:p>
          </table:table-cell>
          <table:table-cell office:value-type="float" office:value="0.243478260869565" calcext:value-type="float">
            <text:p>0.243478260869565</text:p>
          </table:table-cell>
          <table:table-cell office:value-type="float" office:value="0.242774566473988" calcext:value-type="float">
            <text:p>0.242774566473988</text:p>
          </table:table-cell>
          <table:table-cell office:value-type="float" office:value="0.24207492795389" calcext:value-type="float">
            <text:p>0.24207492795389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43553008595988" calcext:value-type="float">
            <text:p>0.243553008595988</text:p>
          </table:table-cell>
          <table:table-cell office:value-type="float" office:value="0.242857142857143" calcext:value-type="float">
            <text:p>0.242857142857143</text:p>
          </table:table-cell>
          <table:table-cell office:value-type="float" office:value="0.245014245014245" calcext:value-type="float">
            <text:p>0.245014245014245</text:p>
          </table:table-cell>
          <table:table-cell office:value-type="float" office:value="0.244318181818182" calcext:value-type="float">
            <text:p>0.244318181818182</text:p>
          </table:table-cell>
          <table:table-cell office:value-type="float" office:value="0.243626062322946" calcext:value-type="float">
            <text:p>0.243626062322946</text:p>
          </table:table-cell>
          <table:table-cell office:value-type="float" office:value="0.242937853107345" calcext:value-type="float">
            <text:p>0.242937853107345</text:p>
          </table:table-cell>
          <table:table-cell office:value-type="float" office:value="0.242253521126761" calcext:value-type="float">
            <text:p>0.242253521126761</text:p>
          </table:table-cell>
          <table:table-cell office:value-type="float" office:value="0.241573033707865" calcext:value-type="float">
            <text:p>0.241573033707865</text:p>
          </table:table-cell>
          <table:table-cell office:value-type="float" office:value="0.240896358543417" calcext:value-type="float">
            <text:p>0.240896358543417</text:p>
          </table:table-cell>
          <table:table-cell office:value-type="float" office:value="0.240223463687151" calcext:value-type="float">
            <text:p>0.240223463687151</text:p>
          </table:table-cell>
          <table:table-cell office:value-type="float" office:value="0.239554317548746" calcext:value-type="float">
            <text:p>0.239554317548746</text:p>
          </table:table-cell>
          <table:table-cell office:value-type="float" office:value="0.238888888888889" calcext:value-type="float">
            <text:p>0.238888888888889</text:p>
          </table:table-cell>
          <table:table-cell office:value-type="float" office:value="0.240997229916897" calcext:value-type="float">
            <text:p>0.240997229916897</text:p>
          </table:table-cell>
          <table:table-cell office:value-type="float" office:value="0.240331491712707" calcext:value-type="float">
            <text:p>0.240331491712707</text:p>
          </table:table-cell>
          <table:table-cell office:value-type="float" office:value="0.239669421487603" calcext:value-type="float">
            <text:p>0.239669421487603</text:p>
          </table:table-cell>
          <table:table-cell office:value-type="float" office:value="0.239010989010989" calcext:value-type="float">
            <text:p>0.239010989010989</text:p>
          </table:table-cell>
          <table:table-cell office:value-type="float" office:value="0.238356164383562" calcext:value-type="float">
            <text:p>0.238356164383562</text:p>
          </table:table-cell>
          <table:table-cell office:value-type="float" office:value="0.237704918032787" calcext:value-type="float">
            <text:p>0.237704918032787</text:p>
          </table:table-cell>
          <table:table-cell office:value-type="float" office:value="0.237057220708447" calcext:value-type="float">
            <text:p>0.237057220708447</text:p>
          </table:table-cell>
          <table:table-cell office:value-type="float" office:value="0.239130434782609" calcext:value-type="float">
            <text:p>0.239130434782609</text:p>
          </table:table-cell>
          <table:table-cell office:value-type="float" office:value="0.238482384823848" calcext:value-type="float">
            <text:p>0.238482384823848</text:p>
          </table:table-cell>
          <table:table-cell office:value-type="float" office:value="0.237837837837838" calcext:value-type="float">
            <text:p>0.237837837837838</text:p>
          </table:table-cell>
          <table:table-cell office:value-type="float" office:value="0.237196765498652" calcext:value-type="float">
            <text:p>0.237196765498652</text:p>
          </table:table-cell>
          <table:table-cell office:value-type="float" office:value="0.239247311827957" calcext:value-type="float">
            <text:p>0.239247311827957</text:p>
          </table:table-cell>
          <table:table-cell office:value-type="float" office:value="0.238605898123324" calcext:value-type="float">
            <text:p>0.238605898123324</text:p>
          </table:table-cell>
          <table:table-cell office:value-type="float" office:value="0.240641711229946" calcext:value-type="float">
            <text:p>0.240641711229946</text:p>
          </table:table-cell>
          <table:table-cell office:value-type="float" office:value="0.24" calcext:value-type="float">
            <text:p>0.24</text:p>
          </table:table-cell>
          <table:table-cell office:value-type="float" office:value="0.242021276595745" calcext:value-type="float">
            <text:p>0.24202127659574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43386243386243" calcext:value-type="float">
            <text:p>0.243386243386243</text:p>
          </table:table-cell>
          <table:table-cell office:value-type="float" office:value="0.242744063324538" calcext:value-type="float">
            <text:p>0.242744063324538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244094488188976" calcext:value-type="float">
            <text:p>0.244094488188976</text:p>
          </table:table-cell>
          <table:table-cell office:value-type="float" office:value="0.246073298429319" calcext:value-type="float">
            <text:p>0.246073298429319</text:p>
          </table:table-cell>
          <table:table-cell office:value-type="float" office:value="0.245430809399478" calcext:value-type="float">
            <text:p>0.245430809399478</text:p>
          </table:table-cell>
          <table:table-cell office:value-type="float" office:value="0.244791666666667" calcext:value-type="float">
            <text:p>0.244791666666667</text:p>
          </table:table-cell>
          <table:table-cell office:value-type="float" office:value="0.244155844155844" calcext:value-type="float">
            <text:p>0.244155844155844</text:p>
          </table:table-cell>
          <table:table-cell office:value-type="float" office:value="0.243523316062176" calcext:value-type="float">
            <text:p>0.243523316062176</text:p>
          </table:table-cell>
          <table:table-cell office:value-type="float" office:value="0.242894056847545" calcext:value-type="float">
            <text:p>0.242894056847545</text:p>
          </table:table-cell>
          <table:table-cell office:value-type="float" office:value="0.242268041237113" calcext:value-type="float">
            <text:p>0.242268041237113</text:p>
          </table:table-cell>
          <table:table-cell office:value-type="float" office:value="0.244215938303342" calcext:value-type="float">
            <text:p>0.244215938303342</text:p>
          </table:table-cell>
          <table:table-cell office:value-type="float" office:value="0.243589743589744" calcext:value-type="float">
            <text:p>0.243589743589744</text:p>
          </table:table-cell>
          <table:table-cell office:value-type="float" office:value="0.242966751918159" calcext:value-type="float">
            <text:p>0.242966751918159</text:p>
          </table:table-cell>
          <table:table-cell office:value-type="float" office:value="0.24234693877551" calcext:value-type="float">
            <text:p>0.24234693877551</text:p>
          </table:table-cell>
          <table:table-cell office:value-type="float" office:value="0.241730279898219" calcext:value-type="float">
            <text:p>0.241730279898219</text:p>
          </table:table-cell>
          <table:table-cell office:value-type="float" office:value="0.241116751269036" calcext:value-type="float">
            <text:p>0.241116751269036</text:p>
          </table:table-cell>
          <table:table-cell office:value-type="float" office:value="0.240506329113924" calcext:value-type="float">
            <text:p>0.240506329113924</text:p>
          </table:table-cell>
          <table:table-cell office:value-type="float" office:value="0.23989898989899" calcext:value-type="float">
            <text:p>0.23989898989899</text:p>
          </table:table-cell>
          <table:table-cell office:value-type="float" office:value="0.239294710327456" calcext:value-type="float">
            <text:p>0.239294710327456</text:p>
          </table:table-cell>
          <table:table-cell office:value-type="float" office:value="0.238693467336683" calcext:value-type="float">
            <text:p>0.238693467336683</text:p>
          </table:table-cell>
          <table:table-cell office:value-type="float" office:value="0.240601503759398" calcext:value-type="float">
            <text:p>0.240601503759398</text:p>
          </table:table-cell>
          <table:table-cell office:value-type="float" office:value="0.24" calcext:value-type="float">
            <text:p>0.24</text:p>
          </table:table-cell>
          <table:table-cell office:value-type="float" office:value="0.239401496259352" calcext:value-type="float">
            <text:p>0.239401496259352</text:p>
          </table:table-cell>
          <table:table-cell office:value-type="float" office:value="0.238805970149254" calcext:value-type="float">
            <text:p>0.238805970149254</text:p>
          </table:table-cell>
          <table:table-cell office:value-type="float" office:value="0.238213399503722" calcext:value-type="float">
            <text:p>0.238213399503722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239506172839506" calcext:value-type="float">
            <text:p>0.239506172839506</text:p>
          </table:table-cell>
          <table:table-cell office:value-type="float" office:value="0.238916256157635" calcext:value-type="float">
            <text:p>0.238916256157635</text:p>
          </table:table-cell>
          <table:table-cell office:value-type="float" office:value="0.238329238329238" calcext:value-type="float">
            <text:p>0.238329238329238</text:p>
          </table:table-cell>
          <table:table-cell office:value-type="float" office:value="0.237745098039216" calcext:value-type="float">
            <text:p>0.237745098039216</text:p>
          </table:table-cell>
          <table:table-cell office:value-type="float" office:value="0.237163814180929" calcext:value-type="float">
            <text:p>0.237163814180929</text:p>
          </table:table-cell>
          <table:table-cell office:value-type="float" office:value="0.239024390243902" calcext:value-type="float">
            <text:p>0.239024390243902</text:p>
          </table:table-cell>
          <table:table-cell office:value-type="float" office:value="0.238442822384428" calcext:value-type="float">
            <text:p>0.238442822384428</text:p>
          </table:table-cell>
          <table:table-cell office:value-type="float" office:value="0.237864077669903" calcext:value-type="float">
            <text:p>0.237864077669903</text:p>
          </table:table-cell>
          <table:table-cell office:value-type="float" office:value="0.23728813559322" calcext:value-type="float">
            <text:p>0.23728813559322</text:p>
          </table:table-cell>
          <table:table-cell office:value-type="float" office:value="0.236714975845411" calcext:value-type="float">
            <text:p>0.236714975845411</text:p>
          </table:table-cell>
          <table:table-cell office:value-type="float" office:value="0.236144578313253" calcext:value-type="float">
            <text:p>0.236144578313253</text:p>
          </table:table-cell>
          <table:table-cell office:value-type="float" office:value="0.237980769230769" calcext:value-type="float">
            <text:p>0.237980769230769</text:p>
          </table:table-cell>
          <table:table-cell office:value-type="float" office:value="0.237410071942446" calcext:value-type="float">
            <text:p>0.237410071942446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236276849642005" calcext:value-type="float">
            <text:p>0.236276849642005</text:p>
          </table:table-cell>
          <table:table-cell office:value-type="float" office:value="0.235714285714286" calcext:value-type="float">
            <text:p>0.235714285714286</text:p>
          </table:table-cell>
          <table:table-cell office:value-type="float" office:value="0.237529691211401" calcext:value-type="float">
            <text:p>0.237529691211401</text:p>
          </table:table-cell>
          <table:table-cell office:value-type="float" office:value="0.23696682464455" calcext:value-type="float">
            <text:p>0.23696682464455</text:p>
          </table:table-cell>
          <table:table-cell office:value-type="float" office:value="0.238770685579196" calcext:value-type="float">
            <text:p>0.238770685579196</text:p>
          </table:table-cell>
          <table:table-cell office:value-type="float" office:value="0.240566037735849" calcext:value-type="float">
            <text:p>0.240566037735849</text:p>
          </table:table-cell>
          <table:table-cell office:value-type="float" office:value="0.24" calcext:value-type="float">
            <text:p>0.24</text:p>
          </table:table-cell>
          <table:table-cell office:value-type="float" office:value="0.23943661971831" calcext:value-type="float">
            <text:p>0.23943661971831</text:p>
          </table:table-cell>
          <table:table-cell office:value-type="float" office:value="0.241217798594848" calcext:value-type="float">
            <text:p>0.241217798594848</text:p>
          </table:table-cell>
          <table:table-cell office:value-type="float" office:value="0.240654205607477" calcext:value-type="float">
            <text:p>0.240654205607477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244186046511628" calcext:value-type="float">
            <text:p>0.244186046511628</text:p>
          </table:table-cell>
          <table:table-cell office:value-type="float" office:value="0.245939675174014" calcext:value-type="float">
            <text:p>0.245939675174014</text:p>
          </table:table-cell>
          <table:table-cell office:value-type="float" office:value="0.24537037037037" calcext:value-type="float">
            <text:p>0.24537037037037</text:p>
          </table:table-cell>
          <table:table-cell office:value-type="float" office:value="0.244803695150115" calcext:value-type="float">
            <text:p>0.244803695150115</text:p>
          </table:table-cell>
          <table:table-cell office:value-type="float" office:value="0.244239631336406" calcext:value-type="float">
            <text:p>0.244239631336406</text:p>
          </table:table-cell>
          <table:table-cell office:value-type="float" office:value="0.245977011494253" calcext:value-type="float">
            <text:p>0.245977011494253</text:p>
          </table:table-cell>
          <table:table-cell office:value-type="float" office:value="0.245412844036697" calcext:value-type="float">
            <text:p>0.245412844036697</text:p>
          </table:table-cell>
          <table:table-cell office:value-type="float" office:value="0.247139588100686" calcext:value-type="float">
            <text:p>0.247139588100686</text:p>
          </table:table-cell>
          <table:table-cell office:value-type="float" office:value="0.246575342465753" calcext:value-type="float">
            <text:p>0.246575342465753</text:p>
          </table:table-cell>
          <table:table-cell office:value-type="float" office:value="0.246013667425968" calcext:value-type="float">
            <text:p>0.246013667425968</text:p>
          </table:table-cell>
          <table:table-cell office:value-type="float" office:value="0.245454545454545" calcext:value-type="float">
            <text:p>0.245454545454545</text:p>
          </table:table-cell>
          <table:table-cell office:value-type="float" office:value="0.244897959183673" calcext:value-type="float">
            <text:p>0.244897959183673</text:p>
          </table:table-cell>
          <table:table-cell office:value-type="float" office:value="0.246606334841629" calcext:value-type="float">
            <text:p>0.246606334841629</text:p>
          </table:table-cell>
          <table:table-cell office:value-type="float" office:value="0.246049661399549" calcext:value-type="float">
            <text:p>0.246049661399549</text:p>
          </table:table-cell>
          <table:table-cell office:value-type="float" office:value="0.245495495495495" calcext:value-type="float">
            <text:p>0.245495495495495</text:p>
          </table:table-cell>
          <table:table-cell office:value-type="float" office:value="0.247191011235955" calcext:value-type="float">
            <text:p>0.247191011235955</text:p>
          </table:table-cell>
          <table:table-cell office:value-type="float" office:value="0.246636771300448" calcext:value-type="float">
            <text:p>0.246636771300448</text:p>
          </table:table-cell>
          <table:table-cell office:value-type="float" office:value="0.246085011185682" calcext:value-type="float">
            <text:p>0.246085011185682</text:p>
          </table:table-cell>
          <table:table-cell office:value-type="float" office:value="0.247767857142857" calcext:value-type="float">
            <text:p>0.247767857142857</text:p>
          </table:table-cell>
          <table:table-cell office:value-type="float" office:value="0.249443207126949" calcext:value-type="float">
            <text:p>0.249443207126949</text:p>
          </table:table-cell>
          <table:table-cell office:value-type="float" office:value="0.248888888888889" calcext:value-type="float">
            <text:p>0.248888888888889</text:p>
          </table:table-cell>
          <table:table-cell office:value-type="float" office:value="0.250554323725055" calcext:value-type="float">
            <text:p>0.250554323725055</text:p>
          </table:table-cell>
          <table:table-cell office:value-type="float" office:value="0.25" calcext:value-type="float">
            <text:p>0.25</text:p>
          </table:table-cell>
          <table:table-cell office:value-type="float" office:value="0.251655629139073" calcext:value-type="float">
            <text:p>0.251655629139073</text:p>
          </table:table-cell>
          <table:table-cell office:value-type="float" office:value="0.251101321585903" calcext:value-type="float">
            <text:p>0.251101321585903</text:p>
          </table:table-cell>
          <table:table-cell office:value-type="float" office:value="0.252747252747253" calcext:value-type="float">
            <text:p>0.252747252747253</text:p>
          </table:table-cell>
          <table:table-cell office:value-type="float" office:value="0.25219298245614" calcext:value-type="float">
            <text:p>0.25219298245614</text:p>
          </table:table-cell>
          <table:table-cell office:value-type="float" office:value="0.25164113785558" calcext:value-type="float">
            <text:p>0.25164113785558</text:p>
          </table:table-cell>
          <table:table-cell office:value-type="float" office:value="0.251091703056769" calcext:value-type="float">
            <text:p>0.251091703056769</text:p>
          </table:table-cell>
          <table:table-cell office:value-type="float" office:value="0.250544662309368" calcext:value-type="float">
            <text:p>0.250544662309368</text:p>
          </table:table-cell>
          <table:table-cell office:value-type="float" office:value="0.25" calcext:value-type="float">
            <text:p>0.25</text:p>
          </table:table-cell>
          <table:table-cell office:value-type="float" office:value="0.249457700650759" calcext:value-type="float">
            <text:p>0.249457700650759</text:p>
          </table:table-cell>
          <table:table-cell office:value-type="float" office:value="0.248917748917749" calcext:value-type="float">
            <text:p>0.248917748917749</text:p>
          </table:table-cell>
          <table:table-cell office:value-type="float" office:value="0.250539956803456" calcext:value-type="float">
            <text:p>0.250539956803456</text:p>
          </table:table-cell>
          <table:table-cell office:value-type="float" office:value="0.25" calcext:value-type="float">
            <text:p>0.25</text:p>
          </table:table-cell>
          <table:table-cell office:value-type="float" office:value="0.249462365591398" calcext:value-type="float">
            <text:p>0.249462365591398</text:p>
          </table:table-cell>
          <table:table-cell office:value-type="float" office:value="0.248927038626609" calcext:value-type="float">
            <text:p>0.248927038626609</text:p>
          </table:table-cell>
          <table:table-cell office:value-type="float" office:value="0.248394004282655" calcext:value-type="float">
            <text:p>0.248394004282655</text:p>
          </table:table-cell>
          <table:table-cell office:value-type="float" office:value="0.247863247863248" calcext:value-type="float">
            <text:p>0.247863247863248</text:p>
          </table:table-cell>
          <table:table-cell office:value-type="float" office:value="0.249466950959488" calcext:value-type="float">
            <text:p>0.249466950959488</text:p>
          </table:table-cell>
          <table:table-cell office:value-type="float" office:value="0.248936170212766" calcext:value-type="float">
            <text:p>0.248936170212766</text:p>
          </table:table-cell>
          <table:table-cell office:value-type="float" office:value="0.248407643312102" calcext:value-type="float">
            <text:p>0.248407643312102</text:p>
          </table:table-cell>
          <table:table-cell office:value-type="float" office:value="0.25" calcext:value-type="float">
            <text:p>0.25</text:p>
          </table:table-cell>
          <table:table-cell office:value-type="float" office:value="0.251585623678647" calcext:value-type="float">
            <text:p>0.251585623678647</text:p>
          </table:table-cell>
          <table:table-cell office:value-type="float" office:value="0.251054852320675" calcext:value-type="float">
            <text:p>0.251054852320675</text:p>
          </table:table-cell>
          <table:table-cell office:value-type="float" office:value="0.250526315789474" calcext:value-type="float">
            <text:p>0.250526315789474</text:p>
          </table:table-cell>
          <table:table-cell office:value-type="float" office:value="0.25" calcext:value-type="float">
            <text:p>0.25</text:p>
          </table:table-cell>
          <table:table-cell office:value-type="float" office:value="0.249475890985325" calcext:value-type="float">
            <text:p>0.249475890985325</text:p>
          </table:table-cell>
          <table:table-cell office:value-type="float" office:value="0.248953974895397" calcext:value-type="float">
            <text:p>0.248953974895397</text:p>
          </table:table-cell>
          <table:table-cell office:value-type="float" office:value="0.248434237995825" calcext:value-type="float">
            <text:p>0.248434237995825</text:p>
          </table:table-cell>
          <table:table-cell office:value-type="float" office:value="0.25" calcext:value-type="float">
            <text:p>0.25</text:p>
          </table:table-cell>
          <table:table-cell office:value-type="float" office:value="0.249480249480249" calcext:value-type="float">
            <text:p>0.249480249480249</text:p>
          </table:table-cell>
          <table:table-cell office:value-type="float" office:value="0.25103734439834" calcext:value-type="float">
            <text:p>0.25103734439834</text:p>
          </table:table-cell>
          <table:table-cell office:value-type="float" office:value="0.252587991718426" calcext:value-type="float">
            <text:p>0.252587991718426</text:p>
          </table:table-cell>
          <table:table-cell office:value-type="float" office:value="0.252066115702479" calcext:value-type="float">
            <text:p>0.252066115702479</text:p>
          </table:table-cell>
          <table:table-cell office:value-type="float" office:value="0.251546391752577" calcext:value-type="float">
            <text:p>0.251546391752577</text:p>
          </table:table-cell>
          <table:table-cell office:value-type="float" office:value="0.251028806584362" calcext:value-type="float">
            <text:p>0.251028806584362</text:p>
          </table:table-cell>
          <table:table-cell office:value-type="float" office:value="0.252566735112936" calcext:value-type="float">
            <text:p>0.252566735112936</text:p>
          </table:table-cell>
          <table:table-cell office:value-type="float" office:value="0.252049180327869" calcext:value-type="float">
            <text:p>0.252049180327869</text:p>
          </table:table-cell>
          <table:table-cell office:value-type="float" office:value="0.253578732106339" calcext:value-type="float">
            <text:p>0.253578732106339</text:p>
          </table:table-cell>
          <table:table-cell office:value-type="float" office:value="0.253061224489796" calcext:value-type="float">
            <text:p>0.253061224489796</text:p>
          </table:table-cell>
          <table:table-cell office:value-type="float" office:value="0.252545824847251" calcext:value-type="float">
            <text:p>0.252545824847251</text:p>
          </table:table-cell>
          <table:table-cell office:value-type="float" office:value="0.252032520325203" calcext:value-type="float">
            <text:p>0.252032520325203</text:p>
          </table:table-cell>
          <table:table-cell office:value-type="float" office:value="0.253549695740365" calcext:value-type="float">
            <text:p>0.253549695740365</text:p>
          </table:table-cell>
          <table:table-cell office:value-type="float" office:value="0.255060728744939" calcext:value-type="float">
            <text:p>0.255060728744939</text:p>
          </table:table-cell>
          <table:table-cell office:value-type="float" office:value="0.254545454545454" calcext:value-type="float">
            <text:p>0.254545454545454</text:p>
          </table:table-cell>
          <table:table-cell office:value-type="float" office:value="0.254032258064516" calcext:value-type="float">
            <text:p>0.254032258064516</text:p>
          </table:table-cell>
          <table:table-cell office:value-type="float" office:value="0.253521126760563" calcext:value-type="float">
            <text:p>0.253521126760563</text:p>
          </table:table-cell>
          <table:table-cell office:value-type="float" office:value="0.253012048192771" calcext:value-type="float">
            <text:p>0.253012048192771</text:p>
          </table:table-cell>
          <table:table-cell office:value-type="float" office:value="0.254509018036072" calcext:value-type="float">
            <text:p>0.25450901803607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5489021956088" calcext:value-type="float">
            <text:p>0.255489021956088</text:p>
          </table:table-cell>
          <table:table-cell office:value-type="float" office:value="0.254980079681275" calcext:value-type="float">
            <text:p>0.254980079681275</text:p>
          </table:table-cell>
          <table:table-cell office:value-type="float" office:value="0.254473161033797" calcext:value-type="float">
            <text:p>0.254473161033797</text:p>
          </table:table-cell>
          <table:table-cell office:value-type="float" office:value="0.253968253968254" calcext:value-type="float">
            <text:p>0.253968253968254</text:p>
          </table:table-cell>
          <table:table-cell office:value-type="float" office:value="0.253465346534654" calcext:value-type="float">
            <text:p>0.253465346534654</text:p>
          </table:table-cell>
          <table:table-cell office:value-type="float" office:value="0.25296442687747" calcext:value-type="float">
            <text:p>0.25296442687747</text:p>
          </table:table-cell>
          <table:table-cell office:value-type="float" office:value="0.254437869822485" calcext:value-type="float">
            <text:p>0.254437869822485</text:p>
          </table:table-cell>
          <table:table-cell office:value-type="float" office:value="0.253937007874016" calcext:value-type="float">
            <text:p>0.253937007874016</text:p>
          </table:table-cell>
          <table:table-cell office:value-type="float" office:value="0.255402750491159" calcext:value-type="float">
            <text:p>0.255402750491159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0.25440313111546" calcext:value-type="float">
            <text:p>0.25440313111546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255360623781676" calcext:value-type="float">
            <text:p>0.255360623781676</text:p>
          </table:table-cell>
          <table:table-cell office:value-type="float" office:value="0.254863813229572" calcext:value-type="float">
            <text:p>0.254863813229572</text:p>
          </table:table-cell>
          <table:table-cell office:value-type="float" office:value="0.254368932038835" calcext:value-type="float">
            <text:p>0.254368932038835</text:p>
          </table:table-cell>
          <table:table-cell office:value-type="float" office:value="0.255813953488372" calcext:value-type="float">
            <text:p>0.255813953488372</text:p>
          </table:table-cell>
          <table:table-cell office:value-type="float" office:value="0.25531914893617" calcext:value-type="float">
            <text:p>0.25531914893617</text:p>
          </table:table-cell>
          <table:table-cell office:value-type="float" office:value="0.254826254826255" calcext:value-type="float">
            <text:p>0.254826254826255</text:p>
          </table:table-cell>
          <table:table-cell office:value-type="float" office:value="0.254335260115607" calcext:value-type="float">
            <text:p>0.254335260115607</text:p>
          </table:table-cell>
          <table:table-cell office:value-type="float" office:value="0.253846153846154" calcext:value-type="float">
            <text:p>0.253846153846154</text:p>
          </table:table-cell>
          <table:table-cell office:value-type="float" office:value="0.253358925143954" calcext:value-type="float">
            <text:p>0.253358925143954</text:p>
          </table:table-cell>
          <table:table-cell office:value-type="float" office:value="0.252873563218391" calcext:value-type="float">
            <text:p>0.252873563218391</text:p>
          </table:table-cell>
          <table:table-cell office:value-type="float" office:value="0.252390057361377" calcext:value-type="float">
            <text:p>0.252390057361377</text:p>
          </table:table-cell>
          <table:table-cell office:value-type="float" office:value="0.251908396946565" calcext:value-type="float">
            <text:p>0.251908396946565</text:p>
          </table:table-cell>
          <table:table-cell office:value-type="float" office:value="0.253333333333333" calcext:value-type="float">
            <text:p>0.253333333333333</text:p>
          </table:table-cell>
          <table:table-cell office:value-type="float" office:value="0.252851711026616" calcext:value-type="float">
            <text:p>0.252851711026616</text:p>
          </table:table-cell>
          <table:table-cell office:value-type="float" office:value="0.252371916508539" calcext:value-type="float">
            <text:p>0.252371916508539</text:p>
          </table:table-cell>
          <table:table-cell office:value-type="float" office:value="0.251893939393939" calcext:value-type="float">
            <text:p>0.251893939393939</text:p>
          </table:table-cell>
          <table:table-cell office:value-type="float" office:value="0.251417769376181" calcext:value-type="float">
            <text:p>0.251417769376181</text:p>
          </table:table-cell>
          <table:table-cell office:value-type="float" office:value="0.252830188679245" calcext:value-type="float">
            <text:p>0.252830188679245</text:p>
          </table:table-cell>
          <table:table-cell office:value-type="float" office:value="0.252354048964218" calcext:value-type="float">
            <text:p>0.252354048964218</text:p>
          </table:table-cell>
          <table:table-cell office:value-type="float" office:value="0.25187969924812" calcext:value-type="float">
            <text:p>0.25187969924812</text:p>
          </table:table-cell>
          <table:table-cell office:value-type="float" office:value="0.25140712945591" calcext:value-type="float">
            <text:p>0.25140712945591</text:p>
          </table:table-cell>
          <table:table-cell office:value-type="float" office:value="0.250936329588015" calcext:value-type="float">
            <text:p>0.250936329588015</text:p>
          </table:table-cell>
          <table:table-cell office:value-type="float" office:value="0.250467289719626" calcext:value-type="float">
            <text:p>0.250467289719626</text:p>
          </table:table-cell>
          <table:table-cell office:value-type="float" office:value="0.251865671641791" calcext:value-type="float">
            <text:p>0.251865671641791</text:p>
          </table:table-cell>
          <table:table-cell office:value-type="float" office:value="0.251396648044693" calcext:value-type="float">
            <text:p>0.251396648044693</text:p>
          </table:table-cell>
          <table:table-cell office:value-type="float" office:value="0.25092936802974" calcext:value-type="float">
            <text:p>0.25092936802974</text:p>
          </table:table-cell>
          <table:table-cell office:value-type="float" office:value="0.252319109461967" calcext:value-type="float">
            <text:p>0.252319109461967</text:p>
          </table:table-cell>
          <table:table-cell office:value-type="float" office:value="0.251851851851852" calcext:value-type="float">
            <text:p>0.251851851851852</text:p>
          </table:table-cell>
          <table:table-cell office:value-type="float" office:value="0.251386321626617" calcext:value-type="float">
            <text:p>0.251386321626617</text:p>
          </table:table-cell>
          <table:table-cell office:value-type="float" office:value="0.250922509225092" calcext:value-type="float">
            <text:p>0.250922509225092</text:p>
          </table:table-cell>
          <table:table-cell office:value-type="float" office:value="0.252302025782689" calcext:value-type="float">
            <text:p>0.252302025782689</text:p>
          </table:table-cell>
          <table:table-cell office:value-type="float" office:value="0.251838235294118" calcext:value-type="float">
            <text:p>0.251838235294118</text:p>
          </table:table-cell>
          <table:table-cell office:value-type="float" office:value="0.251376146788991" calcext:value-type="float">
            <text:p>0.251376146788991</text:p>
          </table:table-cell>
          <table:table-cell office:value-type="float" office:value="0.250915750915751" calcext:value-type="float">
            <text:p>0.250915750915751</text:p>
          </table:table-cell>
          <table:table-cell office:value-type="float" office:value="0.250457038391225" calcext:value-type="float">
            <text:p>0.250457038391225</text:p>
          </table:table-cell>
          <table:table-cell office:value-type="float" office:value="0.25" calcext:value-type="float">
            <text:p>0.25</text:p>
          </table:table-cell>
          <table:table-cell office:value-type="float" office:value="0.251366120218579" calcext:value-type="float">
            <text:p>0.251366120218579</text:p>
          </table:table-cell>
          <table:table-cell office:value-type="float" office:value="0.250909090909091" calcext:value-type="float">
            <text:p>0.250909090909091</text:p>
          </table:table-cell>
          <table:table-cell office:value-type="float" office:value="0.252268602540835" calcext:value-type="float">
            <text:p>0.252268602540835</text:p>
          </table:table-cell>
          <table:table-cell office:value-type="float" office:value="0.251811594202899" calcext:value-type="float">
            <text:p>0.251811594202899</text:p>
          </table:table-cell>
          <table:table-cell office:value-type="float" office:value="0.251356238698011" calcext:value-type="float">
            <text:p>0.251356238698011</text:p>
          </table:table-cell>
          <table:table-cell office:value-type="float" office:value="0.250902527075812" calcext:value-type="float">
            <text:p>0.250902527075812</text:p>
          </table:table-cell>
          <table:table-cell office:value-type="float" office:value="0.252252252252252" calcext:value-type="float">
            <text:p>0.252252252252252</text:p>
          </table:table-cell>
          <table:table-cell office:value-type="float" office:value="0.251798561151079" calcext:value-type="float">
            <text:p>0.251798561151079</text:p>
          </table:table-cell>
          <table:table-cell office:value-type="float" office:value="0.251346499102334" calcext:value-type="float">
            <text:p>0.251346499102334</text:p>
          </table:table-cell>
          <table:table-cell office:value-type="float" office:value="0.25089605734767" calcext:value-type="float">
            <text:p>0.25089605734767</text:p>
          </table:table-cell>
          <table:table-cell office:value-type="float" office:value="0.250447227191413" calcext:value-type="float">
            <text:p>0.250447227191413</text:p>
          </table:table-cell>
          <table:table-cell office:value-type="float" office:value="0.25" calcext:value-type="float">
            <text:p>0.25</text:p>
          </table:table-cell>
          <table:table-cell office:value-type="float" office:value="0.251336898395722" calcext:value-type="float">
            <text:p>0.251336898395722</text:p>
          </table:table-cell>
          <table:table-cell office:value-type="float" office:value="0.250889679715302" calcext:value-type="float">
            <text:p>0.250889679715302</text:p>
          </table:table-cell>
          <table:table-cell office:value-type="float" office:value="0.25044404973357" calcext:value-type="float">
            <text:p>0.25044404973357</text:p>
          </table:table-cell>
          <table:table-cell office:value-type="float" office:value="0.25" calcext:value-type="float">
            <text:p>0.25</text:p>
          </table:table-cell>
          <table:table-cell office:value-type="float" office:value="0.251327433628319" calcext:value-type="float">
            <text:p>0.251327433628319</text:p>
          </table:table-cell>
          <table:table-cell office:value-type="float" office:value="0.250883392226148" calcext:value-type="float">
            <text:p>0.250883392226148</text:p>
          </table:table-cell>
          <table:table-cell office:value-type="float" office:value="0.250440917107584" calcext:value-type="float">
            <text:p>0.250440917107584</text:p>
          </table:table-cell>
          <table:table-cell office:value-type="float" office:value="0.25" calcext:value-type="float">
            <text:p>0.25</text:p>
          </table:table-cell>
          <table:table-cell office:value-type="float" office:value="0.251318101933216" calcext:value-type="float">
            <text:p>0.251318101933216</text:p>
          </table:table-cell>
          <table:table-cell office:value-type="float" office:value="0.250877192982456" calcext:value-type="float">
            <text:p>0.250877192982456</text:p>
          </table:table-cell>
          <table:table-cell office:value-type="float" office:value="0.250437828371278" calcext:value-type="float">
            <text:p>0.250437828371278</text:p>
          </table:table-cell>
          <table:table-cell office:value-type="float" office:value="0.251748251748252" calcext:value-type="float">
            <text:p>0.251748251748252</text:p>
          </table:table-cell>
          <table:table-cell office:value-type="float" office:value="0.25130890052356" calcext:value-type="float">
            <text:p>0.25130890052356</text:p>
          </table:table-cell>
          <table:table-cell office:value-type="float" office:value="0.252613240418118" calcext:value-type="float">
            <text:p>0.252613240418118</text:p>
          </table:table-cell>
          <table:table-cell office:value-type="float" office:value="0.252173913043478" calcext:value-type="float">
            <text:p>0.252173913043478</text:p>
          </table:table-cell>
          <table:table-cell office:value-type="float" office:value="0.251736111111111" calcext:value-type="float">
            <text:p>0.251736111111111</text:p>
          </table:table-cell>
          <table:table-cell office:value-type="float" office:value="0.251299826689775" calcext:value-type="float">
            <text:p>0.251299826689775</text:p>
          </table:table-cell>
          <table:table-cell office:value-type="float" office:value="0.252595155709343" calcext:value-type="float">
            <text:p>0.252595155709343</text:p>
          </table:table-cell>
          <table:table-cell office:value-type="float" office:value="0.252158894645941" calcext:value-type="float">
            <text:p>0.252158894645941</text:p>
          </table:table-cell>
          <table:table-cell office:value-type="float" office:value="0.251724137931034" calcext:value-type="float">
            <text:p>0.251724137931034</text:p>
          </table:table-cell>
          <table:table-cell office:value-type="float" office:value="0.251290877796902" calcext:value-type="float">
            <text:p>0.251290877796902</text:p>
          </table:table-cell>
          <table:table-cell office:value-type="float" office:value="0.25085910652921" calcext:value-type="float">
            <text:p>0.25085910652921</text:p>
          </table:table-cell>
          <table:table-cell office:value-type="float" office:value="0.250428816466552" calcext:value-type="float">
            <text:p>0.250428816466552</text:p>
          </table:table-cell>
          <table:table-cell office:value-type="float" office:value="0.25" calcext:value-type="float">
            <text:p>0.25</text:p>
          </table:table-cell>
          <table:table-cell office:value-type="float" office:value="0.251282051282051" calcext:value-type="float">
            <text:p>0.251282051282051</text:p>
          </table:table-cell>
          <table:table-cell office:value-type="float" office:value="0.250853242320819" calcext:value-type="float">
            <text:p>0.250853242320819</text:p>
          </table:table-cell>
          <table:table-cell office:value-type="float" office:value="0.250425894378194" calcext:value-type="float">
            <text:p>0.250425894378194</text:p>
          </table:table-cell>
          <table:table-cell office:value-type="float" office:value="0.25" calcext:value-type="float">
            <text:p>0.25</text:p>
          </table:table-cell>
          <table:table-cell office:value-type="float" office:value="0.251273344651952" calcext:value-type="float">
            <text:p>0.251273344651952</text:p>
          </table:table-cell>
          <table:table-cell office:value-type="float" office:value="0.250847457627119" calcext:value-type="float">
            <text:p>0.250847457627119</text:p>
          </table:table-cell>
          <table:table-cell office:value-type="float" office:value="0.250423011844332" calcext:value-type="float">
            <text:p>0.250423011844332</text:p>
          </table:table-cell>
          <table:table-cell office:value-type="float" office:value="0.251689189189189" calcext:value-type="float">
            <text:p>0.251689189189189</text:p>
          </table:table-cell>
          <table:table-cell office:value-type="float" office:value="0.251264755480607" calcext:value-type="float">
            <text:p>0.251264755480607</text:p>
          </table:table-cell>
          <table:table-cell office:value-type="float" office:value="0.252525252525252" calcext:value-type="float">
            <text:p>0.252525252525252</text:p>
          </table:table-cell>
          <table:table-cell office:value-type="float" office:value="0.252100840336134" calcext:value-type="float">
            <text:p>0.252100840336134</text:p>
          </table:table-cell>
          <table:table-cell office:value-type="float" office:value="0.251677852348993" calcext:value-type="float">
            <text:p>0.251677852348993</text:p>
          </table:table-cell>
          <table:table-cell office:value-type="float" office:value="0.251256281407035" calcext:value-type="float">
            <text:p>0.251256281407035</text:p>
          </table:table-cell>
          <table:table-cell office:value-type="float" office:value="0.252508361204013" calcext:value-type="float">
            <text:p>0.252508361204013</text:p>
          </table:table-cell>
          <table:table-cell office:value-type="float" office:value="0.252086811352254" calcext:value-type="float">
            <text:p>0.252086811352254</text:p>
          </table:table-cell>
          <table:table-cell office:value-type="float" office:value="0.251666666666667" calcext:value-type="float">
            <text:p>0.251666666666667</text:p>
          </table:table-cell>
          <table:table-cell office:value-type="float" office:value="0.251247920133111" calcext:value-type="float">
            <text:p>0.251247920133111</text:p>
          </table:table-cell>
          <table:table-cell office:value-type="float" office:value="0.250830564784053" calcext:value-type="float">
            <text:p>0.250830564784053</text:p>
          </table:table-cell>
          <table:table-cell office:value-type="float" office:value="0.252072968490879" calcext:value-type="float">
            <text:p>0.252072968490879</text:p>
          </table:table-cell>
          <table:table-cell office:value-type="float" office:value="0.251655629139073" calcext:value-type="float">
            <text:p>0.251655629139073</text:p>
          </table:table-cell>
          <table:table-cell office:value-type="float" office:value="0.252892561983471" calcext:value-type="float">
            <text:p>0.252892561983471</text:p>
          </table:table-cell>
          <table:table-cell office:value-type="float" office:value="0.252475247524752" calcext:value-type="float">
            <text:p>0.252475247524752</text:p>
          </table:table-cell>
          <table:table-cell office:value-type="float" office:value="0.252059308072488" calcext:value-type="float">
            <text:p>0.252059308072488</text:p>
          </table:table-cell>
          <table:table-cell office:value-type="float" office:value="0.25328947368421" calcext:value-type="float">
            <text:p>0.25328947368421</text:p>
          </table:table-cell>
          <table:table-cell office:value-type="float" office:value="0.252873563218391" calcext:value-type="float">
            <text:p>0.252873563218391</text:p>
          </table:table-cell>
          <table:table-cell office:value-type="float" office:value="0.252459016393443" calcext:value-type="float">
            <text:p>0.252459016393443</text:p>
          </table:table-cell>
          <table:table-cell office:value-type="float" office:value="0.253682487725041" calcext:value-type="float">
            <text:p>0.253682487725041</text:p>
          </table:table-cell>
          <table:table-cell office:value-type="float" office:value="0.253267973856209" calcext:value-type="float">
            <text:p>0.253267973856209</text:p>
          </table:table-cell>
          <table:table-cell office:value-type="float" office:value="0.254486133768352" calcext:value-type="float">
            <text:p>0.254486133768352</text:p>
          </table:table-cell>
          <table:table-cell office:value-type="float" office:value="0.255700325732899" calcext:value-type="float">
            <text:p>0.255700325732899</text:p>
          </table:table-cell>
          <table:table-cell office:value-type="float" office:value="0.255284552845528" calcext:value-type="float">
            <text:p>0.255284552845528</text:p>
          </table:table-cell>
          <table:table-cell office:value-type="float" office:value="0.25487012987013" calcext:value-type="float">
            <text:p>0.25487012987013</text:p>
          </table:table-cell>
          <table:table-cell office:value-type="float" office:value="0.254457050243112" calcext:value-type="float">
            <text:p>0.254457050243112</text:p>
          </table:table-cell>
          <table:table-cell office:value-type="float" office:value="0.254045307443366" calcext:value-type="float">
            <text:p>0.254045307443366</text:p>
          </table:table-cell>
          <table:table-cell office:value-type="float" office:value="0.255250403877221" calcext:value-type="float">
            <text:p>0.255250403877221</text:p>
          </table:table-cell>
          <table:table-cell office:value-type="float" office:value="0.254838709677419" calcext:value-type="float">
            <text:p>0.254838709677419</text:p>
          </table:table-cell>
          <table:table-cell office:value-type="float" office:value="0.254428341384863" calcext:value-type="float">
            <text:p>0.254428341384863</text:p>
          </table:table-cell>
          <table:table-cell office:value-type="float" office:value="0.255627009646302" calcext:value-type="float">
            <text:p>0.255627009646302</text:p>
          </table:table-cell>
          <table:table-cell office:value-type="float" office:value="0.255216693418941" calcext:value-type="float">
            <text:p>0.255216693418941</text:p>
          </table:table-cell>
          <table:table-cell office:value-type="float" office:value="0.254807692307692" calcext:value-type="float">
            <text:p>0.25480769230769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7188498402556" calcext:value-type="float">
            <text:p>0.257188498402556</text:p>
          </table:table-cell>
          <table:table-cell office:value-type="float" office:value="0.256778309409888" calcext:value-type="float">
            <text:p>0.256778309409888</text:p>
          </table:table-cell>
          <table:table-cell office:value-type="float" office:value="0.256369426751592" calcext:value-type="float">
            <text:p>0.256369426751592</text:p>
          </table:table-cell>
          <table:table-cell office:value-type="float" office:value="0.257551669316375" calcext:value-type="float">
            <text:p>0.257551669316375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256735340729002" calcext:value-type="float">
            <text:p>0.256735340729002</text:p>
          </table:table-cell>
          <table:table-cell office:value-type="float" office:value="0.256329113924051" calcext:value-type="float">
            <text:p>0.256329113924051</text:p>
          </table:table-cell>
          <table:table-cell office:value-type="float" office:value="0.255924170616114" calcext:value-type="float">
            <text:p>0.255924170616114</text:p>
          </table:table-cell>
          <table:table-cell office:value-type="float" office:value="0.255520504731861" calcext:value-type="float">
            <text:p>0.255520504731861</text:p>
          </table:table-cell>
          <table:table-cell office:value-type="float" office:value="0.25511811023622" calcext:value-type="float">
            <text:p>0.25511811023622</text:p>
          </table:table-cell>
          <table:table-cell office:value-type="float" office:value="0.256289308176101" calcext:value-type="float">
            <text:p>0.256289308176101</text:p>
          </table:table-cell>
          <table:table-cell office:value-type="float" office:value="0.255886970172685" calcext:value-type="float">
            <text:p>0.255886970172685</text:p>
          </table:table-cell>
          <table:table-cell office:value-type="float" office:value="0.25705329153605" calcext:value-type="float">
            <text:p>0.25705329153605</text:p>
          </table:table-cell>
          <table:table-cell office:value-type="float" office:value="0.258215962441315" calcext:value-type="float">
            <text:p>0.25821596244131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258970358814353" calcext:value-type="float">
            <text:p>0.258970358814353</text:p>
          </table:table-cell>
          <table:table-cell office:value-type="float" office:value="0.258566978193146" calcext:value-type="float">
            <text:p>0.258566978193146</text:p>
          </table:table-cell>
          <table:table-cell office:value-type="float" office:value="0.258164852255054" calcext:value-type="float">
            <text:p>0.258164852255054</text:p>
          </table:table-cell>
          <table:table-cell office:value-type="float" office:value="0.259316770186335" calcext:value-type="float">
            <text:p>0.259316770186335</text:p>
          </table:table-cell>
          <table:table-cell office:value-type="float" office:value="0.25891472868217" calcext:value-type="float">
            <text:p>0.25891472868217</text:p>
          </table:table-cell>
          <table:table-cell office:value-type="float" office:value="0.258513931888545" calcext:value-type="float">
            <text:p>0.258513931888545</text:p>
          </table:table-cell>
          <table:table-cell office:value-type="float" office:value="0.258114374034003" calcext:value-type="float">
            <text:p>0.258114374034003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8859784283513" calcext:value-type="float">
            <text:p>0.258859784283513</text:p>
          </table:table-cell>
          <table:table-cell office:value-type="float" office:value="0.258461538461539" calcext:value-type="float">
            <text:p>0.258461538461539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0.25920245398773" calcext:value-type="float">
            <text:p>0.25920245398773</text:p>
          </table:table-cell>
          <table:table-cell office:value-type="float" office:value="0.258805513016845" calcext:value-type="float">
            <text:p>0.258805513016845</text:p>
          </table:table-cell>
          <table:table-cell office:value-type="float" office:value="0.258409785932722" calcext:value-type="float">
            <text:p>0.258409785932722</text:p>
          </table:table-cell>
          <table:table-cell office:value-type="float" office:value="0.258015267175572" calcext:value-type="float">
            <text:p>0.258015267175572</text:p>
          </table:table-cell>
          <table:table-cell office:value-type="float" office:value="0.257621951219512" calcext:value-type="float">
            <text:p>0.257621951219512</text:p>
          </table:table-cell>
          <table:table-cell office:value-type="float" office:value="0.257229832572298" calcext:value-type="float">
            <text:p>0.257229832572298</text:p>
          </table:table-cell>
          <table:table-cell office:value-type="float" office:value="0.258358662613982" calcext:value-type="float">
            <text:p>0.258358662613982</text:p>
          </table:table-cell>
          <table:table-cell office:value-type="float" office:value="0.25948406676783" calcext:value-type="float">
            <text:p>0.25948406676783</text:p>
          </table:table-cell>
          <table:table-cell office:value-type="float" office:value="0.259090909090909" calcext:value-type="float">
            <text:p>0.259090909090909</text:p>
          </table:table-cell>
          <table:table-cell office:value-type="float" office:value="0.258698940998487" calcext:value-type="float">
            <text:p>0.258698940998487</text:p>
          </table:table-cell>
          <table:table-cell office:value-type="float" office:value="0.258308157099698" calcext:value-type="float">
            <text:p>0.258308157099698</text:p>
          </table:table-cell>
          <table:table-cell office:value-type="float" office:value="0.259426847662142" calcext:value-type="float">
            <text:p>0.259426847662142</text:p>
          </table:table-cell>
          <table:table-cell office:value-type="float" office:value="0.259036144578313" calcext:value-type="float">
            <text:p>0.259036144578313</text:p>
          </table:table-cell>
          <table:table-cell office:value-type="float" office:value="0.26015037593985" calcext:value-type="float">
            <text:p>0.26015037593985</text:p>
          </table:table-cell>
          <table:table-cell office:value-type="float" office:value="0.25975975975976" calcext:value-type="float">
            <text:p>0.25975975975976</text:p>
          </table:table-cell>
          <table:table-cell office:value-type="float" office:value="0.259370314842579" calcext:value-type="float">
            <text:p>0.259370314842579</text:p>
          </table:table-cell>
          <table:table-cell office:value-type="float" office:value="0.258982035928144" calcext:value-type="float">
            <text:p>0.258982035928144</text:p>
          </table:table-cell>
          <table:table-cell office:value-type="float" office:value="0.258594917787743" calcext:value-type="float">
            <text:p>0.258594917787743</text:p>
          </table:table-cell>
          <table:table-cell office:value-type="float" office:value="0.258208955223881" calcext:value-type="float">
            <text:p>0.258208955223881</text:p>
          </table:table-cell>
          <table:table-cell office:value-type="float" office:value="0.257824143070045" calcext:value-type="float">
            <text:p>0.257824143070045</text:p>
          </table:table-cell>
          <table:table-cell office:value-type="float" office:value="0.257440476190476" calcext:value-type="float">
            <text:p>0.257440476190476</text:p>
          </table:table-cell>
          <table:table-cell office:value-type="float" office:value="0.258543833580981" calcext:value-type="float">
            <text:p>0.258543833580981</text:p>
          </table:table-cell>
          <table:table-cell office:value-type="float" office:value="0.258160237388724" calcext:value-type="float">
            <text:p>0.258160237388724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887573964497" calcext:value-type="float">
            <text:p>0.25887573964497</text:p>
          </table:table-cell>
          <table:table-cell office:value-type="float" office:value="0.258493353028065" calcext:value-type="float">
            <text:p>0.258493353028065</text:p>
          </table:table-cell>
          <table:table-cell office:value-type="float" office:value="0.259587020648968" calcext:value-type="float">
            <text:p>0.259587020648968</text:p>
          </table:table-cell>
          <table:table-cell office:value-type="float" office:value="0.260677466863034" calcext:value-type="float">
            <text:p>0.260677466863034</text:p>
          </table:table-cell>
          <table:table-cell office:value-type="float" office:value="0.260294117647059" calcext:value-type="float">
            <text:p>0.260294117647059</text:p>
          </table:table-cell>
          <table:table-cell office:value-type="float" office:value="0.259911894273128" calcext:value-type="float">
            <text:p>0.259911894273128</text:p>
          </table:table-cell>
          <table:table-cell office:value-type="float" office:value="0.26099706744868" calcext:value-type="float">
            <text:p>0.26099706744868</text:p>
          </table:table-cell>
          <table:table-cell office:value-type="float" office:value="0.260614934114202" calcext:value-type="float">
            <text:p>0.260614934114202</text:p>
          </table:table-cell>
          <table:table-cell office:value-type="float" office:value="0.260233918128655" calcext:value-type="float">
            <text:p>0.260233918128655</text:p>
          </table:table-cell>
          <table:table-cell office:value-type="float" office:value="0.25985401459854" calcext:value-type="float">
            <text:p>0.25985401459854</text:p>
          </table:table-cell>
          <table:table-cell office:value-type="float" office:value="0.259475218658892" calcext:value-type="float">
            <text:p>0.259475218658892</text:p>
          </table:table-cell>
          <table:table-cell office:value-type="float" office:value="0.259097525473071" calcext:value-type="float">
            <text:p>0.259097525473071</text:p>
          </table:table-cell>
          <table:table-cell office:value-type="float" office:value="0.260174418604651" calcext:value-type="float">
            <text:p>0.260174418604651</text:p>
          </table:table-cell>
          <table:table-cell office:value-type="float" office:value="0.259796806966618" calcext:value-type="float">
            <text:p>0.259796806966618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61939218523878" calcext:value-type="float">
            <text:p>0.261939218523878</text:p>
          </table:table-cell>
          <table:table-cell office:value-type="float" office:value="0.261560693641618" calcext:value-type="float">
            <text:p>0.261560693641618</text:p>
          </table:table-cell>
          <table:table-cell office:value-type="float" office:value="0.261183261183261" calcext:value-type="float">
            <text:p>0.261183261183261</text:p>
          </table:table-cell>
          <table:table-cell office:value-type="float" office:value="0.262247838616715" calcext:value-type="float">
            <text:p>0.262247838616715</text:p>
          </table:table-cell>
          <table:table-cell office:value-type="float" office:value="0.261870503597122" calcext:value-type="float">
            <text:p>0.261870503597122</text:p>
          </table:table-cell>
          <table:table-cell office:value-type="float" office:value="0.261494252873563" calcext:value-type="float">
            <text:p>0.261494252873563</text:p>
          </table:table-cell>
          <table:table-cell office:value-type="float" office:value="0.261119081779053" calcext:value-type="float">
            <text:p>0.261119081779053</text:p>
          </table:table-cell>
          <table:table-cell office:value-type="float" office:value="0.260744985673352" calcext:value-type="float">
            <text:p>0.260744985673352</text:p>
          </table:table-cell>
          <table:table-cell office:value-type="float" office:value="0.260371959942775" calcext:value-type="float">
            <text:p>0.260371959942775</text:p>
          </table:table-cell>
          <table:table-cell office:value-type="float" office:value="0.26" calcext:value-type="float">
            <text:p>0.26</text:p>
          </table:table-cell>
          <table:table-cell office:value-type="float" office:value="0.261055634807418" calcext:value-type="float">
            <text:p>0.261055634807418</text:p>
          </table:table-cell>
          <table:table-cell office:value-type="float" office:value="0.260683760683761" calcext:value-type="float">
            <text:p>0.260683760683761</text:p>
          </table:table-cell>
          <table:table-cell office:value-type="float" office:value="0.260312944523471" calcext:value-type="float">
            <text:p>0.260312944523471</text:p>
          </table:table-cell>
          <table:table-cell office:value-type="float" office:value="0.261363636363636" calcext:value-type="float">
            <text:p>0.261363636363636</text:p>
          </table:table-cell>
          <table:table-cell office:value-type="float" office:value="0.260992907801418" calcext:value-type="float">
            <text:p>0.260992907801418</text:p>
          </table:table-cell>
          <table:table-cell office:value-type="float" office:value="0.262039660056657" calcext:value-type="float">
            <text:p>0.262039660056657</text:p>
          </table:table-cell>
          <table:table-cell office:value-type="float" office:value="0.261669024045262" calcext:value-type="float">
            <text:p>0.261669024045262</text:p>
          </table:table-cell>
          <table:table-cell office:value-type="float" office:value="0.261299435028249" calcext:value-type="float">
            <text:p>0.261299435028249</text:p>
          </table:table-cell>
          <table:table-cell office:value-type="float" office:value="0.262341325811001" calcext:value-type="float">
            <text:p>0.262341325811001</text:p>
          </table:table-cell>
          <table:table-cell office:value-type="float" office:value="0.261971830985915" calcext:value-type="float">
            <text:p>0.261971830985915</text:p>
          </table:table-cell>
          <table:table-cell office:value-type="float" office:value="0.261603375527426" calcext:value-type="float">
            <text:p>0.261603375527426</text:p>
          </table:table-cell>
          <table:table-cell office:value-type="float" office:value="0.262640449438202" calcext:value-type="float">
            <text:p>0.262640449438202</text:p>
          </table:table-cell>
          <table:table-cell office:value-type="float" office:value="0.26367461430575" calcext:value-type="float">
            <text:p>0.26367461430575</text:p>
          </table:table-cell>
          <table:table-cell office:value-type="float" office:value="0.263305322128852" calcext:value-type="float">
            <text:p>0.263305322128852</text:p>
          </table:table-cell>
          <table:table-cell office:value-type="float" office:value="0.262937062937063" calcext:value-type="float">
            <text:p>0.262937062937063</text:p>
          </table:table-cell>
          <table:table-cell office:value-type="float" office:value="0.262569832402235" calcext:value-type="float">
            <text:p>0.262569832402235</text:p>
          </table:table-cell>
          <table:table-cell office:value-type="float" office:value="0.262203626220363" calcext:value-type="float">
            <text:p>0.262203626220363</text:p>
          </table:table-cell>
          <table:table-cell office:value-type="float" office:value="0.261838440111421" calcext:value-type="float">
            <text:p>0.261838440111421</text:p>
          </table:table-cell>
          <table:table-cell office:value-type="float" office:value="0.261474269819193" calcext:value-type="float">
            <text:p>0.261474269819193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62135922330097" calcext:value-type="float">
            <text:p>0.262135922330097</text:p>
          </table:table-cell>
          <table:table-cell office:value-type="float" office:value="0.261772853185596" calcext:value-type="float">
            <text:p>0.261772853185596</text:p>
          </table:table-cell>
          <table:table-cell office:value-type="float" office:value="0.261410788381743" calcext:value-type="float">
            <text:p>0.261410788381743</text:p>
          </table:table-cell>
          <table:table-cell office:value-type="float" office:value="0.262430939226519" calcext:value-type="float">
            <text:p>0.262430939226519</text:p>
          </table:table-cell>
          <table:table-cell office:value-type="float" office:value="0.262068965517241" calcext:value-type="float">
            <text:p>0.262068965517241</text:p>
          </table:table-cell>
          <table:table-cell office:value-type="float" office:value="0.263085399449036" calcext:value-type="float">
            <text:p>0.263085399449036</text:p>
          </table:table-cell>
          <table:table-cell office:value-type="float" office:value="0.262723521320495" calcext:value-type="float">
            <text:p>0.262723521320495</text:p>
          </table:table-cell>
          <table:table-cell office:value-type="float" office:value="0.263736263736264" calcext:value-type="float">
            <text:p>0.263736263736264</text:p>
          </table:table-cell>
          <table:table-cell office:value-type="float" office:value="0.263374485596708" calcext:value-type="float">
            <text:p>0.263374485596708</text:p>
          </table:table-cell>
          <table:table-cell office:value-type="float" office:value="0.263013698630137" calcext:value-type="float">
            <text:p>0.263013698630137</text:p>
          </table:table-cell>
          <table:table-cell office:value-type="float" office:value="0.26265389876881" calcext:value-type="float">
            <text:p>0.26265389876881</text:p>
          </table:table-cell>
          <table:table-cell office:value-type="float" office:value="0.262295081967213" calcext:value-type="float">
            <text:p>0.262295081967213</text:p>
          </table:table-cell>
          <table:table-cell office:value-type="float" office:value="0.263301500682128" calcext:value-type="float">
            <text:p>0.263301500682128</text:p>
          </table:table-cell>
          <table:table-cell office:value-type="float" office:value="0.262942779291553" calcext:value-type="float">
            <text:p>0.262942779291553</text:p>
          </table:table-cell>
          <table:table-cell office:value-type="float" office:value="0.263945578231292" calcext:value-type="float">
            <text:p>0.263945578231292</text:p>
          </table:table-cell>
          <table:table-cell office:value-type="float" office:value="0.263586956521739" calcext:value-type="float">
            <text:p>0.263586956521739</text:p>
          </table:table-cell>
          <table:table-cell office:value-type="float" office:value="0.263229308005427" calcext:value-type="float">
            <text:p>0.263229308005427</text:p>
          </table:table-cell>
          <table:table-cell office:value-type="float" office:value="0.262872628726287" calcext:value-type="float">
            <text:p>0.262872628726287</text:p>
          </table:table-cell>
          <table:table-cell office:value-type="float" office:value="0.262516914749662" calcext:value-type="float">
            <text:p>0.262516914749662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261808367071525" calcext:value-type="float">
            <text:p>0.261808367071525</text:p>
          </table:table-cell>
          <table:table-cell office:value-type="float" office:value="0.262803234501348" calcext:value-type="float">
            <text:p>0.262803234501348</text:p>
          </table:table-cell>
          <table:table-cell office:value-type="float" office:value="0.262449528936743" calcext:value-type="float">
            <text:p>0.262449528936743</text:p>
          </table:table-cell>
          <table:table-cell office:value-type="float" office:value="0.263440860215054" calcext:value-type="float">
            <text:p>0.263440860215054</text:p>
          </table:table-cell>
          <table:table-cell office:value-type="float" office:value="0.264429530201342" calcext:value-type="float">
            <text:p>0.264429530201342</text:p>
          </table:table-cell>
          <table:table-cell office:value-type="float" office:value="0.264075067024129" calcext:value-type="float">
            <text:p>0.264075067024129</text:p>
          </table:table-cell>
          <table:table-cell office:value-type="float" office:value="0.263721552878179" calcext:value-type="float">
            <text:p>0.263721552878179</text:p>
          </table:table-cell>
          <table:table-cell office:value-type="float" office:value="0.263368983957219" calcext:value-type="float">
            <text:p>0.263368983957219</text:p>
          </table:table-cell>
          <table:table-cell office:value-type="float" office:value="0.264352469959947" calcext:value-type="float">
            <text:p>0.26435246995994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3648468708389" calcext:value-type="float">
            <text:p>0.263648468708389</text:p>
          </table:table-cell>
          <table:table-cell office:value-type="float" office:value="0.264627659574468" calcext:value-type="float">
            <text:p>0.264627659574468</text:p>
          </table:table-cell>
          <table:table-cell office:value-type="float" office:value="0.264276228419655" calcext:value-type="float">
            <text:p>0.264276228419655</text:p>
          </table:table-cell>
          <table:table-cell office:value-type="float" office:value="0.26525198938992" calcext:value-type="float">
            <text:p>0.26525198938992</text:p>
          </table:table-cell>
          <table:table-cell office:value-type="float" office:value="0.264900662251656" calcext:value-type="float">
            <text:p>0.264900662251656</text:p>
          </table:table-cell>
          <table:table-cell office:value-type="float" office:value="0.264550264550265" calcext:value-type="float">
            <text:p>0.264550264550265</text:p>
          </table:table-cell>
          <table:table-cell office:value-type="float" office:value="0.264200792602378" calcext:value-type="float">
            <text:p>0.264200792602378</text:p>
          </table:table-cell>
          <table:table-cell office:value-type="float" office:value="0.265171503957784" calcext:value-type="float">
            <text:p>0.265171503957784</text:p>
          </table:table-cell>
          <table:table-cell office:value-type="float" office:value="0.264822134387352" calcext:value-type="float">
            <text:p>0.264822134387352</text:p>
          </table:table-cell>
          <table:table-cell office:value-type="float" office:value="0.264473684210526" calcext:value-type="float">
            <text:p>0.264473684210526</text:p>
          </table:table-cell>
          <table:table-cell office:value-type="float" office:value="0.264126149802891" calcext:value-type="float">
            <text:p>0.264126149802891</text:p>
          </table:table-cell>
          <table:table-cell office:value-type="float" office:value="0.263779527559055" calcext:value-type="float">
            <text:p>0.263779527559055</text:p>
          </table:table-cell>
          <table:table-cell office:value-type="float" office:value="0.263433813892529" calcext:value-type="float">
            <text:p>0.263433813892529</text:p>
          </table:table-cell>
          <table:table-cell office:value-type="float" office:value="0.264397905759162" calcext:value-type="float">
            <text:p>0.264397905759162</text:p>
          </table:table-cell>
          <table:table-cell office:value-type="float" office:value="0.264052287581699" calcext:value-type="float">
            <text:p>0.264052287581699</text:p>
          </table:table-cell>
          <table:table-cell office:value-type="float" office:value="0.265013054830287" calcext:value-type="float">
            <text:p>0.265013054830287</text:p>
          </table:table-cell>
          <table:table-cell office:value-type="float" office:value="0.264667535853976" calcext:value-type="float">
            <text:p>0.264667535853976</text:p>
          </table:table-cell>
          <table:table-cell office:value-type="float" office:value="0.264322916666667" calcext:value-type="float">
            <text:p>0.264322916666667</text:p>
          </table:table-cell>
          <table:table-cell office:value-type="float" office:value="0.263979193758127" calcext:value-type="float">
            <text:p>0.263979193758127</text:p>
          </table:table-cell>
          <table:table-cell office:value-type="float" office:value="0.263636363636364" calcext:value-type="float">
            <text:p>0.263636363636364</text:p>
          </table:table-cell>
          <table:table-cell office:value-type="float" office:value="0.263294422827497" calcext:value-type="float">
            <text:p>0.263294422827497</text:p>
          </table:table-cell>
          <table:table-cell office:value-type="float" office:value="0.262953367875648" calcext:value-type="float">
            <text:p>0.262953367875648</text:p>
          </table:table-cell>
          <table:table-cell office:value-type="float" office:value="0.26261319534282" calcext:value-type="float">
            <text:p>0.26261319534282</text:p>
          </table:table-cell>
          <table:table-cell office:value-type="float" office:value="0.262273901808785" calcext:value-type="float">
            <text:p>0.262273901808785</text:p>
          </table:table-cell>
          <table:table-cell office:value-type="float" office:value="0.261935483870968" calcext:value-type="float">
            <text:p>0.261935483870968</text:p>
          </table:table-cell>
          <table:table-cell office:value-type="float" office:value="0.26159793814433" calcext:value-type="float">
            <text:p>0.26159793814433</text:p>
          </table:table-cell>
          <table:table-cell office:value-type="float" office:value="0.261261261261261" calcext:value-type="float">
            <text:p>0.261261261261261</text:p>
          </table:table-cell>
          <table:table-cell office:value-type="float" office:value="0.260925449871465" calcext:value-type="float">
            <text:p>0.260925449871465</text:p>
          </table:table-cell>
          <table:table-cell office:value-type="float" office:value="0.261874197689345" calcext:value-type="float">
            <text:p>0.261874197689345</text:p>
          </table:table-cell>
          <table:table-cell office:value-type="float" office:value="0.262820512820513" calcext:value-type="float">
            <text:p>0.262820512820513</text:p>
          </table:table-cell>
          <table:table-cell office:value-type="float" office:value="0.262483994878361" calcext:value-type="float">
            <text:p>0.262483994878361</text:p>
          </table:table-cell>
          <table:table-cell office:value-type="float" office:value="0.262148337595908" calcext:value-type="float">
            <text:p>0.262148337595908</text:p>
          </table:table-cell>
          <table:table-cell office:value-type="float" office:value="0.26309067688378" calcext:value-type="float">
            <text:p>0.26309067688378</text:p>
          </table:table-cell>
          <table:table-cell office:value-type="float" office:value="0.264030612244898" calcext:value-type="float">
            <text:p>0.264030612244898</text:p>
          </table:table-cell>
          <table:table-cell office:value-type="float" office:value="0.263694267515924" calcext:value-type="float">
            <text:p>0.263694267515924</text:p>
          </table:table-cell>
          <table:table-cell office:value-type="float" office:value="0.263358778625954" calcext:value-type="float">
            <text:p>0.263358778625954</text:p>
          </table:table-cell>
          <table:table-cell office:value-type="float" office:value="0.263024142312579" calcext:value-type="float">
            <text:p>0.263024142312579</text:p>
          </table:table-cell>
          <table:table-cell office:value-type="float" office:value="0.262690355329949" calcext:value-type="float">
            <text:p>0.262690355329949</text:p>
          </table:table-cell>
          <table:table-cell office:value-type="float" office:value="0.262357414448669" calcext:value-type="float">
            <text:p>0.262357414448669</text:p>
          </table:table-cell>
          <table:table-cell office:value-type="float" office:value="0.262025316455696" calcext:value-type="float">
            <text:p>0.262025316455696</text:p>
          </table:table-cell>
          <table:table-cell office:value-type="float" office:value="0.262958280657396" calcext:value-type="float">
            <text:p>0.262958280657396</text:p>
          </table:table-cell>
          <table:table-cell office:value-type="float" office:value="0.262626262626263" calcext:value-type="float">
            <text:p>0.262626262626263</text:p>
          </table:table-cell>
          <table:table-cell office:value-type="float" office:value="0.263556116015132" calcext:value-type="float">
            <text:p>0.263556116015132</text:p>
          </table:table-cell>
          <table:table-cell office:value-type="float" office:value="0.263224181360202" calcext:value-type="float">
            <text:p>0.263224181360202</text:p>
          </table:table-cell>
          <table:table-cell office:value-type="float" office:value="0.264150943396226" calcext:value-type="float">
            <text:p>0.264150943396226</text:p>
          </table:table-cell>
          <table:table-cell office:value-type="float" office:value="0.263819095477387" calcext:value-type="float">
            <text:p>0.263819095477387</text:p>
          </table:table-cell>
          <table:table-cell office:value-type="float" office:value="0.263488080301129" calcext:value-type="float">
            <text:p>0.263488080301129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62828535669587" calcext:value-type="float">
            <text:p>0.262828535669587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63420724094881" calcext:value-type="float">
            <text:p>0.263420724094881</text:p>
          </table:table-cell>
          <table:table-cell office:value-type="float" office:value="0.263092269326683" calcext:value-type="float">
            <text:p>0.263092269326683</text:p>
          </table:table-cell>
          <table:table-cell office:value-type="float" office:value="0.2640099626401" calcext:value-type="float">
            <text:p>0.2640099626401</text:p>
          </table:table-cell>
          <table:table-cell office:value-type="float" office:value="0.263681592039801" calcext:value-type="float">
            <text:p>0.263681592039801</text:p>
          </table:table-cell>
          <table:table-cell office:value-type="float" office:value="0.263354037267081" calcext:value-type="float">
            <text:p>0.263354037267081</text:p>
          </table:table-cell>
          <table:table-cell office:value-type="float" office:value="0.26302729528536" calcext:value-type="float">
            <text:p>0.26302729528536</text:p>
          </table:table-cell>
          <table:table-cell office:value-type="float" office:value="0.263940520446097" calcext:value-type="float">
            <text:p>0.263940520446097</text:p>
          </table:table-cell>
          <table:table-cell office:value-type="float" office:value="0.263613861386139" calcext:value-type="float">
            <text:p>0.263613861386139</text:p>
          </table:table-cell>
          <table:table-cell office:value-type="float" office:value="0.263288009888752" calcext:value-type="float">
            <text:p>0.263288009888752</text:p>
          </table:table-cell>
          <table:table-cell office:value-type="float" office:value="0.264197530864197" calcext:value-type="float">
            <text:p>0.264197530864197</text:p>
          </table:table-cell>
          <table:table-cell office:value-type="float" office:value="0.26387176325524" calcext:value-type="float">
            <text:p>0.26387176325524</text:p>
          </table:table-cell>
          <table:table-cell office:value-type="float" office:value="0.263546798029557" calcext:value-type="float">
            <text:p>0.263546798029557</text:p>
          </table:table-cell>
          <table:table-cell office:value-type="float" office:value="0.263222632226322" calcext:value-type="float">
            <text:p>0.263222632226322</text:p>
          </table:table-cell>
          <table:table-cell office:value-type="float" office:value="0.264127764127764" calcext:value-type="float">
            <text:p>0.264127764127764</text:p>
          </table:table-cell>
          <table:table-cell office:value-type="float" office:value="0.265030674846626" calcext:value-type="float">
            <text:p>0.265030674846626</text:p>
          </table:table-cell>
          <table:table-cell office:value-type="float" office:value="0.26593137254902" calcext:value-type="float">
            <text:p>0.26593137254902</text:p>
          </table:table-cell>
          <table:table-cell office:value-type="float" office:value="0.265605875152999" calcext:value-type="float">
            <text:p>0.265605875152999</text:p>
          </table:table-cell>
          <table:table-cell office:value-type="float" office:value="0.265281173594132" calcext:value-type="float">
            <text:p>0.265281173594132</text:p>
          </table:table-cell>
          <table:table-cell office:value-type="float" office:value="0.266178266178266" calcext:value-type="float">
            <text:p>0.266178266178266</text:p>
          </table:table-cell>
          <table:table-cell office:value-type="float" office:value="0.265853658536585" calcext:value-type="float">
            <text:p>0.265853658536585</text:p>
          </table:table-cell>
          <table:table-cell office:value-type="float" office:value="0.266747868453106" calcext:value-type="float">
            <text:p>0.266747868453106</text:p>
          </table:table-cell>
          <table:table-cell office:value-type="float" office:value="0.266423357664234" calcext:value-type="float">
            <text:p>0.266423357664234</text:p>
          </table:table-cell>
          <table:table-cell office:value-type="float" office:value="0.266099635479951" calcext:value-type="float">
            <text:p>0.266099635479951</text:p>
          </table:table-cell>
          <table:table-cell office:value-type="float" office:value="0.265776699029126" calcext:value-type="float">
            <text:p>0.265776699029126</text:p>
          </table:table-cell>
          <table:table-cell office:value-type="float" office:value="0.265454545454545" calcext:value-type="float">
            <text:p>0.265454545454545</text:p>
          </table:table-cell>
          <table:table-cell office:value-type="float" office:value="0.265133171912833" calcext:value-type="float">
            <text:p>0.265133171912833</text:p>
          </table:table-cell>
          <table:table-cell office:value-type="float" office:value="0.264812575574365" calcext:value-type="float">
            <text:p>0.264812575574365</text:p>
          </table:table-cell>
          <table:table-cell office:value-type="float" office:value="0.264492753623188" calcext:value-type="float">
            <text:p>0.264492753623188</text:p>
          </table:table-cell>
          <table:table-cell office:value-type="float" office:value="0.264173703256936" calcext:value-type="float">
            <text:p>0.264173703256936</text:p>
          </table:table-cell>
          <table:table-cell office:value-type="float" office:value="0.263855421686747" calcext:value-type="float">
            <text:p>0.263855421686747</text:p>
          </table:table-cell>
          <table:table-cell office:value-type="float" office:value="0.2647412755716" calcext:value-type="float">
            <text:p>0.2647412755716</text:p>
          </table:table-cell>
          <table:table-cell office:value-type="float" office:value="0.264423076923077" calcext:value-type="float">
            <text:p>0.264423076923077</text:p>
          </table:table-cell>
          <table:table-cell office:value-type="float" office:value="0.264105642256903" calcext:value-type="float">
            <text:p>0.264105642256903</text:p>
          </table:table-cell>
          <table:table-cell office:value-type="float" office:value="0.26378896882494" calcext:value-type="float">
            <text:p>0.26378896882494</text:p>
          </table:table-cell>
          <table:table-cell office:value-type="float" office:value="0.263473053892216" calcext:value-type="float">
            <text:p>0.263473053892216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6284348864994" calcext:value-type="float">
            <text:p>0.26284348864994</text:p>
          </table:table-cell>
          <table:table-cell office:value-type="float" office:value="0.262529832935561" calcext:value-type="float">
            <text:p>0.262529832935561</text:p>
          </table:table-cell>
          <table:table-cell office:value-type="float" office:value="0.262216924910608" calcext:value-type="float">
            <text:p>0.262216924910608</text:p>
          </table:table-cell>
          <table:table-cell office:value-type="float" office:value="0.261904761904762" calcext:value-type="float">
            <text:p>0.261904761904762</text:p>
          </table:table-cell>
          <table:table-cell office:value-type="float" office:value="0.261593341260404" calcext:value-type="float">
            <text:p>0.261593341260404</text:p>
          </table:table-cell>
          <table:table-cell office:value-type="float" office:value="0.262470308788599" calcext:value-type="float">
            <text:p>0.262470308788599</text:p>
          </table:table-cell>
          <table:table-cell office:value-type="float" office:value="0.262158956109134" calcext:value-type="float">
            <text:p>0.262158956109134</text:p>
          </table:table-cell>
          <table:table-cell office:value-type="float" office:value="0.261848341232227" calcext:value-type="float">
            <text:p>0.261848341232227</text:p>
          </table:table-cell>
          <table:table-cell office:value-type="float" office:value="0.262721893491124" calcext:value-type="float">
            <text:p>0.262721893491124</text:p>
          </table:table-cell>
          <table:table-cell office:value-type="float" office:value="0.26241134751773" calcext:value-type="float">
            <text:p>0.26241134751773</text:p>
          </table:table-cell>
          <table:table-cell office:value-type="float" office:value="0.262101534828808" calcext:value-type="float">
            <text:p>0.262101534828808</text:p>
          </table:table-cell>
          <table:table-cell office:value-type="float" office:value="0.262971698113208" calcext:value-type="float">
            <text:p>0.262971698113208</text:p>
          </table:table-cell>
          <table:table-cell office:value-type="float" office:value="0.26266195524146" calcext:value-type="float">
            <text:p>0.2626619552414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0.262044653349001" calcext:value-type="float">
            <text:p>0.262044653349001</text:p>
          </table:table-cell>
          <table:table-cell office:value-type="float" office:value="0.262910798122066" calcext:value-type="float">
            <text:p>0.262910798122066</text:p>
          </table:table-cell>
          <table:table-cell office:value-type="float" office:value="0.263774912075029" calcext:value-type="float">
            <text:p>0.263774912075029</text:p>
          </table:table-cell>
          <table:table-cell office:value-type="float" office:value="0.263466042154567" calcext:value-type="float">
            <text:p>0.263466042154567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64018691588785" calcext:value-type="float">
            <text:p>0.264018691588785</text:p>
          </table:table-cell>
          <table:table-cell office:value-type="float" office:value="0.26487747957993" calcext:value-type="float">
            <text:p>0.26487747957993</text:p>
          </table:table-cell>
          <table:table-cell office:value-type="float" office:value="0.264568764568765" calcext:value-type="float">
            <text:p>0.264568764568765</text:p>
          </table:table-cell>
          <table:table-cell office:value-type="float" office:value="0.264260768335274" calcext:value-type="float">
            <text:p>0.264260768335274</text:p>
          </table:table-cell>
          <table:table-cell office:value-type="float" office:value="0.263953488372093" calcext:value-type="float">
            <text:p>0.263953488372093</text:p>
          </table:table-cell>
          <table:table-cell office:value-type="float" office:value="0.263646922183508" calcext:value-type="float">
            <text:p>0.263646922183508</text:p>
          </table:table-cell>
          <table:table-cell office:value-type="float" office:value="0.263341067285383" calcext:value-type="float">
            <text:p>0.263341067285383</text:p>
          </table:table-cell>
          <table:table-cell office:value-type="float" office:value="0.263035921205098" calcext:value-type="float">
            <text:p>0.263035921205098</text:p>
          </table:table-cell>
          <table:table-cell office:value-type="float" office:value="0.262731481481481" calcext:value-type="float">
            <text:p>0.262731481481481</text:p>
          </table:table-cell>
          <table:table-cell office:value-type="float" office:value="0.263583815028902" calcext:value-type="float">
            <text:p>0.263583815028902</text:p>
          </table:table-cell>
          <table:table-cell office:value-type="float" office:value="0.264434180138568" calcext:value-type="float">
            <text:p>0.264434180138568</text:p>
          </table:table-cell>
          <table:table-cell office:value-type="float" office:value="0.264129181084198" calcext:value-type="float">
            <text:p>0.264129181084198</text:p>
          </table:table-cell>
          <table:table-cell office:value-type="float" office:value="0.263824884792627" calcext:value-type="float">
            <text:p>0.263824884792627</text:p>
          </table:table-cell>
          <table:table-cell office:value-type="float" office:value="0.264672036823936" calcext:value-type="float">
            <text:p>0.264672036823936</text:p>
          </table:table-cell>
          <table:table-cell office:value-type="float" office:value="0.264367816091954" calcext:value-type="float">
            <text:p>0.264367816091954</text:p>
          </table:table-cell>
          <table:table-cell office:value-type="float" office:value="0.26406429391504" calcext:value-type="float">
            <text:p>0.26406429391504</text:p>
          </table:table-cell>
          <table:table-cell office:value-type="float" office:value="0.263761467889908" calcext:value-type="float">
            <text:p>0.263761467889908</text:p>
          </table:table-cell>
          <table:table-cell office:value-type="float" office:value="0.264604810996564" calcext:value-type="float">
            <text:p>0.264604810996564</text:p>
          </table:table-cell>
          <table:table-cell office:value-type="float" office:value="0.264302059496567" calcext:value-type="float">
            <text:p>0.26430205949656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3698630136986" calcext:value-type="float">
            <text:p>0.263698630136986</text:p>
          </table:table-cell>
          <table:table-cell office:value-type="float" office:value="0.264538198403649" calcext:value-type="float">
            <text:p>0.264538198403649</text:p>
          </table:table-cell>
          <table:table-cell office:value-type="float" office:value="0.264236902050114" calcext:value-type="float">
            <text:p>0.264236902050114</text:p>
          </table:table-cell>
          <table:table-cell office:value-type="float" office:value="0.263936291240046" calcext:value-type="float">
            <text:p>0.263936291240046</text:p>
          </table:table-cell>
          <table:table-cell office:value-type="float" office:value="0.263636363636364" calcext:value-type="float">
            <text:p>0.263636363636364</text:p>
          </table:table-cell>
          <table:table-cell office:value-type="float" office:value="0.263337116912599" calcext:value-type="float">
            <text:p>0.263337116912599</text:p>
          </table:table-cell>
          <table:table-cell office:value-type="float" office:value="0.263038548752834" calcext:value-type="float">
            <text:p>0.263038548752834</text:p>
          </table:table-cell>
          <table:table-cell office:value-type="float" office:value="0.262740656851642" calcext:value-type="float">
            <text:p>0.262740656851642</text:p>
          </table:table-cell>
          <table:table-cell office:value-type="float" office:value="0.263574660633484" calcext:value-type="float">
            <text:p>0.263574660633484</text:p>
          </table:table-cell>
          <table:table-cell office:value-type="float" office:value="0.263276836158192" calcext:value-type="float">
            <text:p>0.263276836158192</text:p>
          </table:table-cell>
          <table:table-cell office:value-type="float" office:value="0.262979683972912" calcext:value-type="float">
            <text:p>0.262979683972912</text:p>
          </table:table-cell>
          <table:table-cell office:value-type="float" office:value="0.262683201803833" calcext:value-type="float">
            <text:p>0.262683201803833</text:p>
          </table:table-cell>
          <table:table-cell office:value-type="float" office:value="0.263513513513513" calcext:value-type="float">
            <text:p>0.263513513513513</text:p>
          </table:table-cell>
          <table:table-cell office:value-type="float" office:value="0.263217097862767" calcext:value-type="float">
            <text:p>0.263217097862767</text:p>
          </table:table-cell>
          <table:table-cell office:value-type="float" office:value="0.262921348314607" calcext:value-type="float">
            <text:p>0.262921348314607</text:p>
          </table:table-cell>
          <table:table-cell office:value-type="float" office:value="0.262626262626263" calcext:value-type="float">
            <text:p>0.262626262626263</text:p>
          </table:table-cell>
          <table:table-cell office:value-type="float" office:value="0.262331838565022" calcext:value-type="float">
            <text:p>0.262331838565022</text:p>
          </table:table-cell>
          <table:table-cell office:value-type="float" office:value="0.262038073908175" calcext:value-type="float">
            <text:p>0.262038073908175</text:p>
          </table:table-cell>
          <table:table-cell office:value-type="float" office:value="0.262863534675615" calcext:value-type="float">
            <text:p>0.262863534675615</text:p>
          </table:table-cell>
          <table:table-cell office:value-type="float" office:value="0.262569832402235" calcext:value-type="float">
            <text:p>0.262569832402235</text:p>
          </table:table-cell>
          <table:table-cell office:value-type="float" office:value="0.263392857142857" calcext:value-type="float">
            <text:p>0.263392857142857</text:p>
          </table:table-cell>
          <table:table-cell office:value-type="float" office:value="0.263099219620959" calcext:value-type="float">
            <text:p>0.263099219620959</text:p>
          </table:table-cell>
          <table:table-cell office:value-type="float" office:value="0.263919821826281" calcext:value-type="float">
            <text:p>0.263919821826281</text:p>
          </table:table-cell>
          <table:table-cell office:value-type="float" office:value="0.263626251390434" calcext:value-type="float">
            <text:p>0.263626251390434</text:p>
          </table:table-cell>
          <table:table-cell office:value-type="float" office:value="0.263333333333333" calcext:value-type="float">
            <text:p>0.263333333333333</text:p>
          </table:table-cell>
          <table:table-cell office:value-type="float" office:value="0.263041065482797" calcext:value-type="float">
            <text:p>0.263041065482797</text:p>
          </table:table-cell>
          <table:table-cell office:value-type="float" office:value="0.263858093126386" calcext:value-type="float">
            <text:p>0.263858093126386</text:p>
          </table:table-cell>
          <table:table-cell office:value-type="float" office:value="0.263565891472868" calcext:value-type="float">
            <text:p>0.263565891472868</text:p>
          </table:table-cell>
          <table:table-cell office:value-type="float" office:value="0.263274336283186" calcext:value-type="float">
            <text:p>0.263274336283186</text:p>
          </table:table-cell>
          <table:table-cell office:value-type="float" office:value="0.262983425414365" calcext:value-type="float">
            <text:p>0.262983425414365</text:p>
          </table:table-cell>
          <table:table-cell office:value-type="float" office:value="0.262693156732892" calcext:value-type="float">
            <text:p>0.262693156732892</text:p>
          </table:table-cell>
          <table:table-cell office:value-type="float" office:value="0.262403528114664" calcext:value-type="float">
            <text:p>0.262403528114664</text:p>
          </table:table-cell>
          <table:table-cell office:value-type="float" office:value="0.262114537444934" calcext:value-type="float">
            <text:p>0.262114537444934</text:p>
          </table:table-cell>
          <table:table-cell office:value-type="float" office:value="0.261826182618262" calcext:value-type="float">
            <text:p>0.261826182618262</text:p>
          </table:table-cell>
          <table:table-cell office:value-type="float" office:value="0.261538461538462" calcext:value-type="float">
            <text:p>0.261538461538462</text:p>
          </table:table-cell>
          <table:table-cell office:value-type="float" office:value="0.261251372118551" calcext:value-type="float">
            <text:p>0.261251372118551</text:p>
          </table:table-cell>
          <table:table-cell office:value-type="float" office:value="0.260964912280702" calcext:value-type="float">
            <text:p>0.260964912280702</text:p>
          </table:table-cell>
          <table:table-cell office:value-type="float" office:value="0.260679079956188" calcext:value-type="float">
            <text:p>0.260679079956188</text:p>
          </table:table-cell>
          <table:table-cell office:value-type="float" office:value="0.260393873085339" calcext:value-type="float">
            <text:p>0.260393873085339</text:p>
          </table:table-cell>
          <table:table-cell office:value-type="float" office:value="0.260109289617486" calcext:value-type="float">
            <text:p>0.260109289617486</text:p>
          </table:table-cell>
          <table:table-cell office:value-type="float" office:value="0.259825327510917" calcext:value-type="float">
            <text:p>0.259825327510917</text:p>
          </table:table-cell>
          <table:table-cell office:value-type="float" office:value="0.259541984732824" calcext:value-type="float">
            <text:p>0.259541984732824</text:p>
          </table:table-cell>
          <table:table-cell office:value-type="float" office:value="0.260348583877996" calcext:value-type="float">
            <text:p>0.260348583877996</text:p>
          </table:table-cell>
          <table:table-cell office:value-type="float" office:value="0.26006528835691" calcext:value-type="float">
            <text:p>0.26006528835691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60586319218241" calcext:value-type="float">
            <text:p>0.260586319218241</text:p>
          </table:table-cell>
          <table:table-cell office:value-type="float" office:value="0.260303687635575" calcext:value-type="float">
            <text:p>0.260303687635575</text:p>
          </table:table-cell>
          <table:table-cell office:value-type="float" office:value="0.260021668472373" calcext:value-type="float">
            <text:p>0.260021668472373</text:p>
          </table:table-cell>
          <table:table-cell office:value-type="float" office:value="0.25974025974026" calcext:value-type="float">
            <text:p>0.25974025974026</text:p>
          </table:table-cell>
          <table:table-cell office:value-type="float" office:value="0.259459459459459" calcext:value-type="float">
            <text:p>0.259459459459459</text:p>
          </table:table-cell>
          <table:table-cell office:value-type="float" office:value="0.259179265658747" calcext:value-type="float">
            <text:p>0.259179265658747</text:p>
          </table:table-cell>
          <table:table-cell office:value-type="float" office:value="0.259978425026969" calcext:value-type="float">
            <text:p>0.259978425026969</text:p>
          </table:table-cell>
          <table:table-cell office:value-type="float" office:value="0.259698275862069" calcext:value-type="float">
            <text:p>0.259698275862069</text:p>
          </table:table-cell>
          <table:table-cell office:value-type="float" office:value="0.259418729817008" calcext:value-type="float">
            <text:p>0.259418729817008</text:p>
          </table:table-cell>
          <table:table-cell office:value-type="float" office:value="0.260215053763441" calcext:value-type="float">
            <text:p>0.260215053763441</text:p>
          </table:table-cell>
          <table:table-cell office:value-type="float" office:value="0.259935553168636" calcext:value-type="float">
            <text:p>0.259935553168636</text:p>
          </table:table-cell>
          <table:table-cell office:value-type="float" office:value="0.259656652360515" calcext:value-type="float">
            <text:p>0.259656652360515</text:p>
          </table:table-cell>
          <table:table-cell office:value-type="float" office:value="0.260450160771704" calcext:value-type="float">
            <text:p>0.260450160771704</text:p>
          </table:table-cell>
          <table:table-cell office:value-type="float" office:value="0.26017130620985" calcext:value-type="float">
            <text:p>0.26017130620985</text:p>
          </table:table-cell>
          <table:table-cell office:value-type="float" office:value="0.259893048128342" calcext:value-type="float">
            <text:p>0.259893048128342</text:p>
          </table:table-cell>
          <table:table-cell office:value-type="float" office:value="0.260683760683761" calcext:value-type="float">
            <text:p>0.260683760683761</text:p>
          </table:table-cell>
          <table:table-cell office:value-type="float" office:value="0.261472785485592" calcext:value-type="float">
            <text:p>0.261472785485592</text:p>
          </table:table-cell>
          <table:table-cell office:value-type="float" office:value="0.26226012793177" calcext:value-type="float">
            <text:p>0.26226012793177</text:p>
          </table:table-cell>
          <table:table-cell office:value-type="float" office:value="0.261980830670926" calcext:value-type="float">
            <text:p>0.261980830670926</text:p>
          </table:table-cell>
          <table:table-cell office:value-type="float" office:value="0.262765957446808" calcext:value-type="float">
            <text:p>0.262765957446808</text:p>
          </table:table-cell>
          <table:table-cell office:value-type="float" office:value="0.262486716259299" calcext:value-type="float">
            <text:p>0.262486716259299</text:p>
          </table:table-cell>
          <table:table-cell office:value-type="float" office:value="0.263269639065817" calcext:value-type="float">
            <text:p>0.263269639065817</text:p>
          </table:table-cell>
          <table:table-cell office:value-type="float" office:value="0.262990455991516" calcext:value-type="float">
            <text:p>0.262990455991516</text:p>
          </table:table-cell>
          <table:table-cell office:value-type="float" office:value="0.263771186440678" calcext:value-type="float">
            <text:p>0.263771186440678</text:p>
          </table:table-cell>
          <table:table-cell office:value-type="float" office:value="0.263492063492063" calcext:value-type="float">
            <text:p>0.263492063492063</text:p>
          </table:table-cell>
          <table:table-cell office:value-type="float" office:value="0.263213530655391" calcext:value-type="float">
            <text:p>0.263213530655391</text:p>
          </table:table-cell>
          <table:table-cell office:value-type="float" office:value="0.263991552270327" calcext:value-type="float">
            <text:p>0.263991552270327</text:p>
          </table:table-cell>
          <table:table-cell office:value-type="float" office:value="0.263713080168776" calcext:value-type="float">
            <text:p>0.263713080168776</text:p>
          </table:table-cell>
          <table:table-cell office:value-type="float" office:value="0.263435194942044" calcext:value-type="float">
            <text:p>0.263435194942044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63932702418507" calcext:value-type="float">
            <text:p>0.263932702418507</text:p>
          </table:table-cell>
          <table:table-cell office:value-type="float" office:value="0.263655462184874" calcext:value-type="float">
            <text:p>0.263655462184874</text:p>
          </table:table-cell>
          <table:table-cell office:value-type="float" office:value="0.263378803777545" calcext:value-type="float">
            <text:p>0.263378803777545</text:p>
          </table:table-cell>
          <table:table-cell office:value-type="float" office:value="0.263102725366876" calcext:value-type="float">
            <text:p>0.263102725366876</text:p>
          </table:table-cell>
          <table:table-cell office:value-type="float" office:value="0.263874345549738" calcext:value-type="float">
            <text:p>0.263874345549738</text:p>
          </table:table-cell>
          <table:table-cell office:value-type="float" office:value="0.263598326359833" calcext:value-type="float">
            <text:p>0.263598326359833</text:p>
          </table:table-cell>
          <table:table-cell office:value-type="float" office:value="0.263322884012539" calcext:value-type="float">
            <text:p>0.263322884012539</text:p>
          </table:table-cell>
          <table:table-cell office:value-type="float" office:value="0.263048016701461" calcext:value-type="float">
            <text:p>0.263048016701461</text:p>
          </table:table-cell>
          <table:table-cell office:value-type="float" office:value="0.263816475495308" calcext:value-type="float">
            <text:p>0.263816475495308</text:p>
          </table:table-cell>
          <table:table-cell office:value-type="float" office:value="0.263541666666667" calcext:value-type="float">
            <text:p>0.263541666666667</text:p>
          </table:table-cell>
          <table:table-cell office:value-type="float" office:value="0.263267429760666" calcext:value-type="float">
            <text:p>0.263267429760666</text:p>
          </table:table-cell>
          <table:table-cell office:value-type="float" office:value="0.264033264033264" calcext:value-type="float">
            <text:p>0.264033264033264</text:p>
          </table:table-cell>
          <table:table-cell office:value-type="float" office:value="0.263759086188993" calcext:value-type="float">
            <text:p>0.263759086188993</text:p>
          </table:table-cell>
          <table:table-cell office:value-type="float" office:value="0.264522821576763" calcext:value-type="float">
            <text:p>0.264522821576763</text:p>
          </table:table-cell>
          <table:table-cell office:value-type="float" office:value="0.264248704663212" calcext:value-type="float">
            <text:p>0.264248704663212</text:p>
          </table:table-cell>
          <table:table-cell office:value-type="float" office:value="0.263975155279503" calcext:value-type="float">
            <text:p>0.263975155279503</text:p>
          </table:table-cell>
          <table:table-cell office:value-type="float" office:value="0.263702171664943" calcext:value-type="float">
            <text:p>0.263702171664943</text:p>
          </table:table-cell>
          <table:table-cell office:value-type="float" office:value="0.263429752066116" calcext:value-type="float">
            <text:p>0.263429752066116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63917525773196" calcext:value-type="float">
            <text:p>0.263917525773196</text:p>
          </table:table-cell>
          <table:table-cell office:value-type="float" office:value="0.263645726055613" calcext:value-type="float">
            <text:p>0.263645726055613</text:p>
          </table:table-cell>
          <table:table-cell office:value-type="float" office:value="0.263374485596708" calcext:value-type="float">
            <text:p>0.263374485596708</text:p>
          </table:table-cell>
          <table:table-cell office:value-type="float" office:value="0.264131551901336" calcext:value-type="float">
            <text:p>0.264131551901336</text:p>
          </table:table-cell>
          <table:table-cell office:value-type="float" office:value="0.263860369609856" calcext:value-type="float">
            <text:p>0.263860369609856</text:p>
          </table:table-cell>
          <table:table-cell office:value-type="float" office:value="0.263589743589744" calcext:value-type="float">
            <text:p>0.263589743589744</text:p>
          </table:table-cell>
          <table:table-cell office:value-type="float" office:value="0.264344262295082" calcext:value-type="float">
            <text:p>0.264344262295082</text:p>
          </table:table-cell>
          <table:table-cell office:value-type="float" office:value="0.264073694984647" calcext:value-type="float">
            <text:p>0.264073694984647</text:p>
          </table:table-cell>
          <table:table-cell office:value-type="float" office:value="0.263803680981595" calcext:value-type="float">
            <text:p>0.263803680981595</text:p>
          </table:table-cell>
          <table:table-cell office:value-type="float" office:value="0.263534218590398" calcext:value-type="float">
            <text:p>0.263534218590398</text:p>
          </table:table-cell>
          <table:table-cell office:value-type="float" office:value="0.263265306122449" calcext:value-type="float">
            <text:p>0.263265306122449</text:p>
          </table:table-cell>
          <table:table-cell office:value-type="float" office:value="0.262996941896025" calcext:value-type="float">
            <text:p>0.262996941896025</text:p>
          </table:table-cell>
          <table:table-cell office:value-type="float" office:value="0.262729124236253" calcext:value-type="float">
            <text:p>0.262729124236253</text:p>
          </table:table-cell>
          <table:table-cell office:value-type="float" office:value="0.262461851475076" calcext:value-type="float">
            <text:p>0.262461851475076</text:p>
          </table:table-cell>
          <table:table-cell office:value-type="float" office:value="0.262195121951219" calcext:value-type="float">
            <text:p>0.262195121951219</text:p>
          </table:table-cell>
          <table:table-cell office:value-type="float" office:value="0.261928934010152" calcext:value-type="float">
            <text:p>0.261928934010152</text:p>
          </table:table-cell>
          <table:table-cell office:value-type="float" office:value="0.261663286004057" calcext:value-type="float">
            <text:p>0.261663286004057</text:p>
          </table:table-cell>
          <table:table-cell office:value-type="float" office:value="0.261398176291793" calcext:value-type="float">
            <text:p>0.261398176291793</text:p>
          </table:table-cell>
          <table:table-cell office:value-type="float" office:value="0.261133603238866" calcext:value-type="float">
            <text:p>0.261133603238866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60606060606061" calcext:value-type="float">
            <text:p>0.260606060606061</text:p>
          </table:table-cell>
          <table:table-cell office:value-type="float" office:value="0.261352169525732" calcext:value-type="float">
            <text:p>0.261352169525732</text:p>
          </table:table-cell>
          <table:table-cell office:value-type="float" office:value="0.261088709677419" calcext:value-type="float">
            <text:p>0.261088709677419</text:p>
          </table:table-cell>
          <table:table-cell office:value-type="float" office:value="0.260825780463243" calcext:value-type="float">
            <text:p>0.260825780463243</text:p>
          </table:table-cell>
          <table:table-cell office:value-type="float" office:value="0.261569416498994" calcext:value-type="float">
            <text:p>0.261569416498994</text:p>
          </table:table-cell>
          <table:table-cell office:value-type="float" office:value="0.261306532663317" calcext:value-type="float">
            <text:p>0.261306532663317</text:p>
          </table:table-cell>
          <table:table-cell office:value-type="float" office:value="0.261044176706827" calcext:value-type="float">
            <text:p>0.261044176706827</text:p>
          </table:table-cell>
          <table:table-cell office:value-type="float" office:value="0.261785356068205" calcext:value-type="float">
            <text:p>0.261785356068205</text:p>
          </table:table-cell>
          <table:table-cell office:value-type="float" office:value="0.261523046092184" calcext:value-type="float">
            <text:p>0.261523046092184</text:p>
          </table:table-cell>
          <table:table-cell office:value-type="float" office:value="0.261261261261261" calcext:value-type="float">
            <text:p>0.26126126126126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0739260739261" calcext:value-type="float">
            <text:p>0.2607392607392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5" calcext:value-type="float">
            <text:p>0.5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4" calcext:value-type="float">
            <text:p>0.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4" calcext:value-type="float">
            <text:p>0.4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" calcext:value-type="float">
            <text:p>0.36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21428571428571" calcext:value-type="float">
            <text:p>0.321428571428571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3" calcext:value-type="float">
            <text:p>0.3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0.314285714285714" calcext:value-type="float">
            <text:p>0.31428571428571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358974358974359" calcext:value-type="float">
            <text:p>0.358974358974359</text:p>
          </table:table-cell>
          <table:table-cell office:value-type="float" office:value="0.35" calcext:value-type="float">
            <text:p>0.35</text:p>
          </table:table-cell>
          <table:table-cell office:value-type="float" office:value="0.365853658536585" calcext:value-type="float">
            <text:p>0.365853658536585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372093023255814" calcext:value-type="float">
            <text:p>0.372093023255814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55555555555556" calcext:value-type="float">
            <text:p>0.355555555555556</text:p>
          </table:table-cell>
          <table:table-cell office:value-type="float" office:value="0.369565217391304" calcext:value-type="float">
            <text:p>0.369565217391304</text:p>
          </table:table-cell>
          <table:table-cell office:value-type="float" office:value="0.361702127659574" calcext:value-type="float">
            <text:p>0.36170212765957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734693877551" calcext:value-type="float">
            <text:p>0.36734693877551</text:p>
          </table:table-cell>
          <table:table-cell office:value-type="float" office:value="0.38" calcext:value-type="float">
            <text:p>0.3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0.365384615384615" calcext:value-type="float">
            <text:p>0.365384615384615</text:p>
          </table:table-cell>
          <table:table-cell office:value-type="float" office:value="0.358490566037736" calcext:value-type="float">
            <text:p>0.358490566037736</text:p>
          </table:table-cell>
          <table:table-cell office:value-type="float" office:value="0.351851851851852" calcext:value-type="float">
            <text:p>0.351851851851852</text:p>
          </table:table-cell>
          <table:table-cell office:value-type="float" office:value="0.345454545454545" calcext:value-type="float">
            <text:p>0.345454545454545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350877192982456" calcext:value-type="float">
            <text:p>0.350877192982456</text:p>
          </table:table-cell>
          <table:table-cell office:value-type="float" office:value="0.362068965517241" calcext:value-type="float">
            <text:p>0.362068965517241</text:p>
          </table:table-cell>
          <table:table-cell office:value-type="float" office:value="0.35593220338983" calcext:value-type="float">
            <text:p>0.35593220338983</text:p>
          </table:table-cell>
          <table:table-cell office:value-type="float" office:value="0.35" calcext:value-type="float">
            <text:p>0.35</text:p>
          </table:table-cell>
          <table:table-cell office:value-type="float" office:value="0.360655737704918" calcext:value-type="float">
            <text:p>0.360655737704918</text:p>
          </table:table-cell>
          <table:table-cell office:value-type="float" office:value="0.354838709677419" calcext:value-type="float">
            <text:p>0.354838709677419</text:p>
          </table:table-cell>
          <table:table-cell office:value-type="float" office:value="0.365079365079365" calcext:value-type="float">
            <text:p>0.36507936507936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369230769230769" calcext:value-type="float">
            <text:p>0.369230769230769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58208955223881" calcext:value-type="float">
            <text:p>0.35820895522388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342857142857143" calcext:value-type="float">
            <text:p>0.342857142857143</text:p>
          </table:table-cell>
          <table:table-cell office:value-type="float" office:value="0.352112676056338" calcext:value-type="float">
            <text:p>0.352112676056338</text:p>
          </table:table-cell>
          <table:table-cell office:value-type="float" office:value="0.347222222222222" calcext:value-type="float">
            <text:p>0.347222222222222</text:p>
          </table:table-cell>
          <table:table-cell office:value-type="float" office:value="0.356164383561644" calcext:value-type="float">
            <text:p>0.356164383561644</text:p>
          </table:table-cell>
          <table:table-cell office:value-type="float" office:value="0.351351351351351" calcext:value-type="float">
            <text:p>0.351351351351351</text:p>
          </table:table-cell>
          <table:table-cell office:value-type="float" office:value="0.36" calcext:value-type="float">
            <text:p>0.36</text:p>
          </table:table-cell>
          <table:table-cell office:value-type="float" office:value="0.355263157894737" calcext:value-type="float">
            <text:p>0.355263157894737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58974358974359" calcext:value-type="float">
            <text:p>0.358974358974359</text:p>
          </table:table-cell>
          <table:table-cell office:value-type="float" office:value="0.367088607594937" calcext:value-type="float">
            <text:p>0.367088607594937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58024691358025" calcext:value-type="float">
            <text:p>0.358024691358025</text:p>
          </table:table-cell>
          <table:table-cell office:value-type="float" office:value="0.365853658536585" calcext:value-type="float">
            <text:p>0.365853658536585</text:p>
          </table:table-cell>
          <table:table-cell office:value-type="float" office:value="0.36144578313253" calcext:value-type="float">
            <text:p>0.36144578313253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364705882352941" calcext:value-type="float">
            <text:p>0.364705882352941</text:p>
          </table:table-cell>
          <table:table-cell office:value-type="float" office:value="0.36046511627907" calcext:value-type="float">
            <text:p>0.36046511627907</text:p>
          </table:table-cell>
          <table:table-cell office:value-type="float" office:value="0.35632183908046" calcext:value-type="float">
            <text:p>0.35632183908046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70786516853933" calcext:value-type="float">
            <text:p>0.370786516853933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373626373626374" calcext:value-type="float">
            <text:p>0.373626373626374</text:p>
          </table:table-cell>
          <table:table-cell office:value-type="float" office:value="0.369565217391304" calcext:value-type="float">
            <text:p>0.369565217391304</text:p>
          </table:table-cell>
          <table:table-cell office:value-type="float" office:value="0.365591397849462" calcext:value-type="float">
            <text:p>0.365591397849462</text:p>
          </table:table-cell>
          <table:table-cell office:value-type="float" office:value="0.361702127659574" calcext:value-type="float">
            <text:p>0.361702127659574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364583333333333" calcext:value-type="float">
            <text:p>0.364583333333333</text:p>
          </table:table-cell>
          <table:table-cell office:value-type="float" office:value="0.360824742268041" calcext:value-type="float">
            <text:p>0.360824742268041</text:p>
          </table:table-cell>
          <table:table-cell office:value-type="float" office:value="0.36734693877551" calcext:value-type="float">
            <text:p>0.3673469387755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6" calcext:value-type="float">
            <text:p>0.36</text:p>
          </table:table-cell>
          <table:table-cell office:value-type="float" office:value="0.356435643564356" calcext:value-type="float">
            <text:p>0.356435643564356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0.359223300970874" calcext:value-type="float">
            <text:p>0.359223300970874</text:p>
          </table:table-cell>
          <table:table-cell office:value-type="float" office:value="0.355769230769231" calcext:value-type="float">
            <text:p>0.355769230769231</text:p>
          </table:table-cell>
          <table:table-cell office:value-type="float" office:value="0.352380952380952" calcext:value-type="float">
            <text:p>0.352380952380952</text:p>
          </table:table-cell>
          <table:table-cell office:value-type="float" office:value="0.349056603773585" calcext:value-type="float">
            <text:p>0.349056603773585</text:p>
          </table:table-cell>
          <table:table-cell office:value-type="float" office:value="0.345794392523364" calcext:value-type="float">
            <text:p>0.345794392523364</text:p>
          </table:table-cell>
          <table:table-cell office:value-type="float" office:value="0.351851851851852" calcext:value-type="float">
            <text:p>0.351851851851852</text:p>
          </table:table-cell>
          <table:table-cell office:value-type="float" office:value="0.348623853211009" calcext:value-type="float">
            <text:p>0.348623853211009</text:p>
          </table:table-cell>
          <table:table-cell office:value-type="float" office:value="0.345454545454545" calcext:value-type="float">
            <text:p>0.345454545454545</text:p>
          </table:table-cell>
          <table:table-cell office:value-type="float" office:value="0.342342342342342" calcext:value-type="float">
            <text:p>0.342342342342342</text:p>
          </table:table-cell>
          <table:table-cell office:value-type="float" office:value="0.339285714285714" calcext:value-type="float">
            <text:p>0.339285714285714</text:p>
          </table:table-cell>
          <table:table-cell office:value-type="float" office:value="0.336283185840708" calcext:value-type="float">
            <text:p>0.33628318584070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0434782608696" calcext:value-type="float">
            <text:p>0.330434782608696</text:p>
          </table:table-cell>
          <table:table-cell office:value-type="float" office:value="0.336206896551724" calcext:value-type="float">
            <text:p>0.33620689655172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0508474576271" calcext:value-type="float">
            <text:p>0.330508474576271</text:p>
          </table:table-cell>
          <table:table-cell office:value-type="float" office:value="0.327731092436975" calcext:value-type="float">
            <text:p>0.3277310924369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2314049586777" calcext:value-type="float">
            <text:p>0.322314049586777</text:p>
          </table:table-cell>
          <table:table-cell office:value-type="float" office:value="0.327868852459016" calcext:value-type="float">
            <text:p>0.327868852459016</text:p>
          </table:table-cell>
          <table:table-cell office:value-type="float" office:value="0.32520325203252" calcext:value-type="float">
            <text:p>0.32520325203252</text:p>
          </table:table-cell>
          <table:table-cell office:value-type="float" office:value="0.330645161290323" calcext:value-type="float">
            <text:p>0.3306451612903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0708661417323" calcext:value-type="float">
            <text:p>0.330708661417323</text:p>
          </table:table-cell>
          <table:table-cell office:value-type="float" office:value="0.3359375" calcext:value-type="float">
            <text:p>0.3359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8461538461538" calcext:value-type="float">
            <text:p>0.338461538461538</text:p>
          </table:table-cell>
          <table:table-cell office:value-type="float" office:value="0.33587786259542" calcext:value-type="float">
            <text:p>0.3358778625954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0827067669173" calcext:value-type="float">
            <text:p>0.330827067669173</text:p>
          </table:table-cell>
          <table:table-cell office:value-type="float" office:value="0.335820895522388" calcext:value-type="float">
            <text:p>0.335820895522388</text:p>
          </table:table-cell>
          <table:table-cell office:value-type="float" office:value="0.340740740740741" calcext:value-type="float">
            <text:p>0.340740740740741</text:p>
          </table:table-cell>
          <table:table-cell office:value-type="float" office:value="0.338235294117647" calcext:value-type="float">
            <text:p>0.338235294117647</text:p>
          </table:table-cell>
          <table:table-cell office:value-type="float" office:value="0.343065693430657" calcext:value-type="float">
            <text:p>0.343065693430657</text:p>
          </table:table-cell>
          <table:table-cell office:value-type="float" office:value="0.340579710144928" calcext:value-type="float">
            <text:p>0.340579710144928</text:p>
          </table:table-cell>
          <table:table-cell office:value-type="float" office:value="0.345323741007194" calcext:value-type="float">
            <text:p>0.345323741007194</text:p>
          </table:table-cell>
          <table:table-cell office:value-type="float" office:value="0.342857142857143" calcext:value-type="float">
            <text:p>0.342857142857143</text:p>
          </table:table-cell>
          <table:table-cell office:value-type="float" office:value="0.340425531914894" calcext:value-type="float">
            <text:p>0.340425531914894</text:p>
          </table:table-cell>
          <table:table-cell office:value-type="float" office:value="0.345070422535211" calcext:value-type="float">
            <text:p>0.345070422535211</text:p>
          </table:table-cell>
          <table:table-cell office:value-type="float" office:value="0.342657342657343" calcext:value-type="float">
            <text:p>0.342657342657343</text:p>
          </table:table-cell>
          <table:table-cell office:value-type="float" office:value="0.347222222222222" calcext:value-type="float">
            <text:p>0.34722222222222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349315068493151" calcext:value-type="float">
            <text:p>0.349315068493151</text:p>
          </table:table-cell>
          <table:table-cell office:value-type="float" office:value="0.346938775510204" calcext:value-type="float">
            <text:p>0.346938775510204</text:p>
          </table:table-cell>
          <table:table-cell office:value-type="float" office:value="0.351351351351351" calcext:value-type="float">
            <text:p>0.351351351351351</text:p>
          </table:table-cell>
          <table:table-cell office:value-type="float" office:value="0.348993288590604" calcext:value-type="float">
            <text:p>0.348993288590604</text:p>
          </table:table-cell>
          <table:table-cell office:value-type="float" office:value="0.346666666666667" calcext:value-type="float">
            <text:p>0.346666666666667</text:p>
          </table:table-cell>
          <table:table-cell office:value-type="float" office:value="0.344370860927152" calcext:value-type="float">
            <text:p>0.344370860927152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34640522875817" calcext:value-type="float">
            <text:p>0.34640522875817</text:p>
          </table:table-cell>
          <table:table-cell office:value-type="float" office:value="0.344155844155844" calcext:value-type="float">
            <text:p>0.344155844155844</text:p>
          </table:table-cell>
          <table:table-cell office:value-type="float" office:value="0.341935483870968" calcext:value-type="float">
            <text:p>0.341935483870968</text:p>
          </table:table-cell>
          <table:table-cell office:value-type="float" office:value="0.33974358974359" calcext:value-type="float">
            <text:p>0.33974358974359</text:p>
          </table:table-cell>
          <table:table-cell office:value-type="float" office:value="0.337579617834395" calcext:value-type="float">
            <text:p>0.337579617834395</text:p>
          </table:table-cell>
          <table:table-cell office:value-type="float" office:value="0.341772151898734" calcext:value-type="float">
            <text:p>0.341772151898734</text:p>
          </table:table-cell>
          <table:table-cell office:value-type="float" office:value="0.339622641509434" calcext:value-type="float">
            <text:p>0.339622641509434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35403726708075" calcext:value-type="float">
            <text:p>0.3354037267080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1288343558282" calcext:value-type="float">
            <text:p>0.331288343558282</text:p>
          </table:table-cell>
          <table:table-cell office:value-type="float" office:value="0.335365853658537" calcext:value-type="float">
            <text:p>0.33536585365853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7349397590361" calcext:value-type="float">
            <text:p>0.337349397590361</text:p>
          </table:table-cell>
          <table:table-cell office:value-type="float" office:value="0.335329341317365" calcext:value-type="float">
            <text:p>0.33532934131736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7278106508876" calcext:value-type="float">
            <text:p>0.337278106508876</text:p>
          </table:table-cell>
          <table:table-cell office:value-type="float" office:value="0.335294117647059" calcext:value-type="float">
            <text:p>0.33529411764705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7209302325581" calcext:value-type="float">
            <text:p>0.337209302325581</text:p>
          </table:table-cell>
          <table:table-cell office:value-type="float" office:value="0.341040462427746" calcext:value-type="float">
            <text:p>0.341040462427746</text:p>
          </table:table-cell>
          <table:table-cell office:value-type="float" office:value="0.339080459770115" calcext:value-type="float">
            <text:p>0.339080459770115</text:p>
          </table:table-cell>
          <table:table-cell office:value-type="float" office:value="0.337142857142857" calcext:value-type="float">
            <text:p>0.337142857142857</text:p>
          </table:table-cell>
          <table:table-cell office:value-type="float" office:value="0.335227272727273" calcext:value-type="float">
            <text:p>0.33522727272727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1460674157303" calcext:value-type="float">
            <text:p>0.331460674157303</text:p>
          </table:table-cell>
          <table:table-cell office:value-type="float" office:value="0.329608938547486" calcext:value-type="float">
            <text:p>0.329608938547486</text:p>
          </table:table-cell>
          <table:table-cell office:value-type="float" office:value="0.327777777777778" calcext:value-type="float">
            <text:p>0.327777777777778</text:p>
          </table:table-cell>
          <table:table-cell office:value-type="float" office:value="0.325966850828729" calcext:value-type="float">
            <text:p>0.325966850828729</text:p>
          </table:table-cell>
          <table:table-cell office:value-type="float" office:value="0.324175824175824" calcext:value-type="float">
            <text:p>0.324175824175824</text:p>
          </table:table-cell>
          <table:table-cell office:value-type="float" office:value="0.327868852459016" calcext:value-type="float">
            <text:p>0.327868852459016</text:p>
          </table:table-cell>
          <table:table-cell office:value-type="float" office:value="0.326086956521739" calcext:value-type="float">
            <text:p>0.326086956521739</text:p>
          </table:table-cell>
          <table:table-cell office:value-type="float" office:value="0.32972972972973" calcext:value-type="float">
            <text:p>0.32972972972973</text:p>
          </table:table-cell>
          <table:table-cell office:value-type="float" office:value="0.327956989247312" calcext:value-type="float">
            <text:p>0.327956989247312</text:p>
          </table:table-cell>
          <table:table-cell office:value-type="float" office:value="0.331550802139037" calcext:value-type="float">
            <text:p>0.331550802139037</text:p>
          </table:table-cell>
          <table:table-cell office:value-type="float" office:value="0.329787234042553" calcext:value-type="float">
            <text:p>0.329787234042553</text:p>
          </table:table-cell>
          <table:table-cell office:value-type="float" office:value="0.328042328042328" calcext:value-type="float">
            <text:p>0.328042328042328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329842931937173" calcext:value-type="float">
            <text:p>0.329842931937173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26424870466321" calcext:value-type="float">
            <text:p>0.326424870466321</text:p>
          </table:table-cell>
          <table:table-cell office:value-type="float" office:value="0.324742268041237" calcext:value-type="float">
            <text:p>0.324742268041237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0.321428571428571" calcext:value-type="float">
            <text:p>0.321428571428571</text:p>
          </table:table-cell>
          <table:table-cell office:value-type="float" office:value="0.3248730964467" calcext:value-type="float">
            <text:p>0.3248730964467</text:p>
          </table:table-cell>
          <table:table-cell office:value-type="float" office:value="0.323232323232323" calcext:value-type="float">
            <text:p>0.323232323232323</text:p>
          </table:table-cell>
          <table:table-cell office:value-type="float" office:value="0.321608040201005" calcext:value-type="float">
            <text:p>0.32160804020100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3383084577114" calcext:value-type="float">
            <text:p>0.323383084577114</text:p>
          </table:table-cell>
          <table:table-cell office:value-type="float" office:value="0.326732673267327" calcext:value-type="float">
            <text:p>0.326732673267327</text:p>
          </table:table-cell>
          <table:table-cell office:value-type="float" office:value="0.330049261083744" calcext:value-type="float">
            <text:p>0.330049261083744</text:p>
          </table:table-cell>
          <table:table-cell office:value-type="float" office:value="0.32843137254902" calcext:value-type="float">
            <text:p>0.32843137254902</text:p>
          </table:table-cell>
          <table:table-cell office:value-type="float" office:value="0.326829268292683" calcext:value-type="float">
            <text:p>0.326829268292683</text:p>
          </table:table-cell>
          <table:table-cell office:value-type="float" office:value="0.325242718446602" calcext:value-type="float">
            <text:p>0.325242718446602</text:p>
          </table:table-cell>
          <table:table-cell office:value-type="float" office:value="0.328502415458937" calcext:value-type="float">
            <text:p>0.328502415458937</text:p>
          </table:table-cell>
          <table:table-cell office:value-type="float" office:value="0.326923076923077" calcext:value-type="float">
            <text:p>0.326923076923077</text:p>
          </table:table-cell>
          <table:table-cell office:value-type="float" office:value="0.325358851674641" calcext:value-type="float">
            <text:p>0.325358851674641</text:p>
          </table:table-cell>
          <table:table-cell office:value-type="float" office:value="0.323809523809524" calcext:value-type="float">
            <text:p>0.323809523809524</text:p>
          </table:table-cell>
          <table:table-cell office:value-type="float" office:value="0.322274881516588" calcext:value-type="float">
            <text:p>0.322274881516588</text:p>
          </table:table-cell>
          <table:table-cell office:value-type="float" office:value="0.320754716981132" calcext:value-type="float">
            <text:p>0.320754716981132</text:p>
          </table:table-cell>
          <table:table-cell office:value-type="float" office:value="0.31924882629108" calcext:value-type="float">
            <text:p>0.31924882629108</text:p>
          </table:table-cell>
          <table:table-cell office:value-type="float" office:value="0.317757009345794" calcext:value-type="float">
            <text:p>0.317757009345794</text:p>
          </table:table-cell>
          <table:table-cell office:value-type="float" office:value="0.320930232558139" calcext:value-type="float">
            <text:p>0.320930232558139</text:p>
          </table:table-cell>
          <table:table-cell office:value-type="float" office:value="0.319444444444444" calcext:value-type="float">
            <text:p>0.319444444444444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321100917431193" calcext:value-type="float">
            <text:p>0.321100917431193</text:p>
          </table:table-cell>
          <table:table-cell office:value-type="float" office:value="0.319634703196347" calcext:value-type="float">
            <text:p>0.319634703196347</text:p>
          </table:table-cell>
          <table:table-cell office:value-type="float" office:value="0.322727272727273" calcext:value-type="float">
            <text:p>0.322727272727273</text:p>
          </table:table-cell>
          <table:table-cell office:value-type="float" office:value="0.321266968325792" calcext:value-type="float">
            <text:p>0.321266968325792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322869955156951" calcext:value-type="float">
            <text:p>0.322869955156951</text:p>
          </table:table-cell>
          <table:table-cell office:value-type="float" office:value="0.325892857142857" calcext:value-type="float">
            <text:p>0.325892857142857</text:p>
          </table:table-cell>
          <table:table-cell office:value-type="float" office:value="0.324444444444444" calcext:value-type="float">
            <text:p>0.324444444444444</text:p>
          </table:table-cell>
          <table:table-cell office:value-type="float" office:value="0.327433628318584" calcext:value-type="float">
            <text:p>0.327433628318584</text:p>
          </table:table-cell>
          <table:table-cell office:value-type="float" office:value="0.325991189427313" calcext:value-type="float">
            <text:p>0.325991189427313</text:p>
          </table:table-cell>
          <table:table-cell office:value-type="float" office:value="0.324561403508772" calcext:value-type="float">
            <text:p>0.324561403508772</text:p>
          </table:table-cell>
          <table:table-cell office:value-type="float" office:value="0.323144104803493" calcext:value-type="float">
            <text:p>0.323144104803493</text:p>
          </table:table-cell>
          <table:table-cell office:value-type="float" office:value="0.326086956521739" calcext:value-type="float">
            <text:p>0.326086956521739</text:p>
          </table:table-cell>
          <table:table-cell office:value-type="float" office:value="0.324675324675325" calcext:value-type="float">
            <text:p>0.324675324675325</text:p>
          </table:table-cell>
          <table:table-cell office:value-type="float" office:value="0.323275862068965" calcext:value-type="float">
            <text:p>0.323275862068965</text:p>
          </table:table-cell>
          <table:table-cell office:value-type="float" office:value="0.321888412017167" calcext:value-type="float">
            <text:p>0.321888412017167</text:p>
          </table:table-cell>
          <table:table-cell office:value-type="float" office:value="0.324786324786325" calcext:value-type="float">
            <text:p>0.324786324786325</text:p>
          </table:table-cell>
          <table:table-cell office:value-type="float" office:value="0.327659574468085" calcext:value-type="float">
            <text:p>0.327659574468085</text:p>
          </table:table-cell>
          <table:table-cell office:value-type="float" office:value="0.326271186440678" calcext:value-type="float">
            <text:p>0.326271186440678</text:p>
          </table:table-cell>
          <table:table-cell office:value-type="float" office:value="0.324894514767933" calcext:value-type="float">
            <text:p>0.3248945147679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0.326359832635983" calcext:value-type="float">
            <text:p>0.32635983263598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7800829875519" calcext:value-type="float">
            <text:p>0.327800829875519</text:p>
          </table:table-cell>
          <table:table-cell office:value-type="float" office:value="0.326446280991736" calcext:value-type="float">
            <text:p>0.326446280991736</text:p>
          </table:table-cell>
          <table:table-cell office:value-type="float" office:value="0.329218106995885" calcext:value-type="float">
            <text:p>0.329218106995885</text:p>
          </table:table-cell>
          <table:table-cell office:value-type="float" office:value="0.327868852459016" calcext:value-type="float">
            <text:p>0.327868852459016</text:p>
          </table:table-cell>
          <table:table-cell office:value-type="float" office:value="0.326530612244898" calcext:value-type="float">
            <text:p>0.326530612244898</text:p>
          </table:table-cell>
          <table:table-cell office:value-type="float" office:value="0.32520325203252" calcext:value-type="float">
            <text:p>0.32520325203252</text:p>
          </table:table-cell>
          <table:table-cell office:value-type="float" office:value="0.323886639676113" calcext:value-type="float">
            <text:p>0.323886639676113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321285140562249" calcext:value-type="float">
            <text:p>0.321285140562249</text:p>
          </table:table-cell>
          <table:table-cell office:value-type="float" office:value="0.32" calcext:value-type="float">
            <text:p>0.32</text:p>
          </table:table-cell>
          <table:table-cell office:value-type="float" office:value="0.318725099601594" calcext:value-type="float">
            <text:p>0.318725099601594</text:p>
          </table:table-cell>
          <table:table-cell office:value-type="float" office:value="0.317460317460317" calcext:value-type="float">
            <text:p>0.317460317460317</text:p>
          </table:table-cell>
          <table:table-cell office:value-type="float" office:value="0.320158102766798" calcext:value-type="float">
            <text:p>0.320158102766798</text:p>
          </table:table-cell>
          <table:table-cell office:value-type="float" office:value="0.318897637795276" calcext:value-type="float">
            <text:p>0.318897637795276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319066147859922" calcext:value-type="float">
            <text:p>0.319066147859922</text:p>
          </table:table-cell>
          <table:table-cell office:value-type="float" office:value="0.321705426356589" calcext:value-type="float">
            <text:p>0.321705426356589</text:p>
          </table:table-cell>
          <table:table-cell office:value-type="float" office:value="0.32046332046332" calcext:value-type="float">
            <text:p>0.32046332046332</text:p>
          </table:table-cell>
          <table:table-cell office:value-type="float" office:value="0.319230769230769" calcext:value-type="float">
            <text:p>0.319230769230769</text:p>
          </table:table-cell>
          <table:table-cell office:value-type="float" office:value="0.32183908045977" calcext:value-type="float">
            <text:p>0.32183908045977</text:p>
          </table:table-cell>
          <table:table-cell office:value-type="float" office:value="0.320610687022901" calcext:value-type="float">
            <text:p>0.320610687022901</text:p>
          </table:table-cell>
          <table:table-cell office:value-type="float" office:value="0.32319391634981" calcext:value-type="float">
            <text:p>0.32319391634981</text:p>
          </table:table-cell>
          <table:table-cell office:value-type="float" office:value="0.321969696969697" calcext:value-type="float">
            <text:p>0.321969696969697</text:p>
          </table:table-cell>
          <table:table-cell office:value-type="float" office:value="0.320754716981132" calcext:value-type="float">
            <text:p>0.320754716981132</text:p>
          </table:table-cell>
          <table:table-cell office:value-type="float" office:value="0.319548872180451" calcext:value-type="float">
            <text:p>0.319548872180451</text:p>
          </table:table-cell>
          <table:table-cell office:value-type="float" office:value="0.318352059925094" calcext:value-type="float">
            <text:p>0.318352059925094</text:p>
          </table:table-cell>
          <table:table-cell office:value-type="float" office:value="0.317164179104478" calcext:value-type="float">
            <text:p>0.317164179104478</text:p>
          </table:table-cell>
          <table:table-cell office:value-type="float" office:value="0.319702602230483" calcext:value-type="float">
            <text:p>0.319702602230483</text:p>
          </table:table-cell>
          <table:table-cell office:value-type="float" office:value="0.318518518518519" calcext:value-type="float">
            <text:p>0.318518518518519</text:p>
          </table:table-cell>
          <table:table-cell office:value-type="float" office:value="0.321033210332103" calcext:value-type="float">
            <text:p>0.321033210332103</text:p>
          </table:table-cell>
          <table:table-cell office:value-type="float" office:value="0.319852941176471" calcext:value-type="float">
            <text:p>0.319852941176471</text:p>
          </table:table-cell>
          <table:table-cell office:value-type="float" office:value="0.322344322344322" calcext:value-type="float">
            <text:p>0.322344322344322</text:p>
          </table:table-cell>
          <table:table-cell office:value-type="float" office:value="0.324817518248175" calcext:value-type="float">
            <text:p>0.324817518248175</text:p>
          </table:table-cell>
          <table:table-cell office:value-type="float" office:value="0.323636363636364" calcext:value-type="float">
            <text:p>0.323636363636364</text:p>
          </table:table-cell>
          <table:table-cell office:value-type="float" office:value="0.326086956521739" calcext:value-type="float">
            <text:p>0.326086956521739</text:p>
          </table:table-cell>
          <table:table-cell office:value-type="float" office:value="0.324909747292419" calcext:value-type="float">
            <text:p>0.324909747292419</text:p>
          </table:table-cell>
          <table:table-cell office:value-type="float" office:value="0.323741007194245" calcext:value-type="float">
            <text:p>0.323741007194245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321428571428571" calcext:value-type="float">
            <text:p>0.321428571428571</text:p>
          </table:table-cell>
          <table:table-cell office:value-type="float" office:value="0.320284697508897" calcext:value-type="float">
            <text:p>0.320284697508897</text:p>
          </table:table-cell>
          <table:table-cell office:value-type="float" office:value="0.319148936170213" calcext:value-type="float">
            <text:p>0.319148936170213</text:p>
          </table:table-cell>
          <table:table-cell office:value-type="float" office:value="0.321554770318021" calcext:value-type="float">
            <text:p>0.321554770318021</text:p>
          </table:table-cell>
          <table:table-cell office:value-type="float" office:value="0.320422535211268" calcext:value-type="float">
            <text:p>0.320422535211268</text:p>
          </table:table-cell>
          <table:table-cell office:value-type="float" office:value="0.32280701754386" calcext:value-type="float">
            <text:p>0.32280701754386</text:p>
          </table:table-cell>
          <table:table-cell office:value-type="float" office:value="0.321678321678322" calcext:value-type="float">
            <text:p>0.321678321678322</text:p>
          </table:table-cell>
          <table:table-cell office:value-type="float" office:value="0.320557491289199" calcext:value-type="float">
            <text:p>0.320557491289199</text:p>
          </table:table-cell>
          <table:table-cell office:value-type="float" office:value="0.319444444444444" calcext:value-type="float">
            <text:p>0.319444444444444</text:p>
          </table:table-cell>
          <table:table-cell office:value-type="float" office:value="0.318339100346021" calcext:value-type="float">
            <text:p>0.318339100346021</text:p>
          </table:table-cell>
          <table:table-cell office:value-type="float" office:value="0.320689655172414" calcext:value-type="float">
            <text:p>0.320689655172414</text:p>
          </table:table-cell>
          <table:table-cell office:value-type="float" office:value="0.319587628865979" calcext:value-type="float">
            <text:p>0.319587628865979</text:p>
          </table:table-cell>
          <table:table-cell office:value-type="float" office:value="0.321917808219178" calcext:value-type="float">
            <text:p>0.321917808219178</text:p>
          </table:table-cell>
          <table:table-cell office:value-type="float" office:value="0.324232081911263" calcext:value-type="float">
            <text:p>0.324232081911263</text:p>
          </table:table-cell>
          <table:table-cell office:value-type="float" office:value="0.32312925170068" calcext:value-type="float">
            <text:p>0.32312925170068</text:p>
          </table:table-cell>
          <table:table-cell office:value-type="float" office:value="0.325423728813559" calcext:value-type="float">
            <text:p>0.325423728813559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326599326599327" calcext:value-type="float">
            <text:p>0.326599326599327</text:p>
          </table:table-cell>
          <table:table-cell office:value-type="float" office:value="0.325503355704698" calcext:value-type="float">
            <text:p>0.325503355704698</text:p>
          </table:table-cell>
          <table:table-cell office:value-type="float" office:value="0.327759197324415" calcext:value-type="float">
            <text:p>0.327759197324415</text:p>
          </table:table-cell>
          <table:table-cell office:value-type="float" office:value="0.326666666666667" calcext:value-type="float">
            <text:p>0.326666666666667</text:p>
          </table:table-cell>
          <table:table-cell office:value-type="float" office:value="0.325581395348837" calcext:value-type="float">
            <text:p>0.325581395348837</text:p>
          </table:table-cell>
          <table:table-cell office:value-type="float" office:value="0.324503311258278" calcext:value-type="float">
            <text:p>0.324503311258278</text:p>
          </table:table-cell>
          <table:table-cell office:value-type="float" office:value="0.326732673267327" calcext:value-type="float">
            <text:p>0.326732673267327</text:p>
          </table:table-cell>
          <table:table-cell office:value-type="float" office:value="0.325657894736842" calcext:value-type="float">
            <text:p>0.325657894736842</text:p>
          </table:table-cell>
          <table:table-cell office:value-type="float" office:value="0.327868852459016" calcext:value-type="float">
            <text:p>0.327868852459016</text:p>
          </table:table-cell>
          <table:table-cell office:value-type="float" office:value="0.326797385620915" calcext:value-type="float">
            <text:p>0.326797385620915</text:p>
          </table:table-cell>
          <table:table-cell office:value-type="float" office:value="0.328990228013029" calcext:value-type="float">
            <text:p>0.328990228013029</text:p>
          </table:table-cell>
          <table:table-cell office:value-type="float" office:value="0.327922077922078" calcext:value-type="float">
            <text:p>0.327922077922078</text:p>
          </table:table-cell>
          <table:table-cell office:value-type="float" office:value="0.330097087378641" calcext:value-type="float">
            <text:p>0.330097087378641</text:p>
          </table:table-cell>
          <table:table-cell office:value-type="float" office:value="0.332258064516129" calcext:value-type="float">
            <text:p>0.332258064516129</text:p>
          </table:table-cell>
          <table:table-cell office:value-type="float" office:value="0.331189710610932" calcext:value-type="float">
            <text:p>0.33118971061093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2268370607029" calcext:value-type="float">
            <text:p>0.332268370607029</text:p>
          </table:table-cell>
          <table:table-cell office:value-type="float" office:value="0.334394904458599" calcext:value-type="float">
            <text:p>0.3343949044585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2278481012658" calcext:value-type="float">
            <text:p>0.332278481012658</text:p>
          </table:table-cell>
          <table:table-cell office:value-type="float" office:value="0.334384858044164" calcext:value-type="float">
            <text:p>0.33438485804416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2288401253918" calcext:value-type="float">
            <text:p>0.332288401253918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330218068535825" calcext:value-type="float">
            <text:p>0.330218068535825</text:p>
          </table:table-cell>
          <table:table-cell office:value-type="float" office:value="0.332298136645963" calcext:value-type="float">
            <text:p>0.332298136645963</text:p>
          </table:table-cell>
          <table:table-cell office:value-type="float" office:value="0.331269349845201" calcext:value-type="float">
            <text:p>0.331269349845201</text:p>
          </table:table-cell>
          <table:table-cell office:value-type="float" office:value="0.330246913580247" calcext:value-type="float">
            <text:p>0.330246913580247</text:p>
          </table:table-cell>
          <table:table-cell office:value-type="float" office:value="0.332307692307692" calcext:value-type="float">
            <text:p>0.332307692307692</text:p>
          </table:table-cell>
          <table:table-cell office:value-type="float" office:value="0.334355828220859" calcext:value-type="float">
            <text:p>0.33435582822085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2317073170732" calcext:value-type="float">
            <text:p>0.332317073170732</text:p>
          </table:table-cell>
          <table:table-cell office:value-type="float" office:value="0.331306990881459" calcext:value-type="float">
            <text:p>0.331306990881459</text:p>
          </table:table-cell>
          <table:table-cell office:value-type="float" office:value="0.33030303030303" calcext:value-type="float">
            <text:p>0.33030303030303</text:p>
          </table:table-cell>
          <table:table-cell office:value-type="float" office:value="0.329305135951662" calcext:value-type="float">
            <text:p>0.329305135951662</text:p>
          </table:table-cell>
          <table:table-cell office:value-type="float" office:value="0.328313253012048" calcext:value-type="float">
            <text:p>0.328313253012048</text:p>
          </table:table-cell>
          <table:table-cell office:value-type="float" office:value="0.327327327327327" calcext:value-type="float">
            <text:p>0.327327327327327</text:p>
          </table:table-cell>
          <table:table-cell office:value-type="float" office:value="0.326347305389222" calcext:value-type="float">
            <text:p>0.326347305389222</text:p>
          </table:table-cell>
          <table:table-cell office:value-type="float" office:value="0.325373134328358" calcext:value-type="float">
            <text:p>0.325373134328358</text:p>
          </table:table-cell>
          <table:table-cell office:value-type="float" office:value="0.324404761904762" calcext:value-type="float">
            <text:p>0.324404761904762</text:p>
          </table:table-cell>
          <table:table-cell office:value-type="float" office:value="0.323442136498516" calcext:value-type="float">
            <text:p>0.323442136498516</text:p>
          </table:table-cell>
          <table:table-cell office:value-type="float" office:value="0.322485207100592" calcext:value-type="float">
            <text:p>0.322485207100592</text:p>
          </table:table-cell>
          <table:table-cell office:value-type="float" office:value="0.321533923303835" calcext:value-type="float">
            <text:p>0.321533923303835</text:p>
          </table:table-cell>
          <table:table-cell office:value-type="float" office:value="0.320588235294118" calcext:value-type="float">
            <text:p>0.320588235294118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324561403508772" calcext:value-type="float">
            <text:p>0.324561403508772</text:p>
          </table:table-cell>
          <table:table-cell office:value-type="float" office:value="0.326530612244898" calcext:value-type="float">
            <text:p>0.326530612244898</text:p>
          </table:table-cell>
          <table:table-cell office:value-type="float" office:value="0.325581395348837" calcext:value-type="float">
            <text:p>0.325581395348837</text:p>
          </table:table-cell>
          <table:table-cell office:value-type="float" office:value="0.32463768115942" calcext:value-type="float">
            <text:p>0.32463768115942</text:p>
          </table:table-cell>
          <table:table-cell office:value-type="float" office:value="0.326589595375723" calcext:value-type="float">
            <text:p>0.326589595375723</text:p>
          </table:table-cell>
          <table:table-cell office:value-type="float" office:value="0.325648414985591" calcext:value-type="float">
            <text:p>0.325648414985591</text:p>
          </table:table-cell>
          <table:table-cell office:value-type="float" office:value="0.327586206896552" calcext:value-type="float">
            <text:p>0.327586206896552</text:p>
          </table:table-cell>
          <table:table-cell office:value-type="float" office:value="0.326647564469914" calcext:value-type="float">
            <text:p>0.326647564469914</text:p>
          </table:table-cell>
          <table:table-cell office:value-type="float" office:value="0.328571428571429" calcext:value-type="float">
            <text:p>0.328571428571429</text:p>
          </table:table-cell>
          <table:table-cell office:value-type="float" office:value="0.327635327635328" calcext:value-type="float">
            <text:p>0.327635327635328</text:p>
          </table:table-cell>
          <table:table-cell office:value-type="float" office:value="0.326704545454545" calcext:value-type="float">
            <text:p>0.326704545454545</text:p>
          </table:table-cell>
          <table:table-cell office:value-type="float" office:value="0.325779036827195" calcext:value-type="float">
            <text:p>0.325779036827195</text:p>
          </table:table-cell>
          <table:table-cell office:value-type="float" office:value="0.327683615819209" calcext:value-type="float">
            <text:p>0.327683615819209</text:p>
          </table:table-cell>
          <table:table-cell office:value-type="float" office:value="0.326760563380282" calcext:value-type="float">
            <text:p>0.326760563380282</text:p>
          </table:table-cell>
          <table:table-cell office:value-type="float" office:value="0.328651685393258" calcext:value-type="float">
            <text:p>0.328651685393258</text:p>
          </table:table-cell>
          <table:table-cell office:value-type="float" office:value="0.327731092436975" calcext:value-type="float">
            <text:p>0.327731092436975</text:p>
          </table:table-cell>
          <table:table-cell office:value-type="float" office:value="0.329608938547486" calcext:value-type="float">
            <text:p>0.329608938547486</text:p>
          </table:table-cell>
          <table:table-cell office:value-type="float" office:value="0.328690807799443" calcext:value-type="float">
            <text:p>0.328690807799443</text:p>
          </table:table-cell>
          <table:table-cell office:value-type="float" office:value="0.330555555555556" calcext:value-type="float">
            <text:p>0.330555555555556</text:p>
          </table:table-cell>
          <table:table-cell office:value-type="float" office:value="0.329639889196676" calcext:value-type="float">
            <text:p>0.329639889196676</text:p>
          </table:table-cell>
          <table:table-cell office:value-type="float" office:value="0.328729281767956" calcext:value-type="float">
            <text:p>0.328729281767956</text:p>
          </table:table-cell>
          <table:table-cell office:value-type="float" office:value="0.330578512396694" calcext:value-type="float">
            <text:p>0.330578512396694</text:p>
          </table:table-cell>
          <table:table-cell office:value-type="float" office:value="0.32967032967033" calcext:value-type="float">
            <text:p>0.32967032967033</text:p>
          </table:table-cell>
          <table:table-cell office:value-type="float" office:value="0.331506849315068" calcext:value-type="float">
            <text:p>0.331506849315068</text:p>
          </table:table-cell>
          <table:table-cell office:value-type="float" office:value="0.330601092896175" calcext:value-type="float">
            <text:p>0.330601092896175</text:p>
          </table:table-cell>
          <table:table-cell office:value-type="float" office:value="0.332425068119891" calcext:value-type="float">
            <text:p>0.332425068119891</text:p>
          </table:table-cell>
          <table:table-cell office:value-type="float" office:value="0.331521739130435" calcext:value-type="float">
            <text:p>0.33152173913043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2432432432432" calcext:value-type="float">
            <text:p>0.332432432432432</text:p>
          </table:table-cell>
          <table:table-cell office:value-type="float" office:value="0.334231805929919" calcext:value-type="float">
            <text:p>0.3342318059299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2439678284182" calcext:value-type="float">
            <text:p>0.332439678284182</text:p>
          </table:table-cell>
          <table:table-cell office:value-type="float" office:value="0.331550802139037" calcext:value-type="float">
            <text:p>0.331550802139037</text:p>
          </table:table-cell>
          <table:table-cell office:value-type="float" office:value="0.330666666666667" calcext:value-type="float">
            <text:p>0.330666666666667</text:p>
          </table:table-cell>
          <table:table-cell office:value-type="float" office:value="0.329787234042553" calcext:value-type="float">
            <text:p>0.329787234042553</text:p>
          </table:table-cell>
          <table:table-cell office:value-type="float" office:value="0.331564986737401" calcext:value-type="float">
            <text:p>0.331564986737401</text:p>
          </table:table-cell>
          <table:table-cell office:value-type="float" office:value="0.330687830687831" calcext:value-type="float">
            <text:p>0.330687830687831</text:p>
          </table:table-cell>
          <table:table-cell office:value-type="float" office:value="0.329815303430079" calcext:value-type="float">
            <text:p>0.329815303430079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330708661417323" calcext:value-type="float">
            <text:p>0.330708661417323</text:p>
          </table:table-cell>
          <table:table-cell office:value-type="float" office:value="0.329842931937173" calcext:value-type="float">
            <text:p>0.329842931937173</text:p>
          </table:table-cell>
          <table:table-cell office:value-type="float" office:value="0.331592689295039" calcext:value-type="float">
            <text:p>0.331592689295039</text:p>
          </table:table-cell>
          <table:table-cell office:value-type="float" office:value="0.330729166666667" calcext:value-type="float">
            <text:p>0.330729166666667</text:p>
          </table:table-cell>
          <table:table-cell office:value-type="float" office:value="0.332467532467532" calcext:value-type="float">
            <text:p>0.332467532467532</text:p>
          </table:table-cell>
          <table:table-cell office:value-type="float" office:value="0.33160621761658" calcext:value-type="float">
            <text:p>0.3316062176165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5051546391753" calcext:value-type="float">
            <text:p>0.335051546391753</text:p>
          </table:table-cell>
          <table:table-cell office:value-type="float" office:value="0.334190231362468" calcext:value-type="float">
            <text:p>0.33419023136246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2480818414322" calcext:value-type="float">
            <text:p>0.332480818414322</text:p>
          </table:table-cell>
          <table:table-cell office:value-type="float" office:value="0.334183673469388" calcext:value-type="float">
            <text:p>0.33418367346938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502538071066" calcext:value-type="float">
            <text:p>0.33502538071066</text:p>
          </table:table-cell>
          <table:table-cell office:value-type="float" office:value="0.334177215189873" calcext:value-type="float">
            <text:p>0.334177215189873</text:p>
          </table:table-cell>
          <table:table-cell office:value-type="float" office:value="0.335858585858586" calcext:value-type="float">
            <text:p>0.335858585858586</text:p>
          </table:table-cell>
          <table:table-cell office:value-type="float" office:value="0.335012594458438" calcext:value-type="float">
            <text:p>0.335012594458438</text:p>
          </table:table-cell>
          <table:table-cell office:value-type="float" office:value="0.336683417085427" calcext:value-type="float">
            <text:p>0.336683417085427</text:p>
          </table:table-cell>
          <table:table-cell office:value-type="float" office:value="0.335839598997494" calcext:value-type="float">
            <text:p>0.33583959899749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658354114713" calcext:value-type="float">
            <text:p>0.336658354114713</text:p>
          </table:table-cell>
          <table:table-cell office:value-type="float" office:value="0.338308457711443" calcext:value-type="float">
            <text:p>0.338308457711443</text:p>
          </table:table-cell>
          <table:table-cell office:value-type="float" office:value="0.337468982630273" calcext:value-type="float">
            <text:p>0.337468982630273</text:p>
          </table:table-cell>
          <table:table-cell office:value-type="float" office:value="0.339108910891089" calcext:value-type="float">
            <text:p>0.339108910891089</text:p>
          </table:table-cell>
          <table:table-cell office:value-type="float" office:value="0.338271604938272" calcext:value-type="float">
            <text:p>0.338271604938272</text:p>
          </table:table-cell>
          <table:table-cell office:value-type="float" office:value="0.33743842364532" calcext:value-type="float">
            <text:p>0.33743842364532</text:p>
          </table:table-cell>
          <table:table-cell office:value-type="float" office:value="0.336609336609337" calcext:value-type="float">
            <text:p>0.336609336609337</text:p>
          </table:table-cell>
          <table:table-cell office:value-type="float" office:value="0.338235294117647" calcext:value-type="float">
            <text:p>0.338235294117647</text:p>
          </table:table-cell>
          <table:table-cell office:value-type="float" office:value="0.337408312958435" calcext:value-type="float">
            <text:p>0.337408312958435</text:p>
          </table:table-cell>
          <table:table-cell office:value-type="float" office:value="0.336585365853659" calcext:value-type="float">
            <text:p>0.336585365853659</text:p>
          </table:table-cell>
          <table:table-cell office:value-type="float" office:value="0.338199513381995" calcext:value-type="float">
            <text:p>0.338199513381995</text:p>
          </table:table-cell>
          <table:table-cell office:value-type="float" office:value="0.337378640776699" calcext:value-type="float">
            <text:p>0.337378640776699</text:p>
          </table:table-cell>
          <table:table-cell office:value-type="float" office:value="0.338983050847458" calcext:value-type="float">
            <text:p>0.338983050847458</text:p>
          </table:table-cell>
          <table:table-cell office:value-type="float" office:value="0.338164251207729" calcext:value-type="float">
            <text:p>0.338164251207729</text:p>
          </table:table-cell>
          <table:table-cell office:value-type="float" office:value="0.339759036144578" calcext:value-type="float">
            <text:p>0.339759036144578</text:p>
          </table:table-cell>
          <table:table-cell office:value-type="float" office:value="0.338942307692308" calcext:value-type="float">
            <text:p>0.338942307692308</text:p>
          </table:table-cell>
          <table:table-cell office:value-type="float" office:value="0.34052757793765" calcext:value-type="float">
            <text:p>0.34052757793765</text:p>
          </table:table-cell>
          <table:table-cell office:value-type="float" office:value="0.339712918660287" calcext:value-type="float">
            <text:p>0.339712918660287</text:p>
          </table:table-cell>
          <table:table-cell office:value-type="float" office:value="0.341288782816229" calcext:value-type="float">
            <text:p>0.341288782816229</text:p>
          </table:table-cell>
          <table:table-cell office:value-type="float" office:value="0.34047619047619" calcext:value-type="float">
            <text:p>0.34047619047619</text:p>
          </table:table-cell>
          <table:table-cell office:value-type="float" office:value="0.339667458432304" calcext:value-type="float">
            <text:p>0.339667458432304</text:p>
          </table:table-cell>
          <table:table-cell office:value-type="float" office:value="0.341232227488152" calcext:value-type="float">
            <text:p>0.341232227488152</text:p>
          </table:table-cell>
          <table:table-cell office:value-type="float" office:value="0.340425531914894" calcext:value-type="float">
            <text:p>0.340425531914894</text:p>
          </table:table-cell>
          <table:table-cell office:value-type="float" office:value="0.339622641509434" calcext:value-type="float">
            <text:p>0.339622641509434</text:p>
          </table:table-cell>
          <table:table-cell office:value-type="float" office:value="0.338823529411765" calcext:value-type="float">
            <text:p>0.338823529411765</text:p>
          </table:table-cell>
          <table:table-cell office:value-type="float" office:value="0.338028169014084" calcext:value-type="float">
            <text:p>0.338028169014084</text:p>
          </table:table-cell>
          <table:table-cell office:value-type="float" office:value="0.337236533957845" calcext:value-type="float">
            <text:p>0.337236533957845</text:p>
          </table:table-cell>
          <table:table-cell office:value-type="float" office:value="0.336448598130841" calcext:value-type="float">
            <text:p>0.336448598130841</text:p>
          </table:table-cell>
          <table:table-cell office:value-type="float" office:value="0.335664335664336" calcext:value-type="float">
            <text:p>0.335664335664336</text:p>
          </table:table-cell>
          <table:table-cell office:value-type="float" office:value="0.334883720930233" calcext:value-type="float">
            <text:p>0.334883720930233</text:p>
          </table:table-cell>
          <table:table-cell office:value-type="float" office:value="0.334106728538283" calcext:value-type="float">
            <text:p>0.334106728538283</text:p>
          </table:table-cell>
          <table:table-cell office:value-type="float" office:value="0.335648148148148" calcext:value-type="float">
            <text:p>0.335648148148148</text:p>
          </table:table-cell>
          <table:table-cell office:value-type="float" office:value="0.334872979214781" calcext:value-type="float">
            <text:p>0.334872979214781</text:p>
          </table:table-cell>
          <table:table-cell office:value-type="float" office:value="0.336405529953917" calcext:value-type="float">
            <text:p>0.336405529953917</text:p>
          </table:table-cell>
          <table:table-cell office:value-type="float" office:value="0.335632183908046" calcext:value-type="float">
            <text:p>0.335632183908046</text:p>
          </table:table-cell>
          <table:table-cell office:value-type="float" office:value="0.337155963302752" calcext:value-type="float">
            <text:p>0.337155963302752</text:p>
          </table:table-cell>
          <table:table-cell office:value-type="float" office:value="0.336384439359268" calcext:value-type="float">
            <text:p>0.336384439359268</text:p>
          </table:table-cell>
          <table:table-cell office:value-type="float" office:value="0.335616438356164" calcext:value-type="float">
            <text:p>0.335616438356164</text:p>
          </table:table-cell>
          <table:table-cell office:value-type="float" office:value="0.337129840546697" calcext:value-type="float">
            <text:p>0.337129840546697</text:p>
          </table:table-cell>
          <table:table-cell office:value-type="float" office:value="0.336363636363636" calcext:value-type="float">
            <text:p>0.336363636363636</text:p>
          </table:table-cell>
          <table:table-cell office:value-type="float" office:value="0.337868480725624" calcext:value-type="float">
            <text:p>0.337868480725624</text:p>
          </table:table-cell>
          <table:table-cell office:value-type="float" office:value="0.33710407239819" calcext:value-type="float">
            <text:p>0.33710407239819</text:p>
          </table:table-cell>
          <table:table-cell office:value-type="float" office:value="0.338600451467269" calcext:value-type="float">
            <text:p>0.338600451467269</text:p>
          </table:table-cell>
          <table:table-cell office:value-type="float" office:value="0.337837837837838" calcext:value-type="float">
            <text:p>0.337837837837838</text:p>
          </table:table-cell>
          <table:table-cell office:value-type="float" office:value="0.337078651685393" calcext:value-type="float">
            <text:p>0.337078651685393</text:p>
          </table:table-cell>
          <table:table-cell office:value-type="float" office:value="0.336322869955157" calcext:value-type="float">
            <text:p>0.336322869955157</text:p>
          </table:table-cell>
          <table:table-cell office:value-type="float" office:value="0.337807606263982" calcext:value-type="float">
            <text:p>0.337807606263982</text:p>
          </table:table-cell>
          <table:table-cell office:value-type="float" office:value="0.337053571428571" calcext:value-type="float">
            <text:p>0.337053571428571</text:p>
          </table:table-cell>
          <table:table-cell office:value-type="float" office:value="0.33630289532294" calcext:value-type="float">
            <text:p>0.33630289532294</text:p>
          </table:table-cell>
          <table:table-cell office:value-type="float" office:value="0.335555555555556" calcext:value-type="float">
            <text:p>0.335555555555556</text:p>
          </table:table-cell>
          <table:table-cell office:value-type="float" office:value="0.334811529933481" calcext:value-type="float">
            <text:p>0.334811529933481</text:p>
          </table:table-cell>
          <table:table-cell office:value-type="float" office:value="0.334070796460177" calcext:value-type="float">
            <text:p>0.33407079646017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2599118942731" calcext:value-type="float">
            <text:p>0.332599118942731</text:p>
          </table:table-cell>
          <table:table-cell office:value-type="float" office:value="0.331868131868132" calcext:value-type="float">
            <text:p>0.331868131868132</text:p>
          </table:table-cell>
          <table:table-cell office:value-type="float" office:value="0.331140350877193" calcext:value-type="float">
            <text:p>0.331140350877193</text:p>
          </table:table-cell>
          <table:table-cell office:value-type="float" office:value="0.332603938730853" calcext:value-type="float">
            <text:p>0.332603938730853</text:p>
          </table:table-cell>
          <table:table-cell office:value-type="float" office:value="0.331877729257642" calcext:value-type="float">
            <text:p>0.33187772925764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4782608695652" calcext:value-type="float">
            <text:p>0.334782608695652</text:p>
          </table:table-cell>
          <table:table-cell office:value-type="float" office:value="0.334056399132321" calcext:value-type="float">
            <text:p>0.334056399132321</text:p>
          </table:table-cell>
          <table:table-cell office:value-type="float" office:value="0.335497835497836" calcext:value-type="float">
            <text:p>0.335497835497836</text:p>
          </table:table-cell>
          <table:table-cell office:value-type="float" office:value="0.334773218142549" calcext:value-type="float">
            <text:p>0.334773218142549</text:p>
          </table:table-cell>
          <table:table-cell office:value-type="float" office:value="0.334051724137931" calcext:value-type="float">
            <text:p>0.33405172413793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4763948497854" calcext:value-type="float">
            <text:p>0.334763948497854</text:p>
          </table:table-cell>
          <table:table-cell office:value-type="float" office:value="0.334047109207709" calcext:value-type="float">
            <text:p>0.334047109207709</text:p>
          </table:table-cell>
          <table:table-cell office:value-type="float" office:value="0.335470085470085" calcext:value-type="float">
            <text:p>0.335470085470085</text:p>
          </table:table-cell>
          <table:table-cell office:value-type="float" office:value="0.334754797441365" calcext:value-type="float">
            <text:p>0.334754797441365</text:p>
          </table:table-cell>
          <table:table-cell office:value-type="float" office:value="0.334042553191489" calcext:value-type="float">
            <text:p>0.334042553191489</text:p>
          </table:table-cell>
          <table:table-cell office:value-type="float" office:value="0.335456475583864" calcext:value-type="float">
            <text:p>0.335456475583864</text:p>
          </table:table-cell>
          <table:table-cell office:value-type="float" office:value="0.334745762711864" calcext:value-type="float">
            <text:p>0.334745762711864</text:p>
          </table:table-cell>
          <table:table-cell office:value-type="float" office:value="0.334038054968288" calcext:value-type="float">
            <text:p>0.334038054968288</text:p>
          </table:table-cell>
          <table:table-cell office:value-type="float" office:value="0.335443037974684" calcext:value-type="float">
            <text:p>0.335443037974684</text:p>
          </table:table-cell>
          <table:table-cell office:value-type="float" office:value="0.334736842105263" calcext:value-type="float">
            <text:p>0.334736842105263</text:p>
          </table:table-cell>
          <table:table-cell office:value-type="float" office:value="0.336134453781513" calcext:value-type="float">
            <text:p>0.336134453781513</text:p>
          </table:table-cell>
          <table:table-cell office:value-type="float" office:value="0.337526205450734" calcext:value-type="float">
            <text:p>0.337526205450734</text:p>
          </table:table-cell>
          <table:table-cell office:value-type="float" office:value="0.336820083682008" calcext:value-type="float">
            <text:p>0.336820083682008</text:p>
          </table:table-cell>
          <table:table-cell office:value-type="float" office:value="0.338204592901879" calcext:value-type="float">
            <text:p>0.338204592901879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36798336798337" calcext:value-type="float">
            <text:p>0.336798336798337</text:p>
          </table:table-cell>
          <table:table-cell office:value-type="float" office:value="0.336099585062241" calcext:value-type="float">
            <text:p>0.336099585062241</text:p>
          </table:table-cell>
          <table:table-cell office:value-type="float" office:value="0.335403726708075" calcext:value-type="float">
            <text:p>0.335403726708075</text:p>
          </table:table-cell>
          <table:table-cell office:value-type="float" office:value="0.334710743801653" calcext:value-type="float">
            <text:p>0.334710743801653</text:p>
          </table:table-cell>
          <table:table-cell office:value-type="float" office:value="0.336082474226804" calcext:value-type="float">
            <text:p>0.336082474226804</text:p>
          </table:table-cell>
          <table:table-cell office:value-type="float" office:value="0.337448559670782" calcext:value-type="float">
            <text:p>0.337448559670782</text:p>
          </table:table-cell>
          <table:table-cell office:value-type="float" office:value="0.336755646817248" calcext:value-type="float">
            <text:p>0.336755646817248</text:p>
          </table:table-cell>
          <table:table-cell office:value-type="float" office:value="0.336065573770492" calcext:value-type="float">
            <text:p>0.336065573770492</text:p>
          </table:table-cell>
          <table:table-cell office:value-type="float" office:value="0.335378323108384" calcext:value-type="float">
            <text:p>0.335378323108384</text:p>
          </table:table-cell>
          <table:table-cell office:value-type="float" office:value="0.33469387755102" calcext:value-type="float">
            <text:p>0.33469387755102</text:p>
          </table:table-cell>
          <table:table-cell office:value-type="float" office:value="0.334012219959267" calcext:value-type="float">
            <text:p>0.334012219959267</text:p>
          </table:table-cell>
          <table:table-cell office:value-type="float" office:value="0.335365853658537" calcext:value-type="float">
            <text:p>0.335365853658537</text:p>
          </table:table-cell>
          <table:table-cell office:value-type="float" office:value="0.334685598377282" calcext:value-type="float">
            <text:p>0.334685598377282</text:p>
          </table:table-cell>
          <table:table-cell office:value-type="float" office:value="0.334008097165992" calcext:value-type="float">
            <text:p>0.33400809716599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4677419354839" calcext:value-type="float">
            <text:p>0.334677419354839</text:p>
          </table:table-cell>
          <table:table-cell office:value-type="float" office:value="0.334004024144869" calcext:value-type="float">
            <text:p>0.33400402414486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2665330661323" calcext:value-type="float">
            <text:p>0.33266533066132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1337325349301" calcext:value-type="float">
            <text:p>0.331337325349301</text:p>
          </table:table-cell>
          <table:table-cell office:value-type="float" office:value="0.330677290836653" calcext:value-type="float">
            <text:p>0.330677290836653</text:p>
          </table:table-cell>
          <table:table-cell office:value-type="float" office:value="0.330019880715706" calcext:value-type="float">
            <text:p>0.330019880715706</text:p>
          </table:table-cell>
          <table:table-cell office:value-type="float" office:value="0.331349206349206" calcext:value-type="float">
            <text:p>0.331349206349206</text:p>
          </table:table-cell>
          <table:table-cell office:value-type="float" office:value="0.330693069306931" calcext:value-type="float">
            <text:p>0.330693069306931</text:p>
          </table:table-cell>
          <table:table-cell office:value-type="float" office:value="0.33201581027668" calcext:value-type="float">
            <text:p>0.33201581027668</text:p>
          </table:table-cell>
          <table:table-cell office:value-type="float" office:value="0.331360946745562" calcext:value-type="float">
            <text:p>0.331360946745562</text:p>
          </table:table-cell>
          <table:table-cell office:value-type="float" office:value="0.332677165354331" calcext:value-type="float">
            <text:p>0.332677165354331</text:p>
          </table:table-cell>
          <table:table-cell office:value-type="float" office:value="0.332023575638507" calcext:value-type="float">
            <text:p>0.332023575638507</text:p>
          </table:table-cell>
          <table:table-cell office:value-type="float" office:value="0.331372549019608" calcext:value-type="float">
            <text:p>0.331372549019608</text:p>
          </table:table-cell>
          <table:table-cell office:value-type="float" office:value="0.332681017612524" calcext:value-type="float">
            <text:p>0.332681017612524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331384015594542" calcext:value-type="float">
            <text:p>0.331384015594542</text:p>
          </table:table-cell>
          <table:table-cell office:value-type="float" office:value="0.330739299610895" calcext:value-type="float">
            <text:p>0.330739299610895</text:p>
          </table:table-cell>
          <table:table-cell office:value-type="float" office:value="0.330097087378641" calcext:value-type="float">
            <text:p>0.330097087378641</text:p>
          </table:table-cell>
          <table:table-cell office:value-type="float" office:value="0.329457364341085" calcext:value-type="float">
            <text:p>0.329457364341085</text:p>
          </table:table-cell>
          <table:table-cell office:value-type="float" office:value="0.328820116054159" calcext:value-type="float">
            <text:p>0.328820116054159</text:p>
          </table:table-cell>
          <table:table-cell office:value-type="float" office:value="0.33011583011583" calcext:value-type="float">
            <text:p>0.33011583011583</text:p>
          </table:table-cell>
          <table:table-cell office:value-type="float" office:value="0.329479768786127" calcext:value-type="float">
            <text:p>0.329479768786127</text:p>
          </table:table-cell>
          <table:table-cell office:value-type="float" office:value="0.330769230769231" calcext:value-type="float">
            <text:p>0.330769230769231</text:p>
          </table:table-cell>
          <table:table-cell office:value-type="float" office:value="0.330134357005758" calcext:value-type="float">
            <text:p>0.330134357005758</text:p>
          </table:table-cell>
          <table:table-cell office:value-type="float" office:value="0.331417624521073" calcext:value-type="float">
            <text:p>0.331417624521073</text:p>
          </table:table-cell>
          <table:table-cell office:value-type="float" office:value="0.330783938814532" calcext:value-type="float">
            <text:p>0.330783938814532</text:p>
          </table:table-cell>
          <table:table-cell office:value-type="float" office:value="0.330152671755725" calcext:value-type="float">
            <text:p>0.330152671755725</text:p>
          </table:table-cell>
          <table:table-cell office:value-type="float" office:value="0.329523809523809" calcext:value-type="float">
            <text:p>0.329523809523809</text:p>
          </table:table-cell>
          <table:table-cell office:value-type="float" office:value="0.328897338403042" calcext:value-type="float">
            <text:p>0.328897338403042</text:p>
          </table:table-cell>
          <table:table-cell office:value-type="float" office:value="0.330170777988615" calcext:value-type="float">
            <text:p>0.330170777988615</text:p>
          </table:table-cell>
          <table:table-cell office:value-type="float" office:value="0.329545454545454" calcext:value-type="float">
            <text:p>0.329545454545454</text:p>
          </table:table-cell>
          <table:table-cell office:value-type="float" office:value="0.330812854442344" calcext:value-type="float">
            <text:p>0.330812854442344</text:p>
          </table:table-cell>
          <table:table-cell office:value-type="float" office:value="0.330188679245283" calcext:value-type="float">
            <text:p>0.330188679245283</text:p>
          </table:table-cell>
          <table:table-cell office:value-type="float" office:value="0.329566854990584" calcext:value-type="float">
            <text:p>0.329566854990584</text:p>
          </table:table-cell>
          <table:table-cell office:value-type="float" office:value="0.328947368421053" calcext:value-type="float">
            <text:p>0.328947368421053</text:p>
          </table:table-cell>
          <table:table-cell office:value-type="float" office:value="0.328330206378987" calcext:value-type="float">
            <text:p>0.328330206378987</text:p>
          </table:table-cell>
          <table:table-cell office:value-type="float" office:value="0.329588014981273" calcext:value-type="float">
            <text:p>0.329588014981273</text:p>
          </table:table-cell>
          <table:table-cell office:value-type="float" office:value="0.328971962616822" calcext:value-type="float">
            <text:p>0.328971962616822</text:p>
          </table:table-cell>
          <table:table-cell office:value-type="float" office:value="0.328358208955224" calcext:value-type="float">
            <text:p>0.328358208955224</text:p>
          </table:table-cell>
          <table:table-cell office:value-type="float" office:value="0.327746741154562" calcext:value-type="float">
            <text:p>0.327746741154562</text:p>
          </table:table-cell>
          <table:table-cell office:value-type="float" office:value="0.328996282527881" calcext:value-type="float">
            <text:p>0.328996282527881</text:p>
          </table:table-cell>
          <table:table-cell office:value-type="float" office:value="0.328385899814471" calcext:value-type="float">
            <text:p>0.328385899814471</text:p>
          </table:table-cell>
          <table:table-cell office:value-type="float" office:value="0.327777777777778" calcext:value-type="float">
            <text:p>0.327777777777778</text:p>
          </table:table-cell>
          <table:table-cell office:value-type="float" office:value="0.327171903881701" calcext:value-type="float">
            <text:p>0.327171903881701</text:p>
          </table:table-cell>
          <table:table-cell office:value-type="float" office:value="0.328413284132841" calcext:value-type="float">
            <text:p>0.328413284132841</text:p>
          </table:table-cell>
          <table:table-cell office:value-type="float" office:value="0.32780847145488" calcext:value-type="float">
            <text:p>0.32780847145488</text:p>
          </table:table-cell>
          <table:table-cell office:value-type="float" office:value="0.327205882352941" calcext:value-type="float">
            <text:p>0.327205882352941</text:p>
          </table:table-cell>
          <table:table-cell office:value-type="float" office:value="0.328440366972477" calcext:value-type="float">
            <text:p>0.328440366972477</text:p>
          </table:table-cell>
          <table:table-cell office:value-type="float" office:value="0.327838827838828" calcext:value-type="float">
            <text:p>0.327838827838828</text:p>
          </table:table-cell>
          <table:table-cell office:value-type="float" office:value="0.329067641681901" calcext:value-type="float">
            <text:p>0.329067641681901</text:p>
          </table:table-cell>
          <table:table-cell office:value-type="float" office:value="0.328467153284671" calcext:value-type="float">
            <text:p>0.328467153284671</text:p>
          </table:table-cell>
          <table:table-cell office:value-type="float" office:value="0.327868852459016" calcext:value-type="float">
            <text:p>0.327868852459016</text:p>
          </table:table-cell>
          <table:table-cell office:value-type="float" office:value="0.329090909090909" calcext:value-type="float">
            <text:p>0.329090909090909</text:p>
          </table:table-cell>
          <table:table-cell office:value-type="float" office:value="0.328493647912886" calcext:value-type="float">
            <text:p>0.328493647912886</text:p>
          </table:table-cell>
          <table:table-cell office:value-type="float" office:value="0.327898550724638" calcext:value-type="float">
            <text:p>0.327898550724638</text:p>
          </table:table-cell>
          <table:table-cell office:value-type="float" office:value="0.327305605786618" calcext:value-type="float">
            <text:p>0.327305605786618</text:p>
          </table:table-cell>
          <table:table-cell office:value-type="float" office:value="0.328519855595668" calcext:value-type="float">
            <text:p>0.328519855595668</text:p>
          </table:table-cell>
          <table:table-cell office:value-type="float" office:value="0.327927927927928" calcext:value-type="float">
            <text:p>0.327927927927928</text:p>
          </table:table-cell>
          <table:table-cell office:value-type="float" office:value="0.327338129496403" calcext:value-type="float">
            <text:p>0.327338129496403</text:p>
          </table:table-cell>
          <table:table-cell office:value-type="float" office:value="0.326750448833034" calcext:value-type="float">
            <text:p>0.326750448833034</text:p>
          </table:table-cell>
          <table:table-cell office:value-type="float" office:value="0.327956989247312" calcext:value-type="float">
            <text:p>0.327956989247312</text:p>
          </table:table-cell>
          <table:table-cell office:value-type="float" office:value="0.32737030411449" calcext:value-type="float">
            <text:p>0.32737030411449</text:p>
          </table:table-cell>
          <table:table-cell office:value-type="float" office:value="0.328571428571429" calcext:value-type="float">
            <text:p>0.328571428571429</text:p>
          </table:table-cell>
          <table:table-cell office:value-type="float" office:value="0.327985739750446" calcext:value-type="float">
            <text:p>0.327985739750446</text:p>
          </table:table-cell>
          <table:table-cell office:value-type="float" office:value="0.327402135231317" calcext:value-type="float">
            <text:p>0.327402135231317</text:p>
          </table:table-cell>
          <table:table-cell office:value-type="float" office:value="0.326820603907638" calcext:value-type="float">
            <text:p>0.326820603907638</text:p>
          </table:table-cell>
          <table:table-cell office:value-type="float" office:value="0.328014184397163" calcext:value-type="float">
            <text:p>0.328014184397163</text:p>
          </table:table-cell>
          <table:table-cell office:value-type="float" office:value="0.327433628318584" calcext:value-type="float">
            <text:p>0.327433628318584</text:p>
          </table:table-cell>
          <table:table-cell office:value-type="float" office:value="0.326855123674912" calcext:value-type="float">
            <text:p>0.326855123674912</text:p>
          </table:table-cell>
          <table:table-cell office:value-type="float" office:value="0.326278659611993" calcext:value-type="float">
            <text:p>0.326278659611993</text:p>
          </table:table-cell>
          <table:table-cell office:value-type="float" office:value="0.327464788732394" calcext:value-type="float">
            <text:p>0.327464788732394</text:p>
          </table:table-cell>
          <table:table-cell office:value-type="float" office:value="0.32688927943761" calcext:value-type="float">
            <text:p>0.32688927943761</text:p>
          </table:table-cell>
          <table:table-cell office:value-type="float" office:value="0.328070175438596" calcext:value-type="float">
            <text:p>0.328070175438596</text:p>
          </table:table-cell>
          <table:table-cell office:value-type="float" office:value="0.329246935201401" calcext:value-type="float">
            <text:p>0.329246935201401</text:p>
          </table:table-cell>
          <table:table-cell office:value-type="float" office:value="0.328671328671329" calcext:value-type="float">
            <text:p>0.328671328671329</text:p>
          </table:table-cell>
          <table:table-cell office:value-type="float" office:value="0.328097731239093" calcext:value-type="float">
            <text:p>0.328097731239093</text:p>
          </table:table-cell>
          <table:table-cell office:value-type="float" office:value="0.327526132404181" calcext:value-type="float">
            <text:p>0.327526132404181</text:p>
          </table:table-cell>
          <table:table-cell office:value-type="float" office:value="0.32695652173913" calcext:value-type="float">
            <text:p>0.32695652173913</text:p>
          </table:table-cell>
          <table:table-cell office:value-type="float" office:value="0.326388888888889" calcext:value-type="float">
            <text:p>0.326388888888889</text:p>
          </table:table-cell>
          <table:table-cell office:value-type="float" office:value="0.327556325823224" calcext:value-type="float">
            <text:p>0.327556325823224</text:p>
          </table:table-cell>
          <table:table-cell office:value-type="float" office:value="0.326989619377163" calcext:value-type="float">
            <text:p>0.326989619377163</text:p>
          </table:table-cell>
          <table:table-cell office:value-type="float" office:value="0.326424870466321" calcext:value-type="float">
            <text:p>0.326424870466321</text:p>
          </table:table-cell>
          <table:table-cell office:value-type="float" office:value="0.325862068965517" calcext:value-type="float">
            <text:p>0.325862068965517</text:p>
          </table:table-cell>
          <table:table-cell office:value-type="float" office:value="0.325301204819277" calcext:value-type="float">
            <text:p>0.325301204819277</text:p>
          </table:table-cell>
          <table:table-cell office:value-type="float" office:value="0.326460481099656" calcext:value-type="float">
            <text:p>0.326460481099656</text:p>
          </table:table-cell>
          <table:table-cell office:value-type="float" office:value="0.32590051457976" calcext:value-type="float">
            <text:p>0.32590051457976</text:p>
          </table:table-cell>
          <table:table-cell office:value-type="float" office:value="0.325342465753425" calcext:value-type="float">
            <text:p>0.325342465753425</text:p>
          </table:table-cell>
          <table:table-cell office:value-type="float" office:value="0.324786324786325" calcext:value-type="float">
            <text:p>0.324786324786325</text:p>
          </table:table-cell>
          <table:table-cell office:value-type="float" office:value="0.324232081911263" calcext:value-type="float">
            <text:p>0.324232081911263</text:p>
          </table:table-cell>
          <table:table-cell office:value-type="float" office:value="0.325383304940375" calcext:value-type="float">
            <text:p>0.325383304940375</text:p>
          </table:table-cell>
          <table:table-cell office:value-type="float" office:value="0.326530612244898" calcext:value-type="float">
            <text:p>0.326530612244898</text:p>
          </table:table-cell>
          <table:table-cell office:value-type="float" office:value="0.32597623089983" calcext:value-type="float">
            <text:p>0.32597623089983</text:p>
          </table:table-cell>
          <table:table-cell office:value-type="float" office:value="0.325423728813559" calcext:value-type="float">
            <text:p>0.325423728813559</text:p>
          </table:table-cell>
          <table:table-cell office:value-type="float" office:value="0.3248730964467" calcext:value-type="float">
            <text:p>0.3248730964467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325463743676223" calcext:value-type="float">
            <text:p>0.325463743676223</text:p>
          </table:table-cell>
          <table:table-cell office:value-type="float" office:value="0.324915824915825" calcext:value-type="float">
            <text:p>0.324915824915825</text:p>
          </table:table-cell>
          <table:table-cell office:value-type="float" office:value="0.326050420168067" calcext:value-type="float">
            <text:p>0.326050420168067</text:p>
          </table:table-cell>
          <table:table-cell office:value-type="float" office:value="0.325503355704698" calcext:value-type="float">
            <text:p>0.325503355704698</text:p>
          </table:table-cell>
          <table:table-cell office:value-type="float" office:value="0.326633165829146" calcext:value-type="float">
            <text:p>0.326633165829146</text:p>
          </table:table-cell>
          <table:table-cell office:value-type="float" office:value="0.326086956521739" calcext:value-type="float">
            <text:p>0.326086956521739</text:p>
          </table:table-cell>
          <table:table-cell office:value-type="float" office:value="0.325542570951586" calcext:value-type="float">
            <text:p>0.325542570951586</text:p>
          </table:table-cell>
          <table:table-cell office:value-type="float" office:value="0.326666666666667" calcext:value-type="float">
            <text:p>0.326666666666667</text:p>
          </table:table-cell>
          <table:table-cell office:value-type="float" office:value="0.3261231281198" calcext:value-type="float">
            <text:p>0.3261231281198</text:p>
          </table:table-cell>
          <table:table-cell office:value-type="float" office:value="0.327242524916943" calcext:value-type="float">
            <text:p>0.327242524916943</text:p>
          </table:table-cell>
          <table:table-cell office:value-type="float" office:value="0.326699834162521" calcext:value-type="float">
            <text:p>0.326699834162521</text:p>
          </table:table-cell>
          <table:table-cell office:value-type="float" office:value="0.327814569536424" calcext:value-type="float">
            <text:p>0.327814569536424</text:p>
          </table:table-cell>
          <table:table-cell office:value-type="float" office:value="0.327272727272727" calcext:value-type="float">
            <text:p>0.327272727272727</text:p>
          </table:table-cell>
          <table:table-cell office:value-type="float" office:value="0.326732673267327" calcext:value-type="float">
            <text:p>0.326732673267327</text:p>
          </table:table-cell>
          <table:table-cell office:value-type="float" office:value="0.327841845140033" calcext:value-type="float">
            <text:p>0.327841845140033</text:p>
          </table:table-cell>
          <table:table-cell office:value-type="float" office:value="0.327302631578947" calcext:value-type="float">
            <text:p>0.327302631578947</text:p>
          </table:table-cell>
          <table:table-cell office:value-type="float" office:value="0.326765188834154" calcext:value-type="float">
            <text:p>0.326765188834154</text:p>
          </table:table-cell>
          <table:table-cell office:value-type="float" office:value="0.327868852459016" calcext:value-type="float">
            <text:p>0.327868852459016</text:p>
          </table:table-cell>
          <table:table-cell office:value-type="float" office:value="0.327332242225859" calcext:value-type="float">
            <text:p>0.327332242225859</text:p>
          </table:table-cell>
          <table:table-cell office:value-type="float" office:value="0.326797385620915" calcext:value-type="float">
            <text:p>0.326797385620915</text:p>
          </table:table-cell>
          <table:table-cell office:value-type="float" office:value="0.32626427406199" calcext:value-type="float">
            <text:p>0.32626427406199</text:p>
          </table:table-cell>
          <table:table-cell office:value-type="float" office:value="0.325732899022801" calcext:value-type="float">
            <text:p>0.325732899022801</text:p>
          </table:table-cell>
          <table:table-cell office:value-type="float" office:value="0.32520325203252" calcext:value-type="float">
            <text:p>0.32520325203252</text:p>
          </table:table-cell>
          <table:table-cell office:value-type="float" office:value="0.324675324675325" calcext:value-type="float">
            <text:p>0.324675324675325</text:p>
          </table:table-cell>
          <table:table-cell office:value-type="float" office:value="0.325769854132901" calcext:value-type="float">
            <text:p>0.325769854132901</text:p>
          </table:table-cell>
          <table:table-cell office:value-type="float" office:value="0.326860841423948" calcext:value-type="float">
            <text:p>0.326860841423948</text:p>
          </table:table-cell>
          <table:table-cell office:value-type="float" office:value="0.326332794830372" calcext:value-type="float">
            <text:p>0.326332794830372</text:p>
          </table:table-cell>
          <table:table-cell office:value-type="float" office:value="0.325806451612903" calcext:value-type="float">
            <text:p>0.325806451612903</text:p>
          </table:table-cell>
          <table:table-cell office:value-type="float" office:value="0.326892109500805" calcext:value-type="float">
            <text:p>0.326892109500805</text:p>
          </table:table-cell>
          <table:table-cell office:value-type="float" office:value="0.326366559485531" calcext:value-type="float">
            <text:p>0.326366559485531</text:p>
          </table:table-cell>
          <table:table-cell office:value-type="float" office:value="0.327447833065811" calcext:value-type="float">
            <text:p>0.327447833065811</text:p>
          </table:table-cell>
          <table:table-cell office:value-type="float" office:value="0.328525641025641" calcext:value-type="float">
            <text:p>0.32852564102564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7476038338658" calcext:value-type="float">
            <text:p>0.327476038338658</text:p>
          </table:table-cell>
          <table:table-cell office:value-type="float" office:value="0.32695374800638" calcext:value-type="float">
            <text:p>0.32695374800638</text:p>
          </table:table-cell>
          <table:table-cell office:value-type="float" office:value="0.328025477707006" calcext:value-type="float">
            <text:p>0.328025477707006</text:p>
          </table:table-cell>
          <table:table-cell office:value-type="float" office:value="0.327503974562798" calcext:value-type="float">
            <text:p>0.327503974562798</text:p>
          </table:table-cell>
          <table:table-cell office:value-type="float" office:value="0.326984126984127" calcext:value-type="float">
            <text:p>0.326984126984127</text:p>
          </table:table-cell>
          <table:table-cell office:value-type="float" office:value="0.328050713153724" calcext:value-type="float">
            <text:p>0.328050713153724</text:p>
          </table:table-cell>
          <table:table-cell office:value-type="float" office:value="0.32753164556962" calcext:value-type="float">
            <text:p>0.32753164556962</text:p>
          </table:table-cell>
          <table:table-cell office:value-type="float" office:value="0.328593996840442" calcext:value-type="float">
            <text:p>0.328593996840442</text:p>
          </table:table-cell>
          <table:table-cell office:value-type="float" office:value="0.32807570977918" calcext:value-type="float">
            <text:p>0.32807570977918</text:p>
          </table:table-cell>
          <table:table-cell office:value-type="float" office:value="0.329133858267716" calcext:value-type="float">
            <text:p>0.329133858267716</text:p>
          </table:table-cell>
          <table:table-cell office:value-type="float" office:value="0.328616352201258" calcext:value-type="float">
            <text:p>0.328616352201258</text:p>
          </table:table-cell>
          <table:table-cell office:value-type="float" office:value="0.328100470957614" calcext:value-type="float">
            <text:p>0.328100470957614</text:p>
          </table:table-cell>
          <table:table-cell office:value-type="float" office:value="0.327586206896552" calcext:value-type="float">
            <text:p>0.327586206896552</text:p>
          </table:table-cell>
          <table:table-cell office:value-type="float" office:value="0.327073552425665" calcext:value-type="float">
            <text:p>0.32707355242566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27613104524181" calcext:value-type="float">
            <text:p>0.327613104524181</text:p>
          </table:table-cell>
          <table:table-cell office:value-type="float" office:value="0.327102803738318" calcext:value-type="float">
            <text:p>0.327102803738318</text:p>
          </table:table-cell>
          <table:table-cell office:value-type="float" office:value="0.328149300155521" calcext:value-type="float">
            <text:p>0.328149300155521</text:p>
          </table:table-cell>
          <table:table-cell office:value-type="float" office:value="0.327639751552795" calcext:value-type="float">
            <text:p>0.327639751552795</text:p>
          </table:table-cell>
          <table:table-cell office:value-type="float" office:value="0.327131782945736" calcext:value-type="float">
            <text:p>0.327131782945736</text:p>
          </table:table-cell>
          <table:table-cell office:value-type="float" office:value="0.326625386996904" calcext:value-type="float">
            <text:p>0.326625386996904</text:p>
          </table:table-cell>
          <table:table-cell office:value-type="float" office:value="0.327666151468315" calcext:value-type="float">
            <text:p>0.327666151468315</text:p>
          </table:table-cell>
          <table:table-cell office:value-type="float" office:value="0.32716049382716" calcext:value-type="float">
            <text:p>0.32716049382716</text:p>
          </table:table-cell>
          <table:table-cell office:value-type="float" office:value="0.326656394453005" calcext:value-type="float">
            <text:p>0.326656394453005</text:p>
          </table:table-cell>
          <table:table-cell office:value-type="float" office:value="0.327692307692308" calcext:value-type="float">
            <text:p>0.327692307692308</text:p>
          </table:table-cell>
          <table:table-cell office:value-type="float" office:value="0.327188940092166" calcext:value-type="float">
            <text:p>0.327188940092166</text:p>
          </table:table-cell>
          <table:table-cell office:value-type="float" office:value="0.326687116564417" calcext:value-type="float">
            <text:p>0.326687116564417</text:p>
          </table:table-cell>
          <table:table-cell office:value-type="float" office:value="0.327718223583461" calcext:value-type="float">
            <text:p>0.327718223583461</text:p>
          </table:table-cell>
          <table:table-cell office:value-type="float" office:value="0.327217125382263" calcext:value-type="float">
            <text:p>0.327217125382263</text:p>
          </table:table-cell>
          <table:table-cell office:value-type="float" office:value="0.32824427480916" calcext:value-type="float">
            <text:p>0.32824427480916</text:p>
          </table:table-cell>
          <table:table-cell office:value-type="float" office:value="0.327743902439024" calcext:value-type="float">
            <text:p>0.327743902439024</text:p>
          </table:table-cell>
          <table:table-cell office:value-type="float" office:value="0.328767123287671" calcext:value-type="float">
            <text:p>0.328767123287671</text:p>
          </table:table-cell>
          <table:table-cell office:value-type="float" office:value="0.328267477203647" calcext:value-type="float">
            <text:p>0.328267477203647</text:p>
          </table:table-cell>
          <table:table-cell office:value-type="float" office:value="0.327769347496206" calcext:value-type="float">
            <text:p>0.327769347496206</text:p>
          </table:table-cell>
          <table:table-cell office:value-type="float" office:value="0.327272727272727" calcext:value-type="float">
            <text:p>0.327272727272727</text:p>
          </table:table-cell>
          <table:table-cell office:value-type="float" office:value="0.326777609682299" calcext:value-type="float">
            <text:p>0.326777609682299</text:p>
          </table:table-cell>
          <table:table-cell office:value-type="float" office:value="0.327794561933535" calcext:value-type="float">
            <text:p>0.327794561933535</text:p>
          </table:table-cell>
          <table:table-cell office:value-type="float" office:value="0.327300150829563" calcext:value-type="float">
            <text:p>0.327300150829563</text:p>
          </table:table-cell>
          <table:table-cell office:value-type="float" office:value="0.326807228915663" calcext:value-type="float">
            <text:p>0.326807228915663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327327327327327" calcext:value-type="float">
            <text:p>0.327327327327327</text:p>
          </table:table-cell>
          <table:table-cell office:value-type="float" office:value="0.326836581709145" calcext:value-type="float">
            <text:p>0.326836581709145</text:p>
          </table:table-cell>
          <table:table-cell office:value-type="float" office:value="0.327844311377245" calcext:value-type="float">
            <text:p>0.327844311377245</text:p>
          </table:table-cell>
          <table:table-cell office:value-type="float" office:value="0.327354260089686" calcext:value-type="float">
            <text:p>0.327354260089686</text:p>
          </table:table-cell>
          <table:table-cell office:value-type="float" office:value="0.328358208955224" calcext:value-type="float">
            <text:p>0.328358208955224</text:p>
          </table:table-cell>
          <table:table-cell office:value-type="float" office:value="0.327868852459016" calcext:value-type="float">
            <text:p>0.327868852459016</text:p>
          </table:table-cell>
          <table:table-cell office:value-type="float" office:value="0.328869047619048" calcext:value-type="float">
            <text:p>0.328869047619048</text:p>
          </table:table-cell>
          <table:table-cell office:value-type="float" office:value="0.328380386329866" calcext:value-type="float">
            <text:p>0.328380386329866</text:p>
          </table:table-cell>
          <table:table-cell office:value-type="float" office:value="0.329376854599406" calcext:value-type="float">
            <text:p>0.329376854599406</text:p>
          </table:table-cell>
          <table:table-cell office:value-type="float" office:value="0.328888888888889" calcext:value-type="float">
            <text:p>0.328888888888889</text:p>
          </table:table-cell>
          <table:table-cell office:value-type="float" office:value="0.328402366863905" calcext:value-type="float">
            <text:p>0.328402366863905</text:p>
          </table:table-cell>
          <table:table-cell office:value-type="float" office:value="0.329394387001477" calcext:value-type="float">
            <text:p>0.329394387001477</text:p>
          </table:table-cell>
          <table:table-cell office:value-type="float" office:value="0.328908554572271" calcext:value-type="float">
            <text:p>0.328908554572271</text:p>
          </table:table-cell>
          <table:table-cell office:value-type="float" office:value="0.328424153166421" calcext:value-type="float">
            <text:p>0.328424153166421</text:p>
          </table:table-cell>
          <table:table-cell office:value-type="float" office:value="0.327941176470588" calcext:value-type="float">
            <text:p>0.327941176470588</text:p>
          </table:table-cell>
          <table:table-cell office:value-type="float" office:value="0.327459618208517" calcext:value-type="float">
            <text:p>0.327459618208517</text:p>
          </table:table-cell>
          <table:table-cell office:value-type="float" office:value="0.326979472140762" calcext:value-type="float">
            <text:p>0.326979472140762</text:p>
          </table:table-cell>
          <table:table-cell office:value-type="float" office:value="0.326500732064422" calcext:value-type="float">
            <text:p>0.326500732064422</text:p>
          </table:table-cell>
          <table:table-cell office:value-type="float" office:value="0.326023391812865" calcext:value-type="float">
            <text:p>0.326023391812865</text:p>
          </table:table-cell>
          <table:table-cell office:value-type="float" office:value="0.325547445255475" calcext:value-type="float">
            <text:p>0.325547445255475</text:p>
          </table:table-cell>
          <table:table-cell office:value-type="float" office:value="0.326530612244898" calcext:value-type="float">
            <text:p>0.326530612244898</text:p>
          </table:table-cell>
          <table:table-cell office:value-type="float" office:value="0.326055312954876" calcext:value-type="float">
            <text:p>0.326055312954876</text:p>
          </table:table-cell>
          <table:table-cell office:value-type="float" office:value="0.325581395348837" calcext:value-type="float">
            <text:p>0.325581395348837</text:p>
          </table:table-cell>
          <table:table-cell office:value-type="float" office:value="0.32510885341074" calcext:value-type="float">
            <text:p>0.32510885341074</text:p>
          </table:table-cell>
          <table:table-cell office:value-type="float" office:value="0.32463768115942" calcext:value-type="float">
            <text:p>0.32463768115942</text:p>
          </table:table-cell>
          <table:table-cell office:value-type="float" office:value="0.324167872648336" calcext:value-type="float">
            <text:p>0.324167872648336</text:p>
          </table:table-cell>
          <table:table-cell office:value-type="float" office:value="0.323699421965318" calcext:value-type="float">
            <text:p>0.323699421965318</text:p>
          </table:table-cell>
          <table:table-cell office:value-type="float" office:value="0.324675324675325" calcext:value-type="float">
            <text:p>0.324675324675325</text:p>
          </table:table-cell>
          <table:table-cell office:value-type="float" office:value="0.324207492795389" calcext:value-type="float">
            <text:p>0.324207492795389</text:p>
          </table:table-cell>
          <table:table-cell office:value-type="float" office:value="0.323741007194245" calcext:value-type="float">
            <text:p>0.323741007194245</text:p>
          </table:table-cell>
          <table:table-cell office:value-type="float" office:value="0.324712643678161" calcext:value-type="float">
            <text:p>0.324712643678161</text:p>
          </table:table-cell>
          <table:table-cell office:value-type="float" office:value="0.324246771879483" calcext:value-type="float">
            <text:p>0.324246771879483</text:p>
          </table:table-cell>
          <table:table-cell office:value-type="float" office:value="0.325214899713467" calcext:value-type="float">
            <text:p>0.325214899713467</text:p>
          </table:table-cell>
          <table:table-cell office:value-type="float" office:value="0.32618025751073" calcext:value-type="float">
            <text:p>0.32618025751073</text:p>
          </table:table-cell>
          <table:table-cell office:value-type="float" office:value="0.325714285714286" calcext:value-type="float">
            <text:p>0.325714285714286</text:p>
          </table:table-cell>
          <table:table-cell office:value-type="float" office:value="0.325249643366619" calcext:value-type="float">
            <text:p>0.325249643366619</text:p>
          </table:table-cell>
          <table:table-cell office:value-type="float" office:value="0.324786324786325" calcext:value-type="float">
            <text:p>0.324786324786325</text:p>
          </table:table-cell>
          <table:table-cell office:value-type="float" office:value="0.32574679943101" calcext:value-type="float">
            <text:p>0.32574679943101</text:p>
          </table:table-cell>
          <table:table-cell office:value-type="float" office:value="0.325284090909091" calcext:value-type="float">
            <text:p>0.325284090909091</text:p>
          </table:table-cell>
          <table:table-cell office:value-type="float" office:value="0.326241134751773" calcext:value-type="float">
            <text:p>0.326241134751773</text:p>
          </table:table-cell>
          <table:table-cell office:value-type="float" office:value="0.325779036827195" calcext:value-type="float">
            <text:p>0.325779036827195</text:p>
          </table:table-cell>
          <table:table-cell office:value-type="float" office:value="0.325318246110325" calcext:value-type="float">
            <text:p>0.325318246110325</text:p>
          </table:table-cell>
          <table:table-cell office:value-type="float" office:value="0.324858757062147" calcext:value-type="float">
            <text:p>0.324858757062147</text:p>
          </table:table-cell>
          <table:table-cell office:value-type="float" office:value="0.324400564174894" calcext:value-type="float">
            <text:p>0.324400564174894</text:p>
          </table:table-cell>
          <table:table-cell office:value-type="float" office:value="0.323943661971831" calcext:value-type="float">
            <text:p>0.323943661971831</text:p>
          </table:table-cell>
          <table:table-cell office:value-type="float" office:value="0.323488045007032" calcext:value-type="float">
            <text:p>0.323488045007032</text:p>
          </table:table-cell>
          <table:table-cell office:value-type="float" office:value="0.323033707865169" calcext:value-type="float">
            <text:p>0.323033707865169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322128851540616" calcext:value-type="float">
            <text:p>0.322128851540616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0.324022346368715" calcext:value-type="float">
            <text:p>0.324022346368715</text:p>
          </table:table-cell>
          <table:table-cell office:value-type="float" office:value="0.323570432357043" calcext:value-type="float">
            <text:p>0.323570432357043</text:p>
          </table:table-cell>
          <table:table-cell office:value-type="float" office:value="0.324512534818941" calcext:value-type="float">
            <text:p>0.324512534818941</text:p>
          </table:table-cell>
          <table:table-cell office:value-type="float" office:value="0.324061196105702" calcext:value-type="float">
            <text:p>0.324061196105702</text:p>
          </table:table-cell>
          <table:table-cell office:value-type="float" office:value="0.323611111111111" calcext:value-type="float">
            <text:p>0.323611111111111</text:p>
          </table:table-cell>
          <table:table-cell office:value-type="float" office:value="0.323162274618585" calcext:value-type="float">
            <text:p>0.323162274618585</text:p>
          </table:table-cell>
          <table:table-cell office:value-type="float" office:value="0.322714681440443" calcext:value-type="float">
            <text:p>0.322714681440443</text:p>
          </table:table-cell>
          <table:table-cell office:value-type="float" office:value="0.323651452282158" calcext:value-type="float">
            <text:p>0.323651452282158</text:p>
          </table:table-cell>
          <table:table-cell office:value-type="float" office:value="0.323204419889503" calcext:value-type="float">
            <text:p>0.323204419889503</text:p>
          </table:table-cell>
          <table:table-cell office:value-type="float" office:value="0.322758620689655" calcext:value-type="float">
            <text:p>0.322758620689655</text:p>
          </table:table-cell>
          <table:table-cell office:value-type="float" office:value="0.322314049586777" calcext:value-type="float">
            <text:p>0.322314049586777</text:p>
          </table:table-cell>
          <table:table-cell office:value-type="float" office:value="0.321870701513067" calcext:value-type="float">
            <text:p>0.321870701513067</text:p>
          </table:table-cell>
          <table:table-cell office:value-type="float" office:value="0.321428571428571" calcext:value-type="float">
            <text:p>0.321428571428571</text:p>
          </table:table-cell>
          <table:table-cell office:value-type="float" office:value="0.32235939643347" calcext:value-type="float">
            <text:p>0.32235939643347</text:p>
          </table:table-cell>
          <table:table-cell office:value-type="float" office:value="0.323287671232877" calcext:value-type="float">
            <text:p>0.323287671232877</text:p>
          </table:table-cell>
          <table:table-cell office:value-type="float" office:value="0.322845417236662" calcext:value-type="float">
            <text:p>0.322845417236662</text:p>
          </table:table-cell>
          <table:table-cell office:value-type="float" office:value="0.323770491803279" calcext:value-type="float">
            <text:p>0.323770491803279</text:p>
          </table:table-cell>
          <table:table-cell office:value-type="float" office:value="0.323328785811733" calcext:value-type="float">
            <text:p>0.323328785811733</text:p>
          </table:table-cell>
          <table:table-cell office:value-type="float" office:value="0.32425068119891" calcext:value-type="float">
            <text:p>0.32425068119891</text:p>
          </table:table-cell>
          <table:table-cell office:value-type="float" office:value="0.323809523809524" calcext:value-type="float">
            <text:p>0.323809523809524</text:p>
          </table:table-cell>
          <table:table-cell office:value-type="float" office:value="0.323369565217391" calcext:value-type="float">
            <text:p>0.323369565217391</text:p>
          </table:table-cell>
          <table:table-cell office:value-type="float" office:value="0.324287652645862" calcext:value-type="float">
            <text:p>0.324287652645862</text:p>
          </table:table-cell>
          <table:table-cell office:value-type="float" office:value="0.32520325203252" calcext:value-type="float">
            <text:p>0.32520325203252</text:p>
          </table:table-cell>
          <table:table-cell office:value-type="float" office:value="0.324763193504736" calcext:value-type="float">
            <text:p>0.324763193504736</text:p>
          </table:table-cell>
          <table:table-cell office:value-type="float" office:value="0.325675675675676" calcext:value-type="float">
            <text:p>0.325675675675676</text:p>
          </table:table-cell>
          <table:table-cell office:value-type="float" office:value="0.326585695006748" calcext:value-type="float">
            <text:p>0.326585695006748</text:p>
          </table:table-cell>
          <table:table-cell office:value-type="float" office:value="0.326145552560647" calcext:value-type="float">
            <text:p>0.326145552560647</text:p>
          </table:table-cell>
          <table:table-cell office:value-type="float" office:value="0.325706594885599" calcext:value-type="float">
            <text:p>0.325706594885599</text:p>
          </table:table-cell>
          <table:table-cell office:value-type="float" office:value="0.325268817204301" calcext:value-type="float">
            <text:p>0.325268817204301</text:p>
          </table:table-cell>
          <table:table-cell office:value-type="float" office:value="0.324832214765101" calcext:value-type="float">
            <text:p>0.324832214765101</text:p>
          </table:table-cell>
          <table:table-cell office:value-type="float" office:value="0.32573726541555" calcext:value-type="float">
            <text:p>0.32573726541555</text:p>
          </table:table-cell>
          <table:table-cell office:value-type="float" office:value="0.326639892904953" calcext:value-type="float">
            <text:p>0.326639892904953</text:p>
          </table:table-cell>
          <table:table-cell office:value-type="float" office:value="0.32620320855615" calcext:value-type="float">
            <text:p>0.32620320855615</text:p>
          </table:table-cell>
          <table:table-cell office:value-type="float" office:value="0.325767690253672" calcext:value-type="float">
            <text:p>0.325767690253672</text:p>
          </table:table-cell>
          <table:table-cell office:value-type="float" office:value="0.325333333333333" calcext:value-type="float">
            <text:p>0.325333333333333</text:p>
          </table:table-cell>
          <table:table-cell office:value-type="float" office:value="0.326231691078562" calcext:value-type="float">
            <text:p>0.326231691078562</text:p>
          </table:table-cell>
          <table:table-cell office:value-type="float" office:value="0.325797872340425" calcext:value-type="float">
            <text:p>0.325797872340425</text:p>
          </table:table-cell>
          <table:table-cell office:value-type="float" office:value="0.326693227091633" calcext:value-type="float">
            <text:p>0.326693227091633</text:p>
          </table:table-cell>
          <table:table-cell office:value-type="float" office:value="0.326259946949602" calcext:value-type="float">
            <text:p>0.326259946949602</text:p>
          </table:table-cell>
          <table:table-cell office:value-type="float" office:value="0.325827814569536" calcext:value-type="float">
            <text:p>0.325827814569536</text:p>
          </table:table-cell>
          <table:table-cell office:value-type="float" office:value="0.325396825396825" calcext:value-type="float">
            <text:p>0.325396825396825</text:p>
          </table:table-cell>
          <table:table-cell office:value-type="float" office:value="0.326287978863937" calcext:value-type="float">
            <text:p>0.326287978863937</text:p>
          </table:table-cell>
          <table:table-cell office:value-type="float" office:value="0.325857519788918" calcext:value-type="float">
            <text:p>0.325857519788918</text:p>
          </table:table-cell>
          <table:table-cell office:value-type="float" office:value="0.325428194993412" calcext:value-type="float">
            <text:p>0.32542819499341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5886990801577" calcext:value-type="float">
            <text:p>0.325886990801577</text:p>
          </table:table-cell>
          <table:table-cell office:value-type="float" office:value="0.326771653543307" calcext:value-type="float">
            <text:p>0.326771653543307</text:p>
          </table:table-cell>
          <table:table-cell office:value-type="float" office:value="0.326343381389253" calcext:value-type="float">
            <text:p>0.326343381389253</text:p>
          </table:table-cell>
          <table:table-cell office:value-type="float" office:value="0.325916230366492" calcext:value-type="float">
            <text:p>0.325916230366492</text:p>
          </table:table-cell>
          <table:table-cell office:value-type="float" office:value="0.326797385620915" calcext:value-type="float">
            <text:p>0.326797385620915</text:p>
          </table:table-cell>
          <table:table-cell office:value-type="float" office:value="0.326370757180157" calcext:value-type="float">
            <text:p>0.326370757180157</text:p>
          </table:table-cell>
          <table:table-cell office:value-type="float" office:value="0.327249022164276" calcext:value-type="float">
            <text:p>0.327249022164276</text:p>
          </table:table-cell>
          <table:table-cell office:value-type="float" office:value="0.326822916666667" calcext:value-type="float">
            <text:p>0.326822916666667</text:p>
          </table:table-cell>
          <table:table-cell office:value-type="float" office:value="0.327698309492848" calcext:value-type="float">
            <text:p>0.327698309492848</text:p>
          </table:table-cell>
          <table:table-cell office:value-type="float" office:value="0.327272727272727" calcext:value-type="float">
            <text:p>0.327272727272727</text:p>
          </table:table-cell>
          <table:table-cell office:value-type="float" office:value="0.328145265888457" calcext:value-type="float">
            <text:p>0.328145265888457</text:p>
          </table:table-cell>
          <table:table-cell office:value-type="float" office:value="0.327720207253886" calcext:value-type="float">
            <text:p>0.327720207253886</text:p>
          </table:table-cell>
          <table:table-cell office:value-type="float" office:value="0.328589909443726" calcext:value-type="float">
            <text:p>0.328589909443726</text:p>
          </table:table-cell>
          <table:table-cell office:value-type="float" office:value="0.328165374677003" calcext:value-type="float">
            <text:p>0.328165374677003</text:p>
          </table:table-cell>
          <table:table-cell office:value-type="float" office:value="0.327741935483871" calcext:value-type="float">
            <text:p>0.327741935483871</text:p>
          </table:table-cell>
          <table:table-cell office:value-type="float" office:value="0.32860824742268" calcext:value-type="float">
            <text:p>0.32860824742268</text:p>
          </table:table-cell>
          <table:table-cell office:value-type="float" office:value="0.328185328185328" calcext:value-type="float">
            <text:p>0.328185328185328</text:p>
          </table:table-cell>
          <table:table-cell office:value-type="float" office:value="0.329048843187661" calcext:value-type="float">
            <text:p>0.329048843187661</text:p>
          </table:table-cell>
          <table:table-cell office:value-type="float" office:value="0.328626444159178" calcext:value-type="float">
            <text:p>0.328626444159178</text:p>
          </table:table-cell>
          <table:table-cell office:value-type="float" office:value="0.328205128205128" calcext:value-type="float">
            <text:p>0.328205128205128</text:p>
          </table:table-cell>
          <table:table-cell office:value-type="float" office:value="0.329065300896287" calcext:value-type="float">
            <text:p>0.329065300896287</text:p>
          </table:table-cell>
          <table:table-cell office:value-type="float" office:value="0.328644501278772" calcext:value-type="float">
            <text:p>0.328644501278772</text:p>
          </table:table-cell>
          <table:table-cell office:value-type="float" office:value="0.328224776500639" calcext:value-type="float">
            <text:p>0.328224776500639</text:p>
          </table:table-cell>
          <table:table-cell office:value-type="float" office:value="0.32780612244898" calcext:value-type="float">
            <text:p>0.32780612244898</text:p>
          </table:table-cell>
          <table:table-cell office:value-type="float" office:value="0.327388535031847" calcext:value-type="float">
            <text:p>0.327388535031847</text:p>
          </table:table-cell>
          <table:table-cell office:value-type="float" office:value="0.326972010178117" calcext:value-type="float">
            <text:p>0.326972010178117</text:p>
          </table:table-cell>
          <table:table-cell office:value-type="float" office:value="0.327827191867853" calcext:value-type="float">
            <text:p>0.327827191867853</text:p>
          </table:table-cell>
          <table:table-cell office:value-type="float" office:value="0.32741116751269" calcext:value-type="float">
            <text:p>0.32741116751269</text:p>
          </table:table-cell>
          <table:table-cell office:value-type="float" office:value="0.326996197718631" calcext:value-type="float">
            <text:p>0.326996197718631</text:p>
          </table:table-cell>
          <table:table-cell office:value-type="float" office:value="0.327848101265823" calcext:value-type="float">
            <text:p>0.327848101265823</text:p>
          </table:table-cell>
          <table:table-cell office:value-type="float" office:value="0.327433628318584" calcext:value-type="float">
            <text:p>0.327433628318584</text:p>
          </table:table-cell>
          <table:table-cell office:value-type="float" office:value="0.328282828282828" calcext:value-type="float">
            <text:p>0.328282828282828</text:p>
          </table:table-cell>
          <table:table-cell office:value-type="float" office:value="0.327868852459016" calcext:value-type="float">
            <text:p>0.327868852459016</text:p>
          </table:table-cell>
          <table:table-cell office:value-type="float" office:value="0.327455919395466" calcext:value-type="float">
            <text:p>0.327455919395466</text:p>
          </table:table-cell>
          <table:table-cell office:value-type="float" office:value="0.327044025157233" calcext:value-type="float">
            <text:p>0.327044025157233</text:p>
          </table:table-cell>
          <table:table-cell office:value-type="float" office:value="0.326633165829146" calcext:value-type="float">
            <text:p>0.326633165829146</text:p>
          </table:table-cell>
          <table:table-cell office:value-type="float" office:value="0.326223337515684" calcext:value-type="float">
            <text:p>0.326223337515684</text:p>
          </table:table-cell>
          <table:table-cell office:value-type="float" office:value="0.325814536340852" calcext:value-type="float">
            <text:p>0.325814536340852</text:p>
          </table:table-cell>
          <table:table-cell office:value-type="float" office:value="0.32540675844806" calcext:value-type="float">
            <text:p>0.32540675844806</text:p>
          </table:table-cell>
          <table:table-cell office:value-type="float" office:value="0.32625" calcext:value-type="float">
            <text:p>0.32625</text:p>
          </table:table-cell>
          <table:table-cell office:value-type="float" office:value="0.325842696629213" calcext:value-type="float">
            <text:p>0.325842696629213</text:p>
          </table:table-cell>
          <table:table-cell office:value-type="float" office:value="0.326683291770574" calcext:value-type="float">
            <text:p>0.326683291770574</text:p>
          </table:table-cell>
          <table:table-cell office:value-type="float" office:value="0.326276463262765" calcext:value-type="float">
            <text:p>0.326276463262765</text:p>
          </table:table-cell>
          <table:table-cell office:value-type="float" office:value="0.325870646766169" calcext:value-type="float">
            <text:p>0.325870646766169</text:p>
          </table:table-cell>
          <table:table-cell office:value-type="float" office:value="0.325465838509317" calcext:value-type="float">
            <text:p>0.325465838509317</text:p>
          </table:table-cell>
          <table:table-cell office:value-type="float" office:value="0.326302729528536" calcext:value-type="float">
            <text:p>0.326302729528536</text:p>
          </table:table-cell>
          <table:table-cell office:value-type="float" office:value="0.325898389095415" calcext:value-type="float">
            <text:p>0.325898389095415</text:p>
          </table:table-cell>
          <table:table-cell office:value-type="float" office:value="0.32549504950495" calcext:value-type="float">
            <text:p>0.32549504950495</text:p>
          </table:table-cell>
          <table:table-cell office:value-type="float" office:value="0.325092707045735" calcext:value-type="float">
            <text:p>0.325092707045735</text:p>
          </table:table-cell>
          <table:table-cell office:value-type="float" office:value="0.324691358024691" calcext:value-type="float">
            <text:p>0.324691358024691</text:p>
          </table:table-cell>
          <table:table-cell office:value-type="float" office:value="0.324290998766954" calcext:value-type="float">
            <text:p>0.324290998766954</text:p>
          </table:table-cell>
          <table:table-cell office:value-type="float" office:value="0.323891625615764" calcext:value-type="float">
            <text:p>0.323891625615764</text:p>
          </table:table-cell>
          <table:table-cell office:value-type="float" office:value="0.324723247232472" calcext:value-type="float">
            <text:p>0.324723247232472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323926380368098" calcext:value-type="float">
            <text:p>0.323926380368098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0.324357405140759" calcext:value-type="float">
            <text:p>0.324357405140759</text:p>
          </table:table-cell>
          <table:table-cell office:value-type="float" office:value="0.323960880195599" calcext:value-type="float">
            <text:p>0.323960880195599</text:p>
          </table:table-cell>
          <table:table-cell office:value-type="float" office:value="0.323565323565324" calcext:value-type="float">
            <text:p>0.323565323565324</text:p>
          </table:table-cell>
          <table:table-cell office:value-type="float" office:value="0.324390243902439" calcext:value-type="float">
            <text:p>0.324390243902439</text:p>
          </table:table-cell>
          <table:table-cell office:value-type="float" office:value="0.323995127892814" calcext:value-type="float">
            <text:p>0.323995127892814</text:p>
          </table:table-cell>
          <table:table-cell office:value-type="float" office:value="0.32360097323601" calcext:value-type="float">
            <text:p>0.32360097323601</text:p>
          </table:table-cell>
          <table:table-cell office:value-type="float" office:value="0.323207776427704" calcext:value-type="float">
            <text:p>0.323207776427704</text:p>
          </table:table-cell>
          <table:table-cell office:value-type="float" office:value="0.322815533980583" calcext:value-type="float">
            <text:p>0.322815533980583</text:p>
          </table:table-cell>
          <table:table-cell office:value-type="float" office:value="0.323636363636364" calcext:value-type="float">
            <text:p>0.323636363636364</text:p>
          </table:table-cell>
          <table:table-cell office:value-type="float" office:value="0.324455205811138" calcext:value-type="float">
            <text:p>0.324455205811138</text:p>
          </table:table-cell>
          <table:table-cell office:value-type="float" office:value="0.324062877871826" calcext:value-type="float">
            <text:p>0.324062877871826</text:p>
          </table:table-cell>
          <table:table-cell office:value-type="float" office:value="0.32487922705314" calcext:value-type="float">
            <text:p>0.32487922705314</text:p>
          </table:table-cell>
          <table:table-cell office:value-type="float" office:value="0.324487334137515" calcext:value-type="float">
            <text:p>0.324487334137515</text:p>
          </table:table-cell>
          <table:table-cell office:value-type="float" office:value="0.324096385542169" calcext:value-type="float">
            <text:p>0.324096385542169</text:p>
          </table:table-cell>
          <table:table-cell office:value-type="float" office:value="0.323706377858002" calcext:value-type="float">
            <text:p>0.323706377858002</text:p>
          </table:table-cell>
          <table:table-cell office:value-type="float" office:value="0.323317307692308" calcext:value-type="float">
            <text:p>0.323317307692308</text:p>
          </table:table-cell>
          <table:table-cell office:value-type="float" office:value="0.324129651860744" calcext:value-type="float">
            <text:p>0.324129651860744</text:p>
          </table:table-cell>
          <table:table-cell office:value-type="float" office:value="0.323741007194245" calcext:value-type="float">
            <text:p>0.323741007194245</text:p>
          </table:table-cell>
          <table:table-cell office:value-type="float" office:value="0.324550898203593" calcext:value-type="float">
            <text:p>0.324550898203593</text:p>
          </table:table-cell>
          <table:table-cell office:value-type="float" office:value="0.324162679425837" calcext:value-type="float">
            <text:p>0.324162679425837</text:p>
          </table:table-cell>
          <table:table-cell office:value-type="float" office:value="0.324970131421744" calcext:value-type="float">
            <text:p>0.324970131421744</text:p>
          </table:table-cell>
          <table:table-cell office:value-type="float" office:value="0.324582338902148" calcext:value-type="float">
            <text:p>0.324582338902148</text:p>
          </table:table-cell>
          <table:table-cell office:value-type="float" office:value="0.3253873659118" calcext:value-type="float">
            <text:p>0.325387365911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5802615933413" calcext:value-type="float">
            <text:p>0.325802615933413</text:p>
          </table:table-cell>
          <table:table-cell office:value-type="float" office:value="0.32541567695962" calcext:value-type="float">
            <text:p>0.32541567695962</text:p>
          </table:table-cell>
          <table:table-cell office:value-type="float" office:value="0.326215895610913" calcext:value-type="float">
            <text:p>0.326215895610913</text:p>
          </table:table-cell>
          <table:table-cell office:value-type="float" office:value="0.325829383886256" calcext:value-type="float">
            <text:p>0.325829383886256</text:p>
          </table:table-cell>
          <table:table-cell office:value-type="float" office:value="0.325443786982248" calcext:value-type="float">
            <text:p>0.325443786982248</text:p>
          </table:table-cell>
          <table:table-cell office:value-type="float" office:value="0.325059101654846" calcext:value-type="float">
            <text:p>0.325059101654846</text:p>
          </table:table-cell>
          <table:table-cell office:value-type="float" office:value="0.325855962219599" calcext:value-type="float">
            <text:p>0.325855962219599</text:p>
          </table:table-cell>
          <table:table-cell office:value-type="float" office:value="0.325471698113208" calcext:value-type="float">
            <text:p>0.325471698113208</text:p>
          </table:table-cell>
          <table:table-cell office:value-type="float" office:value="0.325088339222615" calcext:value-type="float">
            <text:p>0.325088339222615</text:p>
          </table:table-cell>
          <table:table-cell office:value-type="float" office:value="0.325882352941177" calcext:value-type="float">
            <text:p>0.325882352941177</text:p>
          </table:table-cell>
          <table:table-cell office:value-type="float" office:value="0.325499412455934" calcext:value-type="float">
            <text:p>0.325499412455934</text:p>
          </table:table-cell>
          <table:table-cell office:value-type="float" office:value="0.325117370892019" calcext:value-type="float">
            <text:p>0.325117370892019</text:p>
          </table:table-cell>
          <table:table-cell office:value-type="float" office:value="0.324736225087925" calcext:value-type="float">
            <text:p>0.324736225087925</text:p>
          </table:table-cell>
          <table:table-cell office:value-type="float" office:value="0.324355971896956" calcext:value-type="float">
            <text:p>0.324355971896956</text:p>
          </table:table-cell>
          <table:table-cell office:value-type="float" office:value="0.325146198830409" calcext:value-type="float">
            <text:p>0.325146198830409</text:p>
          </table:table-cell>
          <table:table-cell office:value-type="float" office:value="0.324766355140187" calcext:value-type="float">
            <text:p>0.324766355140187</text:p>
          </table:table-cell>
          <table:table-cell office:value-type="float" office:value="0.32438739789965" calcext:value-type="float">
            <text:p>0.32438739789965</text:p>
          </table:table-cell>
          <table:table-cell office:value-type="float" office:value="0.325174825174825" calcext:value-type="float">
            <text:p>0.325174825174825</text:p>
          </table:table-cell>
          <table:table-cell office:value-type="float" office:value="0.324796274738068" calcext:value-type="float">
            <text:p>0.324796274738068</text:p>
          </table:table-cell>
          <table:table-cell office:value-type="float" office:value="0.325581395348837" calcext:value-type="float">
            <text:p>0.325581395348837</text:p>
          </table:table-cell>
          <table:table-cell office:value-type="float" office:value="0.32520325203252" calcext:value-type="float">
            <text:p>0.32520325203252</text:p>
          </table:table-cell>
          <table:table-cell office:value-type="float" office:value="0.325986078886311" calcext:value-type="float">
            <text:p>0.325986078886311</text:p>
          </table:table-cell>
          <table:table-cell office:value-type="float" office:value="0.325608342989571" calcext:value-type="float">
            <text:p>0.325608342989571</text:p>
          </table:table-cell>
          <table:table-cell office:value-type="float" office:value="0.325231481481481" calcext:value-type="float">
            <text:p>0.325231481481481</text:p>
          </table:table-cell>
          <table:table-cell office:value-type="float" office:value="0.32485549132948" calcext:value-type="float">
            <text:p>0.32485549132948</text:p>
          </table:table-cell>
          <table:table-cell office:value-type="float" office:value="0.324480369515011" calcext:value-type="float">
            <text:p>0.324480369515011</text:p>
          </table:table-cell>
          <table:table-cell office:value-type="float" office:value="0.325259515570934" calcext:value-type="float">
            <text:p>0.325259515570934</text:p>
          </table:table-cell>
          <table:table-cell office:value-type="float" office:value="0.326036866359447" calcext:value-type="float">
            <text:p>0.326036866359447</text:p>
          </table:table-cell>
          <table:table-cell office:value-type="float" office:value="0.32566168009206" calcext:value-type="float">
            <text:p>0.32566168009206</text:p>
          </table:table-cell>
          <table:table-cell office:value-type="float" office:value="0.326436781609195" calcext:value-type="float">
            <text:p>0.326436781609195</text:p>
          </table:table-cell>
          <table:table-cell office:value-type="float" office:value="0.326061997703789" calcext:value-type="float">
            <text:p>0.326061997703789</text:p>
          </table:table-cell>
          <table:table-cell office:value-type="float" office:value="0.325688073394495" calcext:value-type="float">
            <text:p>0.325688073394495</text:p>
          </table:table-cell>
          <table:table-cell office:value-type="float" office:value="0.325315005727377" calcext:value-type="float">
            <text:p>0.325315005727377</text:p>
          </table:table-cell>
          <table:table-cell office:value-type="float" office:value="0.324942791762014" calcext:value-type="float">
            <text:p>0.324942791762014</text:p>
          </table:table-cell>
          <table:table-cell office:value-type="float" office:value="0.325714285714286" calcext:value-type="float">
            <text:p>0.325714285714286</text:p>
          </table:table-cell>
          <table:table-cell office:value-type="float" office:value="0.325342465753425" calcext:value-type="float">
            <text:p>0.325342465753425</text:p>
          </table:table-cell>
          <table:table-cell office:value-type="float" office:value="0.32497149372862" calcext:value-type="float">
            <text:p>0.32497149372862</text:p>
          </table:table-cell>
          <table:table-cell office:value-type="float" office:value="0.324601366742597" calcext:value-type="float">
            <text:p>0.324601366742597</text:p>
          </table:table-cell>
          <table:table-cell office:value-type="float" office:value="0.324232081911263" calcext:value-type="float">
            <text:p>0.32423208191126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4631101021566" calcext:value-type="float">
            <text:p>0.324631101021566</text:p>
          </table:table-cell>
          <table:table-cell office:value-type="float" office:value="0.325396825396825" calcext:value-type="float">
            <text:p>0.325396825396825</text:p>
          </table:table-cell>
          <table:table-cell office:value-type="float" office:value="0.325028312570781" calcext:value-type="float">
            <text:p>0.325028312570781</text:p>
          </table:table-cell>
          <table:table-cell office:value-type="float" office:value="0.324660633484163" calcext:value-type="float">
            <text:p>0.324660633484163</text:p>
          </table:table-cell>
          <table:table-cell office:value-type="float" office:value="0.325423728813559" calcext:value-type="float">
            <text:p>0.325423728813559</text:p>
          </table:table-cell>
          <table:table-cell office:value-type="float" office:value="0.325056433408578" calcext:value-type="float">
            <text:p>0.325056433408578</text:p>
          </table:table-cell>
          <table:table-cell office:value-type="float" office:value="0.325817361894025" calcext:value-type="float">
            <text:p>0.325817361894025</text:p>
          </table:table-cell>
          <table:table-cell office:value-type="float" office:value="0.325450450450451" calcext:value-type="float">
            <text:p>0.325450450450451</text:p>
          </table:table-cell>
          <table:table-cell office:value-type="float" office:value="0.325084364454443" calcext:value-type="float">
            <text:p>0.325084364454443</text:p>
          </table:table-cell>
          <table:table-cell office:value-type="float" office:value="0.325842696629213" calcext:value-type="float">
            <text:p>0.325842696629213</text:p>
          </table:table-cell>
          <table:table-cell office:value-type="float" office:value="0.326599326599327" calcext:value-type="float">
            <text:p>0.326599326599327</text:p>
          </table:table-cell>
          <table:table-cell office:value-type="float" office:value="0.326233183856502" calcext:value-type="float">
            <text:p>0.326233183856502</text:p>
          </table:table-cell>
          <table:table-cell office:value-type="float" office:value="0.326987681970885" calcext:value-type="float">
            <text:p>0.326987681970885</text:p>
          </table:table-cell>
          <table:table-cell office:value-type="float" office:value="0.32662192393736" calcext:value-type="float">
            <text:p>0.32662192393736</text:p>
          </table:table-cell>
          <table:table-cell office:value-type="float" office:value="0.326256983240223" calcext:value-type="float">
            <text:p>0.326256983240223</text:p>
          </table:table-cell>
          <table:table-cell office:value-type="float" office:value="0.325892857142857" calcext:value-type="float">
            <text:p>0.325892857142857</text:p>
          </table:table-cell>
          <table:table-cell office:value-type="float" office:value="0.325529542920847" calcext:value-type="float">
            <text:p>0.325529542920847</text:p>
          </table:table-cell>
          <table:table-cell office:value-type="float" office:value="0.325167037861915" calcext:value-type="float">
            <text:p>0.325167037861915</text:p>
          </table:table-cell>
          <table:table-cell office:value-type="float" office:value="0.324805339265851" calcext:value-type="float">
            <text:p>0.324805339265851</text:p>
          </table:table-cell>
          <table:table-cell office:value-type="float" office:value="0.324444444444444" calcext:value-type="float">
            <text:p>0.324444444444444</text:p>
          </table:table-cell>
          <table:table-cell office:value-type="float" office:value="0.32519422863485" calcext:value-type="float">
            <text:p>0.32519422863485</text:p>
          </table:table-cell>
          <table:table-cell office:value-type="float" office:value="0.324833702882483" calcext:value-type="float">
            <text:p>0.324833702882483</text:p>
          </table:table-cell>
          <table:table-cell office:value-type="float" office:value="0.324473975636766" calcext:value-type="float">
            <text:p>0.324473975636766</text:p>
          </table:table-cell>
          <table:table-cell office:value-type="float" office:value="0.324115044247788" calcext:value-type="float">
            <text:p>0.324115044247788</text:p>
          </table:table-cell>
          <table:table-cell office:value-type="float" office:value="0.323756906077348" calcext:value-type="float">
            <text:p>0.323756906077348</text:p>
          </table:table-cell>
          <table:table-cell office:value-type="float" office:value="0.324503311258278" calcext:value-type="float">
            <text:p>0.324503311258278</text:p>
          </table:table-cell>
          <table:table-cell office:value-type="float" office:value="0.324145534729879" calcext:value-type="float">
            <text:p>0.324145534729879</text:p>
          </table:table-cell>
          <table:table-cell office:value-type="float" office:value="0.32488986784141" calcext:value-type="float">
            <text:p>0.32488986784141</text:p>
          </table:table-cell>
          <table:table-cell office:value-type="float" office:value="0.324532453245325" calcext:value-type="float">
            <text:p>0.324532453245325</text:p>
          </table:table-cell>
          <table:table-cell office:value-type="float" office:value="0.325274725274725" calcext:value-type="float">
            <text:p>0.325274725274725</text:p>
          </table:table-cell>
          <table:table-cell office:value-type="float" office:value="0.326015367727772" calcext:value-type="float">
            <text:p>0.326015367727772</text:p>
          </table:table-cell>
          <table:table-cell office:value-type="float" office:value="0.325657894736842" calcext:value-type="float">
            <text:p>0.325657894736842</text:p>
          </table:table-cell>
          <table:table-cell office:value-type="float" office:value="0.326396495071194" calcext:value-type="float">
            <text:p>0.326396495071194</text:p>
          </table:table-cell>
          <table:table-cell office:value-type="float" office:value="0.326039387308534" calcext:value-type="float">
            <text:p>0.326039387308534</text:p>
          </table:table-cell>
          <table:table-cell office:value-type="float" office:value="0.326775956284153" calcext:value-type="float">
            <text:p>0.326775956284153</text:p>
          </table:table-cell>
          <table:table-cell office:value-type="float" office:value="0.326419213973799" calcext:value-type="float">
            <text:p>0.326419213973799</text:p>
          </table:table-cell>
          <table:table-cell office:value-type="float" office:value="0.327153762268266" calcext:value-type="float">
            <text:p>0.327153762268266</text:p>
          </table:table-cell>
          <table:table-cell office:value-type="float" office:value="0.326797385620915" calcext:value-type="float">
            <text:p>0.326797385620915</text:p>
          </table:table-cell>
          <table:table-cell office:value-type="float" office:value="0.326441784548422" calcext:value-type="float">
            <text:p>0.326441784548422</text:p>
          </table:table-cell>
          <table:table-cell office:value-type="float" office:value="0.326086956521739" calcext:value-type="float">
            <text:p>0.326086956521739</text:p>
          </table:table-cell>
          <table:table-cell office:value-type="float" office:value="0.325732899022801" calcext:value-type="float">
            <text:p>0.325732899022801</text:p>
          </table:table-cell>
          <table:table-cell office:value-type="float" office:value="0.325379609544469" calcext:value-type="float">
            <text:p>0.325379609544469</text:p>
          </table:table-cell>
          <table:table-cell office:value-type="float" office:value="0.326110509209101" calcext:value-type="float">
            <text:p>0.326110509209101</text:p>
          </table:table-cell>
          <table:table-cell office:value-type="float" office:value="0.325757575757576" calcext:value-type="float">
            <text:p>0.325757575757576</text:p>
          </table:table-cell>
          <table:table-cell office:value-type="float" office:value="0.326486486486486" calcext:value-type="float">
            <text:p>0.326486486486486</text:p>
          </table:table-cell>
          <table:table-cell office:value-type="float" office:value="0.326133909287257" calcext:value-type="float">
            <text:p>0.326133909287257</text:p>
          </table:table-cell>
          <table:table-cell office:value-type="float" office:value="0.325782092772384" calcext:value-type="float">
            <text:p>0.325782092772384</text:p>
          </table:table-cell>
          <table:table-cell office:value-type="float" office:value="0.326508620689655" calcext:value-type="float">
            <text:p>0.326508620689655</text:p>
          </table:table-cell>
          <table:table-cell office:value-type="float" office:value="0.326157158234661" calcext:value-type="float">
            <text:p>0.326157158234661</text:p>
          </table:table-cell>
          <table:table-cell office:value-type="float" office:value="0.325806451612903" calcext:value-type="float">
            <text:p>0.325806451612903</text:p>
          </table:table-cell>
          <table:table-cell office:value-type="float" office:value="0.325456498388829" calcext:value-type="float">
            <text:p>0.325456498388829</text:p>
          </table:table-cell>
          <table:table-cell office:value-type="float" office:value="0.32618025751073" calcext:value-type="float">
            <text:p>0.32618025751073</text:p>
          </table:table-cell>
          <table:table-cell office:value-type="float" office:value="0.32583065380493" calcext:value-type="float">
            <text:p>0.32583065380493</text:p>
          </table:table-cell>
          <table:table-cell office:value-type="float" office:value="0.325481798715203" calcext:value-type="float">
            <text:p>0.325481798715203</text:p>
          </table:table-cell>
          <table:table-cell office:value-type="float" office:value="0.325133689839572" calcext:value-type="float">
            <text:p>0.325133689839572</text:p>
          </table:table-cell>
          <table:table-cell office:value-type="float" office:value="0.324786324786325" calcext:value-type="float">
            <text:p>0.324786324786325</text:p>
          </table:table-cell>
          <table:table-cell office:value-type="float" office:value="0.324439701173959" calcext:value-type="float">
            <text:p>0.324439701173959</text:p>
          </table:table-cell>
          <table:table-cell office:value-type="float" office:value="0.32409381663113" calcext:value-type="float">
            <text:p>0.32409381663113</text:p>
          </table:table-cell>
          <table:table-cell office:value-type="float" office:value="0.323748668796592" calcext:value-type="float">
            <text:p>0.323748668796592</text:p>
          </table:table-cell>
          <table:table-cell office:value-type="float" office:value="0.323404255319149" calcext:value-type="float">
            <text:p>0.323404255319149</text:p>
          </table:table-cell>
          <table:table-cell office:value-type="float" office:value="0.323060573857598" calcext:value-type="float">
            <text:p>0.323060573857598</text:p>
          </table:table-cell>
          <table:table-cell office:value-type="float" office:value="0.322717622080679" calcext:value-type="float">
            <text:p>0.322717622080679</text:p>
          </table:table-cell>
          <table:table-cell office:value-type="float" office:value="0.32237539766702" calcext:value-type="float">
            <text:p>0.32237539766702</text:p>
          </table:table-cell>
          <table:table-cell office:value-type="float" office:value="0.322033898305085" calcext:value-type="float">
            <text:p>0.322033898305085</text:p>
          </table:table-cell>
          <table:table-cell office:value-type="float" office:value="0.321693121693122" calcext:value-type="float">
            <text:p>0.321693121693122</text:p>
          </table:table-cell>
          <table:table-cell office:value-type="float" office:value="0.321353065539112" calcext:value-type="float">
            <text:p>0.321353065539112</text:p>
          </table:table-cell>
          <table:table-cell office:value-type="float" office:value="0.321013727560718" calcext:value-type="float">
            <text:p>0.321013727560718</text:p>
          </table:table-cell>
          <table:table-cell office:value-type="float" office:value="0.320675105485232" calcext:value-type="float">
            <text:p>0.320675105485232</text:p>
          </table:table-cell>
          <table:table-cell office:value-type="float" office:value="0.321390937829294" calcext:value-type="float">
            <text:p>0.321390937829294</text:p>
          </table:table-cell>
          <table:table-cell office:value-type="float" office:value="0.322105263157895" calcext:value-type="float">
            <text:p>0.322105263157895</text:p>
          </table:table-cell>
          <table:table-cell office:value-type="float" office:value="0.321766561514196" calcext:value-type="float">
            <text:p>0.321766561514196</text:p>
          </table:table-cell>
          <table:table-cell office:value-type="float" office:value="0.321428571428571" calcext:value-type="float">
            <text:p>0.321428571428571</text:p>
          </table:table-cell>
          <table:table-cell office:value-type="float" office:value="0.322140608604407" calcext:value-type="float">
            <text:p>0.322140608604407</text:p>
          </table:table-cell>
          <table:table-cell office:value-type="float" office:value="0.321802935010482" calcext:value-type="float">
            <text:p>0.321802935010482</text:p>
          </table:table-cell>
          <table:table-cell office:value-type="float" office:value="0.321465968586387" calcext:value-type="float">
            <text:p>0.321465968586387</text:p>
          </table:table-cell>
          <table:table-cell office:value-type="float" office:value="0.321129707112971" calcext:value-type="float">
            <text:p>0.321129707112971</text:p>
          </table:table-cell>
          <table:table-cell office:value-type="float" office:value="0.320794148380355" calcext:value-type="float">
            <text:p>0.320794148380355</text:p>
          </table:table-cell>
          <table:table-cell office:value-type="float" office:value="0.321503131524008" calcext:value-type="float">
            <text:p>0.321503131524008</text:p>
          </table:table-cell>
          <table:table-cell office:value-type="float" office:value="0.321167883211679" calcext:value-type="float">
            <text:p>0.321167883211679</text:p>
          </table:table-cell>
          <table:table-cell office:value-type="float" office:value="0.320833333333333" calcext:value-type="float">
            <text:p>0.320833333333333</text:p>
          </table:table-cell>
          <table:table-cell office:value-type="float" office:value="0.321540062434964" calcext:value-type="float">
            <text:p>0.321540062434964</text:p>
          </table:table-cell>
          <table:table-cell office:value-type="float" office:value="0.321205821205821" calcext:value-type="float">
            <text:p>0.321205821205821</text:p>
          </table:table-cell>
          <table:table-cell office:value-type="float" office:value="0.321910695742471" calcext:value-type="float">
            <text:p>0.321910695742471</text:p>
          </table:table-cell>
          <table:table-cell office:value-type="float" office:value="0.321576763485477" calcext:value-type="float">
            <text:p>0.321576763485477</text:p>
          </table:table-cell>
          <table:table-cell office:value-type="float" office:value="0.321243523316062" calcext:value-type="float">
            <text:p>0.321243523316062</text:p>
          </table:table-cell>
          <table:table-cell office:value-type="float" office:value="0.321946169772257" calcext:value-type="float">
            <text:p>0.321946169772257</text:p>
          </table:table-cell>
          <table:table-cell office:value-type="float" office:value="0.321613236814891" calcext:value-type="float">
            <text:p>0.321613236814891</text:p>
          </table:table-cell>
          <table:table-cell office:value-type="float" office:value="0.321280991735537" calcext:value-type="float">
            <text:p>0.321280991735537</text:p>
          </table:table-cell>
          <table:table-cell office:value-type="float" office:value="0.321981424148607" calcext:value-type="float">
            <text:p>0.321981424148607</text:p>
          </table:table-cell>
          <table:table-cell office:value-type="float" office:value="0.321649484536082" calcext:value-type="float">
            <text:p>0.321649484536082</text:p>
          </table:table-cell>
          <table:table-cell office:value-type="float" office:value="0.321318228630278" calcext:value-type="float">
            <text:p>0.321318228630278</text:p>
          </table:table-cell>
          <table:table-cell office:value-type="float" office:value="0.32201646090535" calcext:value-type="float">
            <text:p>0.32201646090535</text:p>
          </table:table-cell>
          <table:table-cell office:value-type="float" office:value="0.321685508735868" calcext:value-type="float">
            <text:p>0.321685508735868</text:p>
          </table:table-cell>
          <table:table-cell office:value-type="float" office:value="0.32135523613963" calcext:value-type="float">
            <text:p>0.32135523613963</text:p>
          </table:table-cell>
          <table:table-cell office:value-type="float" office:value="0.321025641025641" calcext:value-type="float">
            <text:p>0.321025641025641</text:p>
          </table:table-cell>
          <table:table-cell office:value-type="float" office:value="0.320696721311475" calcext:value-type="float">
            <text:p>0.320696721311475</text:p>
          </table:table-cell>
          <table:table-cell office:value-type="float" office:value="0.320368474923234" calcext:value-type="float">
            <text:p>0.320368474923234</text:p>
          </table:table-cell>
          <table:table-cell office:value-type="float" office:value="0.321063394683027" calcext:value-type="float">
            <text:p>0.321063394683027</text:p>
          </table:table-cell>
          <table:table-cell office:value-type="float" office:value="0.321756894790603" calcext:value-type="float">
            <text:p>0.321756894790603</text:p>
          </table:table-cell>
          <table:table-cell office:value-type="float" office:value="0.322448979591837" calcext:value-type="float">
            <text:p>0.322448979591837</text:p>
          </table:table-cell>
          <table:table-cell office:value-type="float" office:value="0.322120285423038" calcext:value-type="float">
            <text:p>0.322120285423038</text:p>
          </table:table-cell>
          <table:table-cell office:value-type="float" office:value="0.322810590631365" calcext:value-type="float">
            <text:p>0.322810590631365</text:p>
          </table:table-cell>
          <table:table-cell office:value-type="float" office:value="0.322482197355036" calcext:value-type="float">
            <text:p>0.322482197355036</text:p>
          </table:table-cell>
          <table:table-cell office:value-type="float" office:value="0.322154471544715" calcext:value-type="float">
            <text:p>0.322154471544715</text:p>
          </table:table-cell>
          <table:table-cell office:value-type="float" office:value="0.322842639593909" calcext:value-type="float">
            <text:p>0.322842639593909</text:p>
          </table:table-cell>
          <table:table-cell office:value-type="float" office:value="0.322515212981744" calcext:value-type="float">
            <text:p>0.322515212981744</text:p>
          </table:table-cell>
          <table:table-cell office:value-type="float" office:value="0.323201621073961" calcext:value-type="float">
            <text:p>0.323201621073961</text:p>
          </table:table-cell>
          <table:table-cell office:value-type="float" office:value="0.322874493927125" calcext:value-type="float">
            <text:p>0.322874493927125</text:p>
          </table:table-cell>
          <table:table-cell office:value-type="float" office:value="0.323559150657229" calcext:value-type="float">
            <text:p>0.323559150657229</text:p>
          </table:table-cell>
          <table:table-cell office:value-type="float" office:value="0.323232323232323" calcext:value-type="float">
            <text:p>0.323232323232323</text:p>
          </table:table-cell>
          <table:table-cell office:value-type="float" office:value="0.322906155398587" calcext:value-type="float">
            <text:p>0.322906155398587</text:p>
          </table:table-cell>
          <table:table-cell office:value-type="float" office:value="0.323588709677419" calcext:value-type="float">
            <text:p>0.323588709677419</text:p>
          </table:table-cell>
          <table:table-cell office:value-type="float" office:value="0.324269889224572" calcext:value-type="float">
            <text:p>0.324269889224572</text:p>
          </table:table-cell>
          <table:table-cell office:value-type="float" office:value="0.323943661971831" calcext:value-type="float">
            <text:p>0.323943661971831</text:p>
          </table:table-cell>
          <table:table-cell office:value-type="float" office:value="0.323618090452261" calcext:value-type="float">
            <text:p>0.323618090452261</text:p>
          </table:table-cell>
          <table:table-cell office:value-type="float" office:value="0.32429718875502" calcext:value-type="float">
            <text:p>0.32429718875502</text:p>
          </table:table-cell>
          <table:table-cell office:value-type="float" office:value="0.323971915747242" calcext:value-type="float">
            <text:p>0.323971915747242</text:p>
          </table:table-cell>
          <table:table-cell office:value-type="float" office:value="0.323647294589178" calcext:value-type="float">
            <text:p>0.323647294589178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4675324675325" calcext:value-type="float">
            <text:p>0.3246753246753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526315789473684" calcext:value-type="float">
            <text:p>0.052631578947369</text:p>
          </table:table-cell>
          <table:table-cell office:value-type="float" office:value="0.05" calcext:value-type="float">
            <text:p>0.05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04" calcext:value-type="float">
            <text:p>0.04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0.135135135135135" calcext:value-type="float">
            <text:p>0.135135135135135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1951219512195" calcext:value-type="float">
            <text:p>0.121951219512195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116279069767442" calcext:value-type="float">
            <text:p>0.116279069767442</text:p>
          </table:table-cell>
          <table:table-cell office:value-type="float" office:value="0.113636363636364" calcext:value-type="float">
            <text:p>0.113636363636364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08695652173913" calcext:value-type="float">
            <text:p>0.108695652173913</text:p>
          </table:table-cell>
          <table:table-cell office:value-type="float" office:value="0.106382978723404" calcext:value-type="float">
            <text:p>0.106382978723404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0.102040816326531" calcext:value-type="float">
            <text:p>0.102040816326531</text:p>
          </table:table-cell>
          <table:table-cell office:value-type="float" office:value="0.1" calcext:value-type="float">
            <text:p>0.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0.0961538461538462" calcext:value-type="float">
            <text:p>0.096153846153846</text:p>
          </table:table-cell>
          <table:table-cell office:value-type="float" office:value="0.0943396226415094" calcext:value-type="float">
            <text:p>0.09433962264151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09090909090909" calcext:value-type="float">
            <text:p>0.109090909090909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101694915254237" calcext:value-type="float">
            <text:p>0.101694915254237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114754098360656" calcext:value-type="float">
            <text:p>0.114754098360656</text:p>
          </table:table-cell>
          <table:table-cell office:value-type="float" office:value="0.112903225806452" calcext:value-type="float">
            <text:p>0.112903225806452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107692307692308" calcext:value-type="float">
            <text:p>0.107692307692308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115942028985507" calcext:value-type="float">
            <text:p>0.115942028985507</text:p>
          </table:table-cell>
          <table:table-cell office:value-type="float" office:value="0.128571428571429" calcext:value-type="float">
            <text:p>0.128571428571429</text:p>
          </table:table-cell>
          <table:table-cell office:value-type="float" office:value="0.126760563380282" calcext:value-type="float">
            <text:p>0.12676056338028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287671232877" calcext:value-type="float">
            <text:p>0.123287671232877</text:p>
          </table:table-cell>
          <table:table-cell office:value-type="float" office:value="0.121621621621622" calcext:value-type="float">
            <text:p>0.121621621621622</text:p>
          </table:table-cell>
          <table:table-cell office:value-type="float" office:value="0.12" calcext:value-type="float">
            <text:p>0.12</text:p>
          </table:table-cell>
          <table:table-cell office:value-type="float" office:value="0.118421052631579" calcext:value-type="float">
            <text:p>0.118421052631579</text:p>
          </table:table-cell>
          <table:table-cell office:value-type="float" office:value="0.116883116883117" calcext:value-type="float">
            <text:p>0.116883116883117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113924050632911" calcext:value-type="float">
            <text:p>0.11392405063291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23456790123457" calcext:value-type="float">
            <text:p>0.123456790123457</text:p>
          </table:table-cell>
          <table:table-cell office:value-type="float" office:value="0.121951219512195" calcext:value-type="float">
            <text:p>0.121951219512195</text:p>
          </table:table-cell>
          <table:table-cell office:value-type="float" office:value="0.120481927710843" calcext:value-type="float">
            <text:p>0.120481927710843</text:p>
          </table:table-cell>
          <table:table-cell office:value-type="float" office:value="0.130952380952381" calcext:value-type="float">
            <text:p>0.130952380952381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0.127906976744186" calcext:value-type="float">
            <text:p>0.127906976744186</text:p>
          </table:table-cell>
          <table:table-cell office:value-type="float" office:value="0.126436781609195" calcext:value-type="float">
            <text:p>0.1264367816091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595505617978" calcext:value-type="float">
            <text:p>0.123595505617978</text:p>
          </table:table-cell>
          <table:table-cell office:value-type="float" office:value="0.122222222222222" calcext:value-type="float">
            <text:p>0.122222222222222</text:p>
          </table:table-cell>
          <table:table-cell office:value-type="float" office:value="0.120879120879121" calcext:value-type="float">
            <text:p>0.120879120879121</text:p>
          </table:table-cell>
          <table:table-cell office:value-type="float" office:value="0.119565217391304" calcext:value-type="float">
            <text:p>0.119565217391304</text:p>
          </table:table-cell>
          <table:table-cell office:value-type="float" office:value="0.118279569892473" calcext:value-type="float">
            <text:p>0.118279569892473</text:p>
          </table:table-cell>
          <table:table-cell office:value-type="float" office:value="0.127659574468085" calcext:value-type="float">
            <text:p>0.127659574468085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711340206186" calcext:value-type="float">
            <text:p>0.123711340206186</text:p>
          </table:table-cell>
          <table:table-cell office:value-type="float" office:value="0.122448979591837" calcext:value-type="float">
            <text:p>0.122448979591837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0.135922330097087" calcext:value-type="float">
            <text:p>0.135922330097087</text:p>
          </table:table-cell>
          <table:table-cell office:value-type="float" office:value="0.134615384615385" calcext:value-type="float">
            <text:p>0.13461538461538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141509433962264" calcext:value-type="float">
            <text:p>0.141509433962264</text:p>
          </table:table-cell>
          <table:table-cell office:value-type="float" office:value="0.149532710280374" calcext:value-type="float">
            <text:p>0.149532710280374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146788990825688" calcext:value-type="float">
            <text:p>0.146788990825688</text:p>
          </table:table-cell>
          <table:table-cell office:value-type="float" office:value="0.145454545454545" calcext:value-type="float">
            <text:p>0.145454545454545</text:p>
          </table:table-cell>
          <table:table-cell office:value-type="float" office:value="0.144144144144144" calcext:value-type="float">
            <text:p>0.144144144144144</text:p>
          </table:table-cell>
          <table:table-cell office:value-type="float" office:value="0.151785714285714" calcext:value-type="float">
            <text:p>0.151785714285714</text:p>
          </table:table-cell>
          <table:table-cell office:value-type="float" office:value="0.150442477876106" calcext:value-type="float">
            <text:p>0.150442477876106</text:p>
          </table:table-cell>
          <table:table-cell office:value-type="float" office:value="0.149122807017544" calcext:value-type="float">
            <text:p>0.149122807017544</text:p>
          </table:table-cell>
          <table:table-cell office:value-type="float" office:value="0.156521739130435" calcext:value-type="float">
            <text:p>0.156521739130435</text:p>
          </table:table-cell>
          <table:table-cell office:value-type="float" office:value="0.155172413793103" calcext:value-type="float">
            <text:p>0.155172413793103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52542372881356" calcext:value-type="float">
            <text:p>0.152542372881356</text:p>
          </table:table-cell>
          <table:table-cell office:value-type="float" office:value="0.159663865546219" calcext:value-type="float">
            <text:p>0.15966386554621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5289256198347" calcext:value-type="float">
            <text:p>0.165289256198347</text:p>
          </table:table-cell>
          <table:table-cell office:value-type="float" office:value="0.163934426229508" calcext:value-type="float">
            <text:p>0.163934426229508</text:p>
          </table:table-cell>
          <table:table-cell office:value-type="float" office:value="0.16260162601626" calcext:value-type="float">
            <text:p>0.16260162601626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16" calcext:value-type="float">
            <text:p>0.16</text:p>
          </table:table-cell>
          <table:table-cell office:value-type="float" office:value="0.158730158730159" calcext:value-type="float">
            <text:p>0.158730158730159</text:p>
          </table:table-cell>
          <table:table-cell office:value-type="float" office:value="0.15748031496063" calcext:value-type="float">
            <text:p>0.15748031496063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5038759689922" calcext:value-type="float">
            <text:p>0.155038759689922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52671755725191" calcext:value-type="float">
            <text:p>0.152671755725191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56716417910448" calcext:value-type="float">
            <text:p>0.156716417910448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0.154411764705882" calcext:value-type="float">
            <text:p>0.154411764705882</text:p>
          </table:table-cell>
          <table:table-cell office:value-type="float" office:value="0.153284671532847" calcext:value-type="float">
            <text:p>0.153284671532847</text:p>
          </table:table-cell>
          <table:table-cell office:value-type="float" office:value="0.152173913043478" calcext:value-type="float">
            <text:p>0.152173913043478</text:p>
          </table:table-cell>
          <table:table-cell office:value-type="float" office:value="0.151079136690647" calcext:value-type="float">
            <text:p>0.151079136690647</text:p>
          </table:table-cell>
          <table:table-cell office:value-type="float" office:value="0.15" calcext:value-type="float">
            <text:p>0.15</text:p>
          </table:table-cell>
          <table:table-cell office:value-type="float" office:value="0.148936170212766" calcext:value-type="float">
            <text:p>0.148936170212766</text:p>
          </table:table-cell>
          <table:table-cell office:value-type="float" office:value="0.147887323943662" calcext:value-type="float">
            <text:p>0.147887323943662</text:p>
          </table:table-cell>
          <table:table-cell office:value-type="float" office:value="0.146853146853147" calcext:value-type="float">
            <text:p>0.146853146853147</text:p>
          </table:table-cell>
          <table:table-cell office:value-type="float" office:value="0.145833333333333" calcext:value-type="float">
            <text:p>0.145833333333333</text:p>
          </table:table-cell>
          <table:table-cell office:value-type="float" office:value="0.144827586206897" calcext:value-type="float">
            <text:p>0.144827586206897</text:p>
          </table:table-cell>
          <table:table-cell office:value-type="float" office:value="0.143835616438356" calcext:value-type="float">
            <text:p>0.143835616438356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41891891891892" calcext:value-type="float">
            <text:p>0.141891891891892</text:p>
          </table:table-cell>
          <table:table-cell office:value-type="float" office:value="0.140939597315436" calcext:value-type="float">
            <text:p>0.140939597315436</text:p>
          </table:table-cell>
          <table:table-cell office:value-type="float" office:value="0.14" calcext:value-type="float">
            <text:p>0.14</text:p>
          </table:table-cell>
          <table:table-cell office:value-type="float" office:value="0.145695364238411" calcext:value-type="float">
            <text:p>0.145695364238411</text:p>
          </table:table-cell>
          <table:table-cell office:value-type="float" office:value="0.144736842105263" calcext:value-type="float">
            <text:p>0.144736842105263</text:p>
          </table:table-cell>
          <table:table-cell office:value-type="float" office:value="0.143790849673203" calcext:value-type="float">
            <text:p>0.143790849673203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48387096774194" calcext:value-type="float">
            <text:p>0.148387096774194</text:p>
          </table:table-cell>
          <table:table-cell office:value-type="float" office:value="0.147435897435897" calcext:value-type="float">
            <text:p>0.147435897435897</text:p>
          </table:table-cell>
          <table:table-cell office:value-type="float" office:value="0.146496815286624" calcext:value-type="float">
            <text:p>0.146496815286624</text:p>
          </table:table-cell>
          <table:table-cell office:value-type="float" office:value="0.145569620253165" calcext:value-type="float">
            <text:p>0.145569620253165</text:p>
          </table:table-cell>
          <table:table-cell office:value-type="float" office:value="0.144654088050314" calcext:value-type="float">
            <text:p>0.144654088050314</text:p>
          </table:table-cell>
          <table:table-cell office:value-type="float" office:value="0.15" calcext:value-type="float">
            <text:p>0.15</text:p>
          </table:table-cell>
          <table:table-cell office:value-type="float" office:value="0.149068322981366" calcext:value-type="float">
            <text:p>0.149068322981366</text:p>
          </table:table-cell>
          <table:table-cell office:value-type="float" office:value="0.154320987654321" calcext:value-type="float">
            <text:p>0.154320987654321</text:p>
          </table:table-cell>
          <table:table-cell office:value-type="float" office:value="0.153374233128834" calcext:value-type="float">
            <text:p>0.153374233128834</text:p>
          </table:table-cell>
          <table:table-cell office:value-type="float" office:value="0.152439024390244" calcext:value-type="float">
            <text:p>0.152439024390244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0.150602409638554" calcext:value-type="float">
            <text:p>0.150602409638554</text:p>
          </table:table-cell>
          <table:table-cell office:value-type="float" office:value="0.149700598802395" calcext:value-type="float">
            <text:p>0.149700598802395</text:p>
          </table:table-cell>
          <table:table-cell office:value-type="float" office:value="0.148809523809524" calcext:value-type="float">
            <text:p>0.148809523809524</text:p>
          </table:table-cell>
          <table:table-cell office:value-type="float" office:value="0.14792899408284" calcext:value-type="float">
            <text:p>0.14792899408284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0.146198830409357" calcext:value-type="float">
            <text:p>0.146198830409357</text:p>
          </table:table-cell>
          <table:table-cell office:value-type="float" office:value="0.145348837209302" calcext:value-type="float">
            <text:p>0.145348837209302</text:p>
          </table:table-cell>
          <table:table-cell office:value-type="float" office:value="0.144508670520231" calcext:value-type="float">
            <text:p>0.144508670520231</text:p>
          </table:table-cell>
          <table:table-cell office:value-type="float" office:value="0.14367816091954" calcext:value-type="float">
            <text:p>0.14367816091954</text:p>
          </table:table-cell>
          <table:table-cell office:value-type="float" office:value="0.148571428571429" calcext:value-type="float">
            <text:p>0.148571428571429</text:p>
          </table:table-cell>
          <table:table-cell office:value-type="float" office:value="0.153409090909091" calcext:value-type="float">
            <text:p>0.153409090909091</text:p>
          </table:table-cell>
          <table:table-cell office:value-type="float" office:value="0.152542372881356" calcext:value-type="float">
            <text:p>0.152542372881356</text:p>
          </table:table-cell>
          <table:table-cell office:value-type="float" office:value="0.157303370786517" calcext:value-type="float">
            <text:p>0.157303370786517</text:p>
          </table:table-cell>
          <table:table-cell office:value-type="float" office:value="0.156424581005587" calcext:value-type="float">
            <text:p>0.156424581005587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0.160220994475138" calcext:value-type="float">
            <text:p>0.160220994475138</text:p>
          </table:table-cell>
          <table:table-cell office:value-type="float" office:value="0.159340659340659" calcext:value-type="float">
            <text:p>0.159340659340659</text:p>
          </table:table-cell>
          <table:table-cell office:value-type="float" office:value="0.158469945355191" calcext:value-type="float">
            <text:p>0.158469945355191</text:p>
          </table:table-cell>
          <table:table-cell office:value-type="float" office:value="0.157608695652174" calcext:value-type="float">
            <text:p>0.157608695652174</text:p>
          </table:table-cell>
          <table:table-cell office:value-type="float" office:value="0.156756756756757" calcext:value-type="float">
            <text:p>0.156756756756757</text:p>
          </table:table-cell>
          <table:table-cell office:value-type="float" office:value="0.155913978494624" calcext:value-type="float">
            <text:p>0.155913978494624</text:p>
          </table:table-cell>
          <table:table-cell office:value-type="float" office:value="0.155080213903743" calcext:value-type="float">
            <text:p>0.155080213903743</text:p>
          </table:table-cell>
          <table:table-cell office:value-type="float" office:value="0.154255319148936" calcext:value-type="float">
            <text:p>0.154255319148936</text:p>
          </table:table-cell>
          <table:table-cell office:value-type="float" office:value="0.158730158730159" calcext:value-type="float">
            <text:p>0.158730158730159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57068062827225" calcext:value-type="float">
            <text:p>0.15706806282722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60621761658031" calcext:value-type="float">
            <text:p>0.160621761658031</text:p>
          </table:table-cell>
          <table:table-cell office:value-type="float" office:value="0.15979381443299" calcext:value-type="float">
            <text:p>0.15979381443299</text:p>
          </table:table-cell>
          <table:table-cell office:value-type="float" office:value="0.164102564102564" calcext:value-type="float">
            <text:p>0.164102564102564</text:p>
          </table:table-cell>
          <table:table-cell office:value-type="float" office:value="0.163265306122449" calcext:value-type="float">
            <text:p>0.163265306122449</text:p>
          </table:table-cell>
          <table:table-cell office:value-type="float" office:value="0.16243654822335" calcext:value-type="float">
            <text:p>0.16243654822335</text:p>
          </table:table-cell>
          <table:table-cell office:value-type="float" office:value="0.161616161616162" calcext:value-type="float">
            <text:p>0.161616161616162</text:p>
          </table:table-cell>
          <table:table-cell office:value-type="float" office:value="0.160804020100503" calcext:value-type="float">
            <text:p>0.160804020100503</text:p>
          </table:table-cell>
          <table:table-cell office:value-type="float" office:value="0.16" calcext:value-type="float">
            <text:p>0.16</text:p>
          </table:table-cell>
          <table:table-cell office:value-type="float" office:value="0.159203980099502" calcext:value-type="float">
            <text:p>0.159203980099502</text:p>
          </table:table-cell>
          <table:table-cell office:value-type="float" office:value="0.158415841584158" calcext:value-type="float">
            <text:p>0.158415841584158</text:p>
          </table:table-cell>
          <table:table-cell office:value-type="float" office:value="0.157635467980296" calcext:value-type="float">
            <text:p>0.15763546798029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0.160975609756098" calcext:value-type="float">
            <text:p>0.160975609756098</text:p>
          </table:table-cell>
          <table:table-cell office:value-type="float" office:value="0.160194174757282" calcext:value-type="float">
            <text:p>0.160194174757282</text:p>
          </table:table-cell>
          <table:table-cell office:value-type="float" office:value="0.159420289855072" calcext:value-type="float">
            <text:p>0.159420289855072</text:p>
          </table:table-cell>
          <table:table-cell office:value-type="float" office:value="0.158653846153846" calcext:value-type="float">
            <text:p>0.158653846153846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61904761904762" calcext:value-type="float">
            <text:p>0.161904761904762</text:p>
          </table:table-cell>
          <table:table-cell office:value-type="float" office:value="0.161137440758294" calcext:value-type="float">
            <text:p>0.161137440758294</text:p>
          </table:table-cell>
          <table:table-cell office:value-type="float" office:value="0.165094339622641" calcext:value-type="float">
            <text:p>0.165094339622641</text:p>
          </table:table-cell>
          <table:table-cell office:value-type="float" office:value="0.164319248826291" calcext:value-type="float">
            <text:p>0.164319248826291</text:p>
          </table:table-cell>
          <table:table-cell office:value-type="float" office:value="0.168224299065421" calcext:value-type="float">
            <text:p>0.168224299065421</text:p>
          </table:table-cell>
          <table:table-cell office:value-type="float" office:value="0.167441860465116" calcext:value-type="float">
            <text:p>0.16744186046511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5898617511521" calcext:value-type="float">
            <text:p>0.165898617511521</text:p>
          </table:table-cell>
          <table:table-cell office:value-type="float" office:value="0.165137614678899" calcext:value-type="float">
            <text:p>0.165137614678899</text:p>
          </table:table-cell>
          <table:table-cell office:value-type="float" office:value="0.164383561643836" calcext:value-type="float">
            <text:p>0.164383561643836</text:p>
          </table:table-cell>
          <table:table-cell office:value-type="float" office:value="0.163636363636364" calcext:value-type="float">
            <text:p>0.163636363636364</text:p>
          </table:table-cell>
          <table:table-cell office:value-type="float" office:value="0.16289592760181" calcext:value-type="float">
            <text:p>0.16289592760181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.161434977578475" calcext:value-type="float">
            <text:p>0.161434977578475</text:p>
          </table:table-cell>
          <table:table-cell office:value-type="float" office:value="0.160714285714286" calcext:value-type="float">
            <text:p>0.160714285714286</text:p>
          </table:table-cell>
          <table:table-cell office:value-type="float" office:value="0.16" calcext:value-type="float">
            <text:p>0.16</text:p>
          </table:table-cell>
          <table:table-cell office:value-type="float" office:value="0.15929203539823" calcext:value-type="float">
            <text:p>0.15929203539823</text:p>
          </table:table-cell>
          <table:table-cell office:value-type="float" office:value="0.158590308370044" calcext:value-type="float">
            <text:p>0.158590308370044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57205240174672" calcext:value-type="float">
            <text:p>0.157205240174672</text:p>
          </table:table-cell>
          <table:table-cell office:value-type="float" office:value="0.156521739130435" calcext:value-type="float">
            <text:p>0.156521739130435</text:p>
          </table:table-cell>
          <table:table-cell office:value-type="float" office:value="0.155844155844156" calcext:value-type="float">
            <text:p>0.155844155844156</text:p>
          </table:table-cell>
          <table:table-cell office:value-type="float" office:value="0.155172413793103" calcext:value-type="float">
            <text:p>0.155172413793103</text:p>
          </table:table-cell>
          <table:table-cell office:value-type="float" office:value="0.158798283261803" calcext:value-type="float">
            <text:p>0.158798283261803</text:p>
          </table:table-cell>
          <table:table-cell office:value-type="float" office:value="0.158119658119658" calcext:value-type="float">
            <text:p>0.158119658119658</text:p>
          </table:table-cell>
          <table:table-cell office:value-type="float" office:value="0.157446808510638" calcext:value-type="float">
            <text:p>0.157446808510638</text:p>
          </table:table-cell>
          <table:table-cell office:value-type="float" office:value="0.156779661016949" calcext:value-type="float">
            <text:p>0.156779661016949</text:p>
          </table:table-cell>
          <table:table-cell office:value-type="float" office:value="0.160337552742616" calcext:value-type="float">
            <text:p>0.160337552742616</text:p>
          </table:table-cell>
          <table:table-cell office:value-type="float" office:value="0.163865546218487" calcext:value-type="float">
            <text:p>0.163865546218487</text:p>
          </table:table-cell>
          <table:table-cell office:value-type="float" office:value="0.163179916317992" calcext:value-type="float">
            <text:p>0.163179916317992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61825726141079" calcext:value-type="float">
            <text:p>0.161825726141079</text:p>
          </table:table-cell>
          <table:table-cell office:value-type="float" office:value="0.161157024793388" calcext:value-type="float">
            <text:p>0.161157024793388</text:p>
          </table:table-cell>
          <table:table-cell office:value-type="float" office:value="0.160493827160494" calcext:value-type="float">
            <text:p>0.160493827160494</text:p>
          </table:table-cell>
          <table:table-cell office:value-type="float" office:value="0.159836065573771" calcext:value-type="float">
            <text:p>0.159836065573771</text:p>
          </table:table-cell>
          <table:table-cell office:value-type="float" office:value="0.163265306122449" calcext:value-type="float">
            <text:p>0.163265306122449</text:p>
          </table:table-cell>
          <table:table-cell office:value-type="float" office:value="0.16260162601626" calcext:value-type="float">
            <text:p>0.16260162601626</text:p>
          </table:table-cell>
          <table:table-cell office:value-type="float" office:value="0.161943319838057" calcext:value-type="float">
            <text:p>0.16194331983805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164658634538153" calcext:value-type="float">
            <text:p>0.16465863453815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3346613545817" calcext:value-type="float">
            <text:p>0.16334661354581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600790513834" calcext:value-type="float">
            <text:p>0.16600790513834</text:p>
          </table:table-cell>
          <table:table-cell office:value-type="float" office:value="0.165354330708661" calcext:value-type="float">
            <text:p>0.165354330708661</text:p>
          </table:table-cell>
          <table:table-cell office:value-type="float" office:value="0.168627450980392" calcext:value-type="float">
            <text:p>0.168627450980392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167315175097276" calcext:value-type="float">
            <text:p>0.16731517509727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6023166023166" calcext:value-type="float">
            <text:p>0.166023166023166</text:p>
          </table:table-cell>
          <table:table-cell office:value-type="float" office:value="0.169230769230769" calcext:value-type="float">
            <text:p>0.169230769230769</text:p>
          </table:table-cell>
          <table:table-cell office:value-type="float" office:value="0.168582375478927" calcext:value-type="float">
            <text:p>0.168582375478927</text:p>
          </table:table-cell>
          <table:table-cell office:value-type="float" office:value="0.16793893129771" calcext:value-type="float">
            <text:p>0.16793893129771</text:p>
          </table:table-cell>
          <table:table-cell office:value-type="float" office:value="0.167300380228137" calcext:value-type="float">
            <text:p>0.16730038022813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9811320754717" calcext:value-type="float">
            <text:p>0.169811320754717</text:p>
          </table:table-cell>
          <table:table-cell office:value-type="float" office:value="0.172932330827068" calcext:value-type="float">
            <text:p>0.172932330827068</text:p>
          </table:table-cell>
          <table:table-cell office:value-type="float" office:value="0.172284644194757" calcext:value-type="float">
            <text:p>0.172284644194757</text:p>
          </table:table-cell>
          <table:table-cell office:value-type="float" office:value="0.175373134328358" calcext:value-type="float">
            <text:p>0.175373134328358</text:p>
          </table:table-cell>
          <table:table-cell office:value-type="float" office:value="0.174721189591078" calcext:value-type="float">
            <text:p>0.174721189591078</text:p>
          </table:table-cell>
          <table:table-cell office:value-type="float" office:value="0.174074074074074" calcext:value-type="float">
            <text:p>0.174074074074074</text:p>
          </table:table-cell>
          <table:table-cell office:value-type="float" office:value="0.173431734317343" calcext:value-type="float">
            <text:p>0.173431734317343</text:p>
          </table:table-cell>
          <table:table-cell office:value-type="float" office:value="0.172794117647059" calcext:value-type="float">
            <text:p>0.172794117647059</text:p>
          </table:table-cell>
          <table:table-cell office:value-type="float" office:value="0.172161172161172" calcext:value-type="float">
            <text:p>0.172161172161172</text:p>
          </table:table-cell>
          <table:table-cell office:value-type="float" office:value="0.171532846715328" calcext:value-type="float">
            <text:p>0.171532846715328</text:p>
          </table:table-cell>
          <table:table-cell office:value-type="float" office:value="0.170909090909091" calcext:value-type="float">
            <text:p>0.170909090909091</text:p>
          </table:table-cell>
          <table:table-cell office:value-type="float" office:value="0.170289855072464" calcext:value-type="float">
            <text:p>0.170289855072464</text:p>
          </table:table-cell>
          <table:table-cell office:value-type="float" office:value="0.169675090252708" calcext:value-type="float">
            <text:p>0.169675090252708</text:p>
          </table:table-cell>
          <table:table-cell office:value-type="float" office:value="0.169064748201439" calcext:value-type="float">
            <text:p>0.169064748201439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174377224199288" calcext:value-type="float">
            <text:p>0.174377224199288</text:p>
          </table:table-cell>
          <table:table-cell office:value-type="float" office:value="0.173758865248227" calcext:value-type="float">
            <text:p>0.173758865248227</text:p>
          </table:table-cell>
          <table:table-cell office:value-type="float" office:value="0.173144876325088" calcext:value-type="float">
            <text:p>0.173144876325088</text:p>
          </table:table-cell>
          <table:table-cell office:value-type="float" office:value="0.172535211267606" calcext:value-type="float">
            <text:p>0.172535211267606</text:p>
          </table:table-cell>
          <table:table-cell office:value-type="float" office:value="0.171929824561404" calcext:value-type="float">
            <text:p>0.171929824561404</text:p>
          </table:table-cell>
          <table:table-cell office:value-type="float" office:value="0.171328671328671" calcext:value-type="float">
            <text:p>0.171328671328671</text:p>
          </table:table-cell>
          <table:table-cell office:value-type="float" office:value="0.174216027874565" calcext:value-type="float">
            <text:p>0.174216027874565</text:p>
          </table:table-cell>
          <table:table-cell office:value-type="float" office:value="0.173611111111111" calcext:value-type="float">
            <text:p>0.17361111111111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175862068965517" calcext:value-type="float">
            <text:p>0.175862068965517</text:p>
          </table:table-cell>
          <table:table-cell office:value-type="float" office:value="0.175257731958763" calcext:value-type="float">
            <text:p>0.175257731958763</text:p>
          </table:table-cell>
          <table:table-cell office:value-type="float" office:value="0.174657534246575" calcext:value-type="float">
            <text:p>0.174657534246575</text:p>
          </table:table-cell>
          <table:table-cell office:value-type="float" office:value="0.174061433447099" calcext:value-type="float">
            <text:p>0.174061433447099</text:p>
          </table:table-cell>
          <table:table-cell office:value-type="float" office:value="0.173469387755102" calcext:value-type="float">
            <text:p>0.173469387755102</text:p>
          </table:table-cell>
          <table:table-cell office:value-type="float" office:value="0.172881355932203" calcext:value-type="float">
            <text:p>0.172881355932203</text:p>
          </table:table-cell>
          <table:table-cell office:value-type="float" office:value="0.172297297297297" calcext:value-type="float">
            <text:p>0.172297297297297</text:p>
          </table:table-cell>
          <table:table-cell office:value-type="float" office:value="0.171717171717172" calcext:value-type="float">
            <text:p>0.171717171717172</text:p>
          </table:table-cell>
          <table:table-cell office:value-type="float" office:value="0.171140939597315" calcext:value-type="float">
            <text:p>0.171140939597315</text:p>
          </table:table-cell>
          <table:table-cell office:value-type="float" office:value="0.17056856187291" calcext:value-type="float">
            <text:p>0.17056856187291</text:p>
          </table:table-cell>
          <table:table-cell office:value-type="float" office:value="0.17" calcext:value-type="float">
            <text:p>0.17</text:p>
          </table:table-cell>
          <table:table-cell office:value-type="float" office:value="0.172757475083057" calcext:value-type="float">
            <text:p>0.172757475083057</text:p>
          </table:table-cell>
          <table:table-cell office:value-type="float" office:value="0.172185430463576" calcext:value-type="float">
            <text:p>0.172185430463576</text:p>
          </table:table-cell>
          <table:table-cell office:value-type="float" office:value="0.171617161716172" calcext:value-type="float">
            <text:p>0.171617161716172</text:p>
          </table:table-cell>
          <table:table-cell office:value-type="float" office:value="0.171052631578947" calcext:value-type="float">
            <text:p>0.171052631578947</text:p>
          </table:table-cell>
          <table:table-cell office:value-type="float" office:value="0.170491803278689" calcext:value-type="float">
            <text:p>0.170491803278689</text:p>
          </table:table-cell>
          <table:table-cell office:value-type="float" office:value="0.169934640522876" calcext:value-type="float">
            <text:p>0.169934640522876</text:p>
          </table:table-cell>
          <table:table-cell office:value-type="float" office:value="0.169381107491857" calcext:value-type="float">
            <text:p>0.169381107491857</text:p>
          </table:table-cell>
          <table:table-cell office:value-type="float" office:value="0.168831168831169" calcext:value-type="float">
            <text:p>0.168831168831169</text:p>
          </table:table-cell>
          <table:table-cell office:value-type="float" office:value="0.168284789644013" calcext:value-type="float">
            <text:p>0.168284789644013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167202572347267" calcext:value-type="float">
            <text:p>0.1672025723472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6134185303514" calcext:value-type="float">
            <text:p>0.166134185303514</text:p>
          </table:table-cell>
          <table:table-cell office:value-type="float" office:value="0.165605095541401" calcext:value-type="float">
            <text:p>0.165605095541401</text:p>
          </table:table-cell>
          <table:table-cell office:value-type="float" office:value="0.165079365079365" calcext:value-type="float">
            <text:p>0.165079365079365</text:p>
          </table:table-cell>
          <table:table-cell office:value-type="float" office:value="0.167721518987342" calcext:value-type="float">
            <text:p>0.167721518987342</text:p>
          </table:table-cell>
          <table:table-cell office:value-type="float" office:value="0.167192429022082" calcext:value-type="float">
            <text:p>0.16719242902208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69278996865204" calcext:value-type="float">
            <text:p>0.169278996865204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171339563862928" calcext:value-type="float">
            <text:p>0.171339563862928</text:p>
          </table:table-cell>
          <table:table-cell office:value-type="float" office:value="0.170807453416149" calcext:value-type="float">
            <text:p>0.170807453416149</text:p>
          </table:table-cell>
          <table:table-cell office:value-type="float" office:value="0.170278637770898" calcext:value-type="float">
            <text:p>0.170278637770898</text:p>
          </table:table-cell>
          <table:table-cell office:value-type="float" office:value="0.17283950617284" calcext:value-type="float">
            <text:p>0.17283950617284</text:p>
          </table:table-cell>
          <table:table-cell office:value-type="float" office:value="0.172307692307692" calcext:value-type="float">
            <text:p>0.172307692307692</text:p>
          </table:table-cell>
          <table:table-cell office:value-type="float" office:value="0.171779141104294" calcext:value-type="float">
            <text:p>0.171779141104294</text:p>
          </table:table-cell>
          <table:table-cell office:value-type="float" office:value="0.171253822629969" calcext:value-type="float">
            <text:p>0.171253822629969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0.173252279635258" calcext:value-type="float">
            <text:p>0.173252279635258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175226586102719" calcext:value-type="float">
            <text:p>0.175226586102719</text:p>
          </table:table-cell>
          <table:table-cell office:value-type="float" office:value="0.174698795180723" calcext:value-type="float">
            <text:p>0.174698795180723</text:p>
          </table:table-cell>
          <table:table-cell office:value-type="float" office:value="0.177177177177177" calcext:value-type="float">
            <text:p>0.177177177177177</text:p>
          </table:table-cell>
          <table:table-cell office:value-type="float" office:value="0.176646706586826" calcext:value-type="float">
            <text:p>0.176646706586826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181008902077151" calcext:value-type="float">
            <text:p>0.181008902077151</text:p>
          </table:table-cell>
          <table:table-cell office:value-type="float" office:value="0.180473372781065" calcext:value-type="float">
            <text:p>0.180473372781065</text:p>
          </table:table-cell>
          <table:table-cell office:value-type="float" office:value="0.182890855457227" calcext:value-type="float">
            <text:p>0.182890855457227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18475073313783" calcext:value-type="float">
            <text:p>0.18475073313783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183673469387755" calcext:value-type="float">
            <text:p>0.183673469387755</text:p>
          </table:table-cell>
          <table:table-cell office:value-type="float" office:value="0.183139534883721" calcext:value-type="float">
            <text:p>0.183139534883721</text:p>
          </table:table-cell>
          <table:table-cell office:value-type="float" office:value="0.185507246376812" calcext:value-type="float">
            <text:p>0.185507246376812</text:p>
          </table:table-cell>
          <table:table-cell office:value-type="float" office:value="0.184971098265896" calcext:value-type="float">
            <text:p>0.184971098265896</text:p>
          </table:table-cell>
          <table:table-cell office:value-type="float" office:value="0.184438040345821" calcext:value-type="float">
            <text:p>0.184438040345821</text:p>
          </table:table-cell>
          <table:table-cell office:value-type="float" office:value="0.183908045977011" calcext:value-type="float">
            <text:p>0.183908045977011</text:p>
          </table:table-cell>
          <table:table-cell office:value-type="float" office:value="0.183381088825215" calcext:value-type="float">
            <text:p>0.183381088825215</text:p>
          </table:table-cell>
          <table:table-cell office:value-type="float" office:value="0.182857142857143" calcext:value-type="float">
            <text:p>0.182857142857143</text:p>
          </table:table-cell>
          <table:table-cell office:value-type="float" office:value="0.182336182336182" calcext:value-type="float">
            <text:p>0.182336182336182</text:p>
          </table:table-cell>
          <table:table-cell office:value-type="float" office:value="0.184659090909091" calcext:value-type="float">
            <text:p>0.184659090909091</text:p>
          </table:table-cell>
          <table:table-cell office:value-type="float" office:value="0.18413597733711" calcext:value-type="float">
            <text:p>0.18413597733711</text:p>
          </table:table-cell>
          <table:table-cell office:value-type="float" office:value="0.18361581920904" calcext:value-type="float">
            <text:p>0.18361581920904</text:p>
          </table:table-cell>
          <table:table-cell office:value-type="float" office:value="0.183098591549296" calcext:value-type="float">
            <text:p>0.183098591549296</text:p>
          </table:table-cell>
          <table:table-cell office:value-type="float" office:value="0.182584269662921" calcext:value-type="float">
            <text:p>0.182584269662921</text:p>
          </table:table-cell>
          <table:table-cell office:value-type="float" office:value="0.182072829131653" calcext:value-type="float">
            <text:p>0.182072829131653</text:p>
          </table:table-cell>
          <table:table-cell office:value-type="float" office:value="0.181564245810056" calcext:value-type="float">
            <text:p>0.181564245810056</text:p>
          </table:table-cell>
          <table:table-cell office:value-type="float" office:value="0.181058495821727" calcext:value-type="float">
            <text:p>0.181058495821727</text:p>
          </table:table-cell>
          <table:table-cell office:value-type="float" office:value="0.180555555555556" calcext:value-type="float">
            <text:p>0.180555555555556</text:p>
          </table:table-cell>
          <table:table-cell office:value-type="float" office:value="0.18005540166205" calcext:value-type="float">
            <text:p>0.18005540166205</text:p>
          </table:table-cell>
          <table:table-cell office:value-type="float" office:value="0.18232044198895" calcext:value-type="float">
            <text:p>0.18232044198895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81318681318681" calcext:value-type="float">
            <text:p>0.181318681318681</text:p>
          </table:table-cell>
          <table:table-cell office:value-type="float" office:value="0.180821917808219" calcext:value-type="float">
            <text:p>0.180821917808219</text:p>
          </table:table-cell>
          <table:table-cell office:value-type="float" office:value="0.180327868852459" calcext:value-type="float">
            <text:p>0.180327868852459</text:p>
          </table:table-cell>
          <table:table-cell office:value-type="float" office:value="0.17983651226158" calcext:value-type="float">
            <text:p>0.17983651226158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8861788617886" calcext:value-type="float">
            <text:p>0.178861788617886</text:p>
          </table:table-cell>
          <table:table-cell office:value-type="float" office:value="0.178378378378378" calcext:value-type="float">
            <text:p>0.178378378378378</text:p>
          </table:table-cell>
          <table:table-cell office:value-type="float" office:value="0.177897574123989" calcext:value-type="float">
            <text:p>0.177897574123989</text:p>
          </table:table-cell>
          <table:table-cell office:value-type="float" office:value="0.17741935483871" calcext:value-type="float">
            <text:p>0.17741935483871</text:p>
          </table:table-cell>
          <table:table-cell office:value-type="float" office:value="0.179624664879357" calcext:value-type="float">
            <text:p>0.179624664879357</text:p>
          </table:table-cell>
          <table:table-cell office:value-type="float" office:value="0.179144385026738" calcext:value-type="float">
            <text:p>0.179144385026738</text:p>
          </table:table-cell>
          <table:table-cell office:value-type="float" office:value="0.181333333333333" calcext:value-type="float">
            <text:p>0.181333333333333</text:p>
          </table:table-cell>
          <table:table-cell office:value-type="float" office:value="0.180851063829787" calcext:value-type="float">
            <text:p>0.180851063829787</text:p>
          </table:table-cell>
          <table:table-cell office:value-type="float" office:value="0.180371352785146" calcext:value-type="float">
            <text:p>0.180371352785146</text:p>
          </table:table-cell>
          <table:table-cell office:value-type="float" office:value="0.17989417989418" calcext:value-type="float">
            <text:p>0.17989417989418</text:p>
          </table:table-cell>
          <table:table-cell office:value-type="float" office:value="0.182058047493404" calcext:value-type="float">
            <text:p>0.182058047493404</text:p>
          </table:table-cell>
          <table:table-cell office:value-type="float" office:value="0.181578947368421" calcext:value-type="float">
            <text:p>0.181578947368421</text:p>
          </table:table-cell>
          <table:table-cell office:value-type="float" office:value="0.181102362204724" calcext:value-type="float">
            <text:p>0.181102362204724</text:p>
          </table:table-cell>
          <table:table-cell office:value-type="float" office:value="0.180628272251309" calcext:value-type="float">
            <text:p>0.180628272251309</text:p>
          </table:table-cell>
          <table:table-cell office:value-type="float" office:value="0.180156657963446" calcext:value-type="float">
            <text:p>0.180156657963446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179220779220779" calcext:value-type="float">
            <text:p>0.179220779220779</text:p>
          </table:table-cell>
          <table:table-cell office:value-type="float" office:value="0.178756476683938" calcext:value-type="float">
            <text:p>0.178756476683938</text:p>
          </table:table-cell>
          <table:table-cell office:value-type="float" office:value="0.178294573643411" calcext:value-type="float">
            <text:p>0.178294573643411</text:p>
          </table:table-cell>
          <table:table-cell office:value-type="float" office:value="0.177835051546392" calcext:value-type="float">
            <text:p>0.177835051546392</text:p>
          </table:table-cell>
          <table:table-cell office:value-type="float" office:value="0.177377892030848" calcext:value-type="float">
            <text:p>0.177377892030848</text:p>
          </table:table-cell>
          <table:table-cell office:value-type="float" office:value="0.179487179487179" calcext:value-type="float">
            <text:p>0.179487179487179</text:p>
          </table:table-cell>
          <table:table-cell office:value-type="float" office:value="0.179028132992327" calcext:value-type="float">
            <text:p>0.179028132992327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178117048346056" calcext:value-type="float">
            <text:p>0.178117048346056</text:p>
          </table:table-cell>
          <table:table-cell office:value-type="float" office:value="0.177664974619289" calcext:value-type="float">
            <text:p>0.177664974619289</text:p>
          </table:table-cell>
          <table:table-cell office:value-type="float" office:value="0.177215189873418" calcext:value-type="float">
            <text:p>0.177215189873418</text:p>
          </table:table-cell>
          <table:table-cell office:value-type="float" office:value="0.176767676767677" calcext:value-type="float">
            <text:p>0.176767676767677</text:p>
          </table:table-cell>
          <table:table-cell office:value-type="float" office:value="0.17632241813602" calcext:value-type="float">
            <text:p>0.17632241813602</text:p>
          </table:table-cell>
          <table:table-cell office:value-type="float" office:value="0.175879396984925" calcext:value-type="float">
            <text:p>0.175879396984925</text:p>
          </table:table-cell>
          <table:table-cell office:value-type="float" office:value="0.175438596491228" calcext:value-type="float">
            <text:p>0.175438596491228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177057356608479" calcext:value-type="float">
            <text:p>0.177057356608479</text:p>
          </table:table-cell>
          <table:table-cell office:value-type="float" office:value="0.176616915422886" calcext:value-type="float">
            <text:p>0.176616915422886</text:p>
          </table:table-cell>
          <table:table-cell office:value-type="float" office:value="0.176178660049628" calcext:value-type="float">
            <text:p>0.176178660049628</text:p>
          </table:table-cell>
          <table:table-cell office:value-type="float" office:value="0.175742574257426" calcext:value-type="float">
            <text:p>0.175742574257426</text:p>
          </table:table-cell>
          <table:table-cell office:value-type="float" office:value="0.175308641975309" calcext:value-type="float">
            <text:p>0.175308641975309</text:p>
          </table:table-cell>
          <table:table-cell office:value-type="float" office:value="0.177339901477833" calcext:value-type="float">
            <text:p>0.177339901477833</text:p>
          </table:table-cell>
          <table:table-cell office:value-type="float" office:value="0.176904176904177" calcext:value-type="float">
            <text:p>0.17690417690417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176039119804401" calcext:value-type="float">
            <text:p>0.176039119804401</text:p>
          </table:table-cell>
          <table:table-cell office:value-type="float" office:value="0.175609756097561" calcext:value-type="float">
            <text:p>0.175609756097561</text:p>
          </table:table-cell>
          <table:table-cell office:value-type="float" office:value="0.175182481751825" calcext:value-type="float">
            <text:p>0.175182481751825</text:p>
          </table:table-cell>
          <table:table-cell office:value-type="float" office:value="0.174757281553398" calcext:value-type="float">
            <text:p>0.174757281553398</text:p>
          </table:table-cell>
          <table:table-cell office:value-type="float" office:value="0.174334140435835" calcext:value-type="float">
            <text:p>0.174334140435835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73493975903614" calcext:value-type="float">
            <text:p>0.173493975903614</text:p>
          </table:table-cell>
          <table:table-cell office:value-type="float" office:value="0.173076923076923" calcext:value-type="float">
            <text:p>0.173076923076923</text:p>
          </table:table-cell>
          <table:table-cell office:value-type="float" office:value="0.172661870503597" calcext:value-type="float">
            <text:p>0.172661870503597</text:p>
          </table:table-cell>
          <table:table-cell office:value-type="float" office:value="0.172248803827751" calcext:value-type="float">
            <text:p>0.172248803827751</text:p>
          </table:table-cell>
          <table:table-cell office:value-type="float" office:value="0.171837708830549" calcext:value-type="float">
            <text:p>0.171837708830549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171021377672209" calcext:value-type="float">
            <text:p>0.171021377672209</text:p>
          </table:table-cell>
          <table:table-cell office:value-type="float" office:value="0.170616113744076" calcext:value-type="float">
            <text:p>0.170616113744076</text:p>
          </table:table-cell>
          <table:table-cell office:value-type="float" office:value="0.170212765957447" calcext:value-type="float">
            <text:p>0.170212765957447</text:p>
          </table:table-cell>
          <table:table-cell office:value-type="float" office:value="0.169811320754717" calcext:value-type="float">
            <text:p>0.169811320754717</text:p>
          </table:table-cell>
          <table:table-cell office:value-type="float" office:value="0.171764705882353" calcext:value-type="float">
            <text:p>0.171764705882353</text:p>
          </table:table-cell>
          <table:table-cell office:value-type="float" office:value="0.171361502347418" calcext:value-type="float">
            <text:p>0.171361502347418</text:p>
          </table:table-cell>
          <table:table-cell office:value-type="float" office:value="0.17096018735363" calcext:value-type="float">
            <text:p>0.17096018735363</text:p>
          </table:table-cell>
          <table:table-cell office:value-type="float" office:value="0.172897196261682" calcext:value-type="float">
            <text:p>0.172897196261682</text:p>
          </table:table-cell>
          <table:table-cell office:value-type="float" office:value="0.172494172494172" calcext:value-type="float">
            <text:p>0.172494172494172</text:p>
          </table:table-cell>
          <table:table-cell office:value-type="float" office:value="0.172093023255814" calcext:value-type="float">
            <text:p>0.172093023255814</text:p>
          </table:table-cell>
          <table:table-cell office:value-type="float" office:value="0.17169373549884" calcext:value-type="float">
            <text:p>0.17169373549884</text:p>
          </table:table-cell>
          <table:table-cell office:value-type="float" office:value="0.171296296296296" calcext:value-type="float">
            <text:p>0.171296296296296</text:p>
          </table:table-cell>
          <table:table-cell office:value-type="float" office:value="0.170900692840647" calcext:value-type="float">
            <text:p>0.170900692840647</text:p>
          </table:table-cell>
          <table:table-cell office:value-type="float" office:value="0.170506912442396" calcext:value-type="float">
            <text:p>0.170506912442396</text:p>
          </table:table-cell>
          <table:table-cell office:value-type="float" office:value="0.170114942528736" calcext:value-type="float">
            <text:p>0.170114942528736</text:p>
          </table:table-cell>
          <table:table-cell office:value-type="float" office:value="0.169724770642202" calcext:value-type="float">
            <text:p>0.169724770642202</text:p>
          </table:table-cell>
          <table:table-cell office:value-type="float" office:value="0.169336384439359" calcext:value-type="float">
            <text:p>0.169336384439359</text:p>
          </table:table-cell>
          <table:table-cell office:value-type="float" office:value="0.171232876712329" calcext:value-type="float">
            <text:p>0.171232876712329</text:p>
          </table:table-cell>
          <table:table-cell office:value-type="float" office:value="0.170842824601367" calcext:value-type="float">
            <text:p>0.170842824601367</text:p>
          </table:table-cell>
          <table:table-cell office:value-type="float" office:value="0.170454545454545" calcext:value-type="float">
            <text:p>0.170454545454545</text:p>
          </table:table-cell>
          <table:table-cell office:value-type="float" office:value="0.170068027210884" calcext:value-type="float">
            <text:p>0.170068027210884</text:p>
          </table:table-cell>
          <table:table-cell office:value-type="float" office:value="0.169683257918552" calcext:value-type="float">
            <text:p>0.169683257918552</text:p>
          </table:table-cell>
          <table:table-cell office:value-type="float" office:value="0.169300225733634" calcext:value-type="float">
            <text:p>0.169300225733634</text:p>
          </table:table-cell>
          <table:table-cell office:value-type="float" office:value="0.168918918918919" calcext:value-type="float">
            <text:p>0.168918918918919</text:p>
          </table:table-cell>
          <table:table-cell office:value-type="float" office:value="0.168539325842697" calcext:value-type="float">
            <text:p>0.168539325842697</text:p>
          </table:table-cell>
          <table:table-cell office:value-type="float" office:value="0.170403587443946" calcext:value-type="float">
            <text:p>0.170403587443946</text:p>
          </table:table-cell>
          <table:table-cell office:value-type="float" office:value="0.170022371364653" calcext:value-type="float">
            <text:p>0.170022371364653</text:p>
          </table:table-cell>
          <table:table-cell office:value-type="float" office:value="0.169642857142857" calcext:value-type="float">
            <text:p>0.169642857142857</text:p>
          </table:table-cell>
          <table:table-cell office:value-type="float" office:value="0.169265033407572" calcext:value-type="float">
            <text:p>0.169265033407572</text:p>
          </table:table-cell>
          <table:table-cell office:value-type="float" office:value="0.171111111111111" calcext:value-type="float">
            <text:p>0.171111111111111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0.172566371681416" calcext:value-type="float">
            <text:p>0.172566371681416</text:p>
          </table:table-cell>
          <table:table-cell office:value-type="float" office:value="0.172185430463576" calcext:value-type="float">
            <text:p>0.172185430463576</text:p>
          </table:table-cell>
          <table:table-cell office:value-type="float" office:value="0.174008810572687" calcext:value-type="float">
            <text:p>0.174008810572687</text:p>
          </table:table-cell>
          <table:table-cell office:value-type="float" office:value="0.173626373626374" calcext:value-type="float">
            <text:p>0.173626373626374</text:p>
          </table:table-cell>
          <table:table-cell office:value-type="float" office:value="0.175438596491228" calcext:value-type="float">
            <text:p>0.175438596491228</text:p>
          </table:table-cell>
          <table:table-cell office:value-type="float" office:value="0.175054704595186" calcext:value-type="float">
            <text:p>0.175054704595186</text:p>
          </table:table-cell>
          <table:table-cell office:value-type="float" office:value="0.174672489082969" calcext:value-type="float">
            <text:p>0.174672489082969</text:p>
          </table:table-cell>
          <table:table-cell office:value-type="float" office:value="0.174291938997821" calcext:value-type="float">
            <text:p>0.174291938997821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7353579175705" calcext:value-type="float">
            <text:p>0.17353579175705</text:p>
          </table:table-cell>
          <table:table-cell office:value-type="float" office:value="0.173160173160173" calcext:value-type="float">
            <text:p>0.173160173160173</text:p>
          </table:table-cell>
          <table:table-cell office:value-type="float" office:value="0.172786177105832" calcext:value-type="float">
            <text:p>0.172786177105832</text:p>
          </table:table-cell>
          <table:table-cell office:value-type="float" office:value="0.174568965517241" calcext:value-type="float">
            <text:p>0.174568965517241</text:p>
          </table:table-cell>
          <table:table-cell office:value-type="float" office:value="0.176344086021505" calcext:value-type="float">
            <text:p>0.176344086021505</text:p>
          </table:table-cell>
          <table:table-cell office:value-type="float" office:value="0.175965665236052" calcext:value-type="float">
            <text:p>0.175965665236052</text:p>
          </table:table-cell>
          <table:table-cell office:value-type="float" office:value="0.17558886509636" calcext:value-type="float">
            <text:p>0.17558886509636</text:p>
          </table:table-cell>
          <table:table-cell office:value-type="float" office:value="0.175213675213675" calcext:value-type="float">
            <text:p>0.175213675213675</text:p>
          </table:table-cell>
          <table:table-cell office:value-type="float" office:value="0.174840085287847" calcext:value-type="float">
            <text:p>0.174840085287847</text:p>
          </table:table-cell>
          <table:table-cell office:value-type="float" office:value="0.176595744680851" calcext:value-type="float">
            <text:p>0.176595744680851</text:p>
          </table:table-cell>
          <table:table-cell office:value-type="float" office:value="0.176220806794055" calcext:value-type="float">
            <text:p>0.176220806794055</text:p>
          </table:table-cell>
          <table:table-cell office:value-type="float" office:value="0.175847457627119" calcext:value-type="float">
            <text:p>0.175847457627119</text:p>
          </table:table-cell>
          <table:table-cell office:value-type="float" office:value="0.175475687103594" calcext:value-type="float">
            <text:p>0.175475687103594</text:p>
          </table:table-cell>
          <table:table-cell office:value-type="float" office:value="0.175105485232068" calcext:value-type="float">
            <text:p>0.175105485232068</text:p>
          </table:table-cell>
          <table:table-cell office:value-type="float" office:value="0.174736842105263" calcext:value-type="float">
            <text:p>0.174736842105263</text:p>
          </table:table-cell>
          <table:table-cell office:value-type="float" office:value="0.17436974789916" calcext:value-type="float">
            <text:p>0.17436974789916</text:p>
          </table:table-cell>
          <table:table-cell office:value-type="float" office:value="0.174004192872117" calcext:value-type="float">
            <text:p>0.174004192872117</text:p>
          </table:table-cell>
          <table:table-cell office:value-type="float" office:value="0.173640167364017" calcext:value-type="float">
            <text:p>0.173640167364017</text:p>
          </table:table-cell>
          <table:table-cell office:value-type="float" office:value="0.173277661795407" calcext:value-type="float">
            <text:p>0.173277661795407</text:p>
          </table:table-cell>
          <table:table-cell office:value-type="float" office:value="0.172916666666667" calcext:value-type="float">
            <text:p>0.172916666666667</text:p>
          </table:table-cell>
          <table:table-cell office:value-type="float" office:value="0.174636174636175" calcext:value-type="float">
            <text:p>0.174636174636175</text:p>
          </table:table-cell>
          <table:table-cell office:value-type="float" office:value="0.174273858921162" calcext:value-type="float">
            <text:p>0.174273858921162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75619834710744" calcext:value-type="float">
            <text:p>0.175619834710744</text:p>
          </table:table-cell>
          <table:table-cell office:value-type="float" office:value="0.175257731958763" calcext:value-type="float">
            <text:p>0.175257731958763</text:p>
          </table:table-cell>
          <table:table-cell office:value-type="float" office:value="0.174897119341564" calcext:value-type="float">
            <text:p>0.174897119341564</text:p>
          </table:table-cell>
          <table:table-cell office:value-type="float" office:value="0.174537987679671" calcext:value-type="float">
            <text:p>0.174537987679671</text:p>
          </table:table-cell>
          <table:table-cell office:value-type="float" office:value="0.176229508196721" calcext:value-type="float">
            <text:p>0.176229508196721</text:p>
          </table:table-cell>
          <table:table-cell office:value-type="float" office:value="0.175869120654397" calcext:value-type="float">
            <text:p>0.175869120654397</text:p>
          </table:table-cell>
          <table:table-cell office:value-type="float" office:value="0.177551020408163" calcext:value-type="float">
            <text:p>0.177551020408163</text:p>
          </table:table-cell>
          <table:table-cell office:value-type="float" office:value="0.177189409368635" calcext:value-type="float">
            <text:p>0.177189409368635</text:p>
          </table:table-cell>
          <table:table-cell office:value-type="float" office:value="0.176829268292683" calcext:value-type="float">
            <text:p>0.176829268292683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176113360323887" calcext:value-type="float">
            <text:p>0.176113360323887</text:p>
          </table:table-cell>
          <table:table-cell office:value-type="float" office:value="0.177777777777778" calcext:value-type="float">
            <text:p>0.177777777777778</text:p>
          </table:table-cell>
          <table:table-cell office:value-type="float" office:value="0.17741935483871" calcext:value-type="float">
            <text:p>0.17741935483871</text:p>
          </table:table-cell>
          <table:table-cell office:value-type="float" office:value="0.177062374245473" calcext:value-type="float">
            <text:p>0.177062374245473</text:p>
          </table:table-cell>
          <table:table-cell office:value-type="float" office:value="0.176706827309237" calcext:value-type="float">
            <text:p>0.176706827309237</text:p>
          </table:table-cell>
          <table:table-cell office:value-type="float" office:value="0.176352705410822" calcext:value-type="float">
            <text:p>0.17635270541082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7644710578842" calcext:value-type="float">
            <text:p>0.177644710578842</text:p>
          </table:table-cell>
          <table:table-cell office:value-type="float" office:value="0.179282868525896" calcext:value-type="float">
            <text:p>0.179282868525896</text:p>
          </table:table-cell>
          <table:table-cell office:value-type="float" office:value="0.178926441351889" calcext:value-type="float">
            <text:p>0.178926441351889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177865612648221" calcext:value-type="float">
            <text:p>0.177865612648221</text:p>
          </table:table-cell>
          <table:table-cell office:value-type="float" office:value="0.177514792899408" calcext:value-type="float">
            <text:p>0.177514792899408</text:p>
          </table:table-cell>
          <table:table-cell office:value-type="float" office:value="0.177165354330709" calcext:value-type="float">
            <text:p>0.177165354330709</text:p>
          </table:table-cell>
          <table:table-cell office:value-type="float" office:value="0.176817288801572" calcext:value-type="float">
            <text:p>0.176817288801572</text:p>
          </table:table-cell>
          <table:table-cell office:value-type="float" office:value="0.17843137254902" calcext:value-type="float">
            <text:p>0.17843137254902</text:p>
          </table:table-cell>
          <table:table-cell office:value-type="float" office:value="0.178082191780822" calcext:value-type="float">
            <text:p>0.178082191780822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177387914230019" calcext:value-type="float">
            <text:p>0.177387914230019</text:p>
          </table:table-cell>
          <table:table-cell office:value-type="float" office:value="0.178988326848249" calcext:value-type="float">
            <text:p>0.178988326848249</text:p>
          </table:table-cell>
          <table:table-cell office:value-type="float" office:value="0.180582524271845" calcext:value-type="float">
            <text:p>0.180582524271845</text:p>
          </table:table-cell>
          <table:table-cell office:value-type="float" office:value="0.180232558139535" calcext:value-type="float">
            <text:p>0.180232558139535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81467181467182" calcext:value-type="float">
            <text:p>0.181467181467182</text:p>
          </table:table-cell>
          <table:table-cell office:value-type="float" office:value="0.18111753371869" calcext:value-type="float">
            <text:p>0.18111753371869</text:p>
          </table:table-cell>
          <table:table-cell office:value-type="float" office:value="0.180769230769231" calcext:value-type="float">
            <text:p>0.180769230769231</text:p>
          </table:table-cell>
          <table:table-cell office:value-type="float" office:value="0.18042226487524" calcext:value-type="float">
            <text:p>0.18042226487524</text:p>
          </table:table-cell>
          <table:table-cell office:value-type="float" office:value="0.18007662835249" calcext:value-type="float">
            <text:p>0.18007662835249</text:p>
          </table:table-cell>
          <table:table-cell office:value-type="float" office:value="0.179732313575526" calcext:value-type="float">
            <text:p>0.179732313575526</text:p>
          </table:table-cell>
          <table:table-cell office:value-type="float" office:value="0.179389312977099" calcext:value-type="float">
            <text:p>0.179389312977099</text:p>
          </table:table-cell>
          <table:table-cell office:value-type="float" office:value="0.179047619047619" calcext:value-type="float">
            <text:p>0.179047619047619</text:p>
          </table:table-cell>
          <table:table-cell office:value-type="float" office:value="0.180608365019011" calcext:value-type="float">
            <text:p>0.180608365019011</text:p>
          </table:table-cell>
          <table:table-cell office:value-type="float" office:value="0.180265654648956" calcext:value-type="float">
            <text:p>0.180265654648956</text:p>
          </table:table-cell>
          <table:table-cell office:value-type="float" office:value="0.179924242424242" calcext:value-type="float">
            <text:p>0.179924242424242</text:p>
          </table:table-cell>
          <table:table-cell office:value-type="float" office:value="0.179584120982987" calcext:value-type="float">
            <text:p>0.179584120982987</text:p>
          </table:table-cell>
          <table:table-cell office:value-type="float" office:value="0.179245283018868" calcext:value-type="float">
            <text:p>0.179245283018868</text:p>
          </table:table-cell>
          <table:table-cell office:value-type="float" office:value="0.180790960451977" calcext:value-type="float">
            <text:p>0.180790960451977</text:p>
          </table:table-cell>
          <table:table-cell office:value-type="float" office:value="0.182330827067669" calcext:value-type="float">
            <text:p>0.182330827067669</text:p>
          </table:table-cell>
          <table:table-cell office:value-type="float" office:value="0.183864915572233" calcext:value-type="float">
            <text:p>0.183864915572233</text:p>
          </table:table-cell>
          <table:table-cell office:value-type="float" office:value="0.183520599250936" calcext:value-type="float">
            <text:p>0.183520599250936</text:p>
          </table:table-cell>
          <table:table-cell office:value-type="float" office:value="0.183177570093458" calcext:value-type="float">
            <text:p>0.183177570093458</text:p>
          </table:table-cell>
          <table:table-cell office:value-type="float" office:value="0.182835820895522" calcext:value-type="float">
            <text:p>0.182835820895522</text:p>
          </table:table-cell>
          <table:table-cell office:value-type="float" office:value="0.184357541899441" calcext:value-type="float">
            <text:p>0.184357541899441</text:p>
          </table:table-cell>
          <table:table-cell office:value-type="float" office:value="0.184014869888476" calcext:value-type="float">
            <text:p>0.184014869888476</text:p>
          </table:table-cell>
          <table:table-cell office:value-type="float" office:value="0.183673469387755" calcext:value-type="float">
            <text:p>0.183673469387755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0.186691312384473" calcext:value-type="float">
            <text:p>0.186691312384473</text:p>
          </table:table-cell>
          <table:table-cell office:value-type="float" office:value="0.186346863468635" calcext:value-type="float">
            <text:p>0.186346863468635</text:p>
          </table:table-cell>
          <table:table-cell office:value-type="float" office:value="0.186003683241252" calcext:value-type="float">
            <text:p>0.18600368324125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7155963302752" calcext:value-type="float">
            <text:p>0.187155963302752</text:p>
          </table:table-cell>
          <table:table-cell office:value-type="float" office:value="0.186813186813187" calcext:value-type="float">
            <text:p>0.186813186813187</text:p>
          </table:table-cell>
          <table:table-cell office:value-type="float" office:value="0.186471663619744" calcext:value-type="float">
            <text:p>0.186471663619744</text:p>
          </table:table-cell>
          <table:table-cell office:value-type="float" office:value="0.186131386861314" calcext:value-type="float">
            <text:p>0.186131386861314</text:p>
          </table:table-cell>
          <table:table-cell office:value-type="float" office:value="0.185792349726776" calcext:value-type="float">
            <text:p>0.185792349726776</text:p>
          </table:table-cell>
          <table:table-cell office:value-type="float" office:value="0.185454545454545" calcext:value-type="float">
            <text:p>0.185454545454545</text:p>
          </table:table-cell>
          <table:table-cell office:value-type="float" office:value="0.185117967332123" calcext:value-type="float">
            <text:p>0.185117967332123</text:p>
          </table:table-cell>
          <table:table-cell office:value-type="float" office:value="0.186594202898551" calcext:value-type="float">
            <text:p>0.186594202898551</text:p>
          </table:table-cell>
          <table:table-cell office:value-type="float" office:value="0.18625678119349" calcext:value-type="float">
            <text:p>0.18625678119349</text:p>
          </table:table-cell>
          <table:table-cell office:value-type="float" office:value="0.185920577617329" calcext:value-type="float">
            <text:p>0.185920577617329</text:p>
          </table:table-cell>
          <table:table-cell office:value-type="float" office:value="0.185585585585586" calcext:value-type="float">
            <text:p>0.185585585585586</text:p>
          </table:table-cell>
          <table:table-cell office:value-type="float" office:value="0.18705035971223" calcext:value-type="float">
            <text:p>0.18705035971223</text:p>
          </table:table-cell>
          <table:table-cell office:value-type="float" office:value="0.18850987432675" calcext:value-type="float">
            <text:p>0.18850987432675</text:p>
          </table:table-cell>
          <table:table-cell office:value-type="float" office:value="0.188172043010753" calcext:value-type="float">
            <text:p>0.188172043010753</text:p>
          </table:table-cell>
          <table:table-cell office:value-type="float" office:value="0.18783542039356" calcext:value-type="float">
            <text:p>0.1878354203935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716577540107" calcext:value-type="float">
            <text:p>0.18716577540107</text:p>
          </table:table-cell>
          <table:table-cell office:value-type="float" office:value="0.188612099644128" calcext:value-type="float">
            <text:p>0.188612099644128</text:p>
          </table:table-cell>
          <table:table-cell office:value-type="float" office:value="0.188277087033748" calcext:value-type="float">
            <text:p>0.188277087033748</text:p>
          </table:table-cell>
          <table:table-cell office:value-type="float" office:value="0.187943262411347" calcext:value-type="float">
            <text:p>0.187943262411347</text:p>
          </table:table-cell>
          <table:table-cell office:value-type="float" office:value="0.187610619469027" calcext:value-type="float">
            <text:p>0.187610619469027</text:p>
          </table:table-cell>
          <table:table-cell office:value-type="float" office:value="0.18904593639576" calcext:value-type="float">
            <text:p>0.18904593639576</text:p>
          </table:table-cell>
          <table:table-cell office:value-type="float" office:value="0.188712522045855" calcext:value-type="float">
            <text:p>0.188712522045855</text:p>
          </table:table-cell>
          <table:table-cell office:value-type="float" office:value="0.188380281690141" calcext:value-type="float">
            <text:p>0.188380281690141</text:p>
          </table:table-cell>
          <table:table-cell office:value-type="float" office:value="0.18804920913884" calcext:value-type="float">
            <text:p>0.18804920913884</text:p>
          </table:table-cell>
          <table:table-cell office:value-type="float" office:value="0.187719298245614" calcext:value-type="float">
            <text:p>0.187719298245614</text:p>
          </table:table-cell>
          <table:table-cell office:value-type="float" office:value="0.18739054290718" calcext:value-type="float">
            <text:p>0.18739054290718</text:p>
          </table:table-cell>
          <table:table-cell office:value-type="float" office:value="0.187062937062937" calcext:value-type="float">
            <text:p>0.187062937062937</text:p>
          </table:table-cell>
          <table:table-cell office:value-type="float" office:value="0.18848167539267" calcext:value-type="float">
            <text:p>0.18848167539267</text:p>
          </table:table-cell>
          <table:table-cell office:value-type="float" office:value="0.18815331010453" calcext:value-type="float">
            <text:p>0.18815331010453</text:p>
          </table:table-cell>
          <table:table-cell office:value-type="float" office:value="0.189565217391304" calcext:value-type="float">
            <text:p>0.189565217391304</text:p>
          </table:table-cell>
          <table:table-cell office:value-type="float" office:value="0.189236111111111" calcext:value-type="float">
            <text:p>0.189236111111111</text:p>
          </table:table-cell>
          <table:table-cell office:value-type="float" office:value="0.188908145580589" calcext:value-type="float">
            <text:p>0.188908145580589</text:p>
          </table:table-cell>
          <table:table-cell office:value-type="float" office:value="0.188581314878893" calcext:value-type="float">
            <text:p>0.188581314878893</text:p>
          </table:table-cell>
          <table:table-cell office:value-type="float" office:value="0.189982728842832" calcext:value-type="float">
            <text:p>0.189982728842832</text:p>
          </table:table-cell>
          <table:table-cell office:value-type="float" office:value="0.191379310344828" calcext:value-type="float">
            <text:p>0.191379310344828</text:p>
          </table:table-cell>
          <table:table-cell office:value-type="float" office:value="0.19104991394148" calcext:value-type="float">
            <text:p>0.19104991394148</text:p>
          </table:table-cell>
          <table:table-cell office:value-type="float" office:value="0.190721649484536" calcext:value-type="float">
            <text:p>0.190721649484536</text:p>
          </table:table-cell>
          <table:table-cell office:value-type="float" office:value="0.190394511149228" calcext:value-type="float">
            <text:p>0.190394511149228</text:p>
          </table:table-cell>
          <table:table-cell office:value-type="float" office:value="0.190068493150685" calcext:value-type="float">
            <text:p>0.190068493150685</text:p>
          </table:table-cell>
          <table:table-cell office:value-type="float" office:value="0.18974358974359" calcext:value-type="float">
            <text:p>0.18974358974359</text:p>
          </table:table-cell>
          <table:table-cell office:value-type="float" office:value="0.191126279863481" calcext:value-type="float">
            <text:p>0.191126279863481</text:p>
          </table:table-cell>
          <table:table-cell office:value-type="float" office:value="0.190800681431005" calcext:value-type="float">
            <text:p>0.190800681431005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190152801358234" calcext:value-type="float">
            <text:p>0.190152801358234</text:p>
          </table:table-cell>
          <table:table-cell office:value-type="float" office:value="0.191525423728814" calcext:value-type="float">
            <text:p>0.191525423728814</text:p>
          </table:table-cell>
          <table:table-cell office:value-type="float" office:value="0.192893401015228" calcext:value-type="float">
            <text:p>0.192893401015228</text:p>
          </table:table-cell>
          <table:table-cell office:value-type="float" office:value="0.192567567567568" calcext:value-type="float">
            <text:p>0.192567567567568</text:p>
          </table:table-cell>
          <table:table-cell office:value-type="float" office:value="0.192242833052277" calcext:value-type="float">
            <text:p>0.192242833052277</text:p>
          </table:table-cell>
          <table:table-cell office:value-type="float" office:value="0.191919191919192" calcext:value-type="float">
            <text:p>0.191919191919192</text:p>
          </table:table-cell>
          <table:table-cell office:value-type="float" office:value="0.191596638655462" calcext:value-type="float">
            <text:p>0.191596638655462</text:p>
          </table:table-cell>
          <table:table-cell office:value-type="float" office:value="0.191275167785235" calcext:value-type="float">
            <text:p>0.191275167785235</text:p>
          </table:table-cell>
          <table:table-cell office:value-type="float" office:value="0.190954773869347" calcext:value-type="float">
            <text:p>0.190954773869347</text:p>
          </table:table-cell>
          <table:table-cell office:value-type="float" office:value="0.190635451505017" calcext:value-type="float">
            <text:p>0.190635451505017</text:p>
          </table:table-cell>
          <table:table-cell office:value-type="float" office:value="0.191986644407346" calcext:value-type="float">
            <text:p>0.191986644407346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19134775374376" calcext:value-type="float">
            <text:p>0.19134775374376</text:p>
          </table:table-cell>
          <table:table-cell office:value-type="float" office:value="0.191029900332226" calcext:value-type="float">
            <text:p>0.191029900332226</text:p>
          </table:table-cell>
          <table:table-cell office:value-type="float" office:value="0.190713101160862" calcext:value-type="float">
            <text:p>0.190713101160862</text:p>
          </table:table-cell>
          <table:table-cell office:value-type="float" office:value="0.190397350993377" calcext:value-type="float">
            <text:p>0.190397350993377</text:p>
          </table:table-cell>
          <table:table-cell office:value-type="float" office:value="0.190082644628099" calcext:value-type="float">
            <text:p>0.190082644628099</text:p>
          </table:table-cell>
          <table:table-cell office:value-type="float" office:value="0.191419141914191" calcext:value-type="float">
            <text:p>0.191419141914191</text:p>
          </table:table-cell>
          <table:table-cell office:value-type="float" office:value="0.191103789126853" calcext:value-type="float">
            <text:p>0.191103789126853</text:p>
          </table:table-cell>
          <table:table-cell office:value-type="float" office:value="0.190789473684211" calcext:value-type="float">
            <text:p>0.190789473684211</text:p>
          </table:table-cell>
          <table:table-cell office:value-type="float" office:value="0.192118226600985" calcext:value-type="float">
            <text:p>0.192118226600985</text:p>
          </table:table-cell>
          <table:table-cell office:value-type="float" office:value="0.191803278688525" calcext:value-type="float">
            <text:p>0.191803278688525</text:p>
          </table:table-cell>
          <table:table-cell office:value-type="float" office:value="0.191489361702128" calcext:value-type="float">
            <text:p>0.191489361702128</text:p>
          </table:table-cell>
          <table:table-cell office:value-type="float" office:value="0.19281045751634" calcext:value-type="float">
            <text:p>0.19281045751634</text:p>
          </table:table-cell>
          <table:table-cell office:value-type="float" office:value="0.192495921696574" calcext:value-type="float">
            <text:p>0.192495921696574</text:p>
          </table:table-cell>
          <table:table-cell office:value-type="float" office:value="0.192182410423453" calcext:value-type="float">
            <text:p>0.192182410423453</text:p>
          </table:table-cell>
          <table:table-cell office:value-type="float" office:value="0.19349593495935" calcext:value-type="float">
            <text:p>0.19349593495935</text:p>
          </table:table-cell>
          <table:table-cell office:value-type="float" office:value="0.194805194805195" calcext:value-type="float">
            <text:p>0.194805194805195</text:p>
          </table:table-cell>
          <table:table-cell office:value-type="float" office:value="0.194489465153971" calcext:value-type="float">
            <text:p>0.194489465153971</text:p>
          </table:table-cell>
          <table:table-cell office:value-type="float" office:value="0.194174757281553" calcext:value-type="float">
            <text:p>0.194174757281553</text:p>
          </table:table-cell>
          <table:table-cell office:value-type="float" office:value="0.193861066235864" calcext:value-type="float">
            <text:p>0.193861066235864</text:p>
          </table:table-cell>
          <table:table-cell office:value-type="float" office:value="0.195161290322581" calcext:value-type="float">
            <text:p>0.195161290322581</text:p>
          </table:table-cell>
          <table:table-cell office:value-type="float" office:value="0.194847020933977" calcext:value-type="float">
            <text:p>0.194847020933977</text:p>
          </table:table-cell>
          <table:table-cell office:value-type="float" office:value="0.194533762057878" calcext:value-type="float">
            <text:p>0.194533762057878</text:p>
          </table:table-cell>
          <table:table-cell office:value-type="float" office:value="0.19422150882825" calcext:value-type="float">
            <text:p>0.19422150882825</text:p>
          </table:table-cell>
          <table:table-cell office:value-type="float" office:value="0.193910256410256" calcext:value-type="float">
            <text:p>0.193910256410256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193290734824281" calcext:value-type="float">
            <text:p>0.193290734824281</text:p>
          </table:table-cell>
          <table:table-cell office:value-type="float" office:value="0.194577352472089" calcext:value-type="float">
            <text:p>0.194577352472089</text:p>
          </table:table-cell>
          <table:table-cell office:value-type="float" office:value="0.194267515923567" calcext:value-type="float">
            <text:p>0.194267515923567</text:p>
          </table:table-cell>
          <table:table-cell office:value-type="float" office:value="0.1939586645469" calcext:value-type="float">
            <text:p>0.1939586645469</text:p>
          </table:table-cell>
          <table:table-cell office:value-type="float" office:value="0.195238095238095" calcext:value-type="float">
            <text:p>0.195238095238095</text:p>
          </table:table-cell>
          <table:table-cell office:value-type="float" office:value="0.194928684627575" calcext:value-type="float">
            <text:p>0.194928684627575</text:p>
          </table:table-cell>
          <table:table-cell office:value-type="float" office:value="0.194620253164557" calcext:value-type="float">
            <text:p>0.194620253164557</text:p>
          </table:table-cell>
          <table:table-cell office:value-type="float" office:value="0.194312796208531" calcext:value-type="float">
            <text:p>0.194312796208531</text:p>
          </table:table-cell>
          <table:table-cell office:value-type="float" office:value="0.194006309148265" calcext:value-type="float">
            <text:p>0.194006309148265</text:p>
          </table:table-cell>
          <table:table-cell office:value-type="float" office:value="0.193700787401575" calcext:value-type="float">
            <text:p>0.193700787401575</text:p>
          </table:table-cell>
          <table:table-cell office:value-type="float" office:value="0.193396226415094" calcext:value-type="float">
            <text:p>0.193396226415094</text:p>
          </table:table-cell>
          <table:table-cell office:value-type="float" office:value="0.194662480376766" calcext:value-type="float">
            <text:p>0.194662480376766</text:p>
          </table:table-cell>
          <table:table-cell office:value-type="float" office:value="0.19435736677116" calcext:value-type="float">
            <text:p>0.19435736677116</text:p>
          </table:table-cell>
          <table:table-cell office:value-type="float" office:value="0.194053208137715" calcext:value-type="float">
            <text:p>0.194053208137715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193447737909516" calcext:value-type="float">
            <text:p>0.193447737909516</text:p>
          </table:table-cell>
          <table:table-cell office:value-type="float" office:value="0.194704049844237" calcext:value-type="float">
            <text:p>0.194704049844237</text:p>
          </table:table-cell>
          <table:table-cell office:value-type="float" office:value="0.194401244167963" calcext:value-type="float">
            <text:p>0.194401244167963</text:p>
          </table:table-cell>
          <table:table-cell office:value-type="float" office:value="0.194099378881988" calcext:value-type="float">
            <text:p>0.194099378881988</text:p>
          </table:table-cell>
          <table:table-cell office:value-type="float" office:value="0.195348837209302" calcext:value-type="float">
            <text:p>0.195348837209302</text:p>
          </table:table-cell>
          <table:table-cell office:value-type="float" office:value="0.195046439628483" calcext:value-type="float">
            <text:p>0.195046439628483</text:p>
          </table:table-cell>
          <table:table-cell office:value-type="float" office:value="0.194744976816074" calcext:value-type="float">
            <text:p>0.194744976816074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0.195685670261941" calcext:value-type="float">
            <text:p>0.195685670261941</text:p>
          </table:table-cell>
          <table:table-cell office:value-type="float" office:value="0.195384615384615" calcext:value-type="float">
            <text:p>0.195384615384615</text:p>
          </table:table-cell>
          <table:table-cell office:value-type="float" office:value="0.195084485407066" calcext:value-type="float">
            <text:p>0.195084485407066</text:p>
          </table:table-cell>
          <table:table-cell office:value-type="float" office:value="0.19478527607362" calcext:value-type="float">
            <text:p>0.19478527607362</text:p>
          </table:table-cell>
          <table:table-cell office:value-type="float" office:value="0.194486983154671" calcext:value-type="float">
            <text:p>0.194486983154671</text:p>
          </table:table-cell>
          <table:table-cell office:value-type="float" office:value="0.194189602446483" calcext:value-type="float">
            <text:p>0.194189602446483</text:p>
          </table:table-cell>
          <table:table-cell office:value-type="float" office:value="0.193893129770992" calcext:value-type="float">
            <text:p>0.193893129770992</text:p>
          </table:table-cell>
          <table:table-cell office:value-type="float" office:value="0.19359756097561" calcext:value-type="float">
            <text:p>0.19359756097561</text:p>
          </table:table-cell>
          <table:table-cell office:value-type="float" office:value="0.193302891933029" calcext:value-type="float">
            <text:p>0.193302891933029</text:p>
          </table:table-cell>
          <table:table-cell office:value-type="float" office:value="0.193009118541033" calcext:value-type="float">
            <text:p>0.193009118541033</text:p>
          </table:table-cell>
          <table:table-cell office:value-type="float" office:value="0.192716236722307" calcext:value-type="float">
            <text:p>0.192716236722307</text:p>
          </table:table-cell>
          <table:table-cell office:value-type="float" office:value="0.193939393939394" calcext:value-type="float">
            <text:p>0.193939393939394</text:p>
          </table:table-cell>
          <table:table-cell office:value-type="float" office:value="0.193645990922844" calcext:value-type="float">
            <text:p>0.193645990922844</text:p>
          </table:table-cell>
          <table:table-cell office:value-type="float" office:value="0.193353474320242" calcext:value-type="float">
            <text:p>0.193353474320242</text:p>
          </table:table-cell>
          <table:table-cell office:value-type="float" office:value="0.193061840120664" calcext:value-type="float">
            <text:p>0.193061840120664</text:p>
          </table:table-cell>
          <table:table-cell office:value-type="float" office:value="0.194277108433735" calcext:value-type="float">
            <text:p>0.194277108433735</text:p>
          </table:table-cell>
          <table:table-cell office:value-type="float" office:value="0.193984962406015" calcext:value-type="float">
            <text:p>0.193984962406015</text:p>
          </table:table-cell>
          <table:table-cell office:value-type="float" office:value="0.193693693693694" calcext:value-type="float">
            <text:p>0.193693693693694</text:p>
          </table:table-cell>
          <table:table-cell office:value-type="float" office:value="0.193403298350825" calcext:value-type="float">
            <text:p>0.193403298350825</text:p>
          </table:table-cell>
          <table:table-cell office:value-type="float" office:value="0.19311377245509" calcext:value-type="float">
            <text:p>0.19311377245509</text:p>
          </table:table-cell>
          <table:table-cell office:value-type="float" office:value="0.192825112107623" calcext:value-type="float">
            <text:p>0.192825112107623</text:p>
          </table:table-cell>
          <table:table-cell office:value-type="float" office:value="0.192537313432836" calcext:value-type="float">
            <text:p>0.192537313432836</text:p>
          </table:table-cell>
          <table:table-cell office:value-type="float" office:value="0.192250372578241" calcext:value-type="float">
            <text:p>0.192250372578241</text:p>
          </table:table-cell>
          <table:table-cell office:value-type="float" office:value="0.191964285714286" calcext:value-type="float">
            <text:p>0.191964285714286</text:p>
          </table:table-cell>
          <table:table-cell office:value-type="float" office:value="0.191679049034175" calcext:value-type="float">
            <text:p>0.191679049034175</text:p>
          </table:table-cell>
          <table:table-cell office:value-type="float" office:value="0.191394658753709" calcext:value-type="float">
            <text:p>0.191394658753709</text:p>
          </table:table-cell>
          <table:table-cell office:value-type="float" office:value="0.191111111111111" calcext:value-type="float">
            <text:p>0.191111111111111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192023633677991" calcext:value-type="float">
            <text:p>0.192023633677991</text:p>
          </table:table-cell>
          <table:table-cell office:value-type="float" office:value="0.191740412979351" calcext:value-type="float">
            <text:p>0.191740412979351</text:p>
          </table:table-cell>
          <table:table-cell office:value-type="float" office:value="0.191458026509573" calcext:value-type="float">
            <text:p>0.191458026509573</text:p>
          </table:table-cell>
          <table:table-cell office:value-type="float" office:value="0.192647058823529" calcext:value-type="float">
            <text:p>0.192647058823529</text:p>
          </table:table-cell>
          <table:table-cell office:value-type="float" office:value="0.192364170337739" calcext:value-type="float">
            <text:p>0.192364170337739</text:p>
          </table:table-cell>
          <table:table-cell office:value-type="float" office:value="0.19208211143695" calcext:value-type="float">
            <text:p>0.19208211143695</text:p>
          </table:table-cell>
          <table:table-cell office:value-type="float" office:value="0.193265007320644" calcext:value-type="float">
            <text:p>0.193265007320644</text:p>
          </table:table-cell>
          <table:table-cell office:value-type="float" office:value="0.192982456140351" calcext:value-type="float">
            <text:p>0.192982456140351</text:p>
          </table:table-cell>
          <table:table-cell office:value-type="float" office:value="0.192700729927007" calcext:value-type="float">
            <text:p>0.192700729927007</text:p>
          </table:table-cell>
          <table:table-cell office:value-type="float" office:value="0.192419825072886" calcext:value-type="float">
            <text:p>0.192419825072886</text:p>
          </table:table-cell>
          <table:table-cell office:value-type="float" office:value="0.192139737991266" calcext:value-type="float">
            <text:p>0.192139737991266</text:p>
          </table:table-cell>
          <table:table-cell office:value-type="float" office:value="0.191860465116279" calcext:value-type="float">
            <text:p>0.191860465116279</text:p>
          </table:table-cell>
          <table:table-cell office:value-type="float" office:value="0.193033381712627" calcext:value-type="float">
            <text:p>0.193033381712627</text:p>
          </table:table-cell>
          <table:table-cell office:value-type="float" office:value="0.192753623188406" calcext:value-type="float">
            <text:p>0.192753623188406</text:p>
          </table:table-cell>
          <table:table-cell office:value-type="float" office:value="0.192474674384949" calcext:value-type="float">
            <text:p>0.192474674384949</text:p>
          </table:table-cell>
          <table:table-cell office:value-type="float" office:value="0.19364161849711" calcext:value-type="float">
            <text:p>0.19364161849711</text:p>
          </table:table-cell>
          <table:table-cell office:value-type="float" office:value="0.193362193362193" calcext:value-type="float">
            <text:p>0.193362193362193</text:p>
          </table:table-cell>
          <table:table-cell office:value-type="float" office:value="0.193083573487032" calcext:value-type="float">
            <text:p>0.193083573487032</text:p>
          </table:table-cell>
          <table:table-cell office:value-type="float" office:value="0.194244604316547" calcext:value-type="float">
            <text:p>0.194244604316547</text:p>
          </table:table-cell>
          <table:table-cell office:value-type="float" office:value="0.193965517241379" calcext:value-type="float">
            <text:p>0.193965517241379</text:p>
          </table:table-cell>
          <table:table-cell office:value-type="float" office:value="0.193687230989957" calcext:value-type="float">
            <text:p>0.193687230989957</text:p>
          </table:table-cell>
          <table:table-cell office:value-type="float" office:value="0.193409742120344" calcext:value-type="float">
            <text:p>0.193409742120344</text:p>
          </table:table-cell>
          <table:table-cell office:value-type="float" office:value="0.1931330472103" calcext:value-type="float">
            <text:p>0.1931330472103</text:p>
          </table:table-cell>
          <table:table-cell office:value-type="float" office:value="0.192857142857143" calcext:value-type="float">
            <text:p>0.192857142857143</text:p>
          </table:table-cell>
          <table:table-cell office:value-type="float" office:value="0.192582025677603" calcext:value-type="float">
            <text:p>0.192582025677603</text:p>
          </table:table-cell>
          <table:table-cell office:value-type="float" office:value="0.193732193732194" calcext:value-type="float">
            <text:p>0.193732193732194</text:p>
          </table:table-cell>
          <table:table-cell office:value-type="float" office:value="0.193456614509246" calcext:value-type="float">
            <text:p>0.193456614509246</text:p>
          </table:table-cell>
          <table:table-cell office:value-type="float" office:value="0.193181818181818" calcext:value-type="float">
            <text:p>0.193181818181818</text:p>
          </table:table-cell>
          <table:table-cell office:value-type="float" office:value="0.19290780141844" calcext:value-type="float">
            <text:p>0.19290780141844</text:p>
          </table:table-cell>
          <table:table-cell office:value-type="float" office:value="0.192634560906516" calcext:value-type="float">
            <text:p>0.192634560906516</text:p>
          </table:table-cell>
          <table:table-cell office:value-type="float" office:value="0.193776520509194" calcext:value-type="float">
            <text:p>0.193776520509194</text:p>
          </table:table-cell>
          <table:table-cell office:value-type="float" office:value="0.194915254237288" calcext:value-type="float">
            <text:p>0.194915254237288</text:p>
          </table:table-cell>
          <table:table-cell office:value-type="float" office:value="0.194640338504937" calcext:value-type="float">
            <text:p>0.194640338504937</text:p>
          </table:table-cell>
          <table:table-cell office:value-type="float" office:value="0.195774647887324" calcext:value-type="float">
            <text:p>0.195774647887324</text:p>
          </table:table-cell>
          <table:table-cell office:value-type="float" office:value="0.19549929676512" calcext:value-type="float">
            <text:p>0.19549929676512</text:p>
          </table:table-cell>
          <table:table-cell office:value-type="float" office:value="0.195224719101124" calcext:value-type="float">
            <text:p>0.195224719101124</text:p>
          </table:table-cell>
          <table:table-cell office:value-type="float" office:value="0.194950911640954" calcext:value-type="float">
            <text:p>0.194950911640954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0.195804195804196" calcext:value-type="float">
            <text:p>0.195804195804196</text:p>
          </table:table-cell>
          <table:table-cell office:value-type="float" office:value="0.195530726256983" calcext:value-type="float">
            <text:p>0.195530726256983</text:p>
          </table:table-cell>
          <table:table-cell office:value-type="float" office:value="0.195258019525802" calcext:value-type="float">
            <text:p>0.195258019525802</text:p>
          </table:table-cell>
          <table:table-cell office:value-type="float" office:value="0.194986072423398" calcext:value-type="float">
            <text:p>0.194986072423398</text:p>
          </table:table-cell>
          <table:table-cell office:value-type="float" office:value="0.19471488178025" calcext:value-type="float">
            <text:p>0.19471488178025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0.195561719833564" calcext:value-type="float">
            <text:p>0.195561719833564</text:p>
          </table:table-cell>
          <table:table-cell office:value-type="float" office:value="0.195290858725762" calcext:value-type="float">
            <text:p>0.195290858725762</text:p>
          </table:table-cell>
          <table:table-cell office:value-type="float" office:value="0.195020746887967" calcext:value-type="float">
            <text:p>0.195020746887967</text:p>
          </table:table-cell>
          <table:table-cell office:value-type="float" office:value="0.19475138121547" calcext:value-type="float">
            <text:p>0.19475138121547</text:p>
          </table:table-cell>
          <table:table-cell office:value-type="float" office:value="0.195862068965517" calcext:value-type="float">
            <text:p>0.195862068965517</text:p>
          </table:table-cell>
          <table:table-cell office:value-type="float" office:value="0.195592286501377" calcext:value-type="float">
            <text:p>0.195592286501377</text:p>
          </table:table-cell>
          <table:table-cell office:value-type="float" office:value="0.196698762035763" calcext:value-type="float">
            <text:p>0.196698762035763</text:p>
          </table:table-cell>
          <table:table-cell office:value-type="float" office:value="0.196428571428571" calcext:value-type="float">
            <text:p>0.196428571428571</text:p>
          </table:table-cell>
          <table:table-cell office:value-type="float" office:value="0.196159122085048" calcext:value-type="float">
            <text:p>0.196159122085048</text:p>
          </table:table-cell>
          <table:table-cell office:value-type="float" office:value="0.195890410958904" calcext:value-type="float">
            <text:p>0.195890410958904</text:p>
          </table:table-cell>
          <table:table-cell office:value-type="float" office:value="0.19562243502052" calcext:value-type="float">
            <text:p>0.19562243502052</text:p>
          </table:table-cell>
          <table:table-cell office:value-type="float" office:value="0.195355191256831" calcext:value-type="float">
            <text:p>0.195355191256831</text:p>
          </table:table-cell>
          <table:table-cell office:value-type="float" office:value="0.195088676671214" calcext:value-type="float">
            <text:p>0.195088676671214</text:p>
          </table:table-cell>
          <table:table-cell office:value-type="float" office:value="0.194822888283379" calcext:value-type="float">
            <text:p>0.194822888283379</text:p>
          </table:table-cell>
          <table:table-cell office:value-type="float" office:value="0.194557823129252" calcext:value-type="float">
            <text:p>0.194557823129252</text:p>
          </table:table-cell>
          <table:table-cell office:value-type="float" office:value="0.195652173913043" calcext:value-type="float">
            <text:p>0.195652173913043</text:p>
          </table:table-cell>
          <table:table-cell office:value-type="float" office:value="0.195386702849389" calcext:value-type="float">
            <text:p>0.195386702849389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0.194857916102842" calcext:value-type="float">
            <text:p>0.194857916102842</text:p>
          </table:table-cell>
          <table:table-cell office:value-type="float" office:value="0.194594594594595" calcext:value-type="float">
            <text:p>0.194594594594595</text:p>
          </table:table-cell>
          <table:table-cell office:value-type="float" office:value="0.194331983805668" calcext:value-type="float">
            <text:p>0.194331983805668</text:p>
          </table:table-cell>
          <table:table-cell office:value-type="float" office:value="0.194070080862534" calcext:value-type="float">
            <text:p>0.194070080862534</text:p>
          </table:table-cell>
          <table:table-cell office:value-type="float" office:value="0.195154777927322" calcext:value-type="float">
            <text:p>0.195154777927322</text:p>
          </table:table-cell>
          <table:table-cell office:value-type="float" office:value="0.19489247311828" calcext:value-type="float">
            <text:p>0.19489247311828</text:p>
          </table:table-cell>
          <table:table-cell office:value-type="float" office:value="0.194630872483221" calcext:value-type="float">
            <text:p>0.194630872483221</text:p>
          </table:table-cell>
          <table:table-cell office:value-type="float" office:value="0.194369973190348" calcext:value-type="float">
            <text:p>0.194369973190348</text:p>
          </table:table-cell>
          <table:table-cell office:value-type="float" office:value="0.194109772423025" calcext:value-type="float">
            <text:p>0.194109772423025</text:p>
          </table:table-cell>
          <table:table-cell office:value-type="float" office:value="0.193850267379679" calcext:value-type="float">
            <text:p>0.193850267379679</text:p>
          </table:table-cell>
          <table:table-cell office:value-type="float" office:value="0.193591455273698" calcext:value-type="float">
            <text:p>0.193591455273698</text:p>
          </table:table-cell>
          <table:table-cell office:value-type="float" office:value="0.194666666666667" calcext:value-type="float">
            <text:p>0.194666666666667</text:p>
          </table:table-cell>
          <table:table-cell office:value-type="float" office:value="0.194407456724368" calcext:value-type="float">
            <text:p>0.194407456724368</text:p>
          </table:table-cell>
          <table:table-cell office:value-type="float" office:value="0.194148936170213" calcext:value-type="float">
            <text:p>0.194148936170213</text:p>
          </table:table-cell>
          <table:table-cell office:value-type="float" office:value="0.193891102257636" calcext:value-type="float">
            <text:p>0.193891102257636</text:p>
          </table:table-cell>
          <table:table-cell office:value-type="float" office:value="0.193633952254642" calcext:value-type="float">
            <text:p>0.193633952254642</text:p>
          </table:table-cell>
          <table:table-cell office:value-type="float" office:value="0.194701986754967" calcext:value-type="float">
            <text:p>0.194701986754967</text:p>
          </table:table-cell>
          <table:table-cell office:value-type="float" office:value="0.195767195767196" calcext:value-type="float">
            <text:p>0.195767195767196</text:p>
          </table:table-cell>
          <table:table-cell office:value-type="float" office:value="0.19550858652576" calcext:value-type="float">
            <text:p>0.19550858652576</text:p>
          </table:table-cell>
          <table:table-cell office:value-type="float" office:value="0.195250659630607" calcext:value-type="float">
            <text:p>0.195250659630607</text:p>
          </table:table-cell>
          <table:table-cell office:value-type="float" office:value="0.19631093544137" calcext:value-type="float">
            <text:p>0.19631093544137</text:p>
          </table:table-cell>
          <table:table-cell office:value-type="float" office:value="0.197368421052632" calcext:value-type="float">
            <text:p>0.197368421052632</text:p>
          </table:table-cell>
          <table:table-cell office:value-type="float" office:value="0.197109067017083" calcext:value-type="float">
            <text:p>0.197109067017083</text:p>
          </table:table-cell>
          <table:table-cell office:value-type="float" office:value="0.196850393700787" calcext:value-type="float">
            <text:p>0.196850393700787</text:p>
          </table:table-cell>
          <table:table-cell office:value-type="float" office:value="0.196592398427261" calcext:value-type="float">
            <text:p>0.196592398427261</text:p>
          </table:table-cell>
          <table:table-cell office:value-type="float" office:value="0.196335078534031" calcext:value-type="float">
            <text:p>0.19633507853403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0.195822454308094" calcext:value-type="float">
            <text:p>0.195822454308094</text:p>
          </table:table-cell>
          <table:table-cell office:value-type="float" office:value="0.195567144719687" calcext:value-type="float">
            <text:p>0.195567144719687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195058517555267" calcext:value-type="float">
            <text:p>0.195058517555267</text:p>
          </table:table-cell>
          <table:table-cell office:value-type="float" office:value="0.194805194805195" calcext:value-type="float">
            <text:p>0.194805194805195</text:p>
          </table:table-cell>
          <table:table-cell office:value-type="float" office:value="0.194552529182879" calcext:value-type="float">
            <text:p>0.194552529182879</text:p>
          </table:table-cell>
          <table:table-cell office:value-type="float" office:value="0.194300518134715" calcext:value-type="float">
            <text:p>0.194300518134715</text:p>
          </table:table-cell>
          <table:table-cell office:value-type="float" office:value="0.19404915912031" calcext:value-type="float">
            <text:p>0.19404915912031</text:p>
          </table:table-cell>
          <table:table-cell office:value-type="float" office:value="0.193798449612403" calcext:value-type="float">
            <text:p>0.193798449612403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0.193298969072165" calcext:value-type="float">
            <text:p>0.193298969072165</text:p>
          </table:table-cell>
          <table:table-cell office:value-type="float" office:value="0.193050193050193" calcext:value-type="float">
            <text:p>0.193050193050193</text:p>
          </table:table-cell>
          <table:table-cell office:value-type="float" office:value="0.19280205655527" calcext:value-type="float">
            <text:p>0.19280205655527</text:p>
          </table:table-cell>
          <table:table-cell office:value-type="float" office:value="0.192554557124519" calcext:value-type="float">
            <text:p>0.192554557124519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192061459667093" calcext:value-type="float">
            <text:p>0.192061459667093</text:p>
          </table:table-cell>
          <table:table-cell office:value-type="float" office:value="0.191815856777494" calcext:value-type="float">
            <text:p>0.191815856777494</text:p>
          </table:table-cell>
          <table:table-cell office:value-type="float" office:value="0.191570881226054" calcext:value-type="float">
            <text:p>0.191570881226054</text:p>
          </table:table-cell>
          <table:table-cell office:value-type="float" office:value="0.191326530612245" calcext:value-type="float">
            <text:p>0.191326530612245</text:p>
          </table:table-cell>
          <table:table-cell office:value-type="float" office:value="0.192356687898089" calcext:value-type="float">
            <text:p>0.192356687898089</text:p>
          </table:table-cell>
          <table:table-cell office:value-type="float" office:value="0.192111959287532" calcext:value-type="float">
            <text:p>0.192111959287532</text:p>
          </table:table-cell>
          <table:table-cell office:value-type="float" office:value="0.191867852604828" calcext:value-type="float">
            <text:p>0.191867852604828</text:p>
          </table:table-cell>
          <table:table-cell office:value-type="float" office:value="0.191624365482234" calcext:value-type="float">
            <text:p>0.191624365482234</text:p>
          </table:table-cell>
          <table:table-cell office:value-type="float" office:value="0.191381495564005" calcext:value-type="float">
            <text:p>0.191381495564005</text:p>
          </table:table-cell>
          <table:table-cell office:value-type="float" office:value="0.191139240506329" calcext:value-type="float">
            <text:p>0.191139240506329</text:p>
          </table:table-cell>
          <table:table-cell office:value-type="float" office:value="0.190897597977244" calcext:value-type="float">
            <text:p>0.190897597977244</text:p>
          </table:table-cell>
          <table:table-cell office:value-type="float" office:value="0.190656565656566" calcext:value-type="float">
            <text:p>0.190656565656566</text:p>
          </table:table-cell>
          <table:table-cell office:value-type="float" office:value="0.190416141235813" calcext:value-type="float">
            <text:p>0.190416141235813</text:p>
          </table:table-cell>
          <table:table-cell office:value-type="float" office:value="0.191435768261965" calcext:value-type="float">
            <text:p>0.191435768261965</text:p>
          </table:table-cell>
          <table:table-cell office:value-type="float" office:value="0.191194968553459" calcext:value-type="float">
            <text:p>0.191194968553459</text:p>
          </table:table-cell>
          <table:table-cell office:value-type="float" office:value="0.192211055276382" calcext:value-type="float">
            <text:p>0.192211055276382</text:p>
          </table:table-cell>
          <table:table-cell office:value-type="float" office:value="0.193224592220828" calcext:value-type="float">
            <text:p>0.193224592220828</text:p>
          </table:table-cell>
          <table:table-cell office:value-type="float" office:value="0.194235588972431" calcext:value-type="float">
            <text:p>0.194235588972431</text:p>
          </table:table-cell>
          <table:table-cell office:value-type="float" office:value="0.193992490613267" calcext:value-type="float">
            <text:p>0.193992490613267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193508114856429" calcext:value-type="float">
            <text:p>0.193508114856429</text:p>
          </table:table-cell>
          <table:table-cell office:value-type="float" office:value="0.193266832917706" calcext:value-type="float">
            <text:p>0.193266832917706</text:p>
          </table:table-cell>
          <table:table-cell office:value-type="float" office:value="0.193026151930261" calcext:value-type="float">
            <text:p>0.193026151930261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0.195031055900621" calcext:value-type="float">
            <text:p>0.195031055900621</text:p>
          </table:table-cell>
          <table:table-cell office:value-type="float" office:value="0.194789081885856" calcext:value-type="float">
            <text:p>0.194789081885856</text:p>
          </table:table-cell>
          <table:table-cell office:value-type="float" office:value="0.19454770755886" calcext:value-type="float">
            <text:p>0.19454770755886</text:p>
          </table:table-cell>
          <table:table-cell office:value-type="float" office:value="0.195544554455446" calcext:value-type="float">
            <text:p>0.195544554455446</text:p>
          </table:table-cell>
          <table:table-cell office:value-type="float" office:value="0.195302843016069" calcext:value-type="float">
            <text:p>0.195302843016069</text:p>
          </table:table-cell>
          <table:table-cell office:value-type="float" office:value="0.195061728395062" calcext:value-type="float">
            <text:p>0.195061728395062</text:p>
          </table:table-cell>
          <table:table-cell office:value-type="float" office:value="0.196054254007398" calcext:value-type="float">
            <text:p>0.196054254007398</text:p>
          </table:table-cell>
          <table:table-cell office:value-type="float" office:value="0.195812807881773" calcext:value-type="float">
            <text:p>0.195812807881773</text:p>
          </table:table-cell>
          <table:table-cell office:value-type="float" office:value="0.195571955719557" calcext:value-type="float">
            <text:p>0.195571955719557</text:p>
          </table:table-cell>
          <table:table-cell office:value-type="float" office:value="0.195331695331695" calcext:value-type="float">
            <text:p>0.195331695331695</text:p>
          </table:table-cell>
          <table:table-cell office:value-type="float" office:value="0.195092024539877" calcext:value-type="float">
            <text:p>0.195092024539877</text:p>
          </table:table-cell>
          <table:table-cell office:value-type="float" office:value="0.194852941176471" calcext:value-type="float">
            <text:p>0.194852941176471</text:p>
          </table:table-cell>
          <table:table-cell office:value-type="float" office:value="0.194614443084455" calcext:value-type="float">
            <text:p>0.194614443084455</text:p>
          </table:table-cell>
          <table:table-cell office:value-type="float" office:value="0.194376528117359" calcext:value-type="float">
            <text:p>0.194376528117359</text:p>
          </table:table-cell>
          <table:table-cell office:value-type="float" office:value="0.194139194139194" calcext:value-type="float">
            <text:p>0.194139194139194</text:p>
          </table:table-cell>
          <table:table-cell office:value-type="float" office:value="0.19390243902439" calcext:value-type="float">
            <text:p>0.19390243902439</text:p>
          </table:table-cell>
          <table:table-cell office:value-type="float" office:value="0.193666260657734" calcext:value-type="float">
            <text:p>0.193666260657734</text:p>
          </table:table-cell>
          <table:table-cell office:value-type="float" office:value="0.194647201946472" calcext:value-type="float">
            <text:p>0.194647201946472</text:p>
          </table:table-cell>
          <table:table-cell office:value-type="float" office:value="0.195625759416768" calcext:value-type="float">
            <text:p>0.195625759416768</text:p>
          </table:table-cell>
          <table:table-cell office:value-type="float" office:value="0.195388349514563" calcext:value-type="float">
            <text:p>0.195388349514563</text:p>
          </table:table-cell>
          <table:table-cell office:value-type="float" office:value="0.195151515151515" calcext:value-type="float">
            <text:p>0.195151515151515</text:p>
          </table:table-cell>
          <table:table-cell office:value-type="float" office:value="0.194915254237288" calcext:value-type="float">
            <text:p>0.194915254237288</text:p>
          </table:table-cell>
          <table:table-cell office:value-type="float" office:value="0.194679564691657" calcext:value-type="float">
            <text:p>0.194679564691657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0.194209891435464" calcext:value-type="float">
            <text:p>0.194209891435464</text:p>
          </table:table-cell>
          <table:table-cell office:value-type="float" office:value="0.193975903614458" calcext:value-type="float">
            <text:p>0.193975903614458</text:p>
          </table:table-cell>
          <table:table-cell office:value-type="float" office:value="0.193742478941035" calcext:value-type="float">
            <text:p>0.193742478941035</text:p>
          </table:table-cell>
          <table:table-cell office:value-type="float" office:value="0.194711538461538" calcext:value-type="float">
            <text:p>0.194711538461538</text:p>
          </table:table-cell>
          <table:table-cell office:value-type="float" office:value="0.194477791116447" calcext:value-type="float">
            <text:p>0.194477791116447</text:p>
          </table:table-cell>
          <table:table-cell office:value-type="float" office:value="0.194244604316547" calcext:value-type="float">
            <text:p>0.194244604316547</text:p>
          </table:table-cell>
          <table:table-cell office:value-type="float" office:value="0.194011976047904" calcext:value-type="float">
            <text:p>0.194011976047904</text:p>
          </table:table-cell>
          <table:table-cell office:value-type="float" office:value="0.19377990430622" calcext:value-type="float">
            <text:p>0.19377990430622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0.193317422434368" calcext:value-type="float">
            <text:p>0.193317422434368</text:p>
          </table:table-cell>
          <table:table-cell office:value-type="float" office:value="0.193087008343266" calcext:value-type="float">
            <text:p>0.193087008343266</text:p>
          </table:table-cell>
          <table:table-cell office:value-type="float" office:value="0.192857142857143" calcext:value-type="float">
            <text:p>0.192857142857143</text:p>
          </table:table-cell>
          <table:table-cell office:value-type="float" office:value="0.192627824019025" calcext:value-type="float">
            <text:p>0.192627824019025</text:p>
          </table:table-cell>
          <table:table-cell office:value-type="float" office:value="0.192399049881235" calcext:value-type="float">
            <text:p>0.192399049881235</text:p>
          </table:table-cell>
          <table:table-cell office:value-type="float" office:value="0.192170818505338" calcext:value-type="float">
            <text:p>0.192170818505338</text:p>
          </table:table-cell>
          <table:table-cell office:value-type="float" office:value="0.191943127962085" calcext:value-type="float">
            <text:p>0.191943127962085</text:p>
          </table:table-cell>
          <table:table-cell office:value-type="float" office:value="0.191715976331361" calcext:value-type="float">
            <text:p>0.191715976331361</text:p>
          </table:table-cell>
          <table:table-cell office:value-type="float" office:value="0.192671394799054" calcext:value-type="float">
            <text:p>0.192671394799054</text:p>
          </table:table-cell>
          <table:table-cell office:value-type="float" office:value="0.192443919716647" calcext:value-type="float">
            <text:p>0.192443919716647</text:p>
          </table:table-cell>
          <table:table-cell office:value-type="float" office:value="0.192216981132075" calcext:value-type="float">
            <text:p>0.192216981132075</text:p>
          </table:table-cell>
          <table:table-cell office:value-type="float" office:value="0.193168433451119" calcext:value-type="float">
            <text:p>0.193168433451119</text:p>
          </table:table-cell>
          <table:table-cell office:value-type="float" office:value="0.192941176470588" calcext:value-type="float">
            <text:p>0.192941176470588</text:p>
          </table:table-cell>
          <table:table-cell office:value-type="float" office:value="0.192714453584019" calcext:value-type="float">
            <text:p>0.192714453584019</text:p>
          </table:table-cell>
          <table:table-cell office:value-type="float" office:value="0.192488262910798" calcext:value-type="float">
            <text:p>0.192488262910798</text:p>
          </table:table-cell>
          <table:table-cell office:value-type="float" office:value="0.192262602579132" calcext:value-type="float">
            <text:p>0.192262602579132</text:p>
          </table:table-cell>
          <table:table-cell office:value-type="float" office:value="0.193208430913349" calcext:value-type="float">
            <text:p>0.193208430913349</text:p>
          </table:table-cell>
          <table:table-cell office:value-type="float" office:value="0.192982456140351" calcext:value-type="float">
            <text:p>0.192982456140351</text:p>
          </table:table-cell>
          <table:table-cell office:value-type="float" office:value="0.192757009345794" calcext:value-type="float">
            <text:p>0.192757009345794</text:p>
          </table:table-cell>
          <table:table-cell office:value-type="float" office:value="0.192532088681447" calcext:value-type="float">
            <text:p>0.192532088681447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192083818393481" calcext:value-type="float">
            <text:p>0.192083818393481</text:p>
          </table:table-cell>
          <table:table-cell office:value-type="float" office:value="0.191860465116279" calcext:value-type="float">
            <text:p>0.191860465116279</text:p>
          </table:table-cell>
          <table:table-cell office:value-type="float" office:value="0.191637630662021" calcext:value-type="float">
            <text:p>0.191637630662021</text:p>
          </table:table-cell>
          <table:table-cell office:value-type="float" office:value="0.191415313225058" calcext:value-type="float">
            <text:p>0.191415313225058</text:p>
          </table:table-cell>
          <table:table-cell office:value-type="float" office:value="0.191193511008111" calcext:value-type="float">
            <text:p>0.191193511008111</text:p>
          </table:table-cell>
          <table:table-cell office:value-type="float" office:value="0.190972222222222" calcext:value-type="float">
            <text:p>0.190972222222222</text:p>
          </table:table-cell>
          <table:table-cell office:value-type="float" office:value="0.190751445086705" calcext:value-type="float">
            <text:p>0.190751445086705</text:p>
          </table:table-cell>
          <table:table-cell office:value-type="float" office:value="0.190531177829099" calcext:value-type="float">
            <text:p>0.190531177829099</text:p>
          </table:table-cell>
          <table:table-cell office:value-type="float" office:value="0.190311418685121" calcext:value-type="float">
            <text:p>0.190311418685121</text:p>
          </table:table-cell>
          <table:table-cell office:value-type="float" office:value="0.190092165898618" calcext:value-type="float">
            <text:p>0.190092165898618</text:p>
          </table:table-cell>
          <table:table-cell office:value-type="float" office:value="0.189873417721519" calcext:value-type="float">
            <text:p>0.189873417721519</text:p>
          </table:table-cell>
          <table:table-cell office:value-type="float" office:value="0.189655172413793" calcext:value-type="float">
            <text:p>0.189655172413793</text:p>
          </table:table-cell>
          <table:table-cell office:value-type="float" office:value="0.189437428243398" calcext:value-type="float">
            <text:p>0.189437428243398</text:p>
          </table:table-cell>
          <table:table-cell office:value-type="float" office:value="0.189220183486239" calcext:value-type="float">
            <text:p>0.189220183486239</text:p>
          </table:table-cell>
          <table:table-cell office:value-type="float" office:value="0.189003436426117" calcext:value-type="float">
            <text:p>0.189003436426117</text:p>
          </table:table-cell>
          <table:table-cell office:value-type="float" office:value="0.189931350114416" calcext:value-type="float">
            <text:p>0.189931350114416</text:p>
          </table:table-cell>
          <table:table-cell office:value-type="float" office:value="0.189714285714286" calcext:value-type="float">
            <text:p>0.189714285714286</text:p>
          </table:table-cell>
          <table:table-cell office:value-type="float" office:value="0.189497716894977" calcext:value-type="float">
            <text:p>0.189497716894977</text:p>
          </table:table-cell>
          <table:table-cell office:value-type="float" office:value="0.189281641961231" calcext:value-type="float">
            <text:p>0.189281641961231</text:p>
          </table:table-cell>
          <table:table-cell office:value-type="float" office:value="0.190205011389522" calcext:value-type="float">
            <text:p>0.190205011389522</text:p>
          </table:table-cell>
          <table:table-cell office:value-type="float" office:value="0.189988623435722" calcext:value-type="float">
            <text:p>0.189988623435722</text:p>
          </table:table-cell>
          <table:table-cell office:value-type="float" office:value="0.189772727272727" calcext:value-type="float">
            <text:p>0.189772727272727</text:p>
          </table:table-cell>
          <table:table-cell office:value-type="float" office:value="0.18955732122588" calcext:value-type="float">
            <text:p>0.18955732122588</text:p>
          </table:table-cell>
          <table:table-cell office:value-type="float" office:value="0.189342403628118" calcext:value-type="float">
            <text:p>0.189342403628118</text:p>
          </table:table-cell>
          <table:table-cell office:value-type="float" office:value="0.189127972819932" calcext:value-type="float">
            <text:p>0.189127972819932</text:p>
          </table:table-cell>
          <table:table-cell office:value-type="float" office:value="0.188914027149321" calcext:value-type="float">
            <text:p>0.188914027149321</text:p>
          </table:table-cell>
          <table:table-cell office:value-type="float" office:value="0.188700564971751" calcext:value-type="float">
            <text:p>0.188700564971751</text:p>
          </table:table-cell>
          <table:table-cell office:value-type="float" office:value="0.188487584650113" calcext:value-type="float">
            <text:p>0.188487584650113</text:p>
          </table:table-cell>
          <table:table-cell office:value-type="float" office:value="0.188275084554679" calcext:value-type="float">
            <text:p>0.188275084554679</text:p>
          </table:table-cell>
          <table:table-cell office:value-type="float" office:value="0.188063063063063" calcext:value-type="float">
            <text:p>0.188063063063063</text:p>
          </table:table-cell>
          <table:table-cell office:value-type="float" office:value="0.188976377952756" calcext:value-type="float">
            <text:p>0.188976377952756</text:p>
          </table:table-cell>
          <table:table-cell office:value-type="float" office:value="0.18876404494382" calcext:value-type="float">
            <text:p>0.18876404494382</text:p>
          </table:table-cell>
          <table:table-cell office:value-type="float" office:value="0.188552188552189" calcext:value-type="float">
            <text:p>0.188552188552189</text:p>
          </table:table-cell>
          <table:table-cell office:value-type="float" office:value="0.188340807174888" calcext:value-type="float">
            <text:p>0.188340807174888</text:p>
          </table:table-cell>
          <table:table-cell office:value-type="float" office:value="0.188129899216125" calcext:value-type="float">
            <text:p>0.188129899216125</text:p>
          </table:table-cell>
          <table:table-cell office:value-type="float" office:value="0.187919463087248" calcext:value-type="float">
            <text:p>0.187919463087248</text:p>
          </table:table-cell>
          <table:table-cell office:value-type="float" office:value="0.188826815642458" calcext:value-type="float">
            <text:p>0.188826815642458</text:p>
          </table:table-cell>
          <table:table-cell office:value-type="float" office:value="0.188616071428571" calcext:value-type="float">
            <text:p>0.188616071428571</text:p>
          </table:table-cell>
          <table:table-cell office:value-type="float" office:value="0.189520624303233" calcext:value-type="float">
            <text:p>0.189520624303233</text:p>
          </table:table-cell>
          <table:table-cell office:value-type="float" office:value="0.189309576837417" calcext:value-type="float">
            <text:p>0.189309576837417</text:p>
          </table:table-cell>
          <table:table-cell office:value-type="float" office:value="0.190211345939933" calcext:value-type="float">
            <text:p>0.190211345939933</text:p>
          </table:table-cell>
          <table:table-cell office:value-type="float" office:value="0.19" calcext:value-type="float">
            <text:p>0.19</text:p>
          </table:table-cell>
          <table:table-cell office:value-type="float" office:value="0.189789123196448" calcext:value-type="float">
            <text:p>0.189789123196448</text:p>
          </table:table-cell>
          <table:table-cell office:value-type="float" office:value="0.189578713968958" calcext:value-type="float">
            <text:p>0.189578713968958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190265486725664" calcext:value-type="float">
            <text:p>0.190265486725664</text:p>
          </table:table-cell>
          <table:table-cell office:value-type="float" office:value="0.190055248618785" calcext:value-type="float">
            <text:p>0.190055248618785</text:p>
          </table:table-cell>
          <table:table-cell office:value-type="float" office:value="0.189845474613687" calcext:value-type="float">
            <text:p>0.189845474613687</text:p>
          </table:table-cell>
          <table:table-cell office:value-type="float" office:value="0.189636163175303" calcext:value-type="float">
            <text:p>0.189636163175303</text:p>
          </table:table-cell>
          <table:table-cell office:value-type="float" office:value="0.18942731277533" calcext:value-type="float">
            <text:p>0.18942731277533</text:p>
          </table:table-cell>
          <table:table-cell office:value-type="float" office:value="0.189218921892189" calcext:value-type="float">
            <text:p>0.189218921892189</text:p>
          </table:table-cell>
          <table:table-cell office:value-type="float" office:value="0.189010989010989" calcext:value-type="float">
            <text:p>0.189010989010989</text:p>
          </table:table-cell>
          <table:table-cell office:value-type="float" office:value="0.188803512623491" calcext:value-type="float">
            <text:p>0.188803512623491</text:p>
          </table:table-cell>
          <table:table-cell office:value-type="float" office:value="0.18859649122807" calcext:value-type="float">
            <text:p>0.18859649122807</text:p>
          </table:table-cell>
          <table:table-cell office:value-type="float" office:value="0.188389923329682" calcext:value-type="float">
            <text:p>0.188389923329682</text:p>
          </table:table-cell>
          <table:table-cell office:value-type="float" office:value="0.188183807439825" calcext:value-type="float">
            <text:p>0.188183807439825</text:p>
          </table:table-cell>
          <table:table-cell office:value-type="float" office:value="0.187978142076503" calcext:value-type="float">
            <text:p>0.187978142076503</text:p>
          </table:table-cell>
          <table:table-cell office:value-type="float" office:value="0.187772925764192" calcext:value-type="float">
            <text:p>0.187772925764192</text:p>
          </table:table-cell>
          <table:table-cell office:value-type="float" office:value="0.187568157033806" calcext:value-type="float">
            <text:p>0.187568157033806</text:p>
          </table:table-cell>
          <table:table-cell office:value-type="float" office:value="0.187363834422658" calcext:value-type="float">
            <text:p>0.187363834422658</text:p>
          </table:table-cell>
          <table:table-cell office:value-type="float" office:value="0.188248095756257" calcext:value-type="float">
            <text:p>0.188248095756257</text:p>
          </table:table-cell>
          <table:table-cell office:value-type="float" office:value="0.18804347826087" calcext:value-type="float">
            <text:p>0.18804347826087</text:p>
          </table:table-cell>
          <table:table-cell office:value-type="float" office:value="0.188925081433225" calcext:value-type="float">
            <text:p>0.188925081433225</text:p>
          </table:table-cell>
          <table:table-cell office:value-type="float" office:value="0.188720173535792" calcext:value-type="float">
            <text:p>0.188720173535792</text:p>
          </table:table-cell>
          <table:table-cell office:value-type="float" office:value="0.18851570964247" calcext:value-type="float">
            <text:p>0.18851570964247</text:p>
          </table:table-cell>
          <table:table-cell office:value-type="float" office:value="0.188311688311688" calcext:value-type="float">
            <text:p>0.188311688311688</text:p>
          </table:table-cell>
          <table:table-cell office:value-type="float" office:value="0.188108108108108" calcext:value-type="float">
            <text:p>0.188108108108108</text:p>
          </table:table-cell>
          <table:table-cell office:value-type="float" office:value="0.187904967602592" calcext:value-type="float">
            <text:p>0.187904967602592</text:p>
          </table:table-cell>
          <table:table-cell office:value-type="float" office:value="0.187702265372168" calcext:value-type="float">
            <text:p>0.18770226537216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729817007535" calcext:value-type="float">
            <text:p>0.18729817007535</text:p>
          </table:table-cell>
          <table:table-cell office:value-type="float" office:value="0.187096774193548" calcext:value-type="float">
            <text:p>0.187096774193548</text:p>
          </table:table-cell>
          <table:table-cell office:value-type="float" office:value="0.18796992481203" calcext:value-type="float">
            <text:p>0.18796992481203</text:p>
          </table:table-cell>
          <table:table-cell office:value-type="float" office:value="0.187768240343348" calcext:value-type="float">
            <text:p>0.187768240343348</text:p>
          </table:table-cell>
          <table:table-cell office:value-type="float" office:value="0.187566988210075" calcext:value-type="float">
            <text:p>0.187566988210075</text:p>
          </table:table-cell>
          <table:table-cell office:value-type="float" office:value="0.188436830835118" calcext:value-type="float">
            <text:p>0.18843683083511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0.188034188034188" calcext:value-type="float">
            <text:p>0.188034188034188</text:p>
          </table:table-cell>
          <table:table-cell office:value-type="float" office:value="0.187833511205977" calcext:value-type="float">
            <text:p>0.187833511205977</text:p>
          </table:table-cell>
          <table:table-cell office:value-type="float" office:value="0.187633262260128" calcext:value-type="float">
            <text:p>0.187633262260128</text:p>
          </table:table-cell>
          <table:table-cell office:value-type="float" office:value="0.188498402555911" calcext:value-type="float">
            <text:p>0.188498402555911</text:p>
          </table:table-cell>
          <table:table-cell office:value-type="float" office:value="0.188297872340426" calcext:value-type="float">
            <text:p>0.188297872340426</text:p>
          </table:table-cell>
          <table:table-cell office:value-type="float" office:value="0.189160467587673" calcext:value-type="float">
            <text:p>0.189160467587673</text:p>
          </table:table-cell>
          <table:table-cell office:value-type="float" office:value="0.18895966029724" calcext:value-type="float">
            <text:p>0.18895966029724</text:p>
          </table:table-cell>
          <table:table-cell office:value-type="float" office:value="0.189819724284199" calcext:value-type="float">
            <text:p>0.189819724284199</text:p>
          </table:table-cell>
          <table:table-cell office:value-type="float" office:value="0.189618644067797" calcext:value-type="float">
            <text:p>0.189618644067797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190274841437632" calcext:value-type="float">
            <text:p>0.190274841437632</text:p>
          </table:table-cell>
          <table:table-cell office:value-type="float" office:value="0.190073917634636" calcext:value-type="float">
            <text:p>0.190073917634636</text:p>
          </table:table-cell>
          <table:table-cell office:value-type="float" office:value="0.190928270042194" calcext:value-type="float">
            <text:p>0.190928270042194</text:p>
          </table:table-cell>
          <table:table-cell office:value-type="float" office:value="0.19072708113804" calcext:value-type="float">
            <text:p>0.19072708113804</text:p>
          </table:table-cell>
          <table:table-cell office:value-type="float" office:value="0.190526315789474" calcext:value-type="float">
            <text:p>0.190526315789474</text:p>
          </table:table-cell>
          <table:table-cell office:value-type="float" office:value="0.190325972660358" calcext:value-type="float">
            <text:p>0.190325972660358</text:p>
          </table:table-cell>
          <table:table-cell office:value-type="float" office:value="0.191176470588235" calcext:value-type="float">
            <text:p>0.191176470588235</text:p>
          </table:table-cell>
          <table:table-cell office:value-type="float" office:value="0.190975865687303" calcext:value-type="float">
            <text:p>0.190975865687303</text:p>
          </table:table-cell>
          <table:table-cell office:value-type="float" office:value="0.190775681341719" calcext:value-type="float">
            <text:p>0.190775681341719</text:p>
          </table:table-cell>
          <table:table-cell office:value-type="float" office:value="0.190575916230366" calcext:value-type="float">
            <text:p>0.190575916230366</text:p>
          </table:table-cell>
          <table:table-cell office:value-type="float" office:value="0.191422594142259" calcext:value-type="float">
            <text:p>0.191422594142259</text:p>
          </table:table-cell>
          <table:table-cell office:value-type="float" office:value="0.191222570532915" calcext:value-type="float">
            <text:p>0.191222570532915</text:p>
          </table:table-cell>
          <table:table-cell office:value-type="float" office:value="0.191022964509395" calcext:value-type="float">
            <text:p>0.191022964509395</text:p>
          </table:table-cell>
          <table:table-cell office:value-type="float" office:value="0.190823774765381" calcext:value-type="float">
            <text:p>0.190823774765381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191467221644121" calcext:value-type="float">
            <text:p>0.191467221644121</text:p>
          </table:table-cell>
          <table:table-cell office:value-type="float" office:value="0.191268191268191" calcext:value-type="float">
            <text:p>0.191268191268191</text:p>
          </table:table-cell>
          <table:table-cell office:value-type="float" office:value="0.191069574247144" calcext:value-type="float">
            <text:p>0.191069574247144</text:p>
          </table:table-cell>
          <table:table-cell office:value-type="float" office:value="0.190871369294606" calcext:value-type="float">
            <text:p>0.190871369294606</text:p>
          </table:table-cell>
          <table:table-cell office:value-type="float" office:value="0.191709844559586" calcext:value-type="float">
            <text:p>0.191709844559586</text:p>
          </table:table-cell>
          <table:table-cell office:value-type="float" office:value="0.191511387163561" calcext:value-type="float">
            <text:p>0.191511387163561</text:p>
          </table:table-cell>
          <table:table-cell office:value-type="float" office:value="0.191313340227508" calcext:value-type="float">
            <text:p>0.191313340227508</text:p>
          </table:table-cell>
          <table:table-cell office:value-type="float" office:value="0.191115702479339" calcext:value-type="float">
            <text:p>0.191115702479339</text:p>
          </table:table-cell>
          <table:table-cell office:value-type="float" office:value="0.190918472652219" calcext:value-type="float">
            <text:p>0.190918472652219</text:p>
          </table:table-cell>
          <table:table-cell office:value-type="float" office:value="0.190721649484536" calcext:value-type="float">
            <text:p>0.190721649484536</text:p>
          </table:table-cell>
          <table:table-cell office:value-type="float" office:value="0.191555097837281" calcext:value-type="float">
            <text:p>0.191555097837281</text:p>
          </table:table-cell>
          <table:table-cell office:value-type="float" office:value="0.191358024691358" calcext:value-type="float">
            <text:p>0.191358024691358</text:p>
          </table:table-cell>
          <table:table-cell office:value-type="float" office:value="0.191161356628983" calcext:value-type="float">
            <text:p>0.191161356628983</text:p>
          </table:table-cell>
          <table:table-cell office:value-type="float" office:value="0.191991786447639" calcext:value-type="float">
            <text:p>0.191991786447639</text:p>
          </table:table-cell>
          <table:table-cell office:value-type="float" office:value="0.192820512820513" calcext:value-type="float">
            <text:p>0.192820512820513</text:p>
          </table:table-cell>
          <table:table-cell office:value-type="float" office:value="0.192622950819672" calcext:value-type="float">
            <text:p>0.192622950819672</text:p>
          </table:table-cell>
          <table:table-cell office:value-type="float" office:value="0.193449334698055" calcext:value-type="float">
            <text:p>0.193449334698055</text:p>
          </table:table-cell>
          <table:table-cell office:value-type="float" office:value="0.193251533742331" calcext:value-type="float">
            <text:p>0.193251533742331</text:p>
          </table:table-cell>
          <table:table-cell office:value-type="float" office:value="0.193054136874362" calcext:value-type="float">
            <text:p>0.193054136874362</text:p>
          </table:table-cell>
          <table:table-cell office:value-type="float" office:value="0.192857142857143" calcext:value-type="float">
            <text:p>0.192857142857143</text:p>
          </table:table-cell>
          <table:table-cell office:value-type="float" office:value="0.192660550458716" calcext:value-type="float">
            <text:p>0.192660550458716</text:p>
          </table:table-cell>
          <table:table-cell office:value-type="float" office:value="0.192464358452139" calcext:value-type="float">
            <text:p>0.192464358452139</text:p>
          </table:table-cell>
          <table:table-cell office:value-type="float" office:value="0.192268565615463" calcext:value-type="float">
            <text:p>0.192268565615463</text:p>
          </table:table-cell>
          <table:table-cell office:value-type="float" office:value="0.192073170731707" calcext:value-type="float">
            <text:p>0.192073170731707</text:p>
          </table:table-cell>
          <table:table-cell office:value-type="float" office:value="0.191878172588832" calcext:value-type="float">
            <text:p>0.191878172588832</text:p>
          </table:table-cell>
          <table:table-cell office:value-type="float" office:value="0.191683569979716" calcext:value-type="float">
            <text:p>0.191683569979716</text:p>
          </table:table-cell>
          <table:table-cell office:value-type="float" office:value="0.191489361702128" calcext:value-type="float">
            <text:p>0.191489361702128</text:p>
          </table:table-cell>
          <table:table-cell office:value-type="float" office:value="0.191295546558704" calcext:value-type="float">
            <text:p>0.191295546558704</text:p>
          </table:table-cell>
          <table:table-cell office:value-type="float" office:value="0.191102123356926" calcext:value-type="float">
            <text:p>0.191102123356926</text:p>
          </table:table-cell>
          <table:table-cell office:value-type="float" office:value="0.190909090909091" calcext:value-type="float">
            <text:p>0.190909090909091</text:p>
          </table:table-cell>
          <table:table-cell office:value-type="float" office:value="0.190716448032291" calcext:value-type="float">
            <text:p>0.190716448032291</text:p>
          </table:table-cell>
          <table:table-cell office:value-type="float" office:value="0.190524193548387" calcext:value-type="float">
            <text:p>0.190524193548387</text:p>
          </table:table-cell>
          <table:table-cell office:value-type="float" office:value="0.190332326283988" calcext:value-type="float">
            <text:p>0.190332326283988</text:p>
          </table:table-cell>
          <table:table-cell office:value-type="float" office:value="0.190140845070423" calcext:value-type="float">
            <text:p>0.190140845070423</text:p>
          </table:table-cell>
          <table:table-cell office:value-type="float" office:value="0.190954773869347" calcext:value-type="float">
            <text:p>0.190954773869347</text:p>
          </table:table-cell>
          <table:table-cell office:value-type="float" office:value="0.190763052208835" calcext:value-type="float">
            <text:p>0.190763052208835</text:p>
          </table:table-cell>
          <table:table-cell office:value-type="float" office:value="0.190571715145436" calcext:value-type="float">
            <text:p>0.190571715145436</text:p>
          </table:table-cell>
          <table:table-cell office:value-type="float" office:value="0.191382765531062" calcext:value-type="float">
            <text:p>0.191382765531062</text:p>
          </table:table-cell>
          <table:table-cell office:value-type="float" office:value="0.191191191191191" calcext:value-type="float">
            <text:p>0.19119119119119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0809190809191" calcext:value-type="float">
            <text:p>0.190809190809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" calcext:value-type="float">
            <text:p>0.4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3" calcext:value-type="float">
            <text:p>0.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2" calcext:value-type="float">
            <text:p>0.3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0.25" calcext:value-type="float">
            <text:p>0.25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32558139534884" calcext:value-type="float">
            <text:p>0.232558139534884</text:p>
          </table:table-cell>
          <table:table-cell office:value-type="float" office:value="0.25" calcext:value-type="float">
            <text:p>0.25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76595744680851" calcext:value-type="float">
            <text:p>0.276595744680851</text:p>
          </table:table-cell>
          <table:table-cell office:value-type="float" office:value="0.270833333333333" calcext:value-type="float">
            <text:p>0.2708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" calcext:value-type="float">
            <text:p>0.28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64150943396226" calcext:value-type="float">
            <text:p>0.264150943396226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67857142857143" calcext:value-type="float">
            <text:p>0.267857142857143</text:p>
          </table:table-cell>
          <table:table-cell office:value-type="float" office:value="0.280701754385965" calcext:value-type="float">
            <text:p>0.28070175438596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71186440677966" calcext:value-type="float">
            <text:p>0.27118644067796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62295081967213" calcext:value-type="float">
            <text:p>0.262295081967213</text:p>
          </table:table-cell>
          <table:table-cell office:value-type="float" office:value="0.274193548387097" calcext:value-type="float">
            <text:p>0.274193548387097</text:p>
          </table:table-cell>
          <table:table-cell office:value-type="float" office:value="0.26984126984127" calcext:value-type="float">
            <text:p>0.2698412698412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76923076923077" calcext:value-type="float">
            <text:p>0.276923076923077</text:p>
          </table:table-cell>
          <table:table-cell office:value-type="float" office:value="0.287878787878788" calcext:value-type="float">
            <text:p>0.287878787878788</text:p>
          </table:table-cell>
          <table:table-cell office:value-type="float" office:value="0.283582089552239" calcext:value-type="float">
            <text:p>0.283582089552239</text:p>
          </table:table-cell>
          <table:table-cell office:value-type="float" office:value="0.279411764705882" calcext:value-type="float">
            <text:p>0.279411764705882</text:p>
          </table:table-cell>
          <table:table-cell office:value-type="float" office:value="0.27536231884058" calcext:value-type="float">
            <text:p>0.27536231884058</text:p>
          </table:table-cell>
          <table:table-cell office:value-type="float" office:value="0.271428571428571" calcext:value-type="float">
            <text:p>0.271428571428571</text:p>
          </table:table-cell>
          <table:table-cell office:value-type="float" office:value="0.267605633802817" calcext:value-type="float">
            <text:p>0.267605633802817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73972602739726" calcext:value-type="float">
            <text:p>0.273972602739726</text:p>
          </table:table-cell>
          <table:table-cell office:value-type="float" office:value="0.283783783783784" calcext:value-type="float">
            <text:p>0.283783783783784</text:p>
          </table:table-cell>
          <table:table-cell office:value-type="float" office:value="0.28" calcext:value-type="float">
            <text:p>0.28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278481012658228" calcext:value-type="float">
            <text:p>0.27848101265822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1604938271605" calcext:value-type="float">
            <text:p>0.271604938271605</text:p>
          </table:table-cell>
          <table:table-cell office:value-type="float" office:value="0.268292682926829" calcext:value-type="float">
            <text:p>0.268292682926829</text:p>
          </table:table-cell>
          <table:table-cell office:value-type="float" office:value="0.265060240963855" calcext:value-type="float">
            <text:p>0.265060240963855</text:p>
          </table:table-cell>
          <table:table-cell office:value-type="float" office:value="0.261904761904762" calcext:value-type="float">
            <text:p>0.261904761904762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0.267441860465116" calcext:value-type="float">
            <text:p>0.26744186046511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69662921348315" calcext:value-type="float">
            <text:p>0.269662921348315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74725274725275" calcext:value-type="float">
            <text:p>0.274725274725275</text:p>
          </table:table-cell>
          <table:table-cell office:value-type="float" office:value="0.271739130434783" calcext:value-type="float">
            <text:p>0.271739130434783</text:p>
          </table:table-cell>
          <table:table-cell office:value-type="float" office:value="0.268817204301075" calcext:value-type="float">
            <text:p>0.268817204301075</text:p>
          </table:table-cell>
          <table:table-cell office:value-type="float" office:value="0.265957446808511" calcext:value-type="float">
            <text:p>0.265957446808511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270833333333333" calcext:value-type="float">
            <text:p>0.270833333333333</text:p>
          </table:table-cell>
          <table:table-cell office:value-type="float" office:value="0.278350515463918" calcext:value-type="float">
            <text:p>0.278350515463918</text:p>
          </table:table-cell>
          <table:table-cell office:value-type="float" office:value="0.275510204081633" calcext:value-type="float">
            <text:p>0.27551020408163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7" calcext:value-type="float">
            <text:p>0.27</text:p>
          </table:table-cell>
          <table:table-cell office:value-type="float" office:value="0.267326732673267" calcext:value-type="float">
            <text:p>0.267326732673267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0.262135922330097" calcext:value-type="float">
            <text:p>0.262135922330097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64150943396226" calcext:value-type="float">
            <text:p>0.264150943396226</text:p>
          </table:table-cell>
          <table:table-cell office:value-type="float" office:value="0.261682242990654" calcext:value-type="float">
            <text:p>0.261682242990654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6880733944954" calcext:value-type="float">
            <text:p>0.256880733944954</text:p>
          </table:table-cell>
          <table:table-cell office:value-type="float" office:value="0.254545454545454" calcext:value-type="float">
            <text:p>0.254545454545454</text:p>
          </table:table-cell>
          <table:table-cell office:value-type="float" office:value="0.252252252252252" calcext:value-type="float">
            <text:p>0.252252252252252</text:p>
          </table:table-cell>
          <table:table-cell office:value-type="float" office:value="0.25" calcext:value-type="float">
            <text:p>0.25</text:p>
          </table:table-cell>
          <table:table-cell office:value-type="float" office:value="0.256637168141593" calcext:value-type="float">
            <text:p>0.256637168141593</text:p>
          </table:table-cell>
          <table:table-cell office:value-type="float" office:value="0.254385964912281" calcext:value-type="float">
            <text:p>0.254385964912281</text:p>
          </table:table-cell>
          <table:table-cell office:value-type="float" office:value="0.252173913043478" calcext:value-type="float">
            <text:p>0.252173913043478</text:p>
          </table:table-cell>
          <table:table-cell office:value-type="float" office:value="0.25" calcext:value-type="float">
            <text:p>0.25</text:p>
          </table:table-cell>
          <table:table-cell office:value-type="float" office:value="0.247863247863248" calcext:value-type="float">
            <text:p>0.247863247863248</text:p>
          </table:table-cell>
          <table:table-cell office:value-type="float" office:value="0.245762711864407" calcext:value-type="float">
            <text:p>0.245762711864407</text:p>
          </table:table-cell>
          <table:table-cell office:value-type="float" office:value="0.243697478991597" calcext:value-type="float">
            <text:p>0.243697478991597</text:p>
          </table:table-cell>
          <table:table-cell office:value-type="float" office:value="0.241666666666667" calcext:value-type="float">
            <text:p>0.241666666666667</text:p>
          </table:table-cell>
          <table:table-cell office:value-type="float" office:value="0.247933884297521" calcext:value-type="float">
            <text:p>0.247933884297521</text:p>
          </table:table-cell>
          <table:table-cell office:value-type="float" office:value="0.245901639344262" calcext:value-type="float">
            <text:p>0.245901639344262</text:p>
          </table:table-cell>
          <table:table-cell office:value-type="float" office:value="0.24390243902439" calcext:value-type="float">
            <text:p>0.24390243902439</text:p>
          </table:table-cell>
          <table:table-cell office:value-type="float" office:value="0.241935483870968" calcext:value-type="float">
            <text:p>0.24193548387096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6031746031746" calcext:value-type="float">
            <text:p>0.246031746031746</text:p>
          </table:table-cell>
          <table:table-cell office:value-type="float" office:value="0.251968503937008" calcext:value-type="float">
            <text:p>0.251968503937008</text:p>
          </table:table-cell>
          <table:table-cell office:value-type="float" office:value="0.25" calcext:value-type="float">
            <text:p>0.25</text:p>
          </table:table-cell>
          <table:table-cell office:value-type="float" office:value="0.248062015503876" calcext:value-type="float">
            <text:p>0.248062015503876</text:p>
          </table:table-cell>
          <table:table-cell office:value-type="float" office:value="0.246153846153846" calcext:value-type="float">
            <text:p>0.246153846153846</text:p>
          </table:table-cell>
          <table:table-cell office:value-type="float" office:value="0.251908396946565" calcext:value-type="float">
            <text:p>0.251908396946565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2030075188" calcext:value-type="float">
            <text:p>0.24812030075188</text:p>
          </table:table-cell>
          <table:table-cell office:value-type="float" office:value="0.246268656716418" calcext:value-type="float">
            <text:p>0.246268656716418</text:p>
          </table:table-cell>
          <table:table-cell office:value-type="float" office:value="0.244444444444444" calcext:value-type="float">
            <text:p>0.24444444444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75182481752" calcext:value-type="float">
            <text:p>0.248175182481752</text:p>
          </table:table-cell>
          <table:table-cell office:value-type="float" office:value="0.253623188405797" calcext:value-type="float">
            <text:p>0.253623188405797</text:p>
          </table:table-cell>
          <table:table-cell office:value-type="float" office:value="0.251798561151079" calcext:value-type="float">
            <text:p>0.251798561151079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26241134751773" calcext:value-type="float">
            <text:p>0.26241134751773</text:p>
          </table:table-cell>
          <table:table-cell office:value-type="float" office:value="0.26056338028169" calcext:value-type="float">
            <text:p>0.26056338028169</text:p>
          </table:table-cell>
          <table:table-cell office:value-type="float" office:value="0.265734265734266" calcext:value-type="float">
            <text:p>0.265734265734266</text:p>
          </table:table-cell>
          <table:table-cell office:value-type="float" office:value="0.263888888888889" calcext:value-type="float">
            <text:p>0.263888888888889</text:p>
          </table:table-cell>
          <table:table-cell office:value-type="float" office:value="0.268965517241379" calcext:value-type="float">
            <text:p>0.268965517241379</text:p>
          </table:table-cell>
          <table:table-cell office:value-type="float" office:value="0.267123287671233" calcext:value-type="float">
            <text:p>0.267123287671233</text:p>
          </table:table-cell>
          <table:table-cell office:value-type="float" office:value="0.272108843537415" calcext:value-type="float">
            <text:p>0.272108843537415</text:p>
          </table:table-cell>
          <table:table-cell office:value-type="float" office:value="0.27027027027027" calcext:value-type="float">
            <text:p>0.27027027027027</text:p>
          </table:table-cell>
          <table:table-cell office:value-type="float" office:value="0.275167785234899" calcext:value-type="float">
            <text:p>0.275167785234899</text:p>
          </table:table-cell>
          <table:table-cell office:value-type="float" office:value="0.273333333333333" calcext:value-type="float">
            <text:p>0.273333333333333</text:p>
          </table:table-cell>
          <table:table-cell office:value-type="float" office:value="0.271523178807947" calcext:value-type="float">
            <text:p>0.271523178807947</text:p>
          </table:table-cell>
          <table:table-cell office:value-type="float" office:value="0.276315789473684" calcext:value-type="float">
            <text:p>0.276315789473684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70967741935484" calcext:value-type="float">
            <text:p>0.270967741935484</text:p>
          </table:table-cell>
          <table:table-cell office:value-type="float" office:value="0.275641025641026" calcext:value-type="float">
            <text:p>0.275641025641026</text:p>
          </table:table-cell>
          <table:table-cell office:value-type="float" office:value="0.280254777070064" calcext:value-type="float">
            <text:p>0.280254777070064</text:p>
          </table:table-cell>
          <table:table-cell office:value-type="float" office:value="0.278481012658228" calcext:value-type="float">
            <text:p>0.278481012658228</text:p>
          </table:table-cell>
          <table:table-cell office:value-type="float" office:value="0.276729559748428" calcext:value-type="float">
            <text:p>0.27672955974842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3291925465838" calcext:value-type="float">
            <text:p>0.273291925465838</text:p>
          </table:table-cell>
          <table:table-cell office:value-type="float" office:value="0.271604938271605" calcext:value-type="float">
            <text:p>0.271604938271605</text:p>
          </table:table-cell>
          <table:table-cell office:value-type="float" office:value="0.276073619631902" calcext:value-type="float">
            <text:p>0.276073619631902</text:p>
          </table:table-cell>
          <table:table-cell office:value-type="float" office:value="0.274390243902439" calcext:value-type="float">
            <text:p>0.274390243902439</text:p>
          </table:table-cell>
          <table:table-cell office:value-type="float" office:value="0.278787878787879" calcext:value-type="float">
            <text:p>0.278787878787879</text:p>
          </table:table-cell>
          <table:table-cell office:value-type="float" office:value="0.27710843373494" calcext:value-type="float">
            <text:p>0.27710843373494</text:p>
          </table:table-cell>
          <table:table-cell office:value-type="float" office:value="0.281437125748503" calcext:value-type="float">
            <text:p>0.28143712574850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4023668639053" calcext:value-type="float">
            <text:p>0.284023668639053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0.286549707602339" calcext:value-type="float">
            <text:p>0.286549707602339</text:p>
          </table:table-cell>
          <table:table-cell office:value-type="float" office:value="0.284883720930233" calcext:value-type="float">
            <text:p>0.284883720930233</text:p>
          </table:table-cell>
          <table:table-cell office:value-type="float" office:value="0.283236994219653" calcext:value-type="float">
            <text:p>0.283236994219653</text:p>
          </table:table-cell>
          <table:table-cell office:value-type="float" office:value="0.281609195402299" calcext:value-type="float">
            <text:p>0.281609195402299</text:p>
          </table:table-cell>
          <table:table-cell office:value-type="float" office:value="0.28" calcext:value-type="float">
            <text:p>0.28</text:p>
          </table:table-cell>
          <table:table-cell office:value-type="float" office:value="0.278409090909091" calcext:value-type="float">
            <text:p>0.278409090909091</text:p>
          </table:table-cell>
          <table:table-cell office:value-type="float" office:value="0.27683615819209" calcext:value-type="float">
            <text:p>0.27683615819209</text:p>
          </table:table-cell>
          <table:table-cell office:value-type="float" office:value="0.275280898876404" calcext:value-type="float">
            <text:p>0.275280898876404</text:p>
          </table:table-cell>
          <table:table-cell office:value-type="float" office:value="0.273743016759776" calcext:value-type="float">
            <text:p>0.273743016759776</text:p>
          </table:table-cell>
          <table:table-cell office:value-type="float" office:value="0.272222222222222" calcext:value-type="float">
            <text:p>0.272222222222222</text:p>
          </table:table-cell>
          <table:table-cell office:value-type="float" office:value="0.270718232044199" calcext:value-type="float">
            <text:p>0.270718232044199</text:p>
          </table:table-cell>
          <table:table-cell office:value-type="float" office:value="0.274725274725275" calcext:value-type="float">
            <text:p>0.274725274725275</text:p>
          </table:table-cell>
          <table:table-cell office:value-type="float" office:value="0.273224043715847" calcext:value-type="float">
            <text:p>0.273224043715847</text:p>
          </table:table-cell>
          <table:table-cell office:value-type="float" office:value="0.271739130434783" calcext:value-type="float">
            <text:p>0.271739130434783</text:p>
          </table:table-cell>
          <table:table-cell office:value-type="float" office:value="0.27027027027027" calcext:value-type="float">
            <text:p>0.27027027027027</text:p>
          </table:table-cell>
          <table:table-cell office:value-type="float" office:value="0.274193548387097" calcext:value-type="float">
            <text:p>0.274193548387097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71276595744681" calcext:value-type="float">
            <text:p>0.271276595744681</text:p>
          </table:table-cell>
          <table:table-cell office:value-type="float" office:value="0.26984126984127" calcext:value-type="float">
            <text:p>0.26984126984127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272251308900524" calcext:value-type="float">
            <text:p>0.272251308900524</text:p>
          </table:table-cell>
          <table:table-cell office:value-type="float" office:value="0.270833333333333" calcext:value-type="float">
            <text:p>0.270833333333333</text:p>
          </table:table-cell>
          <table:table-cell office:value-type="float" office:value="0.269430051813471" calcext:value-type="float">
            <text:p>0.269430051813471</text:p>
          </table:table-cell>
          <table:table-cell office:value-type="float" office:value="0.268041237113402" calcext:value-type="float">
            <text:p>0.268041237113402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70408163265306" calcext:value-type="float">
            <text:p>0.270408163265306</text:p>
          </table:table-cell>
          <table:table-cell office:value-type="float" office:value="0.269035532994924" calcext:value-type="float">
            <text:p>0.269035532994924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71356783919598" calcext:value-type="float">
            <text:p>0.271356783919598</text:p>
          </table:table-cell>
          <table:table-cell office:value-type="float" office:value="0.27" calcext:value-type="float">
            <text:p>0.27</text:p>
          </table:table-cell>
          <table:table-cell office:value-type="float" office:value="0.27363184079602" calcext:value-type="float">
            <text:p>0.27363184079602</text:p>
          </table:table-cell>
          <table:table-cell office:value-type="float" office:value="0.272277227722772" calcext:value-type="float">
            <text:p>0.272277227722772</text:p>
          </table:table-cell>
          <table:table-cell office:value-type="float" office:value="0.270935960591133" calcext:value-type="float">
            <text:p>0.270935960591133</text:p>
          </table:table-cell>
          <table:table-cell office:value-type="float" office:value="0.269607843137255" calcext:value-type="float">
            <text:p>0.269607843137255</text:p>
          </table:table-cell>
          <table:table-cell office:value-type="float" office:value="0.268292682926829" calcext:value-type="float">
            <text:p>0.268292682926829</text:p>
          </table:table-cell>
          <table:table-cell office:value-type="float" office:value="0.271844660194175" calcext:value-type="float">
            <text:p>0.271844660194175</text:p>
          </table:table-cell>
          <table:table-cell office:value-type="float" office:value="0.270531400966184" calcext:value-type="float">
            <text:p>0.270531400966184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67942583732057" calcext:value-type="float">
            <text:p>0.26794258373205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65402843601896" calcext:value-type="float">
            <text:p>0.265402843601896</text:p>
          </table:table-cell>
          <table:table-cell office:value-type="float" office:value="0.264150943396226" calcext:value-type="float">
            <text:p>0.264150943396226</text:p>
          </table:table-cell>
          <table:table-cell office:value-type="float" office:value="0.262910798122066" calcext:value-type="float">
            <text:p>0.262910798122066</text:p>
          </table:table-cell>
          <table:table-cell office:value-type="float" office:value="0.261682242990654" calcext:value-type="float">
            <text:p>0.261682242990654</text:p>
          </table:table-cell>
          <table:table-cell office:value-type="float" office:value="0.26046511627907" calcext:value-type="float">
            <text:p>0.26046511627907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0.261467889908257" calcext:value-type="float">
            <text:p>0.261467889908257</text:p>
          </table:table-cell>
          <table:table-cell office:value-type="float" office:value="0.264840182648402" calcext:value-type="float">
            <text:p>0.264840182648402</text:p>
          </table:table-cell>
          <table:table-cell office:value-type="float" office:value="0.263636363636364" calcext:value-type="float">
            <text:p>0.263636363636364</text:p>
          </table:table-cell>
          <table:table-cell office:value-type="float" office:value="0.266968325791855" calcext:value-type="float">
            <text:p>0.266968325791855</text:p>
          </table:table-cell>
          <table:table-cell office:value-type="float" office:value="0.265765765765766" calcext:value-type="float">
            <text:p>0.265765765765766</text:p>
          </table:table-cell>
          <table:table-cell office:value-type="float" office:value="0.269058295964126" calcext:value-type="float">
            <text:p>0.269058295964126</text:p>
          </table:table-cell>
          <table:table-cell office:value-type="float" office:value="0.267857142857143" calcext:value-type="float">
            <text:p>0.267857142857143</text:p>
          </table:table-cell>
          <table:table-cell office:value-type="float" office:value="0.271111111111111" calcext:value-type="float">
            <text:p>0.271111111111111</text:p>
          </table:table-cell>
          <table:table-cell office:value-type="float" office:value="0.269911504424779" calcext:value-type="float">
            <text:p>0.269911504424779</text:p>
          </table:table-cell>
          <table:table-cell office:value-type="float" office:value="0.273127753303965" calcext:value-type="float">
            <text:p>0.273127753303965</text:p>
          </table:table-cell>
          <table:table-cell office:value-type="float" office:value="0.276315789473684" calcext:value-type="float">
            <text:p>0.276315789473684</text:p>
          </table:table-cell>
          <table:table-cell office:value-type="float" office:value="0.279475982532751" calcext:value-type="float">
            <text:p>0.279475982532751</text:p>
          </table:table-cell>
          <table:table-cell office:value-type="float" office:value="0.278260869565217" calcext:value-type="float">
            <text:p>0.278260869565217</text:p>
          </table:table-cell>
          <table:table-cell office:value-type="float" office:value="0.281385281385281" calcext:value-type="float">
            <text:p>0.281385281385281</text:p>
          </table:table-cell>
          <table:table-cell office:value-type="float" office:value="0.280172413793103" calcext:value-type="float">
            <text:p>0.280172413793103</text:p>
          </table:table-cell>
          <table:table-cell office:value-type="float" office:value="0.278969957081545" calcext:value-type="float">
            <text:p>0.278969957081545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76595744680851" calcext:value-type="float">
            <text:p>0.276595744680851</text:p>
          </table:table-cell>
          <table:table-cell office:value-type="float" office:value="0.275423728813559" calcext:value-type="float">
            <text:p>0.275423728813559</text:p>
          </table:table-cell>
          <table:table-cell office:value-type="float" office:value="0.274261603375527" calcext:value-type="float">
            <text:p>0.274261603375527</text:p>
          </table:table-cell>
          <table:table-cell office:value-type="float" office:value="0.273109243697479" calcext:value-type="float">
            <text:p>0.273109243697479</text:p>
          </table:table-cell>
          <table:table-cell office:value-type="float" office:value="0.271966527196653" calcext:value-type="float">
            <text:p>0.27196652719665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3858921161826" calcext:value-type="float">
            <text:p>0.273858921161826</text:p>
          </table:table-cell>
          <table:table-cell office:value-type="float" office:value="0.276859504132231" calcext:value-type="float">
            <text:p>0.276859504132231</text:p>
          </table:table-cell>
          <table:table-cell office:value-type="float" office:value="0.275720164609053" calcext:value-type="float">
            <text:p>0.275720164609053</text:p>
          </table:table-cell>
          <table:table-cell office:value-type="float" office:value="0.274590163934426" calcext:value-type="float">
            <text:p>0.274590163934426</text:p>
          </table:table-cell>
          <table:table-cell office:value-type="float" office:value="0.273469387755102" calcext:value-type="float">
            <text:p>0.273469387755102</text:p>
          </table:table-cell>
          <table:table-cell office:value-type="float" office:value="0.276422764227642" calcext:value-type="float">
            <text:p>0.276422764227642</text:p>
          </table:table-cell>
          <table:table-cell office:value-type="float" office:value="0.275303643724696" calcext:value-type="float">
            <text:p>0.275303643724696</text:p>
          </table:table-cell>
          <table:table-cell office:value-type="float" office:value="0.274193548387097" calcext:value-type="float">
            <text:p>0.274193548387097</text:p>
          </table:table-cell>
          <table:table-cell office:value-type="float" office:value="0.273092369477912" calcext:value-type="float">
            <text:p>0.27309236947791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4900398406374" calcext:value-type="float">
            <text:p>0.274900398406374</text:p>
          </table:table-cell>
          <table:table-cell office:value-type="float" office:value="0.273809523809524" calcext:value-type="float">
            <text:p>0.273809523809524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271653543307087" calcext:value-type="float">
            <text:p>0.271653543307087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272373540856031" calcext:value-type="float">
            <text:p>0.272373540856031</text:p>
          </table:table-cell>
          <table:table-cell office:value-type="float" office:value="0.271317829457364" calcext:value-type="float">
            <text:p>0.271317829457364</text:p>
          </table:table-cell>
          <table:table-cell office:value-type="float" office:value="0.27027027027027" calcext:value-type="float">
            <text:p>0.27027027027027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68199233716475" calcext:value-type="float">
            <text:p>0.268199233716475</text:p>
          </table:table-cell>
          <table:table-cell office:value-type="float" office:value="0.270992366412214" calcext:value-type="float">
            <text:p>0.270992366412214</text:p>
          </table:table-cell>
          <table:table-cell office:value-type="float" office:value="0.269961977186312" calcext:value-type="float">
            <text:p>0.269961977186312</text:p>
          </table:table-cell>
          <table:table-cell office:value-type="float" office:value="0.268939393939394" calcext:value-type="float">
            <text:p>0.268939393939394</text:p>
          </table:table-cell>
          <table:table-cell office:value-type="float" office:value="0.267924528301887" calcext:value-type="float">
            <text:p>0.267924528301887</text:p>
          </table:table-cell>
          <table:table-cell office:value-type="float" office:value="0.266917293233083" calcext:value-type="float">
            <text:p>0.266917293233083</text:p>
          </table:table-cell>
          <table:table-cell office:value-type="float" office:value="0.265917602996255" calcext:value-type="float">
            <text:p>0.265917602996255</text:p>
          </table:table-cell>
          <table:table-cell office:value-type="float" office:value="0.264925373134328" calcext:value-type="float">
            <text:p>0.264925373134328</text:p>
          </table:table-cell>
          <table:table-cell office:value-type="float" office:value="0.263940520446097" calcext:value-type="float">
            <text:p>0.263940520446097</text:p>
          </table:table-cell>
          <table:table-cell office:value-type="float" office:value="0.262962962962963" calcext:value-type="float">
            <text:p>0.262962962962963</text:p>
          </table:table-cell>
          <table:table-cell office:value-type="float" office:value="0.261992619926199" calcext:value-type="float">
            <text:p>0.261992619926199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0.263736263736264" calcext:value-type="float">
            <text:p>0.263736263736264</text:p>
          </table:table-cell>
          <table:table-cell office:value-type="float" office:value="0.262773722627737" calcext:value-type="float">
            <text:p>0.262773722627737</text:p>
          </table:table-cell>
          <table:table-cell office:value-type="float" office:value="0.265454545454545" calcext:value-type="float">
            <text:p>0.265454545454545</text:p>
          </table:table-cell>
          <table:table-cell office:value-type="float" office:value="0.264492753623188" calcext:value-type="float">
            <text:p>0.264492753623188</text:p>
          </table:table-cell>
          <table:table-cell office:value-type="float" office:value="0.267148014440433" calcext:value-type="float">
            <text:p>0.267148014440433</text:p>
          </table:table-cell>
          <table:table-cell office:value-type="float" office:value="0.266187050359712" calcext:value-type="float">
            <text:p>0.266187050359712</text:p>
          </table:table-cell>
          <table:table-cell office:value-type="float" office:value="0.265232974910394" calcext:value-type="float">
            <text:p>0.265232974910394</text:p>
          </table:table-cell>
          <table:table-cell office:value-type="float" office:value="0.264285714285714" calcext:value-type="float">
            <text:p>0.264285714285714</text:p>
          </table:table-cell>
          <table:table-cell office:value-type="float" office:value="0.263345195729537" calcext:value-type="float">
            <text:p>0.263345195729537</text:p>
          </table:table-cell>
          <table:table-cell office:value-type="float" office:value="0.265957446808511" calcext:value-type="float">
            <text:p>0.265957446808511</text:p>
          </table:table-cell>
          <table:table-cell office:value-type="float" office:value="0.265017667844523" calcext:value-type="float">
            <text:p>0.265017667844523</text:p>
          </table:table-cell>
          <table:table-cell office:value-type="float" office:value="0.267605633802817" calcext:value-type="float">
            <text:p>0.2676056338028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65734265734266" calcext:value-type="float">
            <text:p>0.265734265734266</text:p>
          </table:table-cell>
          <table:table-cell office:value-type="float" office:value="0.264808362369338" calcext:value-type="float">
            <text:p>0.264808362369338</text:p>
          </table:table-cell>
          <table:table-cell office:value-type="float" office:value="0.263888888888889" calcext:value-type="float">
            <text:p>0.263888888888889</text:p>
          </table:table-cell>
          <table:table-cell office:value-type="float" office:value="0.262975778546713" calcext:value-type="float">
            <text:p>0.262975778546713</text:p>
          </table:table-cell>
          <table:table-cell office:value-type="float" office:value="0.262068965517241" calcext:value-type="float">
            <text:p>0.262068965517241</text:p>
          </table:table-cell>
          <table:table-cell office:value-type="float" office:value="0.264604810996564" calcext:value-type="float">
            <text:p>0.264604810996564</text:p>
          </table:table-cell>
          <table:table-cell office:value-type="float" office:value="0.263698630136986" calcext:value-type="float">
            <text:p>0.263698630136986</text:p>
          </table:table-cell>
          <table:table-cell office:value-type="float" office:value="0.262798634812287" calcext:value-type="float">
            <text:p>0.262798634812287</text:p>
          </table:table-cell>
          <table:table-cell office:value-type="float" office:value="0.26530612244898" calcext:value-type="float">
            <text:p>0.26530612244898</text:p>
          </table:table-cell>
          <table:table-cell office:value-type="float" office:value="0.264406779661017" calcext:value-type="float">
            <text:p>0.264406779661017</text:p>
          </table:table-cell>
          <table:table-cell office:value-type="float" office:value="0.263513513513513" calcext:value-type="float">
            <text:p>0.263513513513513</text:p>
          </table:table-cell>
          <table:table-cell office:value-type="float" office:value="0.262626262626263" calcext:value-type="float">
            <text:p>0.262626262626263</text:p>
          </table:table-cell>
          <table:table-cell office:value-type="float" office:value="0.261744966442953" calcext:value-type="float">
            <text:p>0.261744966442953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6" calcext:value-type="float">
            <text:p>0.26</text:p>
          </table:table-cell>
          <table:table-cell office:value-type="float" office:value="0.259136212624585" calcext:value-type="float">
            <text:p>0.259136212624585</text:p>
          </table:table-cell>
          <table:table-cell office:value-type="float" office:value="0.26158940397351" calcext:value-type="float">
            <text:p>0.26158940397351</text:p>
          </table:table-cell>
          <table:table-cell office:value-type="float" office:value="0.260726072607261" calcext:value-type="float">
            <text:p>0.260726072607261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62295081967213" calcext:value-type="float">
            <text:p>0.262295081967213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0.263843648208469" calcext:value-type="float">
            <text:p>0.263843648208469</text:p>
          </table:table-cell>
          <table:table-cell office:value-type="float" office:value="0.266233766233766" calcext:value-type="float">
            <text:p>0.266233766233766</text:p>
          </table:table-cell>
          <table:table-cell office:value-type="float" office:value="0.26537216828479" calcext:value-type="float">
            <text:p>0.26537216828479</text:p>
          </table:table-cell>
          <table:table-cell office:value-type="float" office:value="0.264516129032258" calcext:value-type="float">
            <text:p>0.264516129032258</text:p>
          </table:table-cell>
          <table:table-cell office:value-type="float" office:value="0.263665594855305" calcext:value-type="float">
            <text:p>0.263665594855305</text:p>
          </table:table-cell>
          <table:table-cell office:value-type="float" office:value="0.262820512820513" calcext:value-type="float">
            <text:p>0.262820512820513</text:p>
          </table:table-cell>
          <table:table-cell office:value-type="float" office:value="0.26517571884984" calcext:value-type="float">
            <text:p>0.26517571884984</text:p>
          </table:table-cell>
          <table:table-cell office:value-type="float" office:value="0.264331210191083" calcext:value-type="float">
            <text:p>0.264331210191083</text:p>
          </table:table-cell>
          <table:table-cell office:value-type="float" office:value="0.263492063492063" calcext:value-type="float">
            <text:p>0.263492063492063</text:p>
          </table:table-cell>
          <table:table-cell office:value-type="float" office:value="0.262658227848101" calcext:value-type="float">
            <text:p>0.262658227848101</text:p>
          </table:table-cell>
          <table:table-cell office:value-type="float" office:value="0.261829652996845" calcext:value-type="float">
            <text:p>0.261829652996845</text:p>
          </table:table-cell>
          <table:table-cell office:value-type="float" office:value="0.261006289308176" calcext:value-type="float">
            <text:p>0.261006289308176</text:p>
          </table:table-cell>
          <table:table-cell office:value-type="float" office:value="0.260188087774295" calcext:value-type="float">
            <text:p>0.260188087774295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0.261682242990654" calcext:value-type="float">
            <text:p>0.261682242990654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260061919504644" calcext:value-type="float">
            <text:p>0.260061919504644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58461538461539" calcext:value-type="float">
            <text:p>0.258461538461539</text:p>
          </table:table-cell>
          <table:table-cell office:value-type="float" office:value="0.257668711656442" calcext:value-type="float">
            <text:p>0.257668711656442</text:p>
          </table:table-cell>
          <table:table-cell office:value-type="float" office:value="0.259938837920489" calcext:value-type="float">
            <text:p>0.259938837920489</text:p>
          </table:table-cell>
          <table:table-cell office:value-type="float" office:value="0.259146341463415" calcext:value-type="float">
            <text:p>0.259146341463415</text:p>
          </table:table-cell>
          <table:table-cell office:value-type="float" office:value="0.258358662613982" calcext:value-type="float">
            <text:p>0.258358662613982</text:p>
          </table:table-cell>
          <table:table-cell office:value-type="float" office:value="0.257575757575758" calcext:value-type="float">
            <text:p>0.257575757575758</text:p>
          </table:table-cell>
          <table:table-cell office:value-type="float" office:value="0.256797583081571" calcext:value-type="float">
            <text:p>0.256797583081571</text:p>
          </table:table-cell>
          <table:table-cell office:value-type="float" office:value="0.256024096385542" calcext:value-type="float">
            <text:p>0.256024096385542</text:p>
          </table:table-cell>
          <table:table-cell office:value-type="float" office:value="0.255255255255255" calcext:value-type="float">
            <text:p>0.255255255255255</text:p>
          </table:table-cell>
          <table:table-cell office:value-type="float" office:value="0.254491017964072" calcext:value-type="float">
            <text:p>0.254491017964072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0.25297619047619" calcext:value-type="float">
            <text:p>0.25297619047619</text:p>
          </table:table-cell>
          <table:table-cell office:value-type="float" office:value="0.252225519287834" calcext:value-type="float">
            <text:p>0.252225519287834</text:p>
          </table:table-cell>
          <table:table-cell office:value-type="float" office:value="0.251479289940828" calcext:value-type="float">
            <text:p>0.251479289940828</text:p>
          </table:table-cell>
          <table:table-cell office:value-type="float" office:value="0.250737463126844" calcext:value-type="float">
            <text:p>0.250737463126844</text:p>
          </table:table-cell>
          <table:table-cell office:value-type="float" office:value="0.25" calcext:value-type="float">
            <text:p>0.25</text:p>
          </table:table-cell>
          <table:table-cell office:value-type="float" office:value="0.249266862170088" calcext:value-type="float">
            <text:p>0.249266862170088</text:p>
          </table:table-cell>
          <table:table-cell office:value-type="float" office:value="0.248538011695906" calcext:value-type="float">
            <text:p>0.248538011695906</text:p>
          </table:table-cell>
          <table:table-cell office:value-type="float" office:value="0.247813411078717" calcext:value-type="float">
            <text:p>0.247813411078717</text:p>
          </table:table-cell>
          <table:table-cell office:value-type="float" office:value="0.247093023255814" calcext:value-type="float">
            <text:p>0.247093023255814</text:p>
          </table:table-cell>
          <table:table-cell office:value-type="float" office:value="0.246376811594203" calcext:value-type="float">
            <text:p>0.246376811594203</text:p>
          </table:table-cell>
          <table:table-cell office:value-type="float" office:value="0.245664739884393" calcext:value-type="float">
            <text:p>0.245664739884393</text:p>
          </table:table-cell>
          <table:table-cell office:value-type="float" office:value="0.247838616714697" calcext:value-type="float">
            <text:p>0.247838616714697</text:p>
          </table:table-cell>
          <table:table-cell office:value-type="float" office:value="0.247126436781609" calcext:value-type="float">
            <text:p>0.247126436781609</text:p>
          </table:table-cell>
          <table:table-cell office:value-type="float" office:value="0.246418338108883" calcext:value-type="float">
            <text:p>0.246418338108883</text:p>
          </table:table-cell>
          <table:table-cell office:value-type="float" office:value="0.245714285714286" calcext:value-type="float">
            <text:p>0.245714285714286</text:p>
          </table:table-cell>
          <table:table-cell office:value-type="float" office:value="0.245014245014245" calcext:value-type="float">
            <text:p>0.245014245014245</text:p>
          </table:table-cell>
          <table:table-cell office:value-type="float" office:value="0.244318181818182" calcext:value-type="float">
            <text:p>0.244318181818182</text:p>
          </table:table-cell>
          <table:table-cell office:value-type="float" office:value="0.246458923512748" calcext:value-type="float">
            <text:p>0.246458923512748</text:p>
          </table:table-cell>
          <table:table-cell office:value-type="float" office:value="0.245762711864407" calcext:value-type="float">
            <text:p>0.245762711864407</text:p>
          </table:table-cell>
          <table:table-cell office:value-type="float" office:value="0.247887323943662" calcext:value-type="float">
            <text:p>0.247887323943662</text:p>
          </table:table-cell>
          <table:table-cell office:value-type="float" office:value="0.247191011235955" calcext:value-type="float">
            <text:p>0.247191011235955</text:p>
          </table:table-cell>
          <table:table-cell office:value-type="float" office:value="0.249299719887955" calcext:value-type="float">
            <text:p>0.249299719887955</text:p>
          </table:table-cell>
          <table:table-cell office:value-type="float" office:value="0.248603351955307" calcext:value-type="float">
            <text:p>0.248603351955307</text:p>
          </table:table-cell>
          <table:table-cell office:value-type="float" office:value="0.250696378830084" calcext:value-type="float">
            <text:p>0.250696378830084</text:p>
          </table:table-cell>
          <table:table-cell office:value-type="float" office:value="0.25" calcext:value-type="float">
            <text:p>0.25</text:p>
          </table:table-cell>
          <table:table-cell office:value-type="float" office:value="0.249307479224377" calcext:value-type="float">
            <text:p>0.249307479224377</text:p>
          </table:table-cell>
          <table:table-cell office:value-type="float" office:value="0.248618784530387" calcext:value-type="float">
            <text:p>0.248618784530387</text:p>
          </table:table-cell>
          <table:table-cell office:value-type="float" office:value="0.247933884297521" calcext:value-type="float">
            <text:p>0.247933884297521</text:p>
          </table:table-cell>
          <table:table-cell office:value-type="float" office:value="0.25" calcext:value-type="float">
            <text:p>0.25</text:p>
          </table:table-cell>
          <table:table-cell office:value-type="float" office:value="0.249315068493151" calcext:value-type="float">
            <text:p>0.249315068493151</text:p>
          </table:table-cell>
          <table:table-cell office:value-type="float" office:value="0.251366120218579" calcext:value-type="float">
            <text:p>0.251366120218579</text:p>
          </table:table-cell>
          <table:table-cell office:value-type="float" office:value="0.250681198910082" calcext:value-type="float">
            <text:p>0.250681198910082</text:p>
          </table:table-cell>
          <table:table-cell office:value-type="float" office:value="0.25" calcext:value-type="float">
            <text:p>0.25</text:p>
          </table:table-cell>
          <table:table-cell office:value-type="float" office:value="0.249322493224932" calcext:value-type="float">
            <text:p>0.249322493224932</text:p>
          </table:table-cell>
          <table:table-cell office:value-type="float" office:value="0.251351351351351" calcext:value-type="float">
            <text:p>0.251351351351351</text:p>
          </table:table-cell>
          <table:table-cell office:value-type="float" office:value="0.250673854447439" calcext:value-type="float">
            <text:p>0.250673854447439</text:p>
          </table:table-cell>
          <table:table-cell office:value-type="float" office:value="0.25" calcext:value-type="float">
            <text:p>0.25</text:p>
          </table:table-cell>
          <table:table-cell office:value-type="float" office:value="0.249329758713137" calcext:value-type="float">
            <text:p>0.249329758713137</text:p>
          </table:table-cell>
          <table:table-cell office:value-type="float" office:value="0.248663101604278" calcext:value-type="float">
            <text:p>0.24866310160427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7340425531915" calcext:value-type="float">
            <text:p>0.247340425531915</text:p>
          </table:table-cell>
          <table:table-cell office:value-type="float" office:value="0.246684350132626" calcext:value-type="float">
            <text:p>0.246684350132626</text:p>
          </table:table-cell>
          <table:table-cell office:value-type="float" office:value="0.246031746031746" calcext:value-type="float">
            <text:p>0.246031746031746</text:p>
          </table:table-cell>
          <table:table-cell office:value-type="float" office:value="0.245382585751979" calcext:value-type="float">
            <text:p>0.245382585751979</text:p>
          </table:table-cell>
          <table:table-cell office:value-type="float" office:value="0.244736842105263" calcext:value-type="float">
            <text:p>0.244736842105263</text:p>
          </table:table-cell>
          <table:table-cell office:value-type="float" office:value="0.244094488188976" calcext:value-type="float">
            <text:p>0.244094488188976</text:p>
          </table:table-cell>
          <table:table-cell office:value-type="float" office:value="0.243455497382199" calcext:value-type="float">
            <text:p>0.243455497382199</text:p>
          </table:table-cell>
          <table:table-cell office:value-type="float" office:value="0.242819843342037" calcext:value-type="float">
            <text:p>0.242819843342037</text:p>
          </table:table-cell>
          <table:table-cell office:value-type="float" office:value="0.244791666666667" calcext:value-type="float">
            <text:p>0.244791666666667</text:p>
          </table:table-cell>
          <table:table-cell office:value-type="float" office:value="0.244155844155844" calcext:value-type="float">
            <text:p>0.244155844155844</text:p>
          </table:table-cell>
          <table:table-cell office:value-type="float" office:value="0.246113989637306" calcext:value-type="float">
            <text:p>0.246113989637306</text:p>
          </table:table-cell>
          <table:table-cell office:value-type="float" office:value="0.245478036175711" calcext:value-type="float">
            <text:p>0.245478036175711</text:p>
          </table:table-cell>
          <table:table-cell office:value-type="float" office:value="0.244845360824742" calcext:value-type="float">
            <text:p>0.244845360824742</text:p>
          </table:table-cell>
          <table:table-cell office:value-type="float" office:value="0.244215938303342" calcext:value-type="float">
            <text:p>0.244215938303342</text:p>
          </table:table-cell>
          <table:table-cell office:value-type="float" office:value="0.243589743589744" calcext:value-type="float">
            <text:p>0.243589743589744</text:p>
          </table:table-cell>
          <table:table-cell office:value-type="float" office:value="0.245524296675192" calcext:value-type="float">
            <text:p>0.245524296675192</text:p>
          </table:table-cell>
          <table:table-cell office:value-type="float" office:value="0.244897959183673" calcext:value-type="float">
            <text:p>0.244897959183673</text:p>
          </table:table-cell>
          <table:table-cell office:value-type="float" office:value="0.246819338422392" calcext:value-type="float">
            <text:p>0.246819338422392</text:p>
          </table:table-cell>
          <table:table-cell office:value-type="float" office:value="0.246192893401015" calcext:value-type="float">
            <text:p>0.246192893401015</text:p>
          </table:table-cell>
          <table:table-cell office:value-type="float" office:value="0.248101265822785" calcext:value-type="float">
            <text:p>0.248101265822785</text:p>
          </table:table-cell>
          <table:table-cell office:value-type="float" office:value="0.247474747474747" calcext:value-type="float">
            <text:p>0.247474747474747</text:p>
          </table:table-cell>
          <table:table-cell office:value-type="float" office:value="0.249370277078086" calcext:value-type="float">
            <text:p>0.249370277078086</text:p>
          </table:table-cell>
          <table:table-cell office:value-type="float" office:value="0.248743718592965" calcext:value-type="float">
            <text:p>0.248743718592965</text:p>
          </table:table-cell>
          <table:table-cell office:value-type="float" office:value="0.24812030075188" calcext:value-type="float">
            <text:p>0.24812030075188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246882793017456" calcext:value-type="float">
            <text:p>0.246882793017456</text:p>
          </table:table-cell>
          <table:table-cell office:value-type="float" office:value="0.246268656716418" calcext:value-type="float">
            <text:p>0.246268656716418</text:p>
          </table:table-cell>
          <table:table-cell office:value-type="float" office:value="0.248138957816377" calcext:value-type="float">
            <text:p>0.248138957816377</text:p>
          </table:table-cell>
          <table:table-cell office:value-type="float" office:value="0.247524752475248" calcext:value-type="float">
            <text:p>0.247524752475248</text:p>
          </table:table-cell>
          <table:table-cell office:value-type="float" office:value="0.246913580246914" calcext:value-type="float">
            <text:p>0.246913580246914</text:p>
          </table:table-cell>
          <table:table-cell office:value-type="float" office:value="0.246305418719212" calcext:value-type="float">
            <text:p>0.246305418719212</text:p>
          </table:table-cell>
          <table:table-cell office:value-type="float" office:value="0.248157248157248" calcext:value-type="float">
            <text:p>0.248157248157248</text:p>
          </table:table-cell>
          <table:table-cell office:value-type="float" office:value="0.247549019607843" calcext:value-type="float">
            <text:p>0.247549019607843</text:p>
          </table:table-cell>
          <table:table-cell office:value-type="float" office:value="0.249388753056235" calcext:value-type="float">
            <text:p>0.249388753056235</text:p>
          </table:table-cell>
          <table:table-cell office:value-type="float" office:value="0.248780487804878" calcext:value-type="float">
            <text:p>0.248780487804878</text:p>
          </table:table-cell>
          <table:table-cell office:value-type="float" office:value="0.248175182481752" calcext:value-type="float">
            <text:p>0.248175182481752</text:p>
          </table:table-cell>
          <table:table-cell office:value-type="float" office:value="0.25" calcext:value-type="float">
            <text:p>0.25</text:p>
          </table:table-cell>
          <table:table-cell office:value-type="float" office:value="0.249394673123487" calcext:value-type="float">
            <text:p>0.249394673123487</text:p>
          </table:table-cell>
          <table:table-cell office:value-type="float" office:value="0.251207729468599" calcext:value-type="float">
            <text:p>0.251207729468599</text:p>
          </table:table-cell>
          <table:table-cell office:value-type="float" office:value="0.250602409638554" calcext:value-type="float">
            <text:p>0.250602409638554</text:p>
          </table:table-cell>
          <table:table-cell office:value-type="float" office:value="0.25" calcext:value-type="float">
            <text:p>0.25</text:p>
          </table:table-cell>
          <table:table-cell office:value-type="float" office:value="0.249400479616307" calcext:value-type="float">
            <text:p>0.249400479616307</text:p>
          </table:table-cell>
          <table:table-cell office:value-type="float" office:value="0.251196172248804" calcext:value-type="float">
            <text:p>0.251196172248804</text:p>
          </table:table-cell>
          <table:table-cell office:value-type="float" office:value="0.250596658711217" calcext:value-type="float">
            <text:p>0.250596658711217</text:p>
          </table:table-cell>
          <table:table-cell office:value-type="float" office:value="0.252380952380952" calcext:value-type="float">
            <text:p>0.252380952380952</text:p>
          </table:table-cell>
          <table:table-cell office:value-type="float" office:value="0.251781472684085" calcext:value-type="float">
            <text:p>0.251781472684085</text:p>
          </table:table-cell>
          <table:table-cell office:value-type="float" office:value="0.251184834123223" calcext:value-type="float">
            <text:p>0.251184834123223</text:p>
          </table:table-cell>
          <table:table-cell office:value-type="float" office:value="0.250591016548463" calcext:value-type="float">
            <text:p>0.250591016548463</text:p>
          </table:table-cell>
          <table:table-cell office:value-type="float" office:value="0.25" calcext:value-type="float">
            <text:p>0.25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0.251173708920188" calcext:value-type="float">
            <text:p>0.251173708920188</text:p>
          </table:table-cell>
          <table:table-cell office:value-type="float" office:value="0.250585480093677" calcext:value-type="float">
            <text:p>0.250585480093677</text:p>
          </table:table-cell>
          <table:table-cell office:value-type="float" office:value="0.25" calcext:value-type="float">
            <text:p>0.25</text:p>
          </table:table-cell>
          <table:table-cell office:value-type="float" office:value="0.249417249417249" calcext:value-type="float">
            <text:p>0.249417249417249</text:p>
          </table:table-cell>
          <table:table-cell office:value-type="float" office:value="0.248837209302326" calcext:value-type="float">
            <text:p>0.248837209302326</text:p>
          </table:table-cell>
          <table:table-cell office:value-type="float" office:value="0.248259860788863" calcext:value-type="float">
            <text:p>0.248259860788863</text:p>
          </table:table-cell>
          <table:table-cell office:value-type="float" office:value="0.247685185185185" calcext:value-type="float">
            <text:p>0.247685185185185</text:p>
          </table:table-cell>
          <table:table-cell office:value-type="float" office:value="0.249422632794457" calcext:value-type="float">
            <text:p>0.249422632794457</text:p>
          </table:table-cell>
          <table:table-cell office:value-type="float" office:value="0.248847926267281" calcext:value-type="float">
            <text:p>0.248847926267281</text:p>
          </table:table-cell>
          <table:table-cell office:value-type="float" office:value="0.248275862068965" calcext:value-type="float">
            <text:p>0.248275862068965</text:p>
          </table:table-cell>
          <table:table-cell office:value-type="float" office:value="0.247706422018349" calcext:value-type="float">
            <text:p>0.247706422018349</text:p>
          </table:table-cell>
          <table:table-cell office:value-type="float" office:value="0.247139588100686" calcext:value-type="float">
            <text:p>0.247139588100686</text:p>
          </table:table-cell>
          <table:table-cell office:value-type="float" office:value="0.246575342465753" calcext:value-type="float">
            <text:p>0.246575342465753</text:p>
          </table:table-cell>
          <table:table-cell office:value-type="float" office:value="0.246013667425968" calcext:value-type="float">
            <text:p>0.246013667425968</text:p>
          </table:table-cell>
          <table:table-cell office:value-type="float" office:value="0.247727272727273" calcext:value-type="float">
            <text:p>0.247727272727273</text:p>
          </table:table-cell>
          <table:table-cell office:value-type="float" office:value="0.247165532879819" calcext:value-type="float">
            <text:p>0.247165532879819</text:p>
          </table:table-cell>
          <table:table-cell office:value-type="float" office:value="0.246606334841629" calcext:value-type="float">
            <text:p>0.246606334841629</text:p>
          </table:table-cell>
          <table:table-cell office:value-type="float" office:value="0.246049661399549" calcext:value-type="float">
            <text:p>0.246049661399549</text:p>
          </table:table-cell>
          <table:table-cell office:value-type="float" office:value="0.247747747747748" calcext:value-type="float">
            <text:p>0.247747747747748</text:p>
          </table:table-cell>
          <table:table-cell office:value-type="float" office:value="0.247191011235955" calcext:value-type="float">
            <text:p>0.247191011235955</text:p>
          </table:table-cell>
          <table:table-cell office:value-type="float" office:value="0.246636771300448" calcext:value-type="float">
            <text:p>0.246636771300448</text:p>
          </table:table-cell>
          <table:table-cell office:value-type="float" office:value="0.246085011185682" calcext:value-type="float">
            <text:p>0.246085011185682</text:p>
          </table:table-cell>
          <table:table-cell office:value-type="float" office:value="0.245535714285714" calcext:value-type="float">
            <text:p>0.245535714285714</text:p>
          </table:table-cell>
          <table:table-cell office:value-type="float" office:value="0.244988864142539" calcext:value-type="float">
            <text:p>0.244988864142539</text:p>
          </table:table-cell>
          <table:table-cell office:value-type="float" office:value="0.244444444444444" calcext:value-type="float">
            <text:p>0.244444444444444</text:p>
          </table:table-cell>
          <table:table-cell office:value-type="float" office:value="0.24390243902439" calcext:value-type="float">
            <text:p>0.24390243902439</text:p>
          </table:table-cell>
          <table:table-cell office:value-type="float" office:value="0.243362831858407" calcext:value-type="float">
            <text:p>0.243362831858407</text:p>
          </table:table-cell>
          <table:table-cell office:value-type="float" office:value="0.242825607064018" calcext:value-type="float">
            <text:p>0.242825607064018</text:p>
          </table:table-cell>
          <table:table-cell office:value-type="float" office:value="0.242290748898678" calcext:value-type="float">
            <text:p>0.242290748898678</text:p>
          </table:table-cell>
          <table:table-cell office:value-type="float" office:value="0.241758241758242" calcext:value-type="float">
            <text:p>0.241758241758242</text:p>
          </table:table-cell>
          <table:table-cell office:value-type="float" office:value="0.241228070175439" calcext:value-type="float">
            <text:p>0.241228070175439</text:p>
          </table:table-cell>
          <table:table-cell office:value-type="float" office:value="0.240700218818381" calcext:value-type="float">
            <text:p>0.240700218818381</text:p>
          </table:table-cell>
          <table:table-cell office:value-type="float" office:value="0.24235807860262" calcext:value-type="float">
            <text:p>0.24235807860262</text:p>
          </table:table-cell>
          <table:table-cell office:value-type="float" office:value="0.241830065359477" calcext:value-type="float">
            <text:p>0.241830065359477</text:p>
          </table:table-cell>
          <table:table-cell office:value-type="float" office:value="0.241304347826087" calcext:value-type="float">
            <text:p>0.241304347826087</text:p>
          </table:table-cell>
          <table:table-cell office:value-type="float" office:value="0.24295010845987" calcext:value-type="float">
            <text:p>0.24295010845987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241900647948164" calcext:value-type="float">
            <text:p>0.24190064794816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240860215053763" calcext:value-type="float">
            <text:p>0.240860215053763</text:p>
          </table:table-cell>
          <table:table-cell office:value-type="float" office:value="0.240343347639485" calcext:value-type="float">
            <text:p>0.240343347639485</text:p>
          </table:table-cell>
          <table:table-cell office:value-type="float" office:value="0.241970021413276" calcext:value-type="float">
            <text:p>0.241970021413276</text:p>
          </table:table-cell>
          <table:table-cell office:value-type="float" office:value="0.241452991452991" calcext:value-type="float">
            <text:p>0.241452991452991</text:p>
          </table:table-cell>
          <table:table-cell office:value-type="float" office:value="0.240938166311301" calcext:value-type="float">
            <text:p>0.240938166311301</text:p>
          </table:table-cell>
          <table:table-cell office:value-type="float" office:value="0.240425531914894" calcext:value-type="float">
            <text:p>0.240425531914894</text:p>
          </table:table-cell>
          <table:table-cell office:value-type="float" office:value="0.239915074309979" calcext:value-type="float">
            <text:p>0.239915074309979</text:p>
          </table:table-cell>
          <table:table-cell office:value-type="float" office:value="0.239406779661017" calcext:value-type="float">
            <text:p>0.239406779661017</text:p>
          </table:table-cell>
          <table:table-cell office:value-type="float" office:value="0.238900634249471" calcext:value-type="float">
            <text:p>0.238900634249471</text:p>
          </table:table-cell>
          <table:table-cell office:value-type="float" office:value="0.238396624472574" calcext:value-type="float">
            <text:p>0.238396624472574</text:p>
          </table:table-cell>
          <table:table-cell office:value-type="float" office:value="0.24" calcext:value-type="float">
            <text:p>0.24</text:p>
          </table:table-cell>
          <table:table-cell office:value-type="float" office:value="0.239495798319328" calcext:value-type="float">
            <text:p>0.239495798319328</text:p>
          </table:table-cell>
          <table:table-cell office:value-type="float" office:value="0.238993710691824" calcext:value-type="float">
            <text:p>0.238993710691824</text:p>
          </table:table-cell>
          <table:table-cell office:value-type="float" office:value="0.240585774058577" calcext:value-type="float">
            <text:p>0.240585774058577</text:p>
          </table:table-cell>
          <table:table-cell office:value-type="float" office:value="0.240083507306889" calcext:value-type="float">
            <text:p>0.240083507306889</text:p>
          </table:table-cell>
          <table:table-cell office:value-type="float" office:value="0.239583333333333" calcext:value-type="float">
            <text:p>0.239583333333333</text:p>
          </table:table-cell>
          <table:table-cell office:value-type="float" office:value="0.239085239085239" calcext:value-type="float">
            <text:p>0.239085239085239</text:p>
          </table:table-cell>
          <table:table-cell office:value-type="float" office:value="0.238589211618257" calcext:value-type="float">
            <text:p>0.238589211618257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37603305785124" calcext:value-type="float">
            <text:p>0.237603305785124</text:p>
          </table:table-cell>
          <table:table-cell office:value-type="float" office:value="0.237113402061856" calcext:value-type="float">
            <text:p>0.237113402061856</text:p>
          </table:table-cell>
          <table:table-cell office:value-type="float" office:value="0.236625514403292" calcext:value-type="float">
            <text:p>0.236625514403292</text:p>
          </table:table-cell>
          <table:table-cell office:value-type="float" office:value="0.236139630390144" calcext:value-type="float">
            <text:p>0.236139630390144</text:p>
          </table:table-cell>
          <table:table-cell office:value-type="float" office:value="0.235655737704918" calcext:value-type="float">
            <text:p>0.235655737704918</text:p>
          </table:table-cell>
          <table:table-cell office:value-type="float" office:value="0.235173824130879" calcext:value-type="float">
            <text:p>0.235173824130879</text:p>
          </table:table-cell>
          <table:table-cell office:value-type="float" office:value="0.23469387755102" calcext:value-type="float">
            <text:p>0.23469387755102</text:p>
          </table:table-cell>
          <table:table-cell office:value-type="float" office:value="0.236252545824847" calcext:value-type="float">
            <text:p>0.236252545824847</text:p>
          </table:table-cell>
          <table:table-cell office:value-type="float" office:value="0.235772357723577" calcext:value-type="float">
            <text:p>0.23577235772357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34817813765182" calcext:value-type="float">
            <text:p>0.234817813765182</text:p>
          </table:table-cell>
          <table:table-cell office:value-type="float" office:value="0.234343434343434" calcext:value-type="float">
            <text:p>0.234343434343434</text:p>
          </table:table-cell>
          <table:table-cell office:value-type="float" office:value="0.233870967741935" calcext:value-type="float">
            <text:p>0.233870967741935</text:p>
          </table:table-cell>
          <table:table-cell office:value-type="float" office:value="0.235412474849095" calcext:value-type="float">
            <text:p>0.235412474849095</text:p>
          </table:table-cell>
          <table:table-cell office:value-type="float" office:value="0.236947791164659" calcext:value-type="float">
            <text:p>0.236947791164659</text:p>
          </table:table-cell>
          <table:table-cell office:value-type="float" office:value="0.236472945891784" calcext:value-type="float">
            <text:p>0.23647294589178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5528942115768" calcext:value-type="float">
            <text:p>0.235528942115768</text:p>
          </table:table-cell>
          <table:table-cell office:value-type="float" office:value="0.235059760956175" calcext:value-type="float">
            <text:p>0.235059760956175</text:p>
          </table:table-cell>
          <table:table-cell office:value-type="float" office:value="0.236580516898608" calcext:value-type="float">
            <text:p>0.236580516898608</text:p>
          </table:table-cell>
          <table:table-cell office:value-type="float" office:value="0.236111111111111" calcext:value-type="float">
            <text:p>0.2361111111111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237154150197628" calcext:value-type="float">
            <text:p>0.237154150197628</text:p>
          </table:table-cell>
          <table:table-cell office:value-type="float" office:value="0.236686390532544" calcext:value-type="float">
            <text:p>0.236686390532544</text:p>
          </table:table-cell>
          <table:table-cell office:value-type="float" office:value="0.236220472440945" calcext:value-type="float">
            <text:p>0.236220472440945</text:p>
          </table:table-cell>
          <table:table-cell office:value-type="float" office:value="0.235756385068762" calcext:value-type="float">
            <text:p>0.23575638506876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34833659491194" calcext:value-type="float">
            <text:p>0.234833659491194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235867446393762" calcext:value-type="float">
            <text:p>0.235867446393762</text:p>
          </table:table-cell>
          <table:table-cell office:value-type="float" office:value="0.235408560311284" calcext:value-type="float">
            <text:p>0.235408560311284</text:p>
          </table:table-cell>
          <table:table-cell office:value-type="float" office:value="0.23495145631068" calcext:value-type="float">
            <text:p>0.23495145631068</text:p>
          </table:table-cell>
          <table:table-cell office:value-type="float" office:value="0.234496124031008" calcext:value-type="float">
            <text:p>0.234496124031008</text:p>
          </table:table-cell>
          <table:table-cell office:value-type="float" office:value="0.234042553191489" calcext:value-type="float">
            <text:p>0.234042553191489</text:p>
          </table:table-cell>
          <table:table-cell office:value-type="float" office:value="0.233590733590734" calcext:value-type="float">
            <text:p>0.233590733590734</text:p>
          </table:table-cell>
          <table:table-cell office:value-type="float" office:value="0.235067437379576" calcext:value-type="float">
            <text:p>0.235067437379576</text:p>
          </table:table-cell>
          <table:table-cell office:value-type="float" office:value="0.234615384615385" calcext:value-type="float">
            <text:p>0.234615384615385</text:p>
          </table:table-cell>
          <table:table-cell office:value-type="float" office:value="0.236084452975048" calcext:value-type="float">
            <text:p>0.236084452975048</text:p>
          </table:table-cell>
          <table:table-cell office:value-type="float" office:value="0.235632183908046" calcext:value-type="float">
            <text:p>0.235632183908046</text:p>
          </table:table-cell>
          <table:table-cell office:value-type="float" office:value="0.237093690248566" calcext:value-type="float">
            <text:p>0.237093690248566</text:p>
          </table:table-cell>
          <table:table-cell office:value-type="float" office:value="0.238549618320611" calcext:value-type="float">
            <text:p>0.238549618320611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237642585551331" calcext:value-type="float">
            <text:p>0.237642585551331</text:p>
          </table:table-cell>
          <table:table-cell office:value-type="float" office:value="0.23719165085389" calcext:value-type="float">
            <text:p>0.23719165085389</text:p>
          </table:table-cell>
          <table:table-cell office:value-type="float" office:value="0.238636363636364" calcext:value-type="float">
            <text:p>0.238636363636364</text:p>
          </table:table-cell>
          <table:table-cell office:value-type="float" office:value="0.238185255198488" calcext:value-type="float">
            <text:p>0.238185255198488</text:p>
          </table:table-cell>
          <table:table-cell office:value-type="float" office:value="0.237735849056604" calcext:value-type="float">
            <text:p>0.237735849056604</text:p>
          </table:table-cell>
          <table:table-cell office:value-type="float" office:value="0.23728813559322" calcext:value-type="float">
            <text:p>0.23728813559322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236397748592871" calcext:value-type="float">
            <text:p>0.236397748592871</text:p>
          </table:table-cell>
          <table:table-cell office:value-type="float" office:value="0.235955056179775" calcext:value-type="float">
            <text:p>0.235955056179775</text:p>
          </table:table-cell>
          <table:table-cell office:value-type="float" office:value="0.237383177570093" calcext:value-type="float">
            <text:p>0.237383177570093</text:p>
          </table:table-cell>
          <table:table-cell office:value-type="float" office:value="0.236940298507463" calcext:value-type="float">
            <text:p>0.236940298507463</text:p>
          </table:table-cell>
          <table:table-cell office:value-type="float" office:value="0.236499068901304" calcext:value-type="float">
            <text:p>0.236499068901304</text:p>
          </table:table-cell>
          <table:table-cell office:value-type="float" office:value="0.236059479553903" calcext:value-type="float">
            <text:p>0.236059479553903</text:p>
          </table:table-cell>
          <table:table-cell office:value-type="float" office:value="0.235621521335807" calcext:value-type="float">
            <text:p>0.235621521335807</text:p>
          </table:table-cell>
          <table:table-cell office:value-type="float" office:value="0.235185185185185" calcext:value-type="float">
            <text:p>0.235185185185185</text:p>
          </table:table-cell>
          <table:table-cell office:value-type="float" office:value="0.234750462107209" calcext:value-type="float">
            <text:p>0.234750462107209</text:p>
          </table:table-cell>
          <table:table-cell office:value-type="float" office:value="0.234317343173432" calcext:value-type="float">
            <text:p>0.234317343173432</text:p>
          </table:table-cell>
          <table:table-cell office:value-type="float" office:value="0.233885819521179" calcext:value-type="float">
            <text:p>0.233885819521179</text:p>
          </table:table-cell>
          <table:table-cell office:value-type="float" office:value="0.233455882352941" calcext:value-type="float">
            <text:p>0.233455882352941</text:p>
          </table:table-cell>
          <table:table-cell office:value-type="float" office:value="0.23302752293578" calcext:value-type="float">
            <text:p>0.23302752293578</text:p>
          </table:table-cell>
          <table:table-cell office:value-type="float" office:value="0.234432234432234" calcext:value-type="float">
            <text:p>0.234432234432234</text:p>
          </table:table-cell>
          <table:table-cell office:value-type="float" office:value="0.23400365630713" calcext:value-type="float">
            <text:p>0.23400365630713</text:p>
          </table:table-cell>
          <table:table-cell office:value-type="float" office:value="0.235401459854015" calcext:value-type="float">
            <text:p>0.235401459854015</text:p>
          </table:table-cell>
          <table:table-cell office:value-type="float" office:value="0.234972677595628" calcext:value-type="float">
            <text:p>0.234972677595628</text:p>
          </table:table-cell>
          <table:table-cell office:value-type="float" office:value="0.234545454545455" calcext:value-type="float">
            <text:p>0.234545454545455</text:p>
          </table:table-cell>
          <table:table-cell office:value-type="float" office:value="0.234119782214156" calcext:value-type="float">
            <text:p>0.234119782214156</text:p>
          </table:table-cell>
          <table:table-cell office:value-type="float" office:value="0.233695652173913" calcext:value-type="float">
            <text:p>0.233695652173913</text:p>
          </table:table-cell>
          <table:table-cell office:value-type="float" office:value="0.235081374321881" calcext:value-type="float">
            <text:p>0.235081374321881</text:p>
          </table:table-cell>
          <table:table-cell office:value-type="float" office:value="0.234657039711191" calcext:value-type="float">
            <text:p>0.234657039711191</text:p>
          </table:table-cell>
          <table:table-cell office:value-type="float" office:value="0.234234234234234" calcext:value-type="float">
            <text:p>0.234234234234234</text:p>
          </table:table-cell>
          <table:table-cell office:value-type="float" office:value="0.233812949640288" calcext:value-type="float">
            <text:p>0.233812949640288</text:p>
          </table:table-cell>
          <table:table-cell office:value-type="float" office:value="0.233393177737881" calcext:value-type="float">
            <text:p>0.233393177737881</text:p>
          </table:table-cell>
          <table:table-cell office:value-type="float" office:value="0.232974910394265" calcext:value-type="float">
            <text:p>0.232974910394265</text:p>
          </table:table-cell>
          <table:table-cell office:value-type="float" office:value="0.234347048300537" calcext:value-type="float">
            <text:p>0.234347048300537</text:p>
          </table:table-cell>
          <table:table-cell office:value-type="float" office:value="0.233928571428571" calcext:value-type="float">
            <text:p>0.233928571428571</text:p>
          </table:table-cell>
          <table:table-cell office:value-type="float" office:value="0.233511586452763" calcext:value-type="float">
            <text:p>0.233511586452763</text:p>
          </table:table-cell>
          <table:table-cell office:value-type="float" office:value="0.233096085409253" calcext:value-type="float">
            <text:p>0.233096085409253</text:p>
          </table:table-cell>
          <table:table-cell office:value-type="float" office:value="0.234458259325044" calcext:value-type="float">
            <text:p>0.234458259325044</text:p>
          </table:table-cell>
          <table:table-cell office:value-type="float" office:value="0.234042553191489" calcext:value-type="float">
            <text:p>0.234042553191489</text:p>
          </table:table-cell>
          <table:table-cell office:value-type="float" office:value="0.233628318584071" calcext:value-type="float">
            <text:p>0.233628318584071</text:p>
          </table:table-cell>
          <table:table-cell office:value-type="float" office:value="0.23321554770318" calcext:value-type="float">
            <text:p>0.23321554770318</text:p>
          </table:table-cell>
          <table:table-cell office:value-type="float" office:value="0.234567901234568" calcext:value-type="float">
            <text:p>0.234567901234568</text:p>
          </table:table-cell>
          <table:table-cell office:value-type="float" office:value="0.234154929577465" calcext:value-type="float">
            <text:p>0.234154929577465</text:p>
          </table:table-cell>
          <table:table-cell office:value-type="float" office:value="0.233743409490334" calcext:value-type="float">
            <text:p>0.233743409490334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23292469352014" calcext:value-type="float">
            <text:p>0.23292469352014</text:p>
          </table:table-cell>
          <table:table-cell office:value-type="float" office:value="0.232517482517482" calcext:value-type="float">
            <text:p>0.232517482517482</text:p>
          </table:table-cell>
          <table:table-cell office:value-type="float" office:value="0.232111692844677" calcext:value-type="float">
            <text:p>0.232111692844677</text:p>
          </table:table-cell>
          <table:table-cell office:value-type="float" office:value="0.231707317073171" calcext:value-type="float">
            <text:p>0.231707317073171</text:p>
          </table:table-cell>
          <table:table-cell office:value-type="float" office:value="0.231304347826087" calcext:value-type="float">
            <text:p>0.231304347826087</text:p>
          </table:table-cell>
          <table:table-cell office:value-type="float" office:value="0.232638888888889" calcext:value-type="float">
            <text:p>0.232638888888889</text:p>
          </table:table-cell>
          <table:table-cell office:value-type="float" office:value="0.232235701906412" calcext:value-type="float">
            <text:p>0.232235701906412</text:p>
          </table:table-cell>
          <table:table-cell office:value-type="float" office:value="0.231833910034602" calcext:value-type="float">
            <text:p>0.231833910034602</text:p>
          </table:table-cell>
          <table:table-cell office:value-type="float" office:value="0.231433506044905" calcext:value-type="float">
            <text:p>0.231433506044905</text:p>
          </table:table-cell>
          <table:table-cell office:value-type="float" office:value="0.231034482758621" calcext:value-type="float">
            <text:p>0.231034482758621</text:p>
          </table:table-cell>
          <table:table-cell office:value-type="float" office:value="0.232358003442341" calcext:value-type="float">
            <text:p>0.232358003442341</text:p>
          </table:table-cell>
          <table:table-cell office:value-type="float" office:value="0.231958762886598" calcext:value-type="float">
            <text:p>0.231958762886598</text:p>
          </table:table-cell>
          <table:table-cell office:value-type="float" office:value="0.23327615780446" calcext:value-type="float">
            <text:p>0.23327615780446</text:p>
          </table:table-cell>
          <table:table-cell office:value-type="float" office:value="0.23458904109589" calcext:value-type="float">
            <text:p>0.23458904109589</text:p>
          </table:table-cell>
          <table:table-cell office:value-type="float" office:value="0.234188034188034" calcext:value-type="float">
            <text:p>0.234188034188034</text:p>
          </table:table-cell>
          <table:table-cell office:value-type="float" office:value="0.233788395904437" calcext:value-type="float">
            <text:p>0.233788395904437</text:p>
          </table:table-cell>
          <table:table-cell office:value-type="float" office:value="0.233390119250426" calcext:value-type="float">
            <text:p>0.233390119250426</text:p>
          </table:table-cell>
          <table:table-cell office:value-type="float" office:value="0.232993197278912" calcext:value-type="float">
            <text:p>0.232993197278912</text:p>
          </table:table-cell>
          <table:table-cell office:value-type="float" office:value="0.232597623089983" calcext:value-type="float">
            <text:p>0.232597623089983</text:p>
          </table:table-cell>
          <table:table-cell office:value-type="float" office:value="0.232203389830508" calcext:value-type="float">
            <text:p>0.232203389830508</text:p>
          </table:table-cell>
          <table:table-cell office:value-type="float" office:value="0.231810490693739" calcext:value-type="float">
            <text:p>0.231810490693739</text:p>
          </table:table-cell>
          <table:table-cell office:value-type="float" office:value="0.231418918918919" calcext:value-type="float">
            <text:p>0.231418918918919</text:p>
          </table:table-cell>
          <table:table-cell office:value-type="float" office:value="0.231028667790894" calcext:value-type="float">
            <text:p>0.231028667790894</text:p>
          </table:table-cell>
          <table:table-cell office:value-type="float" office:value="0.230639730639731" calcext:value-type="float">
            <text:p>0.230639730639731</text:p>
          </table:table-cell>
          <table:table-cell office:value-type="float" office:value="0.230252100840336" calcext:value-type="float">
            <text:p>0.230252100840336</text:p>
          </table:table-cell>
          <table:table-cell office:value-type="float" office:value="0.231543624161074" calcext:value-type="float">
            <text:p>0.231543624161074</text:p>
          </table:table-cell>
          <table:table-cell office:value-type="float" office:value="0.231155778894472" calcext:value-type="float">
            <text:p>0.231155778894472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230383973288815" calcext:value-type="float">
            <text:p>0.230383973288815</text:p>
          </table:table-cell>
          <table:table-cell office:value-type="float" office:value="0.23" calcext:value-type="float">
            <text:p>0.23</text:p>
          </table:table-cell>
          <table:table-cell office:value-type="float" office:value="0.231281198003328" calcext:value-type="float">
            <text:p>0.231281198003328</text:p>
          </table:table-cell>
          <table:table-cell office:value-type="float" office:value="0.230897009966777" calcext:value-type="float">
            <text:p>0.230897009966777</text:p>
          </table:table-cell>
          <table:table-cell office:value-type="float" office:value="0.230514096185738" calcext:value-type="float">
            <text:p>0.230514096185738</text:p>
          </table:table-cell>
          <table:table-cell office:value-type="float" office:value="0.230132450331126" calcext:value-type="float">
            <text:p>0.230132450331126</text:p>
          </table:table-cell>
          <table:table-cell office:value-type="float" office:value="0.229752066115703" calcext:value-type="float">
            <text:p>0.229752066115703</text:p>
          </table:table-cell>
          <table:table-cell office:value-type="float" office:value="0.229372937293729" calcext:value-type="float">
            <text:p>0.229372937293729</text:p>
          </table:table-cell>
          <table:table-cell office:value-type="float" office:value="0.228995057660626" calcext:value-type="float">
            <text:p>0.228995057660626</text:p>
          </table:table-cell>
          <table:table-cell office:value-type="float" office:value="0.228618421052632" calcext:value-type="float">
            <text:p>0.228618421052632</text:p>
          </table:table-cell>
          <table:table-cell office:value-type="float" office:value="0.22824302134647" calcext:value-type="float">
            <text:p>0.22824302134647</text:p>
          </table:table-cell>
          <table:table-cell office:value-type="float" office:value="0.227868852459016" calcext:value-type="float">
            <text:p>0.227868852459016</text:p>
          </table:table-cell>
          <table:table-cell office:value-type="float" office:value="0.227495908346972" calcext:value-type="float">
            <text:p>0.227495908346972</text:p>
          </table:table-cell>
          <table:table-cell office:value-type="float" office:value="0.227124183006536" calcext:value-type="float">
            <text:p>0.227124183006536</text:p>
          </table:table-cell>
          <table:table-cell office:value-type="float" office:value="0.226753670473083" calcext:value-type="float">
            <text:p>0.226753670473083</text:p>
          </table:table-cell>
          <table:table-cell office:value-type="float" office:value="0.226384364820847" calcext:value-type="float">
            <text:p>0.226384364820847</text:p>
          </table:table-cell>
          <table:table-cell office:value-type="float" office:value="0.226016260162602" calcext:value-type="float">
            <text:p>0.226016260162602</text:p>
          </table:table-cell>
          <table:table-cell office:value-type="float" office:value="0.225649350649351" calcext:value-type="float">
            <text:p>0.225649350649351</text:p>
          </table:table-cell>
          <table:table-cell office:value-type="float" office:value="0.225283630470016" calcext:value-type="float">
            <text:p>0.225283630470016</text:p>
          </table:table-cell>
          <table:table-cell office:value-type="float" office:value="0.224919093851133" calcext:value-type="float">
            <text:p>0.224919093851133</text:p>
          </table:table-cell>
          <table:table-cell office:value-type="float" office:value="0.224555735056543" calcext:value-type="float">
            <text:p>0.224555735056543</text:p>
          </table:table-cell>
          <table:table-cell office:value-type="float" office:value="0.224193548387097" calcext:value-type="float">
            <text:p>0.224193548387097</text:p>
          </table:table-cell>
          <table:table-cell office:value-type="float" office:value="0.223832528180354" calcext:value-type="float">
            <text:p>0.223832528180354</text:p>
          </table:table-cell>
          <table:table-cell office:value-type="float" office:value="0.223472668810289" calcext:value-type="float">
            <text:p>0.223472668810289</text:p>
          </table:table-cell>
          <table:table-cell office:value-type="float" office:value="0.223113964686998" calcext:value-type="float">
            <text:p>0.223113964686998</text:p>
          </table:table-cell>
          <table:table-cell office:value-type="float" office:value="0.22275641025641" calcext:value-type="float">
            <text:p>0.22275641025641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222044728434505" calcext:value-type="float">
            <text:p>0.222044728434505</text:p>
          </table:table-cell>
          <table:table-cell office:value-type="float" office:value="0.221690590111643" calcext:value-type="float">
            <text:p>0.221690590111643</text:p>
          </table:table-cell>
          <table:table-cell office:value-type="float" office:value="0.221337579617834" calcext:value-type="float">
            <text:p>0.221337579617834</text:p>
          </table:table-cell>
          <table:table-cell office:value-type="float" office:value="0.220985691573927" calcext:value-type="float">
            <text:p>0.220985691573927</text:p>
          </table:table-cell>
          <table:table-cell office:value-type="float" office:value="0.220634920634921" calcext:value-type="float">
            <text:p>0.220634920634921</text:p>
          </table:table-cell>
          <table:table-cell office:value-type="float" office:value="0.220285261489699" calcext:value-type="float">
            <text:p>0.220285261489699</text:p>
          </table:table-cell>
          <table:table-cell office:value-type="float" office:value="0.221518987341772" calcext:value-type="float">
            <text:p>0.221518987341772</text:p>
          </table:table-cell>
          <table:table-cell office:value-type="float" office:value="0.221169036334913" calcext:value-type="float">
            <text:p>0.221169036334913</text:p>
          </table:table-cell>
          <table:table-cell office:value-type="float" office:value="0.222397476340694" calcext:value-type="float">
            <text:p>0.222397476340694</text:p>
          </table:table-cell>
          <table:table-cell office:value-type="float" office:value="0.222047244094488" calcext:value-type="float">
            <text:p>0.222047244094488</text:p>
          </table:table-cell>
          <table:table-cell office:value-type="float" office:value="0.221698113207547" calcext:value-type="float">
            <text:p>0.221698113207547</text:p>
          </table:table-cell>
          <table:table-cell office:value-type="float" office:value="0.221350078492936" calcext:value-type="float">
            <text:p>0.221350078492936</text:p>
          </table:table-cell>
          <table:table-cell office:value-type="float" office:value="0.221003134796238" calcext:value-type="float">
            <text:p>0.221003134796238</text:p>
          </table:table-cell>
          <table:table-cell office:value-type="float" office:value="0.220657276995305" calcext:value-type="float">
            <text:p>0.220657276995305</text:p>
          </table:table-cell>
          <table:table-cell office:value-type="float" office:value="0.2203125" calcext:value-type="float">
            <text:p>0.2203125</text:p>
          </table:table-cell>
          <table:table-cell office:value-type="float" office:value="0.21996879875195" calcext:value-type="float">
            <text:p>0.21996879875195</text:p>
          </table:table-cell>
          <table:table-cell office:value-type="float" office:value="0.219626168224299" calcext:value-type="float">
            <text:p>0.219626168224299</text:p>
          </table:table-cell>
          <table:table-cell office:value-type="float" office:value="0.219284603421462" calcext:value-type="float">
            <text:p>0.219284603421462</text:p>
          </table:table-cell>
          <table:table-cell office:value-type="float" office:value="0.218944099378882" calcext:value-type="float">
            <text:p>0.218944099378882</text:p>
          </table:table-cell>
          <table:table-cell office:value-type="float" office:value="0.218604651162791" calcext:value-type="float">
            <text:p>0.218604651162791</text:p>
          </table:table-cell>
          <table:table-cell office:value-type="float" office:value="0.219814241486068" calcext:value-type="float">
            <text:p>0.219814241486068</text:p>
          </table:table-cell>
          <table:table-cell office:value-type="float" office:value="0.219474497681607" calcext:value-type="float">
            <text:p>0.219474497681607</text:p>
          </table:table-cell>
          <table:table-cell office:value-type="float" office:value="0.219135802469136" calcext:value-type="float">
            <text:p>0.219135802469136</text:p>
          </table:table-cell>
          <table:table-cell office:value-type="float" office:value="0.218798151001541" calcext:value-type="float">
            <text:p>0.218798151001541</text:p>
          </table:table-cell>
          <table:table-cell office:value-type="float" office:value="0.218461538461538" calcext:value-type="float">
            <text:p>0.218461538461538</text:p>
          </table:table-cell>
          <table:table-cell office:value-type="float" office:value="0.219662058371736" calcext:value-type="float">
            <text:p>0.219662058371736</text:p>
          </table:table-cell>
          <table:table-cell office:value-type="float" office:value="0.219325153374233" calcext:value-type="float">
            <text:p>0.219325153374233</text:p>
          </table:table-cell>
          <table:table-cell office:value-type="float" office:value="0.218989280245023" calcext:value-type="float">
            <text:p>0.218989280245023</text:p>
          </table:table-cell>
          <table:table-cell office:value-type="float" office:value="0.220183486238532" calcext:value-type="float">
            <text:p>0.220183486238532</text:p>
          </table:table-cell>
          <table:table-cell office:value-type="float" office:value="0.219847328244275" calcext:value-type="float">
            <text:p>0.219847328244275</text:p>
          </table:table-cell>
          <table:table-cell office:value-type="float" office:value="0.221036585365854" calcext:value-type="float">
            <text:p>0.221036585365854</text:p>
          </table:table-cell>
          <table:table-cell office:value-type="float" office:value="0.220700152207001" calcext:value-type="float">
            <text:p>0.220700152207001</text:p>
          </table:table-cell>
          <table:table-cell office:value-type="float" office:value="0.220364741641337" calcext:value-type="float">
            <text:p>0.220364741641337</text:p>
          </table:table-cell>
          <table:table-cell office:value-type="float" office:value="0.220030349013657" calcext:value-type="float">
            <text:p>0.220030349013657</text:p>
          </table:table-cell>
          <table:table-cell office:value-type="float" office:value="0.21969696969697" calcext:value-type="float">
            <text:p>0.21969696969697</text:p>
          </table:table-cell>
          <table:table-cell office:value-type="float" office:value="0.220877458396369" calcext:value-type="float">
            <text:p>0.220877458396369</text:p>
          </table:table-cell>
          <table:table-cell office:value-type="float" office:value="0.220543806646526" calcext:value-type="float">
            <text:p>0.220543806646526</text:p>
          </table:table-cell>
          <table:table-cell office:value-type="float" office:value="0.220211161387632" calcext:value-type="float">
            <text:p>0.220211161387632</text:p>
          </table:table-cell>
          <table:table-cell office:value-type="float" office:value="0.219879518072289" calcext:value-type="float">
            <text:p>0.219879518072289</text:p>
          </table:table-cell>
          <table:table-cell office:value-type="float" office:value="0.219548872180451" calcext:value-type="float">
            <text:p>0.219548872180451</text:p>
          </table:table-cell>
          <table:table-cell office:value-type="float" office:value="0.219219219219219" calcext:value-type="float">
            <text:p>0.219219219219219</text:p>
          </table:table-cell>
          <table:table-cell office:value-type="float" office:value="0.220389805097451" calcext:value-type="float">
            <text:p>0.220389805097451</text:p>
          </table:table-cell>
          <table:table-cell office:value-type="float" office:value="0.220059880239521" calcext:value-type="float">
            <text:p>0.220059880239521</text:p>
          </table:table-cell>
          <table:table-cell office:value-type="float" office:value="0.221225710014948" calcext:value-type="float">
            <text:p>0.221225710014948</text:p>
          </table:table-cell>
          <table:table-cell office:value-type="float" office:value="0.22089552238806" calcext:value-type="float">
            <text:p>0.22089552238806</text:p>
          </table:table-cell>
          <table:table-cell office:value-type="float" office:value="0.222056631892697" calcext:value-type="float">
            <text:p>0.222056631892697</text:p>
          </table:table-cell>
          <table:table-cell office:value-type="float" office:value="0.22172619047619" calcext:value-type="float">
            <text:p>0.22172619047619</text:p>
          </table:table-cell>
          <table:table-cell office:value-type="float" office:value="0.221396731054978" calcext:value-type="float">
            <text:p>0.221396731054978</text:p>
          </table:table-cell>
          <table:table-cell office:value-type="float" office:value="0.22106824925816" calcext:value-type="float">
            <text:p>0.22106824925816</text:p>
          </table:table-cell>
          <table:table-cell office:value-type="float" office:value="0.220740740740741" calcext:value-type="float">
            <text:p>0.220740740740741</text:p>
          </table:table-cell>
          <table:table-cell office:value-type="float" office:value="0.220414201183432" calcext:value-type="float">
            <text:p>0.220414201183432</text:p>
          </table:table-cell>
          <table:table-cell office:value-type="float" office:value="0.220088626292467" calcext:value-type="float">
            <text:p>0.220088626292467</text:p>
          </table:table-cell>
          <table:table-cell office:value-type="float" office:value="0.21976401179941" calcext:value-type="float">
            <text:p>0.21976401179941</text:p>
          </table:table-cell>
          <table:table-cell office:value-type="float" office:value="0.219440353460972" calcext:value-type="float">
            <text:p>0.219440353460972</text:p>
          </table:table-cell>
          <table:table-cell office:value-type="float" office:value="0.219117647058824" calcext:value-type="float">
            <text:p>0.219117647058824</text:p>
          </table:table-cell>
          <table:table-cell office:value-type="float" office:value="0.220264317180617" calcext:value-type="float">
            <text:p>0.220264317180617</text:p>
          </table:table-cell>
          <table:table-cell office:value-type="float" office:value="0.219941348973607" calcext:value-type="float">
            <text:p>0.219941348973607</text:p>
          </table:table-cell>
          <table:table-cell office:value-type="float" office:value="0.219619326500732" calcext:value-type="float">
            <text:p>0.219619326500732</text:p>
          </table:table-cell>
          <table:table-cell office:value-type="float" office:value="0.220760233918129" calcext:value-type="float">
            <text:p>0.220760233918129</text:p>
          </table:table-cell>
          <table:table-cell office:value-type="float" office:value="0.221897810218978" calcext:value-type="float">
            <text:p>0.221897810218978</text:p>
          </table:table-cell>
          <table:table-cell office:value-type="float" office:value="0.221574344023324" calcext:value-type="float">
            <text:p>0.221574344023324</text:p>
          </table:table-cell>
          <table:table-cell office:value-type="float" office:value="0.222707423580786" calcext:value-type="float">
            <text:p>0.222707423580786</text:p>
          </table:table-cell>
          <table:table-cell office:value-type="float" office:value="0.222383720930233" calcext:value-type="float">
            <text:p>0.222383720930233</text:p>
          </table:table-cell>
          <table:table-cell office:value-type="float" office:value="0.222060957910014" calcext:value-type="float">
            <text:p>0.222060957910014</text:p>
          </table:table-cell>
          <table:table-cell office:value-type="float" office:value="0.221739130434783" calcext:value-type="float">
            <text:p>0.221739130434783</text:p>
          </table:table-cell>
          <table:table-cell office:value-type="float" office:value="0.221418234442836" calcext:value-type="float">
            <text:p>0.221418234442836</text:p>
          </table:table-cell>
          <table:table-cell office:value-type="float" office:value="0.221098265895954" calcext:value-type="float">
            <text:p>0.221098265895954</text:p>
          </table:table-cell>
          <table:table-cell office:value-type="float" office:value="0.220779220779221" calcext:value-type="float">
            <text:p>0.220779220779221</text:p>
          </table:table-cell>
          <table:table-cell office:value-type="float" office:value="0.220461095100865" calcext:value-type="float">
            <text:p>0.220461095100865</text:p>
          </table:table-cell>
          <table:table-cell office:value-type="float" office:value="0.220143884892086" calcext:value-type="float">
            <text:p>0.220143884892086</text:p>
          </table:table-cell>
          <table:table-cell office:value-type="float" office:value="0.219827586206897" calcext:value-type="float">
            <text:p>0.219827586206897</text:p>
          </table:table-cell>
          <table:table-cell office:value-type="float" office:value="0.220946915351506" calcext:value-type="float">
            <text:p>0.220946915351506</text:p>
          </table:table-cell>
          <table:table-cell office:value-type="float" office:value="0.220630372492837" calcext:value-type="float">
            <text:p>0.220630372492837</text:p>
          </table:table-cell>
          <table:table-cell office:value-type="float" office:value="0.220314735336195" calcext:value-type="float">
            <text:p>0.220314735336195</text:p>
          </table:table-cell>
          <table:table-cell office:value-type="float" office:value="0.221428571428571" calcext:value-type="float">
            <text:p>0.221428571428571</text:p>
          </table:table-cell>
          <table:table-cell office:value-type="float" office:value="0.221112696148359" calcext:value-type="float">
            <text:p>0.221112696148359</text:p>
          </table:table-cell>
          <table:table-cell office:value-type="float" office:value="0.220797720797721" calcext:value-type="float">
            <text:p>0.220797720797721</text:p>
          </table:table-cell>
          <table:table-cell office:value-type="float" office:value="0.220483641536273" calcext:value-type="float">
            <text:p>0.220483641536273</text:p>
          </table:table-cell>
          <table:table-cell office:value-type="float" office:value="0.220170454545455" calcext:value-type="float">
            <text:p>0.220170454545455</text:p>
          </table:table-cell>
          <table:table-cell office:value-type="float" office:value="0.219858156028369" calcext:value-type="float">
            <text:p>0.219858156028369</text:p>
          </table:table-cell>
          <table:table-cell office:value-type="float" office:value="0.219546742209632" calcext:value-type="float">
            <text:p>0.219546742209632</text:p>
          </table:table-cell>
          <table:table-cell office:value-type="float" office:value="0.219236209335219" calcext:value-type="float">
            <text:p>0.219236209335219</text:p>
          </table:table-cell>
          <table:table-cell office:value-type="float" office:value="0.218926553672316" calcext:value-type="float">
            <text:p>0.218926553672316</text:p>
          </table:table-cell>
          <table:table-cell office:value-type="float" office:value="0.218617771509168" calcext:value-type="float">
            <text:p>0.218617771509168</text:p>
          </table:table-cell>
          <table:table-cell office:value-type="float" office:value="0.21830985915493" calcext:value-type="float">
            <text:p>0.21830985915493</text:p>
          </table:table-cell>
          <table:table-cell office:value-type="float" office:value="0.219409282700422" calcext:value-type="float">
            <text:p>0.219409282700422</text:p>
          </table:table-cell>
          <table:table-cell office:value-type="float" office:value="0.219101123595506" calcext:value-type="float">
            <text:p>0.219101123595506</text:p>
          </table:table-cell>
          <table:table-cell office:value-type="float" office:value="0.218793828892006" calcext:value-type="float">
            <text:p>0.218793828892006</text:p>
          </table:table-cell>
          <table:table-cell office:value-type="float" office:value="0.218487394957983" calcext:value-type="float">
            <text:p>0.218487394957983</text:p>
          </table:table-cell>
          <table:table-cell office:value-type="float" office:value="0.218181818181818" calcext:value-type="float">
            <text:p>0.218181818181818</text:p>
          </table:table-cell>
          <table:table-cell office:value-type="float" office:value="0.217877094972067" calcext:value-type="float">
            <text:p>0.217877094972067</text:p>
          </table:table-cell>
          <table:table-cell office:value-type="float" office:value="0.218967921896792" calcext:value-type="float">
            <text:p>0.218967921896792</text:p>
          </table:table-cell>
          <table:table-cell office:value-type="float" office:value="0.21866295264624" calcext:value-type="float">
            <text:p>0.21866295264624</text:p>
          </table:table-cell>
          <table:table-cell office:value-type="float" office:value="0.219749652294854" calcext:value-type="float">
            <text:p>0.219749652294854</text:p>
          </table:table-cell>
          <table:table-cell office:value-type="float" office:value="0.219444444444444" calcext:value-type="float">
            <text:p>0.219444444444444</text:p>
          </table:table-cell>
          <table:table-cell office:value-type="float" office:value="0.219140083217753" calcext:value-type="float">
            <text:p>0.219140083217753</text:p>
          </table:table-cell>
          <table:table-cell office:value-type="float" office:value="0.220221606648199" calcext:value-type="float">
            <text:p>0.220221606648199</text:p>
          </table:table-cell>
          <table:table-cell office:value-type="float" office:value="0.219917012448133" calcext:value-type="float">
            <text:p>0.219917012448133</text:p>
          </table:table-cell>
          <table:table-cell office:value-type="float" office:value="0.219613259668508" calcext:value-type="float">
            <text:p>0.219613259668508</text:p>
          </table:table-cell>
          <table:table-cell office:value-type="float" office:value="0.219310344827586" calcext:value-type="float">
            <text:p>0.219310344827586</text:p>
          </table:table-cell>
          <table:table-cell office:value-type="float" office:value="0.21900826446281" calcext:value-type="float">
            <text:p>0.21900826446281</text:p>
          </table:table-cell>
          <table:table-cell office:value-type="float" office:value="0.218707015130674" calcext:value-type="float">
            <text:p>0.218707015130674</text:p>
          </table:table-cell>
          <table:table-cell office:value-type="float" office:value="0.218406593406593" calcext:value-type="float">
            <text:p>0.218406593406593</text:p>
          </table:table-cell>
          <table:table-cell office:value-type="float" office:value="0.218106995884774" calcext:value-type="float">
            <text:p>0.218106995884774</text:p>
          </table:table-cell>
          <table:table-cell office:value-type="float" office:value="0.217808219178082" calcext:value-type="float">
            <text:p>0.217808219178082</text:p>
          </table:table-cell>
          <table:table-cell office:value-type="float" office:value="0.218878248974008" calcext:value-type="float">
            <text:p>0.218878248974008</text:p>
          </table:table-cell>
          <table:table-cell office:value-type="float" office:value="0.218579234972678" calcext:value-type="float">
            <text:p>0.218579234972678</text:p>
          </table:table-cell>
          <table:table-cell office:value-type="float" office:value="0.218281036834925" calcext:value-type="float">
            <text:p>0.218281036834925</text:p>
          </table:table-cell>
          <table:table-cell office:value-type="float" office:value="0.217983651226158" calcext:value-type="float">
            <text:p>0.217983651226158</text:p>
          </table:table-cell>
          <table:table-cell office:value-type="float" office:value="0.217687074829932" calcext:value-type="float">
            <text:p>0.217687074829932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217096336499322" calcext:value-type="float">
            <text:p>0.217096336499322</text:p>
          </table:table-cell>
          <table:table-cell office:value-type="float" office:value="0.21680216802168" calcext:value-type="float">
            <text:p>0.21680216802168</text:p>
          </table:table-cell>
          <table:table-cell office:value-type="float" office:value="0.21786197564276" calcext:value-type="float">
            <text:p>0.21786197564276</text:p>
          </table:table-cell>
          <table:table-cell office:value-type="float" office:value="0.217567567567568" calcext:value-type="float">
            <text:p>0.217567567567568</text:p>
          </table:table-cell>
          <table:table-cell office:value-type="float" office:value="0.217273954116059" calcext:value-type="float">
            <text:p>0.217273954116059</text:p>
          </table:table-cell>
          <table:table-cell office:value-type="float" office:value="0.216981132075472" calcext:value-type="float">
            <text:p>0.216981132075472</text:p>
          </table:table-cell>
          <table:table-cell office:value-type="float" office:value="0.216689098250336" calcext:value-type="float">
            <text:p>0.216689098250336</text:p>
          </table:table-cell>
          <table:table-cell office:value-type="float" office:value="0.216397849462366" calcext:value-type="float">
            <text:p>0.216397849462366</text:p>
          </table:table-cell>
          <table:table-cell office:value-type="float" office:value="0.216107382550336" calcext:value-type="float">
            <text:p>0.216107382550336</text:p>
          </table:table-cell>
          <table:table-cell office:value-type="float" office:value="0.215817694369973" calcext:value-type="float">
            <text:p>0.215817694369973</text:p>
          </table:table-cell>
          <table:table-cell office:value-type="float" office:value="0.215528781793842" calcext:value-type="float">
            <text:p>0.215528781793842</text:p>
          </table:table-cell>
          <table:table-cell office:value-type="float" office:value="0.216577540106952" calcext:value-type="float">
            <text:p>0.216577540106952</text:p>
          </table:table-cell>
          <table:table-cell office:value-type="float" office:value="0.216288384512684" calcext:value-type="float">
            <text:p>0.21628838451268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5712383488682" calcext:value-type="float">
            <text:p>0.215712383488682</text:p>
          </table:table-cell>
          <table:table-cell office:value-type="float" office:value="0.215425531914894" calcext:value-type="float">
            <text:p>0.215425531914894</text:p>
          </table:table-cell>
          <table:table-cell office:value-type="float" office:value="0.215139442231076" calcext:value-type="float">
            <text:p>0.215139442231076</text:p>
          </table:table-cell>
          <table:table-cell office:value-type="float" office:value="0.214854111405836" calcext:value-type="float">
            <text:p>0.214854111405836</text:p>
          </table:table-cell>
          <table:table-cell office:value-type="float" office:value="0.214569536423841" calcext:value-type="float">
            <text:p>0.214569536423841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14002642007926" calcext:value-type="float">
            <text:p>0.214002642007926</text:p>
          </table:table-cell>
          <table:table-cell office:value-type="float" office:value="0.213720316622691" calcext:value-type="float">
            <text:p>0.213720316622691</text:p>
          </table:table-cell>
          <table:table-cell office:value-type="float" office:value="0.213438735177866" calcext:value-type="float">
            <text:p>0.213438735177866</text:p>
          </table:table-cell>
          <table:table-cell office:value-type="float" office:value="0.213157894736842" calcext:value-type="float">
            <text:p>0.213157894736842</text:p>
          </table:table-cell>
          <table:table-cell office:value-type="float" office:value="0.212877792378449" calcext:value-type="float">
            <text:p>0.212877792378449</text:p>
          </table:table-cell>
          <table:table-cell office:value-type="float" office:value="0.21259842519685" calcext:value-type="float">
            <text:p>0.21259842519685</text:p>
          </table:table-cell>
          <table:table-cell office:value-type="float" office:value="0.213630406290957" calcext:value-type="float">
            <text:p>0.213630406290957</text:p>
          </table:table-cell>
          <table:table-cell office:value-type="float" office:value="0.213350785340314" calcext:value-type="float">
            <text:p>0.213350785340314</text:p>
          </table:table-cell>
          <table:table-cell office:value-type="float" office:value="0.213071895424837" calcext:value-type="float">
            <text:p>0.213071895424837</text:p>
          </table:table-cell>
          <table:table-cell office:value-type="float" office:value="0.212793733681462" calcext:value-type="float">
            <text:p>0.212793733681462</text:p>
          </table:table-cell>
          <table:table-cell office:value-type="float" office:value="0.21251629726206" calcext:value-type="float">
            <text:p>0.21251629726206</text:p>
          </table:table-cell>
          <table:table-cell office:value-type="float" office:value="0.213541666666667" calcext:value-type="float">
            <text:p>0.213541666666667</text:p>
          </table:table-cell>
          <table:table-cell office:value-type="float" office:value="0.213263979193758" calcext:value-type="float">
            <text:p>0.213263979193758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14007782101167" calcext:value-type="float">
            <text:p>0.214007782101167</text:p>
          </table:table-cell>
          <table:table-cell office:value-type="float" office:value="0.215025906735751" calcext:value-type="float">
            <text:p>0.215025906735751</text:p>
          </table:table-cell>
          <table:table-cell office:value-type="float" office:value="0.214747736093144" calcext:value-type="float">
            <text:p>0.214747736093144</text:p>
          </table:table-cell>
          <table:table-cell office:value-type="float" office:value="0.215762273901809" calcext:value-type="float">
            <text:p>0.215762273901809</text:p>
          </table:table-cell>
          <table:table-cell office:value-type="float" office:value="0.216774193548387" calcext:value-type="float">
            <text:p>0.216774193548387</text:p>
          </table:table-cell>
          <table:table-cell office:value-type="float" office:value="0.216494845360825" calcext:value-type="float">
            <text:p>0.216494845360825</text:p>
          </table:table-cell>
          <table:table-cell office:value-type="float" office:value="0.217503217503217" calcext:value-type="float">
            <text:p>0.217503217503217</text:p>
          </table:table-cell>
          <table:table-cell office:value-type="float" office:value="0.217223650385604" calcext:value-type="float">
            <text:p>0.217223650385604</text:p>
          </table:table-cell>
          <table:table-cell office:value-type="float" office:value="0.216944801026958" calcext:value-type="float">
            <text:p>0.216944801026958</text:p>
          </table:table-cell>
          <table:table-cell office:value-type="float" office:value="0.216666666666667" calcext:value-type="float">
            <text:p>0.216666666666667</text:p>
          </table:table-cell>
          <table:table-cell office:value-type="float" office:value="0.216389244558259" calcext:value-type="float">
            <text:p>0.216389244558259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217113665389527" calcext:value-type="float">
            <text:p>0.217113665389527</text:p>
          </table:table-cell>
          <table:table-cell office:value-type="float" office:value="0.216836734693878" calcext:value-type="float">
            <text:p>0.216836734693878</text:p>
          </table:table-cell>
          <table:table-cell office:value-type="float" office:value="0.21656050955414" calcext:value-type="float">
            <text:p>0.21656050955414</text:p>
          </table:table-cell>
          <table:table-cell office:value-type="float" office:value="0.217557251908397" calcext:value-type="float">
            <text:p>0.217557251908397</text:p>
          </table:table-cell>
          <table:table-cell office:value-type="float" office:value="0.21728081321474" calcext:value-type="float">
            <text:p>0.21728081321474</text:p>
          </table:table-cell>
          <table:table-cell office:value-type="float" office:value="0.218274111675127" calcext:value-type="float">
            <text:p>0.218274111675127</text:p>
          </table:table-cell>
          <table:table-cell office:value-type="float" office:value="0.219264892268695" calcext:value-type="float">
            <text:p>0.219264892268695</text:p>
          </table:table-cell>
          <table:table-cell office:value-type="float" office:value="0.218987341772152" calcext:value-type="float">
            <text:p>0.218987341772152</text:p>
          </table:table-cell>
          <table:table-cell office:value-type="float" office:value="0.218710493046776" calcext:value-type="float">
            <text:p>0.218710493046776</text:p>
          </table:table-cell>
          <table:table-cell office:value-type="float" office:value="0.218434343434343" calcext:value-type="float">
            <text:p>0.218434343434343</text:p>
          </table:table-cell>
          <table:table-cell office:value-type="float" office:value="0.218158890290038" calcext:value-type="float">
            <text:p>0.218158890290038</text:p>
          </table:table-cell>
          <table:table-cell office:value-type="float" office:value="0.217884130982368" calcext:value-type="float">
            <text:p>0.217884130982368</text:p>
          </table:table-cell>
          <table:table-cell office:value-type="float" office:value="0.217610062893082" calcext:value-type="float">
            <text:p>0.217610062893082</text:p>
          </table:table-cell>
          <table:table-cell office:value-type="float" office:value="0.217336683417085" calcext:value-type="float">
            <text:p>0.217336683417085</text:p>
          </table:table-cell>
          <table:table-cell office:value-type="float" office:value="0.217063989962359" calcext:value-type="float">
            <text:p>0.217063989962359</text:p>
          </table:table-cell>
          <table:table-cell office:value-type="float" office:value="0.216791979949875" calcext:value-type="float">
            <text:p>0.216791979949875</text:p>
          </table:table-cell>
          <table:table-cell office:value-type="float" office:value="0.217772215269086" calcext:value-type="float">
            <text:p>0.217772215269086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217228464419476" calcext:value-type="float">
            <text:p>0.217228464419476</text:p>
          </table:table-cell>
          <table:table-cell office:value-type="float" office:value="0.216957605985037" calcext:value-type="float">
            <text:p>0.216957605985037</text:p>
          </table:table-cell>
          <table:table-cell office:value-type="float" office:value="0.216687422166874" calcext:value-type="float">
            <text:p>0.216687422166874</text:p>
          </table:table-cell>
          <table:table-cell office:value-type="float" office:value="0.216417910447761" calcext:value-type="float">
            <text:p>0.216417910447761</text:p>
          </table:table-cell>
          <table:table-cell office:value-type="float" office:value="0.216149068322981" calcext:value-type="float">
            <text:p>0.216149068322981</text:p>
          </table:table-cell>
          <table:table-cell office:value-type="float" office:value="0.215880893300248" calcext:value-type="float">
            <text:p>0.215880893300248</text:p>
          </table:table-cell>
          <table:table-cell office:value-type="float" office:value="0.215613382899628" calcext:value-type="float">
            <text:p>0.215613382899628</text:p>
          </table:table-cell>
          <table:table-cell office:value-type="float" office:value="0.215346534653465" calcext:value-type="float">
            <text:p>0.215346534653465</text:p>
          </table:table-cell>
          <table:table-cell office:value-type="float" office:value="0.216316440049444" calcext:value-type="float">
            <text:p>0.216316440049444</text:p>
          </table:table-cell>
          <table:table-cell office:value-type="float" office:value="0.216049382716049" calcext:value-type="float">
            <text:p>0.216049382716049</text:p>
          </table:table-cell>
          <table:table-cell office:value-type="float" office:value="0.215782983970407" calcext:value-type="float">
            <text:p>0.215782983970407</text:p>
          </table:table-cell>
          <table:table-cell office:value-type="float" office:value="0.216748768472906" calcext:value-type="float">
            <text:p>0.216748768472906</text:p>
          </table:table-cell>
          <table:table-cell office:value-type="float" office:value="0.216482164821648" calcext:value-type="float">
            <text:p>0.216482164821648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0.215950920245399" calcext:value-type="float">
            <text:p>0.215950920245399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0.215422276621787" calcext:value-type="float">
            <text:p>0.215422276621787</text:p>
          </table:table-cell>
          <table:table-cell office:value-type="float" office:value="0.21638141809291" calcext:value-type="float">
            <text:p>0.21638141809291</text:p>
          </table:table-cell>
          <table:table-cell office:value-type="float" office:value="0.216117216117216" calcext:value-type="float">
            <text:p>0.216117216117216</text:p>
          </table:table-cell>
          <table:table-cell office:value-type="float" office:value="0.215853658536585" calcext:value-type="float">
            <text:p>0.215853658536585</text:p>
          </table:table-cell>
          <table:table-cell office:value-type="float" office:value="0.215590742996346" calcext:value-type="float">
            <text:p>0.215590742996346</text:p>
          </table:table-cell>
          <table:table-cell office:value-type="float" office:value="0.215328467153285" calcext:value-type="float">
            <text:p>0.215328467153285</text:p>
          </table:table-cell>
          <table:table-cell office:value-type="float" office:value="0.215066828675577" calcext:value-type="float">
            <text:p>0.215066828675577</text:p>
          </table:table-cell>
          <table:table-cell office:value-type="float" office:value="0.216019417475728" calcext:value-type="float">
            <text:p>0.216019417475728</text:p>
          </table:table-cell>
          <table:table-cell office:value-type="float" office:value="0.215757575757576" calcext:value-type="float">
            <text:p>0.215757575757576</text:p>
          </table:table-cell>
          <table:table-cell office:value-type="float" office:value="0.215496368038741" calcext:value-type="float">
            <text:p>0.215496368038741</text:p>
          </table:table-cell>
          <table:table-cell office:value-type="float" office:value="0.216444981862152" calcext:value-type="float">
            <text:p>0.216444981862152</text:p>
          </table:table-cell>
          <table:table-cell office:value-type="float" office:value="0.216183574879227" calcext:value-type="float">
            <text:p>0.216183574879227</text:p>
          </table:table-cell>
          <table:table-cell office:value-type="float" office:value="0.217129071170084" calcext:value-type="float">
            <text:p>0.217129071170084</text:p>
          </table:table-cell>
          <table:table-cell office:value-type="float" office:value="0.218072289156626" calcext:value-type="float">
            <text:p>0.218072289156626</text:p>
          </table:table-cell>
          <table:table-cell office:value-type="float" office:value="0.217809867629362" calcext:value-type="float">
            <text:p>0.217809867629362</text:p>
          </table:table-cell>
          <table:table-cell office:value-type="float" office:value="0.217548076923077" calcext:value-type="float">
            <text:p>0.217548076923077</text:p>
          </table:table-cell>
          <table:table-cell office:value-type="float" office:value="0.217286914765906" calcext:value-type="float">
            <text:p>0.217286914765906</text:p>
          </table:table-cell>
          <table:table-cell office:value-type="float" office:value="0.218225419664269" calcext:value-type="float">
            <text:p>0.218225419664269</text:p>
          </table:table-cell>
          <table:table-cell office:value-type="float" office:value="0.217964071856287" calcext:value-type="float">
            <text:p>0.217964071856287</text:p>
          </table:table-cell>
          <table:table-cell office:value-type="float" office:value="0.2188995215311" calcext:value-type="float">
            <text:p>0.2188995215311</text:p>
          </table:table-cell>
          <table:table-cell office:value-type="float" office:value="0.218637992831541" calcext:value-type="float">
            <text:p>0.218637992831541</text:p>
          </table:table-cell>
          <table:table-cell office:value-type="float" office:value="0.219570405727924" calcext:value-type="float">
            <text:p>0.219570405727924</text:p>
          </table:table-cell>
          <table:table-cell office:value-type="float" office:value="0.219308700834327" calcext:value-type="float">
            <text:p>0.219308700834327</text:p>
          </table:table-cell>
          <table:table-cell office:value-type="float" office:value="0.220238095238095" calcext:value-type="float">
            <text:p>0.220238095238095</text:p>
          </table:table-cell>
          <table:table-cell office:value-type="float" office:value="0.219976218787158" calcext:value-type="float">
            <text:p>0.219976218787158</text:p>
          </table:table-cell>
          <table:table-cell office:value-type="float" office:value="0.219714964370546" calcext:value-type="float">
            <text:p>0.219714964370546</text:p>
          </table:table-cell>
          <table:table-cell office:value-type="float" office:value="0.219454329774614" calcext:value-type="float">
            <text:p>0.219454329774614</text:p>
          </table:table-cell>
          <table:table-cell office:value-type="float" office:value="0.220379146919431" calcext:value-type="float">
            <text:p>0.220379146919431</text:p>
          </table:table-cell>
          <table:table-cell office:value-type="float" office:value="0.220118343195266" calcext:value-type="float">
            <text:p>0.220118343195266</text:p>
          </table:table-cell>
          <table:table-cell office:value-type="float" office:value="0.219858156028369" calcext:value-type="float">
            <text:p>0.219858156028369</text:p>
          </table:table-cell>
          <table:table-cell office:value-type="float" office:value="0.219598583234947" calcext:value-type="float">
            <text:p>0.219598583234947</text:p>
          </table:table-cell>
          <table:table-cell office:value-type="float" office:value="0.219339622641509" calcext:value-type="float">
            <text:p>0.219339622641509</text:p>
          </table:table-cell>
          <table:table-cell office:value-type="float" office:value="0.219081272084806" calcext:value-type="float">
            <text:p>0.219081272084806</text:p>
          </table:table-cell>
          <table:table-cell office:value-type="float" office:value="0.218823529411765" calcext:value-type="float">
            <text:p>0.218823529411765</text:p>
          </table:table-cell>
          <table:table-cell office:value-type="float" office:value="0.219741480611046" calcext:value-type="float">
            <text:p>0.219741480611046</text:p>
          </table:table-cell>
          <table:table-cell office:value-type="float" office:value="0.219483568075117" calcext:value-type="float">
            <text:p>0.219483568075117</text:p>
          </table:table-cell>
          <table:table-cell office:value-type="float" office:value="0.219226260257913" calcext:value-type="float">
            <text:p>0.219226260257913</text:p>
          </table:table-cell>
          <table:table-cell office:value-type="float" office:value="0.218969555035129" calcext:value-type="float">
            <text:p>0.218969555035129</text:p>
          </table:table-cell>
          <table:table-cell office:value-type="float" office:value="0.218713450292398" calcext:value-type="float">
            <text:p>0.218713450292398</text:p>
          </table:table-cell>
          <table:table-cell office:value-type="float" office:value="0.218457943925234" calcext:value-type="float">
            <text:p>0.218457943925234</text:p>
          </table:table-cell>
          <table:table-cell office:value-type="float" office:value="0.218203033838973" calcext:value-type="float">
            <text:p>0.218203033838973</text:p>
          </table:table-cell>
          <table:table-cell office:value-type="float" office:value="0.217948717948718" calcext:value-type="float">
            <text:p>0.217948717948718</text:p>
          </table:table-cell>
          <table:table-cell office:value-type="float" office:value="0.218859138533178" calcext:value-type="float">
            <text:p>0.218859138533178</text:p>
          </table:table-cell>
          <table:table-cell office:value-type="float" office:value="0.218604651162791" calcext:value-type="float">
            <text:p>0.218604651162791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0.219257540603248" calcext:value-type="float">
            <text:p>0.219257540603248</text:p>
          </table:table-cell>
          <table:table-cell office:value-type="float" office:value="0.220162224797219" calcext:value-type="float">
            <text:p>0.220162224797219</text:p>
          </table:table-cell>
          <table:table-cell office:value-type="float" office:value="0.221064814814815" calcext:value-type="float">
            <text:p>0.221064814814815</text:p>
          </table:table-cell>
          <table:table-cell office:value-type="float" office:value="0.220809248554913" calcext:value-type="float">
            <text:p>0.220809248554913</text:p>
          </table:table-cell>
          <table:table-cell office:value-type="float" office:value="0.220554272517321" calcext:value-type="float">
            <text:p>0.220554272517321</text:p>
          </table:table-cell>
          <table:table-cell office:value-type="float" office:value="0.220299884659746" calcext:value-type="float">
            <text:p>0.220299884659746</text:p>
          </table:table-cell>
          <table:table-cell office:value-type="float" office:value="0.220046082949309" calcext:value-type="float">
            <text:p>0.220046082949309</text:p>
          </table:table-cell>
          <table:table-cell office:value-type="float" office:value="0.219792865362486" calcext:value-type="float">
            <text:p>0.219792865362486</text:p>
          </table:table-cell>
          <table:table-cell office:value-type="float" office:value="0.219540229885057" calcext:value-type="float">
            <text:p>0.219540229885057</text:p>
          </table:table-cell>
          <table:table-cell office:value-type="float" office:value="0.220436280137773" calcext:value-type="float">
            <text:p>0.220436280137773</text:p>
          </table:table-cell>
          <table:table-cell office:value-type="float" office:value="0.221330275229358" calcext:value-type="float">
            <text:p>0.221330275229358</text:p>
          </table:table-cell>
          <table:table-cell office:value-type="float" office:value="0.221076746849943" calcext:value-type="float">
            <text:p>0.221076746849943</text:p>
          </table:table-cell>
          <table:table-cell office:value-type="float" office:value="0.220823798627002" calcext:value-type="float">
            <text:p>0.220823798627002</text:p>
          </table:table-cell>
          <table:table-cell office:value-type="float" office:value="0.220571428571429" calcext:value-type="float">
            <text:p>0.220571428571429</text:p>
          </table:table-cell>
          <table:table-cell office:value-type="float" office:value="0.221461187214612" calcext:value-type="float">
            <text:p>0.221461187214612</text:p>
          </table:table-cell>
          <table:table-cell office:value-type="float" office:value="0.221208665906499" calcext:value-type="float">
            <text:p>0.221208665906499</text:p>
          </table:table-cell>
          <table:table-cell office:value-type="float" office:value="0.220956719817768" calcext:value-type="float">
            <text:p>0.220956719817768</text:p>
          </table:table-cell>
          <table:table-cell office:value-type="float" office:value="0.221843003412969" calcext:value-type="float">
            <text:p>0.221843003412969</text:p>
          </table:table-cell>
          <table:table-cell office:value-type="float" office:value="0.221590909090909" calcext:value-type="float">
            <text:p>0.221590909090909</text:p>
          </table:table-cell>
          <table:table-cell office:value-type="float" office:value="0.222474460839955" calcext:value-type="float">
            <text:p>0.22247446083995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23103057757644" calcext:value-type="float">
            <text:p>0.223103057757644</text:p>
          </table:table-cell>
          <table:table-cell office:value-type="float" office:value="0.222850678733032" calcext:value-type="float">
            <text:p>0.222850678733032</text:p>
          </table:table-cell>
          <table:table-cell office:value-type="float" office:value="0.222598870056497" calcext:value-type="float">
            <text:p>0.222598870056497</text:p>
          </table:table-cell>
          <table:table-cell office:value-type="float" office:value="0.223476297968397" calcext:value-type="float">
            <text:p>0.223476297968397</text:p>
          </table:table-cell>
          <table:table-cell office:value-type="float" office:value="0.223224351747463" calcext:value-type="float">
            <text:p>0.223224351747463</text:p>
          </table:table-cell>
          <table:table-cell office:value-type="float" office:value="0.222972972972973" calcext:value-type="float">
            <text:p>0.222972972972973</text:p>
          </table:table-cell>
          <table:table-cell office:value-type="float" office:value="0.222722159730034" calcext:value-type="float">
            <text:p>0.222722159730034</text:p>
          </table:table-cell>
          <table:table-cell office:value-type="float" office:value="0.22247191011236" calcext:value-type="float">
            <text:p>0.2224719101123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23094170403587" calcext:value-type="float">
            <text:p>0.223094170403587</text:p>
          </table:table-cell>
          <table:table-cell office:value-type="float" office:value="0.222844344904815" calcext:value-type="float">
            <text:p>0.222844344904815</text:p>
          </table:table-cell>
          <table:table-cell office:value-type="float" office:value="0.222595078299776" calcext:value-type="float">
            <text:p>0.222595078299776</text:p>
          </table:table-cell>
          <table:table-cell office:value-type="float" office:value="0.222346368715084" calcext:value-type="float">
            <text:p>0.222346368715084</text:p>
          </table:table-cell>
          <table:table-cell office:value-type="float" office:value="0.222098214285714" calcext:value-type="float">
            <text:p>0.222098214285714</text:p>
          </table:table-cell>
          <table:table-cell office:value-type="float" office:value="0.221850613154961" calcext:value-type="float">
            <text:p>0.221850613154961</text:p>
          </table:table-cell>
          <table:table-cell office:value-type="float" office:value="0.221603563474388" calcext:value-type="float">
            <text:p>0.221603563474388</text:p>
          </table:table-cell>
          <table:table-cell office:value-type="float" office:value="0.221357063403782" calcext:value-type="float">
            <text:p>0.221357063403782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21975582685905" calcext:value-type="float">
            <text:p>0.221975582685905</text:p>
          </table:table-cell>
          <table:table-cell office:value-type="float" office:value="0.221729490022173" calcext:value-type="float">
            <text:p>0.221729490022173</text:p>
          </table:table-cell>
          <table:table-cell office:value-type="float" office:value="0.221483942414175" calcext:value-type="float">
            <text:p>0.221483942414175</text:p>
          </table:table-cell>
          <table:table-cell office:value-type="float" office:value="0.222345132743363" calcext:value-type="float">
            <text:p>0.222345132743363</text:p>
          </table:table-cell>
          <table:table-cell office:value-type="float" office:value="0.223204419889503" calcext:value-type="float">
            <text:p>0.223204419889503</text:p>
          </table:table-cell>
          <table:table-cell office:value-type="float" office:value="0.222958057395143" calcext:value-type="float">
            <text:p>0.222958057395143</text:p>
          </table:table-cell>
          <table:table-cell office:value-type="float" office:value="0.223814773980154" calcext:value-type="float">
            <text:p>0.223814773980154</text:p>
          </table:table-cell>
          <table:table-cell office:value-type="float" office:value="0.223568281938326" calcext:value-type="float">
            <text:p>0.223568281938326</text:p>
          </table:table-cell>
          <table:table-cell office:value-type="float" office:value="0.224422442244224" calcext:value-type="float">
            <text:p>0.224422442244224</text:p>
          </table:table-cell>
          <table:table-cell office:value-type="float" office:value="0.224175824175824" calcext:value-type="float">
            <text:p>0.224175824175824</text:p>
          </table:table-cell>
          <table:table-cell office:value-type="float" office:value="0.223929747530187" calcext:value-type="float">
            <text:p>0.223929747530187</text:p>
          </table:table-cell>
          <table:table-cell office:value-type="float" office:value="0.224780701754386" calcext:value-type="float">
            <text:p>0.224780701754386</text:p>
          </table:table-cell>
          <table:table-cell office:value-type="float" office:value="0.224534501642935" calcext:value-type="float">
            <text:p>0.224534501642935</text:p>
          </table:table-cell>
          <table:table-cell office:value-type="float" office:value="0.225382932166302" calcext:value-type="float">
            <text:p>0.225382932166302</text:p>
          </table:table-cell>
          <table:table-cell office:value-type="float" office:value="0.225136612021858" calcext:value-type="float">
            <text:p>0.225136612021858</text:p>
          </table:table-cell>
          <table:table-cell office:value-type="float" office:value="0.225982532751092" calcext:value-type="float">
            <text:p>0.225982532751092</text:p>
          </table:table-cell>
          <table:table-cell office:value-type="float" office:value="0.225736095965104" calcext:value-type="float">
            <text:p>0.225736095965104</text:p>
          </table:table-cell>
          <table:table-cell office:value-type="float" office:value="0.225490196078431" calcext:value-type="float">
            <text:p>0.225490196078431</text:p>
          </table:table-cell>
          <table:table-cell office:value-type="float" office:value="0.225244831338411" calcext:value-type="float">
            <text:p>0.22524483133841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4755700325733" calcext:value-type="float">
            <text:p>0.224755700325733</text:p>
          </table:table-cell>
          <table:table-cell office:value-type="float" office:value="0.225596529284165" calcext:value-type="float">
            <text:p>0.225596529284165</text:p>
          </table:table-cell>
          <table:table-cell office:value-type="float" office:value="0.225352112676056" calcext:value-type="float">
            <text:p>0.225352112676056</text:p>
          </table:table-cell>
          <table:table-cell office:value-type="float" office:value="0.226190476190476" calcext:value-type="float">
            <text:p>0.226190476190476</text:p>
          </table:table-cell>
          <table:table-cell office:value-type="float" office:value="0.225945945945946" calcext:value-type="float">
            <text:p>0.225945945945946</text:p>
          </table:table-cell>
          <table:table-cell office:value-type="float" office:value="0.226781857451404" calcext:value-type="float">
            <text:p>0.226781857451404</text:p>
          </table:table-cell>
          <table:table-cell office:value-type="float" office:value="0.226537216828479" calcext:value-type="float">
            <text:p>0.226537216828479</text:p>
          </table:table-cell>
          <table:table-cell office:value-type="float" office:value="0.226293103448276" calcext:value-type="float">
            <text:p>0.226293103448276</text:p>
          </table:table-cell>
          <table:table-cell office:value-type="float" office:value="0.227125941872982" calcext:value-type="float">
            <text:p>0.227125941872982</text:p>
          </table:table-cell>
          <table:table-cell office:value-type="float" office:value="0.226881720430108" calcext:value-type="float">
            <text:p>0.226881720430108</text:p>
          </table:table-cell>
          <table:table-cell office:value-type="float" office:value="0.226638023630505" calcext:value-type="float">
            <text:p>0.226638023630505</text:p>
          </table:table-cell>
          <table:table-cell office:value-type="float" office:value="0.226394849785408" calcext:value-type="float">
            <text:p>0.226394849785408</text:p>
          </table:table-cell>
          <table:table-cell office:value-type="float" office:value="0.22615219721329" calcext:value-type="float">
            <text:p>0.22615219721329</text:p>
          </table:table-cell>
          <table:table-cell office:value-type="float" office:value="0.225910064239829" calcext:value-type="float">
            <text:p>0.225910064239829</text:p>
          </table:table-cell>
          <table:table-cell office:value-type="float" office:value="0.226737967914438" calcext:value-type="float">
            <text:p>0.226737967914438</text:p>
          </table:table-cell>
          <table:table-cell office:value-type="float" office:value="0.226495726495726" calcext:value-type="float">
            <text:p>0.226495726495726</text:p>
          </table:table-cell>
          <table:table-cell office:value-type="float" office:value="0.226254002134472" calcext:value-type="float">
            <text:p>0.226254002134472</text:p>
          </table:table-cell>
          <table:table-cell office:value-type="float" office:value="0.226012793176972" calcext:value-type="float">
            <text:p>0.226012793176972</text:p>
          </table:table-cell>
          <table:table-cell office:value-type="float" office:value="0.225772097976571" calcext:value-type="float">
            <text:p>0.225772097976571</text:p>
          </table:table-cell>
          <table:table-cell office:value-type="float" office:value="0.225531914893617" calcext:value-type="float">
            <text:p>0.225531914893617</text:p>
          </table:table-cell>
          <table:table-cell office:value-type="float" office:value="0.22529224229543" calcext:value-type="float">
            <text:p>0.22529224229543</text:p>
          </table:table-cell>
          <table:table-cell office:value-type="float" office:value="0.225053078556263" calcext:value-type="float">
            <text:p>0.225053078556263</text:p>
          </table:table-cell>
          <table:table-cell office:value-type="float" office:value="0.224814422057264" calcext:value-type="float">
            <text:p>0.224814422057264</text:p>
          </table:table-cell>
          <table:table-cell office:value-type="float" office:value="0.224576271186441" calcext:value-type="float">
            <text:p>0.224576271186441</text:p>
          </table:table-cell>
          <table:table-cell office:value-type="float" office:value="0.224338624338624" calcext:value-type="float">
            <text:p>0.224338624338624</text:p>
          </table:table-cell>
          <table:table-cell office:value-type="float" office:value="0.225158562367865" calcext:value-type="float">
            <text:p>0.225158562367865</text:p>
          </table:table-cell>
          <table:table-cell office:value-type="float" office:value="0.224920802534319" calcext:value-type="float">
            <text:p>0.224920802534319</text:p>
          </table:table-cell>
          <table:table-cell office:value-type="float" office:value="0.224683544303797" calcext:value-type="float">
            <text:p>0.224683544303797</text:p>
          </table:table-cell>
          <table:table-cell office:value-type="float" office:value="0.224446786090622" calcext:value-type="float">
            <text:p>0.224446786090622</text:p>
          </table:table-cell>
          <table:table-cell office:value-type="float" office:value="0.224210526315789" calcext:value-type="float">
            <text:p>0.224210526315789</text:p>
          </table:table-cell>
          <table:table-cell office:value-type="float" office:value="0.22397476340694" calcext:value-type="float">
            <text:p>0.22397476340694</text:p>
          </table:table-cell>
          <table:table-cell office:value-type="float" office:value="0.223739495798319" calcext:value-type="float">
            <text:p>0.223739495798319</text:p>
          </table:table-cell>
          <table:table-cell office:value-type="float" office:value="0.223504721930745" calcext:value-type="float">
            <text:p>0.223504721930745</text:p>
          </table:table-cell>
          <table:table-cell office:value-type="float" office:value="0.224318658280922" calcext:value-type="float">
            <text:p>0.224318658280922</text:p>
          </table:table-cell>
          <table:table-cell office:value-type="float" office:value="0.224083769633508" calcext:value-type="float">
            <text:p>0.224083769633508</text:p>
          </table:table-cell>
          <table:table-cell office:value-type="float" office:value="0.223849372384937" calcext:value-type="float">
            <text:p>0.223849372384937</text:p>
          </table:table-cell>
          <table:table-cell office:value-type="float" office:value="0.22466039707419" calcext:value-type="float">
            <text:p>0.22466039707419</text:p>
          </table:table-cell>
          <table:table-cell office:value-type="float" office:value="0.224425887265136" calcext:value-type="float">
            <text:p>0.224425887265136</text:p>
          </table:table-cell>
          <table:table-cell office:value-type="float" office:value="0.224191866527633" calcext:value-type="float">
            <text:p>0.224191866527633</text:p>
          </table:table-cell>
          <table:table-cell office:value-type="float" office:value="0.223958333333333" calcext:value-type="float">
            <text:p>0.223958333333333</text:p>
          </table:table-cell>
          <table:table-cell office:value-type="float" office:value="0.22372528616025" calcext:value-type="float">
            <text:p>0.22372528616025</text:p>
          </table:table-cell>
          <table:table-cell office:value-type="float" office:value="0.223492723492723" calcext:value-type="float">
            <text:p>0.223492723492723</text:p>
          </table:table-cell>
          <table:table-cell office:value-type="float" office:value="0.223260643821391" calcext:value-type="float">
            <text:p>0.223260643821391</text:p>
          </table:table-cell>
          <table:table-cell office:value-type="float" office:value="0.223029045643154" calcext:value-type="float">
            <text:p>0.223029045643154</text:p>
          </table:table-cell>
          <table:table-cell office:value-type="float" office:value="0.22279792746114" calcext:value-type="float">
            <text:p>0.22279792746114</text:p>
          </table:table-cell>
          <table:table-cell office:value-type="float" office:value="0.222567287784679" calcext:value-type="float">
            <text:p>0.222567287784679</text:p>
          </table:table-cell>
          <table:table-cell office:value-type="float" office:value="0.223371251292658" calcext:value-type="float">
            <text:p>0.223371251292658</text:p>
          </table:table-cell>
          <table:table-cell office:value-type="float" office:value="0.224173553719008" calcext:value-type="float">
            <text:p>0.224173553719008</text:p>
          </table:table-cell>
          <table:table-cell office:value-type="float" office:value="0.223942208462332" calcext:value-type="float">
            <text:p>0.223942208462332</text:p>
          </table:table-cell>
          <table:table-cell office:value-type="float" office:value="0.223711340206186" calcext:value-type="float">
            <text:p>0.223711340206186</text:p>
          </table:table-cell>
          <table:table-cell office:value-type="float" office:value="0.223480947476828" calcext:value-type="float">
            <text:p>0.223480947476828</text:p>
          </table:table-cell>
          <table:table-cell office:value-type="float" office:value="0.223251028806584" calcext:value-type="float">
            <text:p>0.223251028806584</text:p>
          </table:table-cell>
          <table:table-cell office:value-type="float" office:value="0.223021582733813" calcext:value-type="float">
            <text:p>0.223021582733813</text:p>
          </table:table-cell>
          <table:table-cell office:value-type="float" office:value="0.222792607802875" calcext:value-type="float">
            <text:p>0.222792607802875</text:p>
          </table:table-cell>
          <table:table-cell office:value-type="float" office:value="0.222564102564103" calcext:value-type="float">
            <text:p>0.222564102564103</text:p>
          </table:table-cell>
          <table:table-cell office:value-type="float" office:value="0.22233606557377" calcext:value-type="float">
            <text:p>0.22233606557377</text:p>
          </table:table-cell>
          <table:table-cell office:value-type="float" office:value="0.222108495394063" calcext:value-type="float">
            <text:p>0.222108495394063</text:p>
          </table:table-cell>
          <table:table-cell office:value-type="float" office:value="0.221881390593047" calcext:value-type="float">
            <text:p>0.221881390593047</text:p>
          </table:table-cell>
          <table:table-cell office:value-type="float" office:value="0.221654749744637" calcext:value-type="float">
            <text:p>0.221654749744637</text:p>
          </table:table-cell>
          <table:table-cell office:value-type="float" office:value="0.221428571428571" calcext:value-type="float">
            <text:p>0.221428571428571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21995926680244" calcext:value-type="float">
            <text:p>0.221995926680244</text:p>
          </table:table-cell>
          <table:table-cell office:value-type="float" office:value="0.222787385554425" calcext:value-type="float">
            <text:p>0.222787385554425</text:p>
          </table:table-cell>
          <table:table-cell office:value-type="float" office:value="0.223577235772358" calcext:value-type="float">
            <text:p>0.223577235772358</text:p>
          </table:table-cell>
          <table:table-cell office:value-type="float" office:value="0.223350253807107" calcext:value-type="float">
            <text:p>0.223350253807107</text:p>
          </table:table-cell>
          <table:table-cell office:value-type="float" office:value="0.224137931034483" calcext:value-type="float">
            <text:p>0.224137931034483</text:p>
          </table:table-cell>
          <table:table-cell office:value-type="float" office:value="0.223910840932118" calcext:value-type="float">
            <text:p>0.223910840932118</text:p>
          </table:table-cell>
          <table:table-cell office:value-type="float" office:value="0.224696356275304" calcext:value-type="float">
            <text:p>0.224696356275304</text:p>
          </table:table-cell>
          <table:table-cell office:value-type="float" office:value="0.224469160768453" calcext:value-type="float">
            <text:p>0.224469160768453</text:p>
          </table:table-cell>
          <table:table-cell office:value-type="float" office:value="0.225252525252525" calcext:value-type="float">
            <text:p>0.225252525252525</text:p>
          </table:table-cell>
          <table:table-cell office:value-type="float" office:value="0.22502522704339" calcext:value-type="float">
            <text:p>0.22502522704339</text:p>
          </table:table-cell>
          <table:table-cell office:value-type="float" office:value="0.224798387096774" calcext:value-type="float">
            <text:p>0.224798387096774</text:p>
          </table:table-cell>
          <table:table-cell office:value-type="float" office:value="0.224572004028197" calcext:value-type="float">
            <text:p>0.224572004028197</text:p>
          </table:table-cell>
          <table:table-cell office:value-type="float" office:value="0.224346076458752" calcext:value-type="float">
            <text:p>0.224346076458752</text:p>
          </table:table-cell>
          <table:table-cell office:value-type="float" office:value="0.224120603015075" calcext:value-type="float">
            <text:p>0.224120603015075</text:p>
          </table:table-cell>
          <table:table-cell office:value-type="float" office:value="0.223895582329317" calcext:value-type="float">
            <text:p>0.223895582329317</text:p>
          </table:table-cell>
          <table:table-cell office:value-type="float" office:value="0.223671013039117" calcext:value-type="float">
            <text:p>0.223671013039117</text:p>
          </table:table-cell>
          <table:table-cell office:value-type="float" office:value="0.223446893787575" calcext:value-type="float">
            <text:p>0.223446893787575</text:p>
          </table:table-cell>
          <table:table-cell office:value-type="float" office:value="0.223223223223223" calcext:value-type="float">
            <text:p>0.22322322322322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3776223776224" calcext:value-type="float">
            <text:p>0.223776223776224</text:p>
          </table:table-cell>
          <table:table-cell/>
        </table:table-row>
        <table:table-row table:style-name="ro1">
          <table:table-cell table:number-columns-repeated="1003"/>
        </table:table-row>
        <table:table-row table:style-name="ro1">
          <table:table-cell office:value-type="string" calcext:value-type="string">
            <text:p>Sate</text:p>
          </table:table-cell>
          <table:table-cell office:value-type="string" calcext:value-type="string">
            <text:p>%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table:formula="of:=263/1000" office:value-type="float" office:value="0.263" calcext:value-type="float">
            <text:p>0.2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Y</text:p>
          </table:table-cell>
          <table:table-cell table:formula="of:=315/1000" office:value-type="float" office:value="0.315" calcext:value-type="float">
            <text:p>0.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</text:p>
          </table:table-cell>
          <table:table-cell table:formula="of:=189/1000" office:value-type="float" office:value="0.189" calcext:value-type="float">
            <text:p>0.1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</text:p>
          </table:table-cell>
          <table:table-cell table:formula="of:=234/1000" office:value-type="float" office:value="0.234" calcext:value-type="float">
            <text:p>0.234</text:p>
          </table:table-cell>
          <table:table-cell table:number-columns-repeated="1001"/>
        </table:table-row>
      </table:table>
      <table:table table:name="Sheet4" table:style-name="ta1">
        <table:shapes>
          <draw:frame draw:z-index="0" draw:style-name="gr1" draw:text-style-name="P1" svg:width="453.51pt" svg:height="255.09pt" svg:x="875.42pt" svg:y="87.19pt">
            <loext:p/>
            <draw:object draw:notify-on-update-of-ranges="Sheet4.N2:Sheet4.N2 Sheet4.O2:Sheet4.Y2 Sheet4.N3:Sheet4.N3 Sheet4.O3:Sheet4.Y3 Sheet4.N2:Sheet4.N2 Sheet4.O2:Sheet4.Y2 Sheet4.N4:Sheet4.N4 Sheet4.O4:Sheet4.Y4 Sheet4.N2:Sheet4.N2 Sheet4.O2:Sheet4.Y2 Sheet4.N5:Sheet4.N5 Sheet4.O5:Sheet4.Y5 Sheet4.N2:Sheet4.N2 Sheet4.O2:Sheet4.Y2 Sheet4.N6:Sheet4.N6 Sheet4.O6:Sheet4.Y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13"/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</text:p>
          </table:table-cell>
          <table:table-cell table:formula="of:=[.B12]/10" office:value-type="float" office:value="0.1" calcext:value-type="float">
            <text:p>0.1</text:p>
          </table:table-cell>
          <table:table-cell table:formula="of:=[.C12]/10" office:value-type="float" office:value="0.2" calcext:value-type="float">
            <text:p>0.2</text:p>
          </table:table-cell>
          <table:table-cell table:formula="of:=[.D12]/10" office:value-type="float" office:value="0.233333333333333" calcext:value-type="float">
            <text:p>0.233333333333333</text:p>
          </table:table-cell>
          <table:table-cell table:formula="of:=[.E12]/10" office:value-type="float" office:value="0.2" calcext:value-type="float">
            <text:p>0.2</text:p>
          </table:table-cell>
          <table:table-cell table:formula="of:=[.F12]/10" office:value-type="float" office:value="0.22" calcext:value-type="float">
            <text:p>0.22</text:p>
          </table:table-cell>
          <table:table-cell table:formula="of:=[.G12]/10" office:value-type="float" office:value="0.2" calcext:value-type="float">
            <text:p>0.2</text:p>
          </table:table-cell>
          <table:table-cell table:formula="of:=[.H12]/10" office:value-type="float" office:value="0.185714285714286" calcext:value-type="float">
            <text:p>0.185714285714286</text:p>
          </table:table-cell>
          <table:table-cell table:formula="of:=[.I12]/10" office:value-type="float" office:value="0.1875" calcext:value-type="float">
            <text:p>0.1875</text:p>
          </table:table-cell>
          <table:table-cell table:formula="of:=[.J12]/10" office:value-type="float" office:value="0.188888888888889" calcext:value-type="float">
            <text:p>0.188888888888889</text:p>
          </table:table-cell>
          <table:table-cell table:formula="of:=[.K12]/10" office:value-type="float" office:value="0.18" calcext:value-type="float">
            <text:p>0.18</text:p>
          </table:table-cell>
          <table:table-cell table:formula="of:=[.L12]/10" office:value-type="float" office:value="0.190909090909091" calcext:value-type="float">
            <text:p>0.19090909090909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/>
          <table:table-cell office:value-type="string" calcext:value-type="string">
            <text:p>Y</text:p>
          </table:table-cell>
          <table:table-cell table:formula="of:=[.B24]/10" office:value-type="float" office:value="0.5" calcext:value-type="float">
            <text:p>0.5</text:p>
          </table:table-cell>
          <table:table-cell table:formula="of:=[.C24]/10" office:value-type="float" office:value="0.4" calcext:value-type="float">
            <text:p>0.4</text:p>
          </table:table-cell>
          <table:table-cell table:formula="of:=[.D24]/10" office:value-type="float" office:value="0.333333333333333" calcext:value-type="float">
            <text:p>0.333333333333333</text:p>
          </table:table-cell>
          <table:table-cell table:formula="of:=[.E24]/10" office:value-type="float" office:value="0.35" calcext:value-type="float">
            <text:p>0.35</text:p>
          </table:table-cell>
          <table:table-cell table:formula="of:=[.F24]/10" office:value-type="float" office:value="0.36" calcext:value-type="float">
            <text:p>0.36</text:p>
          </table:table-cell>
          <table:table-cell table:formula="of:=[.G24]/10" office:value-type="float" office:value="0.333333333333333" calcext:value-type="float">
            <text:p>0.333333333333333</text:p>
          </table:table-cell>
          <table:table-cell table:formula="of:=[.H24]/10" office:value-type="float" office:value="0.385714285714286" calcext:value-type="float">
            <text:p>0.385714285714286</text:p>
          </table:table-cell>
          <table:table-cell table:formula="of:=[.I24]/10" office:value-type="float" office:value="0.375" calcext:value-type="float">
            <text:p>0.375</text:p>
          </table:table-cell>
          <table:table-cell table:formula="of:=[.J24]/10" office:value-type="float" office:value="0.388888888888889" calcext:value-type="float">
            <text:p>0.388888888888889</text:p>
          </table:table-cell>
          <table:table-cell table:formula="of:=[.K24]/10" office:value-type="float" office:value="0.4" calcext:value-type="float">
            <text:p>0.4</text:p>
          </table:table-cell>
          <table:table-cell table:formula="of:=[.L24]/10" office:value-type="float" office:value="0.390909090909091" calcext:value-type="float">
            <text:p>0.39090909090909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/>
          <table:table-cell office:value-type="string" calcext:value-type="string">
            <text:p>O</text:p>
          </table:table-cell>
          <table:table-cell table:formula="of:=[.B36]/10" office:value-type="float" office:value="0.4" calcext:value-type="float">
            <text:p>0.4</text:p>
          </table:table-cell>
          <table:table-cell table:formula="of:=[.C36]/10" office:value-type="float" office:value="0.2" calcext:value-type="float">
            <text:p>0.2</text:p>
          </table:table-cell>
          <table:table-cell table:formula="of:=[.D36]/10" office:value-type="float" office:value="0.233333333333333" calcext:value-type="float">
            <text:p>0.233333333333333</text:p>
          </table:table-cell>
          <table:table-cell table:formula="of:=[.E36]/10" office:value-type="float" office:value="0.225" calcext:value-type="float">
            <text:p>0.225</text:p>
          </table:table-cell>
          <table:table-cell table:formula="of:=[.F36]/10" office:value-type="float" office:value="0.2" calcext:value-type="float">
            <text:p>0.2</text:p>
          </table:table-cell>
          <table:table-cell table:formula="of:=[.G36]/10" office:value-type="float" office:value="0.216666666666667" calcext:value-type="float">
            <text:p>0.216666666666667</text:p>
          </table:table-cell>
          <table:table-cell table:formula="of:=[.H36]/10" office:value-type="float" office:value="0.2" calcext:value-type="float">
            <text:p>0.2</text:p>
          </table:table-cell>
          <table:table-cell table:formula="of:=[.I36]/10" office:value-type="float" office:value="0.1875" calcext:value-type="float">
            <text:p>0.1875</text:p>
          </table:table-cell>
          <table:table-cell table:formula="of:=[.J36]/10" office:value-type="float" office:value="0.177777777777778" calcext:value-type="float">
            <text:p>0.177777777777778</text:p>
          </table:table-cell>
          <table:table-cell table:formula="of:=[.K36]/10" office:value-type="float" office:value="0.16" calcext:value-type="float">
            <text:p>0.16</text:p>
          </table:table-cell>
          <table:table-cell table:formula="of:=[.L36]/10" office:value-type="float" office:value="0.154545454545455" calcext:value-type="float">
            <text:p>0.15454545454545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0.363636363636364" calcext:value-type="float">
            <text:p>0.363636363636364</text:p>
          </table:table-cell>
          <table:table-cell/>
          <table:table-cell office:value-type="string" calcext:value-type="string">
            <text:p>R</text:p>
          </table:table-cell>
          <table:table-cell table:formula="of:=[.B48]/10" office:value-type="float" office:value="0" calcext:value-type="float">
            <text:p>0</text:p>
          </table:table-cell>
          <table:table-cell table:formula="of:=[.C48]/10" office:value-type="float" office:value="0.2" calcext:value-type="float">
            <text:p>0.2</text:p>
          </table:table-cell>
          <table:table-cell table:formula="of:=[.D48]/10" office:value-type="float" office:value="0.2" calcext:value-type="float">
            <text:p>0.2</text:p>
          </table:table-cell>
          <table:table-cell table:formula="of:=[.E48]/10" office:value-type="float" office:value="0.225" calcext:value-type="float">
            <text:p>0.225</text:p>
          </table:table-cell>
          <table:table-cell table:formula="of:=[.F48]/10" office:value-type="float" office:value="0.2" calcext:value-type="float">
            <text:p>0.2</text:p>
          </table:table-cell>
          <table:table-cell table:formula="of:=[.G48]/10" office:value-type="float" office:value="0.216666666666667" calcext:value-type="float">
            <text:p>0.216666666666667</text:p>
          </table:table-cell>
          <table:table-cell table:formula="of:=[.H48]/10" office:value-type="float" office:value="0.2" calcext:value-type="float">
            <text:p>0.2</text:p>
          </table:table-cell>
          <table:table-cell table:formula="of:=[.I48]/10" office:value-type="float" office:value="0.225" calcext:value-type="float">
            <text:p>0.225</text:p>
          </table:table-cell>
          <table:table-cell table:formula="of:=[.J48]/10" office:value-type="float" office:value="0.222222222222222" calcext:value-type="float">
            <text:p>0.222222222222222</text:p>
          </table:table-cell>
          <table:table-cell table:formula="of:=[.K48]/10" office:value-type="float" office:value="0.24" calcext:value-type="float">
            <text:p>0.24</text:p>
          </table:table-cell>
          <table:table-cell table:formula="of:=[.L48]/10" office:value-type="float" office:value="0.236363636363636" calcext:value-type="float">
            <text:p>0.23636363636363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272727272727273" calcext:value-type="float">
            <text:p>0.2727272727272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363636363636364" calcext:value-type="float">
            <text:p>0.3636363636363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181818181818182" calcext:value-type="float">
            <text:p>0.1818181818181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3:.B11])" office:value-type="float" office:value="1" calcext:value-type="float">
            <text:p>1</text:p>
          </table:table-cell>
          <table:table-cell table:style-name="ce1" table:formula="of:=SUM([.C3:.C11])" office:value-type="float" office:value="2" calcext:value-type="float">
            <text:p>2</text:p>
          </table:table-cell>
          <table:table-cell table:style-name="ce1" table:formula="of:=SUM([.D3:.D11])" office:value-type="float" office:value="2.33333333333333" calcext:value-type="float">
            <text:p>2.33333333333333</text:p>
          </table:table-cell>
          <table:table-cell table:style-name="ce1" table:formula="of:=SUM([.E3:.E11])" office:value-type="float" office:value="2" calcext:value-type="float">
            <text:p>2</text:p>
          </table:table-cell>
          <table:table-cell table:style-name="ce1" table:formula="of:=SUM([.F3:.F11])" office:value-type="float" office:value="2.2" calcext:value-type="float">
            <text:p>2.2</text:p>
          </table:table-cell>
          <table:table-cell table:style-name="ce1" table:formula="of:=SUM([.G3:.G11])" office:value-type="float" office:value="2" calcext:value-type="float">
            <text:p>2</text:p>
          </table:table-cell>
          <table:table-cell table:style-name="ce1" table:formula="of:=SUM([.H3:.H11])" office:value-type="float" office:value="1.85714285714286" calcext:value-type="float">
            <text:p>1.85714285714286</text:p>
          </table:table-cell>
          <table:table-cell table:style-name="ce1" table:formula="of:=SUM([.I3:.I11])" office:value-type="float" office:value="1.875" calcext:value-type="float">
            <text:p>1.875</text:p>
          </table:table-cell>
          <table:table-cell table:style-name="ce1" table:formula="of:=SUM([.J3:.J11])" office:value-type="float" office:value="1.88888888888889" calcext:value-type="float">
            <text:p>1.88888888888889</text:p>
          </table:table-cell>
          <table:table-cell table:style-name="ce1" table:formula="of:=SUM([.K3:.K11])" office:value-type="float" office:value="1.8" calcext:value-type="float">
            <text:p>1.8</text:p>
          </table:table-cell>
          <table:table-cell table:style-name="ce1" table:formula="of:=SUM([.L3:.L11])" office:value-type="float" office:value="1.90909090909091" calcext:value-type="float">
            <text:p>1.90909090909091</text:p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5" calcext:value-type="float">
            <text:p>0.5</text:p>
          </table:table-cell>
          <table:table-cell office:value-type="float" office:value="0.454545454545455" calcext:value-type="float">
            <text:p>0.45454545454545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" calcext:value-type="float">
            <text:p>0.4</text:p>
          </table:table-cell>
          <table:table-cell office:value-type="float" office:value="0.454545454545455" calcext:value-type="float">
            <text:p>0.4545454545454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0.454545454545455" calcext:value-type="float">
            <text:p>0.45454545454545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0.454545454545455" calcext:value-type="float">
            <text:p>0.4545454545454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6" calcext:value-type="float">
            <text:p>0.6</text:p>
          </table:table-cell>
          <table:table-cell office:value-type="float" office:value="0.545454545454545" calcext:value-type="float">
            <text:p>0.5454545454545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5" calcext:value-type="float">
            <text:p>0.5</text:p>
          </table:table-cell>
          <table:table-cell office:value-type="float" office:value="0.454545454545455" calcext:value-type="float">
            <text:p>0.45454545454545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" calcext:value-type="float">
            <text:p>0.4</text:p>
          </table:table-cell>
          <table:table-cell office:value-type="float" office:value="0.363636363636364" calcext:value-type="float">
            <text:p>0.36363636363636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14:.B23])" office:value-type="float" office:value="5" calcext:value-type="float">
            <text:p>5</text:p>
          </table:table-cell>
          <table:table-cell table:style-name="ce1" table:formula="of:=SUM([.C14:.C23])" office:value-type="float" office:value="4" calcext:value-type="float">
            <text:p>4</text:p>
          </table:table-cell>
          <table:table-cell table:style-name="ce1" table:formula="of:=SUM([.D14:.D23])" office:value-type="float" office:value="3.33333333333333" calcext:value-type="float">
            <text:p>3.33333333333333</text:p>
          </table:table-cell>
          <table:table-cell table:style-name="ce1" table:formula="of:=SUM([.E14:.E23])" office:value-type="float" office:value="3.5" calcext:value-type="float">
            <text:p>3.5</text:p>
          </table:table-cell>
          <table:table-cell table:style-name="ce1" table:formula="of:=SUM([.F14:.F23])" office:value-type="float" office:value="3.6" calcext:value-type="float">
            <text:p>3.6</text:p>
          </table:table-cell>
          <table:table-cell table:style-name="ce1" table:formula="of:=SUM([.G14:.G23])" office:value-type="float" office:value="3.33333333333333" calcext:value-type="float">
            <text:p>3.33333333333333</text:p>
          </table:table-cell>
          <table:table-cell table:style-name="ce1" table:formula="of:=SUM([.H14:.H23])" office:value-type="float" office:value="3.85714285714286" calcext:value-type="float">
            <text:p>3.85714285714286</text:p>
          </table:table-cell>
          <table:table-cell table:style-name="ce1" table:formula="of:=SUM([.I14:.I23])" office:value-type="float" office:value="3.75" calcext:value-type="float">
            <text:p>3.75</text:p>
          </table:table-cell>
          <table:table-cell table:style-name="ce1" table:formula="of:=SUM([.J14:.J23])" office:value-type="float" office:value="3.88888888888889" calcext:value-type="float">
            <text:p>3.88888888888889</text:p>
          </table:table-cell>
          <table:table-cell table:style-name="ce1" table:formula="of:=SUM([.K14:.K23])" office:value-type="float" office:value="4" calcext:value-type="float">
            <text:p>4</text:p>
          </table:table-cell>
          <table:table-cell table:style-name="ce1" table:formula="of:=SUM([.L14:.L23])" office:value-type="float" office:value="3.90909090909091" calcext:value-type="float">
            <text:p>3.9090909090909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272727272727273" calcext:value-type="float">
            <text:p>0.27272727272727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" calcext:value-type="float">
            <text:p>0.4</text:p>
          </table:table-cell>
          <table:table-cell office:value-type="float" office:value="0.363636363636364" calcext:value-type="float">
            <text:p>0.36363636363636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6:.B35])" office:value-type="float" office:value="4" calcext:value-type="float">
            <text:p>4</text:p>
          </table:table-cell>
          <table:table-cell table:style-name="ce2" table:formula="of:=SUM([.C26:.C35])" office:value-type="float" office:value="2" calcext:value-type="float">
            <text:p>2</text:p>
          </table:table-cell>
          <table:table-cell table:style-name="ce2" table:formula="of:=SUM([.D26:.D35])" office:value-type="float" office:value="2.33333333333333" calcext:value-type="float">
            <text:p>2.33333333333333</text:p>
          </table:table-cell>
          <table:table-cell table:style-name="ce2" table:formula="of:=SUM([.E26:.E35])" office:value-type="float" office:value="2.25" calcext:value-type="float">
            <text:p>2.25</text:p>
          </table:table-cell>
          <table:table-cell table:style-name="ce2" table:formula="of:=SUM([.F26:.F35])" office:value-type="float" office:value="2" calcext:value-type="float">
            <text:p>2</text:p>
          </table:table-cell>
          <table:table-cell table:style-name="ce2" table:formula="of:=SUM([.G26:.G35])" office:value-type="float" office:value="2.16666666666667" calcext:value-type="float">
            <text:p>2.16666666666667</text:p>
          </table:table-cell>
          <table:table-cell table:style-name="ce2" table:formula="of:=SUM([.H26:.H35])" office:value-type="float" office:value="2" calcext:value-type="float">
            <text:p>2</text:p>
          </table:table-cell>
          <table:table-cell table:style-name="ce2" table:formula="of:=SUM([.I26:.I35])" office:value-type="float" office:value="1.875" calcext:value-type="float">
            <text:p>1.875</text:p>
          </table:table-cell>
          <table:table-cell table:style-name="ce2" table:formula="of:=SUM([.J26:.J35])" office:value-type="float" office:value="1.77777777777778" calcext:value-type="float">
            <text:p>1.77777777777778</text:p>
          </table:table-cell>
          <table:table-cell table:style-name="ce2" table:formula="of:=SUM([.K26:.K35])" office:value-type="float" office:value="1.6" calcext:value-type="float">
            <text:p>1.6</text:p>
          </table:table-cell>
          <table:table-cell table:style-name="ce2" table:formula="of:=SUM([.L26:.L35])" office:value-type="float" office:value="1.54545454545455" calcext:value-type="float">
            <text:p>1.54545454545455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0.363636363636364" calcext:value-type="float">
            <text:p>0.3636363636363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909090909090909" calcext:value-type="float">
            <text:p>0.0909090909090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" calcext:value-type="float">
            <text:p>0.4</text:p>
          </table:table-cell>
          <table:table-cell office:value-type="float" office:value="0.363636363636364" calcext:value-type="float">
            <text:p>0.36363636363636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1818182" calcext:value-type="float">
            <text:p>0.1818181818181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0.363636363636364" calcext:value-type="float">
            <text:p>0.36363636363636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38:.B47])" office:value-type="float" office:value="0" calcext:value-type="float">
            <text:p>0</text:p>
          </table:table-cell>
          <table:table-cell table:style-name="ce1" table:formula="of:=SUM([.C38:.C47])" office:value-type="float" office:value="2" calcext:value-type="float">
            <text:p>2</text:p>
          </table:table-cell>
          <table:table-cell table:style-name="ce1" table:formula="of:=SUM([.D38:.D47])" office:value-type="float" office:value="2" calcext:value-type="float">
            <text:p>2</text:p>
          </table:table-cell>
          <table:table-cell table:style-name="ce1" table:formula="of:=SUM([.E38:.E47])" office:value-type="float" office:value="2.25" calcext:value-type="float">
            <text:p>2.25</text:p>
          </table:table-cell>
          <table:table-cell table:style-name="ce1" table:formula="of:=SUM([.F38:.F47])" office:value-type="float" office:value="2" calcext:value-type="float">
            <text:p>2</text:p>
          </table:table-cell>
          <table:table-cell table:style-name="ce1" table:formula="of:=SUM([.G38:.G47])" office:value-type="float" office:value="2.16666666666667" calcext:value-type="float">
            <text:p>2.16666666666667</text:p>
          </table:table-cell>
          <table:table-cell table:style-name="ce1" table:formula="of:=SUM([.H38:.H47])" office:value-type="float" office:value="2" calcext:value-type="float">
            <text:p>2</text:p>
          </table:table-cell>
          <table:table-cell table:style-name="ce1" table:formula="of:=SUM([.I38:.I47])" office:value-type="float" office:value="2.25" calcext:value-type="float">
            <text:p>2.25</text:p>
          </table:table-cell>
          <table:table-cell table:style-name="ce1" table:formula="of:=SUM([.J38:.J47])" office:value-type="float" office:value="2.22222222222222" calcext:value-type="float">
            <text:p>2.22222222222222</text:p>
          </table:table-cell>
          <table:table-cell table:style-name="ce1" table:formula="of:=SUM([.K38:.K47])" office:value-type="float" office:value="2.4" calcext:value-type="float">
            <text:p>2.4</text:p>
          </table:table-cell>
          <table:table-cell table:style-name="ce1" table:formula="of:=SUM([.L38:.L47])" office:value-type="float" office:value="2.36363636363636" calcext:value-type="float">
            <text:p>2.36363636363636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7:38:39.369539145</meta:creation-date>
    <dc:date>2017-10-14T18:52:30.282370847</dc:date>
    <meta:editing-duration>PT22M14S</meta:editing-duration>
    <meta:editing-cycles>6</meta:editing-cycles>
    <meta:generator>LibreOffice/5.4.2.2.0$Linux_X86_64 LibreOffice_project/40m0$Build-2</meta:generator>
    <meta:document-statistic meta:table-count="4" meta:cell-count="683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124cm" svg:y="0.316cm" chart:style-name="ch2">
          <text:p>Proportion of Visits per Step</text:p>
        </chart:title>
        <chart:subtitle svg:x="6.447cm" svg:y="1.275cm" chart:style-name="ch3">
          <text:p>For initial State G</text:p>
        </chart:subtitle>
        <chart:legend chart:legend-position="bottom" svg:x="5.228cm" svg:y="8.406cm" style:legend-expansion="wide" chart:style-name="ch4"/>
        <chart:plot-area chart:style-name="ch5" table:cell-range-address="Sheet1.A2:Sheet1.AF6" chart:data-source-has-labels="column" svg:x="1.33cm" svg:y="2.138cm" svg:width="14.349cm" svg:height="4.923cm">
          <chartooo:coordinate-region svg:x="2.057cm" svg:y="2.338cm" svg:width="13.435cm" svg:height="4.076cm"/>
          <chart:axis chart:dimension="x" chart:name="primary-x" chart:style-name="ch6">
            <chart:title svg:x="8.116cm" svg:y="7.241cm" chart:style-name="ch7">
              <text:p>Step</text:p>
            </chart:title>
          </chart:axis>
          <chart:axis chart:dimension="y" chart:name="primary-y" chart:style-name="ch6">
            <chart:title svg:x="0.451cm" svg:y="6.006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Sheet1.B3:Sheet1.AF3" chart:label-cell-address="Sheet1.A3:Sheet1.A3" chart:class="chart:scatter">
            <chart:domain table:cell-range-address="Sheet1.B2:Sheet1.AF2"/>
            <chart:data-point chart:repeated="31"/>
          </chart:series>
          <chart:series chart:style-name="ch11" chart:values-cell-range-address="Sheet1.B4:Sheet1.AF4" chart:label-cell-address="Sheet1.A4:Sheet1.A4" chart:class="chart:scatter">
            <chart:data-point chart:repeated="31"/>
          </chart:series>
          <chart:series chart:style-name="ch12" chart:values-cell-range-address="Sheet1.B5:Sheet1.AF5" chart:label-cell-address="Sheet1.A5:Sheet1.A5" chart:class="chart:scatter">
            <chart:data-point chart:repeated="31"/>
          </chart:series>
          <chart:series chart:style-name="ch13" chart:values-cell-range-address="Sheet1.B6:Sheet1.AF6" chart:label-cell-address="Sheet1.A6:Sheet1.A6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AF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B3:Sheet1.AF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">
                <text:p>0.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1">
                <text:p>0.1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">
                <text:p>0.08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Y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A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25">
                <text:p>0.3125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5">
                <text:p>0.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375">
                <text:p>0.375</text:p>
              </table:table-cell>
              <table:table-cell office:value-type="float" office:value="0.36">
                <text:p>0.36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O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AF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75">
                <text:p>0.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">
                <text:p>0.2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">
                <text:p>0.16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R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A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125">
                <text:p>0.3125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35">
                <text:p>0.35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258064516129">
                <text:p>0.32258064516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25cm" svg:y="0.316cm" chart:style-name="ch2">
          <text:p>Proportion of Visits per Step</text:p>
        </chart:title>
        <chart:subtitle svg:x="6.475cm" svg:y="1.275cm" chart:style-name="ch3">
          <text:p>For initial State Y</text:p>
        </chart:subtitle>
        <chart:legend chart:legend-position="bottom" svg:x="5.229cm" svg:y="8.401cm" style:legend-expansion="wide" chart:style-name="ch4"/>
        <chart:plot-area chart:style-name="ch5" table:cell-range-address="Sheet1.A10:Sheet1.AF14" chart:data-source-has-labels="column" svg:x="1.331cm" svg:y="2.138cm" svg:width="14.349cm" svg:height="4.918cm">
          <chartooo:coordinate-region svg:x="2.058cm" svg:y="2.338cm" svg:width="13.435cm" svg:height="4.071cm"/>
          <chart:axis chart:dimension="x" chart:name="primary-x" chart:style-name="ch6">
            <chart:title svg:x="8.117cm" svg:y="7.236cm" chart:style-name="ch7">
              <text:p>Step</text:p>
            </chart:title>
          </chart:axis>
          <chart:axis chart:dimension="y" chart:name="primary-y" chart:style-name="ch6">
            <chart:title svg:x="0.451cm" svg:y="6.004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Sheet1.B11:Sheet1.AF11" chart:label-cell-address="Sheet1.A11:Sheet1.A11" chart:class="chart:scatter">
            <chart:domain table:cell-range-address="Sheet1.B10:Sheet1.AF10"/>
            <chart:data-point chart:repeated="31"/>
          </chart:series>
          <chart:series chart:style-name="ch11" chart:values-cell-range-address="Sheet1.B12:Sheet1.AF12" chart:label-cell-address="Sheet1.A12:Sheet1.A12" chart:class="chart:scatter">
            <chart:data-point chart:repeated="31"/>
          </chart:series>
          <chart:series chart:style-name="ch12" chart:values-cell-range-address="Sheet1.B13:Sheet1.AF13" chart:label-cell-address="Sheet1.A13:Sheet1.A13" chart:class="chart:scatter">
            <chart:data-point chart:repeated="31"/>
          </chart:series>
          <chart:series chart:style-name="ch13" chart:values-cell-range-address="Sheet1.B14:Sheet1.AF14" chart:label-cell-address="Sheet1.A14:Sheet1.A14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0:Sheet1.A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AF11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75">
                <text:p>0.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">
                <text:p>0.2</text:p>
              </table:table-cell>
              <table:table-cell office:value-type="float" office:value="0.1875">
                <text:p>0.187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5">
                <text:p>0.25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2">
                <text:p>0.2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Y</text:p>
                <draw:g>
                  <svg:desc>Sheet1.A12:Sheet1.A12</svg:desc>
                </draw:g>
              </table:table-cell>
              <table:table-cell office:value-type="float" office:value="1">
                <text:p>1</text:p>
                <draw:g>
                  <svg:desc>Sheet1.B12:Sheet1.AF12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375">
                <text:p>0.4375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4">
                <text:p>0.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">
                <text:p>0.4</text:p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O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AF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">
                <text:p>0.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1">
                <text:p>0.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125">
                <text:p>0.125</text:p>
              </table:table-cell>
              <table:table-cell office:value-type="float" office:value="0.12">
                <text:p>0.12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2">
                <text:p>0.2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R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AF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125">
                <text:p>0.3125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5">
                <text:p>0.25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">
                <text:p>0.25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58064516129032">
                <text:p>0.258064516129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25cm" svg:y="0.316cm" chart:style-name="ch2">
          <text:p>Proportion of Visits per Step</text:p>
        </chart:title>
        <chart:subtitle svg:x="6.448cm" svg:y="1.275cm" chart:style-name="ch3">
          <text:p>For initial State O</text:p>
        </chart:subtitle>
        <chart:legend chart:legend-position="bottom" svg:x="5.229cm" svg:y="8.401cm" style:legend-expansion="wide" chart:style-name="ch4"/>
        <chart:plot-area chart:style-name="ch5" table:cell-range-address="Sheet1.A17:Sheet1.AF21" chart:data-source-has-labels="column" svg:x="1.331cm" svg:y="2.138cm" svg:width="14.349cm" svg:height="4.918cm">
          <chartooo:coordinate-region svg:x="2.058cm" svg:y="2.338cm" svg:width="13.435cm" svg:height="4.071cm"/>
          <chart:axis chart:dimension="x" chart:name="primary-x" chart:style-name="ch6">
            <chart:title svg:x="8.117cm" svg:y="7.236cm" chart:style-name="ch7">
              <text:p>Step</text:p>
            </chart:title>
          </chart:axis>
          <chart:axis chart:dimension="y" chart:name="primary-y" chart:style-name="ch6">
            <chart:title svg:x="0.451cm" svg:y="5.911cm" chart:style-name="ch8">
              <text:p>Proportio of Visits</text:p>
            </chart:title>
            <chart:grid chart:style-name="ch9" chart:class="major"/>
          </chart:axis>
          <chart:series chart:style-name="ch10" chart:values-cell-range-address="Sheet1.B18:Sheet1.AF18" chart:label-cell-address="Sheet1.A18:Sheet1.A18" chart:class="chart:scatter">
            <chart:domain table:cell-range-address="Sheet1.B17:Sheet1.AF17"/>
            <chart:data-point chart:repeated="31"/>
          </chart:series>
          <chart:series chart:style-name="ch11" chart:values-cell-range-address="Sheet1.B19:Sheet1.AF19" chart:label-cell-address="Sheet1.A19:Sheet1.A19" chart:class="chart:scatter">
            <chart:data-point chart:repeated="31"/>
          </chart:series>
          <chart:series chart:style-name="ch12" chart:values-cell-range-address="Sheet1.B20:Sheet1.AF20" chart:label-cell-address="Sheet1.A20:Sheet1.A20" chart:class="chart:scatter">
            <chart:data-point chart:repeated="31"/>
          </chart:series>
          <chart:series chart:style-name="ch13" chart:values-cell-range-address="Sheet1.B21:Sheet1.AF21" chart:label-cell-address="Sheet1.A21:Sheet1.A21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7:Sheet1.AF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</text:p>
                <draw:g>
                  <svg:desc>Sheet1.A18:Sheet1.A18</svg:desc>
                </draw:g>
              </table:table-cell>
              <table:table-cell office:value-type="float" office:value="0">
                <text:p>0</text:p>
                <draw:g>
                  <svg:desc>Sheet1.B18:Sheet1.AF1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75">
                <text:p>0.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25">
                <text:p>0.3125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">
                <text:p>0.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">
                <text:p>0.28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">
                <text:p>0.2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Y</text:p>
                <draw:g>
                  <svg:desc>Sheet1.A19:Sheet1.A19</svg:desc>
                </draw:g>
              </table:table-cell>
              <table:table-cell office:value-type="float" office:value="0">
                <text:p>0</text:p>
                <draw:g>
                  <svg:desc>Sheet1.B19:Sheet1.AF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3">
                <text:p>0.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5">
                <text:p>0.25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O</text:p>
                <draw:g>
                  <svg:desc>Sheet1.A20:Sheet1.A20</svg:desc>
                </draw:g>
              </table:table-cell>
              <table:table-cell office:value-type="float" office:value="1">
                <text:p>1</text:p>
                <draw:g>
                  <svg:desc>Sheet1.B20:Sheet1.AF20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75">
                <text:p>0.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125">
                <text:p>0.3125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35">
                <text:p>0.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R</text:p>
                <draw:g>
                  <svg:desc>Sheet1.A21:Sheet1.A21</svg:desc>
                </draw:g>
              </table:table-cell>
              <table:table-cell office:value-type="float" office:value="0">
                <text:p>0</text:p>
                <draw:g>
                  <svg:desc>Sheet1.B21:Sheet1.AF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">
                <text:p>0.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1">
                <text:p>0.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125">
                <text:p>0.125</text:p>
              </table:table-cell>
              <table:table-cell office:value-type="float" office:value="0.12">
                <text:p>0.12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61290322580645">
                <text:p>0.161290322580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25cm" svg:y="0.316cm" chart:style-name="ch2">
          <text:p>Proportion of Visits per Step</text:p>
        </chart:title>
        <chart:subtitle svg:x="6.461cm" svg:y="1.275cm" chart:style-name="ch3">
          <text:p>For initial State R</text:p>
        </chart:subtitle>
        <chart:legend chart:legend-position="bottom" svg:x="5.229cm" svg:y="8.401cm" style:legend-expansion="wide" chart:style-name="ch4"/>
        <chart:plot-area chart:style-name="ch5" table:cell-range-address="Sheet1.A24:Sheet1.AF28" chart:data-source-has-labels="column" svg:x="1.331cm" svg:y="2.138cm" svg:width="14.349cm" svg:height="4.918cm">
          <chartooo:coordinate-region svg:x="2.058cm" svg:y="2.338cm" svg:width="13.435cm" svg:height="4.071cm"/>
          <chart:axis chart:dimension="x" chart:name="primary-x" chart:style-name="ch6">
            <chart:title svg:x="8.117cm" svg:y="7.236cm" chart:style-name="ch7">
              <text:p>Step</text:p>
            </chart:title>
          </chart:axis>
          <chart:axis chart:dimension="y" chart:name="primary-y" chart:style-name="ch6">
            <chart:title svg:x="0.451cm" svg:y="6.004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Sheet1.B25:Sheet1.AF25" chart:label-cell-address="Sheet1.A25:Sheet1.A25" chart:class="chart:scatter">
            <chart:domain table:cell-range-address="Sheet1.B24:Sheet1.AF24"/>
            <chart:data-point chart:repeated="31"/>
          </chart:series>
          <chart:series chart:style-name="ch11" chart:values-cell-range-address="Sheet1.B26:Sheet1.AF26" chart:label-cell-address="Sheet1.A26:Sheet1.A26" chart:class="chart:scatter">
            <chart:data-point chart:repeated="31"/>
          </chart:series>
          <chart:series chart:style-name="ch12" chart:values-cell-range-address="Sheet1.B27:Sheet1.AF27" chart:label-cell-address="Sheet1.A27:Sheet1.A27" chart:class="chart:scatter">
            <chart:data-point chart:repeated="31"/>
          </chart:series>
          <chart:series chart:style-name="ch13" chart:values-cell-range-address="Sheet1.B28:Sheet1.AF28" chart:label-cell-address="Sheet1.A28:Sheet1.A28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4:Sheet1.AF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</text:p>
                <draw:g>
                  <svg:desc>Sheet1.A25:Sheet1.A25</svg:desc>
                </draw:g>
              </table:table-cell>
              <table:table-cell office:value-type="float" office:value="0">
                <text:p>0</text:p>
                <draw:g>
                  <svg:desc>Sheet1.B25:Sheet1.AF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25">
                <text:p>0.2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5">
                <text:p>0.25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">
                <text:p>0.25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Y</text:p>
                <draw:g>
                  <svg:desc>Sheet1.A26:Sheet1.A26</svg:desc>
                </draw:g>
              </table:table-cell>
              <table:table-cell office:value-type="float" office:value="0">
                <text:p>0</text:p>
                <draw:g>
                  <svg:desc>Sheet1.B26:Sheet1.AF2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">
                <text:p>0.4</text:p>
              </table:table-cell>
              <table:table-cell office:value-type="float" office:value="0.375">
                <text:p>0.375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4">
                <text:p>0.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75">
                <text:p>0.375</text:p>
              </table:table-cell>
              <table:table-cell office:value-type="float" office:value="0.36">
                <text:p>0.36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O</text:p>
                <draw:g>
                  <svg:desc>Sheet1.A27:Sheet1.A27</svg:desc>
                </draw:g>
              </table:table-cell>
              <table:table-cell office:value-type="float" office:value="0">
                <text:p>0</text:p>
                <draw:g>
                  <svg:desc>Sheet1.B27:Sheet1.AF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875">
                <text:p>0.187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">
                <text:p>0.1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125">
                <text:p>0.125</text:p>
              </table:table-cell>
              <table:table-cell office:value-type="float" office:value="0.12">
                <text:p>0.1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R</text:p>
                <draw:g>
                  <svg:desc>Sheet1.A28:Sheet1.A28</svg:desc>
                </draw:g>
              </table:table-cell>
              <table:table-cell office:value-type="float" office:value="1">
                <text:p>1</text:p>
                <draw:g>
                  <svg:desc>Sheet1.B28:Sheet1.AF2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">
                <text:p>0.2</text:p>
              </table:table-cell>
              <table:table-cell office:value-type="float" office:value="0.1875">
                <text:p>0.187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">
                <text:p>0.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">
                <text:p>0.2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90322580645161">
                <text:p>0.290322580645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703cm" svg:height="17.833cm" xlink:href=".." xlink:type="simple" chart:class="chart:scatter" chart:style-name="ch1">
        <chart:title svg:x="12.976cm" svg:y="0.492cm" chart:style-name="ch2">
          <text:p>Proportion of Visits per Step</text:p>
        </chart:title>
        <chart:subtitle svg:x="12.156cm" svg:y="1.627cm" chart:style-name="ch3">
          <text:p>For 100-step walk with random initial State</text:p>
        </chart:subtitle>
        <chart:legend chart:legend-position="bottom" svg:x="13.08cm" svg:y="17.234cm" style:legend-expansion="wide" chart:style-name="ch4"/>
        <chart:plot-area chart:style-name="ch5" table:cell-range-address="Sheet2.A2:Sheet2.CX6" chart:data-source-has-labels="column" svg:x="1.645cm" svg:y="2.666cm" svg:width="29.424cm" svg:height="13.047cm">
          <chartooo:coordinate-region svg:x="2.372cm" svg:y="2.865cm" svg:width="28.417cm" svg:height="12.201cm"/>
          <chart:axis chart:dimension="x" chart:name="primary-x" chart:style-name="ch6">
            <chart:title svg:x="15.969cm" svg:y="16.069cm" chart:style-name="ch7">
              <text:p>Step</text:p>
            </chart:title>
          </chart:axis>
          <chart:axis chart:dimension="y" chart:name="primary-y" chart:style-name="ch6">
            <chart:title svg:x="0.451cm" svg:y="10.596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Sheet2.B3:Sheet2.CX3" chart:label-cell-address="Sheet2.A3:Sheet2.A3" chart:class="chart:scatter">
            <chart:domain table:cell-range-address="Sheet2.B2:Sheet2.CX2"/>
            <chart:data-point chart:repeated="101"/>
          </chart:series>
          <chart:series chart:style-name="ch11" chart:values-cell-range-address="Sheet2.B4:Sheet2.CX4" chart:label-cell-address="Sheet2.A4:Sheet2.A4" chart:class="chart:scatter">
            <chart:data-point chart:repeated="101"/>
          </chart:series>
          <chart:series chart:style-name="ch12" chart:values-cell-range-address="Sheet2.B5:Sheet2.CX5" chart:label-cell-address="Sheet2.A5:Sheet2.A5" chart:class="chart:scatter">
            <chart:data-point chart:repeated="101"/>
          </chart:series>
          <chart:series chart:style-name="ch13" chart:values-cell-range-address="Sheet2.B6:Sheet2.CX6" chart:label-cell-address="Sheet2.A6:Sheet2.A6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2:Sheet2.CX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</text:p>
                <draw:g>
                  <svg:desc>Sheet2.A3:Sheet2.A3</svg:desc>
                </draw:g>
              </table:table-cell>
              <table:table-cell office:value-type="float" office:value="0">
                <text:p>0</text:p>
                <draw:g>
                  <svg:desc>Sheet2.B3:Sheet2.CX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75">
                <text:p>0.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">
                <text:p>0.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32">
                <text:p>0.32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8125">
                <text:p>0.28125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">
                <text:p>0.3</text:p>
              </table:table-cell>
              <table:table-cell office:value-type="float" office:value="0.292682926829268">
                <text:p>0.292682926829268</text:p>
              </table:table-cell>
              <table:table-cell office:value-type="float" office:value="0.30952380952381">
                <text:p>0.30952380952381</text:p>
              </table:table-cell>
              <table:table-cell office:value-type="float" office:value="0.302325581395349">
                <text:p>0.302325581395349</text:p>
              </table:table-cell>
              <table:table-cell office:value-type="float" office:value="0.295454545454546">
                <text:p>0.295454545454546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282608695652174">
                <text:p>0.282608695652174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">
                <text:p>0.3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288461538461538">
                <text:p>0.288461538461538</text:p>
              </table:table-cell>
              <table:table-cell office:value-type="float" office:value="0.283018867924528">
                <text:p>0.283018867924528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0701754385965">
                <text:p>0.28070175438596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0.3">
                <text:p>0.3</text:p>
              </table:table-cell>
              <table:table-cell office:value-type="float" office:value="0.295081967213115">
                <text:p>0.295081967213115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301587301587302">
                <text:p>0.301587301587302</text:p>
              </table:table-cell>
              <table:table-cell office:value-type="float" office:value="0.3125">
                <text:p>0.312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313432835820896">
                <text:p>0.313432835820896</text:p>
              </table:table-cell>
              <table:table-cell office:value-type="float" office:value="0.308823529411765">
                <text:p>0.30882352941176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">
                <text:p>0.3</text:p>
              </table:table-cell>
              <table:table-cell office:value-type="float" office:value="0.295774647887324">
                <text:p>0.29577464788732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301369863013699">
                <text:p>0.301369863013699</text:p>
              </table:table-cell>
              <table:table-cell office:value-type="float" office:value="0.310810810810811">
                <text:p>0.310810810810811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02631578947368">
                <text:p>0.302631578947368</text:p>
              </table:table-cell>
              <table:table-cell office:value-type="float" office:value="0.298701298701299">
                <text:p>0.298701298701299</text:p>
              </table:table-cell>
              <table:table-cell office:value-type="float" office:value="0.294871794871795">
                <text:p>0.294871794871795</text:p>
              </table:table-cell>
              <table:table-cell office:value-type="float" office:value="0.30379746835443">
                <text:p>0.30379746835443</text:p>
              </table:table-cell>
              <table:table-cell office:value-type="float" office:value="0.3">
                <text:p>0.3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292682926829268">
                <text:p>0.292682926829268</text:p>
              </table:table-cell>
              <table:table-cell office:value-type="float" office:value="0.289156626506024">
                <text:p>0.28915662650602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2352941176471">
                <text:p>0.282352941176471</text:p>
              </table:table-cell>
              <table:table-cell office:value-type="float" office:value="0.279069767441861">
                <text:p>0.279069767441861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84090909090909">
                <text:p>0.284090909090909</text:p>
              </table:table-cell>
              <table:table-cell office:value-type="float" office:value="0.280898876404494">
                <text:p>0.28089887640449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4725274725275">
                <text:p>0.274725274725275</text:p>
              </table:table-cell>
              <table:table-cell office:value-type="float" office:value="0.282608695652174">
                <text:p>0.282608695652174</text:p>
              </table:table-cell>
              <table:table-cell office:value-type="float" office:value="0.279569892473118">
                <text:p>0.279569892473118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73684210526316">
                <text:p>0.273684210526316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68041237113402">
                <text:p>0.268041237113402</text:p>
              </table:table-cell>
              <table:table-cell office:value-type="float" office:value="0.275510204081633">
                <text:p>0.27551020408163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8">
                <text:p>0.28</text:p>
              </table:table-cell>
              <table:table-cell office:value-type="float" office:value="0.277227722772277">
                <text:p>0.277227722772277</text:p>
              </table:table-cell>
            </table:table-row>
            <table:table-row>
              <table:table-cell office:value-type="string">
                <text:p>Y</text:p>
                <draw:g>
                  <svg:desc>Sheet2.A4:Sheet2.A4</svg:desc>
                </draw:g>
              </table:table-cell>
              <table:table-cell office:value-type="float" office:value="0">
                <text:p>0</text:p>
                <draw:g>
                  <svg:desc>Sheet2.B4:Sheet2.CX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3">
                <text:p>0.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">
                <text:p>0.28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3">
                <text:p>0.3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28125">
                <text:p>0.28125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275">
                <text:p>0.275</text:p>
              </table:table-cell>
              <table:table-cell office:value-type="float" office:value="0.292682926829268">
                <text:p>0.29268292682926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02325581395349">
                <text:p>0.302325581395349</text:p>
              </table:table-cell>
              <table:table-cell office:value-type="float" office:value="0.295454545454546">
                <text:p>0.295454545454546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19148936170213">
                <text:p>0.319148936170213</text:p>
              </table:table-cell>
              <table:table-cell office:value-type="float" office:value="0.3125">
                <text:p>0.3125</text:p>
              </table:table-cell>
              <table:table-cell office:value-type="float" office:value="0.306122448979592">
                <text:p>0.306122448979592</text:p>
              </table:table-cell>
              <table:table-cell office:value-type="float" office:value="0.3">
                <text:p>0.3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20754716981132">
                <text:p>0.320754716981132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309090909090909">
                <text:p>0.309090909090909</text:p>
              </table:table-cell>
              <table:table-cell office:value-type="float" office:value="0.303571428571429">
                <text:p>0.303571428571429</text:p>
              </table:table-cell>
              <table:table-cell office:value-type="float" office:value="0.298245614035088">
                <text:p>0.298245614035088</text:p>
              </table:table-cell>
              <table:table-cell office:value-type="float" office:value="0.293103448275862">
                <text:p>0.293103448275862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78688524590164">
                <text:p>0.278688524590164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26984126984127">
                <text:p>0.26984126984127</text:p>
              </table:table-cell>
              <table:table-cell office:value-type="float" office:value="0.265625">
                <text:p>0.265625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865671641791">
                <text:p>0.26865671641791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7536231884058">
                <text:p>0.27536231884058</text:p>
              </table:table-cell>
              <table:table-cell office:value-type="float" office:value="0.271428571428571">
                <text:p>0.271428571428571</text:p>
              </table:table-cell>
              <table:table-cell office:value-type="float" office:value="0.267605633802817">
                <text:p>0.267605633802817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6027397260274">
                <text:p>0.26027397260274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5974025974026">
                <text:p>0.25974025974026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253164556962025">
                <text:p>0.253164556962025</text:p>
              </table:table-cell>
              <table:table-cell office:value-type="float" office:value="0.2625">
                <text:p>0.2625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265060240963855">
                <text:p>0.265060240963855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70588235294118">
                <text:p>0.270588235294118</text:p>
              </table:table-cell>
              <table:table-cell office:value-type="float" office:value="0.267441860465116">
                <text:p>0.26744186046511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80898876404494">
                <text:p>0.28089887640449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2608695652174">
                <text:p>0.282608695652174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287234042553191">
                <text:p>0.287234042553191</text:p>
              </table:table-cell>
              <table:table-cell office:value-type="float" office:value="0.294736842105263">
                <text:p>0.294736842105263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98969072164948">
                <text:p>0.298969072164948</text:p>
              </table:table-cell>
              <table:table-cell office:value-type="float" office:value="0.295918367346939">
                <text:p>0.295918367346939</text:p>
              </table:table-cell>
              <table:table-cell office:value-type="float" office:value="0.292929292929293">
                <text:p>0.292929292929293</text:p>
              </table:table-cell>
              <table:table-cell office:value-type="float" office:value="0.29">
                <text:p>0.29</text:p>
              </table:table-cell>
              <table:table-cell office:value-type="float" office:value="0.297029702970297">
                <text:p>0.297029702970297</text:p>
              </table:table-cell>
            </table:table-row>
            <table:table-row>
              <table:table-cell office:value-type="string">
                <text:p>O</text:p>
                <draw:g>
                  <svg:desc>Sheet2.A5:Sheet2.A5</svg:desc>
                </draw:g>
              </table:table-cell>
              <table:table-cell office:value-type="float" office:value="1">
                <text:p>1</text:p>
                <draw:g>
                  <svg:desc>Sheet2.B5:Sheet2.CX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">
                <text:p>0.2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">
                <text:p>0.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2">
                <text:p>0.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875">
                <text:p>0.1875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2">
                <text:p>0.2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184210526315789">
                <text:p>0.184210526315789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0.2">
                <text:p>0.2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0.18">
                <text:p>0.18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3076923076923">
                <text:p>0.173076923076923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80327868852459">
                <text:p>0.180327868852459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875">
                <text:p>0.1875</text:p>
              </table:table-cell>
              <table:table-cell office:value-type="float" office:value="0.2">
                <text:p>0.2</text:p>
              </table:table-cell>
              <table:table-cell office:value-type="float" office:value="0.196969696969697">
                <text:p>0.196969696969697</text:p>
              </table:table-cell>
              <table:table-cell office:value-type="float" office:value="0.194029850746269">
                <text:p>0.194029850746269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202898550724638">
                <text:p>0.202898550724638</text:p>
              </table:table-cell>
              <table:table-cell office:value-type="float" office:value="0.2">
                <text:p>0.2</text:p>
              </table:table-cell>
              <table:table-cell office:value-type="float" office:value="0.197183098591549">
                <text:p>0.197183098591549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91780821917808">
                <text:p>0.191780821917808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2">
                <text:p>0.2</text:p>
              </table:table-cell>
              <table:table-cell office:value-type="float" office:value="0.197368421052632">
                <text:p>0.197368421052632</text:p>
              </table:table-cell>
              <table:table-cell office:value-type="float" office:value="0.194805194805195">
                <text:p>0.194805194805195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89873417721519">
                <text:p>0.189873417721519</text:p>
              </table:table-cell>
              <table:table-cell office:value-type="float" office:value="0.1875">
                <text:p>0.1875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182926829268293">
                <text:p>0.182926829268293</text:p>
              </table:table-cell>
              <table:table-cell office:value-type="float" office:value="0.180722891566265">
                <text:p>0.180722891566265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4418604651163">
                <text:p>0.174418604651163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170454545454545">
                <text:p>0.170454545454545</text:p>
              </table:table-cell>
              <table:table-cell office:value-type="float" office:value="0.168539325842697">
                <text:p>0.16853932584269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4835164835165">
                <text:p>0.164835164835165</text:p>
              </table:table-cell>
              <table:table-cell office:value-type="float" office:value="0.16304347826087">
                <text:p>0.16304347826087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59574468085106">
                <text:p>0.15957446808510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625">
                <text:p>0.15625</text:p>
              </table:table-cell>
              <table:table-cell office:value-type="float" office:value="0.154639175257732">
                <text:p>0.154639175257732</text:p>
              </table:table-cell>
              <table:table-cell office:value-type="float" office:value="0.153061224489796">
                <text:p>0.153061224489796</text:p>
              </table:table-cell>
              <table:table-cell office:value-type="float" office:value="0.161616161616162">
                <text:p>0.161616161616162</text:p>
              </table:table-cell>
              <table:table-cell office:value-type="float" office:value="0.16">
                <text:p>0.16</text:p>
              </table:table-cell>
              <table:table-cell office:value-type="float" office:value="0.158415841584158">
                <text:p>0.158415841584158</text:p>
              </table:table-cell>
            </table:table-row>
            <table:table-row>
              <table:table-cell office:value-type="string">
                <text:p>R</text:p>
                <draw:g>
                  <svg:desc>Sheet2.A6:Sheet2.A6</svg:desc>
                </draw:g>
              </table:table-cell>
              <table:table-cell office:value-type="float" office:value="0">
                <text:p>0</text:p>
                <draw:g>
                  <svg:desc>Sheet2.B6:Sheet2.CX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">
                <text:p>0.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5">
                <text:p>0.25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0.225">
                <text:p>0.225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0.22">
                <text:p>0.22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26415094339623">
                <text:p>0.226415094339623</text:p>
              </table:table-cell>
              <table:table-cell office:value-type="float" office:value="0.240740740740741">
                <text:p>0.240740740740741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0.25">
                <text:p>0.25</text:p>
              </table:table-cell>
              <table:table-cell office:value-type="float" office:value="0.245614035087719">
                <text:p>0.245614035087719</text:p>
              </table:table-cell>
              <table:table-cell office:value-type="float" office:value="0.258620689655172">
                <text:p>0.258620689655172</text:p>
              </table:table-cell>
              <table:table-cell office:value-type="float" office:value="0.254237288135593">
                <text:p>0.254237288135593</text:p>
              </table:table-cell>
              <table:table-cell office:value-type="float" office:value="0.25">
                <text:p>0.25</text:p>
              </table:table-cell>
              <table:table-cell office:value-type="float" office:value="0.245901639344262">
                <text:p>0.245901639344262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4375">
                <text:p>0.23437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0.25">
                <text:p>0.25</text:p>
              </table:table-cell>
              <table:table-cell office:value-type="float" office:value="0.246575342465753">
                <text:p>0.246575342465753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46753246753247">
                <text:p>0.246753246753247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253164556962025">
                <text:p>0.253164556962025</text:p>
              </table:table-cell>
              <table:table-cell office:value-type="float" office:value="0.25">
                <text:p>0.25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609756097561">
                <text:p>0.25609756097561</text:p>
              </table:table-cell>
              <table:table-cell office:value-type="float" office:value="0.265060240963855">
                <text:p>0.265060240963855</text:p>
              </table:table-cell>
              <table:table-cell office:value-type="float" office:value="0.273809523809524">
                <text:p>0.273809523809524</text:p>
              </table:table-cell>
              <table:table-cell office:value-type="float" office:value="0.270588235294118">
                <text:p>0.270588235294118</text:p>
              </table:table-cell>
              <table:table-cell office:value-type="float" office:value="0.279069767441861">
                <text:p>0.279069767441861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9662921348315">
                <text:p>0.26966292134831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4725274725275">
                <text:p>0.274725274725275</text:p>
              </table:table-cell>
              <table:table-cell office:value-type="float" office:value="0.271739130434783">
                <text:p>0.271739130434783</text:p>
              </table:table-cell>
              <table:table-cell office:value-type="float" office:value="0.268817204301075">
                <text:p>0.268817204301075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73684210526316">
                <text:p>0.273684210526316</text:p>
              </table:table-cell>
              <table:table-cell office:value-type="float" office:value="0.28125">
                <text:p>0.28125</text:p>
              </table:table-cell>
              <table:table-cell office:value-type="float" office:value="0.278350515463918">
                <text:p>0.278350515463918</text:p>
              </table:table-cell>
              <table:table-cell office:value-type="float" office:value="0.275510204081633">
                <text:p>0.27551020408163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">
                <text:p>0.27</text:p>
              </table:table-cell>
              <table:table-cell office:value-type="float" office:value="0.267326732673267">
                <text:p>0.2673267326732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953cm" svg:y="0.316cm" chart:style-name="ch2">
          <text:p>Percentage of Visits per State</text:p>
        </chart:title>
        <chart:subtitle svg:x="4.305cm" svg:y="1.275cm" chart:style-name="ch3">
          <text:p>For 100-step walk with random initial State</text:p>
        </chart:subtitle>
        <chart:legend chart:legend-position="bottom" svg:x="6.407cm" svg:y="8.401cm" style:legend-expansion="wide" chart:style-name="ch4"/>
        <chart:plot-area chart:style-name="ch5" table:cell-range-address="Sheet2.A8:Sheet2.B12" chart:data-source-has-labels="both" svg:x="0.32cm" svg:y="2.138cm" svg:width="15.36cm" svg:height="5.899cm">
          <chartooo:coordinate-region svg:x="5.051cm" svg:y="2.139cm" svg:width="5.898cm" svg:height="5.898cm"/>
          <chart:axis chart:dimension="x" chart:name="primary-x" chart:style-name="ch6" chartooo:axis-type="auto">
            <chartooo:date-scale/>
            <chart:categories table:cell-range-address="Sheet2.A9:Sheet2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2.B9:Sheet2.B12" chart:label-cell-address="Sheet2.B8:Sheet2.B8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Sheet2.B8:Sheet2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</text:p>
                <draw:g>
                  <svg:desc>Sheet2.A9:Sheet2.A12</svg:desc>
                </draw:g>
              </table:table-cell>
              <table:table-cell office:value-type="float" office:value="0.2">
                <text:p>0.2</text:p>
                <draw:g>
                  <svg:desc>Sheet2.B9:Sheet2.B12</svg:desc>
                </draw:g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086cm" svg:height="15.811cm" xlink:href=".." xlink:type="simple" chart:class="chart:scatter" chart:style-name="ch1">
        <chart:title svg:x="11.168cm" svg:y="0.452cm" chart:style-name="ch2">
          <text:p>Proportion of Visits per Step</text:p>
        </chart:title>
        <chart:subtitle svg:x="10.242cm" svg:y="1.547cm" chart:style-name="ch3">
          <text:p>For 1000-step walk with random initial State</text:p>
        </chart:subtitle>
        <chart:legend chart:legend-position="bottom" svg:x="11.272cm" svg:y="15.212cm" style:legend-expansion="wide" chart:style-name="ch4"/>
        <chart:plot-area chart:style-name="ch5" table:cell-range-address="Sheet3.A2:Sheet3.ALN6" chart:data-source-has-labels="column" svg:x="1.572cm" svg:y="2.546cm" svg:width="25.953cm" svg:height="11.185cm">
          <chartooo:coordinate-region svg:x="2.299cm" svg:y="2.746cm" svg:width="24.854cm" svg:height="10.338cm"/>
          <chart:axis chart:dimension="x" chart:name="primary-x" chart:style-name="ch6">
            <chart:title svg:x="14.16cm" svg:y="14.047cm" chart:style-name="ch7">
              <text:p>Step</text:p>
            </chart:title>
          </chart:axis>
          <chart:axis chart:dimension="y" chart:name="primary-y" chart:style-name="ch6">
            <chart:title svg:x="0.451cm" svg:y="9.545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Sheet3.B3:Sheet3.ALN3" chart:label-cell-address="Sheet3.A3:Sheet3.A3" chart:class="chart:scatter">
            <chart:domain table:cell-range-address="Sheet3.B2:Sheet3.ALN2"/>
            <chart:data-point chart:repeated="1001"/>
          </chart:series>
          <chart:series chart:style-name="ch11" chart:values-cell-range-address="Sheet3.B4:Sheet3.ALN4" chart:label-cell-address="Sheet3.A4:Sheet3.A4" chart:class="chart:scatter">
            <chart:data-point chart:repeated="1001"/>
          </chart:series>
          <chart:series chart:style-name="ch12" chart:values-cell-range-address="Sheet3.B5:Sheet3.ALN5" chart:label-cell-address="Sheet3.A5:Sheet3.A5" chart:class="chart:scatter">
            <chart:data-point chart:repeated="1001"/>
          </chart:series>
          <chart:series chart:style-name="ch13" chart:values-cell-range-address="Sheet3.B6:Sheet3.ALN6" chart:label-cell-address="Sheet3.A6:Sheet3.A6" chart:class="chart:scatter">
            <chart:data-point chart:repeated="10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3.B2:Sheet3.ALN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795">
                <text:p>795</text:p>
              </table:table-cell>
              <table:table-cell office:value-type="float" office:value="796">
                <text:p>796</text:p>
              </table:table-cell>
              <table:table-cell office:value-type="float" office:value="797">
                <text:p>797</text:p>
              </table:table-cell>
              <table:table-cell office:value-type="float" office:value="798">
                <text:p>798</text:p>
              </table:table-cell>
              <table:table-cell office:value-type="float" office:value="799">
                <text:p>799</text:p>
              </table:table-cell>
              <table:table-cell office:value-type="float" office:value="800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802">
                <text:p>802</text:p>
              </table:table-cell>
              <table:table-cell office:value-type="float" office:value="803">
                <text:p>803</text:p>
              </table:table-cell>
              <table:table-cell office:value-type="float" office:value="804">
                <text:p>804</text:p>
              </table:table-cell>
              <table:table-cell office:value-type="float" office:value="805">
                <text:p>805</text:p>
              </table:table-cell>
              <table:table-cell office:value-type="float" office:value="806">
                <text:p>806</text:p>
              </table:table-cell>
              <table:table-cell office:value-type="float" office:value="807">
                <text:p>807</text:p>
              </table:table-cell>
              <table:table-cell office:value-type="float" office:value="808">
                <text:p>808</text:p>
              </table:table-cell>
              <table:table-cell office:value-type="float" office:value="809">
                <text:p>809</text:p>
              </table:table-cell>
              <table:table-cell office:value-type="float" office:value="810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812">
                <text:p>812</text:p>
              </table:table-cell>
              <table:table-cell office:value-type="float" office:value="813">
                <text:p>813</text:p>
              </table:table-cell>
              <table:table-cell office:value-type="float" office:value="814">
                <text:p>814</text:p>
              </table:table-cell>
              <table:table-cell office:value-type="float" office:value="815">
                <text:p>815</text:p>
              </table:table-cell>
              <table:table-cell office:value-type="float" office:value="816">
                <text:p>816</text:p>
              </table:table-cell>
              <table:table-cell office:value-type="float" office:value="817">
                <text:p>817</text:p>
              </table:table-cell>
              <table:table-cell office:value-type="float" office:value="818">
                <text:p>818</text:p>
              </table:table-cell>
              <table:table-cell office:value-type="float" office:value="819">
                <text:p>819</text:p>
              </table:table-cell>
              <table:table-cell office:value-type="float" office:value="820">
                <text:p>820</text:p>
              </table:table-cell>
              <table:table-cell office:value-type="float" office:value="821">
                <text:p>821</text:p>
              </table:table-cell>
              <table:table-cell office:value-type="float" office:value="822">
                <text:p>822</text:p>
              </table:table-cell>
              <table:table-cell office:value-type="float" office:value="823">
                <text:p>823</text:p>
              </table:table-cell>
              <table:table-cell office:value-type="float" office:value="824">
                <text:p>824</text:p>
              </table:table-cell>
              <table:table-cell office:value-type="float" office:value="825">
                <text:p>825</text:p>
              </table:table-cell>
              <table:table-cell office:value-type="float" office:value="826">
                <text:p>826</text:p>
              </table:table-cell>
              <table:table-cell office:value-type="float" office:value="827">
                <text:p>827</text:p>
              </table:table-cell>
              <table:table-cell office:value-type="float" office:value="828">
                <text:p>828</text:p>
              </table:table-cell>
              <table:table-cell office:value-type="float" office:value="829">
                <text:p>829</text:p>
              </table:table-cell>
              <table:table-cell office:value-type="float" office:value="830">
                <text:p>830</text:p>
              </table:table-cell>
              <table:table-cell office:value-type="float" office:value="831">
                <text:p>831</text:p>
              </table:table-cell>
              <table:table-cell office:value-type="float" office:value="832">
                <text:p>832</text:p>
              </table:table-cell>
              <table:table-cell office:value-type="float" office:value="833">
                <text:p>833</text:p>
              </table:table-cell>
              <table:table-cell office:value-type="float" office:value="834">
                <text:p>834</text:p>
              </table:table-cell>
              <table:table-cell office:value-type="float" office:value="835">
                <text:p>835</text:p>
              </table:table-cell>
              <table:table-cell office:value-type="float" office:value="836">
                <text:p>836</text:p>
              </table:table-cell>
              <table:table-cell office:value-type="float" office:value="837">
                <text:p>837</text:p>
              </table:table-cell>
              <table:table-cell office:value-type="float" office:value="838">
                <text:p>838</text:p>
              </table:table-cell>
              <table:table-cell office:value-type="float" office:value="839">
                <text:p>839</text:p>
              </table:table-cell>
              <table:table-cell office:value-type="float" office:value="840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842">
                <text:p>842</text:p>
              </table:table-cell>
              <table:table-cell office:value-type="float" office:value="843">
                <text:p>843</text:p>
              </table:table-cell>
              <table:table-cell office:value-type="float" office:value="844">
                <text:p>844</text:p>
              </table:table-cell>
              <table:table-cell office:value-type="float" office:value="845">
                <text:p>845</text:p>
              </table:table-cell>
              <table:table-cell office:value-type="float" office:value="846">
                <text:p>846</text:p>
              </table:table-cell>
              <table:table-cell office:value-type="float" office:value="847">
                <text:p>847</text:p>
              </table:table-cell>
              <table:table-cell office:value-type="float" office:value="848">
                <text:p>848</text:p>
              </table:table-cell>
              <table:table-cell office:value-type="float" office:value="849">
                <text:p>849</text:p>
              </table:table-cell>
              <table:table-cell office:value-type="float" office:value="850">
                <text:p>850</text:p>
              </table:table-cell>
              <table:table-cell office:value-type="float" office:value="851">
                <text:p>851</text:p>
              </table:table-cell>
              <table:table-cell office:value-type="float" office:value="852">
                <text:p>852</text:p>
              </table:table-cell>
              <table:table-cell office:value-type="float" office:value="853">
                <text:p>853</text:p>
              </table:table-cell>
              <table:table-cell office:value-type="float" office:value="854">
                <text:p>854</text:p>
              </table:table-cell>
              <table:table-cell office:value-type="float" office:value="855">
                <text:p>855</text:p>
              </table:table-cell>
              <table:table-cell office:value-type="float" office:value="856">
                <text:p>856</text:p>
              </table:table-cell>
              <table:table-cell office:value-type="float" office:value="857">
                <text:p>857</text:p>
              </table:table-cell>
              <table:table-cell office:value-type="float" office:value="858">
                <text:p>858</text:p>
              </table:table-cell>
              <table:table-cell office:value-type="float" office:value="859">
                <text:p>859</text:p>
              </table:table-cell>
              <table:table-cell office:value-type="float" office:value="860">
                <text:p>860</text:p>
              </table:table-cell>
              <table:table-cell office:value-type="float" office:value="861">
                <text:p>861</text:p>
              </table:table-cell>
              <table:table-cell office:value-type="float" office:value="862">
                <text:p>862</text:p>
              </table:table-cell>
              <table:table-cell office:value-type="float" office:value="863">
                <text:p>863</text:p>
              </table:table-cell>
              <table:table-cell office:value-type="float" office:value="864">
                <text:p>864</text:p>
              </table:table-cell>
              <table:table-cell office:value-type="float" office:value="865">
                <text:p>865</text:p>
              </table:table-cell>
              <table:table-cell office:value-type="float" office:value="866">
                <text:p>866</text:p>
              </table:table-cell>
              <table:table-cell office:value-type="float" office:value="867">
                <text:p>867</text:p>
              </table:table-cell>
              <table:table-cell office:value-type="float" office:value="868">
                <text:p>868</text:p>
              </table:table-cell>
              <table:table-cell office:value-type="float" office:value="869">
                <text:p>869</text:p>
              </table:table-cell>
              <table:table-cell office:value-type="float" office:value="870">
                <text:p>870</text:p>
              </table:table-cell>
              <table:table-cell office:value-type="float" office:value="871">
                <text:p>871</text:p>
              </table:table-cell>
              <table:table-cell office:value-type="float" office:value="872">
                <text:p>872</text:p>
              </table:table-cell>
              <table:table-cell office:value-type="float" office:value="873">
                <text:p>873</text:p>
              </table:table-cell>
              <table:table-cell office:value-type="float" office:value="874">
                <text:p>874</text:p>
              </table:table-cell>
              <table:table-cell office:value-type="float" office:value="875">
                <text:p>875</text:p>
              </table:table-cell>
              <table:table-cell office:value-type="float" office:value="876">
                <text:p>876</text:p>
              </table:table-cell>
              <table:table-cell office:value-type="float" office:value="877">
                <text:p>877</text:p>
              </table:table-cell>
              <table:table-cell office:value-type="float" office:value="878">
                <text:p>878</text:p>
              </table:table-cell>
              <table:table-cell office:value-type="float" office:value="879">
                <text:p>879</text:p>
              </table:table-cell>
              <table:table-cell office:value-type="float" office:value="880">
                <text:p>880</text:p>
              </table:table-cell>
              <table:table-cell office:value-type="float" office:value="881">
                <text:p>881</text:p>
              </table:table-cell>
              <table:table-cell office:value-type="float" office:value="882">
                <text:p>882</text:p>
              </table:table-cell>
              <table:table-cell office:value-type="float" office:value="883">
                <text:p>883</text:p>
              </table:table-cell>
              <table:table-cell office:value-type="float" office:value="884">
                <text:p>884</text:p>
              </table:table-cell>
              <table:table-cell office:value-type="float" office:value="885">
                <text:p>885</text:p>
              </table:table-cell>
              <table:table-cell office:value-type="float" office:value="886">
                <text:p>886</text:p>
              </table:table-cell>
              <table:table-cell office:value-type="float" office:value="887">
                <text:p>887</text:p>
              </table:table-cell>
              <table:table-cell office:value-type="float" office:value="888">
                <text:p>888</text:p>
              </table:table-cell>
              <table:table-cell office:value-type="float" office:value="889">
                <text:p>889</text:p>
              </table:table-cell>
              <table:table-cell office:value-type="float" office:value="890">
                <text:p>890</text:p>
              </table:table-cell>
              <table:table-cell office:value-type="float" office:value="891">
                <text:p>891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  <table:table-cell office:value-type="float" office:value="896">
                <text:p>896</text:p>
              </table:table-cell>
              <table:table-cell office:value-type="float" office:value="897">
                <text:p>897</text:p>
              </table:table-cell>
              <table:table-cell office:value-type="float" office:value="898">
                <text:p>898</text:p>
              </table:table-cell>
              <table:table-cell office:value-type="float" office:value="899">
                <text:p>899</text:p>
              </table:table-cell>
              <table:table-cell office:value-type="float" office:value="900">
                <text:p>900</text:p>
              </table:table-cell>
              <table:table-cell office:value-type="float" office:value="901">
                <text:p>901</text:p>
              </table:table-cell>
              <table:table-cell office:value-type="float" office:value="902">
                <text:p>902</text:p>
              </table:table-cell>
              <table:table-cell office:value-type="float" office:value="903">
                <text:p>903</text:p>
              </table:table-cell>
              <table:table-cell office:value-type="float" office:value="904">
                <text:p>904</text:p>
              </table:table-cell>
              <table:table-cell office:value-type="float" office:value="905">
                <text:p>905</text:p>
              </table:table-cell>
              <table:table-cell office:value-type="float" office:value="906">
                <text:p>906</text:p>
              </table:table-cell>
              <table:table-cell office:value-type="float" office:value="907">
                <text:p>907</text:p>
              </table:table-cell>
              <table:table-cell office:value-type="float" office:value="908">
                <text:p>908</text:p>
              </table:table-cell>
              <table:table-cell office:value-type="float" office:value="909">
                <text:p>909</text:p>
              </table:table-cell>
              <table:table-cell office:value-type="float" office:value="910">
                <text:p>910</text:p>
              </table:table-cell>
              <table:table-cell office:value-type="float" office:value="911">
                <text:p>911</text:p>
              </table:table-cell>
              <table:table-cell office:value-type="float" office:value="912">
                <text:p>912</text:p>
              </table:table-cell>
              <table:table-cell office:value-type="float" office:value="913">
                <text:p>913</text:p>
              </table:table-cell>
              <table:table-cell office:value-type="float" office:value="914">
                <text:p>914</text:p>
              </table:table-cell>
              <table:table-cell office:value-type="float" office:value="915">
                <text:p>915</text:p>
              </table:table-cell>
              <table:table-cell office:value-type="float" office:value="916">
                <text:p>916</text:p>
              </table:table-cell>
              <table:table-cell office:value-type="float" office:value="917">
                <text:p>917</text:p>
              </table:table-cell>
              <table:table-cell office:value-type="float" office:value="918">
                <text:p>918</text:p>
              </table:table-cell>
              <table:table-cell office:value-type="float" office:value="919">
                <text:p>919</text:p>
              </table:table-cell>
              <table:table-cell office:value-type="float" office:value="920">
                <text:p>920</text:p>
              </table:table-cell>
              <table:table-cell office:value-type="float" office:value="921">
                <text:p>921</text:p>
              </table:table-cell>
              <table:table-cell office:value-type="float" office:value="922">
                <text:p>922</text:p>
              </table:table-cell>
              <table:table-cell office:value-type="float" office:value="923">
                <text:p>923</text:p>
              </table:table-cell>
              <table:table-cell office:value-type="float" office:value="924">
                <text:p>924</text:p>
              </table:table-cell>
              <table:table-cell office:value-type="float" office:value="925">
                <text:p>925</text:p>
              </table:table-cell>
              <table:table-cell office:value-type="float" office:value="926">
                <text:p>926</text:p>
              </table:table-cell>
              <table:table-cell office:value-type="float" office:value="927">
                <text:p>927</text:p>
              </table:table-cell>
              <table:table-cell office:value-type="float" office:value="928">
                <text:p>928</text:p>
              </table:table-cell>
              <table:table-cell office:value-type="float" office:value="929">
                <text:p>929</text:p>
              </table:table-cell>
              <table:table-cell office:value-type="float" office:value="930">
                <text:p>930</text:p>
              </table:table-cell>
              <table:table-cell office:value-type="float" office:value="931">
                <text:p>931</text:p>
              </table:table-cell>
              <table:table-cell office:value-type="float" office:value="932">
                <text:p>932</text:p>
              </table:table-cell>
              <table:table-cell office:value-type="float" office:value="933">
                <text:p>933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6">
                <text:p>936</text:p>
              </table:table-cell>
              <table:table-cell office:value-type="float" office:value="937">
                <text:p>937</text:p>
              </table:table-cell>
              <table:table-cell office:value-type="float" office:value="938">
                <text:p>938</text:p>
              </table:table-cell>
              <table:table-cell office:value-type="float" office:value="939">
                <text:p>939</text:p>
              </table:table-cell>
              <table:table-cell office:value-type="float" office:value="940">
                <text:p>940</text:p>
              </table:table-cell>
              <table:table-cell office:value-type="float" office:value="941">
                <text:p>941</text:p>
              </table:table-cell>
              <table:table-cell office:value-type="float" office:value="942">
                <text:p>942</text:p>
              </table:table-cell>
              <table:table-cell office:value-type="float" office:value="943">
                <text:p>943</text:p>
              </table:table-cell>
              <table:table-cell office:value-type="float" office:value="944">
                <text:p>944</text:p>
              </table:table-cell>
              <table:table-cell office:value-type="float" office:value="945">
                <text:p>945</text:p>
              </table:table-cell>
              <table:table-cell office:value-type="float" office:value="946">
                <text:p>946</text:p>
              </table:table-cell>
              <table:table-cell office:value-type="float" office:value="947">
                <text:p>947</text:p>
              </table:table-cell>
              <table:table-cell office:value-type="float" office:value="948">
                <text:p>948</text:p>
              </table:table-cell>
              <table:table-cell office:value-type="float" office:value="949">
                <text:p>949</text:p>
              </table:table-cell>
              <table:table-cell office:value-type="float" office:value="950">
                <text:p>950</text:p>
              </table:table-cell>
              <table:table-cell office:value-type="float" office:value="951">
                <text:p>951</text:p>
              </table:table-cell>
              <table:table-cell office:value-type="float" office:value="952">
                <text:p>952</text:p>
              </table:table-cell>
              <table:table-cell office:value-type="float" office:value="953">
                <text:p>953</text:p>
              </table:table-cell>
              <table:table-cell office:value-type="float" office:value="954">
                <text:p>954</text:p>
              </table:table-cell>
              <table:table-cell office:value-type="float" office:value="955">
                <text:p>955</text:p>
              </table:table-cell>
              <table:table-cell office:value-type="float" office:value="956">
                <text:p>956</text:p>
              </table:table-cell>
              <table:table-cell office:value-type="float" office:value="957">
                <text:p>957</text:p>
              </table:table-cell>
              <table:table-cell office:value-type="float" office:value="958">
                <text:p>958</text:p>
              </table:table-cell>
              <table:table-cell office:value-type="float" office:value="959">
                <text:p>959</text:p>
              </table:table-cell>
              <table:table-cell office:value-type="float" office:value="960">
                <text:p>960</text:p>
              </table:table-cell>
              <table:table-cell office:value-type="float" office:value="961">
                <text:p>961</text:p>
              </table:table-cell>
              <table:table-cell office:value-type="float" office:value="962">
                <text:p>962</text:p>
              </table:table-cell>
              <table:table-cell office:value-type="float" office:value="963">
                <text:p>963</text:p>
              </table:table-cell>
              <table:table-cell office:value-type="float" office:value="964">
                <text:p>964</text:p>
              </table:table-cell>
              <table:table-cell office:value-type="float" office:value="965">
                <text:p>965</text:p>
              </table:table-cell>
              <table:table-cell office:value-type="float" office:value="966">
                <text:p>966</text:p>
              </table:table-cell>
              <table:table-cell office:value-type="float" office:value="967">
                <text:p>967</text:p>
              </table:table-cell>
              <table:table-cell office:value-type="float" office:value="968">
                <text:p>968</text:p>
              </table:table-cell>
              <table:table-cell office:value-type="float" office:value="969">
                <text:p>969</text:p>
              </table:table-cell>
              <table:table-cell office:value-type="float" office:value="970">
                <text:p>970</text:p>
              </table:table-cell>
              <table:table-cell office:value-type="float" office:value="971">
                <text:p>971</text:p>
              </table:table-cell>
              <table:table-cell office:value-type="float" office:value="972">
                <text:p>972</text:p>
              </table:table-cell>
              <table:table-cell office:value-type="float" office:value="973">
                <text:p>973</text:p>
              </table:table-cell>
              <table:table-cell office:value-type="float" office:value="974">
                <text:p>974</text:p>
              </table:table-cell>
              <table:table-cell office:value-type="float" office:value="975">
                <text:p>975</text:p>
              </table:table-cell>
              <table:table-cell office:value-type="float" office:value="976">
                <text:p>976</text:p>
              </table:table-cell>
              <table:table-cell office:value-type="float" office:value="977">
                <text:p>977</text:p>
              </table:table-cell>
              <table:table-cell office:value-type="float" office:value="978">
                <text:p>978</text:p>
              </table:table-cell>
              <table:table-cell office:value-type="float" office:value="979">
                <text:p>979</text:p>
              </table:table-cell>
              <table:table-cell office:value-type="float" office:value="980">
                <text:p>980</text:p>
              </table:table-cell>
              <table:table-cell office:value-type="float" office:value="981">
                <text:p>981</text:p>
              </table:table-cell>
              <table:table-cell office:value-type="float" office:value="982">
                <text:p>982</text:p>
              </table:table-cell>
              <table:table-cell office:value-type="float" office:value="983">
                <text:p>983</text:p>
              </table:table-cell>
              <table:table-cell office:value-type="float" office:value="984">
                <text:p>984</text:p>
              </table:table-cell>
              <table:table-cell office:value-type="float" office:value="985">
                <text:p>985</text:p>
              </table:table-cell>
              <table:table-cell office:value-type="float" office:value="986">
                <text:p>986</text:p>
              </table:table-cell>
              <table:table-cell office:value-type="float" office:value="987">
                <text:p>987</text:p>
              </table:table-cell>
              <table:table-cell office:value-type="float" office:value="988">
                <text:p>988</text:p>
              </table:table-cell>
              <table:table-cell office:value-type="float" office:value="989">
                <text:p>989</text:p>
              </table:table-cell>
              <table:table-cell office:value-type="float" office:value="990">
                <text:p>990</text:p>
              </table:table-cell>
              <table:table-cell office:value-type="float" office:value="991">
                <text:p>991</text:p>
              </table:table-cell>
              <table:table-cell office:value-type="float" office:value="992">
                <text:p>992</text:p>
              </table:table-cell>
              <table:table-cell office:value-type="float" office:value="993">
                <text:p>993</text:p>
              </table:table-cell>
              <table:table-cell office:value-type="float" office:value="994">
                <text:p>994</text:p>
              </table:table-cell>
              <table:table-cell office:value-type="float" office:value="995">
                <text:p>995</text:p>
              </table:table-cell>
              <table:table-cell office:value-type="float" office:value="996">
                <text:p>996</text:p>
              </table:table-cell>
              <table:table-cell office:value-type="float" office:value="997">
                <text:p>997</text:p>
              </table:table-cell>
              <table:table-cell office:value-type="float" office:value="998">
                <text:p>998</text:p>
              </table:table-cell>
              <table:table-cell office:value-type="float" office:value="999">
                <text:p>9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G</text:p>
                <draw:g>
                  <svg:desc>Sheet3.A3:Sheet3.A3</svg:desc>
                </draw:g>
              </table:table-cell>
              <table:table-cell office:value-type="float" office:value="0">
                <text:p>0</text:p>
                <draw:g>
                  <svg:desc>Sheet3.B3:Sheet3.AL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5">
                <text:p>0.25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">
                <text:p>0.2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8125">
                <text:p>0.28125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">
                <text:p>0.3</text:p>
              </table:table-cell>
              <table:table-cell office:value-type="float" office:value="0.292682926829268">
                <text:p>0.29268292682926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9069767441861">
                <text:p>0.279069767441861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25">
                <text:p>0.25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24">
                <text:p>0.24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83018867924528">
                <text:p>0.283018867924528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58620689655172">
                <text:p>0.258620689655172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2295081967213">
                <text:p>0.262295081967213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53968253968254">
                <text:p>0.253968253968254</text:p>
              </table:table-cell>
              <table:table-cell office:value-type="float" office:value="0.25">
                <text:p>0.25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53731343283582">
                <text:p>0.253731343283582</text:p>
              </table:table-cell>
              <table:table-cell office:value-type="float" office:value="0.25">
                <text:p>0.25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53521126760563">
                <text:p>0.253521126760563</text:p>
              </table:table-cell>
              <table:table-cell office:value-type="float" office:value="0.25">
                <text:p>0.25</text:p>
              </table:table-cell>
              <table:table-cell office:value-type="float" office:value="0.246575342465753">
                <text:p>0.246575342465753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4">
                <text:p>0.24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243589743589744">
                <text:p>0.243589743589744</text:p>
              </table:table-cell>
              <table:table-cell office:value-type="float" office:value="0.240506329113924">
                <text:p>0.240506329113924</text:p>
              </table:table-cell>
              <table:table-cell office:value-type="float" office:value="0.25">
                <text:p>0.25</text:p>
              </table:table-cell>
              <table:table-cell office:value-type="float" office:value="0.246913580246914">
                <text:p>0.246913580246914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0.253012048192771">
                <text:p>0.253012048192771</text:p>
              </table:table-cell>
              <table:table-cell office:value-type="float" office:value="0.25">
                <text:p>0.25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0.244186046511628">
                <text:p>0.244186046511628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38636363636364">
                <text:p>0.238636363636364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247311827956989">
                <text:p>0.247311827956989</text:p>
              </table:table-cell>
              <table:table-cell office:value-type="float" office:value="0.24468085106383">
                <text:p>0.24468085106383</text:p>
              </table:table-cell>
              <table:table-cell office:value-type="float" office:value="0.242105263157895">
                <text:p>0.242105263157895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23469387755102">
                <text:p>0.23469387755102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5">
                <text:p>0.25</text:p>
              </table:table-cell>
              <table:table-cell office:value-type="float" office:value="0.247524752475248">
                <text:p>0.247524752475248</text:p>
              </table:table-cell>
              <table:table-cell office:value-type="float" office:value="0.245098039215686">
                <text:p>0.245098039215686</text:p>
              </table:table-cell>
              <table:table-cell office:value-type="float" office:value="0.242718446601942">
                <text:p>0.242718446601942</text:p>
              </table:table-cell>
              <table:table-cell office:value-type="float" office:value="0.240384615384615">
                <text:p>0.240384615384615</text:p>
              </table:table-cell>
              <table:table-cell office:value-type="float" office:value="0.247619047619048">
                <text:p>0.247619047619048</text:p>
              </table:table-cell>
              <table:table-cell office:value-type="float" office:value="0.245283018867925">
                <text:p>0.245283018867925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240740740740741">
                <text:p>0.240740740740741</text:p>
              </table:table-cell>
              <table:table-cell office:value-type="float" office:value="0.247706422018349">
                <text:p>0.247706422018349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0.261261261261261">
                <text:p>0.261261261261261</text:p>
              </table:table-cell>
              <table:table-cell office:value-type="float" office:value="0.258928571428571">
                <text:p>0.258928571428571</text:p>
              </table:table-cell>
              <table:table-cell office:value-type="float" office:value="0.256637168141593">
                <text:p>0.256637168141593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8620689655172">
                <text:p>0.258620689655172</text:p>
              </table:table-cell>
              <table:table-cell office:value-type="float" office:value="0.264957264957265">
                <text:p>0.264957264957265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26890756302521">
                <text:p>0.2689075630252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4462809917355">
                <text:p>0.264462809917355</text:p>
              </table:table-cell>
              <table:table-cell office:value-type="float" office:value="0.262295081967213">
                <text:p>0.262295081967213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266129032258064">
                <text:p>0.266129032258064</text:p>
              </table:table-cell>
              <table:table-cell office:value-type="float" office:value="0.264">
                <text:p>0.264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2578125">
                <text:p>0.2578125</text:p>
              </table:table-cell>
              <table:table-cell office:value-type="float" office:value="0.263565891472868">
                <text:p>0.263565891472868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0.259541984732824">
                <text:p>0.259541984732824</text:p>
              </table:table-cell>
              <table:table-cell office:value-type="float" office:value="0.265151515151515">
                <text:p>0.265151515151515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1194029850746">
                <text:p>0.261194029850746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7352941176471">
                <text:p>0.257352941176471</text:p>
              </table:table-cell>
              <table:table-cell office:value-type="float" office:value="0.255474452554745">
                <text:p>0.255474452554745</text:p>
              </table:table-cell>
              <table:table-cell office:value-type="float" office:value="0.253623188405797">
                <text:p>0.253623188405797</text:p>
              </table:table-cell>
              <table:table-cell office:value-type="float" office:value="0.251798561151079">
                <text:p>0.251798561151079</text:p>
              </table:table-cell>
              <table:table-cell office:value-type="float" office:value="0.25">
                <text:p>0.25</text:p>
              </table:table-cell>
              <table:table-cell office:value-type="float" office:value="0.24822695035461">
                <text:p>0.24822695035461</text:p>
              </table:table-cell>
              <table:table-cell office:value-type="float" office:value="0.246478873239437">
                <text:p>0.246478873239437</text:p>
              </table:table-cell>
              <table:table-cell office:value-type="float" office:value="0.244755244755245">
                <text:p>0.244755244755245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3972602739726">
                <text:p>0.23972602739726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6486486486486">
                <text:p>0.236486486486486</text:p>
              </table:table-cell>
              <table:table-cell office:value-type="float" office:value="0.23489932885906">
                <text:p>0.23489932885906</text:p>
              </table:table-cell>
              <table:table-cell office:value-type="float" office:value="0.24">
                <text:p>0.24</text:p>
              </table:table-cell>
              <table:table-cell office:value-type="float" office:value="0.23841059602649">
                <text:p>0.23841059602649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4025974025974">
                <text:p>0.24025974025974</text:p>
              </table:table-cell>
              <table:table-cell office:value-type="float" office:value="0.238709677419355">
                <text:p>0.238709677419355</text:p>
              </table:table-cell>
              <table:table-cell office:value-type="float" office:value="0.237179487179487">
                <text:p>0.237179487179487</text:p>
              </table:table-cell>
              <table:table-cell office:value-type="float" office:value="0.235668789808917">
                <text:p>0.235668789808917</text:p>
              </table:table-cell>
              <table:table-cell office:value-type="float" office:value="0.234177215189873">
                <text:p>0.234177215189873</text:p>
              </table:table-cell>
              <table:table-cell office:value-type="float" office:value="0.238993710691824">
                <text:p>0.238993710691824</text:p>
              </table:table-cell>
              <table:table-cell office:value-type="float" office:value="0.2375">
                <text:p>0.2375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240740740740741">
                <text:p>0.240740740740741</text:p>
              </table:table-cell>
              <table:table-cell office:value-type="float" office:value="0.239263803680982">
                <text:p>0.239263803680982</text:p>
              </table:table-cell>
              <table:table-cell office:value-type="float" office:value="0.23780487804878">
                <text:p>0.23780487804878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0.234939759036145">
                <text:p>0.234939759036145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29411764705882">
                <text:p>0.229411764705882</text:p>
              </table:table-cell>
              <table:table-cell office:value-type="float" office:value="0.233918128654971">
                <text:p>0.233918128654971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0.235632183908046">
                <text:p>0.235632183908046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0.232954545454545">
                <text:p>0.232954545454545</text:p>
              </table:table-cell>
              <table:table-cell office:value-type="float" office:value="0.23728813559322">
                <text:p>0.23728813559322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240223463687151">
                <text:p>0.240223463687151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43093922651934">
                <text:p>0.243093922651934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0.240437158469945">
                <text:p>0.240437158469945</text:p>
              </table:table-cell>
              <table:table-cell office:value-type="float" office:value="0.244565217391304">
                <text:p>0.244565217391304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240641711229946">
                <text:p>0.240641711229946</text:p>
              </table:table-cell>
              <table:table-cell office:value-type="float" office:value="0.24468085106383">
                <text:p>0.24468085106383</text:p>
              </table:table-cell>
              <table:table-cell office:value-type="float" office:value="0.243386243386243">
                <text:p>0.243386243386243</text:p>
              </table:table-cell>
              <table:table-cell office:value-type="float" office:value="0.242105263157895">
                <text:p>0.242105263157895</text:p>
              </table:table-cell>
              <table:table-cell office:value-type="float" office:value="0.240837696335079">
                <text:p>0.240837696335079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43523316062176">
                <text:p>0.243523316062176</text:p>
              </table:table-cell>
              <table:table-cell office:value-type="float" office:value="0.247422680412371">
                <text:p>0.247422680412371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243654822335025">
                <text:p>0.243654822335025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46231155778894">
                <text:p>0.246231155778894</text:p>
              </table:table-cell>
              <table:table-cell office:value-type="float" office:value="0.245">
                <text:p>0.245</text:p>
              </table:table-cell>
              <table:table-cell office:value-type="float" office:value="0.243781094527363">
                <text:p>0.243781094527363</text:p>
              </table:table-cell>
              <table:table-cell office:value-type="float" office:value="0.242574257425743">
                <text:p>0.242574257425743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5098039215686">
                <text:p>0.245098039215686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0.242718446601942">
                <text:p>0.242718446601942</text:p>
              </table:table-cell>
              <table:table-cell office:value-type="float" office:value="0.241545893719807">
                <text:p>0.241545893719807</text:p>
              </table:table-cell>
              <table:table-cell office:value-type="float" office:value="0.245192307692308">
                <text:p>0.245192307692308</text:p>
              </table:table-cell>
              <table:table-cell office:value-type="float" office:value="0.248803827751196">
                <text:p>0.248803827751196</text:p>
              </table:table-cell>
              <table:table-cell office:value-type="float" office:value="0.247619047619048">
                <text:p>0.247619047619048</text:p>
              </table:table-cell>
              <table:table-cell office:value-type="float" office:value="0.251184834123223">
                <text:p>0.251184834123223</text:p>
              </table:table-cell>
              <table:table-cell office:value-type="float" office:value="0.25">
                <text:p>0.25</text:p>
              </table:table-cell>
              <table:table-cell office:value-type="float" office:value="0.253521126760563">
                <text:p>0.253521126760563</text:p>
              </table:table-cell>
              <table:table-cell office:value-type="float" office:value="0.252336448598131">
                <text:p>0.252336448598131</text:p>
              </table:table-cell>
              <table:table-cell office:value-type="float" office:value="0.251162790697674">
                <text:p>0.251162790697674</text:p>
              </table:table-cell>
              <table:table-cell office:value-type="float" office:value="0.25462962962963">
                <text:p>0.25462962962963</text:p>
              </table:table-cell>
              <table:table-cell office:value-type="float" office:value="0.253456221198157">
                <text:p>0.253456221198157</text:p>
              </table:table-cell>
              <table:table-cell office:value-type="float" office:value="0.252293577981651">
                <text:p>0.252293577981651</text:p>
              </table:table-cell>
              <table:table-cell office:value-type="float" office:value="0.251141552511415">
                <text:p>0.251141552511415</text:p>
              </table:table-cell>
              <table:table-cell office:value-type="float" office:value="0.25">
                <text:p>0.25</text:p>
              </table:table-cell>
              <table:table-cell office:value-type="float" office:value="0.248868778280543">
                <text:p>0.248868778280543</text:p>
              </table:table-cell>
              <table:table-cell office:value-type="float" office:value="0.247747747747748">
                <text:p>0.247747747747748</text:p>
              </table:table-cell>
              <table:table-cell office:value-type="float" office:value="0.246636771300448">
                <text:p>0.246636771300448</text:p>
              </table:table-cell>
              <table:table-cell office:value-type="float" office:value="0.245535714285714">
                <text:p>0.245535714285714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43362831858407">
                <text:p>0.243362831858407</text:p>
              </table:table-cell>
              <table:table-cell office:value-type="float" office:value="0.242290748898678">
                <text:p>0.242290748898678</text:p>
              </table:table-cell>
              <table:table-cell office:value-type="float" office:value="0.241228070175439">
                <text:p>0.241228070175439</text:p>
              </table:table-cell>
              <table:table-cell office:value-type="float" office:value="0.240174672489083">
                <text:p>0.240174672489083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0343347639485">
                <text:p>0.240343347639485</text:p>
              </table:table-cell>
              <table:table-cell office:value-type="float" office:value="0.239316239316239">
                <text:p>0.239316239316239</text:p>
              </table:table-cell>
              <table:table-cell office:value-type="float" office:value="0.238297872340426">
                <text:p>0.238297872340426</text:p>
              </table:table-cell>
              <table:table-cell office:value-type="float" office:value="0.241525423728814">
                <text:p>0.241525423728814</text:p>
              </table:table-cell>
              <table:table-cell office:value-type="float" office:value="0.240506329113924">
                <text:p>0.240506329113924</text:p>
              </table:table-cell>
              <table:table-cell office:value-type="float" office:value="0.239495798319328">
                <text:p>0.239495798319328</text:p>
              </table:table-cell>
              <table:table-cell office:value-type="float" office:value="0.238493723849372">
                <text:p>0.238493723849372</text:p>
              </table:table-cell>
              <table:table-cell office:value-type="float" office:value="0.2375">
                <text:p>0.2375</text:p>
              </table:table-cell>
              <table:table-cell office:value-type="float" office:value="0.236514522821577">
                <text:p>0.236514522821577</text:p>
              </table:table-cell>
              <table:table-cell office:value-type="float" office:value="0.235537190082645">
                <text:p>0.235537190082645</text:p>
              </table:table-cell>
              <table:table-cell office:value-type="float" office:value="0.234567901234568">
                <text:p>0.234567901234568</text:p>
              </table:table-cell>
              <table:table-cell office:value-type="float" office:value="0.237704918032787">
                <text:p>0.237704918032787</text:p>
              </table:table-cell>
              <table:table-cell office:value-type="float" office:value="0.236734693877551">
                <text:p>0.236734693877551</text:p>
              </table:table-cell>
              <table:table-cell office:value-type="float" office:value="0.235772357723577">
                <text:p>0.235772357723577</text:p>
              </table:table-cell>
              <table:table-cell office:value-type="float" office:value="0.238866396761134">
                <text:p>0.238866396761134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240963855421687">
                <text:p>0.240963855421687</text:p>
              </table:table-cell>
              <table:table-cell office:value-type="float" office:value="0.24">
                <text:p>0.24</text:p>
              </table:table-cell>
              <table:table-cell office:value-type="float" office:value="0.243027888446215">
                <text:p>0.243027888446215</text:p>
              </table:table-cell>
              <table:table-cell office:value-type="float" office:value="0.242063492063492">
                <text:p>0.242063492063492</text:p>
              </table:table-cell>
              <table:table-cell office:value-type="float" office:value="0.241106719367589">
                <text:p>0.241106719367589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0.243137254901961">
                <text:p>0.243137254901961</text:p>
              </table:table-cell>
              <table:table-cell office:value-type="float" office:value="0.2421875">
                <text:p>0.2421875</text:p>
              </table:table-cell>
              <table:table-cell office:value-type="float" office:value="0.24124513618677">
                <text:p>0.24124513618677</text:p>
              </table:table-cell>
              <table:table-cell office:value-type="float" office:value="0.24031007751938">
                <text:p>0.24031007751938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42307692307692">
                <text:p>0.242307692307692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0458015267176">
                <text:p>0.240458015267176</text:p>
              </table:table-cell>
              <table:table-cell office:value-type="float" office:value="0.239543726235741">
                <text:p>0.239543726235741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41509433962264">
                <text:p>0.241509433962264</text:p>
              </table:table-cell>
              <table:table-cell office:value-type="float" office:value="0.240601503759398">
                <text:p>0.240601503759398</text:p>
              </table:table-cell>
              <table:table-cell office:value-type="float" office:value="0.243445692883895">
                <text:p>0.243445692883895</text:p>
              </table:table-cell>
              <table:table-cell office:value-type="float" office:value="0.242537313432836">
                <text:p>0.242537313432836</text:p>
              </table:table-cell>
              <table:table-cell office:value-type="float" office:value="0.241635687732342">
                <text:p>0.241635687732342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43542435424354">
                <text:p>0.243542435424354</text:p>
              </table:table-cell>
              <table:table-cell office:value-type="float" office:value="0.242647058823529">
                <text:p>0.242647058823529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0.240875912408759">
                <text:p>0.240875912408759</text:p>
              </table:table-cell>
              <table:table-cell office:value-type="float" office:value="0.24">
                <text:p>0.24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23826714801444">
                <text:p>0.23826714801444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40143369175627">
                <text:p>0.240143369175627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41992882562278">
                <text:p>0.241992882562278</text:p>
              </table:table-cell>
              <table:table-cell office:value-type="float" office:value="0.24113475177305">
                <text:p>0.24113475177305</text:p>
              </table:table-cell>
              <table:table-cell office:value-type="float" office:value="0.240282685512367">
                <text:p>0.240282685512367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0.23859649122807">
                <text:p>0.23859649122807</text:p>
              </table:table-cell>
              <table:table-cell office:value-type="float" office:value="0.241258741258741">
                <text:p>0.241258741258741</text:p>
              </table:table-cell>
              <table:table-cell office:value-type="float" office:value="0.240418118466899">
                <text:p>0.240418118466899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0.242214532871972">
                <text:p>0.242214532871972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0549828178694">
                <text:p>0.240549828178694</text:p>
              </table:table-cell>
              <table:table-cell office:value-type="float" office:value="0.23972602739726">
                <text:p>0.23972602739726</text:p>
              </table:table-cell>
              <table:table-cell office:value-type="float" office:value="0.238907849829352">
                <text:p>0.23890784982935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728813559322">
                <text:p>0.23728813559322</text:p>
              </table:table-cell>
              <table:table-cell office:value-type="float" office:value="0.239864864864865">
                <text:p>0.239864864864865</text:p>
              </table:table-cell>
              <table:table-cell office:value-type="float" office:value="0.239057239057239">
                <text:p>0.239057239057239</text:p>
              </table:table-cell>
              <table:table-cell office:value-type="float" office:value="0.241610738255034">
                <text:p>0.241610738255034</text:p>
              </table:table-cell>
              <table:table-cell office:value-type="float" office:value="0.240802675585284">
                <text:p>0.240802675585284</text:p>
              </table:table-cell>
              <table:table-cell office:value-type="float" office:value="0.243333333333333">
                <text:p>0.243333333333333</text:p>
              </table:table-cell>
              <table:table-cell office:value-type="float" office:value="0.242524916943522">
                <text:p>0.242524916943522</text:p>
              </table:table-cell>
              <table:table-cell office:value-type="float" office:value="0.241721854304636">
                <text:p>0.241721854304636</text:p>
              </table:table-cell>
              <table:table-cell office:value-type="float" office:value="0.240924092409241">
                <text:p>0.240924092409241</text:p>
              </table:table-cell>
              <table:table-cell office:value-type="float" office:value="0.240131578947368">
                <text:p>0.240131578947368</text:p>
              </table:table-cell>
              <table:table-cell office:value-type="float" office:value="0.239344262295082">
                <text:p>0.239344262295082</text:p>
              </table:table-cell>
              <table:table-cell office:value-type="float" office:value="0.238562091503268">
                <text:p>0.238562091503268</text:p>
              </table:table-cell>
              <table:table-cell office:value-type="float" office:value="0.237785016286645">
                <text:p>0.237785016286645</text:p>
              </table:table-cell>
              <table:table-cell office:value-type="float" office:value="0.237012987012987">
                <text:p>0.237012987012987</text:p>
              </table:table-cell>
              <table:table-cell office:value-type="float" office:value="0.236245954692557">
                <text:p>0.236245954692557</text:p>
              </table:table-cell>
              <table:table-cell office:value-type="float" office:value="0.235483870967742">
                <text:p>0.235483870967742</text:p>
              </table:table-cell>
              <table:table-cell office:value-type="float" office:value="0.237942122186495">
                <text:p>0.237942122186495</text:p>
              </table:table-cell>
              <table:table-cell office:value-type="float" office:value="0.237179487179487">
                <text:p>0.237179487179487</text:p>
              </table:table-cell>
              <table:table-cell office:value-type="float" office:value="0.236421725239617">
                <text:p>0.236421725239617</text:p>
              </table:table-cell>
              <table:table-cell office:value-type="float" office:value="0.235668789808917">
                <text:p>0.235668789808917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7341772151899">
                <text:p>0.237341772151899</text:p>
              </table:table-cell>
              <table:table-cell office:value-type="float" office:value="0.236593059936908">
                <text:p>0.236593059936908</text:p>
              </table:table-cell>
              <table:table-cell office:value-type="float" office:value="0.238993710691824">
                <text:p>0.238993710691824</text:p>
              </table:table-cell>
              <table:table-cell office:value-type="float" office:value="0.238244514106583">
                <text:p>0.238244514106583</text:p>
              </table:table-cell>
              <table:table-cell office:value-type="float" office:value="0.2375">
                <text:p>0.2375</text:p>
              </table:table-cell>
              <table:table-cell office:value-type="float" office:value="0.236760124610592">
                <text:p>0.236760124610592</text:p>
              </table:table-cell>
              <table:table-cell office:value-type="float" office:value="0.236024844720497">
                <text:p>0.236024844720497</text:p>
              </table:table-cell>
              <table:table-cell office:value-type="float" office:value="0.238390092879257">
                <text:p>0.238390092879257</text:p>
              </table:table-cell>
              <table:table-cell office:value-type="float" office:value="0.237654320987654">
                <text:p>0.237654320987654</text:p>
              </table:table-cell>
              <table:table-cell office:value-type="float" office:value="0.236923076923077">
                <text:p>0.236923076923077</text:p>
              </table:table-cell>
              <table:table-cell office:value-type="float" office:value="0.236196319018405">
                <text:p>0.236196319018405</text:p>
              </table:table-cell>
              <table:table-cell office:value-type="float" office:value="0.235474006116208">
                <text:p>0.235474006116208</text:p>
              </table:table-cell>
              <table:table-cell office:value-type="float" office:value="0.23780487804878">
                <text:p>0.23780487804878</text:p>
              </table:table-cell>
              <table:table-cell office:value-type="float" office:value="0.237082066869301">
                <text:p>0.237082066869301</text:p>
              </table:table-cell>
              <table:table-cell office:value-type="float" office:value="0.239393939393939">
                <text:p>0.239393939393939</text:p>
              </table:table-cell>
              <table:table-cell office:value-type="float" office:value="0.238670694864048">
                <text:p>0.238670694864048</text:p>
              </table:table-cell>
              <table:table-cell office:value-type="float" office:value="0.240963855421687">
                <text:p>0.240963855421687</text:p>
              </table:table-cell>
              <table:table-cell office:value-type="float" office:value="0.24024024024024">
                <text:p>0.24024024024024</text:p>
              </table:table-cell>
              <table:table-cell office:value-type="float" office:value="0.24251497005988">
                <text:p>0.24251497005988</text:p>
              </table:table-cell>
              <table:table-cell office:value-type="float" office:value="0.241791044776119">
                <text:p>0.241791044776119</text:p>
              </table:table-cell>
              <table:table-cell office:value-type="float" office:value="0.244047619047619">
                <text:p>0.244047619047619</text:p>
              </table:table-cell>
              <table:table-cell office:value-type="float" office:value="0.243323442136498">
                <text:p>0.243323442136498</text:p>
              </table:table-cell>
              <table:table-cell office:value-type="float" office:value="0.245562130177515">
                <text:p>0.245562130177515</text:p>
              </table:table-cell>
              <table:table-cell office:value-type="float" office:value="0.244837758112094">
                <text:p>0.244837758112094</text:p>
              </table:table-cell>
              <table:table-cell office:value-type="float" office:value="0.244117647058824">
                <text:p>0.244117647058824</text:p>
              </table:table-cell>
              <table:table-cell office:value-type="float" office:value="0.243401759530792">
                <text:p>0.243401759530792</text:p>
              </table:table-cell>
              <table:table-cell office:value-type="float" office:value="0.242690058479532">
                <text:p>0.242690058479532</text:p>
              </table:table-cell>
              <table:table-cell office:value-type="float" office:value="0.24198250728863">
                <text:p>0.24198250728863</text:p>
              </table:table-cell>
              <table:table-cell office:value-type="float" office:value="0.244186046511628">
                <text:p>0.244186046511628</text:p>
              </table:table-cell>
              <table:table-cell office:value-type="float" office:value="0.243478260869565">
                <text:p>0.243478260869565</text:p>
              </table:table-cell>
              <table:table-cell office:value-type="float" office:value="0.242774566473988">
                <text:p>0.242774566473988</text:p>
              </table:table-cell>
              <table:table-cell office:value-type="float" office:value="0.24207492795389">
                <text:p>0.24207492795389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45014245014245">
                <text:p>0.245014245014245</text:p>
              </table:table-cell>
              <table:table-cell office:value-type="float" office:value="0.244318181818182">
                <text:p>0.244318181818182</text:p>
              </table:table-cell>
              <table:table-cell office:value-type="float" office:value="0.243626062322946">
                <text:p>0.243626062322946</text:p>
              </table:table-cell>
              <table:table-cell office:value-type="float" office:value="0.242937853107345">
                <text:p>0.242937853107345</text:p>
              </table:table-cell>
              <table:table-cell office:value-type="float" office:value="0.242253521126761">
                <text:p>0.242253521126761</text:p>
              </table:table-cell>
              <table:table-cell office:value-type="float" office:value="0.241573033707865">
                <text:p>0.241573033707865</text:p>
              </table:table-cell>
              <table:table-cell office:value-type="float" office:value="0.240896358543417">
                <text:p>0.240896358543417</text:p>
              </table:table-cell>
              <table:table-cell office:value-type="float" office:value="0.240223463687151">
                <text:p>0.240223463687151</text:p>
              </table:table-cell>
              <table:table-cell office:value-type="float" office:value="0.239554317548746">
                <text:p>0.239554317548746</text:p>
              </table:table-cell>
              <table:table-cell office:value-type="float" office:value="0.238888888888889">
                <text:p>0.238888888888889</text:p>
              </table:table-cell>
              <table:table-cell office:value-type="float" office:value="0.240997229916897">
                <text:p>0.240997229916897</text:p>
              </table:table-cell>
              <table:table-cell office:value-type="float" office:value="0.240331491712707">
                <text:p>0.240331491712707</text:p>
              </table:table-cell>
              <table:table-cell office:value-type="float" office:value="0.239669421487603">
                <text:p>0.239669421487603</text:p>
              </table:table-cell>
              <table:table-cell office:value-type="float" office:value="0.239010989010989">
                <text:p>0.239010989010989</text:p>
              </table:table-cell>
              <table:table-cell office:value-type="float" office:value="0.238356164383562">
                <text:p>0.238356164383562</text:p>
              </table:table-cell>
              <table:table-cell office:value-type="float" office:value="0.237704918032787">
                <text:p>0.237704918032787</text:p>
              </table:table-cell>
              <table:table-cell office:value-type="float" office:value="0.237057220708447">
                <text:p>0.237057220708447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238482384823848">
                <text:p>0.238482384823848</text:p>
              </table:table-cell>
              <table:table-cell office:value-type="float" office:value="0.237837837837838">
                <text:p>0.237837837837838</text:p>
              </table:table-cell>
              <table:table-cell office:value-type="float" office:value="0.237196765498652">
                <text:p>0.237196765498652</text:p>
              </table:table-cell>
              <table:table-cell office:value-type="float" office:value="0.239247311827957">
                <text:p>0.239247311827957</text:p>
              </table:table-cell>
              <table:table-cell office:value-type="float" office:value="0.238605898123324">
                <text:p>0.238605898123324</text:p>
              </table:table-cell>
              <table:table-cell office:value-type="float" office:value="0.240641711229946">
                <text:p>0.240641711229946</text:p>
              </table:table-cell>
              <table:table-cell office:value-type="float" office:value="0.24">
                <text:p>0.24</text:p>
              </table:table-cell>
              <table:table-cell office:value-type="float" office:value="0.242021276595745">
                <text:p>0.242021276595745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3386243386243">
                <text:p>0.243386243386243</text:p>
              </table:table-cell>
              <table:table-cell office:value-type="float" office:value="0.242744063324538">
                <text:p>0.242744063324538</text:p>
              </table:table-cell>
              <table:table-cell office:value-type="float" office:value="0.242105263157895">
                <text:p>0.242105263157895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0.246073298429319">
                <text:p>0.246073298429319</text:p>
              </table:table-cell>
              <table:table-cell office:value-type="float" office:value="0.245430809399478">
                <text:p>0.245430809399478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44155844155844">
                <text:p>0.244155844155844</text:p>
              </table:table-cell>
              <table:table-cell office:value-type="float" office:value="0.243523316062176">
                <text:p>0.243523316062176</text:p>
              </table:table-cell>
              <table:table-cell office:value-type="float" office:value="0.242894056847545">
                <text:p>0.242894056847545</text:p>
              </table:table-cell>
              <table:table-cell office:value-type="float" office:value="0.242268041237113">
                <text:p>0.242268041237113</text:p>
              </table:table-cell>
              <table:table-cell office:value-type="float" office:value="0.244215938303342">
                <text:p>0.244215938303342</text:p>
              </table:table-cell>
              <table:table-cell office:value-type="float" office:value="0.243589743589744">
                <text:p>0.243589743589744</text:p>
              </table:table-cell>
              <table:table-cell office:value-type="float" office:value="0.242966751918159">
                <text:p>0.242966751918159</text:p>
              </table:table-cell>
              <table:table-cell office:value-type="float" office:value="0.24234693877551">
                <text:p>0.24234693877551</text:p>
              </table:table-cell>
              <table:table-cell office:value-type="float" office:value="0.241730279898219">
                <text:p>0.241730279898219</text:p>
              </table:table-cell>
              <table:table-cell office:value-type="float" office:value="0.241116751269036">
                <text:p>0.241116751269036</text:p>
              </table:table-cell>
              <table:table-cell office:value-type="float" office:value="0.240506329113924">
                <text:p>0.240506329113924</text:p>
              </table:table-cell>
              <table:table-cell office:value-type="float" office:value="0.23989898989899">
                <text:p>0.23989898989899</text:p>
              </table:table-cell>
              <table:table-cell office:value-type="float" office:value="0.239294710327456">
                <text:p>0.239294710327456</text:p>
              </table:table-cell>
              <table:table-cell office:value-type="float" office:value="0.238693467336683">
                <text:p>0.238693467336683</text:p>
              </table:table-cell>
              <table:table-cell office:value-type="float" office:value="0.240601503759398">
                <text:p>0.240601503759398</text:p>
              </table:table-cell>
              <table:table-cell office:value-type="float" office:value="0.24">
                <text:p>0.24</text:p>
              </table:table-cell>
              <table:table-cell office:value-type="float" office:value="0.239401496259352">
                <text:p>0.239401496259352</text:p>
              </table:table-cell>
              <table:table-cell office:value-type="float" office:value="0.238805970149254">
                <text:p>0.238805970149254</text:p>
              </table:table-cell>
              <table:table-cell office:value-type="float" office:value="0.238213399503722">
                <text:p>0.238213399503722</text:p>
              </table:table-cell>
              <table:table-cell office:value-type="float" office:value="0.237623762376238">
                <text:p>0.237623762376238</text:p>
              </table:table-cell>
              <table:table-cell office:value-type="float" office:value="0.239506172839506">
                <text:p>0.239506172839506</text:p>
              </table:table-cell>
              <table:table-cell office:value-type="float" office:value="0.238916256157635">
                <text:p>0.238916256157635</text:p>
              </table:table-cell>
              <table:table-cell office:value-type="float" office:value="0.238329238329238">
                <text:p>0.238329238329238</text:p>
              </table:table-cell>
              <table:table-cell office:value-type="float" office:value="0.237745098039216">
                <text:p>0.237745098039216</text:p>
              </table:table-cell>
              <table:table-cell office:value-type="float" office:value="0.237163814180929">
                <text:p>0.237163814180929</text:p>
              </table:table-cell>
              <table:table-cell office:value-type="float" office:value="0.239024390243902">
                <text:p>0.239024390243902</text:p>
              </table:table-cell>
              <table:table-cell office:value-type="float" office:value="0.238442822384428">
                <text:p>0.238442822384428</text:p>
              </table:table-cell>
              <table:table-cell office:value-type="float" office:value="0.237864077669903">
                <text:p>0.237864077669903</text:p>
              </table:table-cell>
              <table:table-cell office:value-type="float" office:value="0.23728813559322">
                <text:p>0.23728813559322</text:p>
              </table:table-cell>
              <table:table-cell office:value-type="float" office:value="0.236714975845411">
                <text:p>0.236714975845411</text:p>
              </table:table-cell>
              <table:table-cell office:value-type="float" office:value="0.236144578313253">
                <text:p>0.236144578313253</text:p>
              </table:table-cell>
              <table:table-cell office:value-type="float" office:value="0.237980769230769">
                <text:p>0.237980769230769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236276849642005">
                <text:p>0.236276849642005</text:p>
              </table:table-cell>
              <table:table-cell office:value-type="float" office:value="0.235714285714286">
                <text:p>0.235714285714286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8770685579196">
                <text:p>0.238770685579196</text:p>
              </table:table-cell>
              <table:table-cell office:value-type="float" office:value="0.240566037735849">
                <text:p>0.240566037735849</text:p>
              </table:table-cell>
              <table:table-cell office:value-type="float" office:value="0.24">
                <text:p>0.24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0.241217798594848">
                <text:p>0.241217798594848</text:p>
              </table:table-cell>
              <table:table-cell office:value-type="float" office:value="0.240654205607477">
                <text:p>0.240654205607477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44186046511628">
                <text:p>0.244186046511628</text:p>
              </table:table-cell>
              <table:table-cell office:value-type="float" office:value="0.245939675174014">
                <text:p>0.245939675174014</text:p>
              </table:table-cell>
              <table:table-cell office:value-type="float" office:value="0.24537037037037">
                <text:p>0.24537037037037</text:p>
              </table:table-cell>
              <table:table-cell office:value-type="float" office:value="0.244803695150115">
                <text:p>0.244803695150115</text:p>
              </table:table-cell>
              <table:table-cell office:value-type="float" office:value="0.244239631336406">
                <text:p>0.244239631336406</text:p>
              </table:table-cell>
              <table:table-cell office:value-type="float" office:value="0.245977011494253">
                <text:p>0.245977011494253</text:p>
              </table:table-cell>
              <table:table-cell office:value-type="float" office:value="0.245412844036697">
                <text:p>0.245412844036697</text:p>
              </table:table-cell>
              <table:table-cell office:value-type="float" office:value="0.247139588100686">
                <text:p>0.247139588100686</text:p>
              </table:table-cell>
              <table:table-cell office:value-type="float" office:value="0.246575342465753">
                <text:p>0.246575342465753</text:p>
              </table:table-cell>
              <table:table-cell office:value-type="float" office:value="0.246013667425968">
                <text:p>0.246013667425968</text:p>
              </table:table-cell>
              <table:table-cell office:value-type="float" office:value="0.245454545454545">
                <text:p>0.245454545454545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246606334841629">
                <text:p>0.246606334841629</text:p>
              </table:table-cell>
              <table:table-cell office:value-type="float" office:value="0.246049661399549">
                <text:p>0.246049661399549</text:p>
              </table:table-cell>
              <table:table-cell office:value-type="float" office:value="0.245495495495495">
                <text:p>0.245495495495495</text:p>
              </table:table-cell>
              <table:table-cell office:value-type="float" office:value="0.247191011235955">
                <text:p>0.247191011235955</text:p>
              </table:table-cell>
              <table:table-cell office:value-type="float" office:value="0.246636771300448">
                <text:p>0.246636771300448</text:p>
              </table:table-cell>
              <table:table-cell office:value-type="float" office:value="0.246085011185682">
                <text:p>0.246085011185682</text:p>
              </table:table-cell>
              <table:table-cell office:value-type="float" office:value="0.247767857142857">
                <text:p>0.247767857142857</text:p>
              </table:table-cell>
              <table:table-cell office:value-type="float" office:value="0.249443207126949">
                <text:p>0.249443207126949</text:p>
              </table:table-cell>
              <table:table-cell office:value-type="float" office:value="0.248888888888889">
                <text:p>0.248888888888889</text:p>
              </table:table-cell>
              <table:table-cell office:value-type="float" office:value="0.250554323725055">
                <text:p>0.250554323725055</text:p>
              </table:table-cell>
              <table:table-cell office:value-type="float" office:value="0.25">
                <text:p>0.25</text:p>
              </table:table-cell>
              <table:table-cell office:value-type="float" office:value="0.251655629139073">
                <text:p>0.251655629139073</text:p>
              </table:table-cell>
              <table:table-cell office:value-type="float" office:value="0.251101321585903">
                <text:p>0.25110132158590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25219298245614">
                <text:p>0.25219298245614</text:p>
              </table:table-cell>
              <table:table-cell office:value-type="float" office:value="0.25164113785558">
                <text:p>0.25164113785558</text:p>
              </table:table-cell>
              <table:table-cell office:value-type="float" office:value="0.251091703056769">
                <text:p>0.251091703056769</text:p>
              </table:table-cell>
              <table:table-cell office:value-type="float" office:value="0.250544662309368">
                <text:p>0.250544662309368</text:p>
              </table:table-cell>
              <table:table-cell office:value-type="float" office:value="0.25">
                <text:p>0.25</text:p>
              </table:table-cell>
              <table:table-cell office:value-type="float" office:value="0.249457700650759">
                <text:p>0.249457700650759</text:p>
              </table:table-cell>
              <table:table-cell office:value-type="float" office:value="0.248917748917749">
                <text:p>0.248917748917749</text:p>
              </table:table-cell>
              <table:table-cell office:value-type="float" office:value="0.250539956803456">
                <text:p>0.250539956803456</text:p>
              </table:table-cell>
              <table:table-cell office:value-type="float" office:value="0.25">
                <text:p>0.25</text:p>
              </table:table-cell>
              <table:table-cell office:value-type="float" office:value="0.249462365591398">
                <text:p>0.249462365591398</text:p>
              </table:table-cell>
              <table:table-cell office:value-type="float" office:value="0.248927038626609">
                <text:p>0.248927038626609</text:p>
              </table:table-cell>
              <table:table-cell office:value-type="float" office:value="0.248394004282655">
                <text:p>0.248394004282655</text:p>
              </table:table-cell>
              <table:table-cell office:value-type="float" office:value="0.247863247863248">
                <text:p>0.247863247863248</text:p>
              </table:table-cell>
              <table:table-cell office:value-type="float" office:value="0.249466950959488">
                <text:p>0.249466950959488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48407643312102">
                <text:p>0.248407643312102</text:p>
              </table:table-cell>
              <table:table-cell office:value-type="float" office:value="0.25">
                <text:p>0.25</text:p>
              </table:table-cell>
              <table:table-cell office:value-type="float" office:value="0.251585623678647">
                <text:p>0.251585623678647</text:p>
              </table:table-cell>
              <table:table-cell office:value-type="float" office:value="0.251054852320675">
                <text:p>0.251054852320675</text:p>
              </table:table-cell>
              <table:table-cell office:value-type="float" office:value="0.250526315789474">
                <text:p>0.250526315789474</text:p>
              </table:table-cell>
              <table:table-cell office:value-type="float" office:value="0.25">
                <text:p>0.25</text:p>
              </table:table-cell>
              <table:table-cell office:value-type="float" office:value="0.249475890985325">
                <text:p>0.249475890985325</text:p>
              </table:table-cell>
              <table:table-cell office:value-type="float" office:value="0.248953974895397">
                <text:p>0.248953974895397</text:p>
              </table:table-cell>
              <table:table-cell office:value-type="float" office:value="0.248434237995825">
                <text:p>0.248434237995825</text:p>
              </table:table-cell>
              <table:table-cell office:value-type="float" office:value="0.25">
                <text:p>0.25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25103734439834">
                <text:p>0.25103734439834</text:p>
              </table:table-cell>
              <table:table-cell office:value-type="float" office:value="0.252587991718426">
                <text:p>0.252587991718426</text:p>
              </table:table-cell>
              <table:table-cell office:value-type="float" office:value="0.252066115702479">
                <text:p>0.252066115702479</text:p>
              </table:table-cell>
              <table:table-cell office:value-type="float" office:value="0.251546391752577">
                <text:p>0.251546391752577</text:p>
              </table:table-cell>
              <table:table-cell office:value-type="float" office:value="0.251028806584362">
                <text:p>0.251028806584362</text:p>
              </table:table-cell>
              <table:table-cell office:value-type="float" office:value="0.252566735112936">
                <text:p>0.252566735112936</text:p>
              </table:table-cell>
              <table:table-cell office:value-type="float" office:value="0.252049180327869">
                <text:p>0.252049180327869</text:p>
              </table:table-cell>
              <table:table-cell office:value-type="float" office:value="0.253578732106339">
                <text:p>0.253578732106339</text:p>
              </table:table-cell>
              <table:table-cell office:value-type="float" office:value="0.253061224489796">
                <text:p>0.253061224489796</text:p>
              </table:table-cell>
              <table:table-cell office:value-type="float" office:value="0.252545824847251">
                <text:p>0.252545824847251</text:p>
              </table:table-cell>
              <table:table-cell office:value-type="float" office:value="0.252032520325203">
                <text:p>0.252032520325203</text:p>
              </table:table-cell>
              <table:table-cell office:value-type="float" office:value="0.253549695740365">
                <text:p>0.253549695740365</text:p>
              </table:table-cell>
              <table:table-cell office:value-type="float" office:value="0.255060728744939">
                <text:p>0.255060728744939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0.254032258064516">
                <text:p>0.254032258064516</text:p>
              </table:table-cell>
              <table:table-cell office:value-type="float" office:value="0.253521126760563">
                <text:p>0.253521126760563</text:p>
              </table:table-cell>
              <table:table-cell office:value-type="float" office:value="0.253012048192771">
                <text:p>0.253012048192771</text:p>
              </table:table-cell>
              <table:table-cell office:value-type="float" office:value="0.254509018036072">
                <text:p>0.254509018036072</text:p>
              </table:table-cell>
              <table:table-cell office:value-type="float" office:value="0.254">
                <text:p>0.254</text:p>
              </table:table-cell>
              <table:table-cell office:value-type="float" office:value="0.255489021956088">
                <text:p>0.255489021956088</text:p>
              </table:table-cell>
              <table:table-cell office:value-type="float" office:value="0.254980079681275">
                <text:p>0.254980079681275</text:p>
              </table:table-cell>
              <table:table-cell office:value-type="float" office:value="0.254473161033797">
                <text:p>0.254473161033797</text:p>
              </table:table-cell>
              <table:table-cell office:value-type="float" office:value="0.253968253968254">
                <text:p>0.253968253968254</text:p>
              </table:table-cell>
              <table:table-cell office:value-type="float" office:value="0.253465346534654">
                <text:p>0.253465346534654</text:p>
              </table:table-cell>
              <table:table-cell office:value-type="float" office:value="0.25296442687747">
                <text:p>0.25296442687747</text:p>
              </table:table-cell>
              <table:table-cell office:value-type="float" office:value="0.254437869822485">
                <text:p>0.254437869822485</text:p>
              </table:table-cell>
              <table:table-cell office:value-type="float" office:value="0.253937007874016">
                <text:p>0.253937007874016</text:p>
              </table:table-cell>
              <table:table-cell office:value-type="float" office:value="0.255402750491159">
                <text:p>0.255402750491159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25440313111546">
                <text:p>0.25440313111546</text:p>
              </table:table-cell>
              <table:table-cell office:value-type="float" office:value="0.25390625">
                <text:p>0.25390625</text:p>
              </table:table-cell>
              <table:table-cell office:value-type="float" office:value="0.255360623781676">
                <text:p>0.255360623781676</text:p>
              </table:table-cell>
              <table:table-cell office:value-type="float" office:value="0.254863813229572">
                <text:p>0.254863813229572</text:p>
              </table:table-cell>
              <table:table-cell office:value-type="float" office:value="0.254368932038835">
                <text:p>0.254368932038835</text:p>
              </table:table-cell>
              <table:table-cell office:value-type="float" office:value="0.255813953488372">
                <text:p>0.25581395348837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254826254826255">
                <text:p>0.254826254826255</text:p>
              </table:table-cell>
              <table:table-cell office:value-type="float" office:value="0.254335260115607">
                <text:p>0.254335260115607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0.253358925143954">
                <text:p>0.253358925143954</text:p>
              </table:table-cell>
              <table:table-cell office:value-type="float" office:value="0.252873563218391">
                <text:p>0.252873563218391</text:p>
              </table:table-cell>
              <table:table-cell office:value-type="float" office:value="0.252390057361377">
                <text:p>0.252390057361377</text:p>
              </table:table-cell>
              <table:table-cell office:value-type="float" office:value="0.251908396946565">
                <text:p>0.251908396946565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252851711026616">
                <text:p>0.252851711026616</text:p>
              </table:table-cell>
              <table:table-cell office:value-type="float" office:value="0.252371916508539">
                <text:p>0.252371916508539</text:p>
              </table:table-cell>
              <table:table-cell office:value-type="float" office:value="0.251893939393939">
                <text:p>0.251893939393939</text:p>
              </table:table-cell>
              <table:table-cell office:value-type="float" office:value="0.251417769376181">
                <text:p>0.251417769376181</text:p>
              </table:table-cell>
              <table:table-cell office:value-type="float" office:value="0.252830188679245">
                <text:p>0.252830188679245</text:p>
              </table:table-cell>
              <table:table-cell office:value-type="float" office:value="0.252354048964218">
                <text:p>0.252354048964218</text:p>
              </table:table-cell>
              <table:table-cell office:value-type="float" office:value="0.25187969924812">
                <text:p>0.25187969924812</text:p>
              </table:table-cell>
              <table:table-cell office:value-type="float" office:value="0.25140712945591">
                <text:p>0.25140712945591</text:p>
              </table:table-cell>
              <table:table-cell office:value-type="float" office:value="0.250936329588015">
                <text:p>0.250936329588015</text:p>
              </table:table-cell>
              <table:table-cell office:value-type="float" office:value="0.250467289719626">
                <text:p>0.250467289719626</text:p>
              </table:table-cell>
              <table:table-cell office:value-type="float" office:value="0.251865671641791">
                <text:p>0.251865671641791</text:p>
              </table:table-cell>
              <table:table-cell office:value-type="float" office:value="0.251396648044693">
                <text:p>0.251396648044693</text:p>
              </table:table-cell>
              <table:table-cell office:value-type="float" office:value="0.25092936802974">
                <text:p>0.25092936802974</text:p>
              </table:table-cell>
              <table:table-cell office:value-type="float" office:value="0.252319109461967">
                <text:p>0.252319109461967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251386321626617">
                <text:p>0.251386321626617</text:p>
              </table:table-cell>
              <table:table-cell office:value-type="float" office:value="0.250922509225092">
                <text:p>0.250922509225092</text:p>
              </table:table-cell>
              <table:table-cell office:value-type="float" office:value="0.252302025782689">
                <text:p>0.252302025782689</text:p>
              </table:table-cell>
              <table:table-cell office:value-type="float" office:value="0.251838235294118">
                <text:p>0.251838235294118</text:p>
              </table:table-cell>
              <table:table-cell office:value-type="float" office:value="0.251376146788991">
                <text:p>0.251376146788991</text:p>
              </table:table-cell>
              <table:table-cell office:value-type="float" office:value="0.250915750915751">
                <text:p>0.250915750915751</text:p>
              </table:table-cell>
              <table:table-cell office:value-type="float" office:value="0.250457038391225">
                <text:p>0.250457038391225</text:p>
              </table:table-cell>
              <table:table-cell office:value-type="float" office:value="0.25">
                <text:p>0.25</text:p>
              </table:table-cell>
              <table:table-cell office:value-type="float" office:value="0.251366120218579">
                <text:p>0.251366120218579</text:p>
              </table:table-cell>
              <table:table-cell office:value-type="float" office:value="0.250909090909091">
                <text:p>0.250909090909091</text:p>
              </table:table-cell>
              <table:table-cell office:value-type="float" office:value="0.252268602540835">
                <text:p>0.252268602540835</text:p>
              </table:table-cell>
              <table:table-cell office:value-type="float" office:value="0.251811594202899">
                <text:p>0.251811594202899</text:p>
              </table:table-cell>
              <table:table-cell office:value-type="float" office:value="0.251356238698011">
                <text:p>0.251356238698011</text:p>
              </table:table-cell>
              <table:table-cell office:value-type="float" office:value="0.250902527075812">
                <text:p>0.250902527075812</text:p>
              </table:table-cell>
              <table:table-cell office:value-type="float" office:value="0.252252252252252">
                <text:p>0.252252252252252</text:p>
              </table:table-cell>
              <table:table-cell office:value-type="float" office:value="0.251798561151079">
                <text:p>0.251798561151079</text:p>
              </table:table-cell>
              <table:table-cell office:value-type="float" office:value="0.251346499102334">
                <text:p>0.251346499102334</text:p>
              </table:table-cell>
              <table:table-cell office:value-type="float" office:value="0.25089605734767">
                <text:p>0.25089605734767</text:p>
              </table:table-cell>
              <table:table-cell office:value-type="float" office:value="0.250447227191413">
                <text:p>0.250447227191413</text:p>
              </table:table-cell>
              <table:table-cell office:value-type="float" office:value="0.25">
                <text:p>0.25</text:p>
              </table:table-cell>
              <table:table-cell office:value-type="float" office:value="0.251336898395722">
                <text:p>0.251336898395722</text:p>
              </table:table-cell>
              <table:table-cell office:value-type="float" office:value="0.250889679715302">
                <text:p>0.250889679715302</text:p>
              </table:table-cell>
              <table:table-cell office:value-type="float" office:value="0.25044404973357">
                <text:p>0.25044404973357</text:p>
              </table:table-cell>
              <table:table-cell office:value-type="float" office:value="0.25">
                <text:p>0.25</text:p>
              </table:table-cell>
              <table:table-cell office:value-type="float" office:value="0.251327433628319">
                <text:p>0.251327433628319</text:p>
              </table:table-cell>
              <table:table-cell office:value-type="float" office:value="0.250883392226148">
                <text:p>0.250883392226148</text:p>
              </table:table-cell>
              <table:table-cell office:value-type="float" office:value="0.250440917107584">
                <text:p>0.250440917107584</text:p>
              </table:table-cell>
              <table:table-cell office:value-type="float" office:value="0.25">
                <text:p>0.25</text:p>
              </table:table-cell>
              <table:table-cell office:value-type="float" office:value="0.251318101933216">
                <text:p>0.251318101933216</text:p>
              </table:table-cell>
              <table:table-cell office:value-type="float" office:value="0.250877192982456">
                <text:p>0.250877192982456</text:p>
              </table:table-cell>
              <table:table-cell office:value-type="float" office:value="0.250437828371278">
                <text:p>0.250437828371278</text:p>
              </table:table-cell>
              <table:table-cell office:value-type="float" office:value="0.251748251748252">
                <text:p>0.251748251748252</text:p>
              </table:table-cell>
              <table:table-cell office:value-type="float" office:value="0.25130890052356">
                <text:p>0.25130890052356</text:p>
              </table:table-cell>
              <table:table-cell office:value-type="float" office:value="0.252613240418118">
                <text:p>0.252613240418118</text:p>
              </table:table-cell>
              <table:table-cell office:value-type="float" office:value="0.252173913043478">
                <text:p>0.252173913043478</text:p>
              </table:table-cell>
              <table:table-cell office:value-type="float" office:value="0.251736111111111">
                <text:p>0.251736111111111</text:p>
              </table:table-cell>
              <table:table-cell office:value-type="float" office:value="0.251299826689775">
                <text:p>0.251299826689775</text:p>
              </table:table-cell>
              <table:table-cell office:value-type="float" office:value="0.252595155709343">
                <text:p>0.252595155709343</text:p>
              </table:table-cell>
              <table:table-cell office:value-type="float" office:value="0.252158894645941">
                <text:p>0.252158894645941</text:p>
              </table:table-cell>
              <table:table-cell office:value-type="float" office:value="0.251724137931034">
                <text:p>0.251724137931034</text:p>
              </table:table-cell>
              <table:table-cell office:value-type="float" office:value="0.251290877796902">
                <text:p>0.251290877796902</text:p>
              </table:table-cell>
              <table:table-cell office:value-type="float" office:value="0.25085910652921">
                <text:p>0.25085910652921</text:p>
              </table:table-cell>
              <table:table-cell office:value-type="float" office:value="0.250428816466552">
                <text:p>0.250428816466552</text:p>
              </table:table-cell>
              <table:table-cell office:value-type="float" office:value="0.25">
                <text:p>0.25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.250853242320819">
                <text:p>0.250853242320819</text:p>
              </table:table-cell>
              <table:table-cell office:value-type="float" office:value="0.250425894378194">
                <text:p>0.250425894378194</text:p>
              </table:table-cell>
              <table:table-cell office:value-type="float" office:value="0.25">
                <text:p>0.25</text:p>
              </table:table-cell>
              <table:table-cell office:value-type="float" office:value="0.251273344651952">
                <text:p>0.251273344651952</text:p>
              </table:table-cell>
              <table:table-cell office:value-type="float" office:value="0.250847457627119">
                <text:p>0.250847457627119</text:p>
              </table:table-cell>
              <table:table-cell office:value-type="float" office:value="0.250423011844332">
                <text:p>0.250423011844332</text:p>
              </table:table-cell>
              <table:table-cell office:value-type="float" office:value="0.251689189189189">
                <text:p>0.251689189189189</text:p>
              </table:table-cell>
              <table:table-cell office:value-type="float" office:value="0.251264755480607">
                <text:p>0.251264755480607</text:p>
              </table:table-cell>
              <table:table-cell office:value-type="float" office:value="0.252525252525252">
                <text:p>0.252525252525252</text:p>
              </table:table-cell>
              <table:table-cell office:value-type="float" office:value="0.252100840336134">
                <text:p>0.252100840336134</text:p>
              </table:table-cell>
              <table:table-cell office:value-type="float" office:value="0.251677852348993">
                <text:p>0.251677852348993</text:p>
              </table:table-cell>
              <table:table-cell office:value-type="float" office:value="0.251256281407035">
                <text:p>0.251256281407035</text:p>
              </table:table-cell>
              <table:table-cell office:value-type="float" office:value="0.252508361204013">
                <text:p>0.252508361204013</text:p>
              </table:table-cell>
              <table:table-cell office:value-type="float" office:value="0.252086811352254">
                <text:p>0.252086811352254</text:p>
              </table:table-cell>
              <table:table-cell office:value-type="float" office:value="0.251666666666667">
                <text:p>0.251666666666667</text:p>
              </table:table-cell>
              <table:table-cell office:value-type="float" office:value="0.251247920133111">
                <text:p>0.251247920133111</text:p>
              </table:table-cell>
              <table:table-cell office:value-type="float" office:value="0.250830564784053">
                <text:p>0.250830564784053</text:p>
              </table:table-cell>
              <table:table-cell office:value-type="float" office:value="0.252072968490879">
                <text:p>0.252072968490879</text:p>
              </table:table-cell>
              <table:table-cell office:value-type="float" office:value="0.251655629139073">
                <text:p>0.251655629139073</text:p>
              </table:table-cell>
              <table:table-cell office:value-type="float" office:value="0.252892561983471">
                <text:p>0.252892561983471</text:p>
              </table:table-cell>
              <table:table-cell office:value-type="float" office:value="0.252475247524752">
                <text:p>0.252475247524752</text:p>
              </table:table-cell>
              <table:table-cell office:value-type="float" office:value="0.252059308072488">
                <text:p>0.252059308072488</text:p>
              </table:table-cell>
              <table:table-cell office:value-type="float" office:value="0.25328947368421">
                <text:p>0.25328947368421</text:p>
              </table:table-cell>
              <table:table-cell office:value-type="float" office:value="0.252873563218391">
                <text:p>0.252873563218391</text:p>
              </table:table-cell>
              <table:table-cell office:value-type="float" office:value="0.252459016393443">
                <text:p>0.252459016393443</text:p>
              </table:table-cell>
              <table:table-cell office:value-type="float" office:value="0.253682487725041">
                <text:p>0.253682487725041</text:p>
              </table:table-cell>
              <table:table-cell office:value-type="float" office:value="0.253267973856209">
                <text:p>0.253267973856209</text:p>
              </table:table-cell>
              <table:table-cell office:value-type="float" office:value="0.254486133768352">
                <text:p>0.254486133768352</text:p>
              </table:table-cell>
              <table:table-cell office:value-type="float" office:value="0.255700325732899">
                <text:p>0.255700325732899</text:p>
              </table:table-cell>
              <table:table-cell office:value-type="float" office:value="0.255284552845528">
                <text:p>0.255284552845528</text:p>
              </table:table-cell>
              <table:table-cell office:value-type="float" office:value="0.25487012987013">
                <text:p>0.25487012987013</text:p>
              </table:table-cell>
              <table:table-cell office:value-type="float" office:value="0.254457050243112">
                <text:p>0.254457050243112</text:p>
              </table:table-cell>
              <table:table-cell office:value-type="float" office:value="0.254045307443366">
                <text:p>0.254045307443366</text:p>
              </table:table-cell>
              <table:table-cell office:value-type="float" office:value="0.255250403877221">
                <text:p>0.255250403877221</text:p>
              </table:table-cell>
              <table:table-cell office:value-type="float" office:value="0.254838709677419">
                <text:p>0.254838709677419</text:p>
              </table:table-cell>
              <table:table-cell office:value-type="float" office:value="0.254428341384863">
                <text:p>0.254428341384863</text:p>
              </table:table-cell>
              <table:table-cell office:value-type="float" office:value="0.255627009646302">
                <text:p>0.255627009646302</text:p>
              </table:table-cell>
              <table:table-cell office:value-type="float" office:value="0.255216693418941">
                <text:p>0.255216693418941</text:p>
              </table:table-cell>
              <table:table-cell office:value-type="float" office:value="0.254807692307692">
                <text:p>0.254807692307692</text:p>
              </table:table-cell>
              <table:table-cell office:value-type="float" office:value="0.256">
                <text:p>0.256</text:p>
              </table:table-cell>
              <table:table-cell office:value-type="float" office:value="0.257188498402556">
                <text:p>0.257188498402556</text:p>
              </table:table-cell>
              <table:table-cell office:value-type="float" office:value="0.256778309409888">
                <text:p>0.256778309409888</text:p>
              </table:table-cell>
              <table:table-cell office:value-type="float" office:value="0.256369426751592">
                <text:p>0.256369426751592</text:p>
              </table:table-cell>
              <table:table-cell office:value-type="float" office:value="0.257551669316375">
                <text:p>0.257551669316375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56735340729002">
                <text:p>0.256735340729002</text:p>
              </table:table-cell>
              <table:table-cell office:value-type="float" office:value="0.256329113924051">
                <text:p>0.256329113924051</text:p>
              </table:table-cell>
              <table:table-cell office:value-type="float" office:value="0.255924170616114">
                <text:p>0.255924170616114</text:p>
              </table:table-cell>
              <table:table-cell office:value-type="float" office:value="0.255520504731861">
                <text:p>0.255520504731861</text:p>
              </table:table-cell>
              <table:table-cell office:value-type="float" office:value="0.25511811023622">
                <text:p>0.25511811023622</text:p>
              </table:table-cell>
              <table:table-cell office:value-type="float" office:value="0.256289308176101">
                <text:p>0.256289308176101</text:p>
              </table:table-cell>
              <table:table-cell office:value-type="float" office:value="0.255886970172685">
                <text:p>0.255886970172685</text:p>
              </table:table-cell>
              <table:table-cell office:value-type="float" office:value="0.25705329153605">
                <text:p>0.25705329153605</text:p>
              </table:table-cell>
              <table:table-cell office:value-type="float" office:value="0.258215962441315">
                <text:p>0.258215962441315</text:p>
              </table:table-cell>
              <table:table-cell office:value-type="float" office:value="0.2578125">
                <text:p>0.2578125</text:p>
              </table:table-cell>
              <table:table-cell office:value-type="float" office:value="0.258970358814353">
                <text:p>0.258970358814353</text:p>
              </table:table-cell>
              <table:table-cell office:value-type="float" office:value="0.258566978193146">
                <text:p>0.258566978193146</text:p>
              </table:table-cell>
              <table:table-cell office:value-type="float" office:value="0.258164852255054">
                <text:p>0.258164852255054</text:p>
              </table:table-cell>
              <table:table-cell office:value-type="float" office:value="0.259316770186335">
                <text:p>0.259316770186335</text:p>
              </table:table-cell>
              <table:table-cell office:value-type="float" office:value="0.25891472868217">
                <text:p>0.25891472868217</text:p>
              </table:table-cell>
              <table:table-cell office:value-type="float" office:value="0.258513931888545">
                <text:p>0.258513931888545</text:p>
              </table:table-cell>
              <table:table-cell office:value-type="float" office:value="0.258114374034003">
                <text:p>0.258114374034003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8859784283513">
                <text:p>0.258859784283513</text:p>
              </table:table-cell>
              <table:table-cell office:value-type="float" office:value="0.258461538461539">
                <text:p>0.25846153846153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5920245398773">
                <text:p>0.25920245398773</text:p>
              </table:table-cell>
              <table:table-cell office:value-type="float" office:value="0.258805513016845">
                <text:p>0.258805513016845</text:p>
              </table:table-cell>
              <table:table-cell office:value-type="float" office:value="0.258409785932722">
                <text:p>0.258409785932722</text:p>
              </table:table-cell>
              <table:table-cell office:value-type="float" office:value="0.258015267175572">
                <text:p>0.258015267175572</text:p>
              </table:table-cell>
              <table:table-cell office:value-type="float" office:value="0.257621951219512">
                <text:p>0.257621951219512</text:p>
              </table:table-cell>
              <table:table-cell office:value-type="float" office:value="0.257229832572298">
                <text:p>0.257229832572298</text:p>
              </table:table-cell>
              <table:table-cell office:value-type="float" office:value="0.258358662613982">
                <text:p>0.258358662613982</text:p>
              </table:table-cell>
              <table:table-cell office:value-type="float" office:value="0.25948406676783">
                <text:p>0.25948406676783</text:p>
              </table:table-cell>
              <table:table-cell office:value-type="float" office:value="0.259090909090909">
                <text:p>0.259090909090909</text:p>
              </table:table-cell>
              <table:table-cell office:value-type="float" office:value="0.258698940998487">
                <text:p>0.258698940998487</text:p>
              </table:table-cell>
              <table:table-cell office:value-type="float" office:value="0.258308157099698">
                <text:p>0.258308157099698</text:p>
              </table:table-cell>
              <table:table-cell office:value-type="float" office:value="0.259426847662142">
                <text:p>0.259426847662142</text:p>
              </table:table-cell>
              <table:table-cell office:value-type="float" office:value="0.259036144578313">
                <text:p>0.259036144578313</text:p>
              </table:table-cell>
              <table:table-cell office:value-type="float" office:value="0.26015037593985">
                <text:p>0.26015037593985</text:p>
              </table:table-cell>
              <table:table-cell office:value-type="float" office:value="0.25975975975976">
                <text:p>0.25975975975976</text:p>
              </table:table-cell>
              <table:table-cell office:value-type="float" office:value="0.259370314842579">
                <text:p>0.259370314842579</text:p>
              </table:table-cell>
              <table:table-cell office:value-type="float" office:value="0.258982035928144">
                <text:p>0.258982035928144</text:p>
              </table:table-cell>
              <table:table-cell office:value-type="float" office:value="0.258594917787743">
                <text:p>0.258594917787743</text:p>
              </table:table-cell>
              <table:table-cell office:value-type="float" office:value="0.258208955223881">
                <text:p>0.258208955223881</text:p>
              </table:table-cell>
              <table:table-cell office:value-type="float" office:value="0.257824143070045">
                <text:p>0.257824143070045</text:p>
              </table:table-cell>
              <table:table-cell office:value-type="float" office:value="0.257440476190476">
                <text:p>0.257440476190476</text:p>
              </table:table-cell>
              <table:table-cell office:value-type="float" office:value="0.258543833580981">
                <text:p>0.258543833580981</text:p>
              </table:table-cell>
              <table:table-cell office:value-type="float" office:value="0.258160237388724">
                <text:p>0.258160237388724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887573964497">
                <text:p>0.25887573964497</text:p>
              </table:table-cell>
              <table:table-cell office:value-type="float" office:value="0.258493353028065">
                <text:p>0.258493353028065</text:p>
              </table:table-cell>
              <table:table-cell office:value-type="float" office:value="0.259587020648968">
                <text:p>0.259587020648968</text:p>
              </table:table-cell>
              <table:table-cell office:value-type="float" office:value="0.260677466863034">
                <text:p>0.260677466863034</text:p>
              </table:table-cell>
              <table:table-cell office:value-type="float" office:value="0.260294117647059">
                <text:p>0.260294117647059</text:p>
              </table:table-cell>
              <table:table-cell office:value-type="float" office:value="0.259911894273128">
                <text:p>0.259911894273128</text:p>
              </table:table-cell>
              <table:table-cell office:value-type="float" office:value="0.26099706744868">
                <text:p>0.26099706744868</text:p>
              </table:table-cell>
              <table:table-cell office:value-type="float" office:value="0.260614934114202">
                <text:p>0.260614934114202</text:p>
              </table:table-cell>
              <table:table-cell office:value-type="float" office:value="0.260233918128655">
                <text:p>0.260233918128655</text:p>
              </table:table-cell>
              <table:table-cell office:value-type="float" office:value="0.25985401459854">
                <text:p>0.25985401459854</text:p>
              </table:table-cell>
              <table:table-cell office:value-type="float" office:value="0.259475218658892">
                <text:p>0.259475218658892</text:p>
              </table:table-cell>
              <table:table-cell office:value-type="float" office:value="0.259097525473071">
                <text:p>0.259097525473071</text:p>
              </table:table-cell>
              <table:table-cell office:value-type="float" office:value="0.260174418604651">
                <text:p>0.260174418604651</text:p>
              </table:table-cell>
              <table:table-cell office:value-type="float" office:value="0.259796806966618">
                <text:p>0.259796806966618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1939218523878">
                <text:p>0.261939218523878</text:p>
              </table:table-cell>
              <table:table-cell office:value-type="float" office:value="0.261560693641618">
                <text:p>0.261560693641618</text:p>
              </table:table-cell>
              <table:table-cell office:value-type="float" office:value="0.261183261183261">
                <text:p>0.261183261183261</text:p>
              </table:table-cell>
              <table:table-cell office:value-type="float" office:value="0.262247838616715">
                <text:p>0.262247838616715</text:p>
              </table:table-cell>
              <table:table-cell office:value-type="float" office:value="0.261870503597122">
                <text:p>0.261870503597122</text:p>
              </table:table-cell>
              <table:table-cell office:value-type="float" office:value="0.261494252873563">
                <text:p>0.261494252873563</text:p>
              </table:table-cell>
              <table:table-cell office:value-type="float" office:value="0.261119081779053">
                <text:p>0.261119081779053</text:p>
              </table:table-cell>
              <table:table-cell office:value-type="float" office:value="0.260744985673352">
                <text:p>0.260744985673352</text:p>
              </table:table-cell>
              <table:table-cell office:value-type="float" office:value="0.260371959942775">
                <text:p>0.260371959942775</text:p>
              </table:table-cell>
              <table:table-cell office:value-type="float" office:value="0.26">
                <text:p>0.26</text:p>
              </table:table-cell>
              <table:table-cell office:value-type="float" office:value="0.261055634807418">
                <text:p>0.261055634807418</text:p>
              </table:table-cell>
              <table:table-cell office:value-type="float" office:value="0.260683760683761">
                <text:p>0.260683760683761</text:p>
              </table:table-cell>
              <table:table-cell office:value-type="float" office:value="0.260312944523471">
                <text:p>0.260312944523471</text:p>
              </table:table-cell>
              <table:table-cell office:value-type="float" office:value="0.261363636363636">
                <text:p>0.261363636363636</text:p>
              </table:table-cell>
              <table:table-cell office:value-type="float" office:value="0.260992907801418">
                <text:p>0.260992907801418</text:p>
              </table:table-cell>
              <table:table-cell office:value-type="float" office:value="0.262039660056657">
                <text:p>0.262039660056657</text:p>
              </table:table-cell>
              <table:table-cell office:value-type="float" office:value="0.261669024045262">
                <text:p>0.261669024045262</text:p>
              </table:table-cell>
              <table:table-cell office:value-type="float" office:value="0.261299435028249">
                <text:p>0.261299435028249</text:p>
              </table:table-cell>
              <table:table-cell office:value-type="float" office:value="0.262341325811001">
                <text:p>0.262341325811001</text:p>
              </table:table-cell>
              <table:table-cell office:value-type="float" office:value="0.261971830985915">
                <text:p>0.261971830985915</text:p>
              </table:table-cell>
              <table:table-cell office:value-type="float" office:value="0.261603375527426">
                <text:p>0.261603375527426</text:p>
              </table:table-cell>
              <table:table-cell office:value-type="float" office:value="0.262640449438202">
                <text:p>0.262640449438202</text:p>
              </table:table-cell>
              <table:table-cell office:value-type="float" office:value="0.26367461430575">
                <text:p>0.26367461430575</text:p>
              </table:table-cell>
              <table:table-cell office:value-type="float" office:value="0.263305322128852">
                <text:p>0.263305322128852</text:p>
              </table:table-cell>
              <table:table-cell office:value-type="float" office:value="0.262937062937063">
                <text:p>0.262937062937063</text:p>
              </table:table-cell>
              <table:table-cell office:value-type="float" office:value="0.262569832402235">
                <text:p>0.262569832402235</text:p>
              </table:table-cell>
              <table:table-cell office:value-type="float" office:value="0.262203626220363">
                <text:p>0.262203626220363</text:p>
              </table:table-cell>
              <table:table-cell office:value-type="float" office:value="0.261838440111421">
                <text:p>0.261838440111421</text:p>
              </table:table-cell>
              <table:table-cell office:value-type="float" office:value="0.261474269819193">
                <text:p>0.261474269819193</text:p>
              </table:table-cell>
              <table:table-cell office:value-type="float" office:value="0.2625">
                <text:p>0.2625</text:p>
              </table:table-cell>
              <table:table-cell office:value-type="float" office:value="0.262135922330097">
                <text:p>0.262135922330097</text:p>
              </table:table-cell>
              <table:table-cell office:value-type="float" office:value="0.261772853185596">
                <text:p>0.261772853185596</text:p>
              </table:table-cell>
              <table:table-cell office:value-type="float" office:value="0.261410788381743">
                <text:p>0.261410788381743</text:p>
              </table:table-cell>
              <table:table-cell office:value-type="float" office:value="0.262430939226519">
                <text:p>0.262430939226519</text:p>
              </table:table-cell>
              <table:table-cell office:value-type="float" office:value="0.262068965517241">
                <text:p>0.262068965517241</text:p>
              </table:table-cell>
              <table:table-cell office:value-type="float" office:value="0.263085399449036">
                <text:p>0.263085399449036</text:p>
              </table:table-cell>
              <table:table-cell office:value-type="float" office:value="0.262723521320495">
                <text:p>0.262723521320495</text:p>
              </table:table-cell>
              <table:table-cell office:value-type="float" office:value="0.263736263736264">
                <text:p>0.263736263736264</text:p>
              </table:table-cell>
              <table:table-cell office:value-type="float" office:value="0.263374485596708">
                <text:p>0.263374485596708</text:p>
              </table:table-cell>
              <table:table-cell office:value-type="float" office:value="0.263013698630137">
                <text:p>0.263013698630137</text:p>
              </table:table-cell>
              <table:table-cell office:value-type="float" office:value="0.26265389876881">
                <text:p>0.26265389876881</text:p>
              </table:table-cell>
              <table:table-cell office:value-type="float" office:value="0.262295081967213">
                <text:p>0.262295081967213</text:p>
              </table:table-cell>
              <table:table-cell office:value-type="float" office:value="0.263301500682128">
                <text:p>0.263301500682128</text:p>
              </table:table-cell>
              <table:table-cell office:value-type="float" office:value="0.262942779291553">
                <text:p>0.262942779291553</text:p>
              </table:table-cell>
              <table:table-cell office:value-type="float" office:value="0.263945578231292">
                <text:p>0.263945578231292</text:p>
              </table:table-cell>
              <table:table-cell office:value-type="float" office:value="0.263586956521739">
                <text:p>0.263586956521739</text:p>
              </table:table-cell>
              <table:table-cell office:value-type="float" office:value="0.263229308005427">
                <text:p>0.263229308005427</text:p>
              </table:table-cell>
              <table:table-cell office:value-type="float" office:value="0.262872628726287">
                <text:p>0.262872628726287</text:p>
              </table:table-cell>
              <table:table-cell office:value-type="float" office:value="0.262516914749662">
                <text:p>0.262516914749662</text:p>
              </table:table-cell>
              <table:table-cell office:value-type="float" office:value="0.262162162162162">
                <text:p>0.262162162162162</text:p>
              </table:table-cell>
              <table:table-cell office:value-type="float" office:value="0.261808367071525">
                <text:p>0.261808367071525</text:p>
              </table:table-cell>
              <table:table-cell office:value-type="float" office:value="0.262803234501348">
                <text:p>0.262803234501348</text:p>
              </table:table-cell>
              <table:table-cell office:value-type="float" office:value="0.262449528936743">
                <text:p>0.262449528936743</text:p>
              </table:table-cell>
              <table:table-cell office:value-type="float" office:value="0.263440860215054">
                <text:p>0.263440860215054</text:p>
              </table:table-cell>
              <table:table-cell office:value-type="float" office:value="0.264429530201342">
                <text:p>0.264429530201342</text:p>
              </table:table-cell>
              <table:table-cell office:value-type="float" office:value="0.264075067024129">
                <text:p>0.264075067024129</text:p>
              </table:table-cell>
              <table:table-cell office:value-type="float" office:value="0.263721552878179">
                <text:p>0.263721552878179</text:p>
              </table:table-cell>
              <table:table-cell office:value-type="float" office:value="0.263368983957219">
                <text:p>0.263368983957219</text:p>
              </table:table-cell>
              <table:table-cell office:value-type="float" office:value="0.264352469959947">
                <text:p>0.264352469959947</text:p>
              </table:table-cell>
              <table:table-cell office:value-type="float" office:value="0.264">
                <text:p>0.264</text:p>
              </table:table-cell>
              <table:table-cell office:value-type="float" office:value="0.263648468708389">
                <text:p>0.263648468708389</text:p>
              </table:table-cell>
              <table:table-cell office:value-type="float" office:value="0.264627659574468">
                <text:p>0.264627659574468</text:p>
              </table:table-cell>
              <table:table-cell office:value-type="float" office:value="0.264276228419655">
                <text:p>0.264276228419655</text:p>
              </table:table-cell>
              <table:table-cell office:value-type="float" office:value="0.26525198938992">
                <text:p>0.26525198938992</text:p>
              </table:table-cell>
              <table:table-cell office:value-type="float" office:value="0.264900662251656">
                <text:p>0.264900662251656</text:p>
              </table:table-cell>
              <table:table-cell office:value-type="float" office:value="0.264550264550265">
                <text:p>0.264550264550265</text:p>
              </table:table-cell>
              <table:table-cell office:value-type="float" office:value="0.264200792602378">
                <text:p>0.264200792602378</text:p>
              </table:table-cell>
              <table:table-cell office:value-type="float" office:value="0.265171503957784">
                <text:p>0.265171503957784</text:p>
              </table:table-cell>
              <table:table-cell office:value-type="float" office:value="0.264822134387352">
                <text:p>0.264822134387352</text:p>
              </table:table-cell>
              <table:table-cell office:value-type="float" office:value="0.264473684210526">
                <text:p>0.264473684210526</text:p>
              </table:table-cell>
              <table:table-cell office:value-type="float" office:value="0.264126149802891">
                <text:p>0.264126149802891</text:p>
              </table:table-cell>
              <table:table-cell office:value-type="float" office:value="0.263779527559055">
                <text:p>0.263779527559055</text:p>
              </table:table-cell>
              <table:table-cell office:value-type="float" office:value="0.263433813892529">
                <text:p>0.263433813892529</text:p>
              </table:table-cell>
              <table:table-cell office:value-type="float" office:value="0.264397905759162">
                <text:p>0.264397905759162</text:p>
              </table:table-cell>
              <table:table-cell office:value-type="float" office:value="0.264052287581699">
                <text:p>0.264052287581699</text:p>
              </table:table-cell>
              <table:table-cell office:value-type="float" office:value="0.265013054830287">
                <text:p>0.265013054830287</text:p>
              </table:table-cell>
              <table:table-cell office:value-type="float" office:value="0.264667535853976">
                <text:p>0.264667535853976</text:p>
              </table:table-cell>
              <table:table-cell office:value-type="float" office:value="0.264322916666667">
                <text:p>0.264322916666667</text:p>
              </table:table-cell>
              <table:table-cell office:value-type="float" office:value="0.263979193758127">
                <text:p>0.263979193758127</text:p>
              </table:table-cell>
              <table:table-cell office:value-type="float" office:value="0.263636363636364">
                <text:p>0.263636363636364</text:p>
              </table:table-cell>
              <table:table-cell office:value-type="float" office:value="0.263294422827497">
                <text:p>0.263294422827497</text:p>
              </table:table-cell>
              <table:table-cell office:value-type="float" office:value="0.262953367875648">
                <text:p>0.262953367875648</text:p>
              </table:table-cell>
              <table:table-cell office:value-type="float" office:value="0.26261319534282">
                <text:p>0.26261319534282</text:p>
              </table:table-cell>
              <table:table-cell office:value-type="float" office:value="0.262273901808785">
                <text:p>0.262273901808785</text:p>
              </table:table-cell>
              <table:table-cell office:value-type="float" office:value="0.261935483870968">
                <text:p>0.261935483870968</text:p>
              </table:table-cell>
              <table:table-cell office:value-type="float" office:value="0.26159793814433">
                <text:p>0.26159793814433</text:p>
              </table:table-cell>
              <table:table-cell office:value-type="float" office:value="0.261261261261261">
                <text:p>0.261261261261261</text:p>
              </table:table-cell>
              <table:table-cell office:value-type="float" office:value="0.260925449871465">
                <text:p>0.260925449871465</text:p>
              </table:table-cell>
              <table:table-cell office:value-type="float" office:value="0.261874197689345">
                <text:p>0.261874197689345</text:p>
              </table:table-cell>
              <table:table-cell office:value-type="float" office:value="0.262820512820513">
                <text:p>0.262820512820513</text:p>
              </table:table-cell>
              <table:table-cell office:value-type="float" office:value="0.262483994878361">
                <text:p>0.262483994878361</text:p>
              </table:table-cell>
              <table:table-cell office:value-type="float" office:value="0.262148337595908">
                <text:p>0.262148337595908</text:p>
              </table:table-cell>
              <table:table-cell office:value-type="float" office:value="0.26309067688378">
                <text:p>0.26309067688378</text:p>
              </table:table-cell>
              <table:table-cell office:value-type="float" office:value="0.264030612244898">
                <text:p>0.264030612244898</text:p>
              </table:table-cell>
              <table:table-cell office:value-type="float" office:value="0.263694267515924">
                <text:p>0.263694267515924</text:p>
              </table:table-cell>
              <table:table-cell office:value-type="float" office:value="0.263358778625954">
                <text:p>0.263358778625954</text:p>
              </table:table-cell>
              <table:table-cell office:value-type="float" office:value="0.263024142312579">
                <text:p>0.263024142312579</text:p>
              </table:table-cell>
              <table:table-cell office:value-type="float" office:value="0.262690355329949">
                <text:p>0.262690355329949</text:p>
              </table:table-cell>
              <table:table-cell office:value-type="float" office:value="0.262357414448669">
                <text:p>0.262357414448669</text:p>
              </table:table-cell>
              <table:table-cell office:value-type="float" office:value="0.262025316455696">
                <text:p>0.262025316455696</text:p>
              </table:table-cell>
              <table:table-cell office:value-type="float" office:value="0.262958280657396">
                <text:p>0.262958280657396</text:p>
              </table:table-cell>
              <table:table-cell office:value-type="float" office:value="0.262626262626263">
                <text:p>0.262626262626263</text:p>
              </table:table-cell>
              <table:table-cell office:value-type="float" office:value="0.263556116015132">
                <text:p>0.263556116015132</text:p>
              </table:table-cell>
              <table:table-cell office:value-type="float" office:value="0.263224181360202">
                <text:p>0.263224181360202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263819095477387">
                <text:p>0.263819095477387</text:p>
              </table:table-cell>
              <table:table-cell office:value-type="float" office:value="0.263488080301129">
                <text:p>0.263488080301129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2828535669587">
                <text:p>0.262828535669587</text:p>
              </table:table-cell>
              <table:table-cell office:value-type="float" office:value="0.2625">
                <text:p>0.2625</text:p>
              </table:table-cell>
              <table:table-cell office:value-type="float" office:value="0.263420724094881">
                <text:p>0.263420724094881</text:p>
              </table:table-cell>
              <table:table-cell office:value-type="float" office:value="0.263092269326683">
                <text:p>0.263092269326683</text:p>
              </table:table-cell>
              <table:table-cell office:value-type="float" office:value="0.2640099626401">
                <text:p>0.2640099626401</text:p>
              </table:table-cell>
              <table:table-cell office:value-type="float" office:value="0.263681592039801">
                <text:p>0.263681592039801</text:p>
              </table:table-cell>
              <table:table-cell office:value-type="float" office:value="0.263354037267081">
                <text:p>0.263354037267081</text:p>
              </table:table-cell>
              <table:table-cell office:value-type="float" office:value="0.26302729528536">
                <text:p>0.26302729528536</text:p>
              </table:table-cell>
              <table:table-cell office:value-type="float" office:value="0.263940520446097">
                <text:p>0.263940520446097</text:p>
              </table:table-cell>
              <table:table-cell office:value-type="float" office:value="0.263613861386139">
                <text:p>0.263613861386139</text:p>
              </table:table-cell>
              <table:table-cell office:value-type="float" office:value="0.263288009888752">
                <text:p>0.263288009888752</text:p>
              </table:table-cell>
              <table:table-cell office:value-type="float" office:value="0.264197530864197">
                <text:p>0.264197530864197</text:p>
              </table:table-cell>
              <table:table-cell office:value-type="float" office:value="0.26387176325524">
                <text:p>0.26387176325524</text:p>
              </table:table-cell>
              <table:table-cell office:value-type="float" office:value="0.263546798029557">
                <text:p>0.263546798029557</text:p>
              </table:table-cell>
              <table:table-cell office:value-type="float" office:value="0.263222632226322">
                <text:p>0.263222632226322</text:p>
              </table:table-cell>
              <table:table-cell office:value-type="float" office:value="0.264127764127764">
                <text:p>0.264127764127764</text:p>
              </table:table-cell>
              <table:table-cell office:value-type="float" office:value="0.265030674846626">
                <text:p>0.265030674846626</text:p>
              </table:table-cell>
              <table:table-cell office:value-type="float" office:value="0.26593137254902">
                <text:p>0.26593137254902</text:p>
              </table:table-cell>
              <table:table-cell office:value-type="float" office:value="0.265605875152999">
                <text:p>0.265605875152999</text:p>
              </table:table-cell>
              <table:table-cell office:value-type="float" office:value="0.265281173594132">
                <text:p>0.265281173594132</text:p>
              </table:table-cell>
              <table:table-cell office:value-type="float" office:value="0.266178266178266">
                <text:p>0.266178266178266</text:p>
              </table:table-cell>
              <table:table-cell office:value-type="float" office:value="0.265853658536585">
                <text:p>0.265853658536585</text:p>
              </table:table-cell>
              <table:table-cell office:value-type="float" office:value="0.266747868453106">
                <text:p>0.266747868453106</text:p>
              </table:table-cell>
              <table:table-cell office:value-type="float" office:value="0.266423357664234">
                <text:p>0.266423357664234</text:p>
              </table:table-cell>
              <table:table-cell office:value-type="float" office:value="0.266099635479951">
                <text:p>0.266099635479951</text:p>
              </table:table-cell>
              <table:table-cell office:value-type="float" office:value="0.265776699029126">
                <text:p>0.265776699029126</text:p>
              </table:table-cell>
              <table:table-cell office:value-type="float" office:value="0.265454545454545">
                <text:p>0.265454545454545</text:p>
              </table:table-cell>
              <table:table-cell office:value-type="float" office:value="0.265133171912833">
                <text:p>0.265133171912833</text:p>
              </table:table-cell>
              <table:table-cell office:value-type="float" office:value="0.264812575574365">
                <text:p>0.264812575574365</text:p>
              </table:table-cell>
              <table:table-cell office:value-type="float" office:value="0.264492753623188">
                <text:p>0.264492753623188</text:p>
              </table:table-cell>
              <table:table-cell office:value-type="float" office:value="0.264173703256936">
                <text:p>0.264173703256936</text:p>
              </table:table-cell>
              <table:table-cell office:value-type="float" office:value="0.263855421686747">
                <text:p>0.263855421686747</text:p>
              </table:table-cell>
              <table:table-cell office:value-type="float" office:value="0.2647412755716">
                <text:p>0.2647412755716</text:p>
              </table:table-cell>
              <table:table-cell office:value-type="float" office:value="0.264423076923077">
                <text:p>0.264423076923077</text:p>
              </table:table-cell>
              <table:table-cell office:value-type="float" office:value="0.264105642256903">
                <text:p>0.264105642256903</text:p>
              </table:table-cell>
              <table:table-cell office:value-type="float" office:value="0.26378896882494">
                <text:p>0.26378896882494</text:p>
              </table:table-cell>
              <table:table-cell office:value-type="float" office:value="0.263473053892216">
                <text:p>0.263473053892216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284348864994">
                <text:p>0.26284348864994</text:p>
              </table:table-cell>
              <table:table-cell office:value-type="float" office:value="0.262529832935561">
                <text:p>0.262529832935561</text:p>
              </table:table-cell>
              <table:table-cell office:value-type="float" office:value="0.262216924910608">
                <text:p>0.262216924910608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61593341260404">
                <text:p>0.261593341260404</text:p>
              </table:table-cell>
              <table:table-cell office:value-type="float" office:value="0.262470308788599">
                <text:p>0.262470308788599</text:p>
              </table:table-cell>
              <table:table-cell office:value-type="float" office:value="0.262158956109134">
                <text:p>0.262158956109134</text:p>
              </table:table-cell>
              <table:table-cell office:value-type="float" office:value="0.261848341232227">
                <text:p>0.261848341232227</text:p>
              </table:table-cell>
              <table:table-cell office:value-type="float" office:value="0.262721893491124">
                <text:p>0.262721893491124</text:p>
              </table:table-cell>
              <table:table-cell office:value-type="float" office:value="0.26241134751773">
                <text:p>0.26241134751773</text:p>
              </table:table-cell>
              <table:table-cell office:value-type="float" office:value="0.262101534828808">
                <text:p>0.262101534828808</text:p>
              </table:table-cell>
              <table:table-cell office:value-type="float" office:value="0.262971698113208">
                <text:p>0.262971698113208</text:p>
              </table:table-cell>
              <table:table-cell office:value-type="float" office:value="0.26266195524146">
                <text:p>0.26266195524146</text:p>
              </table:table-cell>
              <table:table-cell office:value-type="float" office:value="0.262352941176471">
                <text:p>0.262352941176471</text:p>
              </table:table-cell>
              <table:table-cell office:value-type="float" office:value="0.262044653349001">
                <text:p>0.262044653349001</text:p>
              </table:table-cell>
              <table:table-cell office:value-type="float" office:value="0.262910798122066">
                <text:p>0.262910798122066</text:p>
              </table:table-cell>
              <table:table-cell office:value-type="float" office:value="0.263774912075029">
                <text:p>0.263774912075029</text:p>
              </table:table-cell>
              <table:table-cell office:value-type="float" office:value="0.263466042154567">
                <text:p>0.263466042154567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4018691588785">
                <text:p>0.264018691588785</text:p>
              </table:table-cell>
              <table:table-cell office:value-type="float" office:value="0.26487747957993">
                <text:p>0.26487747957993</text:p>
              </table:table-cell>
              <table:table-cell office:value-type="float" office:value="0.264568764568765">
                <text:p>0.264568764568765</text:p>
              </table:table-cell>
              <table:table-cell office:value-type="float" office:value="0.264260768335274">
                <text:p>0.264260768335274</text:p>
              </table:table-cell>
              <table:table-cell office:value-type="float" office:value="0.263953488372093">
                <text:p>0.263953488372093</text:p>
              </table:table-cell>
              <table:table-cell office:value-type="float" office:value="0.263646922183508">
                <text:p>0.263646922183508</text:p>
              </table:table-cell>
              <table:table-cell office:value-type="float" office:value="0.263341067285383">
                <text:p>0.263341067285383</text:p>
              </table:table-cell>
              <table:table-cell office:value-type="float" office:value="0.263035921205098">
                <text:p>0.263035921205098</text:p>
              </table:table-cell>
              <table:table-cell office:value-type="float" office:value="0.262731481481481">
                <text:p>0.262731481481481</text:p>
              </table:table-cell>
              <table:table-cell office:value-type="float" office:value="0.263583815028902">
                <text:p>0.263583815028902</text:p>
              </table:table-cell>
              <table:table-cell office:value-type="float" office:value="0.264434180138568">
                <text:p>0.264434180138568</text:p>
              </table:table-cell>
              <table:table-cell office:value-type="float" office:value="0.264129181084198">
                <text:p>0.264129181084198</text:p>
              </table:table-cell>
              <table:table-cell office:value-type="float" office:value="0.263824884792627">
                <text:p>0.263824884792627</text:p>
              </table:table-cell>
              <table:table-cell office:value-type="float" office:value="0.264672036823936">
                <text:p>0.264672036823936</text:p>
              </table:table-cell>
              <table:table-cell office:value-type="float" office:value="0.264367816091954">
                <text:p>0.264367816091954</text:p>
              </table:table-cell>
              <table:table-cell office:value-type="float" office:value="0.26406429391504">
                <text:p>0.26406429391504</text:p>
              </table:table-cell>
              <table:table-cell office:value-type="float" office:value="0.263761467889908">
                <text:p>0.263761467889908</text:p>
              </table:table-cell>
              <table:table-cell office:value-type="float" office:value="0.264604810996564">
                <text:p>0.264604810996564</text:p>
              </table:table-cell>
              <table:table-cell office:value-type="float" office:value="0.264302059496567">
                <text:p>0.264302059496567</text:p>
              </table:table-cell>
              <table:table-cell office:value-type="float" office:value="0.264">
                <text:p>0.264</text:p>
              </table:table-cell>
              <table:table-cell office:value-type="float" office:value="0.263698630136986">
                <text:p>0.263698630136986</text:p>
              </table:table-cell>
              <table:table-cell office:value-type="float" office:value="0.264538198403649">
                <text:p>0.264538198403649</text:p>
              </table:table-cell>
              <table:table-cell office:value-type="float" office:value="0.264236902050114">
                <text:p>0.264236902050114</text:p>
              </table:table-cell>
              <table:table-cell office:value-type="float" office:value="0.263936291240046">
                <text:p>0.263936291240046</text:p>
              </table:table-cell>
              <table:table-cell office:value-type="float" office:value="0.263636363636364">
                <text:p>0.263636363636364</text:p>
              </table:table-cell>
              <table:table-cell office:value-type="float" office:value="0.263337116912599">
                <text:p>0.263337116912599</text:p>
              </table:table-cell>
              <table:table-cell office:value-type="float" office:value="0.263038548752834">
                <text:p>0.263038548752834</text:p>
              </table:table-cell>
              <table:table-cell office:value-type="float" office:value="0.262740656851642">
                <text:p>0.262740656851642</text:p>
              </table:table-cell>
              <table:table-cell office:value-type="float" office:value="0.263574660633484">
                <text:p>0.263574660633484</text:p>
              </table:table-cell>
              <table:table-cell office:value-type="float" office:value="0.263276836158192">
                <text:p>0.263276836158192</text:p>
              </table:table-cell>
              <table:table-cell office:value-type="float" office:value="0.262979683972912">
                <text:p>0.262979683972912</text:p>
              </table:table-cell>
              <table:table-cell office:value-type="float" office:value="0.262683201803833">
                <text:p>0.262683201803833</text:p>
              </table:table-cell>
              <table:table-cell office:value-type="float" office:value="0.263513513513513">
                <text:p>0.263513513513513</text:p>
              </table:table-cell>
              <table:table-cell office:value-type="float" office:value="0.263217097862767">
                <text:p>0.263217097862767</text:p>
              </table:table-cell>
              <table:table-cell office:value-type="float" office:value="0.262921348314607">
                <text:p>0.262921348314607</text:p>
              </table:table-cell>
              <table:table-cell office:value-type="float" office:value="0.262626262626263">
                <text:p>0.262626262626263</text:p>
              </table:table-cell>
              <table:table-cell office:value-type="float" office:value="0.262331838565022">
                <text:p>0.262331838565022</text:p>
              </table:table-cell>
              <table:table-cell office:value-type="float" office:value="0.262038073908175">
                <text:p>0.262038073908175</text:p>
              </table:table-cell>
              <table:table-cell office:value-type="float" office:value="0.262863534675615">
                <text:p>0.262863534675615</text:p>
              </table:table-cell>
              <table:table-cell office:value-type="float" office:value="0.262569832402235">
                <text:p>0.262569832402235</text:p>
              </table:table-cell>
              <table:table-cell office:value-type="float" office:value="0.263392857142857">
                <text:p>0.263392857142857</text:p>
              </table:table-cell>
              <table:table-cell office:value-type="float" office:value="0.263099219620959">
                <text:p>0.263099219620959</text:p>
              </table:table-cell>
              <table:table-cell office:value-type="float" office:value="0.263919821826281">
                <text:p>0.263919821826281</text:p>
              </table:table-cell>
              <table:table-cell office:value-type="float" office:value="0.263626251390434">
                <text:p>0.263626251390434</text:p>
              </table:table-cell>
              <table:table-cell office:value-type="float" office:value="0.263333333333333">
                <text:p>0.263333333333333</text:p>
              </table:table-cell>
              <table:table-cell office:value-type="float" office:value="0.263041065482797">
                <text:p>0.263041065482797</text:p>
              </table:table-cell>
              <table:table-cell office:value-type="float" office:value="0.263858093126386">
                <text:p>0.263858093126386</text:p>
              </table:table-cell>
              <table:table-cell office:value-type="float" office:value="0.263565891472868">
                <text:p>0.263565891472868</text:p>
              </table:table-cell>
              <table:table-cell office:value-type="float" office:value="0.263274336283186">
                <text:p>0.263274336283186</text:p>
              </table:table-cell>
              <table:table-cell office:value-type="float" office:value="0.262983425414365">
                <text:p>0.262983425414365</text:p>
              </table:table-cell>
              <table:table-cell office:value-type="float" office:value="0.262693156732892">
                <text:p>0.262693156732892</text:p>
              </table:table-cell>
              <table:table-cell office:value-type="float" office:value="0.262403528114664">
                <text:p>0.262403528114664</text:p>
              </table:table-cell>
              <table:table-cell office:value-type="float" office:value="0.262114537444934">
                <text:p>0.262114537444934</text:p>
              </table:table-cell>
              <table:table-cell office:value-type="float" office:value="0.261826182618262">
                <text:p>0.261826182618262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0.261251372118551">
                <text:p>0.261251372118551</text:p>
              </table:table-cell>
              <table:table-cell office:value-type="float" office:value="0.260964912280702">
                <text:p>0.260964912280702</text:p>
              </table:table-cell>
              <table:table-cell office:value-type="float" office:value="0.260679079956188">
                <text:p>0.260679079956188</text:p>
              </table:table-cell>
              <table:table-cell office:value-type="float" office:value="0.260393873085339">
                <text:p>0.260393873085339</text:p>
              </table:table-cell>
              <table:table-cell office:value-type="float" office:value="0.260109289617486">
                <text:p>0.260109289617486</text:p>
              </table:table-cell>
              <table:table-cell office:value-type="float" office:value="0.259825327510917">
                <text:p>0.259825327510917</text:p>
              </table:table-cell>
              <table:table-cell office:value-type="float" office:value="0.259541984732824">
                <text:p>0.259541984732824</text:p>
              </table:table-cell>
              <table:table-cell office:value-type="float" office:value="0.260348583877996">
                <text:p>0.260348583877996</text:p>
              </table:table-cell>
              <table:table-cell office:value-type="float" office:value="0.26006528835691">
                <text:p>0.26006528835691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0586319218241">
                <text:p>0.260586319218241</text:p>
              </table:table-cell>
              <table:table-cell office:value-type="float" office:value="0.260303687635575">
                <text:p>0.260303687635575</text:p>
              </table:table-cell>
              <table:table-cell office:value-type="float" office:value="0.260021668472373">
                <text:p>0.260021668472373</text:p>
              </table:table-cell>
              <table:table-cell office:value-type="float" office:value="0.25974025974026">
                <text:p>0.25974025974026</text:p>
              </table:table-cell>
              <table:table-cell office:value-type="float" office:value="0.259459459459459">
                <text:p>0.259459459459459</text:p>
              </table:table-cell>
              <table:table-cell office:value-type="float" office:value="0.259179265658747">
                <text:p>0.259179265658747</text:p>
              </table:table-cell>
              <table:table-cell office:value-type="float" office:value="0.259978425026969">
                <text:p>0.259978425026969</text:p>
              </table:table-cell>
              <table:table-cell office:value-type="float" office:value="0.259698275862069">
                <text:p>0.259698275862069</text:p>
              </table:table-cell>
              <table:table-cell office:value-type="float" office:value="0.259418729817008">
                <text:p>0.259418729817008</text:p>
              </table:table-cell>
              <table:table-cell office:value-type="float" office:value="0.260215053763441">
                <text:p>0.260215053763441</text:p>
              </table:table-cell>
              <table:table-cell office:value-type="float" office:value="0.259935553168636">
                <text:p>0.259935553168636</text:p>
              </table:table-cell>
              <table:table-cell office:value-type="float" office:value="0.259656652360515">
                <text:p>0.259656652360515</text:p>
              </table:table-cell>
              <table:table-cell office:value-type="float" office:value="0.260450160771704">
                <text:p>0.260450160771704</text:p>
              </table:table-cell>
              <table:table-cell office:value-type="float" office:value="0.26017130620985">
                <text:p>0.26017130620985</text:p>
              </table:table-cell>
              <table:table-cell office:value-type="float" office:value="0.259893048128342">
                <text:p>0.259893048128342</text:p>
              </table:table-cell>
              <table:table-cell office:value-type="float" office:value="0.260683760683761">
                <text:p>0.260683760683761</text:p>
              </table:table-cell>
              <table:table-cell office:value-type="float" office:value="0.261472785485592">
                <text:p>0.261472785485592</text:p>
              </table:table-cell>
              <table:table-cell office:value-type="float" office:value="0.26226012793177">
                <text:p>0.26226012793177</text:p>
              </table:table-cell>
              <table:table-cell office:value-type="float" office:value="0.261980830670926">
                <text:p>0.261980830670926</text:p>
              </table:table-cell>
              <table:table-cell office:value-type="float" office:value="0.262765957446808">
                <text:p>0.262765957446808</text:p>
              </table:table-cell>
              <table:table-cell office:value-type="float" office:value="0.262486716259299">
                <text:p>0.262486716259299</text:p>
              </table:table-cell>
              <table:table-cell office:value-type="float" office:value="0.263269639065817">
                <text:p>0.263269639065817</text:p>
              </table:table-cell>
              <table:table-cell office:value-type="float" office:value="0.262990455991516">
                <text:p>0.262990455991516</text:p>
              </table:table-cell>
              <table:table-cell office:value-type="float" office:value="0.263771186440678">
                <text:p>0.263771186440678</text:p>
              </table:table-cell>
              <table:table-cell office:value-type="float" office:value="0.263492063492063">
                <text:p>0.263492063492063</text:p>
              </table:table-cell>
              <table:table-cell office:value-type="float" office:value="0.263213530655391">
                <text:p>0.263213530655391</text:p>
              </table:table-cell>
              <table:table-cell office:value-type="float" office:value="0.263991552270327">
                <text:p>0.263991552270327</text:p>
              </table:table-cell>
              <table:table-cell office:value-type="float" office:value="0.263713080168776">
                <text:p>0.263713080168776</text:p>
              </table:table-cell>
              <table:table-cell office:value-type="float" office:value="0.263435194942044">
                <text:p>0.263435194942044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3932702418507">
                <text:p>0.263932702418507</text:p>
              </table:table-cell>
              <table:table-cell office:value-type="float" office:value="0.263655462184874">
                <text:p>0.263655462184874</text:p>
              </table:table-cell>
              <table:table-cell office:value-type="float" office:value="0.263378803777545">
                <text:p>0.263378803777545</text:p>
              </table:table-cell>
              <table:table-cell office:value-type="float" office:value="0.263102725366876">
                <text:p>0.263102725366876</text:p>
              </table:table-cell>
              <table:table-cell office:value-type="float" office:value="0.263874345549738">
                <text:p>0.263874345549738</text:p>
              </table:table-cell>
              <table:table-cell office:value-type="float" office:value="0.263598326359833">
                <text:p>0.263598326359833</text:p>
              </table:table-cell>
              <table:table-cell office:value-type="float" office:value="0.263322884012539">
                <text:p>0.263322884012539</text:p>
              </table:table-cell>
              <table:table-cell office:value-type="float" office:value="0.263048016701461">
                <text:p>0.263048016701461</text:p>
              </table:table-cell>
              <table:table-cell office:value-type="float" office:value="0.263816475495308">
                <text:p>0.263816475495308</text:p>
              </table:table-cell>
              <table:table-cell office:value-type="float" office:value="0.263541666666667">
                <text:p>0.263541666666667</text:p>
              </table:table-cell>
              <table:table-cell office:value-type="float" office:value="0.263267429760666">
                <text:p>0.263267429760666</text:p>
              </table:table-cell>
              <table:table-cell office:value-type="float" office:value="0.264033264033264">
                <text:p>0.264033264033264</text:p>
              </table:table-cell>
              <table:table-cell office:value-type="float" office:value="0.263759086188993">
                <text:p>0.263759086188993</text:p>
              </table:table-cell>
              <table:table-cell office:value-type="float" office:value="0.264522821576763">
                <text:p>0.264522821576763</text:p>
              </table:table-cell>
              <table:table-cell office:value-type="float" office:value="0.264248704663212">
                <text:p>0.264248704663212</text:p>
              </table:table-cell>
              <table:table-cell office:value-type="float" office:value="0.263975155279503">
                <text:p>0.263975155279503</text:p>
              </table:table-cell>
              <table:table-cell office:value-type="float" office:value="0.263702171664943">
                <text:p>0.263702171664943</text:p>
              </table:table-cell>
              <table:table-cell office:value-type="float" office:value="0.263429752066116">
                <text:p>0.263429752066116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3917525773196">
                <text:p>0.263917525773196</text:p>
              </table:table-cell>
              <table:table-cell office:value-type="float" office:value="0.263645726055613">
                <text:p>0.263645726055613</text:p>
              </table:table-cell>
              <table:table-cell office:value-type="float" office:value="0.263374485596708">
                <text:p>0.263374485596708</text:p>
              </table:table-cell>
              <table:table-cell office:value-type="float" office:value="0.264131551901336">
                <text:p>0.264131551901336</text:p>
              </table:table-cell>
              <table:table-cell office:value-type="float" office:value="0.263860369609856">
                <text:p>0.263860369609856</text:p>
              </table:table-cell>
              <table:table-cell office:value-type="float" office:value="0.263589743589744">
                <text:p>0.263589743589744</text:p>
              </table:table-cell>
              <table:table-cell office:value-type="float" office:value="0.264344262295082">
                <text:p>0.264344262295082</text:p>
              </table:table-cell>
              <table:table-cell office:value-type="float" office:value="0.264073694984647">
                <text:p>0.264073694984647</text:p>
              </table:table-cell>
              <table:table-cell office:value-type="float" office:value="0.263803680981595">
                <text:p>0.263803680981595</text:p>
              </table:table-cell>
              <table:table-cell office:value-type="float" office:value="0.263534218590398">
                <text:p>0.263534218590398</text:p>
              </table:table-cell>
              <table:table-cell office:value-type="float" office:value="0.263265306122449">
                <text:p>0.263265306122449</text:p>
              </table:table-cell>
              <table:table-cell office:value-type="float" office:value="0.262996941896025">
                <text:p>0.262996941896025</text:p>
              </table:table-cell>
              <table:table-cell office:value-type="float" office:value="0.262729124236253">
                <text:p>0.262729124236253</text:p>
              </table:table-cell>
              <table:table-cell office:value-type="float" office:value="0.262461851475076">
                <text:p>0.262461851475076</text:p>
              </table:table-cell>
              <table:table-cell office:value-type="float" office:value="0.262195121951219">
                <text:p>0.262195121951219</text:p>
              </table:table-cell>
              <table:table-cell office:value-type="float" office:value="0.261928934010152">
                <text:p>0.261928934010152</text:p>
              </table:table-cell>
              <table:table-cell office:value-type="float" office:value="0.261663286004057">
                <text:p>0.261663286004057</text:p>
              </table:table-cell>
              <table:table-cell office:value-type="float" office:value="0.261398176291793">
                <text:p>0.261398176291793</text:p>
              </table:table-cell>
              <table:table-cell office:value-type="float" office:value="0.261133603238866">
                <text:p>0.261133603238866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0606060606061">
                <text:p>0.260606060606061</text:p>
              </table:table-cell>
              <table:table-cell office:value-type="float" office:value="0.261352169525732">
                <text:p>0.261352169525732</text:p>
              </table:table-cell>
              <table:table-cell office:value-type="float" office:value="0.261088709677419">
                <text:p>0.261088709677419</text:p>
              </table:table-cell>
              <table:table-cell office:value-type="float" office:value="0.260825780463243">
                <text:p>0.260825780463243</text:p>
              </table:table-cell>
              <table:table-cell office:value-type="float" office:value="0.261569416498994">
                <text:p>0.261569416498994</text:p>
              </table:table-cell>
              <table:table-cell office:value-type="float" office:value="0.261306532663317">
                <text:p>0.261306532663317</text:p>
              </table:table-cell>
              <table:table-cell office:value-type="float" office:value="0.261044176706827">
                <text:p>0.261044176706827</text:p>
              </table:table-cell>
              <table:table-cell office:value-type="float" office:value="0.261785356068205">
                <text:p>0.261785356068205</text:p>
              </table:table-cell>
              <table:table-cell office:value-type="float" office:value="0.261523046092184">
                <text:p>0.261523046092184</text:p>
              </table:table-cell>
              <table:table-cell office:value-type="float" office:value="0.261261261261261">
                <text:p>0.261261261261261</text:p>
              </table:table-cell>
              <table:table-cell office:value-type="float" office:value="0.261">
                <text:p>0.261</text:p>
              </table:table-cell>
              <table:table-cell office:value-type="float" office:value="0.260739260739261">
                <text:p>0.260739260739261</text:p>
              </table:table-cell>
            </table:table-row>
            <table:table-row>
              <table:table-cell office:value-type="string">
                <text:p>Y</text:p>
                <draw:g>
                  <svg:desc>Sheet3.A4:Sheet3.A4</svg:desc>
                </draw:g>
              </table:table-cell>
              <table:table-cell office:value-type="float" office:value="1">
                <text:p>1</text:p>
                <draw:g>
                  <svg:desc>Sheet3.B4:Sheet3.ALN4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">
                <text:p>0.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5">
                <text:p>0.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">
                <text:p>0.4</text:p>
              </table:table-cell>
              <table:table-cell office:value-type="float" office:value="0.375">
                <text:p>0.375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4">
                <text:p>0.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75">
                <text:p>0.375</text:p>
              </table:table-cell>
              <table:table-cell office:value-type="float" office:value="0.36">
                <text:p>0.36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3">
                <text:p>0.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125">
                <text:p>0.31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0.35">
                <text:p>0.35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72093023255814">
                <text:p>0.37209302325581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0.361702127659574">
                <text:p>0.361702127659574</text:p>
              </table:table-cell>
              <table:table-cell office:value-type="float" office:value="0.375">
                <text:p>0.375</text:p>
              </table:table-cell>
              <table:table-cell office:value-type="float" office:value="0.36734693877551">
                <text:p>0.36734693877551</text:p>
              </table:table-cell>
              <table:table-cell office:value-type="float" office:value="0.38">
                <text:p>0.38</text:p>
              </table:table-cell>
              <table:table-cell office:value-type="float" office:value="0.372549019607843">
                <text:p>0.372549019607843</text:p>
              </table:table-cell>
              <table:table-cell office:value-type="float" office:value="0.365384615384615">
                <text:p>0.365384615384615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5454545454545">
                <text:p>0.345454545454545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50877192982456">
                <text:p>0.350877192982456</text:p>
              </table:table-cell>
              <table:table-cell office:value-type="float" office:value="0.362068965517241">
                <text:p>0.362068965517241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35">
                <text:p>0.35</text:p>
              </table:table-cell>
              <table:table-cell office:value-type="float" office:value="0.360655737704918">
                <text:p>0.360655737704918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365079365079365">
                <text:p>0.365079365079365</text:p>
              </table:table-cell>
              <table:table-cell office:value-type="float" office:value="0.359375">
                <text:p>0.359375</text:p>
              </table:table-cell>
              <table:table-cell office:value-type="float" office:value="0.369230769230769">
                <text:p>0.369230769230769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58208955223881">
                <text:p>0.35820895522388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352112676056338">
                <text:p>0.352112676056338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0.356164383561644">
                <text:p>0.356164383561644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36">
                <text:p>0.36</text:p>
              </table:table-cell>
              <table:table-cell office:value-type="float" office:value="0.355263157894737">
                <text:p>0.35526315789473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0.367088607594937">
                <text:p>0.367088607594937</text:p>
              </table:table-cell>
              <table:table-cell office:value-type="float" office:value="0.3625">
                <text:p>0.3625</text:p>
              </table:table-cell>
              <table:table-cell office:value-type="float" office:value="0.358024691358025">
                <text:p>0.358024691358025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64705882352941">
                <text:p>0.364705882352941</text:p>
              </table:table-cell>
              <table:table-cell office:value-type="float" office:value="0.36046511627907">
                <text:p>0.36046511627907</text:p>
              </table:table-cell>
              <table:table-cell office:value-type="float" office:value="0.35632183908046">
                <text:p>0.3563218390804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70786516853933">
                <text:p>0.37078651685393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73626373626374">
                <text:p>0.373626373626374</text:p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0.365591397849462">
                <text:p>0.365591397849462</text:p>
              </table:table-cell>
              <table:table-cell office:value-type="float" office:value="0.361702127659574">
                <text:p>0.361702127659574</text:p>
              </table:table-cell>
              <table:table-cell office:value-type="float" office:value="0.357894736842105">
                <text:p>0.357894736842105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360824742268041">
                <text:p>0.360824742268041</text:p>
              </table:table-cell>
              <table:table-cell office:value-type="float" office:value="0.36734693877551">
                <text:p>0.3673469387755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6">
                <text:p>0.36</text:p>
              </table:table-cell>
              <table:table-cell office:value-type="float" office:value="0.356435643564356">
                <text:p>0.356435643564356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59223300970874">
                <text:p>0.359223300970874</text:p>
              </table:table-cell>
              <table:table-cell office:value-type="float" office:value="0.355769230769231">
                <text:p>0.355769230769231</text:p>
              </table:table-cell>
              <table:table-cell office:value-type="float" office:value="0.352380952380952">
                <text:p>0.352380952380952</text:p>
              </table:table-cell>
              <table:table-cell office:value-type="float" office:value="0.349056603773585">
                <text:p>0.349056603773585</text:p>
              </table:table-cell>
              <table:table-cell office:value-type="float" office:value="0.345794392523364">
                <text:p>0.345794392523364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8623853211009">
                <text:p>0.348623853211009</text:p>
              </table:table-cell>
              <table:table-cell office:value-type="float" office:value="0.345454545454545">
                <text:p>0.345454545454545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336283185840708">
                <text:p>0.33628318584070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0434782608696">
                <text:p>0.330434782608696</text:p>
              </table:table-cell>
              <table:table-cell office:value-type="float" office:value="0.336206896551724">
                <text:p>0.3362068965517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0508474576271">
                <text:p>0.330508474576271</text:p>
              </table:table-cell>
              <table:table-cell office:value-type="float" office:value="0.327731092436975">
                <text:p>0.327731092436975</text:p>
              </table:table-cell>
              <table:table-cell office:value-type="float" office:value="0.325">
                <text:p>0.325</text:p>
              </table:table-cell>
              <table:table-cell office:value-type="float" office:value="0.322314049586777">
                <text:p>0.322314049586777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520325203252">
                <text:p>0.32520325203252</text:p>
              </table:table-cell>
              <table:table-cell office:value-type="float" office:value="0.330645161290323">
                <text:p>0.330645161290323</text:p>
              </table:table-cell>
              <table:table-cell office:value-type="float" office:value="0.328">
                <text:p>0.32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0708661417323">
                <text:p>0.330708661417323</text:p>
              </table:table-cell>
              <table:table-cell office:value-type="float" office:value="0.3359375">
                <text:p>0.3359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33587786259542">
                <text:p>0.335877862595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0827067669173">
                <text:p>0.330827067669173</text:p>
              </table:table-cell>
              <table:table-cell office:value-type="float" office:value="0.335820895522388">
                <text:p>0.335820895522388</text:p>
              </table:table-cell>
              <table:table-cell office:value-type="float" office:value="0.340740740740741">
                <text:p>0.340740740740741</text:p>
              </table:table-cell>
              <table:table-cell office:value-type="float" office:value="0.338235294117647">
                <text:p>0.338235294117647</text:p>
              </table:table-cell>
              <table:table-cell office:value-type="float" office:value="0.343065693430657">
                <text:p>0.343065693430657</text:p>
              </table:table-cell>
              <table:table-cell office:value-type="float" office:value="0.340579710144928">
                <text:p>0.340579710144928</text:p>
              </table:table-cell>
              <table:table-cell office:value-type="float" office:value="0.345323741007194">
                <text:p>0.345323741007194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340425531914894">
                <text:p>0.340425531914894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0.346938775510204">
                <text:p>0.346938775510204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.34640522875817">
                <text:p>0.34640522875817</text:p>
              </table:table-cell>
              <table:table-cell office:value-type="float" office:value="0.344155844155844">
                <text:p>0.344155844155844</text:p>
              </table:table-cell>
              <table:table-cell office:value-type="float" office:value="0.341935483870968">
                <text:p>0.341935483870968</text:p>
              </table:table-cell>
              <table:table-cell office:value-type="float" office:value="0.33974358974359">
                <text:p>0.33974358974359</text:p>
              </table:table-cell>
              <table:table-cell office:value-type="float" office:value="0.337579617834395">
                <text:p>0.337579617834395</text:p>
              </table:table-cell>
              <table:table-cell office:value-type="float" office:value="0.341772151898734">
                <text:p>0.341772151898734</text:p>
              </table:table-cell>
              <table:table-cell office:value-type="float" office:value="0.339622641509434">
                <text:p>0.339622641509434</text:p>
              </table:table-cell>
              <table:table-cell office:value-type="float" office:value="0.3375">
                <text:p>0.3375</text:p>
              </table:table-cell>
              <table:table-cell office:value-type="float" office:value="0.335403726708075">
                <text:p>0.3354037267080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1288343558282">
                <text:p>0.331288343558282</text:p>
              </table:table-cell>
              <table:table-cell office:value-type="float" office:value="0.335365853658537">
                <text:p>0.3353658536585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7349397590361">
                <text:p>0.337349397590361</text:p>
              </table:table-cell>
              <table:table-cell office:value-type="float" office:value="0.335329341317365">
                <text:p>0.33532934131736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7278106508876">
                <text:p>0.337278106508876</text:p>
              </table:table-cell>
              <table:table-cell office:value-type="float" office:value="0.335294117647059">
                <text:p>0.33529411764705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7209302325581">
                <text:p>0.337209302325581</text:p>
              </table:table-cell>
              <table:table-cell office:value-type="float" office:value="0.341040462427746">
                <text:p>0.341040462427746</text:p>
              </table:table-cell>
              <table:table-cell office:value-type="float" office:value="0.339080459770115">
                <text:p>0.339080459770115</text:p>
              </table:table-cell>
              <table:table-cell office:value-type="float" office:value="0.337142857142857">
                <text:p>0.337142857142857</text:p>
              </table:table-cell>
              <table:table-cell office:value-type="float" office:value="0.335227272727273">
                <text:p>0.33522727272727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1460674157303">
                <text:p>0.331460674157303</text:p>
              </table:table-cell>
              <table:table-cell office:value-type="float" office:value="0.329608938547486">
                <text:p>0.329608938547486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0.325966850828729">
                <text:p>0.325966850828729</text:p>
              </table:table-cell>
              <table:table-cell office:value-type="float" office:value="0.324175824175824">
                <text:p>0.324175824175824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32972972972973">
                <text:p>0.32972972972973</text:p>
              </table:table-cell>
              <table:table-cell office:value-type="float" office:value="0.327956989247312">
                <text:p>0.327956989247312</text:p>
              </table:table-cell>
              <table:table-cell office:value-type="float" office:value="0.331550802139037">
                <text:p>0.331550802139037</text:p>
              </table:table-cell>
              <table:table-cell office:value-type="float" office:value="0.329787234042553">
                <text:p>0.329787234042553</text:p>
              </table:table-cell>
              <table:table-cell office:value-type="float" office:value="0.328042328042328">
                <text:p>0.328042328042328</text:p>
              </table:table-cell>
              <table:table-cell office:value-type="float" office:value="0.326315789473684">
                <text:p>0.326315789473684</text:p>
              </table:table-cell>
              <table:table-cell office:value-type="float" office:value="0.329842931937173">
                <text:p>0.329842931937173</text:p>
              </table:table-cell>
              <table:table-cell office:value-type="float" office:value="0.328125">
                <text:p>0.328125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324742268041237">
                <text:p>0.324742268041237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248730964467">
                <text:p>0.3248730964467</text:p>
              </table:table-cell>
              <table:table-cell office:value-type="float" office:value="0.323232323232323">
                <text:p>0.323232323232323</text:p>
              </table:table-cell>
              <table:table-cell office:value-type="float" office:value="0.321608040201005">
                <text:p>0.321608040201005</text:p>
              </table:table-cell>
              <table:table-cell office:value-type="float" office:value="0.325">
                <text:p>0.325</text:p>
              </table:table-cell>
              <table:table-cell office:value-type="float" office:value="0.323383084577114">
                <text:p>0.323383084577114</text:p>
              </table:table-cell>
              <table:table-cell office:value-type="float" office:value="0.326732673267327">
                <text:p>0.326732673267327</text:p>
              </table:table-cell>
              <table:table-cell office:value-type="float" office:value="0.330049261083744">
                <text:p>0.330049261083744</text:p>
              </table:table-cell>
              <table:table-cell office:value-type="float" office:value="0.32843137254902">
                <text:p>0.32843137254902</text:p>
              </table:table-cell>
              <table:table-cell office:value-type="float" office:value="0.326829268292683">
                <text:p>0.326829268292683</text:p>
              </table:table-cell>
              <table:table-cell office:value-type="float" office:value="0.325242718446602">
                <text:p>0.325242718446602</text:p>
              </table:table-cell>
              <table:table-cell office:value-type="float" office:value="0.328502415458937">
                <text:p>0.328502415458937</text:p>
              </table:table-cell>
              <table:table-cell office:value-type="float" office:value="0.326923076923077">
                <text:p>0.326923076923077</text:p>
              </table:table-cell>
              <table:table-cell office:value-type="float" office:value="0.325358851674641">
                <text:p>0.325358851674641</text:p>
              </table:table-cell>
              <table:table-cell office:value-type="float" office:value="0.323809523809524">
                <text:p>0.323809523809524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320754716981132">
                <text:p>0.320754716981132</text:p>
              </table:table-cell>
              <table:table-cell office:value-type="float" office:value="0.31924882629108">
                <text:p>0.31924882629108</text:p>
              </table:table-cell>
              <table:table-cell office:value-type="float" office:value="0.317757009345794">
                <text:p>0.317757009345794</text:p>
              </table:table-cell>
              <table:table-cell office:value-type="float" office:value="0.320930232558139">
                <text:p>0.320930232558139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1100917431193">
                <text:p>0.321100917431193</text:p>
              </table:table-cell>
              <table:table-cell office:value-type="float" office:value="0.319634703196347">
                <text:p>0.319634703196347</text:p>
              </table:table-cell>
              <table:table-cell office:value-type="float" office:value="0.322727272727273">
                <text:p>0.322727272727273</text:p>
              </table:table-cell>
              <table:table-cell office:value-type="float" office:value="0.321266968325792">
                <text:p>0.321266968325792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22869955156951">
                <text:p>0.322869955156951</text:p>
              </table:table-cell>
              <table:table-cell office:value-type="float" office:value="0.325892857142857">
                <text:p>0.325892857142857</text:p>
              </table:table-cell>
              <table:table-cell office:value-type="float" office:value="0.324444444444444">
                <text:p>0.324444444444444</text:p>
              </table:table-cell>
              <table:table-cell office:value-type="float" office:value="0.327433628318584">
                <text:p>0.327433628318584</text:p>
              </table:table-cell>
              <table:table-cell office:value-type="float" office:value="0.325991189427313">
                <text:p>0.325991189427313</text:p>
              </table:table-cell>
              <table:table-cell office:value-type="float" office:value="0.324561403508772">
                <text:p>0.324561403508772</text:p>
              </table:table-cell>
              <table:table-cell office:value-type="float" office:value="0.323144104803493">
                <text:p>0.323144104803493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0.323275862068965">
                <text:p>0.323275862068965</text:p>
              </table:table-cell>
              <table:table-cell office:value-type="float" office:value="0.321888412017167">
                <text:p>0.321888412017167</text:p>
              </table:table-cell>
              <table:table-cell office:value-type="float" office:value="0.324786324786325">
                <text:p>0.324786324786325</text:p>
              </table:table-cell>
              <table:table-cell office:value-type="float" office:value="0.327659574468085">
                <text:p>0.327659574468085</text:p>
              </table:table-cell>
              <table:table-cell office:value-type="float" office:value="0.326271186440678">
                <text:p>0.326271186440678</text:p>
              </table:table-cell>
              <table:table-cell office:value-type="float" office:value="0.324894514767933">
                <text:p>0.324894514767933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326359832635983">
                <text:p>0.326359832635983</text:p>
              </table:table-cell>
              <table:table-cell office:value-type="float" office:value="0.325">
                <text:p>0.325</text:p>
              </table:table-cell>
              <table:table-cell office:value-type="float" office:value="0.327800829875519">
                <text:p>0.327800829875519</text:p>
              </table:table-cell>
              <table:table-cell office:value-type="float" office:value="0.326446280991736">
                <text:p>0.326446280991736</text:p>
              </table:table-cell>
              <table:table-cell office:value-type="float" office:value="0.329218106995885">
                <text:p>0.329218106995885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32520325203252">
                <text:p>0.32520325203252</text:p>
              </table:table-cell>
              <table:table-cell office:value-type="float" office:value="0.323886639676113">
                <text:p>0.32388663967611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1285140562249">
                <text:p>0.321285140562249</text:p>
              </table:table-cell>
              <table:table-cell office:value-type="float" office:value="0.32">
                <text:p>0.32</text:p>
              </table:table-cell>
              <table:table-cell office:value-type="float" office:value="0.318725099601594">
                <text:p>0.318725099601594</text:p>
              </table:table-cell>
              <table:table-cell office:value-type="float" office:value="0.317460317460317">
                <text:p>0.317460317460317</text:p>
              </table:table-cell>
              <table:table-cell office:value-type="float" office:value="0.320158102766798">
                <text:p>0.320158102766798</text:p>
              </table:table-cell>
              <table:table-cell office:value-type="float" office:value="0.318897637795276">
                <text:p>0.318897637795276</text:p>
              </table:table-cell>
              <table:table-cell office:value-type="float" office:value="0.317647058823529">
                <text:p>0.317647058823529</text:p>
              </table:table-cell>
              <table:table-cell office:value-type="float" office:value="0.3203125">
                <text:p>0.3203125</text:p>
              </table:table-cell>
              <table:table-cell office:value-type="float" office:value="0.319066147859922">
                <text:p>0.319066147859922</text:p>
              </table:table-cell>
              <table:table-cell office:value-type="float" office:value="0.321705426356589">
                <text:p>0.321705426356589</text:p>
              </table:table-cell>
              <table:table-cell office:value-type="float" office:value="0.32046332046332">
                <text:p>0.32046332046332</text:p>
              </table:table-cell>
              <table:table-cell office:value-type="float" office:value="0.319230769230769">
                <text:p>0.319230769230769</text:p>
              </table:table-cell>
              <table:table-cell office:value-type="float" office:value="0.32183908045977">
                <text:p>0.32183908045977</text:p>
              </table:table-cell>
              <table:table-cell office:value-type="float" office:value="0.320610687022901">
                <text:p>0.320610687022901</text:p>
              </table:table-cell>
              <table:table-cell office:value-type="float" office:value="0.32319391634981">
                <text:p>0.32319391634981</text:p>
              </table:table-cell>
              <table:table-cell office:value-type="float" office:value="0.321969696969697">
                <text:p>0.321969696969697</text:p>
              </table:table-cell>
              <table:table-cell office:value-type="float" office:value="0.320754716981132">
                <text:p>0.320754716981132</text:p>
              </table:table-cell>
              <table:table-cell office:value-type="float" office:value="0.319548872180451">
                <text:p>0.319548872180451</text:p>
              </table:table-cell>
              <table:table-cell office:value-type="float" office:value="0.318352059925094">
                <text:p>0.318352059925094</text:p>
              </table:table-cell>
              <table:table-cell office:value-type="float" office:value="0.317164179104478">
                <text:p>0.317164179104478</text:p>
              </table:table-cell>
              <table:table-cell office:value-type="float" office:value="0.319702602230483">
                <text:p>0.319702602230483</text:p>
              </table:table-cell>
              <table:table-cell office:value-type="float" office:value="0.318518518518519">
                <text:p>0.318518518518519</text:p>
              </table:table-cell>
              <table:table-cell office:value-type="float" office:value="0.321033210332103">
                <text:p>0.321033210332103</text:p>
              </table:table-cell>
              <table:table-cell office:value-type="float" office:value="0.319852941176471">
                <text:p>0.319852941176471</text:p>
              </table:table-cell>
              <table:table-cell office:value-type="float" office:value="0.322344322344322">
                <text:p>0.322344322344322</text:p>
              </table:table-cell>
              <table:table-cell office:value-type="float" office:value="0.324817518248175">
                <text:p>0.324817518248175</text:p>
              </table:table-cell>
              <table:table-cell office:value-type="float" office:value="0.323636363636364">
                <text:p>0.323636363636364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324909747292419">
                <text:p>0.324909747292419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20284697508897">
                <text:p>0.320284697508897</text:p>
              </table:table-cell>
              <table:table-cell office:value-type="float" office:value="0.319148936170213">
                <text:p>0.319148936170213</text:p>
              </table:table-cell>
              <table:table-cell office:value-type="float" office:value="0.321554770318021">
                <text:p>0.321554770318021</text:p>
              </table:table-cell>
              <table:table-cell office:value-type="float" office:value="0.320422535211268">
                <text:p>0.320422535211268</text:p>
              </table:table-cell>
              <table:table-cell office:value-type="float" office:value="0.32280701754386">
                <text:p>0.32280701754386</text:p>
              </table:table-cell>
              <table:table-cell office:value-type="float" office:value="0.321678321678322">
                <text:p>0.321678321678322</text:p>
              </table:table-cell>
              <table:table-cell office:value-type="float" office:value="0.320557491289199">
                <text:p>0.320557491289199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18339100346021">
                <text:p>0.318339100346021</text:p>
              </table:table-cell>
              <table:table-cell office:value-type="float" office:value="0.320689655172414">
                <text:p>0.320689655172414</text:p>
              </table:table-cell>
              <table:table-cell office:value-type="float" office:value="0.319587628865979">
                <text:p>0.319587628865979</text:p>
              </table:table-cell>
              <table:table-cell office:value-type="float" office:value="0.321917808219178">
                <text:p>0.321917808219178</text:p>
              </table:table-cell>
              <table:table-cell office:value-type="float" office:value="0.324232081911263">
                <text:p>0.324232081911263</text:p>
              </table:table-cell>
              <table:table-cell office:value-type="float" office:value="0.32312925170068">
                <text:p>0.32312925170068</text:p>
              </table:table-cell>
              <table:table-cell office:value-type="float" office:value="0.325423728813559">
                <text:p>0.325423728813559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25503355704698">
                <text:p>0.325503355704698</text:p>
              </table:table-cell>
              <table:table-cell office:value-type="float" office:value="0.327759197324415">
                <text:p>0.327759197324415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0.324503311258278">
                <text:p>0.324503311258278</text:p>
              </table:table-cell>
              <table:table-cell office:value-type="float" office:value="0.326732673267327">
                <text:p>0.326732673267327</text:p>
              </table:table-cell>
              <table:table-cell office:value-type="float" office:value="0.325657894736842">
                <text:p>0.325657894736842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6797385620915">
                <text:p>0.326797385620915</text:p>
              </table:table-cell>
              <table:table-cell office:value-type="float" office:value="0.328990228013029">
                <text:p>0.328990228013029</text:p>
              </table:table-cell>
              <table:table-cell office:value-type="float" office:value="0.327922077922078">
                <text:p>0.327922077922078</text:p>
              </table:table-cell>
              <table:table-cell office:value-type="float" office:value="0.330097087378641">
                <text:p>0.330097087378641</text:p>
              </table:table-cell>
              <table:table-cell office:value-type="float" office:value="0.332258064516129">
                <text:p>0.332258064516129</text:p>
              </table:table-cell>
              <table:table-cell office:value-type="float" office:value="0.331189710610932">
                <text:p>0.33118971061093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268370607029">
                <text:p>0.332268370607029</text:p>
              </table:table-cell>
              <table:table-cell office:value-type="float" office:value="0.334394904458599">
                <text:p>0.33439490445859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278481012658">
                <text:p>0.332278481012658</text:p>
              </table:table-cell>
              <table:table-cell office:value-type="float" office:value="0.334384858044164">
                <text:p>0.3343848580441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288401253918">
                <text:p>0.332288401253918</text:p>
              </table:table-cell>
              <table:table-cell office:value-type="float" office:value="0.33125">
                <text:p>0.33125</text:p>
              </table:table-cell>
              <table:table-cell office:value-type="float" office:value="0.330218068535825">
                <text:p>0.330218068535825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31269349845201">
                <text:p>0.331269349845201</text:p>
              </table:table-cell>
              <table:table-cell office:value-type="float" office:value="0.330246913580247">
                <text:p>0.330246913580247</text:p>
              </table:table-cell>
              <table:table-cell office:value-type="float" office:value="0.332307692307692">
                <text:p>0.332307692307692</text:p>
              </table:table-cell>
              <table:table-cell office:value-type="float" office:value="0.334355828220859">
                <text:p>0.33435582822085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317073170732">
                <text:p>0.332317073170732</text:p>
              </table:table-cell>
              <table:table-cell office:value-type="float" office:value="0.331306990881459">
                <text:p>0.331306990881459</text:p>
              </table:table-cell>
              <table:table-cell office:value-type="float" office:value="0.33030303030303">
                <text:p>0.33030303030303</text:p>
              </table:table-cell>
              <table:table-cell office:value-type="float" office:value="0.329305135951662">
                <text:p>0.329305135951662</text:p>
              </table:table-cell>
              <table:table-cell office:value-type="float" office:value="0.328313253012048">
                <text:p>0.328313253012048</text:p>
              </table:table-cell>
              <table:table-cell office:value-type="float" office:value="0.327327327327327">
                <text:p>0.327327327327327</text:p>
              </table:table-cell>
              <table:table-cell office:value-type="float" office:value="0.326347305389222">
                <text:p>0.326347305389222</text:p>
              </table:table-cell>
              <table:table-cell office:value-type="float" office:value="0.325373134328358">
                <text:p>0.325373134328358</text:p>
              </table:table-cell>
              <table:table-cell office:value-type="float" office:value="0.324404761904762">
                <text:p>0.324404761904762</text:p>
              </table:table-cell>
              <table:table-cell office:value-type="float" office:value="0.323442136498516">
                <text:p>0.323442136498516</text:p>
              </table:table-cell>
              <table:table-cell office:value-type="float" office:value="0.322485207100592">
                <text:p>0.322485207100592</text:p>
              </table:table-cell>
              <table:table-cell office:value-type="float" office:value="0.321533923303835">
                <text:p>0.321533923303835</text:p>
              </table:table-cell>
              <table:table-cell office:value-type="float" office:value="0.320588235294118">
                <text:p>0.320588235294118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4561403508772">
                <text:p>0.324561403508772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0.32463768115942">
                <text:p>0.32463768115942</text:p>
              </table:table-cell>
              <table:table-cell office:value-type="float" office:value="0.326589595375723">
                <text:p>0.326589595375723</text:p>
              </table:table-cell>
              <table:table-cell office:value-type="float" office:value="0.325648414985591">
                <text:p>0.325648414985591</text:p>
              </table:table-cell>
              <table:table-cell office:value-type="float" office:value="0.327586206896552">
                <text:p>0.327586206896552</text:p>
              </table:table-cell>
              <table:table-cell office:value-type="float" office:value="0.326647564469914">
                <text:p>0.326647564469914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7635327635328">
                <text:p>0.327635327635328</text:p>
              </table:table-cell>
              <table:table-cell office:value-type="float" office:value="0.326704545454545">
                <text:p>0.326704545454545</text:p>
              </table:table-cell>
              <table:table-cell office:value-type="float" office:value="0.325779036827195">
                <text:p>0.325779036827195</text:p>
              </table:table-cell>
              <table:table-cell office:value-type="float" office:value="0.327683615819209">
                <text:p>0.327683615819209</text:p>
              </table:table-cell>
              <table:table-cell office:value-type="float" office:value="0.326760563380282">
                <text:p>0.326760563380282</text:p>
              </table:table-cell>
              <table:table-cell office:value-type="float" office:value="0.328651685393258">
                <text:p>0.328651685393258</text:p>
              </table:table-cell>
              <table:table-cell office:value-type="float" office:value="0.327731092436975">
                <text:p>0.327731092436975</text:p>
              </table:table-cell>
              <table:table-cell office:value-type="float" office:value="0.329608938547486">
                <text:p>0.329608938547486</text:p>
              </table:table-cell>
              <table:table-cell office:value-type="float" office:value="0.328690807799443">
                <text:p>0.328690807799443</text:p>
              </table:table-cell>
              <table:table-cell office:value-type="float" office:value="0.330555555555556">
                <text:p>0.330555555555556</text:p>
              </table:table-cell>
              <table:table-cell office:value-type="float" office:value="0.329639889196676">
                <text:p>0.329639889196676</text:p>
              </table:table-cell>
              <table:table-cell office:value-type="float" office:value="0.328729281767956">
                <text:p>0.3287292817679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32967032967033">
                <text:p>0.32967032967033</text:p>
              </table:table-cell>
              <table:table-cell office:value-type="float" office:value="0.331506849315068">
                <text:p>0.331506849315068</text:p>
              </table:table-cell>
              <table:table-cell office:value-type="float" office:value="0.330601092896175">
                <text:p>0.330601092896175</text:p>
              </table:table-cell>
              <table:table-cell office:value-type="float" office:value="0.332425068119891">
                <text:p>0.332425068119891</text:p>
              </table:table-cell>
              <table:table-cell office:value-type="float" office:value="0.331521739130435">
                <text:p>0.3315217391304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432432432432">
                <text:p>0.332432432432432</text:p>
              </table:table-cell>
              <table:table-cell office:value-type="float" office:value="0.334231805929919">
                <text:p>0.3342318059299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439678284182">
                <text:p>0.332439678284182</text:p>
              </table:table-cell>
              <table:table-cell office:value-type="float" office:value="0.331550802139037">
                <text:p>0.331550802139037</text:p>
              </table:table-cell>
              <table:table-cell office:value-type="float" office:value="0.330666666666667">
                <text:p>0.330666666666667</text:p>
              </table:table-cell>
              <table:table-cell office:value-type="float" office:value="0.329787234042553">
                <text:p>0.329787234042553</text:p>
              </table:table-cell>
              <table:table-cell office:value-type="float" office:value="0.331564986737401">
                <text:p>0.331564986737401</text:p>
              </table:table-cell>
              <table:table-cell office:value-type="float" office:value="0.330687830687831">
                <text:p>0.330687830687831</text:p>
              </table:table-cell>
              <table:table-cell office:value-type="float" office:value="0.329815303430079">
                <text:p>0.329815303430079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330708661417323">
                <text:p>0.330708661417323</text:p>
              </table:table-cell>
              <table:table-cell office:value-type="float" office:value="0.329842931937173">
                <text:p>0.329842931937173</text:p>
              </table:table-cell>
              <table:table-cell office:value-type="float" office:value="0.331592689295039">
                <text:p>0.331592689295039</text:p>
              </table:table-cell>
              <table:table-cell office:value-type="float" office:value="0.330729166666667">
                <text:p>0.330729166666667</text:p>
              </table:table-cell>
              <table:table-cell office:value-type="float" office:value="0.332467532467532">
                <text:p>0.332467532467532</text:p>
              </table:table-cell>
              <table:table-cell office:value-type="float" office:value="0.33160621761658">
                <text:p>0.3316062176165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5051546391753">
                <text:p>0.335051546391753</text:p>
              </table:table-cell>
              <table:table-cell office:value-type="float" office:value="0.334190231362468">
                <text:p>0.33419023136246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480818414322">
                <text:p>0.332480818414322</text:p>
              </table:table-cell>
              <table:table-cell office:value-type="float" office:value="0.334183673469388">
                <text:p>0.33418367346938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502538071066">
                <text:p>0.33502538071066</text:p>
              </table:table-cell>
              <table:table-cell office:value-type="float" office:value="0.334177215189873">
                <text:p>0.334177215189873</text:p>
              </table:table-cell>
              <table:table-cell office:value-type="float" office:value="0.335858585858586">
                <text:p>0.335858585858586</text:p>
              </table:table-cell>
              <table:table-cell office:value-type="float" office:value="0.335012594458438">
                <text:p>0.335012594458438</text:p>
              </table:table-cell>
              <table:table-cell office:value-type="float" office:value="0.336683417085427">
                <text:p>0.336683417085427</text:p>
              </table:table-cell>
              <table:table-cell office:value-type="float" office:value="0.335839598997494">
                <text:p>0.335839598997494</text:p>
              </table:table-cell>
              <table:table-cell office:value-type="float" office:value="0.335">
                <text:p>0.335</text:p>
              </table:table-cell>
              <table:table-cell office:value-type="float" office:value="0.336658354114713">
                <text:p>0.336658354114713</text:p>
              </table:table-cell>
              <table:table-cell office:value-type="float" office:value="0.338308457711443">
                <text:p>0.338308457711443</text:p>
              </table:table-cell>
              <table:table-cell office:value-type="float" office:value="0.337468982630273">
                <text:p>0.337468982630273</text:p>
              </table:table-cell>
              <table:table-cell office:value-type="float" office:value="0.339108910891089">
                <text:p>0.339108910891089</text:p>
              </table:table-cell>
              <table:table-cell office:value-type="float" office:value="0.338271604938272">
                <text:p>0.338271604938272</text:p>
              </table:table-cell>
              <table:table-cell office:value-type="float" office:value="0.33743842364532">
                <text:p>0.33743842364532</text:p>
              </table:table-cell>
              <table:table-cell office:value-type="float" office:value="0.336609336609337">
                <text:p>0.336609336609337</text:p>
              </table:table-cell>
              <table:table-cell office:value-type="float" office:value="0.338235294117647">
                <text:p>0.338235294117647</text:p>
              </table:table-cell>
              <table:table-cell office:value-type="float" office:value="0.337408312958435">
                <text:p>0.337408312958435</text:p>
              </table:table-cell>
              <table:table-cell office:value-type="float" office:value="0.336585365853659">
                <text:p>0.336585365853659</text:p>
              </table:table-cell>
              <table:table-cell office:value-type="float" office:value="0.338199513381995">
                <text:p>0.338199513381995</text:p>
              </table:table-cell>
              <table:table-cell office:value-type="float" office:value="0.337378640776699">
                <text:p>0.337378640776699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338164251207729">
                <text:p>0.338164251207729</text:p>
              </table:table-cell>
              <table:table-cell office:value-type="float" office:value="0.339759036144578">
                <text:p>0.339759036144578</text:p>
              </table:table-cell>
              <table:table-cell office:value-type="float" office:value="0.338942307692308">
                <text:p>0.338942307692308</text:p>
              </table:table-cell>
              <table:table-cell office:value-type="float" office:value="0.34052757793765">
                <text:p>0.34052757793765</text:p>
              </table:table-cell>
              <table:table-cell office:value-type="float" office:value="0.339712918660287">
                <text:p>0.339712918660287</text:p>
              </table:table-cell>
              <table:table-cell office:value-type="float" office:value="0.341288782816229">
                <text:p>0.341288782816229</text:p>
              </table:table-cell>
              <table:table-cell office:value-type="float" office:value="0.34047619047619">
                <text:p>0.34047619047619</text:p>
              </table:table-cell>
              <table:table-cell office:value-type="float" office:value="0.339667458432304">
                <text:p>0.339667458432304</text:p>
              </table:table-cell>
              <table:table-cell office:value-type="float" office:value="0.341232227488152">
                <text:p>0.341232227488152</text:p>
              </table:table-cell>
              <table:table-cell office:value-type="float" office:value="0.340425531914894">
                <text:p>0.340425531914894</text:p>
              </table:table-cell>
              <table:table-cell office:value-type="float" office:value="0.339622641509434">
                <text:p>0.339622641509434</text:p>
              </table:table-cell>
              <table:table-cell office:value-type="float" office:value="0.338823529411765">
                <text:p>0.338823529411765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0.337236533957845">
                <text:p>0.337236533957845</text:p>
              </table:table-cell>
              <table:table-cell office:value-type="float" office:value="0.336448598130841">
                <text:p>0.336448598130841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0.334883720930233">
                <text:p>0.334883720930233</text:p>
              </table:table-cell>
              <table:table-cell office:value-type="float" office:value="0.334106728538283">
                <text:p>0.334106728538283</text:p>
              </table:table-cell>
              <table:table-cell office:value-type="float" office:value="0.335648148148148">
                <text:p>0.335648148148148</text:p>
              </table:table-cell>
              <table:table-cell office:value-type="float" office:value="0.334872979214781">
                <text:p>0.334872979214781</text:p>
              </table:table-cell>
              <table:table-cell office:value-type="float" office:value="0.336405529953917">
                <text:p>0.336405529953917</text:p>
              </table:table-cell>
              <table:table-cell office:value-type="float" office:value="0.335632183908046">
                <text:p>0.335632183908046</text:p>
              </table:table-cell>
              <table:table-cell office:value-type="float" office:value="0.337155963302752">
                <text:p>0.337155963302752</text:p>
              </table:table-cell>
              <table:table-cell office:value-type="float" office:value="0.336384439359268">
                <text:p>0.336384439359268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0.337129840546697">
                <text:p>0.337129840546697</text:p>
              </table:table-cell>
              <table:table-cell office:value-type="float" office:value="0.336363636363636">
                <text:p>0.336363636363636</text:p>
              </table:table-cell>
              <table:table-cell office:value-type="float" office:value="0.337868480725624">
                <text:p>0.337868480725624</text:p>
              </table:table-cell>
              <table:table-cell office:value-type="float" office:value="0.33710407239819">
                <text:p>0.33710407239819</text:p>
              </table:table-cell>
              <table:table-cell office:value-type="float" office:value="0.338600451467269">
                <text:p>0.338600451467269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0.337078651685393">
                <text:p>0.337078651685393</text:p>
              </table:table-cell>
              <table:table-cell office:value-type="float" office:value="0.336322869955157">
                <text:p>0.336322869955157</text:p>
              </table:table-cell>
              <table:table-cell office:value-type="float" office:value="0.337807606263982">
                <text:p>0.337807606263982</text:p>
              </table:table-cell>
              <table:table-cell office:value-type="float" office:value="0.337053571428571">
                <text:p>0.337053571428571</text:p>
              </table:table-cell>
              <table:table-cell office:value-type="float" office:value="0.33630289532294">
                <text:p>0.33630289532294</text:p>
              </table:table-cell>
              <table:table-cell office:value-type="float" office:value="0.335555555555556">
                <text:p>0.335555555555556</text:p>
              </table:table-cell>
              <table:table-cell office:value-type="float" office:value="0.334811529933481">
                <text:p>0.334811529933481</text:p>
              </table:table-cell>
              <table:table-cell office:value-type="float" office:value="0.334070796460177">
                <text:p>0.33407079646017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599118942731">
                <text:p>0.332599118942731</text:p>
              </table:table-cell>
              <table:table-cell office:value-type="float" office:value="0.331868131868132">
                <text:p>0.331868131868132</text:p>
              </table:table-cell>
              <table:table-cell office:value-type="float" office:value="0.331140350877193">
                <text:p>0.331140350877193</text:p>
              </table:table-cell>
              <table:table-cell office:value-type="float" office:value="0.332603938730853">
                <text:p>0.332603938730853</text:p>
              </table:table-cell>
              <table:table-cell office:value-type="float" office:value="0.331877729257642">
                <text:p>0.3318777292576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4782608695652">
                <text:p>0.334782608695652</text:p>
              </table:table-cell>
              <table:table-cell office:value-type="float" office:value="0.334056399132321">
                <text:p>0.334056399132321</text:p>
              </table:table-cell>
              <table:table-cell office:value-type="float" office:value="0.335497835497836">
                <text:p>0.335497835497836</text:p>
              </table:table-cell>
              <table:table-cell office:value-type="float" office:value="0.334773218142549">
                <text:p>0.334773218142549</text:p>
              </table:table-cell>
              <table:table-cell office:value-type="float" office:value="0.334051724137931">
                <text:p>0.3340517241379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4763948497854">
                <text:p>0.334763948497854</text:p>
              </table:table-cell>
              <table:table-cell office:value-type="float" office:value="0.334047109207709">
                <text:p>0.334047109207709</text:p>
              </table:table-cell>
              <table:table-cell office:value-type="float" office:value="0.335470085470085">
                <text:p>0.335470085470085</text:p>
              </table:table-cell>
              <table:table-cell office:value-type="float" office:value="0.334754797441365">
                <text:p>0.334754797441365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335456475583864">
                <text:p>0.335456475583864</text:p>
              </table:table-cell>
              <table:table-cell office:value-type="float" office:value="0.334745762711864">
                <text:p>0.334745762711864</text:p>
              </table:table-cell>
              <table:table-cell office:value-type="float" office:value="0.334038054968288">
                <text:p>0.334038054968288</text:p>
              </table:table-cell>
              <table:table-cell office:value-type="float" office:value="0.335443037974684">
                <text:p>0.335443037974684</text:p>
              </table:table-cell>
              <table:table-cell office:value-type="float" office:value="0.334736842105263">
                <text:p>0.334736842105263</text:p>
              </table:table-cell>
              <table:table-cell office:value-type="float" office:value="0.336134453781513">
                <text:p>0.336134453781513</text:p>
              </table:table-cell>
              <table:table-cell office:value-type="float" office:value="0.337526205450734">
                <text:p>0.337526205450734</text:p>
              </table:table-cell>
              <table:table-cell office:value-type="float" office:value="0.336820083682008">
                <text:p>0.336820083682008</text:p>
              </table:table-cell>
              <table:table-cell office:value-type="float" office:value="0.338204592901879">
                <text:p>0.338204592901879</text:p>
              </table:table-cell>
              <table:table-cell office:value-type="float" office:value="0.3375">
                <text:p>0.3375</text:p>
              </table:table-cell>
              <table:table-cell office:value-type="float" office:value="0.336798336798337">
                <text:p>0.336798336798337</text:p>
              </table:table-cell>
              <table:table-cell office:value-type="float" office:value="0.336099585062241">
                <text:p>0.336099585062241</text:p>
              </table:table-cell>
              <table:table-cell office:value-type="float" office:value="0.335403726708075">
                <text:p>0.335403726708075</text:p>
              </table:table-cell>
              <table:table-cell office:value-type="float" office:value="0.334710743801653">
                <text:p>0.334710743801653</text:p>
              </table:table-cell>
              <table:table-cell office:value-type="float" office:value="0.336082474226804">
                <text:p>0.336082474226804</text:p>
              </table:table-cell>
              <table:table-cell office:value-type="float" office:value="0.337448559670782">
                <text:p>0.337448559670782</text:p>
              </table:table-cell>
              <table:table-cell office:value-type="float" office:value="0.336755646817248">
                <text:p>0.336755646817248</text:p>
              </table:table-cell>
              <table:table-cell office:value-type="float" office:value="0.336065573770492">
                <text:p>0.336065573770492</text:p>
              </table:table-cell>
              <table:table-cell office:value-type="float" office:value="0.335378323108384">
                <text:p>0.335378323108384</text:p>
              </table:table-cell>
              <table:table-cell office:value-type="float" office:value="0.33469387755102">
                <text:p>0.33469387755102</text:p>
              </table:table-cell>
              <table:table-cell office:value-type="float" office:value="0.334012219959267">
                <text:p>0.334012219959267</text:p>
              </table:table-cell>
              <table:table-cell office:value-type="float" office:value="0.335365853658537">
                <text:p>0.335365853658537</text:p>
              </table:table-cell>
              <table:table-cell office:value-type="float" office:value="0.334685598377282">
                <text:p>0.334685598377282</text:p>
              </table:table-cell>
              <table:table-cell office:value-type="float" office:value="0.334008097165992">
                <text:p>0.3340080971659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4677419354839">
                <text:p>0.334677419354839</text:p>
              </table:table-cell>
              <table:table-cell office:value-type="float" office:value="0.334004024144869">
                <text:p>0.33400402414486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665330661323">
                <text:p>0.332665330661323</text:p>
              </table:table-cell>
              <table:table-cell office:value-type="float" office:value="0.332">
                <text:p>0.332</text:p>
              </table:table-cell>
              <table:table-cell office:value-type="float" office:value="0.331337325349301">
                <text:p>0.331337325349301</text:p>
              </table:table-cell>
              <table:table-cell office:value-type="float" office:value="0.330677290836653">
                <text:p>0.330677290836653</text:p>
              </table:table-cell>
              <table:table-cell office:value-type="float" office:value="0.330019880715706">
                <text:p>0.330019880715706</text:p>
              </table:table-cell>
              <table:table-cell office:value-type="float" office:value="0.331349206349206">
                <text:p>0.331349206349206</text:p>
              </table:table-cell>
              <table:table-cell office:value-type="float" office:value="0.330693069306931">
                <text:p>0.330693069306931</text:p>
              </table:table-cell>
              <table:table-cell office:value-type="float" office:value="0.33201581027668">
                <text:p>0.33201581027668</text:p>
              </table:table-cell>
              <table:table-cell office:value-type="float" office:value="0.331360946745562">
                <text:p>0.331360946745562</text:p>
              </table:table-cell>
              <table:table-cell office:value-type="float" office:value="0.332677165354331">
                <text:p>0.332677165354331</text:p>
              </table:table-cell>
              <table:table-cell office:value-type="float" office:value="0.332023575638507">
                <text:p>0.332023575638507</text:p>
              </table:table-cell>
              <table:table-cell office:value-type="float" office:value="0.331372549019608">
                <text:p>0.331372549019608</text:p>
              </table:table-cell>
              <table:table-cell office:value-type="float" office:value="0.332681017612524">
                <text:p>0.332681017612524</text:p>
              </table:table-cell>
              <table:table-cell office:value-type="float" office:value="0.33203125">
                <text:p>0.33203125</text:p>
              </table:table-cell>
              <table:table-cell office:value-type="float" office:value="0.331384015594542">
                <text:p>0.331384015594542</text:p>
              </table:table-cell>
              <table:table-cell office:value-type="float" office:value="0.330739299610895">
                <text:p>0.330739299610895</text:p>
              </table:table-cell>
              <table:table-cell office:value-type="float" office:value="0.330097087378641">
                <text:p>0.330097087378641</text:p>
              </table:table-cell>
              <table:table-cell office:value-type="float" office:value="0.329457364341085">
                <text:p>0.329457364341085</text:p>
              </table:table-cell>
              <table:table-cell office:value-type="float" office:value="0.328820116054159">
                <text:p>0.328820116054159</text:p>
              </table:table-cell>
              <table:table-cell office:value-type="float" office:value="0.33011583011583">
                <text:p>0.33011583011583</text:p>
              </table:table-cell>
              <table:table-cell office:value-type="float" office:value="0.329479768786127">
                <text:p>0.329479768786127</text:p>
              </table:table-cell>
              <table:table-cell office:value-type="float" office:value="0.330769230769231">
                <text:p>0.330769230769231</text:p>
              </table:table-cell>
              <table:table-cell office:value-type="float" office:value="0.330134357005758">
                <text:p>0.330134357005758</text:p>
              </table:table-cell>
              <table:table-cell office:value-type="float" office:value="0.331417624521073">
                <text:p>0.331417624521073</text:p>
              </table:table-cell>
              <table:table-cell office:value-type="float" office:value="0.330783938814532">
                <text:p>0.330783938814532</text:p>
              </table:table-cell>
              <table:table-cell office:value-type="float" office:value="0.330152671755725">
                <text:p>0.330152671755725</text:p>
              </table:table-cell>
              <table:table-cell office:value-type="float" office:value="0.329523809523809">
                <text:p>0.329523809523809</text:p>
              </table:table-cell>
              <table:table-cell office:value-type="float" office:value="0.328897338403042">
                <text:p>0.328897338403042</text:p>
              </table:table-cell>
              <table:table-cell office:value-type="float" office:value="0.330170777988615">
                <text:p>0.330170777988615</text:p>
              </table:table-cell>
              <table:table-cell office:value-type="float" office:value="0.329545454545454">
                <text:p>0.329545454545454</text:p>
              </table:table-cell>
              <table:table-cell office:value-type="float" office:value="0.330812854442344">
                <text:p>0.330812854442344</text:p>
              </table:table-cell>
              <table:table-cell office:value-type="float" office:value="0.330188679245283">
                <text:p>0.330188679245283</text:p>
              </table:table-cell>
              <table:table-cell office:value-type="float" office:value="0.329566854990584">
                <text:p>0.329566854990584</text:p>
              </table:table-cell>
              <table:table-cell office:value-type="float" office:value="0.328947368421053">
                <text:p>0.328947368421053</text:p>
              </table:table-cell>
              <table:table-cell office:value-type="float" office:value="0.328330206378987">
                <text:p>0.328330206378987</text:p>
              </table:table-cell>
              <table:table-cell office:value-type="float" office:value="0.329588014981273">
                <text:p>0.329588014981273</text:p>
              </table:table-cell>
              <table:table-cell office:value-type="float" office:value="0.328971962616822">
                <text:p>0.328971962616822</text:p>
              </table:table-cell>
              <table:table-cell office:value-type="float" office:value="0.328358208955224">
                <text:p>0.328358208955224</text:p>
              </table:table-cell>
              <table:table-cell office:value-type="float" office:value="0.327746741154562">
                <text:p>0.327746741154562</text:p>
              </table:table-cell>
              <table:table-cell office:value-type="float" office:value="0.328996282527881">
                <text:p>0.328996282527881</text:p>
              </table:table-cell>
              <table:table-cell office:value-type="float" office:value="0.328385899814471">
                <text:p>0.328385899814471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0.327171903881701">
                <text:p>0.327171903881701</text:p>
              </table:table-cell>
              <table:table-cell office:value-type="float" office:value="0.328413284132841">
                <text:p>0.328413284132841</text:p>
              </table:table-cell>
              <table:table-cell office:value-type="float" office:value="0.32780847145488">
                <text:p>0.32780847145488</text:p>
              </table:table-cell>
              <table:table-cell office:value-type="float" office:value="0.327205882352941">
                <text:p>0.327205882352941</text:p>
              </table:table-cell>
              <table:table-cell office:value-type="float" office:value="0.328440366972477">
                <text:p>0.328440366972477</text:p>
              </table:table-cell>
              <table:table-cell office:value-type="float" office:value="0.327838827838828">
                <text:p>0.327838827838828</text:p>
              </table:table-cell>
              <table:table-cell office:value-type="float" office:value="0.329067641681901">
                <text:p>0.329067641681901</text:p>
              </table:table-cell>
              <table:table-cell office:value-type="float" office:value="0.328467153284671">
                <text:p>0.328467153284671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9090909090909">
                <text:p>0.329090909090909</text:p>
              </table:table-cell>
              <table:table-cell office:value-type="float" office:value="0.328493647912886">
                <text:p>0.328493647912886</text:p>
              </table:table-cell>
              <table:table-cell office:value-type="float" office:value="0.327898550724638">
                <text:p>0.327898550724638</text:p>
              </table:table-cell>
              <table:table-cell office:value-type="float" office:value="0.327305605786618">
                <text:p>0.327305605786618</text:p>
              </table:table-cell>
              <table:table-cell office:value-type="float" office:value="0.328519855595668">
                <text:p>0.328519855595668</text:p>
              </table:table-cell>
              <table:table-cell office:value-type="float" office:value="0.327927927927928">
                <text:p>0.327927927927928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326750448833034">
                <text:p>0.326750448833034</text:p>
              </table:table-cell>
              <table:table-cell office:value-type="float" office:value="0.327956989247312">
                <text:p>0.327956989247312</text:p>
              </table:table-cell>
              <table:table-cell office:value-type="float" office:value="0.32737030411449">
                <text:p>0.32737030411449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7985739750446">
                <text:p>0.327985739750446</text:p>
              </table:table-cell>
              <table:table-cell office:value-type="float" office:value="0.327402135231317">
                <text:p>0.327402135231317</text:p>
              </table:table-cell>
              <table:table-cell office:value-type="float" office:value="0.326820603907638">
                <text:p>0.326820603907638</text:p>
              </table:table-cell>
              <table:table-cell office:value-type="float" office:value="0.328014184397163">
                <text:p>0.328014184397163</text:p>
              </table:table-cell>
              <table:table-cell office:value-type="float" office:value="0.327433628318584">
                <text:p>0.327433628318584</text:p>
              </table:table-cell>
              <table:table-cell office:value-type="float" office:value="0.326855123674912">
                <text:p>0.326855123674912</text:p>
              </table:table-cell>
              <table:table-cell office:value-type="float" office:value="0.326278659611993">
                <text:p>0.326278659611993</text:p>
              </table:table-cell>
              <table:table-cell office:value-type="float" office:value="0.327464788732394">
                <text:p>0.327464788732394</text:p>
              </table:table-cell>
              <table:table-cell office:value-type="float" office:value="0.32688927943761">
                <text:p>0.32688927943761</text:p>
              </table:table-cell>
              <table:table-cell office:value-type="float" office:value="0.328070175438596">
                <text:p>0.328070175438596</text:p>
              </table:table-cell>
              <table:table-cell office:value-type="float" office:value="0.329246935201401">
                <text:p>0.329246935201401</text:p>
              </table:table-cell>
              <table:table-cell office:value-type="float" office:value="0.328671328671329">
                <text:p>0.328671328671329</text:p>
              </table:table-cell>
              <table:table-cell office:value-type="float" office:value="0.328097731239093">
                <text:p>0.328097731239093</text:p>
              </table:table-cell>
              <table:table-cell office:value-type="float" office:value="0.327526132404181">
                <text:p>0.327526132404181</text:p>
              </table:table-cell>
              <table:table-cell office:value-type="float" office:value="0.32695652173913">
                <text:p>0.32695652173913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0.327556325823224">
                <text:p>0.327556325823224</text:p>
              </table:table-cell>
              <table:table-cell office:value-type="float" office:value="0.326989619377163">
                <text:p>0.326989619377163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325862068965517">
                <text:p>0.325862068965517</text:p>
              </table:table-cell>
              <table:table-cell office:value-type="float" office:value="0.325301204819277">
                <text:p>0.325301204819277</text:p>
              </table:table-cell>
              <table:table-cell office:value-type="float" office:value="0.326460481099656">
                <text:p>0.326460481099656</text:p>
              </table:table-cell>
              <table:table-cell office:value-type="float" office:value="0.32590051457976">
                <text:p>0.32590051457976</text:p>
              </table:table-cell>
              <table:table-cell office:value-type="float" office:value="0.325342465753425">
                <text:p>0.325342465753425</text:p>
              </table:table-cell>
              <table:table-cell office:value-type="float" office:value="0.324786324786325">
                <text:p>0.324786324786325</text:p>
              </table:table-cell>
              <table:table-cell office:value-type="float" office:value="0.324232081911263">
                <text:p>0.324232081911263</text:p>
              </table:table-cell>
              <table:table-cell office:value-type="float" office:value="0.325383304940375">
                <text:p>0.325383304940375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32597623089983">
                <text:p>0.32597623089983</text:p>
              </table:table-cell>
              <table:table-cell office:value-type="float" office:value="0.325423728813559">
                <text:p>0.325423728813559</text:p>
              </table:table-cell>
              <table:table-cell office:value-type="float" office:value="0.3248730964467">
                <text:p>0.3248730964467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25463743676223">
                <text:p>0.325463743676223</text:p>
              </table:table-cell>
              <table:table-cell office:value-type="float" office:value="0.324915824915825">
                <text:p>0.324915824915825</text:p>
              </table:table-cell>
              <table:table-cell office:value-type="float" office:value="0.326050420168067">
                <text:p>0.326050420168067</text:p>
              </table:table-cell>
              <table:table-cell office:value-type="float" office:value="0.325503355704698">
                <text:p>0.325503355704698</text:p>
              </table:table-cell>
              <table:table-cell office:value-type="float" office:value="0.326633165829146">
                <text:p>0.326633165829146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325542570951586">
                <text:p>0.325542570951586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261231281198">
                <text:p>0.3261231281198</text:p>
              </table:table-cell>
              <table:table-cell office:value-type="float" office:value="0.327242524916943">
                <text:p>0.327242524916943</text:p>
              </table:table-cell>
              <table:table-cell office:value-type="float" office:value="0.326699834162521">
                <text:p>0.326699834162521</text:p>
              </table:table-cell>
              <table:table-cell office:value-type="float" office:value="0.327814569536424">
                <text:p>0.327814569536424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326732673267327">
                <text:p>0.326732673267327</text:p>
              </table:table-cell>
              <table:table-cell office:value-type="float" office:value="0.327841845140033">
                <text:p>0.327841845140033</text:p>
              </table:table-cell>
              <table:table-cell office:value-type="float" office:value="0.327302631578947">
                <text:p>0.327302631578947</text:p>
              </table:table-cell>
              <table:table-cell office:value-type="float" office:value="0.326765188834154">
                <text:p>0.326765188834154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7332242225859">
                <text:p>0.327332242225859</text:p>
              </table:table-cell>
              <table:table-cell office:value-type="float" office:value="0.326797385620915">
                <text:p>0.326797385620915</text:p>
              </table:table-cell>
              <table:table-cell office:value-type="float" office:value="0.32626427406199">
                <text:p>0.32626427406199</text:p>
              </table:table-cell>
              <table:table-cell office:value-type="float" office:value="0.325732899022801">
                <text:p>0.325732899022801</text:p>
              </table:table-cell>
              <table:table-cell office:value-type="float" office:value="0.32520325203252">
                <text:p>0.32520325203252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0.325769854132901">
                <text:p>0.325769854132901</text:p>
              </table:table-cell>
              <table:table-cell office:value-type="float" office:value="0.326860841423948">
                <text:p>0.326860841423948</text:p>
              </table:table-cell>
              <table:table-cell office:value-type="float" office:value="0.326332794830372">
                <text:p>0.326332794830372</text:p>
              </table:table-cell>
              <table:table-cell office:value-type="float" office:value="0.325806451612903">
                <text:p>0.325806451612903</text:p>
              </table:table-cell>
              <table:table-cell office:value-type="float" office:value="0.326892109500805">
                <text:p>0.326892109500805</text:p>
              </table:table-cell>
              <table:table-cell office:value-type="float" office:value="0.326366559485531">
                <text:p>0.326366559485531</text:p>
              </table:table-cell>
              <table:table-cell office:value-type="float" office:value="0.327447833065811">
                <text:p>0.327447833065811</text:p>
              </table:table-cell>
              <table:table-cell office:value-type="float" office:value="0.328525641025641">
                <text:p>0.328525641025641</text:p>
              </table:table-cell>
              <table:table-cell office:value-type="float" office:value="0.328">
                <text:p>0.328</text:p>
              </table:table-cell>
              <table:table-cell office:value-type="float" office:value="0.327476038338658">
                <text:p>0.327476038338658</text:p>
              </table:table-cell>
              <table:table-cell office:value-type="float" office:value="0.32695374800638">
                <text:p>0.32695374800638</text:p>
              </table:table-cell>
              <table:table-cell office:value-type="float" office:value="0.328025477707006">
                <text:p>0.328025477707006</text:p>
              </table:table-cell>
              <table:table-cell office:value-type="float" office:value="0.327503974562798">
                <text:p>0.327503974562798</text:p>
              </table:table-cell>
              <table:table-cell office:value-type="float" office:value="0.326984126984127">
                <text:p>0.326984126984127</text:p>
              </table:table-cell>
              <table:table-cell office:value-type="float" office:value="0.328050713153724">
                <text:p>0.328050713153724</text:p>
              </table:table-cell>
              <table:table-cell office:value-type="float" office:value="0.32753164556962">
                <text:p>0.32753164556962</text:p>
              </table:table-cell>
              <table:table-cell office:value-type="float" office:value="0.328593996840442">
                <text:p>0.328593996840442</text:p>
              </table:table-cell>
              <table:table-cell office:value-type="float" office:value="0.32807570977918">
                <text:p>0.32807570977918</text:p>
              </table:table-cell>
              <table:table-cell office:value-type="float" office:value="0.329133858267716">
                <text:p>0.329133858267716</text:p>
              </table:table-cell>
              <table:table-cell office:value-type="float" office:value="0.328616352201258">
                <text:p>0.328616352201258</text:p>
              </table:table-cell>
              <table:table-cell office:value-type="float" office:value="0.328100470957614">
                <text:p>0.328100470957614</text:p>
              </table:table-cell>
              <table:table-cell office:value-type="float" office:value="0.327586206896552">
                <text:p>0.327586206896552</text:p>
              </table:table-cell>
              <table:table-cell office:value-type="float" office:value="0.327073552425665">
                <text:p>0.327073552425665</text:p>
              </table:table-cell>
              <table:table-cell office:value-type="float" office:value="0.328125">
                <text:p>0.328125</text:p>
              </table:table-cell>
              <table:table-cell office:value-type="float" office:value="0.327613104524181">
                <text:p>0.327613104524181</text:p>
              </table:table-cell>
              <table:table-cell office:value-type="float" office:value="0.327102803738318">
                <text:p>0.327102803738318</text:p>
              </table:table-cell>
              <table:table-cell office:value-type="float" office:value="0.328149300155521">
                <text:p>0.328149300155521</text:p>
              </table:table-cell>
              <table:table-cell office:value-type="float" office:value="0.327639751552795">
                <text:p>0.327639751552795</text:p>
              </table:table-cell>
              <table:table-cell office:value-type="float" office:value="0.327131782945736">
                <text:p>0.327131782945736</text:p>
              </table:table-cell>
              <table:table-cell office:value-type="float" office:value="0.326625386996904">
                <text:p>0.326625386996904</text:p>
              </table:table-cell>
              <table:table-cell office:value-type="float" office:value="0.327666151468315">
                <text:p>0.327666151468315</text:p>
              </table:table-cell>
              <table:table-cell office:value-type="float" office:value="0.32716049382716">
                <text:p>0.32716049382716</text:p>
              </table:table-cell>
              <table:table-cell office:value-type="float" office:value="0.326656394453005">
                <text:p>0.326656394453005</text:p>
              </table:table-cell>
              <table:table-cell office:value-type="float" office:value="0.327692307692308">
                <text:p>0.327692307692308</text:p>
              </table:table-cell>
              <table:table-cell office:value-type="float" office:value="0.327188940092166">
                <text:p>0.327188940092166</text:p>
              </table:table-cell>
              <table:table-cell office:value-type="float" office:value="0.326687116564417">
                <text:p>0.326687116564417</text:p>
              </table:table-cell>
              <table:table-cell office:value-type="float" office:value="0.327718223583461">
                <text:p>0.327718223583461</text:p>
              </table:table-cell>
              <table:table-cell office:value-type="float" office:value="0.327217125382263">
                <text:p>0.327217125382263</text:p>
              </table:table-cell>
              <table:table-cell office:value-type="float" office:value="0.32824427480916">
                <text:p>0.32824427480916</text:p>
              </table:table-cell>
              <table:table-cell office:value-type="float" office:value="0.327743902439024">
                <text:p>0.327743902439024</text:p>
              </table:table-cell>
              <table:table-cell office:value-type="float" office:value="0.328767123287671">
                <text:p>0.328767123287671</text:p>
              </table:table-cell>
              <table:table-cell office:value-type="float" office:value="0.328267477203647">
                <text:p>0.328267477203647</text:p>
              </table:table-cell>
              <table:table-cell office:value-type="float" office:value="0.327769347496206">
                <text:p>0.327769347496206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326777609682299">
                <text:p>0.326777609682299</text:p>
              </table:table-cell>
              <table:table-cell office:value-type="float" office:value="0.327794561933535">
                <text:p>0.327794561933535</text:p>
              </table:table-cell>
              <table:table-cell office:value-type="float" office:value="0.327300150829563">
                <text:p>0.327300150829563</text:p>
              </table:table-cell>
              <table:table-cell office:value-type="float" office:value="0.326807228915663">
                <text:p>0.326807228915663</text:p>
              </table:table-cell>
              <table:table-cell office:value-type="float" office:value="0.326315789473684">
                <text:p>0.326315789473684</text:p>
              </table:table-cell>
              <table:table-cell office:value-type="float" office:value="0.327327327327327">
                <text:p>0.327327327327327</text:p>
              </table:table-cell>
              <table:table-cell office:value-type="float" office:value="0.326836581709145">
                <text:p>0.326836581709145</text:p>
              </table:table-cell>
              <table:table-cell office:value-type="float" office:value="0.327844311377245">
                <text:p>0.327844311377245</text:p>
              </table:table-cell>
              <table:table-cell office:value-type="float" office:value="0.327354260089686">
                <text:p>0.327354260089686</text:p>
              </table:table-cell>
              <table:table-cell office:value-type="float" office:value="0.328358208955224">
                <text:p>0.328358208955224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8869047619048">
                <text:p>0.328869047619048</text:p>
              </table:table-cell>
              <table:table-cell office:value-type="float" office:value="0.328380386329866">
                <text:p>0.328380386329866</text:p>
              </table:table-cell>
              <table:table-cell office:value-type="float" office:value="0.329376854599406">
                <text:p>0.329376854599406</text:p>
              </table:table-cell>
              <table:table-cell office:value-type="float" office:value="0.328888888888889">
                <text:p>0.328888888888889</text:p>
              </table:table-cell>
              <table:table-cell office:value-type="float" office:value="0.328402366863905">
                <text:p>0.328402366863905</text:p>
              </table:table-cell>
              <table:table-cell office:value-type="float" office:value="0.329394387001477">
                <text:p>0.329394387001477</text:p>
              </table:table-cell>
              <table:table-cell office:value-type="float" office:value="0.328908554572271">
                <text:p>0.328908554572271</text:p>
              </table:table-cell>
              <table:table-cell office:value-type="float" office:value="0.328424153166421">
                <text:p>0.328424153166421</text:p>
              </table:table-cell>
              <table:table-cell office:value-type="float" office:value="0.327941176470588">
                <text:p>0.327941176470588</text:p>
              </table:table-cell>
              <table:table-cell office:value-type="float" office:value="0.327459618208517">
                <text:p>0.327459618208517</text:p>
              </table:table-cell>
              <table:table-cell office:value-type="float" office:value="0.326979472140762">
                <text:p>0.326979472140762</text:p>
              </table:table-cell>
              <table:table-cell office:value-type="float" office:value="0.326500732064422">
                <text:p>0.326500732064422</text:p>
              </table:table-cell>
              <table:table-cell office:value-type="float" office:value="0.326023391812865">
                <text:p>0.326023391812865</text:p>
              </table:table-cell>
              <table:table-cell office:value-type="float" office:value="0.325547445255475">
                <text:p>0.325547445255475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326055312954876">
                <text:p>0.326055312954876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0.32510885341074">
                <text:p>0.32510885341074</text:p>
              </table:table-cell>
              <table:table-cell office:value-type="float" office:value="0.32463768115942">
                <text:p>0.32463768115942</text:p>
              </table:table-cell>
              <table:table-cell office:value-type="float" office:value="0.324167872648336">
                <text:p>0.324167872648336</text:p>
              </table:table-cell>
              <table:table-cell office:value-type="float" office:value="0.323699421965318">
                <text:p>0.323699421965318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0.324207492795389">
                <text:p>0.324207492795389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4712643678161">
                <text:p>0.324712643678161</text:p>
              </table:table-cell>
              <table:table-cell office:value-type="float" office:value="0.324246771879483">
                <text:p>0.324246771879483</text:p>
              </table:table-cell>
              <table:table-cell office:value-type="float" office:value="0.325214899713467">
                <text:p>0.325214899713467</text:p>
              </table:table-cell>
              <table:table-cell office:value-type="float" office:value="0.32618025751073">
                <text:p>0.32618025751073</text:p>
              </table:table-cell>
              <table:table-cell office:value-type="float" office:value="0.325714285714286">
                <text:p>0.325714285714286</text:p>
              </table:table-cell>
              <table:table-cell office:value-type="float" office:value="0.325249643366619">
                <text:p>0.325249643366619</text:p>
              </table:table-cell>
              <table:table-cell office:value-type="float" office:value="0.324786324786325">
                <text:p>0.324786324786325</text:p>
              </table:table-cell>
              <table:table-cell office:value-type="float" office:value="0.32574679943101">
                <text:p>0.32574679943101</text:p>
              </table:table-cell>
              <table:table-cell office:value-type="float" office:value="0.325284090909091">
                <text:p>0.325284090909091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25779036827195">
                <text:p>0.325779036827195</text:p>
              </table:table-cell>
              <table:table-cell office:value-type="float" office:value="0.325318246110325">
                <text:p>0.325318246110325</text:p>
              </table:table-cell>
              <table:table-cell office:value-type="float" office:value="0.324858757062147">
                <text:p>0.324858757062147</text:p>
              </table:table-cell>
              <table:table-cell office:value-type="float" office:value="0.324400564174894">
                <text:p>0.324400564174894</text:p>
              </table:table-cell>
              <table:table-cell office:value-type="float" office:value="0.323943661971831">
                <text:p>0.323943661971831</text:p>
              </table:table-cell>
              <table:table-cell office:value-type="float" office:value="0.323488045007032">
                <text:p>0.323488045007032</text:p>
              </table:table-cell>
              <table:table-cell office:value-type="float" office:value="0.323033707865169">
                <text:p>0.323033707865169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2128851540616">
                <text:p>0.322128851540616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324022346368715">
                <text:p>0.324022346368715</text:p>
              </table:table-cell>
              <table:table-cell office:value-type="float" office:value="0.323570432357043">
                <text:p>0.323570432357043</text:p>
              </table:table-cell>
              <table:table-cell office:value-type="float" office:value="0.324512534818941">
                <text:p>0.324512534818941</text:p>
              </table:table-cell>
              <table:table-cell office:value-type="float" office:value="0.324061196105702">
                <text:p>0.324061196105702</text:p>
              </table:table-cell>
              <table:table-cell office:value-type="float" office:value="0.323611111111111">
                <text:p>0.323611111111111</text:p>
              </table:table-cell>
              <table:table-cell office:value-type="float" office:value="0.323162274618585">
                <text:p>0.323162274618585</text:p>
              </table:table-cell>
              <table:table-cell office:value-type="float" office:value="0.322714681440443">
                <text:p>0.322714681440443</text:p>
              </table:table-cell>
              <table:table-cell office:value-type="float" office:value="0.323651452282158">
                <text:p>0.323651452282158</text:p>
              </table:table-cell>
              <table:table-cell office:value-type="float" office:value="0.323204419889503">
                <text:p>0.323204419889503</text:p>
              </table:table-cell>
              <table:table-cell office:value-type="float" office:value="0.322758620689655">
                <text:p>0.322758620689655</text:p>
              </table:table-cell>
              <table:table-cell office:value-type="float" office:value="0.322314049586777">
                <text:p>0.322314049586777</text:p>
              </table:table-cell>
              <table:table-cell office:value-type="float" office:value="0.321870701513067">
                <text:p>0.321870701513067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2235939643347">
                <text:p>0.32235939643347</text:p>
              </table:table-cell>
              <table:table-cell office:value-type="float" office:value="0.323287671232877">
                <text:p>0.323287671232877</text:p>
              </table:table-cell>
              <table:table-cell office:value-type="float" office:value="0.322845417236662">
                <text:p>0.322845417236662</text:p>
              </table:table-cell>
              <table:table-cell office:value-type="float" office:value="0.323770491803279">
                <text:p>0.323770491803279</text:p>
              </table:table-cell>
              <table:table-cell office:value-type="float" office:value="0.323328785811733">
                <text:p>0.323328785811733</text:p>
              </table:table-cell>
              <table:table-cell office:value-type="float" office:value="0.32425068119891">
                <text:p>0.32425068119891</text:p>
              </table:table-cell>
              <table:table-cell office:value-type="float" office:value="0.323809523809524">
                <text:p>0.323809523809524</text:p>
              </table:table-cell>
              <table:table-cell office:value-type="float" office:value="0.323369565217391">
                <text:p>0.323369565217391</text:p>
              </table:table-cell>
              <table:table-cell office:value-type="float" office:value="0.324287652645862">
                <text:p>0.324287652645862</text:p>
              </table:table-cell>
              <table:table-cell office:value-type="float" office:value="0.32520325203252">
                <text:p>0.32520325203252</text:p>
              </table:table-cell>
              <table:table-cell office:value-type="float" office:value="0.324763193504736">
                <text:p>0.324763193504736</text:p>
              </table:table-cell>
              <table:table-cell office:value-type="float" office:value="0.325675675675676">
                <text:p>0.325675675675676</text:p>
              </table:table-cell>
              <table:table-cell office:value-type="float" office:value="0.326585695006748">
                <text:p>0.326585695006748</text:p>
              </table:table-cell>
              <table:table-cell office:value-type="float" office:value="0.326145552560647">
                <text:p>0.326145552560647</text:p>
              </table:table-cell>
              <table:table-cell office:value-type="float" office:value="0.325706594885599">
                <text:p>0.325706594885599</text:p>
              </table:table-cell>
              <table:table-cell office:value-type="float" office:value="0.325268817204301">
                <text:p>0.325268817204301</text:p>
              </table:table-cell>
              <table:table-cell office:value-type="float" office:value="0.324832214765101">
                <text:p>0.324832214765101</text:p>
              </table:table-cell>
              <table:table-cell office:value-type="float" office:value="0.32573726541555">
                <text:p>0.32573726541555</text:p>
              </table:table-cell>
              <table:table-cell office:value-type="float" office:value="0.326639892904953">
                <text:p>0.326639892904953</text:p>
              </table:table-cell>
              <table:table-cell office:value-type="float" office:value="0.32620320855615">
                <text:p>0.32620320855615</text:p>
              </table:table-cell>
              <table:table-cell office:value-type="float" office:value="0.325767690253672">
                <text:p>0.325767690253672</text:p>
              </table:table-cell>
              <table:table-cell office:value-type="float" office:value="0.325333333333333">
                <text:p>0.325333333333333</text:p>
              </table:table-cell>
              <table:table-cell office:value-type="float" office:value="0.326231691078562">
                <text:p>0.326231691078562</text:p>
              </table:table-cell>
              <table:table-cell office:value-type="float" office:value="0.325797872340425">
                <text:p>0.325797872340425</text:p>
              </table:table-cell>
              <table:table-cell office:value-type="float" office:value="0.326693227091633">
                <text:p>0.326693227091633</text:p>
              </table:table-cell>
              <table:table-cell office:value-type="float" office:value="0.326259946949602">
                <text:p>0.326259946949602</text:p>
              </table:table-cell>
              <table:table-cell office:value-type="float" office:value="0.325827814569536">
                <text:p>0.325827814569536</text:p>
              </table:table-cell>
              <table:table-cell office:value-type="float" office:value="0.325396825396825">
                <text:p>0.325396825396825</text:p>
              </table:table-cell>
              <table:table-cell office:value-type="float" office:value="0.326287978863937">
                <text:p>0.326287978863937</text:p>
              </table:table-cell>
              <table:table-cell office:value-type="float" office:value="0.325857519788918">
                <text:p>0.325857519788918</text:p>
              </table:table-cell>
              <table:table-cell office:value-type="float" office:value="0.325428194993412">
                <text:p>0.325428194993412</text:p>
              </table:table-cell>
              <table:table-cell office:value-type="float" office:value="0.325">
                <text:p>0.325</text:p>
              </table:table-cell>
              <table:table-cell office:value-type="float" office:value="0.325886990801577">
                <text:p>0.325886990801577</text:p>
              </table:table-cell>
              <table:table-cell office:value-type="float" office:value="0.326771653543307">
                <text:p>0.326771653543307</text:p>
              </table:table-cell>
              <table:table-cell office:value-type="float" office:value="0.326343381389253">
                <text:p>0.326343381389253</text:p>
              </table:table-cell>
              <table:table-cell office:value-type="float" office:value="0.325916230366492">
                <text:p>0.325916230366492</text:p>
              </table:table-cell>
              <table:table-cell office:value-type="float" office:value="0.326797385620915">
                <text:p>0.326797385620915</text:p>
              </table:table-cell>
              <table:table-cell office:value-type="float" office:value="0.326370757180157">
                <text:p>0.326370757180157</text:p>
              </table:table-cell>
              <table:table-cell office:value-type="float" office:value="0.327249022164276">
                <text:p>0.327249022164276</text:p>
              </table:table-cell>
              <table:table-cell office:value-type="float" office:value="0.326822916666667">
                <text:p>0.326822916666667</text:p>
              </table:table-cell>
              <table:table-cell office:value-type="float" office:value="0.327698309492848">
                <text:p>0.327698309492848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328145265888457">
                <text:p>0.328145265888457</text:p>
              </table:table-cell>
              <table:table-cell office:value-type="float" office:value="0.327720207253886">
                <text:p>0.327720207253886</text:p>
              </table:table-cell>
              <table:table-cell office:value-type="float" office:value="0.328589909443726">
                <text:p>0.328589909443726</text:p>
              </table:table-cell>
              <table:table-cell office:value-type="float" office:value="0.328165374677003">
                <text:p>0.328165374677003</text:p>
              </table:table-cell>
              <table:table-cell office:value-type="float" office:value="0.327741935483871">
                <text:p>0.327741935483871</text:p>
              </table:table-cell>
              <table:table-cell office:value-type="float" office:value="0.32860824742268">
                <text:p>0.32860824742268</text:p>
              </table:table-cell>
              <table:table-cell office:value-type="float" office:value="0.328185328185328">
                <text:p>0.328185328185328</text:p>
              </table:table-cell>
              <table:table-cell office:value-type="float" office:value="0.329048843187661">
                <text:p>0.329048843187661</text:p>
              </table:table-cell>
              <table:table-cell office:value-type="float" office:value="0.328626444159178">
                <text:p>0.328626444159178</text:p>
              </table:table-cell>
              <table:table-cell office:value-type="float" office:value="0.328205128205128">
                <text:p>0.328205128205128</text:p>
              </table:table-cell>
              <table:table-cell office:value-type="float" office:value="0.329065300896287">
                <text:p>0.329065300896287</text:p>
              </table:table-cell>
              <table:table-cell office:value-type="float" office:value="0.328644501278772">
                <text:p>0.328644501278772</text:p>
              </table:table-cell>
              <table:table-cell office:value-type="float" office:value="0.328224776500639">
                <text:p>0.328224776500639</text:p>
              </table:table-cell>
              <table:table-cell office:value-type="float" office:value="0.32780612244898">
                <text:p>0.32780612244898</text:p>
              </table:table-cell>
              <table:table-cell office:value-type="float" office:value="0.327388535031847">
                <text:p>0.327388535031847</text:p>
              </table:table-cell>
              <table:table-cell office:value-type="float" office:value="0.326972010178117">
                <text:p>0.326972010178117</text:p>
              </table:table-cell>
              <table:table-cell office:value-type="float" office:value="0.327827191867853">
                <text:p>0.327827191867853</text:p>
              </table:table-cell>
              <table:table-cell office:value-type="float" office:value="0.32741116751269">
                <text:p>0.32741116751269</text:p>
              </table:table-cell>
              <table:table-cell office:value-type="float" office:value="0.326996197718631">
                <text:p>0.326996197718631</text:p>
              </table:table-cell>
              <table:table-cell office:value-type="float" office:value="0.327848101265823">
                <text:p>0.327848101265823</text:p>
              </table:table-cell>
              <table:table-cell office:value-type="float" office:value="0.327433628318584">
                <text:p>0.327433628318584</text:p>
              </table:table-cell>
              <table:table-cell office:value-type="float" office:value="0.328282828282828">
                <text:p>0.328282828282828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7455919395466">
                <text:p>0.327455919395466</text:p>
              </table:table-cell>
              <table:table-cell office:value-type="float" office:value="0.327044025157233">
                <text:p>0.327044025157233</text:p>
              </table:table-cell>
              <table:table-cell office:value-type="float" office:value="0.326633165829146">
                <text:p>0.326633165829146</text:p>
              </table:table-cell>
              <table:table-cell office:value-type="float" office:value="0.326223337515684">
                <text:p>0.326223337515684</text:p>
              </table:table-cell>
              <table:table-cell office:value-type="float" office:value="0.325814536340852">
                <text:p>0.325814536340852</text:p>
              </table:table-cell>
              <table:table-cell office:value-type="float" office:value="0.32540675844806">
                <text:p>0.32540675844806</text:p>
              </table:table-cell>
              <table:table-cell office:value-type="float" office:value="0.32625">
                <text:p>0.32625</text:p>
              </table:table-cell>
              <table:table-cell office:value-type="float" office:value="0.325842696629213">
                <text:p>0.325842696629213</text:p>
              </table:table-cell>
              <table:table-cell office:value-type="float" office:value="0.326683291770574">
                <text:p>0.326683291770574</text:p>
              </table:table-cell>
              <table:table-cell office:value-type="float" office:value="0.326276463262765">
                <text:p>0.326276463262765</text:p>
              </table:table-cell>
              <table:table-cell office:value-type="float" office:value="0.325870646766169">
                <text:p>0.325870646766169</text:p>
              </table:table-cell>
              <table:table-cell office:value-type="float" office:value="0.325465838509317">
                <text:p>0.325465838509317</text:p>
              </table:table-cell>
              <table:table-cell office:value-type="float" office:value="0.326302729528536">
                <text:p>0.326302729528536</text:p>
              </table:table-cell>
              <table:table-cell office:value-type="float" office:value="0.325898389095415">
                <text:p>0.325898389095415</text:p>
              </table:table-cell>
              <table:table-cell office:value-type="float" office:value="0.32549504950495">
                <text:p>0.32549504950495</text:p>
              </table:table-cell>
              <table:table-cell office:value-type="float" office:value="0.325092707045735">
                <text:p>0.325092707045735</text:p>
              </table:table-cell>
              <table:table-cell office:value-type="float" office:value="0.324691358024691">
                <text:p>0.324691358024691</text:p>
              </table:table-cell>
              <table:table-cell office:value-type="float" office:value="0.324290998766954">
                <text:p>0.324290998766954</text:p>
              </table:table-cell>
              <table:table-cell office:value-type="float" office:value="0.323891625615764">
                <text:p>0.323891625615764</text:p>
              </table:table-cell>
              <table:table-cell office:value-type="float" office:value="0.324723247232472">
                <text:p>0.324723247232472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23926380368098">
                <text:p>0.323926380368098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324357405140759">
                <text:p>0.324357405140759</text:p>
              </table:table-cell>
              <table:table-cell office:value-type="float" office:value="0.323960880195599">
                <text:p>0.323960880195599</text:p>
              </table:table-cell>
              <table:table-cell office:value-type="float" office:value="0.323565323565324">
                <text:p>0.323565323565324</text:p>
              </table:table-cell>
              <table:table-cell office:value-type="float" office:value="0.324390243902439">
                <text:p>0.324390243902439</text:p>
              </table:table-cell>
              <table:table-cell office:value-type="float" office:value="0.323995127892814">
                <text:p>0.323995127892814</text:p>
              </table:table-cell>
              <table:table-cell office:value-type="float" office:value="0.32360097323601">
                <text:p>0.32360097323601</text:p>
              </table:table-cell>
              <table:table-cell office:value-type="float" office:value="0.323207776427704">
                <text:p>0.323207776427704</text:p>
              </table:table-cell>
              <table:table-cell office:value-type="float" office:value="0.322815533980583">
                <text:p>0.322815533980583</text:p>
              </table:table-cell>
              <table:table-cell office:value-type="float" office:value="0.323636363636364">
                <text:p>0.323636363636364</text:p>
              </table:table-cell>
              <table:table-cell office:value-type="float" office:value="0.324455205811138">
                <text:p>0.324455205811138</text:p>
              </table:table-cell>
              <table:table-cell office:value-type="float" office:value="0.324062877871826">
                <text:p>0.324062877871826</text:p>
              </table:table-cell>
              <table:table-cell office:value-type="float" office:value="0.32487922705314">
                <text:p>0.32487922705314</text:p>
              </table:table-cell>
              <table:table-cell office:value-type="float" office:value="0.324487334137515">
                <text:p>0.324487334137515</text:p>
              </table:table-cell>
              <table:table-cell office:value-type="float" office:value="0.324096385542169">
                <text:p>0.324096385542169</text:p>
              </table:table-cell>
              <table:table-cell office:value-type="float" office:value="0.323706377858002">
                <text:p>0.323706377858002</text:p>
              </table:table-cell>
              <table:table-cell office:value-type="float" office:value="0.323317307692308">
                <text:p>0.323317307692308</text:p>
              </table:table-cell>
              <table:table-cell office:value-type="float" office:value="0.324129651860744">
                <text:p>0.324129651860744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4550898203593">
                <text:p>0.324550898203593</text:p>
              </table:table-cell>
              <table:table-cell office:value-type="float" office:value="0.324162679425837">
                <text:p>0.324162679425837</text:p>
              </table:table-cell>
              <table:table-cell office:value-type="float" office:value="0.324970131421744">
                <text:p>0.324970131421744</text:p>
              </table:table-cell>
              <table:table-cell office:value-type="float" office:value="0.324582338902148">
                <text:p>0.324582338902148</text:p>
              </table:table-cell>
              <table:table-cell office:value-type="float" office:value="0.3253873659118">
                <text:p>0.3253873659118</text:p>
              </table:table-cell>
              <table:table-cell office:value-type="float" office:value="0.325">
                <text:p>0.325</text:p>
              </table:table-cell>
              <table:table-cell office:value-type="float" office:value="0.325802615933413">
                <text:p>0.325802615933413</text:p>
              </table:table-cell>
              <table:table-cell office:value-type="float" office:value="0.32541567695962">
                <text:p>0.32541567695962</text:p>
              </table:table-cell>
              <table:table-cell office:value-type="float" office:value="0.326215895610913">
                <text:p>0.326215895610913</text:p>
              </table:table-cell>
              <table:table-cell office:value-type="float" office:value="0.325829383886256">
                <text:p>0.325829383886256</text:p>
              </table:table-cell>
              <table:table-cell office:value-type="float" office:value="0.325443786982248">
                <text:p>0.325443786982248</text:p>
              </table:table-cell>
              <table:table-cell office:value-type="float" office:value="0.325059101654846">
                <text:p>0.325059101654846</text:p>
              </table:table-cell>
              <table:table-cell office:value-type="float" office:value="0.325855962219599">
                <text:p>0.325855962219599</text:p>
              </table:table-cell>
              <table:table-cell office:value-type="float" office:value="0.325471698113208">
                <text:p>0.325471698113208</text:p>
              </table:table-cell>
              <table:table-cell office:value-type="float" office:value="0.325088339222615">
                <text:p>0.325088339222615</text:p>
              </table:table-cell>
              <table:table-cell office:value-type="float" office:value="0.325882352941177">
                <text:p>0.325882352941177</text:p>
              </table:table-cell>
              <table:table-cell office:value-type="float" office:value="0.325499412455934">
                <text:p>0.325499412455934</text:p>
              </table:table-cell>
              <table:table-cell office:value-type="float" office:value="0.325117370892019">
                <text:p>0.325117370892019</text:p>
              </table:table-cell>
              <table:table-cell office:value-type="float" office:value="0.324736225087925">
                <text:p>0.324736225087925</text:p>
              </table:table-cell>
              <table:table-cell office:value-type="float" office:value="0.324355971896956">
                <text:p>0.324355971896956</text:p>
              </table:table-cell>
              <table:table-cell office:value-type="float" office:value="0.325146198830409">
                <text:p>0.325146198830409</text:p>
              </table:table-cell>
              <table:table-cell office:value-type="float" office:value="0.324766355140187">
                <text:p>0.324766355140187</text:p>
              </table:table-cell>
              <table:table-cell office:value-type="float" office:value="0.32438739789965">
                <text:p>0.32438739789965</text:p>
              </table:table-cell>
              <table:table-cell office:value-type="float" office:value="0.325174825174825">
                <text:p>0.325174825174825</text:p>
              </table:table-cell>
              <table:table-cell office:value-type="float" office:value="0.324796274738068">
                <text:p>0.324796274738068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0.32520325203252">
                <text:p>0.32520325203252</text:p>
              </table:table-cell>
              <table:table-cell office:value-type="float" office:value="0.325986078886311">
                <text:p>0.325986078886311</text:p>
              </table:table-cell>
              <table:table-cell office:value-type="float" office:value="0.325608342989571">
                <text:p>0.325608342989571</text:p>
              </table:table-cell>
              <table:table-cell office:value-type="float" office:value="0.325231481481481">
                <text:p>0.325231481481481</text:p>
              </table:table-cell>
              <table:table-cell office:value-type="float" office:value="0.32485549132948">
                <text:p>0.32485549132948</text:p>
              </table:table-cell>
              <table:table-cell office:value-type="float" office:value="0.324480369515011">
                <text:p>0.324480369515011</text:p>
              </table:table-cell>
              <table:table-cell office:value-type="float" office:value="0.325259515570934">
                <text:p>0.325259515570934</text:p>
              </table:table-cell>
              <table:table-cell office:value-type="float" office:value="0.326036866359447">
                <text:p>0.326036866359447</text:p>
              </table:table-cell>
              <table:table-cell office:value-type="float" office:value="0.32566168009206">
                <text:p>0.32566168009206</text:p>
              </table:table-cell>
              <table:table-cell office:value-type="float" office:value="0.326436781609195">
                <text:p>0.326436781609195</text:p>
              </table:table-cell>
              <table:table-cell office:value-type="float" office:value="0.326061997703789">
                <text:p>0.326061997703789</text:p>
              </table:table-cell>
              <table:table-cell office:value-type="float" office:value="0.325688073394495">
                <text:p>0.325688073394495</text:p>
              </table:table-cell>
              <table:table-cell office:value-type="float" office:value="0.325315005727377">
                <text:p>0.325315005727377</text:p>
              </table:table-cell>
              <table:table-cell office:value-type="float" office:value="0.324942791762014">
                <text:p>0.324942791762014</text:p>
              </table:table-cell>
              <table:table-cell office:value-type="float" office:value="0.325714285714286">
                <text:p>0.325714285714286</text:p>
              </table:table-cell>
              <table:table-cell office:value-type="float" office:value="0.325342465753425">
                <text:p>0.325342465753425</text:p>
              </table:table-cell>
              <table:table-cell office:value-type="float" office:value="0.32497149372862">
                <text:p>0.32497149372862</text:p>
              </table:table-cell>
              <table:table-cell office:value-type="float" office:value="0.324601366742597">
                <text:p>0.324601366742597</text:p>
              </table:table-cell>
              <table:table-cell office:value-type="float" office:value="0.324232081911263">
                <text:p>0.324232081911263</text:p>
              </table:table-cell>
              <table:table-cell office:value-type="float" office:value="0.325">
                <text:p>0.325</text:p>
              </table:table-cell>
              <table:table-cell office:value-type="float" office:value="0.324631101021566">
                <text:p>0.324631101021566</text:p>
              </table:table-cell>
              <table:table-cell office:value-type="float" office:value="0.325396825396825">
                <text:p>0.325396825396825</text:p>
              </table:table-cell>
              <table:table-cell office:value-type="float" office:value="0.325028312570781">
                <text:p>0.325028312570781</text:p>
              </table:table-cell>
              <table:table-cell office:value-type="float" office:value="0.324660633484163">
                <text:p>0.324660633484163</text:p>
              </table:table-cell>
              <table:table-cell office:value-type="float" office:value="0.325423728813559">
                <text:p>0.325423728813559</text:p>
              </table:table-cell>
              <table:table-cell office:value-type="float" office:value="0.325056433408578">
                <text:p>0.325056433408578</text:p>
              </table:table-cell>
              <table:table-cell office:value-type="float" office:value="0.325817361894025">
                <text:p>0.325817361894025</text:p>
              </table:table-cell>
              <table:table-cell office:value-type="float" office:value="0.325450450450451">
                <text:p>0.325450450450451</text:p>
              </table:table-cell>
              <table:table-cell office:value-type="float" office:value="0.325084364454443">
                <text:p>0.325084364454443</text:p>
              </table:table-cell>
              <table:table-cell office:value-type="float" office:value="0.325842696629213">
                <text:p>0.32584269662921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26233183856502">
                <text:p>0.326233183856502</text:p>
              </table:table-cell>
              <table:table-cell office:value-type="float" office:value="0.326987681970885">
                <text:p>0.326987681970885</text:p>
              </table:table-cell>
              <table:table-cell office:value-type="float" office:value="0.32662192393736">
                <text:p>0.32662192393736</text:p>
              </table:table-cell>
              <table:table-cell office:value-type="float" office:value="0.326256983240223">
                <text:p>0.326256983240223</text:p>
              </table:table-cell>
              <table:table-cell office:value-type="float" office:value="0.325892857142857">
                <text:p>0.325892857142857</text:p>
              </table:table-cell>
              <table:table-cell office:value-type="float" office:value="0.325529542920847">
                <text:p>0.325529542920847</text:p>
              </table:table-cell>
              <table:table-cell office:value-type="float" office:value="0.325167037861915">
                <text:p>0.325167037861915</text:p>
              </table:table-cell>
              <table:table-cell office:value-type="float" office:value="0.324805339265851">
                <text:p>0.324805339265851</text:p>
              </table:table-cell>
              <table:table-cell office:value-type="float" office:value="0.324444444444444">
                <text:p>0.324444444444444</text:p>
              </table:table-cell>
              <table:table-cell office:value-type="float" office:value="0.32519422863485">
                <text:p>0.32519422863485</text:p>
              </table:table-cell>
              <table:table-cell office:value-type="float" office:value="0.324833702882483">
                <text:p>0.324833702882483</text:p>
              </table:table-cell>
              <table:table-cell office:value-type="float" office:value="0.324473975636766">
                <text:p>0.324473975636766</text:p>
              </table:table-cell>
              <table:table-cell office:value-type="float" office:value="0.324115044247788">
                <text:p>0.324115044247788</text:p>
              </table:table-cell>
              <table:table-cell office:value-type="float" office:value="0.323756906077348">
                <text:p>0.323756906077348</text:p>
              </table:table-cell>
              <table:table-cell office:value-type="float" office:value="0.324503311258278">
                <text:p>0.324503311258278</text:p>
              </table:table-cell>
              <table:table-cell office:value-type="float" office:value="0.324145534729879">
                <text:p>0.324145534729879</text:p>
              </table:table-cell>
              <table:table-cell office:value-type="float" office:value="0.32488986784141">
                <text:p>0.32488986784141</text:p>
              </table:table-cell>
              <table:table-cell office:value-type="float" office:value="0.324532453245325">
                <text:p>0.324532453245325</text:p>
              </table:table-cell>
              <table:table-cell office:value-type="float" office:value="0.325274725274725">
                <text:p>0.325274725274725</text:p>
              </table:table-cell>
              <table:table-cell office:value-type="float" office:value="0.326015367727772">
                <text:p>0.326015367727772</text:p>
              </table:table-cell>
              <table:table-cell office:value-type="float" office:value="0.325657894736842">
                <text:p>0.325657894736842</text:p>
              </table:table-cell>
              <table:table-cell office:value-type="float" office:value="0.326396495071194">
                <text:p>0.326396495071194</text:p>
              </table:table-cell>
              <table:table-cell office:value-type="float" office:value="0.326039387308534">
                <text:p>0.326039387308534</text:p>
              </table:table-cell>
              <table:table-cell office:value-type="float" office:value="0.326775956284153">
                <text:p>0.326775956284153</text:p>
              </table:table-cell>
              <table:table-cell office:value-type="float" office:value="0.326419213973799">
                <text:p>0.326419213973799</text:p>
              </table:table-cell>
              <table:table-cell office:value-type="float" office:value="0.327153762268266">
                <text:p>0.327153762268266</text:p>
              </table:table-cell>
              <table:table-cell office:value-type="float" office:value="0.326797385620915">
                <text:p>0.326797385620915</text:p>
              </table:table-cell>
              <table:table-cell office:value-type="float" office:value="0.326441784548422">
                <text:p>0.326441784548422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325732899022801">
                <text:p>0.325732899022801</text:p>
              </table:table-cell>
              <table:table-cell office:value-type="float" office:value="0.325379609544469">
                <text:p>0.325379609544469</text:p>
              </table:table-cell>
              <table:table-cell office:value-type="float" office:value="0.326110509209101">
                <text:p>0.326110509209101</text:p>
              </table:table-cell>
              <table:table-cell office:value-type="float" office:value="0.325757575757576">
                <text:p>0.325757575757576</text:p>
              </table:table-cell>
              <table:table-cell office:value-type="float" office:value="0.326486486486486">
                <text:p>0.326486486486486</text:p>
              </table:table-cell>
              <table:table-cell office:value-type="float" office:value="0.326133909287257">
                <text:p>0.326133909287257</text:p>
              </table:table-cell>
              <table:table-cell office:value-type="float" office:value="0.325782092772384">
                <text:p>0.325782092772384</text:p>
              </table:table-cell>
              <table:table-cell office:value-type="float" office:value="0.326508620689655">
                <text:p>0.326508620689655</text:p>
              </table:table-cell>
              <table:table-cell office:value-type="float" office:value="0.326157158234661">
                <text:p>0.326157158234661</text:p>
              </table:table-cell>
              <table:table-cell office:value-type="float" office:value="0.325806451612903">
                <text:p>0.325806451612903</text:p>
              </table:table-cell>
              <table:table-cell office:value-type="float" office:value="0.325456498388829">
                <text:p>0.325456498388829</text:p>
              </table:table-cell>
              <table:table-cell office:value-type="float" office:value="0.32618025751073">
                <text:p>0.32618025751073</text:p>
              </table:table-cell>
              <table:table-cell office:value-type="float" office:value="0.32583065380493">
                <text:p>0.32583065380493</text:p>
              </table:table-cell>
              <table:table-cell office:value-type="float" office:value="0.325481798715203">
                <text:p>0.325481798715203</text:p>
              </table:table-cell>
              <table:table-cell office:value-type="float" office:value="0.325133689839572">
                <text:p>0.325133689839572</text:p>
              </table:table-cell>
              <table:table-cell office:value-type="float" office:value="0.324786324786325">
                <text:p>0.324786324786325</text:p>
              </table:table-cell>
              <table:table-cell office:value-type="float" office:value="0.324439701173959">
                <text:p>0.324439701173959</text:p>
              </table:table-cell>
              <table:table-cell office:value-type="float" office:value="0.32409381663113">
                <text:p>0.32409381663113</text:p>
              </table:table-cell>
              <table:table-cell office:value-type="float" office:value="0.323748668796592">
                <text:p>0.323748668796592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23060573857598">
                <text:p>0.323060573857598</text:p>
              </table:table-cell>
              <table:table-cell office:value-type="float" office:value="0.322717622080679">
                <text:p>0.322717622080679</text:p>
              </table:table-cell>
              <table:table-cell office:value-type="float" office:value="0.32237539766702">
                <text:p>0.32237539766702</text:p>
              </table:table-cell>
              <table:table-cell office:value-type="float" office:value="0.322033898305085">
                <text:p>0.322033898305085</text:p>
              </table:table-cell>
              <table:table-cell office:value-type="float" office:value="0.321693121693122">
                <text:p>0.321693121693122</text:p>
              </table:table-cell>
              <table:table-cell office:value-type="float" office:value="0.321353065539112">
                <text:p>0.321353065539112</text:p>
              </table:table-cell>
              <table:table-cell office:value-type="float" office:value="0.321013727560718">
                <text:p>0.321013727560718</text:p>
              </table:table-cell>
              <table:table-cell office:value-type="float" office:value="0.320675105485232">
                <text:p>0.320675105485232</text:p>
              </table:table-cell>
              <table:table-cell office:value-type="float" office:value="0.321390937829294">
                <text:p>0.321390937829294</text:p>
              </table:table-cell>
              <table:table-cell office:value-type="float" office:value="0.322105263157895">
                <text:p>0.322105263157895</text:p>
              </table:table-cell>
              <table:table-cell office:value-type="float" office:value="0.321766561514196">
                <text:p>0.321766561514196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22140608604407">
                <text:p>0.322140608604407</text:p>
              </table:table-cell>
              <table:table-cell office:value-type="float" office:value="0.321802935010482">
                <text:p>0.321802935010482</text:p>
              </table:table-cell>
              <table:table-cell office:value-type="float" office:value="0.321465968586387">
                <text:p>0.321465968586387</text:p>
              </table:table-cell>
              <table:table-cell office:value-type="float" office:value="0.321129707112971">
                <text:p>0.321129707112971</text:p>
              </table:table-cell>
              <table:table-cell office:value-type="float" office:value="0.320794148380355">
                <text:p>0.320794148380355</text:p>
              </table:table-cell>
              <table:table-cell office:value-type="float" office:value="0.321503131524008">
                <text:p>0.321503131524008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0.321540062434964">
                <text:p>0.321540062434964</text:p>
              </table:table-cell>
              <table:table-cell office:value-type="float" office:value="0.321205821205821">
                <text:p>0.321205821205821</text:p>
              </table:table-cell>
              <table:table-cell office:value-type="float" office:value="0.321910695742471">
                <text:p>0.321910695742471</text:p>
              </table:table-cell>
              <table:table-cell office:value-type="float" office:value="0.321576763485477">
                <text:p>0.321576763485477</text:p>
              </table:table-cell>
              <table:table-cell office:value-type="float" office:value="0.321243523316062">
                <text:p>0.321243523316062</text:p>
              </table:table-cell>
              <table:table-cell office:value-type="float" office:value="0.321946169772257">
                <text:p>0.321946169772257</text:p>
              </table:table-cell>
              <table:table-cell office:value-type="float" office:value="0.321613236814891">
                <text:p>0.321613236814891</text:p>
              </table:table-cell>
              <table:table-cell office:value-type="float" office:value="0.321280991735537">
                <text:p>0.321280991735537</text:p>
              </table:table-cell>
              <table:table-cell office:value-type="float" office:value="0.321981424148607">
                <text:p>0.321981424148607</text:p>
              </table:table-cell>
              <table:table-cell office:value-type="float" office:value="0.321649484536082">
                <text:p>0.321649484536082</text:p>
              </table:table-cell>
              <table:table-cell office:value-type="float" office:value="0.321318228630278">
                <text:p>0.321318228630278</text:p>
              </table:table-cell>
              <table:table-cell office:value-type="float" office:value="0.32201646090535">
                <text:p>0.32201646090535</text:p>
              </table:table-cell>
              <table:table-cell office:value-type="float" office:value="0.321685508735868">
                <text:p>0.321685508735868</text:p>
              </table:table-cell>
              <table:table-cell office:value-type="float" office:value="0.32135523613963">
                <text:p>0.32135523613963</text:p>
              </table:table-cell>
              <table:table-cell office:value-type="float" office:value="0.321025641025641">
                <text:p>0.321025641025641</text:p>
              </table:table-cell>
              <table:table-cell office:value-type="float" office:value="0.320696721311475">
                <text:p>0.320696721311475</text:p>
              </table:table-cell>
              <table:table-cell office:value-type="float" office:value="0.320368474923234">
                <text:p>0.320368474923234</text:p>
              </table:table-cell>
              <table:table-cell office:value-type="float" office:value="0.321063394683027">
                <text:p>0.321063394683027</text:p>
              </table:table-cell>
              <table:table-cell office:value-type="float" office:value="0.321756894790603">
                <text:p>0.321756894790603</text:p>
              </table:table-cell>
              <table:table-cell office:value-type="float" office:value="0.322448979591837">
                <text:p>0.322448979591837</text:p>
              </table:table-cell>
              <table:table-cell office:value-type="float" office:value="0.322120285423038">
                <text:p>0.322120285423038</text:p>
              </table:table-cell>
              <table:table-cell office:value-type="float" office:value="0.322810590631365">
                <text:p>0.322810590631365</text:p>
              </table:table-cell>
              <table:table-cell office:value-type="float" office:value="0.322482197355036">
                <text:p>0.322482197355036</text:p>
              </table:table-cell>
              <table:table-cell office:value-type="float" office:value="0.322154471544715">
                <text:p>0.322154471544715</text:p>
              </table:table-cell>
              <table:table-cell office:value-type="float" office:value="0.322842639593909">
                <text:p>0.322842639593909</text:p>
              </table:table-cell>
              <table:table-cell office:value-type="float" office:value="0.322515212981744">
                <text:p>0.322515212981744</text:p>
              </table:table-cell>
              <table:table-cell office:value-type="float" office:value="0.323201621073961">
                <text:p>0.323201621073961</text:p>
              </table:table-cell>
              <table:table-cell office:value-type="float" office:value="0.322874493927125">
                <text:p>0.322874493927125</text:p>
              </table:table-cell>
              <table:table-cell office:value-type="float" office:value="0.323559150657229">
                <text:p>0.323559150657229</text:p>
              </table:table-cell>
              <table:table-cell office:value-type="float" office:value="0.323232323232323">
                <text:p>0.323232323232323</text:p>
              </table:table-cell>
              <table:table-cell office:value-type="float" office:value="0.322906155398587">
                <text:p>0.322906155398587</text:p>
              </table:table-cell>
              <table:table-cell office:value-type="float" office:value="0.323588709677419">
                <text:p>0.323588709677419</text:p>
              </table:table-cell>
              <table:table-cell office:value-type="float" office:value="0.324269889224572">
                <text:p>0.324269889224572</text:p>
              </table:table-cell>
              <table:table-cell office:value-type="float" office:value="0.323943661971831">
                <text:p>0.323943661971831</text:p>
              </table:table-cell>
              <table:table-cell office:value-type="float" office:value="0.323618090452261">
                <text:p>0.323618090452261</text:p>
              </table:table-cell>
              <table:table-cell office:value-type="float" office:value="0.32429718875502">
                <text:p>0.32429718875502</text:p>
              </table:table-cell>
              <table:table-cell office:value-type="float" office:value="0.323971915747242">
                <text:p>0.323971915747242</text:p>
              </table:table-cell>
              <table:table-cell office:value-type="float" office:value="0.323647294589178">
                <text:p>0.323647294589178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24">
                <text:p>0.324</text:p>
              </table:table-cell>
              <table:table-cell office:value-type="float" office:value="0.324675324675325">
                <text:p>0.324675324675325</text:p>
              </table:table-cell>
            </table:table-row>
            <table:table-row>
              <table:table-cell office:value-type="string">
                <text:p>O</text:p>
                <draw:g>
                  <svg:desc>Sheet3.A5:Sheet3.A5</svg:desc>
                </draw:g>
              </table:table-cell>
              <table:table-cell office:value-type="float" office:value="0">
                <text:p>0</text:p>
                <draw:g>
                  <svg:desc>Sheet3.B5:Sheet3.AL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5">
                <text:p>0.05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4">
                <text:p>0.0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5625">
                <text:p>0.15625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0.125">
                <text:p>0.12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119047619047619">
                <text:p>0.119047619047619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2040816326531">
                <text:p>0.102040816326531</text:p>
              </table:table-cell>
              <table:table-cell office:value-type="float" office:value="0.1">
                <text:p>0.1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0961538461538462">
                <text:p>0.0961538461538462</text:p>
              </table:table-cell>
              <table:table-cell office:value-type="float" office:value="0.0943396226415094">
                <text:p>0.094339622641509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9090909090909">
                <text:p>0.109090909090909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0.101694915254237">
                <text:p>0.101694915254237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14754098360656">
                <text:p>0.114754098360656</text:p>
              </table:table-cell>
              <table:table-cell office:value-type="float" office:value="0.112903225806452">
                <text:p>0.11290322580645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9375">
                <text:p>0.109375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104477611940299">
                <text:p>0.104477611940299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0.128571428571429">
                <text:p>0.128571428571429</text:p>
              </table:table-cell>
              <table:table-cell office:value-type="float" office:value="0.126760563380282">
                <text:p>0.126760563380282</text:p>
              </table:table-cell>
              <table:table-cell office:value-type="float" office:value="0.125">
                <text:p>0.125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121621621621622">
                <text:p>0.121621621621622</text:p>
              </table:table-cell>
              <table:table-cell office:value-type="float" office:value="0.12">
                <text:p>0.12</text:p>
              </table:table-cell>
              <table:table-cell office:value-type="float" office:value="0.118421052631579">
                <text:p>0.118421052631579</text:p>
              </table:table-cell>
              <table:table-cell office:value-type="float" office:value="0.116883116883117">
                <text:p>0.1168831168831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3924050632911">
                <text:p>0.113924050632911</text:p>
              </table:table-cell>
              <table:table-cell office:value-type="float" office:value="0.1125">
                <text:p>0.1125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120481927710843">
                <text:p>0.120481927710843</text:p>
              </table:table-cell>
              <table:table-cell office:value-type="float" office:value="0.130952380952381">
                <text:p>0.130952380952381</text:p>
              </table:table-cell>
              <table:table-cell office:value-type="float" office:value="0.129411764705882">
                <text:p>0.129411764705882</text:p>
              </table:table-cell>
              <table:table-cell office:value-type="float" office:value="0.127906976744186">
                <text:p>0.127906976744186</text:p>
              </table:table-cell>
              <table:table-cell office:value-type="float" office:value="0.126436781609195">
                <text:p>0.126436781609195</text:p>
              </table:table-cell>
              <table:table-cell office:value-type="float" office:value="0.125">
                <text:p>0.125</text:p>
              </table:table-cell>
              <table:table-cell office:value-type="float" office:value="0.123595505617978">
                <text:p>0.123595505617978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0.120879120879121">
                <text:p>0.120879120879121</text:p>
              </table:table-cell>
              <table:table-cell office:value-type="float" office:value="0.119565217391304">
                <text:p>0.119565217391304</text:p>
              </table:table-cell>
              <table:table-cell office:value-type="float" office:value="0.118279569892473">
                <text:p>0.118279569892473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0.126315789473684">
                <text:p>0.126315789473684</text:p>
              </table:table-cell>
              <table:table-cell office:value-type="float" office:value="0.125">
                <text:p>0.125</text:p>
              </table:table-cell>
              <table:table-cell office:value-type="float" office:value="0.123711340206186">
                <text:p>0.123711340206186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12">
                <text:p>0.12</text:p>
              </table:table-cell>
              <table:table-cell office:value-type="float" office:value="0.128712871287129">
                <text:p>0.128712871287129</text:p>
              </table:table-cell>
              <table:table-cell office:value-type="float" office:value="0.137254901960784">
                <text:p>0.137254901960784</text:p>
              </table:table-cell>
              <table:table-cell office:value-type="float" office:value="0.135922330097087">
                <text:p>0.135922330097087</text:p>
              </table:table-cell>
              <table:table-cell office:value-type="float" office:value="0.134615384615385">
                <text:p>0.13461538461538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41509433962264">
                <text:p>0.141509433962264</text:p>
              </table:table-cell>
              <table:table-cell office:value-type="float" office:value="0.149532710280374">
                <text:p>0.14953271028037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46788990825688">
                <text:p>0.146788990825688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144144144144144">
                <text:p>0.144144144144144</text:p>
              </table:table-cell>
              <table:table-cell office:value-type="float" office:value="0.151785714285714">
                <text:p>0.151785714285714</text:p>
              </table:table-cell>
              <table:table-cell office:value-type="float" office:value="0.150442477876106">
                <text:p>0.150442477876106</text:p>
              </table:table-cell>
              <table:table-cell office:value-type="float" office:value="0.149122807017544">
                <text:p>0.149122807017544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0.159663865546219">
                <text:p>0.15966386554621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6">
                <text:p>0.1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0.15748031496063">
                <text:p>0.15748031496063</text:p>
              </table:table-cell>
              <table:table-cell office:value-type="float" office:value="0.15625">
                <text:p>0.15625</text:p>
              </table:table-cell>
              <table:table-cell office:value-type="float" office:value="0.155038759689922">
                <text:p>0.15503875968992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6716417910448">
                <text:p>0.156716417910448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0.153284671532847">
                <text:p>0.153284671532847</text:p>
              </table:table-cell>
              <table:table-cell office:value-type="float" office:value="0.152173913043478">
                <text:p>0.152173913043478</text:p>
              </table:table-cell>
              <table:table-cell office:value-type="float" office:value="0.151079136690647">
                <text:p>0.151079136690647</text:p>
              </table:table-cell>
              <table:table-cell office:value-type="float" office:value="0.15">
                <text:p>0.15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0.147887323943662">
                <text:p>0.147887323943662</text:p>
              </table:table-cell>
              <table:table-cell office:value-type="float" office:value="0.146853146853147">
                <text:p>0.146853146853147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44827586206897">
                <text:p>0.144827586206897</text:p>
              </table:table-cell>
              <table:table-cell office:value-type="float" office:value="0.143835616438356">
                <text:p>0.14383561643835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1891891891892">
                <text:p>0.141891891891892</text:p>
              </table:table-cell>
              <table:table-cell office:value-type="float" office:value="0.140939597315436">
                <text:p>0.140939597315436</text:p>
              </table:table-cell>
              <table:table-cell office:value-type="float" office:value="0.14">
                <text:p>0.14</text:p>
              </table:table-cell>
              <table:table-cell office:value-type="float" office:value="0.145695364238411">
                <text:p>0.145695364238411</text:p>
              </table:table-cell>
              <table:table-cell office:value-type="float" office:value="0.144736842105263">
                <text:p>0.144736842105263</text:p>
              </table:table-cell>
              <table:table-cell office:value-type="float" office:value="0.143790849673203">
                <text:p>0.14379084967320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8387096774194">
                <text:p>0.148387096774194</text:p>
              </table:table-cell>
              <table:table-cell office:value-type="float" office:value="0.147435897435897">
                <text:p>0.147435897435897</text:p>
              </table:table-cell>
              <table:table-cell office:value-type="float" office:value="0.146496815286624">
                <text:p>0.146496815286624</text:p>
              </table:table-cell>
              <table:table-cell office:value-type="float" office:value="0.145569620253165">
                <text:p>0.145569620253165</text:p>
              </table:table-cell>
              <table:table-cell office:value-type="float" office:value="0.144654088050314">
                <text:p>0.144654088050314</text:p>
              </table:table-cell>
              <table:table-cell office:value-type="float" office:value="0.15">
                <text:p>0.15</text:p>
              </table:table-cell>
              <table:table-cell office:value-type="float" office:value="0.149068322981366">
                <text:p>0.149068322981366</text:p>
              </table:table-cell>
              <table:table-cell office:value-type="float" office:value="0.154320987654321">
                <text:p>0.154320987654321</text:p>
              </table:table-cell>
              <table:table-cell office:value-type="float" office:value="0.153374233128834">
                <text:p>0.153374233128834</text:p>
              </table:table-cell>
              <table:table-cell office:value-type="float" office:value="0.152439024390244">
                <text:p>0.152439024390244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50602409638554">
                <text:p>0.150602409638554</text:p>
              </table:table-cell>
              <table:table-cell office:value-type="float" office:value="0.149700598802395">
                <text:p>0.149700598802395</text:p>
              </table:table-cell>
              <table:table-cell office:value-type="float" office:value="0.148809523809524">
                <text:p>0.148809523809524</text:p>
              </table:table-cell>
              <table:table-cell office:value-type="float" office:value="0.14792899408284">
                <text:p>0.14792899408284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146198830409357">
                <text:p>0.146198830409357</text:p>
              </table:table-cell>
              <table:table-cell office:value-type="float" office:value="0.145348837209302">
                <text:p>0.145348837209302</text:p>
              </table:table-cell>
              <table:table-cell office:value-type="float" office:value="0.144508670520231">
                <text:p>0.144508670520231</text:p>
              </table:table-cell>
              <table:table-cell office:value-type="float" office:value="0.14367816091954">
                <text:p>0.14367816091954</text:p>
              </table:table-cell>
              <table:table-cell office:value-type="float" office:value="0.148571428571429">
                <text:p>0.148571428571429</text:p>
              </table:table-cell>
              <table:table-cell office:value-type="float" office:value="0.153409090909091">
                <text:p>0.153409090909091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0.157303370786517">
                <text:p>0.157303370786517</text:p>
              </table:table-cell>
              <table:table-cell office:value-type="float" office:value="0.156424581005587">
                <text:p>0.156424581005587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160220994475138">
                <text:p>0.160220994475138</text:p>
              </table:table-cell>
              <table:table-cell office:value-type="float" office:value="0.159340659340659">
                <text:p>0.159340659340659</text:p>
              </table:table-cell>
              <table:table-cell office:value-type="float" office:value="0.158469945355191">
                <text:p>0.158469945355191</text:p>
              </table:table-cell>
              <table:table-cell office:value-type="float" office:value="0.157608695652174">
                <text:p>0.157608695652174</text:p>
              </table:table-cell>
              <table:table-cell office:value-type="float" office:value="0.156756756756757">
                <text:p>0.156756756756757</text:p>
              </table:table-cell>
              <table:table-cell office:value-type="float" office:value="0.155913978494624">
                <text:p>0.155913978494624</text:p>
              </table:table-cell>
              <table:table-cell office:value-type="float" office:value="0.155080213903743">
                <text:p>0.155080213903743</text:p>
              </table:table-cell>
              <table:table-cell office:value-type="float" office:value="0.154255319148936">
                <text:p>0.15425531914893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7068062827225">
                <text:p>0.157068062827225</text:p>
              </table:table-cell>
              <table:table-cell office:value-type="float" office:value="0.15625">
                <text:p>0.15625</text:p>
              </table:table-cell>
              <table:table-cell office:value-type="float" office:value="0.160621761658031">
                <text:p>0.160621761658031</text:p>
              </table:table-cell>
              <table:table-cell office:value-type="float" office:value="0.15979381443299">
                <text:p>0.15979381443299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16243654822335">
                <text:p>0.16243654822335</text:p>
              </table:table-cell>
              <table:table-cell office:value-type="float" office:value="0.161616161616162">
                <text:p>0.161616161616162</text:p>
              </table:table-cell>
              <table:table-cell office:value-type="float" office:value="0.160804020100503">
                <text:p>0.160804020100503</text:p>
              </table:table-cell>
              <table:table-cell office:value-type="float" office:value="0.16">
                <text:p>0.16</text:p>
              </table:table-cell>
              <table:table-cell office:value-type="float" office:value="0.159203980099502">
                <text:p>0.159203980099502</text:p>
              </table:table-cell>
              <table:table-cell office:value-type="float" office:value="0.158415841584158">
                <text:p>0.158415841584158</text:p>
              </table:table-cell>
              <table:table-cell office:value-type="float" office:value="0.157635467980296">
                <text:p>0.157635467980296</text:p>
              </table:table-cell>
              <table:table-cell office:value-type="float" office:value="0.156862745098039">
                <text:p>0.156862745098039</text:p>
              </table:table-cell>
              <table:table-cell office:value-type="float" office:value="0.160975609756098">
                <text:p>0.160975609756098</text:p>
              </table:table-cell>
              <table:table-cell office:value-type="float" office:value="0.160194174757282">
                <text:p>0.160194174757282</text:p>
              </table:table-cell>
              <table:table-cell office:value-type="float" office:value="0.159420289855072">
                <text:p>0.159420289855072</text:p>
              </table:table-cell>
              <table:table-cell office:value-type="float" office:value="0.158653846153846">
                <text:p>0.15865384615384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61904761904762">
                <text:p>0.161904761904762</text:p>
              </table:table-cell>
              <table:table-cell office:value-type="float" office:value="0.161137440758294">
                <text:p>0.161137440758294</text:p>
              </table:table-cell>
              <table:table-cell office:value-type="float" office:value="0.165094339622641">
                <text:p>0.165094339622641</text:p>
              </table:table-cell>
              <table:table-cell office:value-type="float" office:value="0.164319248826291">
                <text:p>0.164319248826291</text:p>
              </table:table-cell>
              <table:table-cell office:value-type="float" office:value="0.168224299065421">
                <text:p>0.168224299065421</text:p>
              </table:table-cell>
              <table:table-cell office:value-type="float" office:value="0.167441860465116">
                <text:p>0.16744186046511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5898617511521">
                <text:p>0.165898617511521</text:p>
              </table:table-cell>
              <table:table-cell office:value-type="float" office:value="0.165137614678899">
                <text:p>0.165137614678899</text:p>
              </table:table-cell>
              <table:table-cell office:value-type="float" office:value="0.164383561643836">
                <text:p>0.164383561643836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16289592760181">
                <text:p>0.16289592760181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161434977578475">
                <text:p>0.161434977578475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6">
                <text:p>0.16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0.158590308370044">
                <text:p>0.158590308370044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7205240174672">
                <text:p>0.157205240174672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0.155844155844156">
                <text:p>0.155844155844156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158798283261803">
                <text:p>0.158798283261803</text:p>
              </table:table-cell>
              <table:table-cell office:value-type="float" office:value="0.158119658119658">
                <text:p>0.158119658119658</text:p>
              </table:table-cell>
              <table:table-cell office:value-type="float" office:value="0.157446808510638">
                <text:p>0.157446808510638</text:p>
              </table:table-cell>
              <table:table-cell office:value-type="float" office:value="0.156779661016949">
                <text:p>0.156779661016949</text:p>
              </table:table-cell>
              <table:table-cell office:value-type="float" office:value="0.160337552742616">
                <text:p>0.160337552742616</text:p>
              </table:table-cell>
              <table:table-cell office:value-type="float" office:value="0.163865546218487">
                <text:p>0.163865546218487</text:p>
              </table:table-cell>
              <table:table-cell office:value-type="float" office:value="0.163179916317992">
                <text:p>0.163179916317992</text:p>
              </table:table-cell>
              <table:table-cell office:value-type="float" office:value="0.1625">
                <text:p>0.1625</text:p>
              </table:table-cell>
              <table:table-cell office:value-type="float" office:value="0.161825726141079">
                <text:p>0.161825726141079</text:p>
              </table:table-cell>
              <table:table-cell office:value-type="float" office:value="0.161157024793388">
                <text:p>0.161157024793388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59836065573771">
                <text:p>0.15983606557377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0.161943319838057">
                <text:p>0.161943319838057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64658634538153">
                <text:p>0.164658634538153</text:p>
              </table:table-cell>
              <table:table-cell office:value-type="float" office:value="0.164">
                <text:p>0.164</text:p>
              </table:table-cell>
              <table:table-cell office:value-type="float" office:value="0.163346613545817">
                <text:p>0.16334661354581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00790513834">
                <text:p>0.16600790513834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0.168627450980392">
                <text:p>0.168627450980392</text:p>
              </table:table-cell>
              <table:table-cell office:value-type="float" office:value="0.16796875">
                <text:p>0.16796875</text:p>
              </table:table-cell>
              <table:table-cell office:value-type="float" office:value="0.167315175097276">
                <text:p>0.16731517509727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023166023166">
                <text:p>0.166023166023166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0.168582375478927">
                <text:p>0.168582375478927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0.167300380228137">
                <text:p>0.16730038022813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0.172932330827068">
                <text:p>0.172932330827068</text:p>
              </table:table-cell>
              <table:table-cell office:value-type="float" office:value="0.172284644194757">
                <text:p>0.172284644194757</text:p>
              </table:table-cell>
              <table:table-cell office:value-type="float" office:value="0.175373134328358">
                <text:p>0.175373134328358</text:p>
              </table:table-cell>
              <table:table-cell office:value-type="float" office:value="0.174721189591078">
                <text:p>0.174721189591078</text:p>
              </table:table-cell>
              <table:table-cell office:value-type="float" office:value="0.174074074074074">
                <text:p>0.174074074074074</text:p>
              </table:table-cell>
              <table:table-cell office:value-type="float" office:value="0.173431734317343">
                <text:p>0.173431734317343</text:p>
              </table:table-cell>
              <table:table-cell office:value-type="float" office:value="0.172794117647059">
                <text:p>0.172794117647059</text:p>
              </table:table-cell>
              <table:table-cell office:value-type="float" office:value="0.172161172161172">
                <text:p>0.172161172161172</text:p>
              </table:table-cell>
              <table:table-cell office:value-type="float" office:value="0.171532846715328">
                <text:p>0.171532846715328</text:p>
              </table:table-cell>
              <table:table-cell office:value-type="float" office:value="0.170909090909091">
                <text:p>0.170909090909091</text:p>
              </table:table-cell>
              <table:table-cell office:value-type="float" office:value="0.170289855072464">
                <text:p>0.170289855072464</text:p>
              </table:table-cell>
              <table:table-cell office:value-type="float" office:value="0.169675090252708">
                <text:p>0.169675090252708</text:p>
              </table:table-cell>
              <table:table-cell office:value-type="float" office:value="0.169064748201439">
                <text:p>0.169064748201439</text:p>
              </table:table-cell>
              <table:table-cell office:value-type="float" office:value="0.172043010752688">
                <text:p>0.172043010752688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174377224199288">
                <text:p>0.174377224199288</text:p>
              </table:table-cell>
              <table:table-cell office:value-type="float" office:value="0.173758865248227">
                <text:p>0.173758865248227</text:p>
              </table:table-cell>
              <table:table-cell office:value-type="float" office:value="0.173144876325088">
                <text:p>0.173144876325088</text:p>
              </table:table-cell>
              <table:table-cell office:value-type="float" office:value="0.172535211267606">
                <text:p>0.172535211267606</text:p>
              </table:table-cell>
              <table:table-cell office:value-type="float" office:value="0.171929824561404">
                <text:p>0.171929824561404</text:p>
              </table:table-cell>
              <table:table-cell office:value-type="float" office:value="0.171328671328671">
                <text:p>0.171328671328671</text:p>
              </table:table-cell>
              <table:table-cell office:value-type="float" office:value="0.174216027874565">
                <text:p>0.174216027874565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5862068965517">
                <text:p>0.175862068965517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0.174657534246575">
                <text:p>0.174657534246575</text:p>
              </table:table-cell>
              <table:table-cell office:value-type="float" office:value="0.174061433447099">
                <text:p>0.174061433447099</text:p>
              </table:table-cell>
              <table:table-cell office:value-type="float" office:value="0.173469387755102">
                <text:p>0.173469387755102</text:p>
              </table:table-cell>
              <table:table-cell office:value-type="float" office:value="0.172881355932203">
                <text:p>0.172881355932203</text:p>
              </table:table-cell>
              <table:table-cell office:value-type="float" office:value="0.172297297297297">
                <text:p>0.172297297297297</text:p>
              </table:table-cell>
              <table:table-cell office:value-type="float" office:value="0.171717171717172">
                <text:p>0.171717171717172</text:p>
              </table:table-cell>
              <table:table-cell office:value-type="float" office:value="0.171140939597315">
                <text:p>0.171140939597315</text:p>
              </table:table-cell>
              <table:table-cell office:value-type="float" office:value="0.17056856187291">
                <text:p>0.17056856187291</text:p>
              </table:table-cell>
              <table:table-cell office:value-type="float" office:value="0.17">
                <text:p>0.17</text:p>
              </table:table-cell>
              <table:table-cell office:value-type="float" office:value="0.172757475083057">
                <text:p>0.172757475083057</text:p>
              </table:table-cell>
              <table:table-cell office:value-type="float" office:value="0.172185430463576">
                <text:p>0.172185430463576</text:p>
              </table:table-cell>
              <table:table-cell office:value-type="float" office:value="0.171617161716172">
                <text:p>0.171617161716172</text:p>
              </table:table-cell>
              <table:table-cell office:value-type="float" office:value="0.171052631578947">
                <text:p>0.171052631578947</text:p>
              </table:table-cell>
              <table:table-cell office:value-type="float" office:value="0.170491803278689">
                <text:p>0.170491803278689</text:p>
              </table:table-cell>
              <table:table-cell office:value-type="float" office:value="0.169934640522876">
                <text:p>0.169934640522876</text:p>
              </table:table-cell>
              <table:table-cell office:value-type="float" office:value="0.169381107491857">
                <text:p>0.169381107491857</text:p>
              </table:table-cell>
              <table:table-cell office:value-type="float" office:value="0.168831168831169">
                <text:p>0.168831168831169</text:p>
              </table:table-cell>
              <table:table-cell office:value-type="float" office:value="0.168284789644013">
                <text:p>0.168284789644013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0.167202572347267">
                <text:p>0.16720257234726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134185303514">
                <text:p>0.166134185303514</text:p>
              </table:table-cell>
              <table:table-cell office:value-type="float" office:value="0.165605095541401">
                <text:p>0.165605095541401</text:p>
              </table:table-cell>
              <table:table-cell office:value-type="float" office:value="0.165079365079365">
                <text:p>0.165079365079365</text:p>
              </table:table-cell>
              <table:table-cell office:value-type="float" office:value="0.167721518987342">
                <text:p>0.167721518987342</text:p>
              </table:table-cell>
              <table:table-cell office:value-type="float" office:value="0.167192429022082">
                <text:p>0.16719242902208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9278996865204">
                <text:p>0.169278996865204</text:p>
              </table:table-cell>
              <table:table-cell office:value-type="float" office:value="0.171875">
                <text:p>0.171875</text:p>
              </table:table-cell>
              <table:table-cell office:value-type="float" office:value="0.171339563862928">
                <text:p>0.171339563862928</text:p>
              </table:table-cell>
              <table:table-cell office:value-type="float" office:value="0.170807453416149">
                <text:p>0.170807453416149</text:p>
              </table:table-cell>
              <table:table-cell office:value-type="float" office:value="0.170278637770898">
                <text:p>0.170278637770898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172307692307692">
                <text:p>0.172307692307692</text:p>
              </table:table-cell>
              <table:table-cell office:value-type="float" office:value="0.171779141104294">
                <text:p>0.171779141104294</text:p>
              </table:table-cell>
              <table:table-cell office:value-type="float" office:value="0.171253822629969">
                <text:p>0.171253822629969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173252279635258">
                <text:p>0.173252279635258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0.175226586102719">
                <text:p>0.175226586102719</text:p>
              </table:table-cell>
              <table:table-cell office:value-type="float" office:value="0.174698795180723">
                <text:p>0.174698795180723</text:p>
              </table:table-cell>
              <table:table-cell office:value-type="float" office:value="0.177177177177177">
                <text:p>0.177177177177177</text:p>
              </table:table-cell>
              <table:table-cell office:value-type="float" office:value="0.176646706586826">
                <text:p>0.176646706586826</text:p>
              </table:table-cell>
              <table:table-cell office:value-type="float" office:value="0.17910447761194">
                <text:p>0.17910447761194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81008902077151">
                <text:p>0.181008902077151</text:p>
              </table:table-cell>
              <table:table-cell office:value-type="float" office:value="0.180473372781065">
                <text:p>0.180473372781065</text:p>
              </table:table-cell>
              <table:table-cell office:value-type="float" office:value="0.182890855457227">
                <text:p>0.182890855457227</text:p>
              </table:table-cell>
              <table:table-cell office:value-type="float" office:value="0.185294117647059">
                <text:p>0.185294117647059</text:p>
              </table:table-cell>
              <table:table-cell office:value-type="float" office:value="0.18475073313783">
                <text:p>0.18475073313783</text:p>
              </table:table-cell>
              <table:table-cell office:value-type="float" office:value="0.184210526315789">
                <text:p>0.184210526315789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0.183139534883721">
                <text:p>0.183139534883721</text:p>
              </table:table-cell>
              <table:table-cell office:value-type="float" office:value="0.185507246376812">
                <text:p>0.185507246376812</text:p>
              </table:table-cell>
              <table:table-cell office:value-type="float" office:value="0.184971098265896">
                <text:p>0.184971098265896</text:p>
              </table:table-cell>
              <table:table-cell office:value-type="float" office:value="0.184438040345821">
                <text:p>0.184438040345821</text:p>
              </table:table-cell>
              <table:table-cell office:value-type="float" office:value="0.183908045977011">
                <text:p>0.183908045977011</text:p>
              </table:table-cell>
              <table:table-cell office:value-type="float" office:value="0.183381088825215">
                <text:p>0.183381088825215</text:p>
              </table:table-cell>
              <table:table-cell office:value-type="float" office:value="0.182857142857143">
                <text:p>0.182857142857143</text:p>
              </table:table-cell>
              <table:table-cell office:value-type="float" office:value="0.182336182336182">
                <text:p>0.182336182336182</text:p>
              </table:table-cell>
              <table:table-cell office:value-type="float" office:value="0.184659090909091">
                <text:p>0.184659090909091</text:p>
              </table:table-cell>
              <table:table-cell office:value-type="float" office:value="0.18413597733711">
                <text:p>0.18413597733711</text:p>
              </table:table-cell>
              <table:table-cell office:value-type="float" office:value="0.18361581920904">
                <text:p>0.18361581920904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182584269662921">
                <text:p>0.182584269662921</text:p>
              </table:table-cell>
              <table:table-cell office:value-type="float" office:value="0.182072829131653">
                <text:p>0.182072829131653</text:p>
              </table:table-cell>
              <table:table-cell office:value-type="float" office:value="0.181564245810056">
                <text:p>0.181564245810056</text:p>
              </table:table-cell>
              <table:table-cell office:value-type="float" office:value="0.181058495821727">
                <text:p>0.181058495821727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0.18005540166205">
                <text:p>0.18005540166205</text:p>
              </table:table-cell>
              <table:table-cell office:value-type="float" office:value="0.18232044198895">
                <text:p>0.1823204419889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318681318681">
                <text:p>0.181318681318681</text:p>
              </table:table-cell>
              <table:table-cell office:value-type="float" office:value="0.180821917808219">
                <text:p>0.180821917808219</text:p>
              </table:table-cell>
              <table:table-cell office:value-type="float" office:value="0.180327868852459">
                <text:p>0.180327868852459</text:p>
              </table:table-cell>
              <table:table-cell office:value-type="float" office:value="0.17983651226158">
                <text:p>0.17983651226158</text:p>
              </table:table-cell>
              <table:table-cell office:value-type="float" office:value="0.179347826086956">
                <text:p>0.179347826086956</text:p>
              </table:table-cell>
              <table:table-cell office:value-type="float" office:value="0.178861788617886">
                <text:p>0.178861788617886</text:p>
              </table:table-cell>
              <table:table-cell office:value-type="float" office:value="0.178378378378378">
                <text:p>0.178378378378378</text:p>
              </table:table-cell>
              <table:table-cell office:value-type="float" office:value="0.177897574123989">
                <text:p>0.177897574123989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179624664879357">
                <text:p>0.179624664879357</text:p>
              </table:table-cell>
              <table:table-cell office:value-type="float" office:value="0.179144385026738">
                <text:p>0.179144385026738</text:p>
              </table:table-cell>
              <table:table-cell office:value-type="float" office:value="0.181333333333333">
                <text:p>0.181333333333333</text:p>
              </table:table-cell>
              <table:table-cell office:value-type="float" office:value="0.180851063829787">
                <text:p>0.180851063829787</text:p>
              </table:table-cell>
              <table:table-cell office:value-type="float" office:value="0.180371352785146">
                <text:p>0.180371352785146</text:p>
              </table:table-cell>
              <table:table-cell office:value-type="float" office:value="0.17989417989418">
                <text:p>0.17989417989418</text:p>
              </table:table-cell>
              <table:table-cell office:value-type="float" office:value="0.182058047493404">
                <text:p>0.182058047493404</text:p>
              </table:table-cell>
              <table:table-cell office:value-type="float" office:value="0.181578947368421">
                <text:p>0.181578947368421</text:p>
              </table:table-cell>
              <table:table-cell office:value-type="float" office:value="0.181102362204724">
                <text:p>0.181102362204724</text:p>
              </table:table-cell>
              <table:table-cell office:value-type="float" office:value="0.180628272251309">
                <text:p>0.180628272251309</text:p>
              </table:table-cell>
              <table:table-cell office:value-type="float" office:value="0.180156657963446">
                <text:p>0.180156657963446</text:p>
              </table:table-cell>
              <table:table-cell office:value-type="float" office:value="0.1796875">
                <text:p>0.1796875</text:p>
              </table:table-cell>
              <table:table-cell office:value-type="float" office:value="0.179220779220779">
                <text:p>0.179220779220779</text:p>
              </table:table-cell>
              <table:table-cell office:value-type="float" office:value="0.178756476683938">
                <text:p>0.178756476683938</text:p>
              </table:table-cell>
              <table:table-cell office:value-type="float" office:value="0.178294573643411">
                <text:p>0.178294573643411</text:p>
              </table:table-cell>
              <table:table-cell office:value-type="float" office:value="0.177835051546392">
                <text:p>0.177835051546392</text:p>
              </table:table-cell>
              <table:table-cell office:value-type="float" office:value="0.177377892030848">
                <text:p>0.177377892030848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0.179028132992327">
                <text:p>0.179028132992327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78117048346056">
                <text:p>0.178117048346056</text:p>
              </table:table-cell>
              <table:table-cell office:value-type="float" office:value="0.177664974619289">
                <text:p>0.177664974619289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0.176767676767677">
                <text:p>0.176767676767677</text:p>
              </table:table-cell>
              <table:table-cell office:value-type="float" office:value="0.17632241813602">
                <text:p>0.17632241813602</text:p>
              </table:table-cell>
              <table:table-cell office:value-type="float" office:value="0.175879396984925">
                <text:p>0.175879396984925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.1775">
                <text:p>0.1775</text:p>
              </table:table-cell>
              <table:table-cell office:value-type="float" office:value="0.177057356608479">
                <text:p>0.177057356608479</text:p>
              </table:table-cell>
              <table:table-cell office:value-type="float" office:value="0.176616915422886">
                <text:p>0.176616915422886</text:p>
              </table:table-cell>
              <table:table-cell office:value-type="float" office:value="0.176178660049628">
                <text:p>0.176178660049628</text:p>
              </table:table-cell>
              <table:table-cell office:value-type="float" office:value="0.175742574257426">
                <text:p>0.175742574257426</text:p>
              </table:table-cell>
              <table:table-cell office:value-type="float" office:value="0.175308641975309">
                <text:p>0.175308641975309</text:p>
              </table:table-cell>
              <table:table-cell office:value-type="float" office:value="0.177339901477833">
                <text:p>0.177339901477833</text:p>
              </table:table-cell>
              <table:table-cell office:value-type="float" office:value="0.176904176904177">
                <text:p>0.176904176904177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6039119804401">
                <text:p>0.176039119804401</text:p>
              </table:table-cell>
              <table:table-cell office:value-type="float" office:value="0.175609756097561">
                <text:p>0.175609756097561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74757281553398">
                <text:p>0.174757281553398</text:p>
              </table:table-cell>
              <table:table-cell office:value-type="float" office:value="0.174334140435835">
                <text:p>0.17433414043583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73493975903614">
                <text:p>0.173493975903614</text:p>
              </table:table-cell>
              <table:table-cell office:value-type="float" office:value="0.173076923076923">
                <text:p>0.173076923076923</text:p>
              </table:table-cell>
              <table:table-cell office:value-type="float" office:value="0.172661870503597">
                <text:p>0.172661870503597</text:p>
              </table:table-cell>
              <table:table-cell office:value-type="float" office:value="0.172248803827751">
                <text:p>0.172248803827751</text:p>
              </table:table-cell>
              <table:table-cell office:value-type="float" office:value="0.171837708830549">
                <text:p>0.171837708830549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171021377672209">
                <text:p>0.171021377672209</text:p>
              </table:table-cell>
              <table:table-cell office:value-type="float" office:value="0.170616113744076">
                <text:p>0.170616113744076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0.171764705882353">
                <text:p>0.171764705882353</text:p>
              </table:table-cell>
              <table:table-cell office:value-type="float" office:value="0.171361502347418">
                <text:p>0.171361502347418</text:p>
              </table:table-cell>
              <table:table-cell office:value-type="float" office:value="0.17096018735363">
                <text:p>0.17096018735363</text:p>
              </table:table-cell>
              <table:table-cell office:value-type="float" office:value="0.172897196261682">
                <text:p>0.172897196261682</text:p>
              </table:table-cell>
              <table:table-cell office:value-type="float" office:value="0.172494172494172">
                <text:p>0.172494172494172</text:p>
              </table:table-cell>
              <table:table-cell office:value-type="float" office:value="0.172093023255814">
                <text:p>0.172093023255814</text:p>
              </table:table-cell>
              <table:table-cell office:value-type="float" office:value="0.17169373549884">
                <text:p>0.17169373549884</text:p>
              </table:table-cell>
              <table:table-cell office:value-type="float" office:value="0.171296296296296">
                <text:p>0.171296296296296</text:p>
              </table:table-cell>
              <table:table-cell office:value-type="float" office:value="0.170900692840647">
                <text:p>0.170900692840647</text:p>
              </table:table-cell>
              <table:table-cell office:value-type="float" office:value="0.170506912442396">
                <text:p>0.170506912442396</text:p>
              </table:table-cell>
              <table:table-cell office:value-type="float" office:value="0.170114942528736">
                <text:p>0.170114942528736</text:p>
              </table:table-cell>
              <table:table-cell office:value-type="float" office:value="0.169724770642202">
                <text:p>0.169724770642202</text:p>
              </table:table-cell>
              <table:table-cell office:value-type="float" office:value="0.169336384439359">
                <text:p>0.169336384439359</text:p>
              </table:table-cell>
              <table:table-cell office:value-type="float" office:value="0.171232876712329">
                <text:p>0.171232876712329</text:p>
              </table:table-cell>
              <table:table-cell office:value-type="float" office:value="0.170842824601367">
                <text:p>0.170842824601367</text:p>
              </table:table-cell>
              <table:table-cell office:value-type="float" office:value="0.170454545454545">
                <text:p>0.170454545454545</text:p>
              </table:table-cell>
              <table:table-cell office:value-type="float" office:value="0.170068027210884">
                <text:p>0.170068027210884</text:p>
              </table:table-cell>
              <table:table-cell office:value-type="float" office:value="0.169683257918552">
                <text:p>0.169683257918552</text:p>
              </table:table-cell>
              <table:table-cell office:value-type="float" office:value="0.169300225733634">
                <text:p>0.169300225733634</text:p>
              </table:table-cell>
              <table:table-cell office:value-type="float" office:value="0.168918918918919">
                <text:p>0.168918918918919</text:p>
              </table:table-cell>
              <table:table-cell office:value-type="float" office:value="0.168539325842697">
                <text:p>0.168539325842697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170022371364653">
                <text:p>0.170022371364653</text:p>
              </table:table-cell>
              <table:table-cell office:value-type="float" office:value="0.169642857142857">
                <text:p>0.169642857142857</text:p>
              </table:table-cell>
              <table:table-cell office:value-type="float" office:value="0.169265033407572">
                <text:p>0.169265033407572</text:p>
              </table:table-cell>
              <table:table-cell office:value-type="float" office:value="0.171111111111111">
                <text:p>0.171111111111111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172566371681416">
                <text:p>0.172566371681416</text:p>
              </table:table-cell>
              <table:table-cell office:value-type="float" office:value="0.172185430463576">
                <text:p>0.172185430463576</text:p>
              </table:table-cell>
              <table:table-cell office:value-type="float" office:value="0.174008810572687">
                <text:p>0.174008810572687</text:p>
              </table:table-cell>
              <table:table-cell office:value-type="float" office:value="0.173626373626374">
                <text:p>0.173626373626374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.175054704595186">
                <text:p>0.175054704595186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0.174291938997821">
                <text:p>0.174291938997821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7353579175705">
                <text:p>0.17353579175705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0.172786177105832">
                <text:p>0.172786177105832</text:p>
              </table:table-cell>
              <table:table-cell office:value-type="float" office:value="0.174568965517241">
                <text:p>0.174568965517241</text:p>
              </table:table-cell>
              <table:table-cell office:value-type="float" office:value="0.176344086021505">
                <text:p>0.176344086021505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0.17558886509636">
                <text:p>0.17558886509636</text:p>
              </table:table-cell>
              <table:table-cell office:value-type="float" office:value="0.175213675213675">
                <text:p>0.175213675213675</text:p>
              </table:table-cell>
              <table:table-cell office:value-type="float" office:value="0.174840085287847">
                <text:p>0.174840085287847</text:p>
              </table:table-cell>
              <table:table-cell office:value-type="float" office:value="0.176595744680851">
                <text:p>0.176595744680851</text:p>
              </table:table-cell>
              <table:table-cell office:value-type="float" office:value="0.176220806794055">
                <text:p>0.176220806794055</text:p>
              </table:table-cell>
              <table:table-cell office:value-type="float" office:value="0.175847457627119">
                <text:p>0.175847457627119</text:p>
              </table:table-cell>
              <table:table-cell office:value-type="float" office:value="0.175475687103594">
                <text:p>0.175475687103594</text:p>
              </table:table-cell>
              <table:table-cell office:value-type="float" office:value="0.175105485232068">
                <text:p>0.175105485232068</text:p>
              </table:table-cell>
              <table:table-cell office:value-type="float" office:value="0.174736842105263">
                <text:p>0.174736842105263</text:p>
              </table:table-cell>
              <table:table-cell office:value-type="float" office:value="0.17436974789916">
                <text:p>0.17436974789916</text:p>
              </table:table-cell>
              <table:table-cell office:value-type="float" office:value="0.174004192872117">
                <text:p>0.174004192872117</text:p>
              </table:table-cell>
              <table:table-cell office:value-type="float" office:value="0.173640167364017">
                <text:p>0.173640167364017</text:p>
              </table:table-cell>
              <table:table-cell office:value-type="float" office:value="0.173277661795407">
                <text:p>0.173277661795407</text:p>
              </table:table-cell>
              <table:table-cell office:value-type="float" office:value="0.172916666666667">
                <text:p>0.172916666666667</text:p>
              </table:table-cell>
              <table:table-cell office:value-type="float" office:value="0.174636174636175">
                <text:p>0.174636174636175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75619834710744">
                <text:p>0.175619834710744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0.174897119341564">
                <text:p>0.174897119341564</text:p>
              </table:table-cell>
              <table:table-cell office:value-type="float" office:value="0.174537987679671">
                <text:p>0.174537987679671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0.175869120654397">
                <text:p>0.175869120654397</text:p>
              </table:table-cell>
              <table:table-cell office:value-type="float" office:value="0.177551020408163">
                <text:p>0.177551020408163</text:p>
              </table:table-cell>
              <table:table-cell office:value-type="float" office:value="0.177189409368635">
                <text:p>0.177189409368635</text:p>
              </table:table-cell>
              <table:table-cell office:value-type="float" office:value="0.176829268292683">
                <text:p>0.176829268292683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6113360323887">
                <text:p>0.176113360323887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177062374245473">
                <text:p>0.177062374245473</text:p>
              </table:table-cell>
              <table:table-cell office:value-type="float" office:value="0.176706827309237">
                <text:p>0.176706827309237</text:p>
              </table:table-cell>
              <table:table-cell office:value-type="float" office:value="0.176352705410822">
                <text:p>0.176352705410822</text:p>
              </table:table-cell>
              <table:table-cell office:value-type="float" office:value="0.178">
                <text:p>0.178</text:p>
              </table:table-cell>
              <table:table-cell office:value-type="float" office:value="0.177644710578842">
                <text:p>0.177644710578842</text:p>
              </table:table-cell>
              <table:table-cell office:value-type="float" office:value="0.179282868525896">
                <text:p>0.179282868525896</text:p>
              </table:table-cell>
              <table:table-cell office:value-type="float" office:value="0.178926441351889">
                <text:p>0.178926441351889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78217821782178">
                <text:p>0.178217821782178</text:p>
              </table:table-cell>
              <table:table-cell office:value-type="float" office:value="0.177865612648221">
                <text:p>0.177865612648221</text:p>
              </table:table-cell>
              <table:table-cell office:value-type="float" office:value="0.177514792899408">
                <text:p>0.177514792899408</text:p>
              </table:table-cell>
              <table:table-cell office:value-type="float" office:value="0.177165354330709">
                <text:p>0.177165354330709</text:p>
              </table:table-cell>
              <table:table-cell office:value-type="float" office:value="0.176817288801572">
                <text:p>0.176817288801572</text:p>
              </table:table-cell>
              <table:table-cell office:value-type="float" office:value="0.17843137254902">
                <text:p>0.17843137254902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0.177734375">
                <text:p>0.177734375</text:p>
              </table:table-cell>
              <table:table-cell office:value-type="float" office:value="0.177387914230019">
                <text:p>0.177387914230019</text:p>
              </table:table-cell>
              <table:table-cell office:value-type="float" office:value="0.178988326848249">
                <text:p>0.178988326848249</text:p>
              </table:table-cell>
              <table:table-cell office:value-type="float" office:value="0.180582524271845">
                <text:p>0.180582524271845</text:p>
              </table:table-cell>
              <table:table-cell office:value-type="float" office:value="0.180232558139535">
                <text:p>0.18023255813953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467181467182">
                <text:p>0.181467181467182</text:p>
              </table:table-cell>
              <table:table-cell office:value-type="float" office:value="0.18111753371869">
                <text:p>0.18111753371869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18042226487524">
                <text:p>0.18042226487524</text:p>
              </table:table-cell>
              <table:table-cell office:value-type="float" office:value="0.18007662835249">
                <text:p>0.18007662835249</text:p>
              </table:table-cell>
              <table:table-cell office:value-type="float" office:value="0.179732313575526">
                <text:p>0.179732313575526</text:p>
              </table:table-cell>
              <table:table-cell office:value-type="float" office:value="0.179389312977099">
                <text:p>0.179389312977099</text:p>
              </table:table-cell>
              <table:table-cell office:value-type="float" office:value="0.179047619047619">
                <text:p>0.179047619047619</text:p>
              </table:table-cell>
              <table:table-cell office:value-type="float" office:value="0.180608365019011">
                <text:p>0.180608365019011</text:p>
              </table:table-cell>
              <table:table-cell office:value-type="float" office:value="0.180265654648956">
                <text:p>0.180265654648956</text:p>
              </table:table-cell>
              <table:table-cell office:value-type="float" office:value="0.179924242424242">
                <text:p>0.179924242424242</text:p>
              </table:table-cell>
              <table:table-cell office:value-type="float" office:value="0.179584120982987">
                <text:p>0.179584120982987</text:p>
              </table:table-cell>
              <table:table-cell office:value-type="float" office:value="0.179245283018868">
                <text:p>0.179245283018868</text:p>
              </table:table-cell>
              <table:table-cell office:value-type="float" office:value="0.180790960451977">
                <text:p>0.180790960451977</text:p>
              </table:table-cell>
              <table:table-cell office:value-type="float" office:value="0.182330827067669">
                <text:p>0.182330827067669</text:p>
              </table:table-cell>
              <table:table-cell office:value-type="float" office:value="0.183864915572233">
                <text:p>0.183864915572233</text:p>
              </table:table-cell>
              <table:table-cell office:value-type="float" office:value="0.183520599250936">
                <text:p>0.183520599250936</text:p>
              </table:table-cell>
              <table:table-cell office:value-type="float" office:value="0.183177570093458">
                <text:p>0.183177570093458</text:p>
              </table:table-cell>
              <table:table-cell office:value-type="float" office:value="0.182835820895522">
                <text:p>0.182835820895522</text:p>
              </table:table-cell>
              <table:table-cell office:value-type="float" office:value="0.184357541899441">
                <text:p>0.184357541899441</text:p>
              </table:table-cell>
              <table:table-cell office:value-type="float" office:value="0.184014869888476">
                <text:p>0.184014869888476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186691312384473">
                <text:p>0.186691312384473</text:p>
              </table:table-cell>
              <table:table-cell office:value-type="float" office:value="0.186346863468635">
                <text:p>0.186346863468635</text:p>
              </table:table-cell>
              <table:table-cell office:value-type="float" office:value="0.186003683241252">
                <text:p>0.186003683241252</text:p>
              </table:table-cell>
              <table:table-cell office:value-type="float" office:value="0.1875">
                <text:p>0.1875</text:p>
              </table:table-cell>
              <table:table-cell office:value-type="float" office:value="0.187155963302752">
                <text:p>0.187155963302752</text:p>
              </table:table-cell>
              <table:table-cell office:value-type="float" office:value="0.186813186813187">
                <text:p>0.186813186813187</text:p>
              </table:table-cell>
              <table:table-cell office:value-type="float" office:value="0.186471663619744">
                <text:p>0.186471663619744</text:p>
              </table:table-cell>
              <table:table-cell office:value-type="float" office:value="0.186131386861314">
                <text:p>0.186131386861314</text:p>
              </table:table-cell>
              <table:table-cell office:value-type="float" office:value="0.185792349726776">
                <text:p>0.185792349726776</text:p>
              </table:table-cell>
              <table:table-cell office:value-type="float" office:value="0.185454545454545">
                <text:p>0.185454545454545</text:p>
              </table:table-cell>
              <table:table-cell office:value-type="float" office:value="0.185117967332123">
                <text:p>0.185117967332123</text:p>
              </table:table-cell>
              <table:table-cell office:value-type="float" office:value="0.186594202898551">
                <text:p>0.186594202898551</text:p>
              </table:table-cell>
              <table:table-cell office:value-type="float" office:value="0.18625678119349">
                <text:p>0.18625678119349</text:p>
              </table:table-cell>
              <table:table-cell office:value-type="float" office:value="0.185920577617329">
                <text:p>0.185920577617329</text:p>
              </table:table-cell>
              <table:table-cell office:value-type="float" office:value="0.185585585585586">
                <text:p>0.185585585585586</text:p>
              </table:table-cell>
              <table:table-cell office:value-type="float" office:value="0.18705035971223">
                <text:p>0.18705035971223</text:p>
              </table:table-cell>
              <table:table-cell office:value-type="float" office:value="0.18850987432675">
                <text:p>0.18850987432675</text:p>
              </table:table-cell>
              <table:table-cell office:value-type="float" office:value="0.188172043010753">
                <text:p>0.188172043010753</text:p>
              </table:table-cell>
              <table:table-cell office:value-type="float" office:value="0.18783542039356">
                <text:p>0.18783542039356</text:p>
              </table:table-cell>
              <table:table-cell office:value-type="float" office:value="0.1875">
                <text:p>0.1875</text:p>
              </table:table-cell>
              <table:table-cell office:value-type="float" office:value="0.18716577540107">
                <text:p>0.18716577540107</text:p>
              </table:table-cell>
              <table:table-cell office:value-type="float" office:value="0.188612099644128">
                <text:p>0.188612099644128</text:p>
              </table:table-cell>
              <table:table-cell office:value-type="float" office:value="0.188277087033748">
                <text:p>0.188277087033748</text:p>
              </table:table-cell>
              <table:table-cell office:value-type="float" office:value="0.187943262411347">
                <text:p>0.187943262411347</text:p>
              </table:table-cell>
              <table:table-cell office:value-type="float" office:value="0.187610619469027">
                <text:p>0.187610619469027</text:p>
              </table:table-cell>
              <table:table-cell office:value-type="float" office:value="0.18904593639576">
                <text:p>0.18904593639576</text:p>
              </table:table-cell>
              <table:table-cell office:value-type="float" office:value="0.188712522045855">
                <text:p>0.188712522045855</text:p>
              </table:table-cell>
              <table:table-cell office:value-type="float" office:value="0.188380281690141">
                <text:p>0.188380281690141</text:p>
              </table:table-cell>
              <table:table-cell office:value-type="float" office:value="0.18804920913884">
                <text:p>0.18804920913884</text:p>
              </table:table-cell>
              <table:table-cell office:value-type="float" office:value="0.187719298245614">
                <text:p>0.187719298245614</text:p>
              </table:table-cell>
              <table:table-cell office:value-type="float" office:value="0.18739054290718">
                <text:p>0.18739054290718</text:p>
              </table:table-cell>
              <table:table-cell office:value-type="float" office:value="0.187062937062937">
                <text:p>0.187062937062937</text:p>
              </table:table-cell>
              <table:table-cell office:value-type="float" office:value="0.18848167539267">
                <text:p>0.18848167539267</text:p>
              </table:table-cell>
              <table:table-cell office:value-type="float" office:value="0.18815331010453">
                <text:p>0.18815331010453</text:p>
              </table:table-cell>
              <table:table-cell office:value-type="float" office:value="0.189565217391304">
                <text:p>0.189565217391304</text:p>
              </table:table-cell>
              <table:table-cell office:value-type="float" office:value="0.189236111111111">
                <text:p>0.189236111111111</text:p>
              </table:table-cell>
              <table:table-cell office:value-type="float" office:value="0.188908145580589">
                <text:p>0.188908145580589</text:p>
              </table:table-cell>
              <table:table-cell office:value-type="float" office:value="0.188581314878893">
                <text:p>0.188581314878893</text:p>
              </table:table-cell>
              <table:table-cell office:value-type="float" office:value="0.189982728842832">
                <text:p>0.189982728842832</text:p>
              </table:table-cell>
              <table:table-cell office:value-type="float" office:value="0.191379310344828">
                <text:p>0.191379310344828</text:p>
              </table:table-cell>
              <table:table-cell office:value-type="float" office:value="0.19104991394148">
                <text:p>0.19104991394148</text:p>
              </table:table-cell>
              <table:table-cell office:value-type="float" office:value="0.190721649484536">
                <text:p>0.190721649484536</text:p>
              </table:table-cell>
              <table:table-cell office:value-type="float" office:value="0.190394511149228">
                <text:p>0.190394511149228</text:p>
              </table:table-cell>
              <table:table-cell office:value-type="float" office:value="0.190068493150685">
                <text:p>0.190068493150685</text:p>
              </table:table-cell>
              <table:table-cell office:value-type="float" office:value="0.18974358974359">
                <text:p>0.18974358974359</text:p>
              </table:table-cell>
              <table:table-cell office:value-type="float" office:value="0.191126279863481">
                <text:p>0.191126279863481</text:p>
              </table:table-cell>
              <table:table-cell office:value-type="float" office:value="0.190800681431005">
                <text:p>0.190800681431005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90152801358234">
                <text:p>0.190152801358234</text:p>
              </table:table-cell>
              <table:table-cell office:value-type="float" office:value="0.191525423728814">
                <text:p>0.191525423728814</text:p>
              </table:table-cell>
              <table:table-cell office:value-type="float" office:value="0.192893401015228">
                <text:p>0.192893401015228</text:p>
              </table:table-cell>
              <table:table-cell office:value-type="float" office:value="0.192567567567568">
                <text:p>0.192567567567568</text:p>
              </table:table-cell>
              <table:table-cell office:value-type="float" office:value="0.192242833052277">
                <text:p>0.192242833052277</text:p>
              </table:table-cell>
              <table:table-cell office:value-type="float" office:value="0.191919191919192">
                <text:p>0.191919191919192</text:p>
              </table:table-cell>
              <table:table-cell office:value-type="float" office:value="0.191596638655462">
                <text:p>0.191596638655462</text:p>
              </table:table-cell>
              <table:table-cell office:value-type="float" office:value="0.191275167785235">
                <text:p>0.191275167785235</text:p>
              </table:table-cell>
              <table:table-cell office:value-type="float" office:value="0.190954773869347">
                <text:p>0.190954773869347</text:p>
              </table:table-cell>
              <table:table-cell office:value-type="float" office:value="0.190635451505017">
                <text:p>0.190635451505017</text:p>
              </table:table-cell>
              <table:table-cell office:value-type="float" office:value="0.191986644407346">
                <text:p>0.1919866444073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19134775374376">
                <text:p>0.19134775374376</text:p>
              </table:table-cell>
              <table:table-cell office:value-type="float" office:value="0.191029900332226">
                <text:p>0.191029900332226</text:p>
              </table:table-cell>
              <table:table-cell office:value-type="float" office:value="0.190713101160862">
                <text:p>0.190713101160862</text:p>
              </table:table-cell>
              <table:table-cell office:value-type="float" office:value="0.190397350993377">
                <text:p>0.190397350993377</text:p>
              </table:table-cell>
              <table:table-cell office:value-type="float" office:value="0.190082644628099">
                <text:p>0.190082644628099</text:p>
              </table:table-cell>
              <table:table-cell office:value-type="float" office:value="0.191419141914191">
                <text:p>0.191419141914191</text:p>
              </table:table-cell>
              <table:table-cell office:value-type="float" office:value="0.191103789126853">
                <text:p>0.191103789126853</text:p>
              </table:table-cell>
              <table:table-cell office:value-type="float" office:value="0.190789473684211">
                <text:p>0.190789473684211</text:p>
              </table:table-cell>
              <table:table-cell office:value-type="float" office:value="0.192118226600985">
                <text:p>0.192118226600985</text:p>
              </table:table-cell>
              <table:table-cell office:value-type="float" office:value="0.191803278688525">
                <text:p>0.191803278688525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9281045751634">
                <text:p>0.19281045751634</text:p>
              </table:table-cell>
              <table:table-cell office:value-type="float" office:value="0.192495921696574">
                <text:p>0.192495921696574</text:p>
              </table:table-cell>
              <table:table-cell office:value-type="float" office:value="0.192182410423453">
                <text:p>0.192182410423453</text:p>
              </table:table-cell>
              <table:table-cell office:value-type="float" office:value="0.19349593495935">
                <text:p>0.19349593495935</text:p>
              </table:table-cell>
              <table:table-cell office:value-type="float" office:value="0.194805194805195">
                <text:p>0.194805194805195</text:p>
              </table:table-cell>
              <table:table-cell office:value-type="float" office:value="0.194489465153971">
                <text:p>0.194489465153971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0.193861066235864">
                <text:p>0.193861066235864</text:p>
              </table:table-cell>
              <table:table-cell office:value-type="float" office:value="0.195161290322581">
                <text:p>0.195161290322581</text:p>
              </table:table-cell>
              <table:table-cell office:value-type="float" office:value="0.194847020933977">
                <text:p>0.194847020933977</text:p>
              </table:table-cell>
              <table:table-cell office:value-type="float" office:value="0.194533762057878">
                <text:p>0.194533762057878</text:p>
              </table:table-cell>
              <table:table-cell office:value-type="float" office:value="0.19422150882825">
                <text:p>0.19422150882825</text:p>
              </table:table-cell>
              <table:table-cell office:value-type="float" office:value="0.193910256410256">
                <text:p>0.193910256410256</text:p>
              </table:table-cell>
              <table:table-cell office:value-type="float" office:value="0.1936">
                <text:p>0.1936</text:p>
              </table:table-cell>
              <table:table-cell office:value-type="float" office:value="0.193290734824281">
                <text:p>0.193290734824281</text:p>
              </table:table-cell>
              <table:table-cell office:value-type="float" office:value="0.194577352472089">
                <text:p>0.194577352472089</text:p>
              </table:table-cell>
              <table:table-cell office:value-type="float" office:value="0.194267515923567">
                <text:p>0.194267515923567</text:p>
              </table:table-cell>
              <table:table-cell office:value-type="float" office:value="0.1939586645469">
                <text:p>0.1939586645469</text:p>
              </table:table-cell>
              <table:table-cell office:value-type="float" office:value="0.195238095238095">
                <text:p>0.195238095238095</text:p>
              </table:table-cell>
              <table:table-cell office:value-type="float" office:value="0.194928684627575">
                <text:p>0.194928684627575</text:p>
              </table:table-cell>
              <table:table-cell office:value-type="float" office:value="0.194620253164557">
                <text:p>0.194620253164557</text:p>
              </table:table-cell>
              <table:table-cell office:value-type="float" office:value="0.194312796208531">
                <text:p>0.194312796208531</text:p>
              </table:table-cell>
              <table:table-cell office:value-type="float" office:value="0.194006309148265">
                <text:p>0.194006309148265</text:p>
              </table:table-cell>
              <table:table-cell office:value-type="float" office:value="0.193700787401575">
                <text:p>0.193700787401575</text:p>
              </table:table-cell>
              <table:table-cell office:value-type="float" office:value="0.193396226415094">
                <text:p>0.193396226415094</text:p>
              </table:table-cell>
              <table:table-cell office:value-type="float" office:value="0.194662480376766">
                <text:p>0.194662480376766</text:p>
              </table:table-cell>
              <table:table-cell office:value-type="float" office:value="0.19435736677116">
                <text:p>0.19435736677116</text:p>
              </table:table-cell>
              <table:table-cell office:value-type="float" office:value="0.194053208137715">
                <text:p>0.194053208137715</text:p>
              </table:table-cell>
              <table:table-cell office:value-type="float" office:value="0.19375">
                <text:p>0.19375</text:p>
              </table:table-cell>
              <table:table-cell office:value-type="float" office:value="0.193447737909516">
                <text:p>0.193447737909516</text:p>
              </table:table-cell>
              <table:table-cell office:value-type="float" office:value="0.194704049844237">
                <text:p>0.194704049844237</text:p>
              </table:table-cell>
              <table:table-cell office:value-type="float" office:value="0.194401244167963">
                <text:p>0.194401244167963</text:p>
              </table:table-cell>
              <table:table-cell office:value-type="float" office:value="0.194099378881988">
                <text:p>0.194099378881988</text:p>
              </table:table-cell>
              <table:table-cell office:value-type="float" office:value="0.195348837209302">
                <text:p>0.195348837209302</text:p>
              </table:table-cell>
              <table:table-cell office:value-type="float" office:value="0.195046439628483">
                <text:p>0.195046439628483</text:p>
              </table:table-cell>
              <table:table-cell office:value-type="float" office:value="0.194744976816074">
                <text:p>0.194744976816074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95685670261941">
                <text:p>0.195685670261941</text:p>
              </table:table-cell>
              <table:table-cell office:value-type="float" office:value="0.195384615384615">
                <text:p>0.195384615384615</text:p>
              </table:table-cell>
              <table:table-cell office:value-type="float" office:value="0.195084485407066">
                <text:p>0.195084485407066</text:p>
              </table:table-cell>
              <table:table-cell office:value-type="float" office:value="0.19478527607362">
                <text:p>0.19478527607362</text:p>
              </table:table-cell>
              <table:table-cell office:value-type="float" office:value="0.194486983154671">
                <text:p>0.194486983154671</text:p>
              </table:table-cell>
              <table:table-cell office:value-type="float" office:value="0.194189602446483">
                <text:p>0.194189602446483</text:p>
              </table:table-cell>
              <table:table-cell office:value-type="float" office:value="0.193893129770992">
                <text:p>0.193893129770992</text:p>
              </table:table-cell>
              <table:table-cell office:value-type="float" office:value="0.19359756097561">
                <text:p>0.19359756097561</text:p>
              </table:table-cell>
              <table:table-cell office:value-type="float" office:value="0.193302891933029">
                <text:p>0.193302891933029</text:p>
              </table:table-cell>
              <table:table-cell office:value-type="float" office:value="0.193009118541033">
                <text:p>0.193009118541033</text:p>
              </table:table-cell>
              <table:table-cell office:value-type="float" office:value="0.192716236722307">
                <text:p>0.192716236722307</text:p>
              </table:table-cell>
              <table:table-cell office:value-type="float" office:value="0.193939393939394">
                <text:p>0.193939393939394</text:p>
              </table:table-cell>
              <table:table-cell office:value-type="float" office:value="0.193645990922844">
                <text:p>0.193645990922844</text:p>
              </table:table-cell>
              <table:table-cell office:value-type="float" office:value="0.193353474320242">
                <text:p>0.193353474320242</text:p>
              </table:table-cell>
              <table:table-cell office:value-type="float" office:value="0.193061840120664">
                <text:p>0.193061840120664</text:p>
              </table:table-cell>
              <table:table-cell office:value-type="float" office:value="0.194277108433735">
                <text:p>0.194277108433735</text:p>
              </table:table-cell>
              <table:table-cell office:value-type="float" office:value="0.193984962406015">
                <text:p>0.193984962406015</text:p>
              </table:table-cell>
              <table:table-cell office:value-type="float" office:value="0.193693693693694">
                <text:p>0.193693693693694</text:p>
              </table:table-cell>
              <table:table-cell office:value-type="float" office:value="0.193403298350825">
                <text:p>0.193403298350825</text:p>
              </table:table-cell>
              <table:table-cell office:value-type="float" office:value="0.19311377245509">
                <text:p>0.19311377245509</text:p>
              </table:table-cell>
              <table:table-cell office:value-type="float" office:value="0.192825112107623">
                <text:p>0.192825112107623</text:p>
              </table:table-cell>
              <table:table-cell office:value-type="float" office:value="0.192537313432836">
                <text:p>0.192537313432836</text:p>
              </table:table-cell>
              <table:table-cell office:value-type="float" office:value="0.192250372578241">
                <text:p>0.192250372578241</text:p>
              </table:table-cell>
              <table:table-cell office:value-type="float" office:value="0.191964285714286">
                <text:p>0.191964285714286</text:p>
              </table:table-cell>
              <table:table-cell office:value-type="float" office:value="0.191679049034175">
                <text:p>0.191679049034175</text:p>
              </table:table-cell>
              <table:table-cell office:value-type="float" office:value="0.191394658753709">
                <text:p>0.191394658753709</text:p>
              </table:table-cell>
              <table:table-cell office:value-type="float" office:value="0.191111111111111">
                <text:p>0.191111111111111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92023633677991">
                <text:p>0.192023633677991</text:p>
              </table:table-cell>
              <table:table-cell office:value-type="float" office:value="0.191740412979351">
                <text:p>0.191740412979351</text:p>
              </table:table-cell>
              <table:table-cell office:value-type="float" office:value="0.191458026509573">
                <text:p>0.191458026509573</text:p>
              </table:table-cell>
              <table:table-cell office:value-type="float" office:value="0.192647058823529">
                <text:p>0.192647058823529</text:p>
              </table:table-cell>
              <table:table-cell office:value-type="float" office:value="0.192364170337739">
                <text:p>0.192364170337739</text:p>
              </table:table-cell>
              <table:table-cell office:value-type="float" office:value="0.19208211143695">
                <text:p>0.19208211143695</text:p>
              </table:table-cell>
              <table:table-cell office:value-type="float" office:value="0.193265007320644">
                <text:p>0.193265007320644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0.192700729927007">
                <text:p>0.192700729927007</text:p>
              </table:table-cell>
              <table:table-cell office:value-type="float" office:value="0.192419825072886">
                <text:p>0.192419825072886</text:p>
              </table:table-cell>
              <table:table-cell office:value-type="float" office:value="0.192139737991266">
                <text:p>0.192139737991266</text:p>
              </table:table-cell>
              <table:table-cell office:value-type="float" office:value="0.191860465116279">
                <text:p>0.191860465116279</text:p>
              </table:table-cell>
              <table:table-cell office:value-type="float" office:value="0.193033381712627">
                <text:p>0.193033381712627</text:p>
              </table:table-cell>
              <table:table-cell office:value-type="float" office:value="0.192753623188406">
                <text:p>0.192753623188406</text:p>
              </table:table-cell>
              <table:table-cell office:value-type="float" office:value="0.192474674384949">
                <text:p>0.192474674384949</text:p>
              </table:table-cell>
              <table:table-cell office:value-type="float" office:value="0.19364161849711">
                <text:p>0.19364161849711</text:p>
              </table:table-cell>
              <table:table-cell office:value-type="float" office:value="0.193362193362193">
                <text:p>0.193362193362193</text:p>
              </table:table-cell>
              <table:table-cell office:value-type="float" office:value="0.193083573487032">
                <text:p>0.193083573487032</text:p>
              </table:table-cell>
              <table:table-cell office:value-type="float" office:value="0.194244604316547">
                <text:p>0.194244604316547</text:p>
              </table:table-cell>
              <table:table-cell office:value-type="float" office:value="0.193965517241379">
                <text:p>0.193965517241379</text:p>
              </table:table-cell>
              <table:table-cell office:value-type="float" office:value="0.193687230989957">
                <text:p>0.193687230989957</text:p>
              </table:table-cell>
              <table:table-cell office:value-type="float" office:value="0.193409742120344">
                <text:p>0.193409742120344</text:p>
              </table:table-cell>
              <table:table-cell office:value-type="float" office:value="0.1931330472103">
                <text:p>0.1931330472103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192582025677603">
                <text:p>0.192582025677603</text:p>
              </table:table-cell>
              <table:table-cell office:value-type="float" office:value="0.193732193732194">
                <text:p>0.193732193732194</text:p>
              </table:table-cell>
              <table:table-cell office:value-type="float" office:value="0.193456614509246">
                <text:p>0.193456614509246</text:p>
              </table:table-cell>
              <table:table-cell office:value-type="float" office:value="0.193181818181818">
                <text:p>0.193181818181818</text:p>
              </table:table-cell>
              <table:table-cell office:value-type="float" office:value="0.19290780141844">
                <text:p>0.19290780141844</text:p>
              </table:table-cell>
              <table:table-cell office:value-type="float" office:value="0.192634560906516">
                <text:p>0.192634560906516</text:p>
              </table:table-cell>
              <table:table-cell office:value-type="float" office:value="0.193776520509194">
                <text:p>0.193776520509194</text:p>
              </table:table-cell>
              <table:table-cell office:value-type="float" office:value="0.194915254237288">
                <text:p>0.194915254237288</text:p>
              </table:table-cell>
              <table:table-cell office:value-type="float" office:value="0.194640338504937">
                <text:p>0.194640338504937</text:p>
              </table:table-cell>
              <table:table-cell office:value-type="float" office:value="0.195774647887324">
                <text:p>0.195774647887324</text:p>
              </table:table-cell>
              <table:table-cell office:value-type="float" office:value="0.19549929676512">
                <text:p>0.19549929676512</text:p>
              </table:table-cell>
              <table:table-cell office:value-type="float" office:value="0.195224719101124">
                <text:p>0.195224719101124</text:p>
              </table:table-cell>
              <table:table-cell office:value-type="float" office:value="0.194950911640954">
                <text:p>0.194950911640954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195258019525802">
                <text:p>0.195258019525802</text:p>
              </table:table-cell>
              <table:table-cell office:value-type="float" office:value="0.194986072423398">
                <text:p>0.194986072423398</text:p>
              </table:table-cell>
              <table:table-cell office:value-type="float" office:value="0.19471488178025">
                <text:p>0.19471488178025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95561719833564">
                <text:p>0.195561719833564</text:p>
              </table:table-cell>
              <table:table-cell office:value-type="float" office:value="0.195290858725762">
                <text:p>0.195290858725762</text:p>
              </table:table-cell>
              <table:table-cell office:value-type="float" office:value="0.195020746887967">
                <text:p>0.195020746887967</text:p>
              </table:table-cell>
              <table:table-cell office:value-type="float" office:value="0.19475138121547">
                <text:p>0.19475138121547</text:p>
              </table:table-cell>
              <table:table-cell office:value-type="float" office:value="0.195862068965517">
                <text:p>0.195862068965517</text:p>
              </table:table-cell>
              <table:table-cell office:value-type="float" office:value="0.195592286501377">
                <text:p>0.195592286501377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6159122085048">
                <text:p>0.196159122085048</text:p>
              </table:table-cell>
              <table:table-cell office:value-type="float" office:value="0.195890410958904">
                <text:p>0.195890410958904</text:p>
              </table:table-cell>
              <table:table-cell office:value-type="float" office:value="0.19562243502052">
                <text:p>0.19562243502052</text:p>
              </table:table-cell>
              <table:table-cell office:value-type="float" office:value="0.195355191256831">
                <text:p>0.195355191256831</text:p>
              </table:table-cell>
              <table:table-cell office:value-type="float" office:value="0.195088676671214">
                <text:p>0.195088676671214</text:p>
              </table:table-cell>
              <table:table-cell office:value-type="float" office:value="0.194822888283379">
                <text:p>0.194822888283379</text:p>
              </table:table-cell>
              <table:table-cell office:value-type="float" office:value="0.194557823129252">
                <text:p>0.194557823129252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195386702849389">
                <text:p>0.195386702849389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194857916102842">
                <text:p>0.194857916102842</text:p>
              </table:table-cell>
              <table:table-cell office:value-type="float" office:value="0.194594594594595">
                <text:p>0.194594594594595</text:p>
              </table:table-cell>
              <table:table-cell office:value-type="float" office:value="0.194331983805668">
                <text:p>0.194331983805668</text:p>
              </table:table-cell>
              <table:table-cell office:value-type="float" office:value="0.194070080862534">
                <text:p>0.194070080862534</text:p>
              </table:table-cell>
              <table:table-cell office:value-type="float" office:value="0.195154777927322">
                <text:p>0.195154777927322</text:p>
              </table:table-cell>
              <table:table-cell office:value-type="float" office:value="0.19489247311828">
                <text:p>0.19489247311828</text:p>
              </table:table-cell>
              <table:table-cell office:value-type="float" office:value="0.194630872483221">
                <text:p>0.194630872483221</text:p>
              </table:table-cell>
              <table:table-cell office:value-type="float" office:value="0.194369973190348">
                <text:p>0.194369973190348</text:p>
              </table:table-cell>
              <table:table-cell office:value-type="float" office:value="0.194109772423025">
                <text:p>0.194109772423025</text:p>
              </table:table-cell>
              <table:table-cell office:value-type="float" office:value="0.193850267379679">
                <text:p>0.193850267379679</text:p>
              </table:table-cell>
              <table:table-cell office:value-type="float" office:value="0.193591455273698">
                <text:p>0.193591455273698</text:p>
              </table:table-cell>
              <table:table-cell office:value-type="float" office:value="0.194666666666667">
                <text:p>0.194666666666667</text:p>
              </table:table-cell>
              <table:table-cell office:value-type="float" office:value="0.194407456724368">
                <text:p>0.194407456724368</text:p>
              </table:table-cell>
              <table:table-cell office:value-type="float" office:value="0.194148936170213">
                <text:p>0.194148936170213</text:p>
              </table:table-cell>
              <table:table-cell office:value-type="float" office:value="0.193891102257636">
                <text:p>0.193891102257636</text:p>
              </table:table-cell>
              <table:table-cell office:value-type="float" office:value="0.193633952254642">
                <text:p>0.193633952254642</text:p>
              </table:table-cell>
              <table:table-cell office:value-type="float" office:value="0.194701986754967">
                <text:p>0.194701986754967</text:p>
              </table:table-cell>
              <table:table-cell office:value-type="float" office:value="0.195767195767196">
                <text:p>0.195767195767196</text:p>
              </table:table-cell>
              <table:table-cell office:value-type="float" office:value="0.19550858652576">
                <text:p>0.19550858652576</text:p>
              </table:table-cell>
              <table:table-cell office:value-type="float" office:value="0.195250659630607">
                <text:p>0.195250659630607</text:p>
              </table:table-cell>
              <table:table-cell office:value-type="float" office:value="0.19631093544137">
                <text:p>0.19631093544137</text:p>
              </table:table-cell>
              <table:table-cell office:value-type="float" office:value="0.197368421052632">
                <text:p>0.197368421052632</text:p>
              </table:table-cell>
              <table:table-cell office:value-type="float" office:value="0.197109067017083">
                <text:p>0.197109067017083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196592398427261">
                <text:p>0.196592398427261</text:p>
              </table:table-cell>
              <table:table-cell office:value-type="float" office:value="0.196335078534031">
                <text:p>0.19633507853403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195822454308094">
                <text:p>0.195822454308094</text:p>
              </table:table-cell>
              <table:table-cell office:value-type="float" office:value="0.195567144719687">
                <text:p>0.195567144719687</text:p>
              </table:table-cell>
              <table:table-cell office:value-type="float" office:value="0.1953125">
                <text:p>0.1953125</text:p>
              </table:table-cell>
              <table:table-cell office:value-type="float" office:value="0.195058517555267">
                <text:p>0.195058517555267</text:p>
              </table:table-cell>
              <table:table-cell office:value-type="float" office:value="0.194805194805195">
                <text:p>0.194805194805195</text:p>
              </table:table-cell>
              <table:table-cell office:value-type="float" office:value="0.194552529182879">
                <text:p>0.194552529182879</text:p>
              </table:table-cell>
              <table:table-cell office:value-type="float" office:value="0.194300518134715">
                <text:p>0.194300518134715</text:p>
              </table:table-cell>
              <table:table-cell office:value-type="float" office:value="0.19404915912031">
                <text:p>0.19404915912031</text:p>
              </table:table-cell>
              <table:table-cell office:value-type="float" office:value="0.193798449612403">
                <text:p>0.193798449612403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93298969072165">
                <text:p>0.193298969072165</text:p>
              </table:table-cell>
              <table:table-cell office:value-type="float" office:value="0.193050193050193">
                <text:p>0.193050193050193</text:p>
              </table:table-cell>
              <table:table-cell office:value-type="float" office:value="0.19280205655527">
                <text:p>0.19280205655527</text:p>
              </table:table-cell>
              <table:table-cell office:value-type="float" office:value="0.192554557124519">
                <text:p>0.192554557124519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92061459667093">
                <text:p>0.192061459667093</text:p>
              </table:table-cell>
              <table:table-cell office:value-type="float" office:value="0.191815856777494">
                <text:p>0.191815856777494</text:p>
              </table:table-cell>
              <table:table-cell office:value-type="float" office:value="0.191570881226054">
                <text:p>0.191570881226054</text:p>
              </table:table-cell>
              <table:table-cell office:value-type="float" office:value="0.191326530612245">
                <text:p>0.191326530612245</text:p>
              </table:table-cell>
              <table:table-cell office:value-type="float" office:value="0.192356687898089">
                <text:p>0.192356687898089</text:p>
              </table:table-cell>
              <table:table-cell office:value-type="float" office:value="0.192111959287532">
                <text:p>0.192111959287532</text:p>
              </table:table-cell>
              <table:table-cell office:value-type="float" office:value="0.191867852604828">
                <text:p>0.191867852604828</text:p>
              </table:table-cell>
              <table:table-cell office:value-type="float" office:value="0.191624365482234">
                <text:p>0.191624365482234</text:p>
              </table:table-cell>
              <table:table-cell office:value-type="float" office:value="0.191381495564005">
                <text:p>0.191381495564005</text:p>
              </table:table-cell>
              <table:table-cell office:value-type="float" office:value="0.191139240506329">
                <text:p>0.191139240506329</text:p>
              </table:table-cell>
              <table:table-cell office:value-type="float" office:value="0.190897597977244">
                <text:p>0.190897597977244</text:p>
              </table:table-cell>
              <table:table-cell office:value-type="float" office:value="0.190656565656566">
                <text:p>0.190656565656566</text:p>
              </table:table-cell>
              <table:table-cell office:value-type="float" office:value="0.190416141235813">
                <text:p>0.190416141235813</text:p>
              </table:table-cell>
              <table:table-cell office:value-type="float" office:value="0.191435768261965">
                <text:p>0.191435768261965</text:p>
              </table:table-cell>
              <table:table-cell office:value-type="float" office:value="0.191194968553459">
                <text:p>0.191194968553459</text:p>
              </table:table-cell>
              <table:table-cell office:value-type="float" office:value="0.192211055276382">
                <text:p>0.192211055276382</text:p>
              </table:table-cell>
              <table:table-cell office:value-type="float" office:value="0.193224592220828">
                <text:p>0.193224592220828</text:p>
              </table:table-cell>
              <table:table-cell office:value-type="float" office:value="0.194235588972431">
                <text:p>0.194235588972431</text:p>
              </table:table-cell>
              <table:table-cell office:value-type="float" office:value="0.193992490613267">
                <text:p>0.193992490613267</text:p>
              </table:table-cell>
              <table:table-cell office:value-type="float" office:value="0.19375">
                <text:p>0.19375</text:p>
              </table:table-cell>
              <table:table-cell office:value-type="float" office:value="0.193508114856429">
                <text:p>0.193508114856429</text:p>
              </table:table-cell>
              <table:table-cell office:value-type="float" office:value="0.193266832917706">
                <text:p>0.193266832917706</text:p>
              </table:table-cell>
              <table:table-cell office:value-type="float" office:value="0.193026151930261">
                <text:p>0.193026151930261</text:p>
              </table:table-cell>
              <table:table-cell office:value-type="float" office:value="0.194029850746269">
                <text:p>0.194029850746269</text:p>
              </table:table-cell>
              <table:table-cell office:value-type="float" office:value="0.195031055900621">
                <text:p>0.195031055900621</text:p>
              </table:table-cell>
              <table:table-cell office:value-type="float" office:value="0.194789081885856">
                <text:p>0.194789081885856</text:p>
              </table:table-cell>
              <table:table-cell office:value-type="float" office:value="0.19454770755886">
                <text:p>0.19454770755886</text:p>
              </table:table-cell>
              <table:table-cell office:value-type="float" office:value="0.195544554455446">
                <text:p>0.195544554455446</text:p>
              </table:table-cell>
              <table:table-cell office:value-type="float" office:value="0.195302843016069">
                <text:p>0.195302843016069</text:p>
              </table:table-cell>
              <table:table-cell office:value-type="float" office:value="0.195061728395062">
                <text:p>0.195061728395062</text:p>
              </table:table-cell>
              <table:table-cell office:value-type="float" office:value="0.196054254007398">
                <text:p>0.196054254007398</text:p>
              </table:table-cell>
              <table:table-cell office:value-type="float" office:value="0.195812807881773">
                <text:p>0.195812807881773</text:p>
              </table:table-cell>
              <table:table-cell office:value-type="float" office:value="0.195571955719557">
                <text:p>0.195571955719557</text:p>
              </table:table-cell>
              <table:table-cell office:value-type="float" office:value="0.195331695331695">
                <text:p>0.195331695331695</text:p>
              </table:table-cell>
              <table:table-cell office:value-type="float" office:value="0.195092024539877">
                <text:p>0.195092024539877</text:p>
              </table:table-cell>
              <table:table-cell office:value-type="float" office:value="0.194852941176471">
                <text:p>0.194852941176471</text:p>
              </table:table-cell>
              <table:table-cell office:value-type="float" office:value="0.194614443084455">
                <text:p>0.194614443084455</text:p>
              </table:table-cell>
              <table:table-cell office:value-type="float" office:value="0.194376528117359">
                <text:p>0.194376528117359</text:p>
              </table:table-cell>
              <table:table-cell office:value-type="float" office:value="0.194139194139194">
                <text:p>0.194139194139194</text:p>
              </table:table-cell>
              <table:table-cell office:value-type="float" office:value="0.19390243902439">
                <text:p>0.19390243902439</text:p>
              </table:table-cell>
              <table:table-cell office:value-type="float" office:value="0.193666260657734">
                <text:p>0.193666260657734</text:p>
              </table:table-cell>
              <table:table-cell office:value-type="float" office:value="0.194647201946472">
                <text:p>0.194647201946472</text:p>
              </table:table-cell>
              <table:table-cell office:value-type="float" office:value="0.195625759416768">
                <text:p>0.195625759416768</text:p>
              </table:table-cell>
              <table:table-cell office:value-type="float" office:value="0.195388349514563">
                <text:p>0.195388349514563</text:p>
              </table:table-cell>
              <table:table-cell office:value-type="float" office:value="0.195151515151515">
                <text:p>0.195151515151515</text:p>
              </table:table-cell>
              <table:table-cell office:value-type="float" office:value="0.194915254237288">
                <text:p>0.194915254237288</text:p>
              </table:table-cell>
              <table:table-cell office:value-type="float" office:value="0.194679564691657">
                <text:p>0.194679564691657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94209891435464">
                <text:p>0.194209891435464</text:p>
              </table:table-cell>
              <table:table-cell office:value-type="float" office:value="0.193975903614458">
                <text:p>0.193975903614458</text:p>
              </table:table-cell>
              <table:table-cell office:value-type="float" office:value="0.193742478941035">
                <text:p>0.193742478941035</text:p>
              </table:table-cell>
              <table:table-cell office:value-type="float" office:value="0.194711538461538">
                <text:p>0.194711538461538</text:p>
              </table:table-cell>
              <table:table-cell office:value-type="float" office:value="0.194477791116447">
                <text:p>0.194477791116447</text:p>
              </table:table-cell>
              <table:table-cell office:value-type="float" office:value="0.194244604316547">
                <text:p>0.194244604316547</text:p>
              </table:table-cell>
              <table:table-cell office:value-type="float" office:value="0.194011976047904">
                <text:p>0.194011976047904</text:p>
              </table:table-cell>
              <table:table-cell office:value-type="float" office:value="0.19377990430622">
                <text:p>0.1937799043062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93317422434368">
                <text:p>0.193317422434368</text:p>
              </table:table-cell>
              <table:table-cell office:value-type="float" office:value="0.193087008343266">
                <text:p>0.193087008343266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192627824019025">
                <text:p>0.192627824019025</text:p>
              </table:table-cell>
              <table:table-cell office:value-type="float" office:value="0.192399049881235">
                <text:p>0.192399049881235</text:p>
              </table:table-cell>
              <table:table-cell office:value-type="float" office:value="0.192170818505338">
                <text:p>0.192170818505338</text:p>
              </table:table-cell>
              <table:table-cell office:value-type="float" office:value="0.191943127962085">
                <text:p>0.191943127962085</text:p>
              </table:table-cell>
              <table:table-cell office:value-type="float" office:value="0.191715976331361">
                <text:p>0.191715976331361</text:p>
              </table:table-cell>
              <table:table-cell office:value-type="float" office:value="0.192671394799054">
                <text:p>0.192671394799054</text:p>
              </table:table-cell>
              <table:table-cell office:value-type="float" office:value="0.192443919716647">
                <text:p>0.192443919716647</text:p>
              </table:table-cell>
              <table:table-cell office:value-type="float" office:value="0.192216981132075">
                <text:p>0.192216981132075</text:p>
              </table:table-cell>
              <table:table-cell office:value-type="float" office:value="0.193168433451119">
                <text:p>0.193168433451119</text:p>
              </table:table-cell>
              <table:table-cell office:value-type="float" office:value="0.192941176470588">
                <text:p>0.192941176470588</text:p>
              </table:table-cell>
              <table:table-cell office:value-type="float" office:value="0.192714453584019">
                <text:p>0.192714453584019</text:p>
              </table:table-cell>
              <table:table-cell office:value-type="float" office:value="0.192488262910798">
                <text:p>0.192488262910798</text:p>
              </table:table-cell>
              <table:table-cell office:value-type="float" office:value="0.192262602579132">
                <text:p>0.192262602579132</text:p>
              </table:table-cell>
              <table:table-cell office:value-type="float" office:value="0.193208430913349">
                <text:p>0.193208430913349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0.192757009345794">
                <text:p>0.192757009345794</text:p>
              </table:table-cell>
              <table:table-cell office:value-type="float" office:value="0.192532088681447">
                <text:p>0.192532088681447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92083818393481">
                <text:p>0.192083818393481</text:p>
              </table:table-cell>
              <table:table-cell office:value-type="float" office:value="0.191860465116279">
                <text:p>0.191860465116279</text:p>
              </table:table-cell>
              <table:table-cell office:value-type="float" office:value="0.191637630662021">
                <text:p>0.191637630662021</text:p>
              </table:table-cell>
              <table:table-cell office:value-type="float" office:value="0.191415313225058">
                <text:p>0.191415313225058</text:p>
              </table:table-cell>
              <table:table-cell office:value-type="float" office:value="0.191193511008111">
                <text:p>0.191193511008111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0.190751445086705">
                <text:p>0.190751445086705</text:p>
              </table:table-cell>
              <table:table-cell office:value-type="float" office:value="0.190531177829099">
                <text:p>0.190531177829099</text:p>
              </table:table-cell>
              <table:table-cell office:value-type="float" office:value="0.190311418685121">
                <text:p>0.190311418685121</text:p>
              </table:table-cell>
              <table:table-cell office:value-type="float" office:value="0.190092165898618">
                <text:p>0.190092165898618</text:p>
              </table:table-cell>
              <table:table-cell office:value-type="float" office:value="0.189873417721519">
                <text:p>0.189873417721519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189437428243398">
                <text:p>0.189437428243398</text:p>
              </table:table-cell>
              <table:table-cell office:value-type="float" office:value="0.189220183486239">
                <text:p>0.189220183486239</text:p>
              </table:table-cell>
              <table:table-cell office:value-type="float" office:value="0.189003436426117">
                <text:p>0.189003436426117</text:p>
              </table:table-cell>
              <table:table-cell office:value-type="float" office:value="0.189931350114416">
                <text:p>0.189931350114416</text:p>
              </table:table-cell>
              <table:table-cell office:value-type="float" office:value="0.189714285714286">
                <text:p>0.189714285714286</text:p>
              </table:table-cell>
              <table:table-cell office:value-type="float" office:value="0.189497716894977">
                <text:p>0.189497716894977</text:p>
              </table:table-cell>
              <table:table-cell office:value-type="float" office:value="0.189281641961231">
                <text:p>0.189281641961231</text:p>
              </table:table-cell>
              <table:table-cell office:value-type="float" office:value="0.190205011389522">
                <text:p>0.190205011389522</text:p>
              </table:table-cell>
              <table:table-cell office:value-type="float" office:value="0.189988623435722">
                <text:p>0.189988623435722</text:p>
              </table:table-cell>
              <table:table-cell office:value-type="float" office:value="0.189772727272727">
                <text:p>0.189772727272727</text:p>
              </table:table-cell>
              <table:table-cell office:value-type="float" office:value="0.18955732122588">
                <text:p>0.18955732122588</text:p>
              </table:table-cell>
              <table:table-cell office:value-type="float" office:value="0.189342403628118">
                <text:p>0.189342403628118</text:p>
              </table:table-cell>
              <table:table-cell office:value-type="float" office:value="0.189127972819932">
                <text:p>0.189127972819932</text:p>
              </table:table-cell>
              <table:table-cell office:value-type="float" office:value="0.188914027149321">
                <text:p>0.188914027149321</text:p>
              </table:table-cell>
              <table:table-cell office:value-type="float" office:value="0.188700564971751">
                <text:p>0.188700564971751</text:p>
              </table:table-cell>
              <table:table-cell office:value-type="float" office:value="0.188487584650113">
                <text:p>0.188487584650113</text:p>
              </table:table-cell>
              <table:table-cell office:value-type="float" office:value="0.188275084554679">
                <text:p>0.188275084554679</text:p>
              </table:table-cell>
              <table:table-cell office:value-type="float" office:value="0.188063063063063">
                <text:p>0.188063063063063</text:p>
              </table:table-cell>
              <table:table-cell office:value-type="float" office:value="0.188976377952756">
                <text:p>0.188976377952756</text:p>
              </table:table-cell>
              <table:table-cell office:value-type="float" office:value="0.18876404494382">
                <text:p>0.18876404494382</text:p>
              </table:table-cell>
              <table:table-cell office:value-type="float" office:value="0.188552188552189">
                <text:p>0.188552188552189</text:p>
              </table:table-cell>
              <table:table-cell office:value-type="float" office:value="0.188340807174888">
                <text:p>0.188340807174888</text:p>
              </table:table-cell>
              <table:table-cell office:value-type="float" office:value="0.188129899216125">
                <text:p>0.188129899216125</text:p>
              </table:table-cell>
              <table:table-cell office:value-type="float" office:value="0.187919463087248">
                <text:p>0.187919463087248</text:p>
              </table:table-cell>
              <table:table-cell office:value-type="float" office:value="0.188826815642458">
                <text:p>0.188826815642458</text:p>
              </table:table-cell>
              <table:table-cell office:value-type="float" office:value="0.188616071428571">
                <text:p>0.188616071428571</text:p>
              </table:table-cell>
              <table:table-cell office:value-type="float" office:value="0.189520624303233">
                <text:p>0.189520624303233</text:p>
              </table:table-cell>
              <table:table-cell office:value-type="float" office:value="0.189309576837417">
                <text:p>0.189309576837417</text:p>
              </table:table-cell>
              <table:table-cell office:value-type="float" office:value="0.190211345939933">
                <text:p>0.190211345939933</text:p>
              </table:table-cell>
              <table:table-cell office:value-type="float" office:value="0.19">
                <text:p>0.19</text:p>
              </table:table-cell>
              <table:table-cell office:value-type="float" office:value="0.189789123196448">
                <text:p>0.189789123196448</text:p>
              </table:table-cell>
              <table:table-cell office:value-type="float" office:value="0.189578713968958">
                <text:p>0.189578713968958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90265486725664">
                <text:p>0.190265486725664</text:p>
              </table:table-cell>
              <table:table-cell office:value-type="float" office:value="0.190055248618785">
                <text:p>0.190055248618785</text:p>
              </table:table-cell>
              <table:table-cell office:value-type="float" office:value="0.189845474613687">
                <text:p>0.189845474613687</text:p>
              </table:table-cell>
              <table:table-cell office:value-type="float" office:value="0.189636163175303">
                <text:p>0.189636163175303</text:p>
              </table:table-cell>
              <table:table-cell office:value-type="float" office:value="0.18942731277533">
                <text:p>0.18942731277533</text:p>
              </table:table-cell>
              <table:table-cell office:value-type="float" office:value="0.189218921892189">
                <text:p>0.189218921892189</text:p>
              </table:table-cell>
              <table:table-cell office:value-type="float" office:value="0.189010989010989">
                <text:p>0.189010989010989</text:p>
              </table:table-cell>
              <table:table-cell office:value-type="float" office:value="0.188803512623491">
                <text:p>0.188803512623491</text:p>
              </table:table-cell>
              <table:table-cell office:value-type="float" office:value="0.18859649122807">
                <text:p>0.18859649122807</text:p>
              </table:table-cell>
              <table:table-cell office:value-type="float" office:value="0.188389923329682">
                <text:p>0.188389923329682</text:p>
              </table:table-cell>
              <table:table-cell office:value-type="float" office:value="0.188183807439825">
                <text:p>0.188183807439825</text:p>
              </table:table-cell>
              <table:table-cell office:value-type="float" office:value="0.187978142076503">
                <text:p>0.187978142076503</text:p>
              </table:table-cell>
              <table:table-cell office:value-type="float" office:value="0.187772925764192">
                <text:p>0.187772925764192</text:p>
              </table:table-cell>
              <table:table-cell office:value-type="float" office:value="0.187568157033806">
                <text:p>0.187568157033806</text:p>
              </table:table-cell>
              <table:table-cell office:value-type="float" office:value="0.187363834422658">
                <text:p>0.187363834422658</text:p>
              </table:table-cell>
              <table:table-cell office:value-type="float" office:value="0.188248095756257">
                <text:p>0.188248095756257</text:p>
              </table:table-cell>
              <table:table-cell office:value-type="float" office:value="0.18804347826087">
                <text:p>0.18804347826087</text:p>
              </table:table-cell>
              <table:table-cell office:value-type="float" office:value="0.188925081433225">
                <text:p>0.188925081433225</text:p>
              </table:table-cell>
              <table:table-cell office:value-type="float" office:value="0.188720173535792">
                <text:p>0.188720173535792</text:p>
              </table:table-cell>
              <table:table-cell office:value-type="float" office:value="0.18851570964247">
                <text:p>0.18851570964247</text:p>
              </table:table-cell>
              <table:table-cell office:value-type="float" office:value="0.188311688311688">
                <text:p>0.188311688311688</text:p>
              </table:table-cell>
              <table:table-cell office:value-type="float" office:value="0.188108108108108">
                <text:p>0.188108108108108</text:p>
              </table:table-cell>
              <table:table-cell office:value-type="float" office:value="0.187904967602592">
                <text:p>0.187904967602592</text:p>
              </table:table-cell>
              <table:table-cell office:value-type="float" office:value="0.187702265372168">
                <text:p>0.187702265372168</text:p>
              </table:table-cell>
              <table:table-cell office:value-type="float" office:value="0.1875">
                <text:p>0.1875</text:p>
              </table:table-cell>
              <table:table-cell office:value-type="float" office:value="0.18729817007535">
                <text:p>0.18729817007535</text:p>
              </table:table-cell>
              <table:table-cell office:value-type="float" office:value="0.187096774193548">
                <text:p>0.187096774193548</text:p>
              </table:table-cell>
              <table:table-cell office:value-type="float" office:value="0.18796992481203">
                <text:p>0.18796992481203</text:p>
              </table:table-cell>
              <table:table-cell office:value-type="float" office:value="0.187768240343348">
                <text:p>0.187768240343348</text:p>
              </table:table-cell>
              <table:table-cell office:value-type="float" office:value="0.187566988210075">
                <text:p>0.187566988210075</text:p>
              </table:table-cell>
              <table:table-cell office:value-type="float" office:value="0.188436830835118">
                <text:p>0.188436830835118</text:p>
              </table:table-cell>
              <table:table-cell office:value-type="float" office:value="0.188235294117647">
                <text:p>0.188235294117647</text:p>
              </table:table-cell>
              <table:table-cell office:value-type="float" office:value="0.188034188034188">
                <text:p>0.188034188034188</text:p>
              </table:table-cell>
              <table:table-cell office:value-type="float" office:value="0.187833511205977">
                <text:p>0.187833511205977</text:p>
              </table:table-cell>
              <table:table-cell office:value-type="float" office:value="0.187633262260128">
                <text:p>0.187633262260128</text:p>
              </table:table-cell>
              <table:table-cell office:value-type="float" office:value="0.188498402555911">
                <text:p>0.188498402555911</text:p>
              </table:table-cell>
              <table:table-cell office:value-type="float" office:value="0.188297872340426">
                <text:p>0.188297872340426</text:p>
              </table:table-cell>
              <table:table-cell office:value-type="float" office:value="0.189160467587673">
                <text:p>0.189160467587673</text:p>
              </table:table-cell>
              <table:table-cell office:value-type="float" office:value="0.18895966029724">
                <text:p>0.18895966029724</text:p>
              </table:table-cell>
              <table:table-cell office:value-type="float" office:value="0.189819724284199">
                <text:p>0.189819724284199</text:p>
              </table:table-cell>
              <table:table-cell office:value-type="float" office:value="0.189618644067797">
                <text:p>0.189618644067797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90274841437632">
                <text:p>0.190274841437632</text:p>
              </table:table-cell>
              <table:table-cell office:value-type="float" office:value="0.190073917634636">
                <text:p>0.190073917634636</text:p>
              </table:table-cell>
              <table:table-cell office:value-type="float" office:value="0.190928270042194">
                <text:p>0.190928270042194</text:p>
              </table:table-cell>
              <table:table-cell office:value-type="float" office:value="0.19072708113804">
                <text:p>0.19072708113804</text:p>
              </table:table-cell>
              <table:table-cell office:value-type="float" office:value="0.190526315789474">
                <text:p>0.190526315789474</text:p>
              </table:table-cell>
              <table:table-cell office:value-type="float" office:value="0.190325972660358">
                <text:p>0.190325972660358</text:p>
              </table:table-cell>
              <table:table-cell office:value-type="float" office:value="0.191176470588235">
                <text:p>0.191176470588235</text:p>
              </table:table-cell>
              <table:table-cell office:value-type="float" office:value="0.190975865687303">
                <text:p>0.190975865687303</text:p>
              </table:table-cell>
              <table:table-cell office:value-type="float" office:value="0.190775681341719">
                <text:p>0.190775681341719</text:p>
              </table:table-cell>
              <table:table-cell office:value-type="float" office:value="0.190575916230366">
                <text:p>0.190575916230366</text:p>
              </table:table-cell>
              <table:table-cell office:value-type="float" office:value="0.191422594142259">
                <text:p>0.191422594142259</text:p>
              </table:table-cell>
              <table:table-cell office:value-type="float" office:value="0.191222570532915">
                <text:p>0.191222570532915</text:p>
              </table:table-cell>
              <table:table-cell office:value-type="float" office:value="0.191022964509395">
                <text:p>0.191022964509395</text:p>
              </table:table-cell>
              <table:table-cell office:value-type="float" office:value="0.190823774765381">
                <text:p>0.190823774765381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191467221644121">
                <text:p>0.191467221644121</text:p>
              </table:table-cell>
              <table:table-cell office:value-type="float" office:value="0.191268191268191">
                <text:p>0.191268191268191</text:p>
              </table:table-cell>
              <table:table-cell office:value-type="float" office:value="0.191069574247144">
                <text:p>0.191069574247144</text:p>
              </table:table-cell>
              <table:table-cell office:value-type="float" office:value="0.190871369294606">
                <text:p>0.190871369294606</text:p>
              </table:table-cell>
              <table:table-cell office:value-type="float" office:value="0.191709844559586">
                <text:p>0.191709844559586</text:p>
              </table:table-cell>
              <table:table-cell office:value-type="float" office:value="0.191511387163561">
                <text:p>0.191511387163561</text:p>
              </table:table-cell>
              <table:table-cell office:value-type="float" office:value="0.191313340227508">
                <text:p>0.191313340227508</text:p>
              </table:table-cell>
              <table:table-cell office:value-type="float" office:value="0.191115702479339">
                <text:p>0.191115702479339</text:p>
              </table:table-cell>
              <table:table-cell office:value-type="float" office:value="0.190918472652219">
                <text:p>0.190918472652219</text:p>
              </table:table-cell>
              <table:table-cell office:value-type="float" office:value="0.190721649484536">
                <text:p>0.190721649484536</text:p>
              </table:table-cell>
              <table:table-cell office:value-type="float" office:value="0.191555097837281">
                <text:p>0.191555097837281</text:p>
              </table:table-cell>
              <table:table-cell office:value-type="float" office:value="0.191358024691358">
                <text:p>0.191358024691358</text:p>
              </table:table-cell>
              <table:table-cell office:value-type="float" office:value="0.191161356628983">
                <text:p>0.191161356628983</text:p>
              </table:table-cell>
              <table:table-cell office:value-type="float" office:value="0.191991786447639">
                <text:p>0.191991786447639</text:p>
              </table:table-cell>
              <table:table-cell office:value-type="float" office:value="0.192820512820513">
                <text:p>0.192820512820513</text:p>
              </table:table-cell>
              <table:table-cell office:value-type="float" office:value="0.192622950819672">
                <text:p>0.192622950819672</text:p>
              </table:table-cell>
              <table:table-cell office:value-type="float" office:value="0.193449334698055">
                <text:p>0.193449334698055</text:p>
              </table:table-cell>
              <table:table-cell office:value-type="float" office:value="0.193251533742331">
                <text:p>0.193251533742331</text:p>
              </table:table-cell>
              <table:table-cell office:value-type="float" office:value="0.193054136874362">
                <text:p>0.193054136874362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192660550458716">
                <text:p>0.192660550458716</text:p>
              </table:table-cell>
              <table:table-cell office:value-type="float" office:value="0.192464358452139">
                <text:p>0.192464358452139</text:p>
              </table:table-cell>
              <table:table-cell office:value-type="float" office:value="0.192268565615463">
                <text:p>0.192268565615463</text:p>
              </table:table-cell>
              <table:table-cell office:value-type="float" office:value="0.192073170731707">
                <text:p>0.192073170731707</text:p>
              </table:table-cell>
              <table:table-cell office:value-type="float" office:value="0.191878172588832">
                <text:p>0.191878172588832</text:p>
              </table:table-cell>
              <table:table-cell office:value-type="float" office:value="0.191683569979716">
                <text:p>0.191683569979716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91295546558704">
                <text:p>0.191295546558704</text:p>
              </table:table-cell>
              <table:table-cell office:value-type="float" office:value="0.191102123356926">
                <text:p>0.191102123356926</text:p>
              </table:table-cell>
              <table:table-cell office:value-type="float" office:value="0.190909090909091">
                <text:p>0.190909090909091</text:p>
              </table:table-cell>
              <table:table-cell office:value-type="float" office:value="0.190716448032291">
                <text:p>0.190716448032291</text:p>
              </table:table-cell>
              <table:table-cell office:value-type="float" office:value="0.190524193548387">
                <text:p>0.190524193548387</text:p>
              </table:table-cell>
              <table:table-cell office:value-type="float" office:value="0.190332326283988">
                <text:p>0.190332326283988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190954773869347">
                <text:p>0.190954773869347</text:p>
              </table:table-cell>
              <table:table-cell office:value-type="float" office:value="0.190763052208835">
                <text:p>0.190763052208835</text:p>
              </table:table-cell>
              <table:table-cell office:value-type="float" office:value="0.190571715145436">
                <text:p>0.190571715145436</text:p>
              </table:table-cell>
              <table:table-cell office:value-type="float" office:value="0.191382765531062">
                <text:p>0.191382765531062</text:p>
              </table:table-cell>
              <table:table-cell office:value-type="float" office:value="0.191191191191191">
                <text:p>0.191191191191191</text:p>
              </table:table-cell>
              <table:table-cell office:value-type="float" office:value="0.191">
                <text:p>0.191</text:p>
              </table:table-cell>
              <table:table-cell office:value-type="float" office:value="0.190809190809191">
                <text:p>0.190809190809191</text:p>
              </table:table-cell>
            </table:table-row>
            <table:table-row>
              <table:table-cell office:value-type="string">
                <text:p>R</text:p>
                <draw:g>
                  <svg:desc>Sheet3.A6:Sheet3.A6</svg:desc>
                </draw:g>
              </table:table-cell>
              <table:table-cell office:value-type="float" office:value="0">
                <text:p>0</text:p>
                <draw:g>
                  <svg:desc>Sheet3.B6:Sheet3.ALN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">
                <text:p>0.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25">
                <text:p>0.3125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">
                <text:p>0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">
                <text:p>0.32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5">
                <text:p>0.25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0.225">
                <text:p>0.225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0.25">
                <text:p>0.2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">
                <text:p>0.28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80701754385965">
                <text:p>0.28070175438596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2295081967213">
                <text:p>0.262295081967213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26984126984127">
                <text:p>0.26984126984127</text:p>
              </table:table-cell>
              <table:table-cell office:value-type="float" office:value="0.28125">
                <text:p>0.28125</text:p>
              </table:table-cell>
              <table:table-cell office:value-type="float" office:value="0.276923076923077">
                <text:p>0.276923076923077</text:p>
              </table:table-cell>
              <table:table-cell office:value-type="float" office:value="0.287878787878788">
                <text:p>0.287878787878788</text:p>
              </table:table-cell>
              <table:table-cell office:value-type="float" office:value="0.283582089552239">
                <text:p>0.283582089552239</text:p>
              </table:table-cell>
              <table:table-cell office:value-type="float" office:value="0.279411764705882">
                <text:p>0.279411764705882</text:p>
              </table:table-cell>
              <table:table-cell office:value-type="float" office:value="0.27536231884058">
                <text:p>0.27536231884058</text:p>
              </table:table-cell>
              <table:table-cell office:value-type="float" office:value="0.271428571428571">
                <text:p>0.271428571428571</text:p>
              </table:table-cell>
              <table:table-cell office:value-type="float" office:value="0.267605633802817">
                <text:p>0.26760563380281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3972602739726">
                <text:p>0.273972602739726</text:p>
              </table:table-cell>
              <table:table-cell office:value-type="float" office:value="0.283783783783784">
                <text:p>0.283783783783784</text:p>
              </table:table-cell>
              <table:table-cell office:value-type="float" office:value="0.28">
                <text:p>0.28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278481012658228">
                <text:p>0.278481012658228</text:p>
              </table:table-cell>
              <table:table-cell office:value-type="float" office:value="0.275">
                <text:p>0.275</text:p>
              </table:table-cell>
              <table:table-cell office:value-type="float" office:value="0.271604938271605">
                <text:p>0.271604938271605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265060240963855">
                <text:p>0.265060240963855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58823529411765">
                <text:p>0.258823529411765</text:p>
              </table:table-cell>
              <table:table-cell office:value-type="float" office:value="0.267441860465116">
                <text:p>0.26744186046511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9662921348315">
                <text:p>0.26966292134831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4725274725275">
                <text:p>0.274725274725275</text:p>
              </table:table-cell>
              <table:table-cell office:value-type="float" office:value="0.271739130434783">
                <text:p>0.271739130434783</text:p>
              </table:table-cell>
              <table:table-cell office:value-type="float" office:value="0.268817204301075">
                <text:p>0.268817204301075</text:p>
              </table:table-cell>
              <table:table-cell office:value-type="float" office:value="0.265957446808511">
                <text:p>0.265957446808511</text:p>
              </table:table-cell>
              <table:table-cell office:value-type="float" office:value="0.273684210526316">
                <text:p>0.273684210526316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78350515463918">
                <text:p>0.278350515463918</text:p>
              </table:table-cell>
              <table:table-cell office:value-type="float" office:value="0.275510204081633">
                <text:p>0.27551020408163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">
                <text:p>0.27</text:p>
              </table:table-cell>
              <table:table-cell office:value-type="float" office:value="0.267326732673267">
                <text:p>0.267326732673267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62135922330097">
                <text:p>0.262135922330097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6880733944954">
                <text:p>0.256880733944954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0.252252252252252">
                <text:p>0.252252252252252</text:p>
              </table:table-cell>
              <table:table-cell office:value-type="float" office:value="0.25">
                <text:p>0.25</text:p>
              </table:table-cell>
              <table:table-cell office:value-type="float" office:value="0.256637168141593">
                <text:p>0.256637168141593</text:p>
              </table:table-cell>
              <table:table-cell office:value-type="float" office:value="0.254385964912281">
                <text:p>0.254385964912281</text:p>
              </table:table-cell>
              <table:table-cell office:value-type="float" office:value="0.252173913043478">
                <text:p>0.252173913043478</text:p>
              </table:table-cell>
              <table:table-cell office:value-type="float" office:value="0.25">
                <text:p>0.25</text:p>
              </table:table-cell>
              <table:table-cell office:value-type="float" office:value="0.247863247863248">
                <text:p>0.247863247863248</text:p>
              </table:table-cell>
              <table:table-cell office:value-type="float" office:value="0.245762711864407">
                <text:p>0.245762711864407</text:p>
              </table:table-cell>
              <table:table-cell office:value-type="float" office:value="0.243697478991597">
                <text:p>0.243697478991597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247933884297521">
                <text:p>0.247933884297521</text:p>
              </table:table-cell>
              <table:table-cell office:value-type="float" office:value="0.245901639344262">
                <text:p>0.245901639344262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248">
                <text:p>0.248</text:p>
              </table:table-cell>
              <table:table-cell office:value-type="float" office:value="0.246031746031746">
                <text:p>0.246031746031746</text:p>
              </table:table-cell>
              <table:table-cell office:value-type="float" office:value="0.251968503937008">
                <text:p>0.251968503937008</text:p>
              </table:table-cell>
              <table:table-cell office:value-type="float" office:value="0.25">
                <text:p>0.25</text:p>
              </table:table-cell>
              <table:table-cell office:value-type="float" office:value="0.248062015503876">
                <text:p>0.248062015503876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251908396946565">
                <text:p>0.251908396946565</text:p>
              </table:table-cell>
              <table:table-cell office:value-type="float" office:value="0.25">
                <text:p>0.25</text:p>
              </table:table-cell>
              <table:table-cell office:value-type="float" office:value="0.24812030075188">
                <text:p>0.24812030075188</text:p>
              </table:table-cell>
              <table:table-cell office:value-type="float" office:value="0.246268656716418">
                <text:p>0.246268656716418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5">
                <text:p>0.25</text:p>
              </table:table-cell>
              <table:table-cell office:value-type="float" office:value="0.248175182481752">
                <text:p>0.248175182481752</text:p>
              </table:table-cell>
              <table:table-cell office:value-type="float" office:value="0.253623188405797">
                <text:p>0.253623188405797</text:p>
              </table:table-cell>
              <table:table-cell office:value-type="float" office:value="0.251798561151079">
                <text:p>0.251798561151079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6241134751773">
                <text:p>0.26241134751773</text:p>
              </table:table-cell>
              <table:table-cell office:value-type="float" office:value="0.26056338028169">
                <text:p>0.26056338028169</text:p>
              </table:table-cell>
              <table:table-cell office:value-type="float" office:value="0.265734265734266">
                <text:p>0.265734265734266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68965517241379">
                <text:p>0.268965517241379</text:p>
              </table:table-cell>
              <table:table-cell office:value-type="float" office:value="0.267123287671233">
                <text:p>0.267123287671233</text:p>
              </table:table-cell>
              <table:table-cell office:value-type="float" office:value="0.272108843537415">
                <text:p>0.272108843537415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275167785234899">
                <text:p>0.275167785234899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0.271523178807947">
                <text:p>0.271523178807947</text:p>
              </table:table-cell>
              <table:table-cell office:value-type="float" office:value="0.276315789473684">
                <text:p>0.276315789473684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0967741935484">
                <text:p>0.270967741935484</text:p>
              </table:table-cell>
              <table:table-cell office:value-type="float" office:value="0.275641025641026">
                <text:p>0.275641025641026</text:p>
              </table:table-cell>
              <table:table-cell office:value-type="float" office:value="0.280254777070064">
                <text:p>0.280254777070064</text:p>
              </table:table-cell>
              <table:table-cell office:value-type="float" office:value="0.278481012658228">
                <text:p>0.278481012658228</text:p>
              </table:table-cell>
              <table:table-cell office:value-type="float" office:value="0.276729559748428">
                <text:p>0.276729559748428</text:p>
              </table:table-cell>
              <table:table-cell office:value-type="float" office:value="0.275">
                <text:p>0.275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71604938271605">
                <text:p>0.271604938271605</text:p>
              </table:table-cell>
              <table:table-cell office:value-type="float" office:value="0.276073619631902">
                <text:p>0.276073619631902</text:p>
              </table:table-cell>
              <table:table-cell office:value-type="float" office:value="0.274390243902439">
                <text:p>0.274390243902439</text:p>
              </table:table-cell>
              <table:table-cell office:value-type="float" office:value="0.278787878787879">
                <text:p>0.278787878787879</text:p>
              </table:table-cell>
              <table:table-cell office:value-type="float" office:value="0.27710843373494">
                <text:p>0.27710843373494</text:p>
              </table:table-cell>
              <table:table-cell office:value-type="float" office:value="0.281437125748503">
                <text:p>0.28143712574850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4023668639053">
                <text:p>0.284023668639053</text:p>
              </table:table-cell>
              <table:table-cell office:value-type="float" office:value="0.288235294117647">
                <text:p>0.288235294117647</text:p>
              </table:table-cell>
              <table:table-cell office:value-type="float" office:value="0.286549707602339">
                <text:p>0.286549707602339</text:p>
              </table:table-cell>
              <table:table-cell office:value-type="float" office:value="0.284883720930233">
                <text:p>0.284883720930233</text:p>
              </table:table-cell>
              <table:table-cell office:value-type="float" office:value="0.283236994219653">
                <text:p>0.283236994219653</text:p>
              </table:table-cell>
              <table:table-cell office:value-type="float" office:value="0.281609195402299">
                <text:p>0.281609195402299</text:p>
              </table:table-cell>
              <table:table-cell office:value-type="float" office:value="0.28">
                <text:p>0.28</text:p>
              </table:table-cell>
              <table:table-cell office:value-type="float" office:value="0.278409090909091">
                <text:p>0.278409090909091</text:p>
              </table:table-cell>
              <table:table-cell office:value-type="float" office:value="0.27683615819209">
                <text:p>0.27683615819209</text:p>
              </table:table-cell>
              <table:table-cell office:value-type="float" office:value="0.275280898876404">
                <text:p>0.275280898876404</text:p>
              </table:table-cell>
              <table:table-cell office:value-type="float" office:value="0.273743016759776">
                <text:p>0.273743016759776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0.270718232044199">
                <text:p>0.270718232044199</text:p>
              </table:table-cell>
              <table:table-cell office:value-type="float" office:value="0.274725274725275">
                <text:p>0.274725274725275</text:p>
              </table:table-cell>
              <table:table-cell office:value-type="float" office:value="0.273224043715847">
                <text:p>0.273224043715847</text:p>
              </table:table-cell>
              <table:table-cell office:value-type="float" office:value="0.271739130434783">
                <text:p>0.271739130434783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1276595744681">
                <text:p>0.271276595744681</text:p>
              </table:table-cell>
              <table:table-cell office:value-type="float" office:value="0.26984126984127">
                <text:p>0.26984126984127</text:p>
              </table:table-cell>
              <table:table-cell office:value-type="float" office:value="0.273684210526316">
                <text:p>0.273684210526316</text:p>
              </table:table-cell>
              <table:table-cell office:value-type="float" office:value="0.272251308900524">
                <text:p>0.272251308900524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69430051813471">
                <text:p>0.269430051813471</text:p>
              </table:table-cell>
              <table:table-cell office:value-type="float" office:value="0.268041237113402">
                <text:p>0.26804123711340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70408163265306">
                <text:p>0.270408163265306</text:p>
              </table:table-cell>
              <table:table-cell office:value-type="float" office:value="0.269035532994924">
                <text:p>0.26903553299492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1356783919598">
                <text:p>0.271356783919598</text:p>
              </table:table-cell>
              <table:table-cell office:value-type="float" office:value="0.27">
                <text:p>0.27</text:p>
              </table:table-cell>
              <table:table-cell office:value-type="float" office:value="0.27363184079602">
                <text:p>0.27363184079602</text:p>
              </table:table-cell>
              <table:table-cell office:value-type="float" office:value="0.272277227722772">
                <text:p>0.272277227722772</text:p>
              </table:table-cell>
              <table:table-cell office:value-type="float" office:value="0.270935960591133">
                <text:p>0.270935960591133</text:p>
              </table:table-cell>
              <table:table-cell office:value-type="float" office:value="0.269607843137255">
                <text:p>0.269607843137255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271844660194175">
                <text:p>0.271844660194175</text:p>
              </table:table-cell>
              <table:table-cell office:value-type="float" office:value="0.270531400966184">
                <text:p>0.270531400966184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5402843601896">
                <text:p>0.265402843601896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262910798122066">
                <text:p>0.262910798122066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0.26046511627907">
                <text:p>0.2604651162790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61467889908257">
                <text:p>0.261467889908257</text:p>
              </table:table-cell>
              <table:table-cell office:value-type="float" office:value="0.264840182648402">
                <text:p>0.264840182648402</text:p>
              </table:table-cell>
              <table:table-cell office:value-type="float" office:value="0.263636363636364">
                <text:p>0.263636363636364</text:p>
              </table:table-cell>
              <table:table-cell office:value-type="float" office:value="0.266968325791855">
                <text:p>0.266968325791855</text:p>
              </table:table-cell>
              <table:table-cell office:value-type="float" office:value="0.265765765765766">
                <text:p>0.265765765765766</text:p>
              </table:table-cell>
              <table:table-cell office:value-type="float" office:value="0.269058295964126">
                <text:p>0.269058295964126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71111111111111">
                <text:p>0.271111111111111</text:p>
              </table:table-cell>
              <table:table-cell office:value-type="float" office:value="0.269911504424779">
                <text:p>0.269911504424779</text:p>
              </table:table-cell>
              <table:table-cell office:value-type="float" office:value="0.273127753303965">
                <text:p>0.273127753303965</text:p>
              </table:table-cell>
              <table:table-cell office:value-type="float" office:value="0.276315789473684">
                <text:p>0.276315789473684</text:p>
              </table:table-cell>
              <table:table-cell office:value-type="float" office:value="0.279475982532751">
                <text:p>0.279475982532751</text:p>
              </table:table-cell>
              <table:table-cell office:value-type="float" office:value="0.278260869565217">
                <text:p>0.278260869565217</text:p>
              </table:table-cell>
              <table:table-cell office:value-type="float" office:value="0.281385281385281">
                <text:p>0.281385281385281</text:p>
              </table:table-cell>
              <table:table-cell office:value-type="float" office:value="0.280172413793103">
                <text:p>0.280172413793103</text:p>
              </table:table-cell>
              <table:table-cell office:value-type="float" office:value="0.278969957081545">
                <text:p>0.27896995708154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75423728813559">
                <text:p>0.275423728813559</text:p>
              </table:table-cell>
              <table:table-cell office:value-type="float" office:value="0.274261603375527">
                <text:p>0.274261603375527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0.271966527196653">
                <text:p>0.271966527196653</text:p>
              </table:table-cell>
              <table:table-cell office:value-type="float" office:value="0.275">
                <text:p>0.275</text:p>
              </table:table-cell>
              <table:table-cell office:value-type="float" office:value="0.273858921161826">
                <text:p>0.273858921161826</text:p>
              </table:table-cell>
              <table:table-cell office:value-type="float" office:value="0.276859504132231">
                <text:p>0.276859504132231</text:p>
              </table:table-cell>
              <table:table-cell office:value-type="float" office:value="0.275720164609053">
                <text:p>0.275720164609053</text:p>
              </table:table-cell>
              <table:table-cell office:value-type="float" office:value="0.274590163934426">
                <text:p>0.274590163934426</text:p>
              </table:table-cell>
              <table:table-cell office:value-type="float" office:value="0.273469387755102">
                <text:p>0.273469387755102</text:p>
              </table:table-cell>
              <table:table-cell office:value-type="float" office:value="0.276422764227642">
                <text:p>0.276422764227642</text:p>
              </table:table-cell>
              <table:table-cell office:value-type="float" office:value="0.275303643724696">
                <text:p>0.275303643724696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273092369477912">
                <text:p>0.273092369477912</text:p>
              </table:table-cell>
              <table:table-cell office:value-type="float" office:value="0.276">
                <text:p>0.276</text:p>
              </table:table-cell>
              <table:table-cell office:value-type="float" office:value="0.274900398406374">
                <text:p>0.274900398406374</text:p>
              </table:table-cell>
              <table:table-cell office:value-type="float" office:value="0.273809523809524">
                <text:p>0.27380952380952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1653543307087">
                <text:p>0.271653543307087</text:p>
              </table:table-cell>
              <table:table-cell office:value-type="float" office:value="0.270588235294118">
                <text:p>0.270588235294118</text:p>
              </table:table-cell>
              <table:table-cell office:value-type="float" office:value="0.26953125">
                <text:p>0.26953125</text:p>
              </table:table-cell>
              <table:table-cell office:value-type="float" office:value="0.272373540856031">
                <text:p>0.272373540856031</text:p>
              </table:table-cell>
              <table:table-cell office:value-type="float" office:value="0.271317829457364">
                <text:p>0.271317829457364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68199233716475">
                <text:p>0.268199233716475</text:p>
              </table:table-cell>
              <table:table-cell office:value-type="float" office:value="0.270992366412214">
                <text:p>0.270992366412214</text:p>
              </table:table-cell>
              <table:table-cell office:value-type="float" office:value="0.269961977186312">
                <text:p>0.269961977186312</text:p>
              </table:table-cell>
              <table:table-cell office:value-type="float" office:value="0.268939393939394">
                <text:p>0.268939393939394</text:p>
              </table:table-cell>
              <table:table-cell office:value-type="float" office:value="0.267924528301887">
                <text:p>0.267924528301887</text:p>
              </table:table-cell>
              <table:table-cell office:value-type="float" office:value="0.266917293233083">
                <text:p>0.266917293233083</text:p>
              </table:table-cell>
              <table:table-cell office:value-type="float" office:value="0.265917602996255">
                <text:p>0.265917602996255</text:p>
              </table:table-cell>
              <table:table-cell office:value-type="float" office:value="0.264925373134328">
                <text:p>0.264925373134328</text:p>
              </table:table-cell>
              <table:table-cell office:value-type="float" office:value="0.263940520446097">
                <text:p>0.263940520446097</text:p>
              </table:table-cell>
              <table:table-cell office:value-type="float" office:value="0.262962962962963">
                <text:p>0.262962962962963</text:p>
              </table:table-cell>
              <table:table-cell office:value-type="float" office:value="0.261992619926199">
                <text:p>0.261992619926199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63736263736264">
                <text:p>0.263736263736264</text:p>
              </table:table-cell>
              <table:table-cell office:value-type="float" office:value="0.262773722627737">
                <text:p>0.262773722627737</text:p>
              </table:table-cell>
              <table:table-cell office:value-type="float" office:value="0.265454545454545">
                <text:p>0.265454545454545</text:p>
              </table:table-cell>
              <table:table-cell office:value-type="float" office:value="0.264492753623188">
                <text:p>0.264492753623188</text:p>
              </table:table-cell>
              <table:table-cell office:value-type="float" office:value="0.267148014440433">
                <text:p>0.267148014440433</text:p>
              </table:table-cell>
              <table:table-cell office:value-type="float" office:value="0.266187050359712">
                <text:p>0.266187050359712</text:p>
              </table:table-cell>
              <table:table-cell office:value-type="float" office:value="0.265232974910394">
                <text:p>0.265232974910394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63345195729537">
                <text:p>0.263345195729537</text:p>
              </table:table-cell>
              <table:table-cell office:value-type="float" office:value="0.265957446808511">
                <text:p>0.265957446808511</text:p>
              </table:table-cell>
              <table:table-cell office:value-type="float" office:value="0.265017667844523">
                <text:p>0.265017667844523</text:p>
              </table:table-cell>
              <table:table-cell office:value-type="float" office:value="0.267605633802817">
                <text:p>0.2676056338028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5734265734266">
                <text:p>0.265734265734266</text:p>
              </table:table-cell>
              <table:table-cell office:value-type="float" office:value="0.264808362369338">
                <text:p>0.264808362369338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62975778546713">
                <text:p>0.262975778546713</text:p>
              </table:table-cell>
              <table:table-cell office:value-type="float" office:value="0.262068965517241">
                <text:p>0.262068965517241</text:p>
              </table:table-cell>
              <table:table-cell office:value-type="float" office:value="0.264604810996564">
                <text:p>0.264604810996564</text:p>
              </table:table-cell>
              <table:table-cell office:value-type="float" office:value="0.263698630136986">
                <text:p>0.263698630136986</text:p>
              </table:table-cell>
              <table:table-cell office:value-type="float" office:value="0.262798634812287">
                <text:p>0.262798634812287</text:p>
              </table:table-cell>
              <table:table-cell office:value-type="float" office:value="0.26530612244898">
                <text:p>0.26530612244898</text:p>
              </table:table-cell>
              <table:table-cell office:value-type="float" office:value="0.264406779661017">
                <text:p>0.264406779661017</text:p>
              </table:table-cell>
              <table:table-cell office:value-type="float" office:value="0.263513513513513">
                <text:p>0.263513513513513</text:p>
              </table:table-cell>
              <table:table-cell office:value-type="float" office:value="0.262626262626263">
                <text:p>0.262626262626263</text:p>
              </table:table-cell>
              <table:table-cell office:value-type="float" office:value="0.261744966442953">
                <text:p>0.261744966442953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">
                <text:p>0.26</text:p>
              </table:table-cell>
              <table:table-cell office:value-type="float" office:value="0.259136212624585">
                <text:p>0.259136212624585</text:p>
              </table:table-cell>
              <table:table-cell office:value-type="float" office:value="0.26158940397351">
                <text:p>0.26158940397351</text:p>
              </table:table-cell>
              <table:table-cell office:value-type="float" office:value="0.260726072607261">
                <text:p>0.260726072607261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2295081967213">
                <text:p>0.262295081967213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63843648208469">
                <text:p>0.263843648208469</text:p>
              </table:table-cell>
              <table:table-cell office:value-type="float" office:value="0.266233766233766">
                <text:p>0.266233766233766</text:p>
              </table:table-cell>
              <table:table-cell office:value-type="float" office:value="0.26537216828479">
                <text:p>0.26537216828479</text:p>
              </table:table-cell>
              <table:table-cell office:value-type="float" office:value="0.264516129032258">
                <text:p>0.264516129032258</text:p>
              </table:table-cell>
              <table:table-cell office:value-type="float" office:value="0.263665594855305">
                <text:p>0.263665594855305</text:p>
              </table:table-cell>
              <table:table-cell office:value-type="float" office:value="0.262820512820513">
                <text:p>0.262820512820513</text:p>
              </table:table-cell>
              <table:table-cell office:value-type="float" office:value="0.26517571884984">
                <text:p>0.26517571884984</text:p>
              </table:table-cell>
              <table:table-cell office:value-type="float" office:value="0.264331210191083">
                <text:p>0.264331210191083</text:p>
              </table:table-cell>
              <table:table-cell office:value-type="float" office:value="0.263492063492063">
                <text:p>0.263492063492063</text:p>
              </table:table-cell>
              <table:table-cell office:value-type="float" office:value="0.262658227848101">
                <text:p>0.262658227848101</text:p>
              </table:table-cell>
              <table:table-cell office:value-type="float" office:value="0.261829652996845">
                <text:p>0.261829652996845</text:p>
              </table:table-cell>
              <table:table-cell office:value-type="float" office:value="0.261006289308176">
                <text:p>0.261006289308176</text:p>
              </table:table-cell>
              <table:table-cell office:value-type="float" office:value="0.260188087774295">
                <text:p>0.260188087774295</text:p>
              </table:table-cell>
              <table:table-cell office:value-type="float" office:value="0.259375">
                <text:p>0.259375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0061919504644">
                <text:p>0.260061919504644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8461538461539">
                <text:p>0.258461538461539</text:p>
              </table:table-cell>
              <table:table-cell office:value-type="float" office:value="0.257668711656442">
                <text:p>0.257668711656442</text:p>
              </table:table-cell>
              <table:table-cell office:value-type="float" office:value="0.259938837920489">
                <text:p>0.259938837920489</text:p>
              </table:table-cell>
              <table:table-cell office:value-type="float" office:value="0.259146341463415">
                <text:p>0.259146341463415</text:p>
              </table:table-cell>
              <table:table-cell office:value-type="float" office:value="0.258358662613982">
                <text:p>0.258358662613982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256797583081571">
                <text:p>0.256797583081571</text:p>
              </table:table-cell>
              <table:table-cell office:value-type="float" office:value="0.256024096385542">
                <text:p>0.256024096385542</text:p>
              </table:table-cell>
              <table:table-cell office:value-type="float" office:value="0.255255255255255">
                <text:p>0.255255255255255</text:p>
              </table:table-cell>
              <table:table-cell office:value-type="float" office:value="0.254491017964072">
                <text:p>0.254491017964072</text:p>
              </table:table-cell>
              <table:table-cell office:value-type="float" office:value="0.253731343283582">
                <text:p>0.253731343283582</text:p>
              </table:table-cell>
              <table:table-cell office:value-type="float" office:value="0.25297619047619">
                <text:p>0.25297619047619</text:p>
              </table:table-cell>
              <table:table-cell office:value-type="float" office:value="0.252225519287834">
                <text:p>0.252225519287834</text:p>
              </table:table-cell>
              <table:table-cell office:value-type="float" office:value="0.251479289940828">
                <text:p>0.251479289940828</text:p>
              </table:table-cell>
              <table:table-cell office:value-type="float" office:value="0.250737463126844">
                <text:p>0.250737463126844</text:p>
              </table:table-cell>
              <table:table-cell office:value-type="float" office:value="0.25">
                <text:p>0.25</text:p>
              </table:table-cell>
              <table:table-cell office:value-type="float" office:value="0.249266862170088">
                <text:p>0.249266862170088</text:p>
              </table:table-cell>
              <table:table-cell office:value-type="float" office:value="0.248538011695906">
                <text:p>0.248538011695906</text:p>
              </table:table-cell>
              <table:table-cell office:value-type="float" office:value="0.247813411078717">
                <text:p>0.247813411078717</text:p>
              </table:table-cell>
              <table:table-cell office:value-type="float" office:value="0.247093023255814">
                <text:p>0.247093023255814</text:p>
              </table:table-cell>
              <table:table-cell office:value-type="float" office:value="0.246376811594203">
                <text:p>0.246376811594203</text:p>
              </table:table-cell>
              <table:table-cell office:value-type="float" office:value="0.245664739884393">
                <text:p>0.245664739884393</text:p>
              </table:table-cell>
              <table:table-cell office:value-type="float" office:value="0.247838616714697">
                <text:p>0.247838616714697</text:p>
              </table:table-cell>
              <table:table-cell office:value-type="float" office:value="0.247126436781609">
                <text:p>0.247126436781609</text:p>
              </table:table-cell>
              <table:table-cell office:value-type="float" office:value="0.246418338108883">
                <text:p>0.246418338108883</text:p>
              </table:table-cell>
              <table:table-cell office:value-type="float" office:value="0.245714285714286">
                <text:p>0.245714285714286</text:p>
              </table:table-cell>
              <table:table-cell office:value-type="float" office:value="0.245014245014245">
                <text:p>0.245014245014245</text:p>
              </table:table-cell>
              <table:table-cell office:value-type="float" office:value="0.244318181818182">
                <text:p>0.244318181818182</text:p>
              </table:table-cell>
              <table:table-cell office:value-type="float" office:value="0.246458923512748">
                <text:p>0.246458923512748</text:p>
              </table:table-cell>
              <table:table-cell office:value-type="float" office:value="0.245762711864407">
                <text:p>0.245762711864407</text:p>
              </table:table-cell>
              <table:table-cell office:value-type="float" office:value="0.247887323943662">
                <text:p>0.247887323943662</text:p>
              </table:table-cell>
              <table:table-cell office:value-type="float" office:value="0.247191011235955">
                <text:p>0.247191011235955</text:p>
              </table:table-cell>
              <table:table-cell office:value-type="float" office:value="0.249299719887955">
                <text:p>0.249299719887955</text:p>
              </table:table-cell>
              <table:table-cell office:value-type="float" office:value="0.248603351955307">
                <text:p>0.248603351955307</text:p>
              </table:table-cell>
              <table:table-cell office:value-type="float" office:value="0.250696378830084">
                <text:p>0.250696378830084</text:p>
              </table:table-cell>
              <table:table-cell office:value-type="float" office:value="0.25">
                <text:p>0.25</text:p>
              </table:table-cell>
              <table:table-cell office:value-type="float" office:value="0.249307479224377">
                <text:p>0.249307479224377</text:p>
              </table:table-cell>
              <table:table-cell office:value-type="float" office:value="0.248618784530387">
                <text:p>0.248618784530387</text:p>
              </table:table-cell>
              <table:table-cell office:value-type="float" office:value="0.247933884297521">
                <text:p>0.247933884297521</text:p>
              </table:table-cell>
              <table:table-cell office:value-type="float" office:value="0.25">
                <text:p>0.25</text:p>
              </table:table-cell>
              <table:table-cell office:value-type="float" office:value="0.249315068493151">
                <text:p>0.249315068493151</text:p>
              </table:table-cell>
              <table:table-cell office:value-type="float" office:value="0.251366120218579">
                <text:p>0.251366120218579</text:p>
              </table:table-cell>
              <table:table-cell office:value-type="float" office:value="0.250681198910082">
                <text:p>0.250681198910082</text:p>
              </table:table-cell>
              <table:table-cell office:value-type="float" office:value="0.25">
                <text:p>0.25</text:p>
              </table:table-cell>
              <table:table-cell office:value-type="float" office:value="0.249322493224932">
                <text:p>0.249322493224932</text:p>
              </table:table-cell>
              <table:table-cell office:value-type="float" office:value="0.251351351351351">
                <text:p>0.251351351351351</text:p>
              </table:table-cell>
              <table:table-cell office:value-type="float" office:value="0.250673854447439">
                <text:p>0.250673854447439</text:p>
              </table:table-cell>
              <table:table-cell office:value-type="float" office:value="0.25">
                <text:p>0.25</text:p>
              </table:table-cell>
              <table:table-cell office:value-type="float" office:value="0.249329758713137">
                <text:p>0.249329758713137</text:p>
              </table:table-cell>
              <table:table-cell office:value-type="float" office:value="0.248663101604278">
                <text:p>0.248663101604278</text:p>
              </table:table-cell>
              <table:table-cell office:value-type="float" office:value="0.248">
                <text:p>0.248</text:p>
              </table:table-cell>
              <table:table-cell office:value-type="float" office:value="0.247340425531915">
                <text:p>0.247340425531915</text:p>
              </table:table-cell>
              <table:table-cell office:value-type="float" office:value="0.246684350132626">
                <text:p>0.246684350132626</text:p>
              </table:table-cell>
              <table:table-cell office:value-type="float" office:value="0.246031746031746">
                <text:p>0.246031746031746</text:p>
              </table:table-cell>
              <table:table-cell office:value-type="float" office:value="0.245382585751979">
                <text:p>0.245382585751979</text:p>
              </table:table-cell>
              <table:table-cell office:value-type="float" office:value="0.244736842105263">
                <text:p>0.244736842105263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0.243455497382199">
                <text:p>0.243455497382199</text:p>
              </table:table-cell>
              <table:table-cell office:value-type="float" office:value="0.242819843342037">
                <text:p>0.242819843342037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44155844155844">
                <text:p>0.244155844155844</text:p>
              </table:table-cell>
              <table:table-cell office:value-type="float" office:value="0.246113989637306">
                <text:p>0.246113989637306</text:p>
              </table:table-cell>
              <table:table-cell office:value-type="float" office:value="0.245478036175711">
                <text:p>0.245478036175711</text:p>
              </table:table-cell>
              <table:table-cell office:value-type="float" office:value="0.244845360824742">
                <text:p>0.244845360824742</text:p>
              </table:table-cell>
              <table:table-cell office:value-type="float" office:value="0.244215938303342">
                <text:p>0.244215938303342</text:p>
              </table:table-cell>
              <table:table-cell office:value-type="float" office:value="0.243589743589744">
                <text:p>0.243589743589744</text:p>
              </table:table-cell>
              <table:table-cell office:value-type="float" office:value="0.245524296675192">
                <text:p>0.245524296675192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246819338422392">
                <text:p>0.246819338422392</text:p>
              </table:table-cell>
              <table:table-cell office:value-type="float" office:value="0.246192893401015">
                <text:p>0.246192893401015</text:p>
              </table:table-cell>
              <table:table-cell office:value-type="float" office:value="0.248101265822785">
                <text:p>0.248101265822785</text:p>
              </table:table-cell>
              <table:table-cell office:value-type="float" office:value="0.247474747474747">
                <text:p>0.247474747474747</text:p>
              </table:table-cell>
              <table:table-cell office:value-type="float" office:value="0.249370277078086">
                <text:p>0.249370277078086</text:p>
              </table:table-cell>
              <table:table-cell office:value-type="float" office:value="0.248743718592965">
                <text:p>0.248743718592965</text:p>
              </table:table-cell>
              <table:table-cell office:value-type="float" office:value="0.24812030075188">
                <text:p>0.24812030075188</text:p>
              </table:table-cell>
              <table:table-cell office:value-type="float" office:value="0.2475">
                <text:p>0.2475</text:p>
              </table:table-cell>
              <table:table-cell office:value-type="float" office:value="0.246882793017456">
                <text:p>0.246882793017456</text:p>
              </table:table-cell>
              <table:table-cell office:value-type="float" office:value="0.246268656716418">
                <text:p>0.246268656716418</text:p>
              </table:table-cell>
              <table:table-cell office:value-type="float" office:value="0.248138957816377">
                <text:p>0.248138957816377</text:p>
              </table:table-cell>
              <table:table-cell office:value-type="float" office:value="0.247524752475248">
                <text:p>0.247524752475248</text:p>
              </table:table-cell>
              <table:table-cell office:value-type="float" office:value="0.246913580246914">
                <text:p>0.246913580246914</text:p>
              </table:table-cell>
              <table:table-cell office:value-type="float" office:value="0.246305418719212">
                <text:p>0.246305418719212</text:p>
              </table:table-cell>
              <table:table-cell office:value-type="float" office:value="0.248157248157248">
                <text:p>0.248157248157248</text:p>
              </table:table-cell>
              <table:table-cell office:value-type="float" office:value="0.247549019607843">
                <text:p>0.247549019607843</text:p>
              </table:table-cell>
              <table:table-cell office:value-type="float" office:value="0.249388753056235">
                <text:p>0.249388753056235</text:p>
              </table:table-cell>
              <table:table-cell office:value-type="float" office:value="0.248780487804878">
                <text:p>0.248780487804878</text:p>
              </table:table-cell>
              <table:table-cell office:value-type="float" office:value="0.248175182481752">
                <text:p>0.248175182481752</text:p>
              </table:table-cell>
              <table:table-cell office:value-type="float" office:value="0.25">
                <text:p>0.25</text:p>
              </table:table-cell>
              <table:table-cell office:value-type="float" office:value="0.249394673123487">
                <text:p>0.249394673123487</text:p>
              </table:table-cell>
              <table:table-cell office:value-type="float" office:value="0.251207729468599">
                <text:p>0.251207729468599</text:p>
              </table:table-cell>
              <table:table-cell office:value-type="float" office:value="0.250602409638554">
                <text:p>0.250602409638554</text:p>
              </table:table-cell>
              <table:table-cell office:value-type="float" office:value="0.25">
                <text:p>0.25</text:p>
              </table:table-cell>
              <table:table-cell office:value-type="float" office:value="0.249400479616307">
                <text:p>0.249400479616307</text:p>
              </table:table-cell>
              <table:table-cell office:value-type="float" office:value="0.251196172248804">
                <text:p>0.251196172248804</text:p>
              </table:table-cell>
              <table:table-cell office:value-type="float" office:value="0.250596658711217">
                <text:p>0.250596658711217</text:p>
              </table:table-cell>
              <table:table-cell office:value-type="float" office:value="0.252380952380952">
                <text:p>0.252380952380952</text:p>
              </table:table-cell>
              <table:table-cell office:value-type="float" office:value="0.251781472684085">
                <text:p>0.251781472684085</text:p>
              </table:table-cell>
              <table:table-cell office:value-type="float" office:value="0.251184834123223">
                <text:p>0.251184834123223</text:p>
              </table:table-cell>
              <table:table-cell office:value-type="float" office:value="0.250591016548463">
                <text:p>0.250591016548463</text:p>
              </table:table-cell>
              <table:table-cell office:value-type="float" office:value="0.25">
                <text:p>0.25</text:p>
              </table:table-cell>
              <table:table-cell office:value-type="float" office:value="0.249411764705882">
                <text:p>0.249411764705882</text:p>
              </table:table-cell>
              <table:table-cell office:value-type="float" office:value="0.251173708920188">
                <text:p>0.251173708920188</text:p>
              </table:table-cell>
              <table:table-cell office:value-type="float" office:value="0.250585480093677">
                <text:p>0.250585480093677</text:p>
              </table:table-cell>
              <table:table-cell office:value-type="float" office:value="0.25">
                <text:p>0.25</text:p>
              </table:table-cell>
              <table:table-cell office:value-type="float" office:value="0.249417249417249">
                <text:p>0.249417249417249</text:p>
              </table:table-cell>
              <table:table-cell office:value-type="float" office:value="0.248837209302326">
                <text:p>0.248837209302326</text:p>
              </table:table-cell>
              <table:table-cell office:value-type="float" office:value="0.248259860788863">
                <text:p>0.248259860788863</text:p>
              </table:table-cell>
              <table:table-cell office:value-type="float" office:value="0.247685185185185">
                <text:p>0.247685185185185</text:p>
              </table:table-cell>
              <table:table-cell office:value-type="float" office:value="0.249422632794457">
                <text:p>0.249422632794457</text:p>
              </table:table-cell>
              <table:table-cell office:value-type="float" office:value="0.248847926267281">
                <text:p>0.248847926267281</text:p>
              </table:table-cell>
              <table:table-cell office:value-type="float" office:value="0.248275862068965">
                <text:p>0.248275862068965</text:p>
              </table:table-cell>
              <table:table-cell office:value-type="float" office:value="0.247706422018349">
                <text:p>0.247706422018349</text:p>
              </table:table-cell>
              <table:table-cell office:value-type="float" office:value="0.247139588100686">
                <text:p>0.247139588100686</text:p>
              </table:table-cell>
              <table:table-cell office:value-type="float" office:value="0.246575342465753">
                <text:p>0.246575342465753</text:p>
              </table:table-cell>
              <table:table-cell office:value-type="float" office:value="0.246013667425968">
                <text:p>0.246013667425968</text:p>
              </table:table-cell>
              <table:table-cell office:value-type="float" office:value="0.247727272727273">
                <text:p>0.247727272727273</text:p>
              </table:table-cell>
              <table:table-cell office:value-type="float" office:value="0.247165532879819">
                <text:p>0.247165532879819</text:p>
              </table:table-cell>
              <table:table-cell office:value-type="float" office:value="0.246606334841629">
                <text:p>0.246606334841629</text:p>
              </table:table-cell>
              <table:table-cell office:value-type="float" office:value="0.246049661399549">
                <text:p>0.246049661399549</text:p>
              </table:table-cell>
              <table:table-cell office:value-type="float" office:value="0.247747747747748">
                <text:p>0.247747747747748</text:p>
              </table:table-cell>
              <table:table-cell office:value-type="float" office:value="0.247191011235955">
                <text:p>0.247191011235955</text:p>
              </table:table-cell>
              <table:table-cell office:value-type="float" office:value="0.246636771300448">
                <text:p>0.246636771300448</text:p>
              </table:table-cell>
              <table:table-cell office:value-type="float" office:value="0.246085011185682">
                <text:p>0.246085011185682</text:p>
              </table:table-cell>
              <table:table-cell office:value-type="float" office:value="0.245535714285714">
                <text:p>0.245535714285714</text:p>
              </table:table-cell>
              <table:table-cell office:value-type="float" office:value="0.244988864142539">
                <text:p>0.244988864142539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0.243362831858407">
                <text:p>0.243362831858407</text:p>
              </table:table-cell>
              <table:table-cell office:value-type="float" office:value="0.242825607064018">
                <text:p>0.242825607064018</text:p>
              </table:table-cell>
              <table:table-cell office:value-type="float" office:value="0.242290748898678">
                <text:p>0.242290748898678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0.241228070175439">
                <text:p>0.241228070175439</text:p>
              </table:table-cell>
              <table:table-cell office:value-type="float" office:value="0.240700218818381">
                <text:p>0.240700218818381</text:p>
              </table:table-cell>
              <table:table-cell office:value-type="float" office:value="0.24235807860262">
                <text:p>0.24235807860262</text:p>
              </table:table-cell>
              <table:table-cell office:value-type="float" office:value="0.241830065359477">
                <text:p>0.241830065359477</text:p>
              </table:table-cell>
              <table:table-cell office:value-type="float" office:value="0.241304347826087">
                <text:p>0.241304347826087</text:p>
              </table:table-cell>
              <table:table-cell office:value-type="float" office:value="0.24295010845987">
                <text:p>0.24295010845987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41900647948164">
                <text:p>0.241900647948164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0860215053763">
                <text:p>0.240860215053763</text:p>
              </table:table-cell>
              <table:table-cell office:value-type="float" office:value="0.240343347639485">
                <text:p>0.240343347639485</text:p>
              </table:table-cell>
              <table:table-cell office:value-type="float" office:value="0.241970021413276">
                <text:p>0.241970021413276</text:p>
              </table:table-cell>
              <table:table-cell office:value-type="float" office:value="0.241452991452991">
                <text:p>0.241452991452991</text:p>
              </table:table-cell>
              <table:table-cell office:value-type="float" office:value="0.240938166311301">
                <text:p>0.240938166311301</text:p>
              </table:table-cell>
              <table:table-cell office:value-type="float" office:value="0.240425531914894">
                <text:p>0.240425531914894</text:p>
              </table:table-cell>
              <table:table-cell office:value-type="float" office:value="0.239915074309979">
                <text:p>0.239915074309979</text:p>
              </table:table-cell>
              <table:table-cell office:value-type="float" office:value="0.239406779661017">
                <text:p>0.239406779661017</text:p>
              </table:table-cell>
              <table:table-cell office:value-type="float" office:value="0.238900634249471">
                <text:p>0.238900634249471</text:p>
              </table:table-cell>
              <table:table-cell office:value-type="float" office:value="0.238396624472574">
                <text:p>0.238396624472574</text:p>
              </table:table-cell>
              <table:table-cell office:value-type="float" office:value="0.24">
                <text:p>0.24</text:p>
              </table:table-cell>
              <table:table-cell office:value-type="float" office:value="0.239495798319328">
                <text:p>0.239495798319328</text:p>
              </table:table-cell>
              <table:table-cell office:value-type="float" office:value="0.238993710691824">
                <text:p>0.238993710691824</text:p>
              </table:table-cell>
              <table:table-cell office:value-type="float" office:value="0.240585774058577">
                <text:p>0.240585774058577</text:p>
              </table:table-cell>
              <table:table-cell office:value-type="float" office:value="0.240083507306889">
                <text:p>0.240083507306889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239085239085239">
                <text:p>0.239085239085239</text:p>
              </table:table-cell>
              <table:table-cell office:value-type="float" office:value="0.238589211618257">
                <text:p>0.238589211618257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7603305785124">
                <text:p>0.237603305785124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236625514403292">
                <text:p>0.236625514403292</text:p>
              </table:table-cell>
              <table:table-cell office:value-type="float" office:value="0.236139630390144">
                <text:p>0.236139630390144</text:p>
              </table:table-cell>
              <table:table-cell office:value-type="float" office:value="0.235655737704918">
                <text:p>0.235655737704918</text:p>
              </table:table-cell>
              <table:table-cell office:value-type="float" office:value="0.235173824130879">
                <text:p>0.235173824130879</text:p>
              </table:table-cell>
              <table:table-cell office:value-type="float" office:value="0.23469387755102">
                <text:p>0.23469387755102</text:p>
              </table:table-cell>
              <table:table-cell office:value-type="float" office:value="0.236252545824847">
                <text:p>0.236252545824847</text:p>
              </table:table-cell>
              <table:table-cell office:value-type="float" office:value="0.235772357723577">
                <text:p>0.235772357723577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34817813765182">
                <text:p>0.234817813765182</text:p>
              </table:table-cell>
              <table:table-cell office:value-type="float" office:value="0.234343434343434">
                <text:p>0.234343434343434</text:p>
              </table:table-cell>
              <table:table-cell office:value-type="float" office:value="0.233870967741935">
                <text:p>0.233870967741935</text:p>
              </table:table-cell>
              <table:table-cell office:value-type="float" office:value="0.235412474849095">
                <text:p>0.235412474849095</text:p>
              </table:table-cell>
              <table:table-cell office:value-type="float" office:value="0.236947791164659">
                <text:p>0.236947791164659</text:p>
              </table:table-cell>
              <table:table-cell office:value-type="float" office:value="0.236472945891784">
                <text:p>0.236472945891784</text:p>
              </table:table-cell>
              <table:table-cell office:value-type="float" office:value="0.236">
                <text:p>0.236</text:p>
              </table:table-cell>
              <table:table-cell office:value-type="float" office:value="0.235528942115768">
                <text:p>0.235528942115768</text:p>
              </table:table-cell>
              <table:table-cell office:value-type="float" office:value="0.235059760956175">
                <text:p>0.235059760956175</text:p>
              </table:table-cell>
              <table:table-cell office:value-type="float" office:value="0.236580516898608">
                <text:p>0.236580516898608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237623762376238">
                <text:p>0.237623762376238</text:p>
              </table:table-cell>
              <table:table-cell office:value-type="float" office:value="0.237154150197628">
                <text:p>0.237154150197628</text:p>
              </table:table-cell>
              <table:table-cell office:value-type="float" office:value="0.236686390532544">
                <text:p>0.236686390532544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0.235756385068762">
                <text:p>0.23575638506876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34833659491194">
                <text:p>0.234833659491194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0.235867446393762">
                <text:p>0.235867446393762</text:p>
              </table:table-cell>
              <table:table-cell office:value-type="float" office:value="0.235408560311284">
                <text:p>0.235408560311284</text:p>
              </table:table-cell>
              <table:table-cell office:value-type="float" office:value="0.23495145631068">
                <text:p>0.23495145631068</text:p>
              </table:table-cell>
              <table:table-cell office:value-type="float" office:value="0.234496124031008">
                <text:p>0.234496124031008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233590733590734">
                <text:p>0.233590733590734</text:p>
              </table:table-cell>
              <table:table-cell office:value-type="float" office:value="0.235067437379576">
                <text:p>0.235067437379576</text:p>
              </table:table-cell>
              <table:table-cell office:value-type="float" office:value="0.234615384615385">
                <text:p>0.234615384615385</text:p>
              </table:table-cell>
              <table:table-cell office:value-type="float" office:value="0.236084452975048">
                <text:p>0.236084452975048</text:p>
              </table:table-cell>
              <table:table-cell office:value-type="float" office:value="0.235632183908046">
                <text:p>0.235632183908046</text:p>
              </table:table-cell>
              <table:table-cell office:value-type="float" office:value="0.237093690248566">
                <text:p>0.237093690248566</text:p>
              </table:table-cell>
              <table:table-cell office:value-type="float" office:value="0.238549618320611">
                <text:p>0.238549618320611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7642585551331">
                <text:p>0.237642585551331</text:p>
              </table:table-cell>
              <table:table-cell office:value-type="float" office:value="0.23719165085389">
                <text:p>0.23719165085389</text:p>
              </table:table-cell>
              <table:table-cell office:value-type="float" office:value="0.238636363636364">
                <text:p>0.238636363636364</text:p>
              </table:table-cell>
              <table:table-cell office:value-type="float" office:value="0.238185255198488">
                <text:p>0.238185255198488</text:p>
              </table:table-cell>
              <table:table-cell office:value-type="float" office:value="0.237735849056604">
                <text:p>0.237735849056604</text:p>
              </table:table-cell>
              <table:table-cell office:value-type="float" office:value="0.23728813559322">
                <text:p>0.23728813559322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236397748592871">
                <text:p>0.236397748592871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237383177570093">
                <text:p>0.237383177570093</text:p>
              </table:table-cell>
              <table:table-cell office:value-type="float" office:value="0.236940298507463">
                <text:p>0.236940298507463</text:p>
              </table:table-cell>
              <table:table-cell office:value-type="float" office:value="0.236499068901304">
                <text:p>0.236499068901304</text:p>
              </table:table-cell>
              <table:table-cell office:value-type="float" office:value="0.236059479553903">
                <text:p>0.236059479553903</text:p>
              </table:table-cell>
              <table:table-cell office:value-type="float" office:value="0.235621521335807">
                <text:p>0.235621521335807</text:p>
              </table:table-cell>
              <table:table-cell office:value-type="float" office:value="0.235185185185185">
                <text:p>0.235185185185185</text:p>
              </table:table-cell>
              <table:table-cell office:value-type="float" office:value="0.234750462107209">
                <text:p>0.234750462107209</text:p>
              </table:table-cell>
              <table:table-cell office:value-type="float" office:value="0.234317343173432">
                <text:p>0.234317343173432</text:p>
              </table:table-cell>
              <table:table-cell office:value-type="float" office:value="0.233885819521179">
                <text:p>0.233885819521179</text:p>
              </table:table-cell>
              <table:table-cell office:value-type="float" office:value="0.233455882352941">
                <text:p>0.233455882352941</text:p>
              </table:table-cell>
              <table:table-cell office:value-type="float" office:value="0.23302752293578">
                <text:p>0.23302752293578</text:p>
              </table:table-cell>
              <table:table-cell office:value-type="float" office:value="0.234432234432234">
                <text:p>0.234432234432234</text:p>
              </table:table-cell>
              <table:table-cell office:value-type="float" office:value="0.23400365630713">
                <text:p>0.23400365630713</text:p>
              </table:table-cell>
              <table:table-cell office:value-type="float" office:value="0.235401459854015">
                <text:p>0.235401459854015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0.234545454545455">
                <text:p>0.234545454545455</text:p>
              </table:table-cell>
              <table:table-cell office:value-type="float" office:value="0.234119782214156">
                <text:p>0.234119782214156</text:p>
              </table:table-cell>
              <table:table-cell office:value-type="float" office:value="0.233695652173913">
                <text:p>0.233695652173913</text:p>
              </table:table-cell>
              <table:table-cell office:value-type="float" office:value="0.235081374321881">
                <text:p>0.235081374321881</text:p>
              </table:table-cell>
              <table:table-cell office:value-type="float" office:value="0.234657039711191">
                <text:p>0.234657039711191</text:p>
              </table:table-cell>
              <table:table-cell office:value-type="float" office:value="0.234234234234234">
                <text:p>0.234234234234234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3393177737881">
                <text:p>0.233393177737881</text:p>
              </table:table-cell>
              <table:table-cell office:value-type="float" office:value="0.232974910394265">
                <text:p>0.232974910394265</text:p>
              </table:table-cell>
              <table:table-cell office:value-type="float" office:value="0.234347048300537">
                <text:p>0.234347048300537</text:p>
              </table:table-cell>
              <table:table-cell office:value-type="float" office:value="0.233928571428571">
                <text:p>0.233928571428571</text:p>
              </table:table-cell>
              <table:table-cell office:value-type="float" office:value="0.233511586452763">
                <text:p>0.233511586452763</text:p>
              </table:table-cell>
              <table:table-cell office:value-type="float" office:value="0.233096085409253">
                <text:p>0.233096085409253</text:p>
              </table:table-cell>
              <table:table-cell office:value-type="float" office:value="0.234458259325044">
                <text:p>0.234458259325044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233628318584071">
                <text:p>0.233628318584071</text:p>
              </table:table-cell>
              <table:table-cell office:value-type="float" office:value="0.23321554770318">
                <text:p>0.23321554770318</text:p>
              </table:table-cell>
              <table:table-cell office:value-type="float" office:value="0.234567901234568">
                <text:p>0.234567901234568</text:p>
              </table:table-cell>
              <table:table-cell office:value-type="float" office:value="0.234154929577465">
                <text:p>0.234154929577465</text:p>
              </table:table-cell>
              <table:table-cell office:value-type="float" office:value="0.233743409490334">
                <text:p>0.233743409490334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3292469352014">
                <text:p>0.23292469352014</text:p>
              </table:table-cell>
              <table:table-cell office:value-type="float" office:value="0.232517482517482">
                <text:p>0.232517482517482</text:p>
              </table:table-cell>
              <table:table-cell office:value-type="float" office:value="0.232111692844677">
                <text:p>0.232111692844677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231304347826087">
                <text:p>0.231304347826087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32235701906412">
                <text:p>0.232235701906412</text:p>
              </table:table-cell>
              <table:table-cell office:value-type="float" office:value="0.231833910034602">
                <text:p>0.231833910034602</text:p>
              </table:table-cell>
              <table:table-cell office:value-type="float" office:value="0.231433506044905">
                <text:p>0.231433506044905</text:p>
              </table:table-cell>
              <table:table-cell office:value-type="float" office:value="0.231034482758621">
                <text:p>0.231034482758621</text:p>
              </table:table-cell>
              <table:table-cell office:value-type="float" office:value="0.232358003442341">
                <text:p>0.232358003442341</text:p>
              </table:table-cell>
              <table:table-cell office:value-type="float" office:value="0.231958762886598">
                <text:p>0.231958762886598</text:p>
              </table:table-cell>
              <table:table-cell office:value-type="float" office:value="0.23327615780446">
                <text:p>0.23327615780446</text:p>
              </table:table-cell>
              <table:table-cell office:value-type="float" office:value="0.23458904109589">
                <text:p>0.23458904109589</text:p>
              </table:table-cell>
              <table:table-cell office:value-type="float" office:value="0.234188034188034">
                <text:p>0.234188034188034</text:p>
              </table:table-cell>
              <table:table-cell office:value-type="float" office:value="0.233788395904437">
                <text:p>0.233788395904437</text:p>
              </table:table-cell>
              <table:table-cell office:value-type="float" office:value="0.233390119250426">
                <text:p>0.233390119250426</text:p>
              </table:table-cell>
              <table:table-cell office:value-type="float" office:value="0.232993197278912">
                <text:p>0.232993197278912</text:p>
              </table:table-cell>
              <table:table-cell office:value-type="float" office:value="0.232597623089983">
                <text:p>0.232597623089983</text:p>
              </table:table-cell>
              <table:table-cell office:value-type="float" office:value="0.232203389830508">
                <text:p>0.232203389830508</text:p>
              </table:table-cell>
              <table:table-cell office:value-type="float" office:value="0.231810490693739">
                <text:p>0.231810490693739</text:p>
              </table:table-cell>
              <table:table-cell office:value-type="float" office:value="0.231418918918919">
                <text:p>0.231418918918919</text:p>
              </table:table-cell>
              <table:table-cell office:value-type="float" office:value="0.231028667790894">
                <text:p>0.231028667790894</text:p>
              </table:table-cell>
              <table:table-cell office:value-type="float" office:value="0.230639730639731">
                <text:p>0.230639730639731</text:p>
              </table:table-cell>
              <table:table-cell office:value-type="float" office:value="0.230252100840336">
                <text:p>0.230252100840336</text:p>
              </table:table-cell>
              <table:table-cell office:value-type="float" office:value="0.231543624161074">
                <text:p>0.231543624161074</text:p>
              </table:table-cell>
              <table:table-cell office:value-type="float" office:value="0.231155778894472">
                <text:p>0.23115577889447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30383973288815">
                <text:p>0.230383973288815</text:p>
              </table:table-cell>
              <table:table-cell office:value-type="float" office:value="0.23">
                <text:p>0.23</text:p>
              </table:table-cell>
              <table:table-cell office:value-type="float" office:value="0.231281198003328">
                <text:p>0.231281198003328</text:p>
              </table:table-cell>
              <table:table-cell office:value-type="float" office:value="0.230897009966777">
                <text:p>0.230897009966777</text:p>
              </table:table-cell>
              <table:table-cell office:value-type="float" office:value="0.230514096185738">
                <text:p>0.230514096185738</text:p>
              </table:table-cell>
              <table:table-cell office:value-type="float" office:value="0.230132450331126">
                <text:p>0.230132450331126</text:p>
              </table:table-cell>
              <table:table-cell office:value-type="float" office:value="0.229752066115703">
                <text:p>0.229752066115703</text:p>
              </table:table-cell>
              <table:table-cell office:value-type="float" office:value="0.229372937293729">
                <text:p>0.229372937293729</text:p>
              </table:table-cell>
              <table:table-cell office:value-type="float" office:value="0.228995057660626">
                <text:p>0.228995057660626</text:p>
              </table:table-cell>
              <table:table-cell office:value-type="float" office:value="0.228618421052632">
                <text:p>0.228618421052632</text:p>
              </table:table-cell>
              <table:table-cell office:value-type="float" office:value="0.22824302134647">
                <text:p>0.22824302134647</text:p>
              </table:table-cell>
              <table:table-cell office:value-type="float" office:value="0.227868852459016">
                <text:p>0.227868852459016</text:p>
              </table:table-cell>
              <table:table-cell office:value-type="float" office:value="0.227495908346972">
                <text:p>0.227495908346972</text:p>
              </table:table-cell>
              <table:table-cell office:value-type="float" office:value="0.227124183006536">
                <text:p>0.227124183006536</text:p>
              </table:table-cell>
              <table:table-cell office:value-type="float" office:value="0.226753670473083">
                <text:p>0.226753670473083</text:p>
              </table:table-cell>
              <table:table-cell office:value-type="float" office:value="0.226384364820847">
                <text:p>0.226384364820847</text:p>
              </table:table-cell>
              <table:table-cell office:value-type="float" office:value="0.226016260162602">
                <text:p>0.226016260162602</text:p>
              </table:table-cell>
              <table:table-cell office:value-type="float" office:value="0.225649350649351">
                <text:p>0.225649350649351</text:p>
              </table:table-cell>
              <table:table-cell office:value-type="float" office:value="0.225283630470016">
                <text:p>0.225283630470016</text:p>
              </table:table-cell>
              <table:table-cell office:value-type="float" office:value="0.224919093851133">
                <text:p>0.224919093851133</text:p>
              </table:table-cell>
              <table:table-cell office:value-type="float" office:value="0.224555735056543">
                <text:p>0.224555735056543</text:p>
              </table:table-cell>
              <table:table-cell office:value-type="float" office:value="0.224193548387097">
                <text:p>0.224193548387097</text:p>
              </table:table-cell>
              <table:table-cell office:value-type="float" office:value="0.223832528180354">
                <text:p>0.223832528180354</text:p>
              </table:table-cell>
              <table:table-cell office:value-type="float" office:value="0.223472668810289">
                <text:p>0.223472668810289</text:p>
              </table:table-cell>
              <table:table-cell office:value-type="float" office:value="0.223113964686998">
                <text:p>0.223113964686998</text:p>
              </table:table-cell>
              <table:table-cell office:value-type="float" office:value="0.22275641025641">
                <text:p>0.22275641025641</text:p>
              </table:table-cell>
              <table:table-cell office:value-type="float" office:value="0.2224">
                <text:p>0.2224</text:p>
              </table:table-cell>
              <table:table-cell office:value-type="float" office:value="0.222044728434505">
                <text:p>0.222044728434505</text:p>
              </table:table-cell>
              <table:table-cell office:value-type="float" office:value="0.221690590111643">
                <text:p>0.221690590111643</text:p>
              </table:table-cell>
              <table:table-cell office:value-type="float" office:value="0.221337579617834">
                <text:p>0.221337579617834</text:p>
              </table:table-cell>
              <table:table-cell office:value-type="float" office:value="0.220985691573927">
                <text:p>0.220985691573927</text:p>
              </table:table-cell>
              <table:table-cell office:value-type="float" office:value="0.220634920634921">
                <text:p>0.220634920634921</text:p>
              </table:table-cell>
              <table:table-cell office:value-type="float" office:value="0.220285261489699">
                <text:p>0.220285261489699</text:p>
              </table:table-cell>
              <table:table-cell office:value-type="float" office:value="0.221518987341772">
                <text:p>0.221518987341772</text:p>
              </table:table-cell>
              <table:table-cell office:value-type="float" office:value="0.221169036334913">
                <text:p>0.221169036334913</text:p>
              </table:table-cell>
              <table:table-cell office:value-type="float" office:value="0.222397476340694">
                <text:p>0.222397476340694</text:p>
              </table:table-cell>
              <table:table-cell office:value-type="float" office:value="0.222047244094488">
                <text:p>0.222047244094488</text:p>
              </table:table-cell>
              <table:table-cell office:value-type="float" office:value="0.221698113207547">
                <text:p>0.221698113207547</text:p>
              </table:table-cell>
              <table:table-cell office:value-type="float" office:value="0.221350078492936">
                <text:p>0.221350078492936</text:p>
              </table:table-cell>
              <table:table-cell office:value-type="float" office:value="0.221003134796238">
                <text:p>0.221003134796238</text:p>
              </table:table-cell>
              <table:table-cell office:value-type="float" office:value="0.220657276995305">
                <text:p>0.220657276995305</text:p>
              </table:table-cell>
              <table:table-cell office:value-type="float" office:value="0.2203125">
                <text:p>0.2203125</text:p>
              </table:table-cell>
              <table:table-cell office:value-type="float" office:value="0.21996879875195">
                <text:p>0.21996879875195</text:p>
              </table:table-cell>
              <table:table-cell office:value-type="float" office:value="0.219626168224299">
                <text:p>0.219626168224299</text:p>
              </table:table-cell>
              <table:table-cell office:value-type="float" office:value="0.219284603421462">
                <text:p>0.219284603421462</text:p>
              </table:table-cell>
              <table:table-cell office:value-type="float" office:value="0.218944099378882">
                <text:p>0.218944099378882</text:p>
              </table:table-cell>
              <table:table-cell office:value-type="float" office:value="0.218604651162791">
                <text:p>0.218604651162791</text:p>
              </table:table-cell>
              <table:table-cell office:value-type="float" office:value="0.219814241486068">
                <text:p>0.219814241486068</text:p>
              </table:table-cell>
              <table:table-cell office:value-type="float" office:value="0.219474497681607">
                <text:p>0.219474497681607</text:p>
              </table:table-cell>
              <table:table-cell office:value-type="float" office:value="0.219135802469136">
                <text:p>0.219135802469136</text:p>
              </table:table-cell>
              <table:table-cell office:value-type="float" office:value="0.218798151001541">
                <text:p>0.218798151001541</text:p>
              </table:table-cell>
              <table:table-cell office:value-type="float" office:value="0.218461538461538">
                <text:p>0.218461538461538</text:p>
              </table:table-cell>
              <table:table-cell office:value-type="float" office:value="0.219662058371736">
                <text:p>0.219662058371736</text:p>
              </table:table-cell>
              <table:table-cell office:value-type="float" office:value="0.219325153374233">
                <text:p>0.219325153374233</text:p>
              </table:table-cell>
              <table:table-cell office:value-type="float" office:value="0.218989280245023">
                <text:p>0.218989280245023</text:p>
              </table:table-cell>
              <table:table-cell office:value-type="float" office:value="0.220183486238532">
                <text:p>0.220183486238532</text:p>
              </table:table-cell>
              <table:table-cell office:value-type="float" office:value="0.219847328244275">
                <text:p>0.219847328244275</text:p>
              </table:table-cell>
              <table:table-cell office:value-type="float" office:value="0.221036585365854">
                <text:p>0.221036585365854</text:p>
              </table:table-cell>
              <table:table-cell office:value-type="float" office:value="0.220700152207001">
                <text:p>0.220700152207001</text:p>
              </table:table-cell>
              <table:table-cell office:value-type="float" office:value="0.220364741641337">
                <text:p>0.220364741641337</text:p>
              </table:table-cell>
              <table:table-cell office:value-type="float" office:value="0.220030349013657">
                <text:p>0.220030349013657</text:p>
              </table:table-cell>
              <table:table-cell office:value-type="float" office:value="0.21969696969697">
                <text:p>0.21969696969697</text:p>
              </table:table-cell>
              <table:table-cell office:value-type="float" office:value="0.220877458396369">
                <text:p>0.220877458396369</text:p>
              </table:table-cell>
              <table:table-cell office:value-type="float" office:value="0.220543806646526">
                <text:p>0.220543806646526</text:p>
              </table:table-cell>
              <table:table-cell office:value-type="float" office:value="0.220211161387632">
                <text:p>0.220211161387632</text:p>
              </table:table-cell>
              <table:table-cell office:value-type="float" office:value="0.219879518072289">
                <text:p>0.219879518072289</text:p>
              </table:table-cell>
              <table:table-cell office:value-type="float" office:value="0.219548872180451">
                <text:p>0.219548872180451</text:p>
              </table:table-cell>
              <table:table-cell office:value-type="float" office:value="0.219219219219219">
                <text:p>0.219219219219219</text:p>
              </table:table-cell>
              <table:table-cell office:value-type="float" office:value="0.220389805097451">
                <text:p>0.220389805097451</text:p>
              </table:table-cell>
              <table:table-cell office:value-type="float" office:value="0.220059880239521">
                <text:p>0.220059880239521</text:p>
              </table:table-cell>
              <table:table-cell office:value-type="float" office:value="0.221225710014948">
                <text:p>0.221225710014948</text:p>
              </table:table-cell>
              <table:table-cell office:value-type="float" office:value="0.22089552238806">
                <text:p>0.22089552238806</text:p>
              </table:table-cell>
              <table:table-cell office:value-type="float" office:value="0.222056631892697">
                <text:p>0.222056631892697</text:p>
              </table:table-cell>
              <table:table-cell office:value-type="float" office:value="0.22172619047619">
                <text:p>0.22172619047619</text:p>
              </table:table-cell>
              <table:table-cell office:value-type="float" office:value="0.221396731054978">
                <text:p>0.221396731054978</text:p>
              </table:table-cell>
              <table:table-cell office:value-type="float" office:value="0.22106824925816">
                <text:p>0.22106824925816</text:p>
              </table:table-cell>
              <table:table-cell office:value-type="float" office:value="0.220740740740741">
                <text:p>0.220740740740741</text:p>
              </table:table-cell>
              <table:table-cell office:value-type="float" office:value="0.220414201183432">
                <text:p>0.220414201183432</text:p>
              </table:table-cell>
              <table:table-cell office:value-type="float" office:value="0.220088626292467">
                <text:p>0.220088626292467</text:p>
              </table:table-cell>
              <table:table-cell office:value-type="float" office:value="0.21976401179941">
                <text:p>0.21976401179941</text:p>
              </table:table-cell>
              <table:table-cell office:value-type="float" office:value="0.219440353460972">
                <text:p>0.219440353460972</text:p>
              </table:table-cell>
              <table:table-cell office:value-type="float" office:value="0.219117647058824">
                <text:p>0.219117647058824</text:p>
              </table:table-cell>
              <table:table-cell office:value-type="float" office:value="0.220264317180617">
                <text:p>0.220264317180617</text:p>
              </table:table-cell>
              <table:table-cell office:value-type="float" office:value="0.219941348973607">
                <text:p>0.219941348973607</text:p>
              </table:table-cell>
              <table:table-cell office:value-type="float" office:value="0.219619326500732">
                <text:p>0.219619326500732</text:p>
              </table:table-cell>
              <table:table-cell office:value-type="float" office:value="0.220760233918129">
                <text:p>0.220760233918129</text:p>
              </table:table-cell>
              <table:table-cell office:value-type="float" office:value="0.221897810218978">
                <text:p>0.221897810218978</text:p>
              </table:table-cell>
              <table:table-cell office:value-type="float" office:value="0.221574344023324">
                <text:p>0.221574344023324</text:p>
              </table:table-cell>
              <table:table-cell office:value-type="float" office:value="0.222707423580786">
                <text:p>0.222707423580786</text:p>
              </table:table-cell>
              <table:table-cell office:value-type="float" office:value="0.222383720930233">
                <text:p>0.222383720930233</text:p>
              </table:table-cell>
              <table:table-cell office:value-type="float" office:value="0.222060957910014">
                <text:p>0.222060957910014</text:p>
              </table:table-cell>
              <table:table-cell office:value-type="float" office:value="0.221739130434783">
                <text:p>0.221739130434783</text:p>
              </table:table-cell>
              <table:table-cell office:value-type="float" office:value="0.221418234442836">
                <text:p>0.221418234442836</text:p>
              </table:table-cell>
              <table:table-cell office:value-type="float" office:value="0.221098265895954">
                <text:p>0.221098265895954</text:p>
              </table:table-cell>
              <table:table-cell office:value-type="float" office:value="0.220779220779221">
                <text:p>0.220779220779221</text:p>
              </table:table-cell>
              <table:table-cell office:value-type="float" office:value="0.220461095100865">
                <text:p>0.220461095100865</text:p>
              </table:table-cell>
              <table:table-cell office:value-type="float" office:value="0.220143884892086">
                <text:p>0.220143884892086</text:p>
              </table:table-cell>
              <table:table-cell office:value-type="float" office:value="0.219827586206897">
                <text:p>0.219827586206897</text:p>
              </table:table-cell>
              <table:table-cell office:value-type="float" office:value="0.220946915351506">
                <text:p>0.220946915351506</text:p>
              </table:table-cell>
              <table:table-cell office:value-type="float" office:value="0.220630372492837">
                <text:p>0.220630372492837</text:p>
              </table:table-cell>
              <table:table-cell office:value-type="float" office:value="0.220314735336195">
                <text:p>0.220314735336195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0.221112696148359">
                <text:p>0.221112696148359</text:p>
              </table:table-cell>
              <table:table-cell office:value-type="float" office:value="0.220797720797721">
                <text:p>0.220797720797721</text:p>
              </table:table-cell>
              <table:table-cell office:value-type="float" office:value="0.220483641536273">
                <text:p>0.220483641536273</text:p>
              </table:table-cell>
              <table:table-cell office:value-type="float" office:value="0.220170454545455">
                <text:p>0.220170454545455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0.219546742209632">
                <text:p>0.219546742209632</text:p>
              </table:table-cell>
              <table:table-cell office:value-type="float" office:value="0.219236209335219">
                <text:p>0.219236209335219</text:p>
              </table:table-cell>
              <table:table-cell office:value-type="float" office:value="0.218926553672316">
                <text:p>0.218926553672316</text:p>
              </table:table-cell>
              <table:table-cell office:value-type="float" office:value="0.218617771509168">
                <text:p>0.218617771509168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0.219409282700422">
                <text:p>0.219409282700422</text:p>
              </table:table-cell>
              <table:table-cell office:value-type="float" office:value="0.219101123595506">
                <text:p>0.219101123595506</text:p>
              </table:table-cell>
              <table:table-cell office:value-type="float" office:value="0.218793828892006">
                <text:p>0.218793828892006</text:p>
              </table:table-cell>
              <table:table-cell office:value-type="float" office:value="0.218487394957983">
                <text:p>0.218487394957983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217877094972067">
                <text:p>0.217877094972067</text:p>
              </table:table-cell>
              <table:table-cell office:value-type="float" office:value="0.218967921896792">
                <text:p>0.218967921896792</text:p>
              </table:table-cell>
              <table:table-cell office:value-type="float" office:value="0.21866295264624">
                <text:p>0.21866295264624</text:p>
              </table:table-cell>
              <table:table-cell office:value-type="float" office:value="0.219749652294854">
                <text:p>0.219749652294854</text:p>
              </table:table-cell>
              <table:table-cell office:value-type="float" office:value="0.219444444444444">
                <text:p>0.219444444444444</text:p>
              </table:table-cell>
              <table:table-cell office:value-type="float" office:value="0.219140083217753">
                <text:p>0.219140083217753</text:p>
              </table:table-cell>
              <table:table-cell office:value-type="float" office:value="0.220221606648199">
                <text:p>0.220221606648199</text:p>
              </table:table-cell>
              <table:table-cell office:value-type="float" office:value="0.219917012448133">
                <text:p>0.219917012448133</text:p>
              </table:table-cell>
              <table:table-cell office:value-type="float" office:value="0.219613259668508">
                <text:p>0.219613259668508</text:p>
              </table:table-cell>
              <table:table-cell office:value-type="float" office:value="0.219310344827586">
                <text:p>0.219310344827586</text:p>
              </table:table-cell>
              <table:table-cell office:value-type="float" office:value="0.21900826446281">
                <text:p>0.21900826446281</text:p>
              </table:table-cell>
              <table:table-cell office:value-type="float" office:value="0.218707015130674">
                <text:p>0.218707015130674</text:p>
              </table:table-cell>
              <table:table-cell office:value-type="float" office:value="0.218406593406593">
                <text:p>0.218406593406593</text:p>
              </table:table-cell>
              <table:table-cell office:value-type="float" office:value="0.218106995884774">
                <text:p>0.218106995884774</text:p>
              </table:table-cell>
              <table:table-cell office:value-type="float" office:value="0.217808219178082">
                <text:p>0.217808219178082</text:p>
              </table:table-cell>
              <table:table-cell office:value-type="float" office:value="0.218878248974008">
                <text:p>0.218878248974008</text:p>
              </table:table-cell>
              <table:table-cell office:value-type="float" office:value="0.218579234972678">
                <text:p>0.218579234972678</text:p>
              </table:table-cell>
              <table:table-cell office:value-type="float" office:value="0.218281036834925">
                <text:p>0.218281036834925</text:p>
              </table:table-cell>
              <table:table-cell office:value-type="float" office:value="0.217983651226158">
                <text:p>0.217983651226158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17096336499322">
                <text:p>0.217096336499322</text:p>
              </table:table-cell>
              <table:table-cell office:value-type="float" office:value="0.21680216802168">
                <text:p>0.21680216802168</text:p>
              </table:table-cell>
              <table:table-cell office:value-type="float" office:value="0.21786197564276">
                <text:p>0.21786197564276</text:p>
              </table:table-cell>
              <table:table-cell office:value-type="float" office:value="0.217567567567568">
                <text:p>0.217567567567568</text:p>
              </table:table-cell>
              <table:table-cell office:value-type="float" office:value="0.217273954116059">
                <text:p>0.217273954116059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6689098250336">
                <text:p>0.216689098250336</text:p>
              </table:table-cell>
              <table:table-cell office:value-type="float" office:value="0.216397849462366">
                <text:p>0.216397849462366</text:p>
              </table:table-cell>
              <table:table-cell office:value-type="float" office:value="0.216107382550336">
                <text:p>0.216107382550336</text:p>
              </table:table-cell>
              <table:table-cell office:value-type="float" office:value="0.215817694369973">
                <text:p>0.215817694369973</text:p>
              </table:table-cell>
              <table:table-cell office:value-type="float" office:value="0.215528781793842">
                <text:p>0.215528781793842</text:p>
              </table:table-cell>
              <table:table-cell office:value-type="float" office:value="0.216577540106952">
                <text:p>0.216577540106952</text:p>
              </table:table-cell>
              <table:table-cell office:value-type="float" office:value="0.216288384512684">
                <text:p>0.216288384512684</text:p>
              </table:table-cell>
              <table:table-cell office:value-type="float" office:value="0.216">
                <text:p>0.216</text:p>
              </table:table-cell>
              <table:table-cell office:value-type="float" office:value="0.215712383488682">
                <text:p>0.215712383488682</text:p>
              </table:table-cell>
              <table:table-cell office:value-type="float" office:value="0.215425531914894">
                <text:p>0.215425531914894</text:p>
              </table:table-cell>
              <table:table-cell office:value-type="float" office:value="0.215139442231076">
                <text:p>0.215139442231076</text:p>
              </table:table-cell>
              <table:table-cell office:value-type="float" office:value="0.214854111405836">
                <text:p>0.214854111405836</text:p>
              </table:table-cell>
              <table:table-cell office:value-type="float" office:value="0.214569536423841">
                <text:p>0.21456953642384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002642007926">
                <text:p>0.214002642007926</text:p>
              </table:table-cell>
              <table:table-cell office:value-type="float" office:value="0.213720316622691">
                <text:p>0.213720316622691</text:p>
              </table:table-cell>
              <table:table-cell office:value-type="float" office:value="0.213438735177866">
                <text:p>0.213438735177866</text:p>
              </table:table-cell>
              <table:table-cell office:value-type="float" office:value="0.213157894736842">
                <text:p>0.213157894736842</text:p>
              </table:table-cell>
              <table:table-cell office:value-type="float" office:value="0.212877792378449">
                <text:p>0.212877792378449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213630406290957">
                <text:p>0.213630406290957</text:p>
              </table:table-cell>
              <table:table-cell office:value-type="float" office:value="0.213350785340314">
                <text:p>0.213350785340314</text:p>
              </table:table-cell>
              <table:table-cell office:value-type="float" office:value="0.213071895424837">
                <text:p>0.213071895424837</text:p>
              </table:table-cell>
              <table:table-cell office:value-type="float" office:value="0.212793733681462">
                <text:p>0.212793733681462</text:p>
              </table:table-cell>
              <table:table-cell office:value-type="float" office:value="0.21251629726206">
                <text:p>0.21251629726206</text:p>
              </table:table-cell>
              <table:table-cell office:value-type="float" office:value="0.213541666666667">
                <text:p>0.213541666666667</text:p>
              </table:table-cell>
              <table:table-cell office:value-type="float" office:value="0.213263979193758">
                <text:p>0.213263979193758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007782101167">
                <text:p>0.214007782101167</text:p>
              </table:table-cell>
              <table:table-cell office:value-type="float" office:value="0.215025906735751">
                <text:p>0.215025906735751</text:p>
              </table:table-cell>
              <table:table-cell office:value-type="float" office:value="0.214747736093144">
                <text:p>0.214747736093144</text:p>
              </table:table-cell>
              <table:table-cell office:value-type="float" office:value="0.215762273901809">
                <text:p>0.215762273901809</text:p>
              </table:table-cell>
              <table:table-cell office:value-type="float" office:value="0.216774193548387">
                <text:p>0.216774193548387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0.217503217503217">
                <text:p>0.217503217503217</text:p>
              </table:table-cell>
              <table:table-cell office:value-type="float" office:value="0.217223650385604">
                <text:p>0.217223650385604</text:p>
              </table:table-cell>
              <table:table-cell office:value-type="float" office:value="0.216944801026958">
                <text:p>0.216944801026958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216389244558259">
                <text:p>0.21638924455825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17113665389527">
                <text:p>0.217113665389527</text:p>
              </table:table-cell>
              <table:table-cell office:value-type="float" office:value="0.216836734693878">
                <text:p>0.216836734693878</text:p>
              </table:table-cell>
              <table:table-cell office:value-type="float" office:value="0.21656050955414">
                <text:p>0.21656050955414</text:p>
              </table:table-cell>
              <table:table-cell office:value-type="float" office:value="0.217557251908397">
                <text:p>0.217557251908397</text:p>
              </table:table-cell>
              <table:table-cell office:value-type="float" office:value="0.21728081321474">
                <text:p>0.21728081321474</text:p>
              </table:table-cell>
              <table:table-cell office:value-type="float" office:value="0.218274111675127">
                <text:p>0.218274111675127</text:p>
              </table:table-cell>
              <table:table-cell office:value-type="float" office:value="0.219264892268695">
                <text:p>0.219264892268695</text:p>
              </table:table-cell>
              <table:table-cell office:value-type="float" office:value="0.218987341772152">
                <text:p>0.218987341772152</text:p>
              </table:table-cell>
              <table:table-cell office:value-type="float" office:value="0.218710493046776">
                <text:p>0.218710493046776</text:p>
              </table:table-cell>
              <table:table-cell office:value-type="float" office:value="0.218434343434343">
                <text:p>0.218434343434343</text:p>
              </table:table-cell>
              <table:table-cell office:value-type="float" office:value="0.218158890290038">
                <text:p>0.218158890290038</text:p>
              </table:table-cell>
              <table:table-cell office:value-type="float" office:value="0.217884130982368">
                <text:p>0.217884130982368</text:p>
              </table:table-cell>
              <table:table-cell office:value-type="float" office:value="0.217610062893082">
                <text:p>0.217610062893082</text:p>
              </table:table-cell>
              <table:table-cell office:value-type="float" office:value="0.217336683417085">
                <text:p>0.217336683417085</text:p>
              </table:table-cell>
              <table:table-cell office:value-type="float" office:value="0.217063989962359">
                <text:p>0.217063989962359</text:p>
              </table:table-cell>
              <table:table-cell office:value-type="float" office:value="0.216791979949875">
                <text:p>0.216791979949875</text:p>
              </table:table-cell>
              <table:table-cell office:value-type="float" office:value="0.217772215269086">
                <text:p>0.217772215269086</text:p>
              </table:table-cell>
              <table:table-cell office:value-type="float" office:value="0.2175">
                <text:p>0.2175</text:p>
              </table:table-cell>
              <table:table-cell office:value-type="float" office:value="0.217228464419476">
                <text:p>0.217228464419476</text:p>
              </table:table-cell>
              <table:table-cell office:value-type="float" office:value="0.216957605985037">
                <text:p>0.216957605985037</text:p>
              </table:table-cell>
              <table:table-cell office:value-type="float" office:value="0.216687422166874">
                <text:p>0.216687422166874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0.216149068322981">
                <text:p>0.216149068322981</text:p>
              </table:table-cell>
              <table:table-cell office:value-type="float" office:value="0.215880893300248">
                <text:p>0.215880893300248</text:p>
              </table:table-cell>
              <table:table-cell office:value-type="float" office:value="0.215613382899628">
                <text:p>0.215613382899628</text:p>
              </table:table-cell>
              <table:table-cell office:value-type="float" office:value="0.215346534653465">
                <text:p>0.215346534653465</text:p>
              </table:table-cell>
              <table:table-cell office:value-type="float" office:value="0.216316440049444">
                <text:p>0.216316440049444</text:p>
              </table:table-cell>
              <table:table-cell office:value-type="float" office:value="0.216049382716049">
                <text:p>0.216049382716049</text:p>
              </table:table-cell>
              <table:table-cell office:value-type="float" office:value="0.215782983970407">
                <text:p>0.215782983970407</text:p>
              </table:table-cell>
              <table:table-cell office:value-type="float" office:value="0.216748768472906">
                <text:p>0.216748768472906</text:p>
              </table:table-cell>
              <table:table-cell office:value-type="float" office:value="0.216482164821648">
                <text:p>0.216482164821648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215950920245399">
                <text:p>0.215950920245399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215422276621787">
                <text:p>0.215422276621787</text:p>
              </table:table-cell>
              <table:table-cell office:value-type="float" office:value="0.21638141809291">
                <text:p>0.21638141809291</text:p>
              </table:table-cell>
              <table:table-cell office:value-type="float" office:value="0.216117216117216">
                <text:p>0.216117216117216</text:p>
              </table:table-cell>
              <table:table-cell office:value-type="float" office:value="0.215853658536585">
                <text:p>0.215853658536585</text:p>
              </table:table-cell>
              <table:table-cell office:value-type="float" office:value="0.215590742996346">
                <text:p>0.215590742996346</text:p>
              </table:table-cell>
              <table:table-cell office:value-type="float" office:value="0.215328467153285">
                <text:p>0.215328467153285</text:p>
              </table:table-cell>
              <table:table-cell office:value-type="float" office:value="0.215066828675577">
                <text:p>0.215066828675577</text:p>
              </table:table-cell>
              <table:table-cell office:value-type="float" office:value="0.216019417475728">
                <text:p>0.216019417475728</text:p>
              </table:table-cell>
              <table:table-cell office:value-type="float" office:value="0.215757575757576">
                <text:p>0.215757575757576</text:p>
              </table:table-cell>
              <table:table-cell office:value-type="float" office:value="0.215496368038741">
                <text:p>0.215496368038741</text:p>
              </table:table-cell>
              <table:table-cell office:value-type="float" office:value="0.216444981862152">
                <text:p>0.216444981862152</text:p>
              </table:table-cell>
              <table:table-cell office:value-type="float" office:value="0.216183574879227">
                <text:p>0.216183574879227</text:p>
              </table:table-cell>
              <table:table-cell office:value-type="float" office:value="0.217129071170084">
                <text:p>0.217129071170084</text:p>
              </table:table-cell>
              <table:table-cell office:value-type="float" office:value="0.218072289156626">
                <text:p>0.218072289156626</text:p>
              </table:table-cell>
              <table:table-cell office:value-type="float" office:value="0.217809867629362">
                <text:p>0.217809867629362</text:p>
              </table:table-cell>
              <table:table-cell office:value-type="float" office:value="0.217548076923077">
                <text:p>0.217548076923077</text:p>
              </table:table-cell>
              <table:table-cell office:value-type="float" office:value="0.217286914765906">
                <text:p>0.217286914765906</text:p>
              </table:table-cell>
              <table:table-cell office:value-type="float" office:value="0.218225419664269">
                <text:p>0.218225419664269</text:p>
              </table:table-cell>
              <table:table-cell office:value-type="float" office:value="0.217964071856287">
                <text:p>0.217964071856287</text:p>
              </table:table-cell>
              <table:table-cell office:value-type="float" office:value="0.2188995215311">
                <text:p>0.2188995215311</text:p>
              </table:table-cell>
              <table:table-cell office:value-type="float" office:value="0.218637992831541">
                <text:p>0.218637992831541</text:p>
              </table:table-cell>
              <table:table-cell office:value-type="float" office:value="0.219570405727924">
                <text:p>0.219570405727924</text:p>
              </table:table-cell>
              <table:table-cell office:value-type="float" office:value="0.219308700834327">
                <text:p>0.219308700834327</text:p>
              </table:table-cell>
              <table:table-cell office:value-type="float" office:value="0.220238095238095">
                <text:p>0.220238095238095</text:p>
              </table:table-cell>
              <table:table-cell office:value-type="float" office:value="0.219976218787158">
                <text:p>0.219976218787158</text:p>
              </table:table-cell>
              <table:table-cell office:value-type="float" office:value="0.219714964370546">
                <text:p>0.219714964370546</text:p>
              </table:table-cell>
              <table:table-cell office:value-type="float" office:value="0.219454329774614">
                <text:p>0.219454329774614</text:p>
              </table:table-cell>
              <table:table-cell office:value-type="float" office:value="0.220379146919431">
                <text:p>0.220379146919431</text:p>
              </table:table-cell>
              <table:table-cell office:value-type="float" office:value="0.220118343195266">
                <text:p>0.220118343195266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0.219598583234947">
                <text:p>0.219598583234947</text:p>
              </table:table-cell>
              <table:table-cell office:value-type="float" office:value="0.219339622641509">
                <text:p>0.219339622641509</text:p>
              </table:table-cell>
              <table:table-cell office:value-type="float" office:value="0.219081272084806">
                <text:p>0.219081272084806</text:p>
              </table:table-cell>
              <table:table-cell office:value-type="float" office:value="0.218823529411765">
                <text:p>0.218823529411765</text:p>
              </table:table-cell>
              <table:table-cell office:value-type="float" office:value="0.219741480611046">
                <text:p>0.219741480611046</text:p>
              </table:table-cell>
              <table:table-cell office:value-type="float" office:value="0.219483568075117">
                <text:p>0.219483568075117</text:p>
              </table:table-cell>
              <table:table-cell office:value-type="float" office:value="0.219226260257913">
                <text:p>0.219226260257913</text:p>
              </table:table-cell>
              <table:table-cell office:value-type="float" office:value="0.218969555035129">
                <text:p>0.218969555035129</text:p>
              </table:table-cell>
              <table:table-cell office:value-type="float" office:value="0.218713450292398">
                <text:p>0.218713450292398</text:p>
              </table:table-cell>
              <table:table-cell office:value-type="float" office:value="0.218457943925234">
                <text:p>0.218457943925234</text:p>
              </table:table-cell>
              <table:table-cell office:value-type="float" office:value="0.218203033838973">
                <text:p>0.218203033838973</text:p>
              </table:table-cell>
              <table:table-cell office:value-type="float" office:value="0.217948717948718">
                <text:p>0.217948717948718</text:p>
              </table:table-cell>
              <table:table-cell office:value-type="float" office:value="0.218859138533178">
                <text:p>0.218859138533178</text:p>
              </table:table-cell>
              <table:table-cell office:value-type="float" office:value="0.218604651162791">
                <text:p>0.218604651162791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219257540603248">
                <text:p>0.219257540603248</text:p>
              </table:table-cell>
              <table:table-cell office:value-type="float" office:value="0.220162224797219">
                <text:p>0.220162224797219</text:p>
              </table:table-cell>
              <table:table-cell office:value-type="float" office:value="0.221064814814815">
                <text:p>0.221064814814815</text:p>
              </table:table-cell>
              <table:table-cell office:value-type="float" office:value="0.220809248554913">
                <text:p>0.220809248554913</text:p>
              </table:table-cell>
              <table:table-cell office:value-type="float" office:value="0.220554272517321">
                <text:p>0.220554272517321</text:p>
              </table:table-cell>
              <table:table-cell office:value-type="float" office:value="0.220299884659746">
                <text:p>0.220299884659746</text:p>
              </table:table-cell>
              <table:table-cell office:value-type="float" office:value="0.220046082949309">
                <text:p>0.220046082949309</text:p>
              </table:table-cell>
              <table:table-cell office:value-type="float" office:value="0.219792865362486">
                <text:p>0.219792865362486</text:p>
              </table:table-cell>
              <table:table-cell office:value-type="float" office:value="0.219540229885057">
                <text:p>0.219540229885057</text:p>
              </table:table-cell>
              <table:table-cell office:value-type="float" office:value="0.220436280137773">
                <text:p>0.220436280137773</text:p>
              </table:table-cell>
              <table:table-cell office:value-type="float" office:value="0.221330275229358">
                <text:p>0.221330275229358</text:p>
              </table:table-cell>
              <table:table-cell office:value-type="float" office:value="0.221076746849943">
                <text:p>0.221076746849943</text:p>
              </table:table-cell>
              <table:table-cell office:value-type="float" office:value="0.220823798627002">
                <text:p>0.220823798627002</text:p>
              </table:table-cell>
              <table:table-cell office:value-type="float" office:value="0.220571428571429">
                <text:p>0.220571428571429</text:p>
              </table:table-cell>
              <table:table-cell office:value-type="float" office:value="0.221461187214612">
                <text:p>0.221461187214612</text:p>
              </table:table-cell>
              <table:table-cell office:value-type="float" office:value="0.221208665906499">
                <text:p>0.221208665906499</text:p>
              </table:table-cell>
              <table:table-cell office:value-type="float" office:value="0.220956719817768">
                <text:p>0.220956719817768</text:p>
              </table:table-cell>
              <table:table-cell office:value-type="float" office:value="0.221843003412969">
                <text:p>0.221843003412969</text:p>
              </table:table-cell>
              <table:table-cell office:value-type="float" office:value="0.221590909090909">
                <text:p>0.221590909090909</text:p>
              </table:table-cell>
              <table:table-cell office:value-type="float" office:value="0.222474460839955">
                <text:p>0.22247446083995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23103057757644">
                <text:p>0.223103057757644</text:p>
              </table:table-cell>
              <table:table-cell office:value-type="float" office:value="0.222850678733032">
                <text:p>0.222850678733032</text:p>
              </table:table-cell>
              <table:table-cell office:value-type="float" office:value="0.222598870056497">
                <text:p>0.222598870056497</text:p>
              </table:table-cell>
              <table:table-cell office:value-type="float" office:value="0.223476297968397">
                <text:p>0.223476297968397</text:p>
              </table:table-cell>
              <table:table-cell office:value-type="float" office:value="0.223224351747463">
                <text:p>0.223224351747463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0.222722159730034">
                <text:p>0.222722159730034</text:p>
              </table:table-cell>
              <table:table-cell office:value-type="float" office:value="0.22247191011236">
                <text:p>0.2224719101123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23094170403587">
                <text:p>0.223094170403587</text:p>
              </table:table-cell>
              <table:table-cell office:value-type="float" office:value="0.222844344904815">
                <text:p>0.222844344904815</text:p>
              </table:table-cell>
              <table:table-cell office:value-type="float" office:value="0.222595078299776">
                <text:p>0.222595078299776</text:p>
              </table:table-cell>
              <table:table-cell office:value-type="float" office:value="0.222346368715084">
                <text:p>0.222346368715084</text:p>
              </table:table-cell>
              <table:table-cell office:value-type="float" office:value="0.222098214285714">
                <text:p>0.222098214285714</text:p>
              </table:table-cell>
              <table:table-cell office:value-type="float" office:value="0.221850613154961">
                <text:p>0.221850613154961</text:p>
              </table:table-cell>
              <table:table-cell office:value-type="float" office:value="0.221603563474388">
                <text:p>0.221603563474388</text:p>
              </table:table-cell>
              <table:table-cell office:value-type="float" office:value="0.221357063403782">
                <text:p>0.22135706340378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21975582685905">
                <text:p>0.221975582685905</text:p>
              </table:table-cell>
              <table:table-cell office:value-type="float" office:value="0.221729490022173">
                <text:p>0.221729490022173</text:p>
              </table:table-cell>
              <table:table-cell office:value-type="float" office:value="0.221483942414175">
                <text:p>0.221483942414175</text:p>
              </table:table-cell>
              <table:table-cell office:value-type="float" office:value="0.222345132743363">
                <text:p>0.222345132743363</text:p>
              </table:table-cell>
              <table:table-cell office:value-type="float" office:value="0.223204419889503">
                <text:p>0.223204419889503</text:p>
              </table:table-cell>
              <table:table-cell office:value-type="float" office:value="0.222958057395143">
                <text:p>0.222958057395143</text:p>
              </table:table-cell>
              <table:table-cell office:value-type="float" office:value="0.223814773980154">
                <text:p>0.223814773980154</text:p>
              </table:table-cell>
              <table:table-cell office:value-type="float" office:value="0.223568281938326">
                <text:p>0.223568281938326</text:p>
              </table:table-cell>
              <table:table-cell office:value-type="float" office:value="0.224422442244224">
                <text:p>0.224422442244224</text:p>
              </table:table-cell>
              <table:table-cell office:value-type="float" office:value="0.224175824175824">
                <text:p>0.224175824175824</text:p>
              </table:table-cell>
              <table:table-cell office:value-type="float" office:value="0.223929747530187">
                <text:p>0.223929747530187</text:p>
              </table:table-cell>
              <table:table-cell office:value-type="float" office:value="0.224780701754386">
                <text:p>0.224780701754386</text:p>
              </table:table-cell>
              <table:table-cell office:value-type="float" office:value="0.224534501642935">
                <text:p>0.224534501642935</text:p>
              </table:table-cell>
              <table:table-cell office:value-type="float" office:value="0.225382932166302">
                <text:p>0.225382932166302</text:p>
              </table:table-cell>
              <table:table-cell office:value-type="float" office:value="0.225136612021858">
                <text:p>0.225136612021858</text:p>
              </table:table-cell>
              <table:table-cell office:value-type="float" office:value="0.225982532751092">
                <text:p>0.225982532751092</text:p>
              </table:table-cell>
              <table:table-cell office:value-type="float" office:value="0.225736095965104">
                <text:p>0.225736095965104</text:p>
              </table:table-cell>
              <table:table-cell office:value-type="float" office:value="0.225490196078431">
                <text:p>0.225490196078431</text:p>
              </table:table-cell>
              <table:table-cell office:value-type="float" office:value="0.225244831338411">
                <text:p>0.225244831338411</text:p>
              </table:table-cell>
              <table:table-cell office:value-type="float" office:value="0.225">
                <text:p>0.225</text:p>
              </table:table-cell>
              <table:table-cell office:value-type="float" office:value="0.224755700325733">
                <text:p>0.224755700325733</text:p>
              </table:table-cell>
              <table:table-cell office:value-type="float" office:value="0.225596529284165">
                <text:p>0.225596529284165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0.226190476190476">
                <text:p>0.226190476190476</text:p>
              </table:table-cell>
              <table:table-cell office:value-type="float" office:value="0.225945945945946">
                <text:p>0.225945945945946</text:p>
              </table:table-cell>
              <table:table-cell office:value-type="float" office:value="0.226781857451404">
                <text:p>0.226781857451404</text:p>
              </table:table-cell>
              <table:table-cell office:value-type="float" office:value="0.226537216828479">
                <text:p>0.226537216828479</text:p>
              </table:table-cell>
              <table:table-cell office:value-type="float" office:value="0.226293103448276">
                <text:p>0.226293103448276</text:p>
              </table:table-cell>
              <table:table-cell office:value-type="float" office:value="0.227125941872982">
                <text:p>0.227125941872982</text:p>
              </table:table-cell>
              <table:table-cell office:value-type="float" office:value="0.226881720430108">
                <text:p>0.226881720430108</text:p>
              </table:table-cell>
              <table:table-cell office:value-type="float" office:value="0.226638023630505">
                <text:p>0.226638023630505</text:p>
              </table:table-cell>
              <table:table-cell office:value-type="float" office:value="0.226394849785408">
                <text:p>0.226394849785408</text:p>
              </table:table-cell>
              <table:table-cell office:value-type="float" office:value="0.22615219721329">
                <text:p>0.22615219721329</text:p>
              </table:table-cell>
              <table:table-cell office:value-type="float" office:value="0.225910064239829">
                <text:p>0.225910064239829</text:p>
              </table:table-cell>
              <table:table-cell office:value-type="float" office:value="0.226737967914438">
                <text:p>0.226737967914438</text:p>
              </table:table-cell>
              <table:table-cell office:value-type="float" office:value="0.226495726495726">
                <text:p>0.226495726495726</text:p>
              </table:table-cell>
              <table:table-cell office:value-type="float" office:value="0.226254002134472">
                <text:p>0.226254002134472</text:p>
              </table:table-cell>
              <table:table-cell office:value-type="float" office:value="0.226012793176972">
                <text:p>0.226012793176972</text:p>
              </table:table-cell>
              <table:table-cell office:value-type="float" office:value="0.225772097976571">
                <text:p>0.225772097976571</text:p>
              </table:table-cell>
              <table:table-cell office:value-type="float" office:value="0.225531914893617">
                <text:p>0.225531914893617</text:p>
              </table:table-cell>
              <table:table-cell office:value-type="float" office:value="0.22529224229543">
                <text:p>0.22529224229543</text:p>
              </table:table-cell>
              <table:table-cell office:value-type="float" office:value="0.225053078556263">
                <text:p>0.225053078556263</text:p>
              </table:table-cell>
              <table:table-cell office:value-type="float" office:value="0.224814422057264">
                <text:p>0.224814422057264</text:p>
              </table:table-cell>
              <table:table-cell office:value-type="float" office:value="0.224576271186441">
                <text:p>0.224576271186441</text:p>
              </table:table-cell>
              <table:table-cell office:value-type="float" office:value="0.224338624338624">
                <text:p>0.224338624338624</text:p>
              </table:table-cell>
              <table:table-cell office:value-type="float" office:value="0.225158562367865">
                <text:p>0.225158562367865</text:p>
              </table:table-cell>
              <table:table-cell office:value-type="float" office:value="0.224920802534319">
                <text:p>0.224920802534319</text:p>
              </table:table-cell>
              <table:table-cell office:value-type="float" office:value="0.224683544303797">
                <text:p>0.224683544303797</text:p>
              </table:table-cell>
              <table:table-cell office:value-type="float" office:value="0.224446786090622">
                <text:p>0.224446786090622</text:p>
              </table:table-cell>
              <table:table-cell office:value-type="float" office:value="0.224210526315789">
                <text:p>0.224210526315789</text:p>
              </table:table-cell>
              <table:table-cell office:value-type="float" office:value="0.22397476340694">
                <text:p>0.22397476340694</text:p>
              </table:table-cell>
              <table:table-cell office:value-type="float" office:value="0.223739495798319">
                <text:p>0.223739495798319</text:p>
              </table:table-cell>
              <table:table-cell office:value-type="float" office:value="0.223504721930745">
                <text:p>0.223504721930745</text:p>
              </table:table-cell>
              <table:table-cell office:value-type="float" office:value="0.224318658280922">
                <text:p>0.224318658280922</text:p>
              </table:table-cell>
              <table:table-cell office:value-type="float" office:value="0.224083769633508">
                <text:p>0.224083769633508</text:p>
              </table:table-cell>
              <table:table-cell office:value-type="float" office:value="0.223849372384937">
                <text:p>0.223849372384937</text:p>
              </table:table-cell>
              <table:table-cell office:value-type="float" office:value="0.22466039707419">
                <text:p>0.22466039707419</text:p>
              </table:table-cell>
              <table:table-cell office:value-type="float" office:value="0.224425887265136">
                <text:p>0.224425887265136</text:p>
              </table:table-cell>
              <table:table-cell office:value-type="float" office:value="0.224191866527633">
                <text:p>0.224191866527633</text:p>
              </table:table-cell>
              <table:table-cell office:value-type="float" office:value="0.223958333333333">
                <text:p>0.223958333333333</text:p>
              </table:table-cell>
              <table:table-cell office:value-type="float" office:value="0.22372528616025">
                <text:p>0.22372528616025</text:p>
              </table:table-cell>
              <table:table-cell office:value-type="float" office:value="0.223492723492723">
                <text:p>0.223492723492723</text:p>
              </table:table-cell>
              <table:table-cell office:value-type="float" office:value="0.223260643821391">
                <text:p>0.223260643821391</text:p>
              </table:table-cell>
              <table:table-cell office:value-type="float" office:value="0.223029045643154">
                <text:p>0.223029045643154</text:p>
              </table:table-cell>
              <table:table-cell office:value-type="float" office:value="0.22279792746114">
                <text:p>0.22279792746114</text:p>
              </table:table-cell>
              <table:table-cell office:value-type="float" office:value="0.222567287784679">
                <text:p>0.222567287784679</text:p>
              </table:table-cell>
              <table:table-cell office:value-type="float" office:value="0.223371251292658">
                <text:p>0.223371251292658</text:p>
              </table:table-cell>
              <table:table-cell office:value-type="float" office:value="0.224173553719008">
                <text:p>0.224173553719008</text:p>
              </table:table-cell>
              <table:table-cell office:value-type="float" office:value="0.223942208462332">
                <text:p>0.223942208462332</text:p>
              </table:table-cell>
              <table:table-cell office:value-type="float" office:value="0.223711340206186">
                <text:p>0.223711340206186</text:p>
              </table:table-cell>
              <table:table-cell office:value-type="float" office:value="0.223480947476828">
                <text:p>0.223480947476828</text:p>
              </table:table-cell>
              <table:table-cell office:value-type="float" office:value="0.223251028806584">
                <text:p>0.223251028806584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0.222792607802875">
                <text:p>0.222792607802875</text:p>
              </table:table-cell>
              <table:table-cell office:value-type="float" office:value="0.222564102564103">
                <text:p>0.222564102564103</text:p>
              </table:table-cell>
              <table:table-cell office:value-type="float" office:value="0.22233606557377">
                <text:p>0.22233606557377</text:p>
              </table:table-cell>
              <table:table-cell office:value-type="float" office:value="0.222108495394063">
                <text:p>0.222108495394063</text:p>
              </table:table-cell>
              <table:table-cell office:value-type="float" office:value="0.221881390593047">
                <text:p>0.221881390593047</text:p>
              </table:table-cell>
              <table:table-cell office:value-type="float" office:value="0.221654749744637">
                <text:p>0.221654749744637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21995926680244">
                <text:p>0.221995926680244</text:p>
              </table:table-cell>
              <table:table-cell office:value-type="float" office:value="0.222787385554425">
                <text:p>0.222787385554425</text:p>
              </table:table-cell>
              <table:table-cell office:value-type="float" office:value="0.223577235772358">
                <text:p>0.223577235772358</text:p>
              </table:table-cell>
              <table:table-cell office:value-type="float" office:value="0.223350253807107">
                <text:p>0.223350253807107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0.223910840932118">
                <text:p>0.223910840932118</text:p>
              </table:table-cell>
              <table:table-cell office:value-type="float" office:value="0.224696356275304">
                <text:p>0.224696356275304</text:p>
              </table:table-cell>
              <table:table-cell office:value-type="float" office:value="0.224469160768453">
                <text:p>0.224469160768453</text:p>
              </table:table-cell>
              <table:table-cell office:value-type="float" office:value="0.225252525252525">
                <text:p>0.225252525252525</text:p>
              </table:table-cell>
              <table:table-cell office:value-type="float" office:value="0.22502522704339">
                <text:p>0.22502522704339</text:p>
              </table:table-cell>
              <table:table-cell office:value-type="float" office:value="0.224798387096774">
                <text:p>0.224798387096774</text:p>
              </table:table-cell>
              <table:table-cell office:value-type="float" office:value="0.224572004028197">
                <text:p>0.224572004028197</text:p>
              </table:table-cell>
              <table:table-cell office:value-type="float" office:value="0.224346076458752">
                <text:p>0.224346076458752</text:p>
              </table:table-cell>
              <table:table-cell office:value-type="float" office:value="0.224120603015075">
                <text:p>0.224120603015075</text:p>
              </table:table-cell>
              <table:table-cell office:value-type="float" office:value="0.223895582329317">
                <text:p>0.223895582329317</text:p>
              </table:table-cell>
              <table:table-cell office:value-type="float" office:value="0.223671013039117">
                <text:p>0.223671013039117</text:p>
              </table:table-cell>
              <table:table-cell office:value-type="float" office:value="0.223446893787575">
                <text:p>0.223446893787575</text:p>
              </table:table-cell>
              <table:table-cell office:value-type="float" office:value="0.223223223223223">
                <text:p>0.223223223223223</text:p>
              </table:table-cell>
              <table:table-cell office:value-type="float" office:value="0.224">
                <text:p>0.224</text:p>
              </table:table-cell>
              <table:table-cell office:value-type="float" office:value="0.223776223776224">
                <text:p>0.2237762237762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953cm" svg:y="0.316cm" chart:style-name="ch2">
          <text:p>Percentage of Visits per State</text:p>
        </chart:title>
        <chart:subtitle svg:x="4.226cm" svg:y="1.275cm" chart:style-name="ch3">
          <text:p>For 1000-walk step with random initial state</text:p>
        </chart:subtitle>
        <chart:legend chart:legend-position="bottom" svg:x="6.407cm" svg:y="8.401cm" style:legend-expansion="wide" chart:style-name="ch4"/>
        <chart:plot-area chart:style-name="ch5" table:cell-range-address="Sheet3.A8:Sheet3.B12" chart:data-source-has-labels="both" svg:x="0.32cm" svg:y="2.138cm" svg:width="15.36cm" svg:height="5.899cm">
          <chartooo:coordinate-region svg:x="5.051cm" svg:y="2.139cm" svg:width="5.898cm" svg:height="5.898cm"/>
          <chart:axis chart:dimension="x" chart:name="primary-x" chart:style-name="ch6" chartooo:axis-type="auto">
            <chartooo:date-scale/>
            <chart:categories table:cell-range-address="Sheet3.A9:Sheet3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3.B9:Sheet3.B12" chart:label-cell-address="Sheet3.B8:Sheet3.B8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Sheet3.B8:Sheet3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</text:p>
                <draw:g>
                  <svg:desc>Sheet3.A9:Sheet3.A12</svg:desc>
                </draw:g>
              </table:table-cell>
              <table:table-cell office:value-type="float" office:value="0.263">
                <text:p>0.263</text:p>
                <draw:g>
                  <svg:desc>Sheet3.B9:Sheet3.B12</svg:desc>
                </draw:g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234">
                <text:p>0.2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39cm" svg:y="0.316cm" chart:style-name="ch2">
          <text:p>Average Proportion of Visits per Step</text:p>
        </chart:title>
        <chart:subtitle svg:x="3.458cm" svg:y="1.275cm" chart:style-name="ch3">
          <text:p>For 10 walks with 10-steps and random initial States</text:p>
        </chart:subtitle>
        <chart:legend chart:legend-position="bottom" svg:x="5.229cm" svg:y="8.401cm" style:legend-expansion="wide" chart:style-name="ch4"/>
        <chart:plot-area chart:style-name="ch5" table:cell-range-address="Sheet4.N2:Sheet4.Y6" chart:data-source-has-labels="column" svg:x="1.331cm" svg:y="2.138cm" svg:width="14.349cm" svg:height="4.918cm">
          <chartooo:coordinate-region svg:x="2.058cm" svg:y="2.338cm" svg:width="13.435cm" svg:height="4.071cm"/>
          <chart:axis chart:dimension="x" chart:name="primary-x" chart:style-name="ch6">
            <chart:title svg:x="8.117cm" svg:y="7.236cm" chart:style-name="ch7">
              <text:p>Step</text:p>
            </chart:title>
          </chart:axis>
          <chart:axis chart:dimension="y" chart:name="primary-y" chart:style-name="ch6">
            <chart:title svg:x="0.451cm" svg:y="6.004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Sheet4.O3:Sheet4.Y3" chart:label-cell-address="Sheet4.N3:Sheet4.N3" chart:class="chart:scatter">
            <chart:domain table:cell-range-address="Sheet4.O2:Sheet4.Y2"/>
            <chart:data-point chart:repeated="11"/>
          </chart:series>
          <chart:series chart:style-name="ch11" chart:values-cell-range-address="Sheet4.O4:Sheet4.Y4" chart:label-cell-address="Sheet4.N4:Sheet4.N4" chart:class="chart:scatter">
            <chart:data-point chart:repeated="11"/>
          </chart:series>
          <chart:series chart:style-name="ch12" chart:values-cell-range-address="Sheet4.O5:Sheet4.Y5" chart:label-cell-address="Sheet4.N5:Sheet4.N5" chart:class="chart:scatter">
            <chart:data-point chart:repeated="11"/>
          </chart:series>
          <chart:series chart:style-name="ch13" chart:values-cell-range-address="Sheet4.O6:Sheet4.Y6" chart:label-cell-address="Sheet4.N6:Sheet4.N6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4.O2:Sheet4.Y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</text:p>
                <draw:g>
                  <svg:desc>Sheet4.N3:Sheet4.N3</svg:desc>
                </draw:g>
              </table:table-cell>
              <table:table-cell office:value-type="float" office:value="0.1">
                <text:p>0.1</text:p>
                <draw:g>
                  <svg:desc>Sheet4.O3:Sheet4.Y3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">
                <text:p>0.2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1875">
                <text:p>0.1875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8">
                <text:p>0.18</text:p>
              </table:table-cell>
              <table:table-cell office:value-type="float" office:value="0.190909090909091">
                <text:p>0.190909090909091</text:p>
              </table:table-cell>
            </table:table-row>
            <table:table-row>
              <table:table-cell office:value-type="string">
                <text:p>Y</text:p>
                <draw:g>
                  <svg:desc>Sheet4.N4:Sheet4.N4</svg:desc>
                </draw:g>
              </table:table-cell>
              <table:table-cell office:value-type="float" office:value="0.5">
                <text:p>0.5</text:p>
                <draw:g>
                  <svg:desc>Sheet4.O4:Sheet4.Y4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5">
                <text:p>0.35</text:p>
              </table:table-cell>
              <table:table-cell office:value-type="float" office:value="0.36">
                <text:p>0.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85714285714286">
                <text:p>0.385714285714286</text:p>
              </table:table-cell>
              <table:table-cell office:value-type="float" office:value="0.375">
                <text:p>0.375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">
                <text:p>0.4</text:p>
              </table:table-cell>
              <table:table-cell office:value-type="float" office:value="0.390909090909091">
                <text:p>0.390909090909091</text:p>
              </table:table-cell>
            </table:table-row>
            <table:table-row>
              <table:table-cell office:value-type="string">
                <text:p>O</text:p>
                <draw:g>
                  <svg:desc>Sheet4.N5:Sheet4.N5</svg:desc>
                </draw:g>
              </table:table-cell>
              <table:table-cell office:value-type="float" office:value="0.4">
                <text:p>0.4</text:p>
                <draw:g>
                  <svg:desc>Sheet4.O5:Sheet4.Y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25">
                <text:p>0.225</text:p>
              </table:table-cell>
              <table:table-cell office:value-type="float" office:value="0.2">
                <text:p>0.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2">
                <text:p>0.2</text:p>
              </table:table-cell>
              <table:table-cell office:value-type="float" office:value="0.1875">
                <text:p>0.1875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16">
                <text:p>0.16</text:p>
              </table:table-cell>
              <table:table-cell office:value-type="float" office:value="0.154545454545455">
                <text:p>0.154545454545455</text:p>
              </table:table-cell>
            </table:table-row>
            <table:table-row>
              <table:table-cell office:value-type="string">
                <text:p>R</text:p>
                <draw:g>
                  <svg:desc>Sheet4.N6:Sheet4.N6</svg:desc>
                </draw:g>
              </table:table-cell>
              <table:table-cell office:value-type="float" office:value="0">
                <text:p>0</text:p>
                <draw:g>
                  <svg:desc>Sheet4.O6:Sheet4.Y6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25">
                <text:p>0.225</text:p>
              </table:table-cell>
              <table:table-cell office:value-type="float" office:value="0.2">
                <text:p>0.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2">
                <text:p>0.2</text:p>
              </table:table-cell>
              <table:table-cell office:value-type="float" office:value="0.225">
                <text:p>0.2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0.236363636363636">
                <text:p>0.2363636363636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